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image/png" manifest:full-path="Thumbnails/thumbnail.png"/>
  <manifest:file-entry manifest:media-type="text/xml" manifest:full-path="settings.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4638in"/>
    </style:style>
    <style:style style:name="co2" style:family="table-column">
      <style:table-column-properties fo:break-before="auto" style:column-width="0.3354in"/>
    </style:style>
    <style:style style:name="co3" style:family="table-column">
      <style:table-column-properties fo:break-before="auto" style:column-width="0.389in"/>
    </style:style>
    <style:style style:name="co4" style:family="table-column">
      <style:table-column-properties fo:break-before="auto" style:column-width="1.7299in"/>
    </style:style>
    <style:style style:name="co5" style:family="table-column">
      <style:table-column-properties fo:break-before="auto" style:column-width="1.6299in"/>
    </style:style>
    <style:style style:name="co6" style:family="table-column">
      <style:table-column-properties fo:break-before="auto" style:column-width="0.4319in"/>
    </style:style>
    <style:style style:name="co7" style:family="table-column">
      <style:table-column-properties fo:break-before="auto" style:column-width="0.6717in"/>
    </style:style>
    <style:style style:name="co8" style:family="table-column">
      <style:table-column-properties fo:break-before="auto" style:column-width="0.8862in"/>
    </style:style>
    <style:style style:name="co9" style:family="table-column">
      <style:table-column-properties fo:break-before="auto" style:column-width="0.4in"/>
    </style:style>
    <style:style style:name="co10" style:family="table-column">
      <style:table-column-properties fo:break-before="auto" style:column-width="0.4571in"/>
    </style:style>
    <style:style style:name="co11" style:family="table-column">
      <style:table-column-properties fo:break-before="auto" style:column-width="0.5146in"/>
    </style:style>
    <style:style style:name="co12" style:family="table-column">
      <style:table-column-properties fo:break-before="auto" style:column-width="0.5575in"/>
    </style:style>
    <style:style style:name="co13" style:family="table-column">
      <style:table-column-properties fo:break-before="auto" style:column-width="0.6291in"/>
    </style:style>
    <style:style style:name="co14" style:family="table-column">
      <style:table-column-properties fo:break-before="auto" style:column-width="0.7429in"/>
    </style:style>
    <style:style style:name="co15" style:family="table-column">
      <style:table-column-properties fo:break-before="auto" style:column-width="0.9291in"/>
    </style:style>
    <style:style style:name="co16" style:family="table-column">
      <style:table-column-properties fo:break-before="auto" style:column-width="1.5016in"/>
    </style:style>
    <style:style style:name="co17" style:family="table-column">
      <style:table-column-properties fo:break-before="auto" style:column-width="1.3327in"/>
    </style:style>
    <style:style style:name="co18" style:family="table-column">
      <style:table-column-properties fo:break-before="auto" style:column-width="0.4752in"/>
    </style:style>
    <style:style style:name="co19" style:family="table-column">
      <style:table-column-properties fo:break-before="auto" style:column-width="0.9437in"/>
    </style:style>
    <style:style style:name="co20" style:family="table-column">
      <style:table-column-properties fo:break-before="auto" style:column-width="0.9862in"/>
    </style:style>
    <style:style style:name="co21" style:family="table-column">
      <style:table-column-properties fo:break-before="auto" style:column-width="1.1008in"/>
    </style:style>
    <style:style style:name="co22" style:family="table-column">
      <style:table-column-properties fo:break-before="auto" style:column-width="17.2417in"/>
    </style:style>
    <style:style style:name="co23" style:family="table-column">
      <style:table-column-properties fo:break-before="auto" style:column-width="0.8925in"/>
    </style:style>
    <style:style style:name="ro1" style:family="table-row">
      <style:table-row-properties style:row-height="0.5in" fo:break-before="auto" style:use-optimal-row-height="false"/>
    </style:style>
    <style:style style:name="ta1" style:family="table" style:master-page-name="Default">
      <style:table-properties table:display="true" style:writing-mode="lr-tb"/>
    </style:style>
  </office:automatic-styles>
  <office:body>
    <office:spreadsheet>
      <table:table table:name="Sheet1" table:style-name="ta1" table:print="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7"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default-cell-style-name="Default"/>
        <table:table-row table:style-name="ro1">
          <table:table-cell office:value-type="string">
            <text:p>ee_id</text:p>
          </table:table-cell>
          <table:table-cell office:value-type="string">
            <text:p>site</text:p>
          </table:table-cell>
          <table:table-cell office:value-type="string">
            <text:p>type</text:p>
          </table:table-cell>
          <table:table-cell office:value-type="string">
            <text:p>long_id</text:p>
          </table:table-cell>
          <table:table-cell office:value-type="string">
            <text:p>url</text:p>
          </table:table-cell>
          <table:table-cell office:value-type="string">
            <text:p>year</text:p>
          </table:table-cell>
          <table:table-cell office:value-type="string">
            <text:p>medium</text:p>
          </table:table-cell>
          <table:table-cell office:value-type="string">
            <text:p>commission</text:p>
          </table:table-cell>
          <table:table-cell office:value-type="string">
            <text:p>add_credit</text:p>
          </table:table-cell>
          <table:table-cell office:value-type="string">
            <text:p>dims</text:p>
          </table:table-cell>
          <table:table-cell office:value-type="string">
            <text:p>pitch</text:p>
          </table:table-cell>
          <table:table-cell office:value-type="string">
            <text:p>ps</text:p>
          </table:table-cell>
          <table:table-cell office:value-type="string">
            <text:p>live_url</text:p>
          </table:table-cell>
          <table:table-cell office:value-type="string">
            <text:p>related</text:p>
          </table:table-cell>
          <table:table-cell office:value-type="string">
            <text:p>title</text:p>
          </table:table-cell>
          <table:table-cell office:value-type="string">
            <text:p>youtube</text:p>
          </table:table-cell>
          <table:table-cell office:value-type="string">
            <text:p>imgs</text:p>
          </table:table-cell>
          <table:table-cell office:value-type="string">
            <text:p>subheading</text:p>
          </table:table-cell>
          <table:table-cell office:value-type="string">
            <text:p>year2</text:p>
          </table:table-cell>
          <table:table-cell office:value-type="string">
            <text:p>download</text:p>
          </table:table-cell>
          <table:table-cell office:value-type="string">
            <text:p>add_credits</text:p>
          </table:table-cell>
          <table:table-cell office:value-type="string">
            <text:p>related_code</text:p>
          </table:table-cell>
          <table:table-cell/>
        </table:table-row>
        <table:table-row table:style-name="ro1">
          <table:table-cell office:value-type="float" office:value="5">
            <text:p>5</text:p>
          </table:table-cell>
          <table:table-cell office:value-type="float" office:value="1">
            <text:p>1</text:p>
          </table:table-cell>
          <table:table-cell office:value-type="float" office:value="2">
            <text:p>2</text:p>
          </table:table-cell>
          <table:table-cell office:value-type="string">
            <text:p>2006-008 The Bruce Springsteen 'Born to Run' Glockenspiel Addendum (Performance)</text:p>
          </table:table-cell>
          <table:table-cell office:value-type="string">
            <text:p>2006-008-the-bruce-springsteen-born-to-run-glockenspiel-addendum</text:p>
          </table:table-cell>
          <table:table-cell office:value-type="float" office:value="2006">
            <text:p>2006</text:p>
          </table:table-cell>
          <table:table-cell office:value-type="string">
            <text:p>Performance for solo glockenspiel and optional electronics</text:p>
          </table:table-cell>
          <table:table-cell table:number-columns-repeated="3"/>
          <table:table-cell office:value-type="string">
            <text:p>&lt;p&gt;​Live performances of The Bruce Springsteen Glockenspiel Addendum.&lt;/p&gt;</text:p>
          </table:table-cell>
          <table:table-cell office:value-type="string">
            <text:p>&lt;p&gt;Above: performance of the complete 43 minute The Bruce Springsteen Born to Run Glockenspiel Addendum @ Light Industry in Brooklyn (original ‘blog’ invite &lt;a href="http://www.coryarcangel.com/news/2008/07/content-producer-new-york-august-5-8pm/"&gt;here&lt;/a&gt;).&lt;/p&gt;</text:p>
          </table:table-cell>
          <table:table-cell table:number-columns-repeated="2"/>
          <table:table-cell office:value-type="string">
            <text:p>The Bruce Springsteen 'Born to Run' Glockenspiel Addendum</text:p>
          </table:table-cell>
          <table:table-cell office:value-type="string">
            <text:p>{"id":"HW-uNgooUrM","url":"http:\/\/www.youtube.com\/embed\/HW-uNgooUrM?rel=0&amp;wmode=opaque&amp;hd=1","width":"640","height":"480","type":"youtube","title":"Cory Arcangel - Live @ Light Industry 1 of 8","description":"The Bruce Spr1ngsteen B0rn t0 Run Glockenspiel Addendum performed live @ Light Industry, Brooklyn, 2008.","thumbnail_small":"http:\/\/img.youtube.com\/vi\/HW-uNgooUrM\/2.jpg","thumbnail_large":"http:\/\/img.youtube.com\/vi\/HW-uNgooUrM\/0.jpg","author":"coryarcangel","length":"357","embed":"%3Ciframe%20src%3D%22http%3A\/\/www.youtube.com\/embed\/HW-uNgooUrM%3Frel%3D0%26wmode%3Dopaque%26hd%3D1%22%20border%3D%220%22%20height%3D%22480%22%20width%3D%22640%22%3E%3C\/iframe%3E"}</text:p>
            <text:p>{"id":"KDGzuL4XQi4","url":"http:\/\/www.youtube.com\/embed\/KDGzuL4XQi4?rel=0&amp;wmode=opaque&amp;hd=1","width":"640","height":"480","type":"youtube","title":"Cory Arcangel - Live @ Light Industry 2 of 8","description":"The Bruce Spr1ngsteen B0rn t0 Run Glockenspiel Addendum performed live @ Light Industry, Brooklyn, 2008.","thumbnail_small":"http:\/\/img.youtube.com\/vi\/KDGzuL4XQi4\/2.jpg","thumbnail_large":"http:\/\/img.youtube.com\/vi\/KDGzuL4XQi4\/0.jpg","author":"coryarcangel","length":"200","embed":"%3Ciframe%20src%3D%22http%3A\/\/www.youtube.com\/embed\/KDGzuL4XQi4%3Frel%3D0%26wmode%3Dopaque%26hd%3D1%22%20border%3D%220%22%20height%3D%22480%22%20width%3D%22640%22%3E%3C\/iframe%3E"}</text:p>
            <text:p>{"id":"uQmCv4tHgwc","url":"http:\/\/www.youtube.com\/embed\/uQmCv4tHgwc?rel=0&amp;wmode=opaque&amp;hd=1","width":"640","height":"480","type":"youtube","title":"Cory Arcangel - Live @ Light Industry 3 of 8","description":"The Bruce Spr1ngsteen B0rn t0 Run Glockenspiel Addendum performed live @ Light Industry, Brooklyn, 2008.","thumbnail_small":"http:\/\/img.youtube.com\/vi\/uQmCv4tHgwc\/2.jpg","thumbnail_large":"http:\/\/img.youtube.com\/vi\/uQmCv4tHgwc\/0.jpg","author":"coryarcangel","length":"187","embed":"%3Ciframe%20src%3D%22http%3A\/\/www.youtube.com\/embed\/uQmCv4tHgwc%3Frel%3D0%26wmode%3Dopaque%26hd%3D1%22%20border%3D%220%22%20height%3D%22480%22%20width%3D%22640%22%3E%3C\/iframe%3E"}</text:p>
            <text:p>{"id":"uawr7VHdg5M","url":"http:\/\/www.youtube.com\/embed\/uawr7VHdg5M?rel=0&amp;wmode=opaque&amp;hd=1","width":"640","height":"480","type":"youtube","title":"Cory Arcangel - Live @ Light Industry 4 of 8","description":"The Bruce Spr1ngsteen B0rn t0 Run Glockenspiel Addendum performed live @ Light Industry, Brooklyn, 2008.","thumbnail_small":"http:\/\/img.youtube.com\/vi\/uawr7VHdg5M\/2.jpg","thumbnail_large":"http:\/\/img.youtube.com\/vi\/uawr7VHdg5M\/0.jpg","author":"coryarcangel","length":"519","embed":"%3Ciframe%20src%3D%22http%3A\/\/www.youtube.com\/embed\/uawr7VHdg5M%3Frel%3D0%26wmode%3Dopaque%26hd%3D1%22%20border%3D%220%22%20height%3D%22480%22%20width%3D%22640%22%3E%3C\/iframe%3E"}</text:p>
            <text:p>{"id":"qpQgL7Db2Lg","url":"http:\/\/www.youtube.com\/embed\/qpQgL7Db2Lg?rel=0&amp;wmode=opaque&amp;hd=1","width":"640","height":"480","type":"youtube","title":"Cory Arcangel - Live @ Light Industry 5 of 8","description":"The Bruce Spr1ngsteen B0rn t0 Run Glockenspiel Addendum performed live @ Light Industry, Brooklyn, 2008.","thumbnail_small":"http:\/\/img.youtube.com\/vi\/qpQgL7Db2Lg\/2.jpg","thumbnail_large":"http:\/\/img.youtube.com\/vi\/qpQgL7Db2Lg\/0.jpg","author":"coryarcangel","length":"312","embed":"%3Ciframe%20src%3D%22http%3A\/\/www.youtube.com\/embed\/qpQgL7Db2Lg%3Frel%3D0%26wmode%3Dopaque%26hd%3D1%22%20border%3D%220%22%20height%3D%22480%22%20width%3D%22640%22%3E%3C\/iframe%3E"}</text:p>
            <text:p>{"id":"N-IfoLZXHUY","url":"http:\/\/www.youtube.com\/embed\/N-IfoLZXHUY?rel=0&amp;wmode=opaque&amp;hd=1","width":"640","height":"480","type":"youtube","title":"Cory Arcangel - Live @ Light Industry 6 of 8","description":"The Bruce Spr1ngsteen B0rn t0 Run Glockenspiel Addendum performed live @ Light Industry, Brooklyn, 2008.","thumbnail_small":"http:\/\/img.youtube.com\/vi\/N-IfoLZXHUY\/2.jpg","thumbnail_large":"http:\/\/img.youtube.com\/vi\/N-IfoLZXHUY\/0.jpg","author":"coryarcangel","length":"322","embed":"%3Ciframe%20src%3D%22http%3A\/\/www.youtube.com\/embed\/N-IfoLZXHUY%3Frel%3D0%26wmode%3Dopaque%26hd%3D1%22%20border%3D%220%22%20height%3D%22480%22%20width%3D%22640%22%3E%3C\/iframe%3E"}</text:p>
            <text:p>{"id":"AKV-U7aaM1k","url":"http:\/\/www.youtube.com\/embed\/AKV-U7aaM1k?rel=0&amp;wmode=opaque&amp;hd=1","width":"640","height":"480","type":"youtube","title":"Cory Arcangel - Live @ Light Industry 7 of 8","description":"The Bruce Spr1ngsteen B0rn t0 Run Glockenspiel Addendum performed live @ Light Industry, Brooklyn, 2008.","thumbnail_small":"http:\/\/img.youtube.com\/vi\/AKV-U7aaM1k\/2.jpg","thumbnail_large":"http:\/\/img.youtube.com\/vi\/AKV-U7aaM1k\/0.jpg","author":"coryarcangel","length":"196","embed":"%3Ciframe%20src%3D%22http%3A\/\/www.youtube.com\/embed\/AKV-U7aaM1k%3Frel%3D0%26wmode%3Dopaque%26hd%3D1%22%20border%3D%220%22%20height%3D%22480%22%20width%3D%22640%22%3E%3C\/iframe%3E"}</text:p>
            <text:p>{"id":"BAeBg8QL-Zo","url":"http:\/\/www.youtube.com\/embed\/BAeBg8QL-Zo?rel=0&amp;wmode=opaque&amp;hd=1","width":"640","height":"480","type":"youtube","title":"Cory Arcangel - Live @ Light Industry 8 of 8","description":"The Bruce Spr1ngsteen B0rn t0 Run Glockenspiel Addendum performed live @ Light Industry, Brooklyn, 2008.","thumbnail_small":"http:\/\/img.youtube.com\/vi\/BAeBg8QL-Zo\/2.jpg","thumbnail_large":"http:\/\/img.youtube.com\/vi\/BAeBg8QL-Zo\/0.jpg","author":"coryarcangel","length":"609","embed":"%3Ciframe%20src%3D%22http%3A\/\/www.youtube.com\/embed\/BAeBg8QL-Zo%3Frel%3D0%26wmode%3Dopaque%26hd%3D1%22%20border%3D%220%22%20height%3D%22480%22%20width%3D%22640%22%3E%3C\/iframe%3E"}</text:p>
            <text:p/>
          </table:table-cell>
          <table:table-cell office:value-type="string">
            <text:p>glockenspiel-2006-008-light-industry-performance-view-1-database-DC.jpg</text:p>
          </table:table-cell>
          <table:table-cell office:value-type="string">
            <text:p>(Performance)</text:p>
          </table:table-cell>
          <table:table-cell office:value-type="float" office:value="2009">
            <text:p>2009</text:p>
          </table:table-cell>
          <table:table-cell table:number-columns-repeated="4"/>
        </table:table-row>
        <table:table-row table:style-name="ro1">
          <table:table-cell office:value-type="float" office:value="7">
            <text:p>7</text:p>
          </table:table-cell>
          <table:table-cell office:value-type="float" office:value="1">
            <text:p>1</text:p>
          </table:table-cell>
          <table:table-cell office:value-type="float" office:value="2">
            <text:p>2</text:p>
          </table:table-cell>
          <table:table-cell office:value-type="string">
            <text:p>2002-001 Super Mario Clouds</text:p>
          </table:table-cell>
          <table:table-cell office:value-type="string">
            <text:p>2002-001-super-mario-clouds</text:p>
          </table:table-cell>
          <table:table-cell office:value-type="float" office:value="2002">
            <text:p>2002</text:p>
          </table:table-cell>
          <table:table-cell office:value-type="string">
            <text:p>Modded Super Mario Bros. cartridge</text:p>
          </table:table-cell>
          <table:table-cell table:number-columns-repeated="2"/>
          <table:table-cell office:value-type="string">
            <text:p>Dimensions variable</text:p>
          </table:table-cell>
          <table:table-cell office:value-type="string">
            <text:p>​Super Mario Brothers, ... but with just the clouds.</text:p>
          </table:table-cell>
          <table:table-cell office:value-type="string">
            <text:p>Super Mario Clouds is an old Mario Brothers cartridge which I modified to erase everything but the clouds. Check below for the ROM &amp;amp; a link to the source code. When this wz first posted 2 the net in 02 is wz as a DIY tutorial. As I kept on updating CMS’s on my website, eventually this tutorial got mangled. None the less, 4 those interested, here iz the &lt;a href="https://webrecorder.io/cory_arcangel/super-mario-clouds/list/2002-/b1/20021118090831/http://www.beigerecords.com/cory/21c/21c.html" target="_blank"&gt;2002&lt;/a&gt; &amp;amp; &lt;a href="https://webrecorder.io/cory_arcangel/super-mario-clouds/list/2006-/b1/20060206020036/http://www.beigerecords.com:80/cory/Things_I_Made_in_2003/" target="_blank"&gt;2006&lt;/a&gt; posts (thx web recorder!). FYI: I still need 2 get around 2 cleaning up all the different versions of this code (all so unorganised &amp;amp; with so many bugs!), and making an official The Source zine. Coming soon, I promise.</text:p>
          </table:table-cell>
          <table:table-cell/>
          <table:table-cell office:value-type="string">
            <text:p>[185] [2005-021-super-landscape-1] 2005-021 Super Landscape #1</text:p>
          </table:table-cell>
          <table:table-cell office:value-type="string">
            <text:p>Super Mario Clouds</text:p>
          </table:table-cell>
          <table:table-cell office:value-type="string">
            <text:p>{"id":"fCmAD0TwGcQ","url":"http:\/\/www.youtube.com\/embed\/fCmAD0TwGcQ?rel=0&amp;wmode=opaque&amp;hd=1","width":"640","height":"480","type":"youtube","title":"Cory Arcangel - Super Mario Clouds - 2002","description":"Just the clouds from Mario Brothers.","thumbnail_small":"http:\/\/img.youtube.com\/vi\/fCmAD0TwGcQ\/2.jpg","thumbnail_large":"http:\/\/img.youtube.com\/vi\/fCmAD0TwGcQ\/0.jpg","author":"coryarcangel","length":"355","embed":"%3Ciframe%20src%3D%22http%3A\/\/www.youtube.com\/embed\/fCmAD0TwGcQ%3Frel%3D0%26wmode%3Dopaque%26hd%3D1%22%20border%3D%220%22%20height%3D%22480%22%20width%3D%22640%22%3E%3C\/iframe%3E"}</text:p>
            <text:p/>
          </table:table-cell>
          <table:table-cell office:value-type="string">
            <text:p>mario-clouds-2002-001-cartridge-2-database-ih.jpg</text:p>
          </table:table-cell>
          <table:table-cell/>
          <table:table-cell office:value-type="float" office:value="2002">
            <text:p>2002</text:p>
          </table:table-cell>
          <table:table-cell office:value-type="string">
            <text:p>arcangel-super-mario-clouds.nes.zip</text:p>
          </table:table-cell>
          <table:table-cell/>
          <table:table-cell office:value-type="string">
            <text:p>[2198] [code-super-mario-clouds] Super Mario Clouds (Code)</text:p>
          </table:table-cell>
          <table:table-cell/>
        </table:table-row>
        <table:table-row table:style-name="ro1">
          <table:table-cell office:value-type="float" office:value="8">
            <text:p>8</text:p>
          </table:table-cell>
          <table:table-cell office:value-type="float" office:value="1">
            <text:p>1</text:p>
          </table:table-cell>
          <table:table-cell office:value-type="float" office:value="2">
            <text:p>2</text:p>
          </table:table-cell>
          <table:table-cell office:value-type="string">
            <text:p>1991-001 Insectiside</text:p>
          </table:table-cell>
          <table:table-cell office:value-type="string">
            <text:p>1991-001-insectiside</text:p>
          </table:table-cell>
          <table:table-cell office:value-type="float" office:value="1991">
            <text:p>1991</text:p>
          </table:table-cell>
          <table:table-cell office:value-type="string">
            <text:p>Video</text:p>
          </table:table-cell>
          <table:table-cell table:number-columns-repeated="3"/>
          <table:table-cell office:value-type="string">
            <text:p>&lt;p&gt;​Live concert by my sister and I's band.&lt;/p&gt;</text:p>
          </table:table-cell>
          <table:table-cell office:value-type="string">
            <text:p>&lt;p&gt;​Yeah,....this is how we used to spend our time in the suburbs of Buffalo New York. &lt;/p&gt;</text:p>
          </table:table-cell>
          <table:table-cell table:number-columns-repeated="2"/>
          <table:table-cell office:value-type="string">
            <text:p>Insectiside</text:p>
          </table:table-cell>
          <table:table-cell office:value-type="string">
            <text:p>{"id":"bf9o35P-7fQ","url":"http:\/\/www.youtube.com\/embed\/bf9o35P-7fQ?rel=0&amp;wmode=opaque&amp;hd=1","width":"640","height":"480","type":"youtube","title":"Insectiside (1\/3)","description":"Buffalo, New York's greatest basement punk band, breaks up during their 1991(?) show. In this first video watch Death (guitar) and","thumbnail_small":"http:\/\/img.youtube.com\/vi\/bf9o35P-7fQ\/2.jpg","thumbnail_large":"http:\/\/img.youtube.com\/vi\/bf9o35P-7fQ\/0.jpg","author":"coryarcangel","length":"281","embed":"%3Ciframe%20src%3D%22http%3A\/\/www.youtube.com\/embed\/bf9o35P-7fQ%3Frel%3D0%26wmode%3Dopaque%26hd%3D1%22%20border%3D%220%22%20height%3D%22480%22%20width%3D%22640%22%3E%3C\/iframe%3E"}</text:p>
            <text:p>{"id":"x68nx2OZ1Gc","url":"http:\/\/www.youtube.com\/embed\/x68nx2OZ1Gc?rel=0&amp;wmode=opaque&amp;hd=1","width":"640","height":"480","type":"youtube","title":"Insectiside (2\/3)","description":"In this second video watch Buffalo New York's greatest basement punk band, Insectiside reunite in after a heart warming plea made by Death","thumbnail_small":"http:\/\/img.youtube.com\/vi\/x68nx2OZ1Gc\/2.jpg","thumbnail_large":"http:\/\/img.youtube.com\/vi\/x68nx2OZ1Gc\/0.jpg","author":"coryarcangel","length":"118","embed":"%3Ciframe%20src%3D%22http%3A\/\/www.youtube.com\/embed\/x68nx2OZ1Gc%3Frel%3D0%26wmode%3Dopaque%26hd%3D1%22%20border%3D%220%22%20height%3D%22480%22%20width%3D%22640%22%3E%3C\/iframe%3E"}</text:p>
            <text:p>{"id":"II2c80zAwU4","url":"http:\/\/www.youtube.com\/embed\/II2c80zAwU4?rel=0&amp;wmode=opaque&amp;hd=1","width":"640","height":"480","type":"youtube","title":"Insectiside (3\/3)","description":"In this third video watch Buffalo New York's greatest basement punk band, Insectiside's reunion tour after reuniting in 1991. Death","thumbnail_small":"http:\/\/img.youtube.com\/vi\/II2c80zAwU4\/2.jpg","thumbnail_large":"http:\/\/img.youtube.com\/vi\/II2c80zAwU4\/0.jpg","author":"coryarcangel","length":"526","embed":"%3Ciframe%20src%3D%22http%3A\/\/www.youtube.com\/embed\/II2c80zAwU4%3Frel%3D0%26wmode%3Dopaque%26hd%3D1%22%20border%3D%220%22%20height%3D%22480%22%20width%3D%22640%22%3E%3C\/iframe%3E"}</text:p>
            <text:p/>
          </table:table-cell>
          <table:table-cell office:value-type="string">
            <text:p>insectiside-1991-001-still-3-database-ih.jpg</text:p>
          </table:table-cell>
          <table:table-cell/>
          <table:table-cell office:value-type="float" office:value="1991">
            <text:p>1991</text:p>
          </table:table-cell>
          <table:table-cell table:number-columns-repeated="4"/>
        </table:table-row>
        <table:table-row table:style-name="ro1">
          <table:table-cell office:value-type="float" office:value="9">
            <text:p>9</text:p>
          </table:table-cell>
          <table:table-cell office:value-type="float" office:value="1">
            <text:p>1</text:p>
          </table:table-cell>
          <table:table-cell office:value-type="float" office:value="2">
            <text:p>2</text:p>
          </table:table-cell>
          <table:table-cell office:value-type="string">
            <text:p>2002-002 I Shot Andy Warhol</text:p>
          </table:table-cell>
          <table:table-cell office:value-type="string">
            <text:p>2002-002-i-shot-andy-warhol</text:p>
          </table:table-cell>
          <table:table-cell office:value-type="float" office:value="2002">
            <text:p>2002</text:p>
          </table:table-cell>
          <table:table-cell office:value-type="string">
            <text:p>Modded Hogans Alley cartridge....</text:p>
          </table:table-cell>
          <table:table-cell table:number-columns-repeated="3"/>
          <table:table-cell office:value-type="string">
            <text:p>​Mod of Hogan’s Alley video game where one is asked to shoot Andy Warhol.</text:p>
          </table:table-cell>
          <table:table-cell office:value-type="string">
            <text:p>This is a Hogan’s Alley mod, where the gangsters have been replaced by Warhol, and the “innocents” have been replaced by the Pope, Flavor Flav (pre MTV show!!!!), and Col Sanders (note: Col Sanders was actually real person). So enjoy!, and please check below for the ROM which you can download, and in order 2 play this at home. pps - there is no source code to this project, because it is a “rom hack” aka all the modifications r done directly in the binary of the compiled ROM. Both the graphics and the program are modified for this project. The graphics are changed to add the new characters (duh!), and the program is changed to switch the mirroring of the sprites which compose the characters faces. For example Flavor Flav’s face is not symmetrical where as Col sanders’ face is.</text:p>
          </table:table-cell>
          <table:table-cell/>
          <table:table-cell office:value-type="string">
            <text:p>[4112] [2013-133-the-source-issue-3-i-shot-andy-warhol] 2013 133 The Source Issue 3 I Shot Andy Warhol</text:p>
          </table:table-cell>
          <table:table-cell office:value-type="string">
            <text:p>I Shot Andy Warhol</text:p>
          </table:table-cell>
          <table:table-cell office:value-type="string">
            <text:p>{"id":"Nbej4iuUN4Q","url":"http:\/\/www.youtube.com\/embed\/Nbej4iuUN4Q?rel=0&amp;wmode=opaque&amp;hd=1","width":"640","height":"480","type":"youtube","title":"Cory Arcangel - I Shot Andy Warhol - 2002","description":"Mod of Hogan's Alley video game where one is asked to shoot Andy Warhol.","thumbnail_small":"http:\/\/img.youtube.com\/vi\/Nbej4iuUN4Q\/2.jpg","thumbnail_large":"http:\/\/img.youtube.com\/vi\/Nbej4iuUN4Q\/0.jpg","author":"coryarcangel","length":"182","embed":"%3Ciframe%20src%3D%22http%3A\/\/www.youtube.com\/embed\/Nbej4iuUN4Q%3Frel%3D0%26wmode%3Dopaque%26hd%3D1%22%20border%3D%220%22%20height%3D%22480%22%20width%3D%22640%22%3E%3C\/iframe%3E"}</text:p>
            <text:p/>
          </table:table-cell>
          <table:table-cell office:value-type="string">
            <text:p>i-shot-andy-2002-002-screen-shot-5-database-ih.jpg</text:p>
            <text:p>i-shot-andywarhol-2002-002-cartridge-4-database-ih.jpg</text:p>
            <text:p>i-shot-andy-2002-002-screen-shot-1-database-ih.jpg</text:p>
            <text:p>i-shot-andy-2002-002-screen-shot-3-database-ih.jpg</text:p>
            <text:p>i-shot-andy-2002-002-install-5-database-ih.jpg</text:p>
            <text:p>i-shot-andy-2002-002-install-1-database-ih.jpg</text:p>
          </table:table-cell>
          <table:table-cell/>
          <table:table-cell office:value-type="float" office:value="2002">
            <text:p>2002</text:p>
          </table:table-cell>
          <table:table-cell office:value-type="string">
            <text:p>i-shot-warhol-2002-002-master-rom.nes.zip</text:p>
          </table:table-cell>
          <table:table-cell/>
          <table:table-cell office:value-type="string">
            <text:p>[4186] [code-i-shot-andy-warhol] I Shot Andy Warhol (code)</text:p>
          </table:table-cell>
          <table:table-cell/>
        </table:table-row>
        <table:table-row table:style-name="ro1">
          <table:table-cell office:value-type="float" office:value="10">
            <text:p>10</text:p>
          </table:table-cell>
          <table:table-cell office:value-type="float" office:value="1">
            <text:p>1</text:p>
          </table:table-cell>
          <table:table-cell office:value-type="float" office:value="2">
            <text:p>2</text:p>
          </table:table-cell>
          <table:table-cell office:value-type="string">
            <text:p>2002-009 Dirtstyle Design</text:p>
          </table:table-cell>
          <table:table-cell office:value-type="string">
            <text:p>2002-009-dirtstyle-design</text:p>
          </table:table-cell>
          <table:table-cell office:value-type="float" office:value="2002">
            <text:p>2002</text:p>
          </table:table-cell>
          <table:table-cell office:value-type="string">
            <text:p>Lecture</text:p>
          </table:table-cell>
          <table:table-cell table:number-columns-repeated="3"/>
          <table:table-cell office:value-type="string">
            <text:p>&lt;p&gt;​Lecture about default and vernacular computer design.&lt;/p&gt;</text:p>
          </table:table-cell>
          <table:table-cell office:value-type="string">
            <text:p>&lt;p&gt;​This was a lecture / course I performaned / taught a bunch of times for many years. It centered mainly around the Default aesthetics of software and vernacular design communities. &lt;a href="http://web.archive.org/web/20021208124943/http://www.dirtstyledesign.com/"&gt;Here is a page made by a student of the course&lt;/a&gt;, about the course, as if it were real. LOL. &lt;/p&gt;</text:p>
          </table:table-cell>
          <table:table-cell table:number-columns-repeated="2"/>
          <table:table-cell office:value-type="string">
            <text:p>Dirtstyle Design</text:p>
          </table:table-cell>
          <table:table-cell/>
          <table:table-cell office:value-type="string">
            <text:p>Dirtstyle-Design-2002-009-screenshot-database-ih.jpg</text:p>
          </table:table-cell>
          <table:table-cell/>
          <table:table-cell office:value-type="float" office:value="2002">
            <text:p>2002</text:p>
          </table:table-cell>
          <table:table-cell table:number-columns-repeated="4"/>
        </table:table-row>
        <table:table-row table:style-name="ro1">
          <table:table-cell office:value-type="float" office:value="11">
            <text:p>11</text:p>
          </table:table-cell>
          <table:table-cell office:value-type="float" office:value="1">
            <text:p>1</text:p>
          </table:table-cell>
          <table:table-cell office:value-type="float" office:value="2">
            <text:p>2</text:p>
          </table:table-cell>
          <table:table-cell office:value-type="string">
            <text:p>2003-002 Data Diaries</text:p>
          </table:table-cell>
          <table:table-cell office:value-type="string">
            <text:p>2003-002-data-diaries</text:p>
          </table:table-cell>
          <table:table-cell office:value-type="float" office:value="2003">
            <text:p>2003</text:p>
          </table:table-cell>
          <table:table-cell office:value-type="string">
            <text:p>64 Videos</text:p>
          </table:table-cell>
          <table:table-cell office:value-type="string">
            <text:p>Commissioned by New Radio and Performing Arts, Inc., (aka Ether-Ore), for its Turbulence website</text:p>
          </table:table-cell>
          <table:table-cell table:number-columns-repeated="2"/>
          <table:table-cell office:value-type="string">
            <text:p>​Computer memory interpreted as video. ps - Site doesn’t work anymore, so click at your own peril! SMH. </text:p>
          </table:table-cell>
          <table:table-cell office:value-type="string">
            <text:p>Rhizome got this working again! OMG. Info &lt;a href="https://anthology.rhizome.org/data-diaries-2003" target="_blank"&gt;here&lt;/a&gt;.&amp;nbsp;</text:p>
          </table:table-cell>
          <table:table-cell office:value-type="string">
            <text:p>http://archive.rhizome.org/anthology/data-diaries.html</text:p>
          </table:table-cell>
          <table:table-cell/>
          <table:table-cell office:value-type="string">
            <text:p>Data Diaries</text:p>
          </table:table-cell>
          <table:table-cell/>
          <table:table-cell office:value-type="string">
            <text:p>data-diaries-2003-002-still-1-database-ih.jpg</text:p>
          </table:table-cell>
          <table:table-cell/>
          <table:table-cell office:value-type="float" office:value="2003">
            <text:p>2003</text:p>
          </table:table-cell>
          <table:table-cell table:number-columns-repeated="4"/>
        </table:table-row>
        <table:table-row table:style-name="ro1">
          <table:table-cell office:value-type="float" office:value="13">
            <text:p>13</text:p>
          </table:table-cell>
          <table:table-cell office:value-type="float" office:value="1">
            <text:p>1</text:p>
          </table:table-cell>
          <table:table-cell office:value-type="float" office:value="2">
            <text:p>2</text:p>
          </table:table-cell>
          <table:table-cell office:value-type="string">
            <text:p>2004-004 Iron Maiden's “The Number of the Beast” compressed over and over as an mp3 666 times</text:p>
          </table:table-cell>
          <table:table-cell office:value-type="string">
            <text:p>2004-004-iron-maidens-number-of-the-beast-compressed-over-and-over</text:p>
          </table:table-cell>
          <table:table-cell office:value-type="float" office:value="2004">
            <text:p>2004</text:p>
          </table:table-cell>
          <table:table-cell office:value-type="string">
            <text:p>mp3</text:p>
          </table:table-cell>
          <table:table-cell table:number-columns-repeated="3"/>
          <table:table-cell office:value-type="string">
            <text:p>​Iron Maiden’s “The Number of the Beast” compressed over and over as an mp3 666 times. Click on the mp3 below to listen!</text:p>
          </table:table-cell>
          <table:table-cell office:value-type="string">
            <text:p>​If you have ever wondered what Iron Maiden’s “The Number of the Beast” would sound like compressed over and over as an mp3 666 times…here’s your chance..and if u r wondering, YES it does lose quality each time it is compressed. ……..ps – If u like this project, don’t forget to study up on your old school and check out Alvin Lucier’s &lt;a title="" href="http://www.lovely.com/titles/cd1013.html"&gt;I am Sitting in a Room&lt;/a&gt;.</text:p>
          </table:table-cell>
          <table:table-cell/>
          <table:table-cell office:value-type="string">
            <text:p>[18] [2004-010-total-asshole-compression] 2004-010 T.A.C. - Total Asshole Compression</text:p>
            <text:p>[43] [2007-007-on-c] 2007-007 On C</text:p>
            <text:p>[189] [2004-025-total-asshole-compression] 2004-025 Total Asshole Compression</text:p>
          </table:table-cell>
          <table:table-cell office:value-type="string">
            <text:p>Iron Maiden's “The Number of the Beast” compressed over and over as an mp3 666 times</text:p>
          </table:table-cell>
          <table:table-cell/>
          <table:table-cell office:value-type="string">
            <text:p>666-2004-004-screenshot-1-database-ih.jpg</text:p>
          </table:table-cell>
          <table:table-cell/>
          <table:table-cell office:value-type="float" office:value="2004">
            <text:p>2004</text:p>
          </table:table-cell>
          <table:table-cell office:value-type="string">
            <text:p>Cory-Arcangel-666.mp3</text:p>
          </table:table-cell>
          <table:table-cell/>
          <table:table-cell office:value-type="string">
            <text:p>[2193] [code-maiden-666] Iron Maiden’s “The Number of the Beast” compressed over and over as an mp3 666 times (Code)</text:p>
          </table:table-cell>
          <table:table-cell/>
        </table:table-row>
        <table:table-row table:style-name="ro1">
          <table:table-cell office:value-type="float" office:value="14">
            <text:p>14</text:p>
          </table:table-cell>
          <table:table-cell office:value-type="float" office:value="1">
            <text:p>1</text:p>
          </table:table-cell>
          <table:table-cell office:value-type="float" office:value="2">
            <text:p>2</text:p>
          </table:table-cell>
          <table:table-cell office:value-type="string">
            <text:p>2004-001 Space Invader</text:p>
          </table:table-cell>
          <table:table-cell office:value-type="string">
            <text:p>2004-001-space-invader</text:p>
          </table:table-cell>
          <table:table-cell office:value-type="float" office:value="2004">
            <text:p>2004</text:p>
          </table:table-cell>
          <table:table-cell office:value-type="string">
            <text:p>Modded Space Invaders cartridge</text:p>
          </table:table-cell>
          <table:table-cell/>
          <table:table-cell office:value-type="string">
            <text:p>Code by Alex Galloway of the Radical Software Group</text:p>
          </table:table-cell>
          <table:table-cell/>
          <table:table-cell office:value-type="string">
            <text:p>​Space Invaders with only one invader.</text:p>
          </table:table-cell>
          <table:table-cell office:value-type="string">
            <text:p>​Space Invader is a mod of the Atari game Space Invaders which has been turned into Space Invader (note: its no longer plural…thus the white out over the last “s” on the cartridge) –&amp;gt; all the invaders have been erased except one. This makes the game impossible to play, as the invader inherits bullets from all the others. The average game lasts about 1 minute. Good luck! Don’t forget 2 download the ROM below. </text:p>
          </table:table-cell>
          <table:table-cell/>
          <table:table-cell office:value-type="string">
            <text:p>[4211] [2013-136-the-source-issue-5-space-invader] 2013-136 The Source Issue 5 Space Invader</text:p>
          </table:table-cell>
          <table:table-cell office:value-type="string">
            <text:p>Space Invader</text:p>
          </table:table-cell>
          <table:table-cell office:value-type="string">
            <text:p>{"id":"XAoiBidAgv4","url":"http:\/\/www.youtube.com\/embed\/XAoiBidAgv4?rel=0&amp;wmode=opaque&amp;hd=1","width":"640","height":"480","type":"youtube","title":"Cory Arcangel - Space Invader - 2004","description":"Space Invaders with only one invader.","thumbnail_small":"http:\/\/img.youtube.com\/vi\/XAoiBidAgv4\/2.jpg","thumbnail_large":"http:\/\/img.youtube.com\/vi\/XAoiBidAgv4\/0.jpg","author":"coryarcangel","length":"44","embed":"%3Ciframe%20src%3D%22http%3A\/\/www.youtube.com\/embed\/XAoiBidAgv4%3Frel%3D0%26wmode%3Dopaque%26hd%3D1%22%20border%3D%220%22%20height%3D%22480%22%20width%3D%22640%22%3E%3C\/iframe%3E"}</text:p>
            <text:p/>
          </table:table-cell>
          <table:table-cell office:value-type="string">
            <text:p>space-invader-2004-001-cartridge-database-ih.jpg</text:p>
            <text:p>space-invader-2004-001-still-2-database-ih.jpg</text:p>
            <text:p>space-invader-2004-001-still-4-database-ih.jpg</text:p>
            <text:p>space-invader-2004-001-still-5-database-ih.jpg</text:p>
            <text:p>space-invader-2004-001-still-6-database-ih.jpg</text:p>
            <text:p>space-invader-2004-001-still-7-database-ih.jpg</text:p>
          </table:table-cell>
          <table:table-cell/>
          <table:table-cell office:value-type="float" office:value="2004">
            <text:p>2004</text:p>
          </table:table-cell>
          <table:table-cell office:value-type="string">
            <text:p>2004-001-space-invader-master-rom-ih.bin</text:p>
          </table:table-cell>
          <table:table-cell/>
          <table:table-cell office:value-type="string">
            <text:p>[4212] [space-invader-code] Space Invader (Code)</text:p>
          </table:table-cell>
          <table:table-cell/>
        </table:table-row>
        <table:table-row table:style-name="ro1">
          <table:table-cell office:value-type="float" office:value="15">
            <text:p>15</text:p>
          </table:table-cell>
          <table:table-cell office:value-type="float" office:value="1">
            <text:p>1</text:p>
          </table:table-cell>
          <table:table-cell office:value-type="float" office:value="2">
            <text:p>2</text:p>
          </table:table-cell>
          <table:table-cell office:value-type="string">
            <text:p>2004-002 F1 Racer Mod (aka Japanese Driving Game)</text:p>
          </table:table-cell>
          <table:table-cell office:value-type="string">
            <text:p>2004-002-f1-racer-mod</text:p>
          </table:table-cell>
          <table:table-cell office:value-type="float" office:value="2004">
            <text:p>2004</text:p>
          </table:table-cell>
          <table:table-cell office:value-type="string">
            <text:p>Modded FamiCom game cartridge.</text:p>
          </table:table-cell>
          <table:table-cell table:number-columns-repeated="3"/>
          <table:table-cell office:value-type="string">
            <text:p>​Just the road from a racing game.</text:p>
          </table:table-cell>
          <table:table-cell office:value-type="string">
            <text:p>​This is a simple mod I did of the old Japanese Famicom driving game F1 Racer. Basically I just took out the game, cars, etc, and left the road. pps – In case you are wondering, sometimes I also refer to this project as “Japanese Driving Game” (which is another non title), and it also seems to float around on the web bootlegged titled ‘F2′….check below for the ROM.</text:p>
          </table:table-cell>
          <table:table-cell/>
          <table:table-cell office:value-type="string">
            <text:p>[185] [2005-021-super-landscape-1] 2005-021 Super Landscape #1</text:p>
          </table:table-cell>
          <table:table-cell office:value-type="string">
            <text:p>F1 Racer Mod (aka Japanese Driving Game)</text:p>
          </table:table-cell>
          <table:table-cell/>
          <table:table-cell office:value-type="string">
            <text:p>f1-racer-2004-002-screen-shot-1-database-ih.jpg</text:p>
            <text:p>f1-racer-2004-002-cartridge-1-database-ih_1.jpg</text:p>
            <text:p>f1-racer-2004-002-screen-shot-2-database-ih.jpg</text:p>
            <text:p>f1-racer-2004-002-screen-shot-3-database-ih.jpg</text:p>
            <text:p>f1-racer-2004-002-screen-shot-4-database-ih.jpg</text:p>
          </table:table-cell>
          <table:table-cell/>
          <table:table-cell office:value-type="float" office:value="2004">
            <text:p>2004</text:p>
          </table:table-cell>
          <table:table-cell office:value-type="string">
            <text:p>arcangel-f1-racer.nes.zip</text:p>
          </table:table-cell>
          <table:table-cell/>
          <table:table-cell office:value-type="string">
            <text:p>[2195] [code-f1-racer] F1 Racer (Code)</text:p>
          </table:table-cell>
          <table:table-cell/>
        </table:table-row>
        <table:table-row table:style-name="ro1">
          <table:table-cell office:value-type="float" office:value="16">
            <text:p>16</text:p>
          </table:table-cell>
          <table:table-cell office:value-type="float" office:value="1">
            <text:p>1</text:p>
          </table:table-cell>
          <table:table-cell office:value-type="float" office:value="2">
            <text:p>2</text:p>
          </table:table-cell>
          <table:table-cell office:value-type="string">
            <text:p>2004-009 Pizza Party</text:p>
          </table:table-cell>
          <table:table-cell office:value-type="string">
            <text:p>2004-009-pizza-party</text:p>
          </table:table-cell>
          <table:table-cell office:value-type="float" office:value="2004">
            <text:p>2004</text:p>
          </table:table-cell>
          <table:table-cell office:value-type="string">
            <text:p>Software</text:p>
          </table:table-cell>
          <table:table-cell table:number-columns-repeated="3"/>
          <table:table-cell office:value-type="string">
            <text:p>​Software to order pizza over the command line.</text:p>
          </table:table-cell>
          <table:table-cell office:value-type="string">
            <text:p>​Check the related code below to download this if u r down. Note, it doesn’t work anymore, but it has lived on &lt;a href="https://github.com/TheBored/SiriProxy-PizzaParty"&gt;through the magic of open source&lt;/a&gt;.</text:p>
          </table:table-cell>
          <table:table-cell/>
          <table:table-cell office:value-type="string">
            <text:p>[4114] [2013-138-the-source-pizza-party] 2013 138 The Source Issue 2 Pizza Party (SRF-015)</text:p>
          </table:table-cell>
          <table:table-cell office:value-type="string">
            <text:p>Pizza Party</text:p>
          </table:table-cell>
          <table:table-cell office:value-type="string">
            <text:p>{"id":"PnVaQQVla1Y","url":"http:\/\/www.youtube.com\/embed\/PnVaQQVla1Y?rel=0&amp;wmode=opaque&amp;hd=1","width":"640","height":"480","type":"youtube","title":"Cory Arcangel \/ Michael Frumin - Pizza Party - 2004","description":"Software to order pizza over the command line.","thumbnail_small":"http:\/\/img.youtube.com\/vi\/PnVaQQVla1Y\/2.jpg","thumbnail_large":"http:\/\/img.youtube.com\/vi\/PnVaQQVla1Y\/0.jpg","author":"coryarcangel","length":"134","embed":"%3Ciframe%20src%3D%22http%3A\/\/www.youtube.com\/embed\/PnVaQQVla1Y%3Frel%3D0%26wmode%3Dopaque%26hd%3D1%22%20border%3D%220%22%20height%3D%22480%22%20width%3D%22640%22%3E%3C\/iframe%3E"}</text:p>
            <text:p/>
          </table:table-cell>
          <table:table-cell office:value-type="string">
            <text:p>pizza-party-2004-009-screenshot-1-database-ih.jpg</text:p>
          </table:table-cell>
          <table:table-cell/>
          <table:table-cell office:value-type="float" office:value="2004">
            <text:p>2004</text:p>
          </table:table-cell>
          <table:table-cell/>
          <table:table-cell office:value-type="string">
            <text:p>Michael <text:s/>Frumin</text:p>
          </table:table-cell>
          <table:table-cell office:value-type="string">
            <text:p>[2197] [code-pizza-party] Pizza Party (Code)</text:p>
          </table:table-cell>
          <table:table-cell/>
        </table:table-row>
        <table:table-row table:style-name="ro1">
          <table:table-cell office:value-type="float" office:value="17">
            <text:p>17</text:p>
          </table:table-cell>
          <table:table-cell office:value-type="float" office:value="1">
            <text:p>1</text:p>
          </table:table-cell>
          <table:table-cell office:value-type="float" office:value="2">
            <text:p>2</text:p>
          </table:table-cell>
          <table:table-cell office:value-type="string">
            <text:p>2004-006 Dooogle</text:p>
          </table:table-cell>
          <table:table-cell office:value-type="string">
            <text:p>2004-006-dooogle</text:p>
          </table:table-cell>
          <table:table-cell office:value-type="float" office:value="2004">
            <text:p>2004</text:p>
          </table:table-cell>
          <table:table-cell office:value-type="string">
            <text:p>Web hack</text:p>
          </table:table-cell>
          <table:table-cell table:number-columns-repeated="3"/>
          <table:table-cell office:value-type="string">
            <text:p>​A version of Google that only returns results for Doogie Howser.</text:p>
          </table:table-cell>
          <table:table-cell/>
          <table:table-cell office:value-type="string">
            <text:p>http://dooogle.com/</text:p>
          </table:table-cell>
          <table:table-cell office:value-type="string">
            <text:p>[4214] [2013-140-the-source-issue-7-dooogle] 2013-140 The Source Issue 7 Dooogle</text:p>
          </table:table-cell>
          <table:table-cell office:value-type="string">
            <text:p>Dooogle</text:p>
          </table:table-cell>
          <table:table-cell/>
          <table:table-cell office:value-type="string">
            <text:p>dooogle-2004-006-screenshot-4-database-ih.jpg</text:p>
          </table:table-cell>
          <table:table-cell/>
          <table:table-cell office:value-type="float" office:value="2004">
            <text:p>2004</text:p>
          </table:table-cell>
          <table:table-cell table:number-columns-repeated="2"/>
          <table:table-cell office:value-type="string">
            <text:p>[2203] [code-dooogle] Dooogle (Code)</text:p>
          </table:table-cell>
          <table:table-cell/>
        </table:table-row>
        <table:table-row table:style-name="ro1">
          <table:table-cell office:value-type="float" office:value="18">
            <text:p>18</text:p>
          </table:table-cell>
          <table:table-cell office:value-type="float" office:value="1">
            <text:p>1</text:p>
          </table:table-cell>
          <table:table-cell office:value-type="float" office:value="2">
            <text:p>2</text:p>
          </table:table-cell>
          <table:table-cell office:value-type="string">
            <text:p>2004-010 T.A.C. - Total Asshole Compression</text:p>
          </table:table-cell>
          <table:table-cell office:value-type="string">
            <text:p>2004-010-total-asshole-compression</text:p>
          </table:table-cell>
          <table:table-cell office:value-type="float" office:value="2004">
            <text:p>2004</text:p>
          </table:table-cell>
          <table:table-cell office:value-type="string">
            <text:p>OSX software</text:p>
          </table:table-cell>
          <table:table-cell/>
          <table:table-cell office:value-type="string">
            <text:p>In collaboration with the Radical Software Group</text:p>
          </table:table-cell>
          <table:table-cell/>
          <table:table-cell office:value-type="string">
            <text:p>​Compression software that makes files bigger.</text:p>
          </table:table-cell>
          <table:table-cell office:value-type="string">
            <text:p>​Check the “official” website above to download the software, etc, etc. </text:p>
          </table:table-cell>
          <table:table-cell office:value-type="string">
            <text:p>http://tac-compression.com/</text:p>
          </table:table-cell>
          <table:table-cell office:value-type="string">
            <text:p>[13] [2004-004-iron-maidens-number-of-the-beast-compressed-over-and-over] 2004-004 Iron Maidens “The Number of the Beast” compressed over and over as an mp3 666 times</text:p>
            <text:p>[43] [2007-007-on-c] 2007-007 On C</text:p>
            <text:p>[189] [2004-025-total-asshole-compression] 2004-025 Total Asshole Compression</text:p>
          </table:table-cell>
          <table:table-cell office:value-type="string">
            <text:p>T.A.C. - Total Asshole Compression</text:p>
          </table:table-cell>
          <table:table-cell/>
          <table:table-cell office:value-type="string">
            <text:p>total-asshole-compression-screenshot-database-ih.jpg</text:p>
          </table:table-cell>
          <table:table-cell/>
          <table:table-cell office:value-type="float" office:value="2004">
            <text:p>2004</text:p>
          </table:table-cell>
          <table:table-cell table:number-columns-repeated="4"/>
        </table:table-row>
        <table:table-row table:style-name="ro1">
          <table:table-cell office:value-type="float" office:value="19">
            <text:p>19</text:p>
          </table:table-cell>
          <table:table-cell office:value-type="float" office:value="1">
            <text:p>1</text:p>
          </table:table-cell>
          <table:table-cell office:value-type="float" office:value="2">
            <text:p>2</text:p>
          </table:table-cell>
          <table:table-cell office:value-type="string">
            <text:p>2004-011 Whitney Teen Night</text:p>
          </table:table-cell>
          <table:table-cell office:value-type="string">
            <text:p>2004-011-whitney-teen-night</text:p>
          </table:table-cell>
          <table:table-cell office:value-type="float" office:value="2004">
            <text:p>2004</text:p>
          </table:table-cell>
          <table:table-cell office:value-type="string">
            <text:p>Live green screen event</text:p>
          </table:table-cell>
          <table:table-cell/>
          <table:table-cell office:value-type="string">
            <text:p>Collaboration with Paper Rad </text:p>
          </table:table-cell>
          <table:table-cell table:number-columns-repeated="2"/>
          <table:table-cell office:value-type="string">
            <text:p>&lt;p&gt;A karaoke set up / live video green screen was installed in the basement of the Whitney Museum on their free teen night. Teens were encouraged to make a music video while singing along to distorted midi / ring-tone versions of their favorite songs. Each video was available to take home for free on VHS tape.&lt;/p&gt;</text:p>
          </table:table-cell>
          <table:table-cell table:number-columns-repeated="2"/>
          <table:table-cell office:value-type="string">
            <text:p>Whitney Teen Night</text:p>
          </table:table-cell>
          <table:table-cell/>
          <table:table-cell office:value-type="string">
            <text:p>whitney-teen-night-2004-011-still-6-database-ih.jpg</text:p>
          </table:table-cell>
          <table:table-cell/>
          <table:table-cell office:value-type="float" office:value="2004">
            <text:p>2004</text:p>
          </table:table-cell>
          <table:table-cell/>
          <table:table-cell office:value-type="string">
            <text:p>Paper Rad</text:p>
          </table:table-cell>
          <table:table-cell table:number-columns-repeated="2"/>
        </table:table-row>
        <table:table-row table:style-name="ro1">
          <table:table-cell office:value-type="float" office:value="20">
            <text:p>20</text:p>
          </table:table-cell>
          <table:table-cell office:value-type="float" office:value="1">
            <text:p>1</text:p>
          </table:table-cell>
          <table:table-cell office:value-type="float" office:value="2">
            <text:p>2</text:p>
          </table:table-cell>
          <table:table-cell office:value-type="string">
            <text:p>2005-001 Super Mario Movie</text:p>
          </table:table-cell>
          <table:table-cell office:value-type="string">
            <text:p>2005-001-super-mario-movie</text:p>
          </table:table-cell>
          <table:table-cell office:value-type="float" office:value="2005">
            <text:p>2005</text:p>
          </table:table-cell>
          <table:table-cell office:value-type="string">
            <text:p>Modded Super Mario Brothers cartridge.</text:p>
          </table:table-cell>
          <table:table-cell table:number-columns-repeated="3"/>
          <table:table-cell office:value-type="string">
            <text:p>​15 minute movie programmed onto a Mario Brothers cartridge.</text:p>
          </table:table-cell>
          <table:table-cell office:value-type="string">
            <text:p>​First check out the ROM below. You can load this up in a NES emulator to watch this movie. It’s better then the youtube, trust me! Also it’s legit. Also, check the related code section for a full blast of the entire working archive of the code for this project. Also buried in the code and its versions are bits of script (which we had been working on sporadically for a few years) and other loose ends. For the NES heads out there, the code also might be of interest because it contains a very simple built from scratch music sequencer, a rudimentary animation engine, and an RLE scheme to compress backgrounds.</text:p>
          </table:table-cell>
          <table:table-cell table:number-columns-repeated="2"/>
          <table:table-cell office:value-type="string">
            <text:p>Super Mario Movie</text:p>
          </table:table-cell>
          <table:table-cell office:value-type="string">
            <text:p>{"id":"JN-WCA5-Qxs","url":"http:\/\/www.youtube.com\/embed\/JN-WCA5-Qxs?rel=0&amp;wmode=opaque&amp;hd=1","width":"640","height":"480","type":"youtube","title":"Cory Arcangel &amp; Paper Rad - Super Mario Movie - 2005","description":"15 minute movie programmed onto a Mario Brothers","thumbnail_small":"http:\/\/img.youtube.com\/vi\/JN-WCA5-Qxs\/2.jpg","thumbnail_large":"http:\/\/img.youtube.com\/vi\/JN-WCA5-Qxs\/0.jpg","author":"coryarcangel","length":"875","embed":"%3Ciframe%20src%3D%22http%3A\/\/www.youtube.com\/embed\/JN-WCA5-Qxs%3Frel%3D0%26wmode%3Dopaque%26hd%3D1%22%20border%3D%220%22%20height%3D%22480%22%20width%3D%22640%22%3E%3C\/iframe%3E"}</text:p>
            <text:p/>
          </table:table-cell>
          <table:table-cell office:value-type="string">
            <text:p>mario-movie-2005-001-cartridge-database-ih.jpg</text:p>
            <text:p>mario-movie-2005-001-screenshot-1-database-ih.jpg</text:p>
            <text:p>mario-movie-2005-001-screenshot-2-database-ih.jpg</text:p>
            <text:p>mario-movie-2005-001-screenshot-10-database-ih.jpg</text:p>
            <text:p>mario-movie-2005-001-screenshot-15-database-ih.jpg</text:p>
            <text:p>mario-movie-2005-001-screenshot-11-database-ih.jpg</text:p>
          </table:table-cell>
          <table:table-cell/>
          <table:table-cell office:value-type="float" office:value="2005">
            <text:p>2005</text:p>
          </table:table-cell>
          <table:table-cell office:value-type="string">
            <text:p>arcangel_paperrad_mariomovie.nes.zip</text:p>
          </table:table-cell>
          <table:table-cell office:value-type="string">
            <text:p>Paper Rad</text:p>
          </table:table-cell>
          <table:table-cell office:value-type="string">
            <text:p>[2199] [code-super-mario-movie] Super Mario Movie (Code)</text:p>
          </table:table-cell>
          <table:table-cell/>
        </table:table-row>
        <table:table-row table:style-name="ro1">
          <table:table-cell office:value-type="float" office:value="21">
            <text:p>21</text:p>
          </table:table-cell>
          <table:table-cell office:value-type="float" office:value="1">
            <text:p>1</text:p>
          </table:table-cell>
          <table:table-cell office:value-type="float" office:value="2">
            <text:p>2</text:p>
          </table:table-cell>
          <table:table-cell office:value-type="string">
            <text:p>2005-024 Contagious Media Showdown</text:p>
          </table:table-cell>
          <table:table-cell office:value-type="string">
            <text:p>2005-024-contagious-media-showdown</text:p>
          </table:table-cell>
          <table:table-cell office:value-type="float" office:value="2005">
            <text:p>2005</text:p>
          </table:table-cell>
          <table:table-cell office:value-type="string">
            <text:p>Event</text:p>
          </table:table-cell>
          <table:table-cell table:number-columns-repeated="3"/>
          <table:table-cell office:value-type="string">
            <text:p>​Festival &amp; competition I helped organize with the Eyebeam Contagious Media Group about memes back in the early days of viral net trash (eeek! – pre youtube………..)</text:p>
          </table:table-cell>
          <table:table-cell office:value-type="string">
            <text:p>Random facts --&gt; this is kinda related to the Huffington Post, LOL, seriously,&amp;nbsp;&lt;a href="http://www.cjr.org/cover_story/six_degrees_of_aggregation.php?page=all"&gt;read here&lt;/a&gt;.&amp;nbsp;</text:p>
          </table:table-cell>
          <table:table-cell office:value-type="string">
            <text:p>http://showdown.contagiousmedia.org/</text:p>
          </table:table-cell>
          <table:table-cell/>
          <table:table-cell office:value-type="string">
            <text:p>Contagious Media Showdown</text:p>
          </table:table-cell>
          <table:table-cell/>
          <table:table-cell office:value-type="string">
            <text:p>Contagious_Media_Showdown_2005_024_screenshot_database_IH.jpg</text:p>
          </table:table-cell>
          <table:table-cell/>
          <table:table-cell office:value-type="float" office:value="2005">
            <text:p>2005</text:p>
          </table:table-cell>
          <table:table-cell table:number-columns-repeated="4"/>
        </table:table-row>
        <table:table-row table:style-name="ro1">
          <table:table-cell office:value-type="float" office:value="22">
            <text:p>22</text:p>
          </table:table-cell>
          <table:table-cell office:value-type="float" office:value="1">
            <text:p>1</text:p>
          </table:table-cell>
          <table:table-cell office:value-type="float" office:value="2">
            <text:p>2</text:p>
          </table:table-cell>
          <table:table-cell office:value-type="string">
            <text:p>2005-025 The Year in the Internet (2005)</text:p>
          </table:table-cell>
          <table:table-cell office:value-type="string">
            <text:p>2005-025-the-year-in-the-internet</text:p>
          </table:table-cell>
          <table:table-cell office:value-type="float" office:value="2005">
            <text:p>2005</text:p>
          </table:table-cell>
          <table:table-cell office:value-type="string">
            <text:p>Website</text:p>
          </table:table-cell>
          <table:table-cell table:number-columns-repeated="3"/>
          <table:table-cell office:value-type="string">
            <text:p>&lt;p&gt;​Website featuring the best links of the year from various net people.&lt;/p&gt;</text:p>
          </table:table-cell>
          <table:table-cell/>
          <table:table-cell office:value-type="string">
            <text:p>http://www.burncopy.com/bestoftheweb.html</text:p>
          </table:table-cell>
          <table:table-cell office:value-type="string">
            <text:p>[23] 2006-020 The Year in the Internet (2006) - the-year-in-the-internet1</text:p>
          </table:table-cell>
          <table:table-cell office:value-type="string">
            <text:p>The Year in the Internet (2005)</text:p>
          </table:table-cell>
          <table:table-cell/>
          <table:table-cell office:value-type="string">
            <text:p>The_Year_in_the_Internet_2005_025_screenshot_database_IH.jpg</text:p>
          </table:table-cell>
          <table:table-cell/>
          <table:table-cell office:value-type="float" office:value="2005">
            <text:p>2005</text:p>
          </table:table-cell>
          <table:table-cell/>
          <table:table-cell office:value-type="string">
            <text:p>Michael Bell Smith</text:p>
          </table:table-cell>
          <table:table-cell table:number-columns-repeated="2"/>
        </table:table-row>
        <table:table-row table:style-name="ro1">
          <table:table-cell office:value-type="float" office:value="23">
            <text:p>23</text:p>
          </table:table-cell>
          <table:table-cell office:value-type="float" office:value="1">
            <text:p>1</text:p>
          </table:table-cell>
          <table:table-cell office:value-type="float" office:value="2">
            <text:p>2</text:p>
          </table:table-cell>
          <table:table-cell office:value-type="string">
            <text:p>2006-020 The Year in the Internet (2006)</text:p>
          </table:table-cell>
          <table:table-cell office:value-type="string">
            <text:p>2006-020-the-year-in-the-internet</text:p>
          </table:table-cell>
          <table:table-cell office:value-type="float" office:value="2006">
            <text:p>2006</text:p>
          </table:table-cell>
          <table:table-cell office:value-type="string">
            <text:p>Website</text:p>
          </table:table-cell>
          <table:table-cell table:number-columns-repeated="3"/>
          <table:table-cell office:value-type="string">
            <text:p>&lt;p&gt;​Best of the year lists by various Internet people.&lt;/p&gt;</text:p>
          </table:table-cell>
          <table:table-cell/>
          <table:table-cell office:value-type="string">
            <text:p>http://www.burncopy.com/year_in_the_internet_06.html</text:p>
          </table:table-cell>
          <table:table-cell office:value-type="string">
            <text:p>[22] 2005-025 The Year in the Internet (2005) - 2005-025-the-year-in-the-internet</text:p>
          </table:table-cell>
          <table:table-cell office:value-type="string">
            <text:p>The Year in the Internet (2006)</text:p>
          </table:table-cell>
          <table:table-cell/>
          <table:table-cell office:value-type="string">
            <text:p>The_Year_in_the_Internet_2006_020_screenshot_database_IH.jpg</text:p>
          </table:table-cell>
          <table:table-cell/>
          <table:table-cell office:value-type="float" office:value="2006">
            <text:p>2006</text:p>
          </table:table-cell>
          <table:table-cell/>
          <table:table-cell office:value-type="string">
            <text:p>Michael Bell Smith</text:p>
          </table:table-cell>
          <table:table-cell table:number-columns-repeated="2"/>
        </table:table-row>
        <table:table-row table:style-name="ro1">
          <table:table-cell office:value-type="float" office:value="26">
            <text:p>26</text:p>
          </table:table-cell>
          <table:table-cell office:value-type="float" office:value="1">
            <text:p>1</text:p>
          </table:table-cell>
          <table:table-cell office:value-type="float" office:value="2">
            <text:p>2</text:p>
          </table:table-cell>
          <table:table-cell office:value-type="string">
            <text:p>2005-011 Old Friends</text:p>
          </table:table-cell>
          <table:table-cell office:value-type="string">
            <text:p>2005-011-old-friends</text:p>
          </table:table-cell>
          <table:table-cell office:value-type="float" office:value="2005">
            <text:p>2005</text:p>
          </table:table-cell>
          <table:table-cell office:value-type="string">
            <text:p>Modded DVD</text:p>
          </table:table-cell>
          <table:table-cell table:number-columns-repeated="3"/>
          <table:table-cell office:value-type="string">
            <text:p>&lt;p&gt;​Simon and Garfunkel DVD where chapter markers have been moved to places where one can see tension between the two.&lt;/p&gt;</text:p>
          </table:table-cell>
          <table:table-cell office:value-type="string">
            <text:p>&lt;p&gt;​This isn't exactly a video, but actually a modified DVD. The only difference between this DVD, and the one you can (or could) buy in stores, is that the chapter markers have been moved on this one to places where you can see Simon and Garfunkel bicker. So, unless you are forwarding between chapters (which normally would be placed at the beginning of songs), it looks pretty much like the store bought DVD. The only way I successfully figured out how to show this was in comedy clubs where I would play the DVD as it was projected and narrate as I forwarded it to my new chapter markers. It took me all summer to figure out how to re-program a DVD, and to this day this project is one of the stupider things I ever spent an insane amount of time and energy doing. Especially since it was virtually impossible to show in any traditional sense (hence comedy clubs).&amp;nbsp; &lt;/p&gt;</text:p>
          </table:table-cell>
          <table:table-cell table:number-columns-repeated="2"/>
          <table:table-cell office:value-type="string">
            <text:p>Old Friends</text:p>
          </table:table-cell>
          <table:table-cell/>
          <table:table-cell office:value-type="string">
            <text:p>Old_Friends_2005_011_still_database_IH.jpg</text:p>
          </table:table-cell>
          <table:table-cell/>
          <table:table-cell office:value-type="float" office:value="2005">
            <text:p>2005</text:p>
          </table:table-cell>
          <table:table-cell table:number-columns-repeated="4"/>
        </table:table-row>
        <table:table-row table:style-name="ro1">
          <table:table-cell office:value-type="float" office:value="27">
            <text:p>27</text:p>
          </table:table-cell>
          <table:table-cell office:value-type="float" office:value="1">
            <text:p>1</text:p>
          </table:table-cell>
          <table:table-cell office:value-type="float" office:value="2">
            <text:p>2</text:p>
          </table:table-cell>
          <table:table-cell office:value-type="string">
            <text:p>2005-007 Slim Thug Status Bot</text:p>
          </table:table-cell>
          <table:table-cell office:value-type="string">
            <text:p>2005-007-slim-thug-status-bot</text:p>
          </table:table-cell>
          <table:table-cell office:value-type="float" office:value="2005">
            <text:p>2005</text:p>
          </table:table-cell>
          <table:table-cell office:value-type="string">
            <text:p>Software</text:p>
          </table:table-cell>
          <table:table-cell table:number-columns-repeated="3"/>
          <table:table-cell office:value-type="string">
            <text:p>&lt;p&gt;​Bot which allows a user to ask chat user Slim Thug if his album has gone platinum.&lt;/p&gt;</text:p>
          </table:table-cell>
          <table:table-cell table:number-columns-repeated="3"/>
          <table:table-cell office:value-type="string">
            <text:p>Slim Thug Status Bot</text:p>
          </table:table-cell>
          <table:table-cell/>
          <table:table-cell office:value-type="string">
            <text:p>slim-thug-2005-007-screenshot-database-ih.jpg</text:p>
          </table:table-cell>
          <table:table-cell/>
          <table:table-cell office:value-type="float" office:value="2005">
            <text:p>2005</text:p>
          </table:table-cell>
          <table:table-cell table:number-columns-repeated="4"/>
        </table:table-row>
        <table:table-row table:style-name="ro1">
          <table:table-cell office:value-type="float" office:value="28">
            <text:p>28</text:p>
          </table:table-cell>
          <table:table-cell office:value-type="float" office:value="1">
            <text:p>1</text:p>
          </table:table-cell>
          <table:table-cell office:value-type="float" office:value="2">
            <text:p>2</text:p>
          </table:table-cell>
          <table:table-cell office:value-type="string">
            <text:p>2006-019 Gif</text:p>
          </table:table-cell>
          <table:table-cell office:value-type="string">
            <text:p>2006-019-handmadegif</text:p>
          </table:table-cell>
          <table:table-cell office:value-type="float" office:value="2006">
            <text:p>2006</text:p>
          </table:table-cell>
          <table:table-cell office:value-type="string">
            <text:p>Pen on paper. </text:p>
          </table:table-cell>
          <table:table-cell table:number-columns-repeated="3"/>
          <table:table-cell office:value-type="string">
            <text:p>&lt;p&gt;​Gif file written by hand. &lt;/p&gt;</text:p>
          </table:table-cell>
          <table:table-cell office:value-type="string">
            <text:p>&lt;p&gt;​Handmade Gif is a Gif file I wrote by hand in binary. This of course is pointless, but I chose to do this as an exercise in order to familiarize myself with the basics of compression for no reason other then I wondered how it worked. Since Gif was the oldest common compression format, I picked it first. And because I was writing it by hand I picked a really small and easy one to do, which was a 2 pixel wide by 2 pixel high square. Black, White, on top of White, Black. U can see it re-sized above (the grey sections are aliasing which are not included in the oriignal, ... I swear!, download it and check it out. :) &lt;/p&gt;</text:p>
            <text:p>&lt;p&gt;Gif Code Explanation&lt;/p&gt;</text:p>
            <text:p/>
            <text:p>&lt;p&gt;header: 474946383961&lt;/p&gt;</text:p>
            <text:p/>
            <text:p>&lt;p&gt;image map size: 0200 0200&lt;/p&gt;</text:p>
            <text:p/>
            <text:p>&lt;p&gt;global color flag, not sorted, 1 bit per color, size of color table 2: 80&lt;/p&gt;</text:p>
            <text:p/>
            <text:p>&lt;p&gt;no background (unused): 00&lt;/p&gt;</text:p>
            <text:p/>
            <text:p>&lt;p&gt;no pixel aspect ratio: 00&lt;/p&gt;</text:p>
            <text:p/>
            <text:p>&lt;p&gt;black: 000000&lt;/p&gt;</text:p>
            <text:p/>
            <text:p>&lt;p&gt;white: FFFFFF&lt;/p&gt;</text:p>
            <text:p/>
            <text:p>&lt;p&gt;image separator: 2C&lt;/p&gt;</text:p>
            <text:p/>
            <text:p>&lt;p&gt;image distance from l / r in image map: 0000 0000&lt;/p&gt;</text:p>
            <text:p/>
            <text:p>&lt;p&gt;image size: 0200 0200&lt;/p&gt;</text:p>
            <text:p/>
            <text:p>&lt;p&gt;non interlaced, and no local colors (not sorted and no size): 00&lt;/p&gt;</text:p>
            <text:p/>
            <text:p>&lt;p&gt;size of LZW code chunks (=3): 02&lt;/p&gt;</text:p>
            <text:p/>
            <text:p>&lt;p&gt;length of LZW code section: 03&lt;/p&gt;</text:p>
            <text:p/>
            <text:p>&lt;p&gt;LWZ code: 448202&lt;/p&gt;</text:p>
            <text:p/>
            <text:p>&lt;p&gt;next LZW code size: 00&lt;/p&gt;</text:p>
            <text:p/>
            <text:p>&lt;p&gt;end of file: 3B&lt;/p&gt;</text:p>
            <text:p/>
            <text:p>&lt;p&gt;It is a 2 by 2 black and white checker GIF…&lt;/p&gt;</text:p>
            <text:p/>
            <text:p>&lt;p&gt;BW WB&lt;/p&gt;</text:p>
          </table:table-cell>
          <table:table-cell table:number-columns-repeated="2"/>
          <table:table-cell office:value-type="string">
            <text:p>Gif</text:p>
          </table:table-cell>
          <table:table-cell/>
          <table:table-cell office:value-type="string">
            <text:p>Gif_2006_019_full-2-database_qqq.jpg</text:p>
            <text:p>cory_arcangel_gif.gif</text:p>
          </table:table-cell>
          <table:table-cell/>
          <table:table-cell office:value-type="float" office:value="2006">
            <text:p>2006</text:p>
          </table:table-cell>
          <table:table-cell table:number-columns-repeated="4"/>
        </table:table-row>
        <table:table-row table:style-name="ro1">
          <table:table-cell office:value-type="float" office:value="29">
            <text:p>29</text:p>
          </table:table-cell>
          <table:table-cell office:value-type="float" office:value="1">
            <text:p>1</text:p>
          </table:table-cell>
          <table:table-cell office:value-type="float" office:value="2">
            <text:p>2</text:p>
          </table:table-cell>
          <table:table-cell office:value-type="string">
            <text:p>2006-012 Punk Rock 101</text:p>
          </table:table-cell>
          <table:table-cell office:value-type="string">
            <text:p>2006-012-punkrock-101</text:p>
          </table:table-cell>
          <table:table-cell office:value-type="float" office:value="2006">
            <text:p>2006</text:p>
          </table:table-cell>
          <table:table-cell office:value-type="string">
            <text:p>Website</text:p>
          </table:table-cell>
          <table:table-cell table:number-columns-repeated="3"/>
          <table:table-cell office:value-type="string">
            <text:p>​Kurt Cobain’s suicide letter with Google ads placed on it.</text:p>
          </table:table-cell>
          <table:table-cell office:value-type="string">
            <text:p>​A while back, I made a web page which paired Kurt Cobain’s suicide letter with Google Ads (google ads are generated from the text of the page they appear on). It was up for a while but after getting digged google decided to remove the ads from the page. I took some screen shots while it was up and above are two examples of what it looked like.</text:p>
          </table:table-cell>
          <table:table-cell table:number-columns-repeated="2"/>
          <table:table-cell office:value-type="string">
            <text:p>Punk Rock 101</text:p>
          </table:table-cell>
          <table:table-cell/>
          <table:table-cell office:value-type="string">
            <text:p>punk-rock-2006-012-screenshot-database-ih.jpg</text:p>
            <text:p>punk-rock-101-2006-012-screenshot-2-database-IH.jpg</text:p>
          </table:table-cell>
          <table:table-cell/>
          <table:table-cell office:value-type="float" office:value="2006">
            <text:p>2006</text:p>
          </table:table-cell>
          <table:table-cell table:number-columns-repeated="4"/>
        </table:table-row>
        <table:table-row table:style-name="ro1">
          <table:table-cell office:value-type="float" office:value="30">
            <text:p>30</text:p>
          </table:table-cell>
          <table:table-cell office:value-type="float" office:value="1">
            <text:p>1</text:p>
          </table:table-cell>
          <table:table-cell office:value-type="float" office:value="2">
            <text:p>2</text:p>
          </table:table-cell>
          <table:table-cell office:value-type="string">
            <text:p>2006-006 The Bruce Springsteen 'Born to Run' Glockenspiel Addendum (Composition)</text:p>
          </table:table-cell>
          <table:table-cell office:value-type="string">
            <text:p>2006-006-the-bruce-springsteen-born-to-run-glockenspiel-addendum</text:p>
          </table:table-cell>
          <table:table-cell office:value-type="float" office:value="2006">
            <text:p>2006</text:p>
          </table:table-cell>
          <table:table-cell office:value-type="string">
            <text:p>Composition for solo glockenspiel and optional electronics. </text:p>
          </table:table-cell>
          <table:table-cell table:number-columns-repeated="7"/>
          <table:table-cell office:value-type="string">
            <text:p>The Bruce Springsteen 'Born to Run' Glockenspiel Addendum</text:p>
          </table:table-cell>
          <table:table-cell/>
          <table:table-cell office:value-type="string">
            <text:p>The-Bruce-Springsteen-Born-to-Run-Glockenspiel-Addendum-2006-006-db-1-IH.jpg</text:p>
          </table:table-cell>
          <table:table-cell office:value-type="string">
            <text:p>(Composition)</text:p>
          </table:table-cell>
          <table:table-cell office:value-type="float" office:value="2006">
            <text:p>2006</text:p>
          </table:table-cell>
          <table:table-cell office:value-type="string">
            <text:p>cory-arcangel-2006-006-glock-addendum-web.pdf</text:p>
          </table:table-cell>
          <table:table-cell table:number-columns-repeated="3"/>
        </table:table-row>
        <table:table-row table:style-name="ro1">
          <table:table-cell office:value-type="float" office:value="31">
            <text:p>31</text:p>
          </table:table-cell>
          <table:table-cell office:value-type="float" office:value="1">
            <text:p>1</text:p>
          </table:table-cell>
          <table:table-cell office:value-type="float" office:value="2">
            <text:p>2</text:p>
          </table:table-cell>
          <table:table-cell office:value-type="string">
            <text:p>2006-003 The Bruce Springsteen 'Born to Run' Glockenspiel Addendum (Vinyl)</text:p>
          </table:table-cell>
          <table:table-cell office:value-type="string">
            <text:p>2006-003-the-bruce-springsteen-born-to-run-glockenspiel-addendum</text:p>
          </table:table-cell>
          <table:table-cell office:value-type="float" office:value="2006">
            <text:p>2006</text:p>
          </table:table-cell>
          <table:table-cell office:value-type="string">
            <text:p>12" LP. Edition of 300.</text:p>
          </table:table-cell>
          <table:table-cell table:number-columns-repeated="3"/>
          <table:table-cell office:value-type="string">
            <text:p>​LP featuring a Glockenspiel addendum to Springsteen’s Born To Run record.</text:p>
          </table:table-cell>
          <table:table-cell table:number-columns-repeated="3"/>
          <table:table-cell office:value-type="string">
            <text:p>The Bruce Springsteen 'Born to Run' Glockenspiel Addendum </text:p>
          </table:table-cell>
          <table:table-cell/>
          <table:table-cell office:value-type="string">
            <text:p>born-to-run-2006-003-full-database-ih.jpg</text:p>
          </table:table-cell>
          <table:table-cell office:value-type="string">
            <text:p>(LP)</text:p>
          </table:table-cell>
          <table:table-cell office:value-type="float" office:value="2006">
            <text:p>2006</text:p>
          </table:table-cell>
          <table:table-cell table:number-columns-repeated="4"/>
        </table:table-row>
        <table:table-row table:style-name="ro1">
          <table:table-cell office:value-type="float" office:value="32">
            <text:p>32</text:p>
          </table:table-cell>
          <table:table-cell office:value-type="float" office:value="1">
            <text:p>1</text:p>
          </table:table-cell>
          <table:table-cell office:value-type="float" office:value="2">
            <text:p>2</text:p>
          </table:table-cell>
          <table:table-cell office:value-type="string">
            <text:p>2006-001 Sweet 16</text:p>
          </table:table-cell>
          <table:table-cell office:value-type="string">
            <text:p>2006-001-sweet16</text:p>
          </table:table-cell>
          <table:table-cell office:value-type="float" office:value="2006">
            <text:p>2006</text:p>
          </table:table-cell>
          <table:table-cell office:value-type="string">
            <text:p>Dual channel video</text:p>
          </table:table-cell>
          <table:table-cell table:number-columns-repeated="2"/>
          <table:table-cell office:value-type="string">
            <text:p>15:55 minutes</text:p>
          </table:table-cell>
          <table:table-cell office:value-type="string">
            <text:p>​Intro to GNR’s Sweet Child O Mine phased.</text:p>
          </table:table-cell>
          <table:table-cell table:number-columns-repeated="2"/>
          <table:table-cell office:value-type="string">
            <text:p>[93] [2006-005-sweet16] 2006-005 Sweet 16</text:p>
          </table:table-cell>
          <table:table-cell office:value-type="string">
            <text:p>Sweet 16</text:p>
          </table:table-cell>
          <table:table-cell/>
          <table:table-cell office:value-type="string">
            <text:p>sweet-16-2006-001-install-2-database-ih_1.jpg</text:p>
          </table:table-cell>
          <table:table-cell office:value-type="string">
            <text:p>(Video)</text:p>
          </table:table-cell>
          <table:table-cell office:value-type="float" office:value="2006">
            <text:p>2006</text:p>
          </table:table-cell>
          <table:table-cell table:number-columns-repeated="4"/>
        </table:table-row>
        <table:table-row table:style-name="ro1">
          <table:table-cell office:value-type="float" office:value="33">
            <text:p>33</text:p>
          </table:table-cell>
          <table:table-cell office:value-type="float" office:value="1">
            <text:p>1</text:p>
          </table:table-cell>
          <table:table-cell office:value-type="float" office:value="2">
            <text:p>2</text:p>
          </table:table-cell>
          <table:table-cell office:value-type="string">
            <text:p>2006-004 Colors</text:p>
          </table:table-cell>
          <table:table-cell office:value-type="string">
            <text:p>2006-004-colors</text:p>
          </table:table-cell>
          <table:table-cell office:value-type="float" office:value="2006">
            <text:p>2006</text:p>
          </table:table-cell>
          <table:table-cell office:value-type="string">
            <text:p>Computer generated video</text:p>
          </table:table-cell>
          <table:table-cell table:number-columns-repeated="3"/>
          <table:table-cell office:value-type="string">
            <text:p>​The movie Colors played one horizontal line of color at a time.</text:p>
          </table:table-cell>
          <table:table-cell office:value-type="string">
            <text:p>​This was a video I made where, as the elevator pitch suggests, I played the movie Colors one horizontal line of colors at a time. A few years later, I released a personal edition of the software I used, called Colors Personal Edition. So, get ripping! </text:p>
          </table:table-cell>
          <table:table-cell/>
          <table:table-cell office:value-type="string">
            <text:p>[2149] [2009-054-colors-personal-edition] 2009-054 Colors Personal Edition</text:p>
          </table:table-cell>
          <table:table-cell office:value-type="string">
            <text:p>Colors</text:p>
          </table:table-cell>
          <table:table-cell/>
          <table:table-cell office:value-type="string">
            <text:p>colors-2006-004-digital-still-database-ih.jpg</text:p>
          </table:table-cell>
          <table:table-cell/>
          <table:table-cell office:value-type="float" office:value="2006">
            <text:p>2006</text:p>
          </table:table-cell>
          <table:table-cell table:number-columns-repeated="4"/>
        </table:table-row>
        <table:table-row table:style-name="ro1">
          <table:table-cell office:value-type="float" office:value="34">
            <text:p>34</text:p>
          </table:table-cell>
          <table:table-cell office:value-type="float" office:value="1">
            <text:p>1</text:p>
          </table:table-cell>
          <table:table-cell office:value-type="float" office:value="2">
            <text:p>2</text:p>
          </table:table-cell>
          <table:table-cell office:value-type="string">
            <text:p>2007-004 Every Other C.S.N.Y.</text:p>
          </table:table-cell>
          <table:table-cell office:value-type="string">
            <text:p>2007-004-every-other-csny</text:p>
          </table:table-cell>
          <table:table-cell office:value-type="float" office:value="2007">
            <text:p>2007</text:p>
          </table:table-cell>
          <table:table-cell office:value-type="string">
            <text:p>Pen on paper.</text:p>
          </table:table-cell>
          <table:table-cell table:number-columns-repeated="3"/>
          <table:table-cell office:value-type="string">
            <text:p>&lt;p&gt;​Every single possible combination of CSNY.&lt;/p&gt;</text:p>
          </table:table-cell>
          <table:table-cell table:number-columns-repeated="3"/>
          <table:table-cell office:value-type="string">
            <text:p>Every Other C.S.N.Y.</text:p>
          </table:table-cell>
          <table:table-cell/>
          <table:table-cell office:value-type="string">
            <text:p>every-other-csny-2007-004-full-database-ih.jpg</text:p>
          </table:table-cell>
          <table:table-cell/>
          <table:table-cell office:value-type="float" office:value="2007">
            <text:p>2007</text:p>
          </table:table-cell>
          <table:table-cell table:number-columns-repeated="4"/>
        </table:table-row>
        <table:table-row table:style-name="ro1">
          <table:table-cell office:value-type="float" office:value="36">
            <text:p>36</text:p>
          </table:table-cell>
          <table:table-cell office:value-type="float" office:value="1">
            <text:p>1</text:p>
          </table:table-cell>
          <table:table-cell office:value-type="float" office:value="2">
            <text:p>2</text:p>
          </table:table-cell>
          <table:table-cell office:value-type="string">
            <text:p>2007-003 Apple GarageBand Auto Tune Demonstration</text:p>
          </table:table-cell>
          <table:table-cell office:value-type="string">
            <text:p>2007-003-apple-garageband-autotune</text:p>
          </table:table-cell>
          <table:table-cell office:value-type="float" office:value="2007">
            <text:p>2007</text:p>
          </table:table-cell>
          <table:table-cell office:value-type="string">
            <text:p>Video</text:p>
          </table:table-cell>
          <table:table-cell table:number-columns-repeated="3"/>
          <table:table-cell office:value-type="string">
            <text:p>​GarageBand auto-tune applied to Jimi Hendrix’s Woodstock Star Spangled Banner.</text:p>
          </table:table-cell>
          <table:table-cell table:number-columns-repeated="2"/>
          <table:table-cell office:value-type="string">
            <text:p>[51] [2009-041-last-night-i-had-the-strangest-dream] 2009-041 Last Night I Had The Strangest Dream</text:p>
          </table:table-cell>
          <table:table-cell office:value-type="string">
            <text:p>Apple GarageBand Auto Tune Demonstration</text:p>
          </table:table-cell>
          <table:table-cell office:value-type="string">
            <text:p>{"id":"9zWqUnW66wY","url":"http:\/\/www.youtube.com\/embed\/9zWqUnW66wY?rel=0&amp;wmode=opaque&amp;hd=1","width":"640","height":"480","type":"youtube","title":"Cory Arcangel - Apple Garageband Auto Tune Demonstration - 2007","description":"Jimi run through Garageband's auto tune. LOL.","thumbnail_small":"http:\/\/img.youtube.com\/vi\/9zWqUnW66wY\/2.jpg","thumbnail_large":"http:\/\/img.youtube.com\/vi\/9zWqUnW66wY\/0.jpg","author":"coryarcangel","length":"274","embed":"%3Ciframe%20src%3D%22http%3A\/\/www.youtube.com\/embed\/9zWqUnW66wY%3Frel%3D0%26wmode%3Dopaque%26hd%3D1%22%20border%3D%220%22%20height%3D%22480%22%20width%3D%22640%22%3E%3C\/iframe%3E"}</text:p>
            <text:p/>
          </table:table-cell>
          <table:table-cell office:value-type="string">
            <text:p>auto-tune-demo-2007-003-still-2-database-ih.jpg</text:p>
          </table:table-cell>
          <table:table-cell/>
          <table:table-cell office:value-type="float" office:value="2007">
            <text:p>2007</text:p>
          </table:table-cell>
          <table:table-cell table:number-columns-repeated="4"/>
        </table:table-row>
        <table:table-row table:style-name="ro1">
          <table:table-cell office:value-type="float" office:value="38">
            <text:p>38</text:p>
          </table:table-cell>
          <table:table-cell office:value-type="float" office:value="1">
            <text:p>1</text:p>
          </table:table-cell>
          <table:table-cell office:value-type="float" office:value="2">
            <text:p>2</text:p>
          </table:table-cell>
          <table:table-cell office:value-type="string">
            <text:p>2007-020 I don't want to spoil the party</text:p>
          </table:table-cell>
          <table:table-cell office:value-type="string">
            <text:p>2007-020-i-dont-want-to-spoil-the-party</text:p>
          </table:table-cell>
          <table:table-cell office:value-type="float" office:value="2007">
            <text:p>2007</text:p>
          </table:table-cell>
          <table:table-cell office:value-type="string">
            <text:p>Video</text:p>
          </table:table-cell>
          <table:table-cell table:number-columns-repeated="3"/>
          <table:table-cell office:value-type="string">
            <text:p>&lt;p&gt;​Beatles 1st US press conference with an additional laser porter between Paul's eyes.&lt;/p&gt;</text:p>
          </table:table-cell>
          <table:table-cell table:number-columns-repeated="3"/>
          <table:table-cell office:value-type="string">
            <text:p>I don't want to spoil the party</text:p>
          </table:table-cell>
          <table:table-cell/>
          <table:table-cell office:value-type="string">
            <text:p>spoil-party-2007-020-install-database-ih_1.jpg</text:p>
          </table:table-cell>
          <table:table-cell/>
          <table:table-cell office:value-type="float" office:value="2007">
            <text:p>2007</text:p>
          </table:table-cell>
          <table:table-cell table:number-columns-repeated="4"/>
        </table:table-row>
        <table:table-row table:style-name="ro1">
          <table:table-cell office:value-type="float" office:value="39">
            <text:p>39</text:p>
          </table:table-cell>
          <table:table-cell office:value-type="float" office:value="1">
            <text:p>1</text:p>
          </table:table-cell>
          <table:table-cell office:value-type="float" office:value="2">
            <text:p>2</text:p>
          </table:table-cell>
          <table:table-cell office:value-type="string">
            <text:p>2007-039 Another One Bites The Dust</text:p>
          </table:table-cell>
          <table:table-cell office:value-type="string">
            <text:p>2007-039-another-one-bites-the-dust</text:p>
          </table:table-cell>
          <table:table-cell office:value-type="float" office:value="2007">
            <text:p>2007</text:p>
          </table:table-cell>
          <table:table-cell office:value-type="string">
            <text:p>Poster.</text:p>
          </table:table-cell>
          <table:table-cell table:number-columns-repeated="3"/>
          <table:table-cell office:value-type="string">
            <text:p>&lt;p&gt;​Poster featuring Axl's shoes taken from he interior of GNR's Spaghetti Incident EP.&lt;/p&gt;</text:p>
          </table:table-cell>
          <table:table-cell table:number-columns-repeated="3"/>
          <table:table-cell office:value-type="string">
            <text:p>Another One Bites The Dust</text:p>
          </table:table-cell>
          <table:table-cell/>
          <table:table-cell office:value-type="string">
            <text:p>Another_One_Bites_the_Dust_2007_039_full_database_IH_1.jpg</text:p>
          </table:table-cell>
          <table:table-cell/>
          <table:table-cell office:value-type="float" office:value="2007">
            <text:p>2007</text:p>
          </table:table-cell>
          <table:table-cell table:number-columns-repeated="4"/>
        </table:table-row>
        <table:table-row table:style-name="ro1">
          <table:table-cell office:value-type="float" office:value="40">
            <text:p>40</text:p>
          </table:table-cell>
          <table:table-cell office:value-type="float" office:value="1">
            <text:p>1</text:p>
          </table:table-cell>
          <table:table-cell office:value-type="float" office:value="2">
            <text:p>2</text:p>
          </table:table-cell>
          <table:table-cell office:value-type="string">
            <text:p>2004-014 Sans Simon</text:p>
          </table:table-cell>
          <table:table-cell office:value-type="string">
            <text:p>2004-014-sans-simon</text:p>
          </table:table-cell>
          <table:table-cell office:value-type="float" office:value="2004">
            <text:p>2004</text:p>
          </table:table-cell>
          <table:table-cell office:value-type="string">
            <text:p>Performance for Simon and Garfunkel video, projector, and performer</text:p>
          </table:table-cell>
          <table:table-cell table:number-columns-repeated="3"/>
          <table:table-cell office:value-type="string">
            <text:p>&lt;p&gt;Simon and Garfunkel minus Simon. &lt;/p&gt;</text:p>
          </table:table-cell>
          <table:table-cell table:number-columns-repeated="3"/>
          <table:table-cell office:value-type="string">
            <text:p>Sans Simon</text:p>
          </table:table-cell>
          <table:table-cell office:value-type="string">
            <text:p>{"id":"Jol8UGT_ng4","url":"http:\/\/www.youtube.com\/embed\/Jol8UGT_ng4?rel=0&amp;wmode=opaque&amp;hd=1","width":"640","height":"480","type":"youtube","title":"Cory Arcangel - Sans Simon Live @ Columbia University - 2007","description":"Simon and Garfunkel w\/o","thumbnail_small":"http:\/\/img.youtube.com\/vi\/Jol8UGT_ng4\/2.jpg","thumbnail_large":"http:\/\/img.youtube.com\/vi\/Jol8UGT_ng4\/0.jpg","author":"coryarcangel","length":"230","embed":"%3Ciframe%20src%3D%22http%3A\/\/www.youtube.com\/embed\/Jol8UGT_ng4%3Frel%3D0%26wmode%3Dopaque%26hd%3D1%22%20border%3D%220%22%20height%3D%22480%22%20width%3D%22640%22%3E%3C\/iframe%3E"}</text:p>
            <text:p/>
          </table:table-cell>
          <table:table-cell office:value-type="string">
            <text:p>sans-simon-2004-014-performanceview-columbia-database-HM.jpg</text:p>
          </table:table-cell>
          <table:table-cell office:value-type="string">
            <text:p><text:s/>(Performance) </text:p>
          </table:table-cell>
          <table:table-cell office:value-type="float" office:value="2004">
            <text:p>2004</text:p>
          </table:table-cell>
          <table:table-cell table:number-columns-repeated="4"/>
        </table:table-row>
        <table:table-row table:style-name="ro1">
          <table:table-cell office:value-type="float" office:value="41">
            <text:p>41</text:p>
          </table:table-cell>
          <table:table-cell office:value-type="float" office:value="1">
            <text:p>1</text:p>
          </table:table-cell>
          <table:table-cell office:value-type="float" office:value="2">
            <text:p>2</text:p>
          </table:table-cell>
          <table:table-cell office:value-type="string">
            <text:p>2007-006 A Couple Thousand Short Films About Glenn Gould</text:p>
          </table:table-cell>
          <table:table-cell office:value-type="string">
            <text:p>2007-006-a-couple-thousand-short-films-about-glenn-gould</text:p>
          </table:table-cell>
          <table:table-cell office:value-type="float" office:value="2007">
            <text:p>2007</text:p>
          </table:table-cell>
          <table:table-cell office:value-type="string">
            <text:p>Dual channel video</text:p>
          </table:table-cell>
          <table:table-cell office:value-type="string">
            <text:p>Film and Video Umbrella</text:p>
          </table:table-cell>
          <table:table-cell table:number-columns-repeated="2"/>
          <table:table-cell office:value-type="string">
            <text:p>&lt;p&gt;​Goldberg Variation #1 re-constructed using Youtube vidz.&lt;/p&gt;</text:p>
          </table:table-cell>
          <table:table-cell office:value-type="string">
            <text:p>&lt;p&gt;​This was the first in a series of three different vidz I ended up making which tied together different utube videos using software I made called Gould Pro. 2 b honest I was hoping for a meme hit! So why I made the first one dual channel I have no idea (aka, not really the utube format). The second, and third one ended up better in this respect. &lt;/p&gt;</text:p>
          </table:table-cell>
          <table:table-cell/>
          <table:table-cell office:value-type="string">
            <text:p>[52] 2009-003 Drei Klavierstücke op. 11 - dreiklavierstucke</text:p>
            <text:p>[101] 2011-022 Paganini Caprice No. 5 - 2011-022-paganini-caprice-no-5</text:p>
          </table:table-cell>
          <table:table-cell office:value-type="string">
            <text:p>A Couple Thousand Short Films About Glenn Gould</text:p>
          </table:table-cell>
          <table:table-cell/>
          <table:table-cell office:value-type="string">
            <text:p>gould-2007-006-install-1-database-NGCA.jpg</text:p>
          </table:table-cell>
          <table:table-cell/>
          <table:table-cell office:value-type="float" office:value="2007">
            <text:p>2007</text:p>
          </table:table-cell>
          <table:table-cell table:number-columns-repeated="4"/>
        </table:table-row>
        <table:table-row table:style-name="ro1">
          <table:table-cell office:value-type="float" office:value="42">
            <text:p>42</text:p>
          </table:table-cell>
          <table:table-cell office:value-type="float" office:value="1">
            <text:p>1</text:p>
          </table:table-cell>
          <table:table-cell office:value-type="float" office:value="2">
            <text:p>2</text:p>
          </table:table-cell>
          <table:table-cell office:value-type="string">
            <text:p>2008-010 Art Since 1960 According to the Internet</text:p>
          </table:table-cell>
          <table:table-cell office:value-type="string">
            <text:p>art-since-1960-according-to-the-internet</text:p>
          </table:table-cell>
          <table:table-cell office:value-type="float" office:value="2008">
            <text:p>2008</text:p>
          </table:table-cell>
          <table:table-cell office:value-type="string">
            <text:p>Lecture</text:p>
          </table:table-cell>
          <table:table-cell table:number-columns-repeated="3"/>
          <table:table-cell office:value-type="string">
            <text:p>​Performance featuring surfing Youtube for artist last names, and clocking on the most random results.</text:p>
          </table:table-cell>
          <table:table-cell/>
          <table:table-cell office:value-type="string">
            <text:p>http://web.archive.org/web/20080406010337/http://www.hanne-mugaas.com/my_work/1_art_since_1960_according_to/</text:p>
          </table:table-cell>
          <table:table-cell/>
          <table:table-cell office:value-type="string">
            <text:p>Art Since 1960 According to the Internet</text:p>
          </table:table-cell>
          <table:table-cell/>
          <table:table-cell office:value-type="string">
            <text:p>2008_010_Art_Since_1960_Performance_View_Database_IH.jpg</text:p>
          </table:table-cell>
          <table:table-cell/>
          <table:table-cell office:value-type="float" office:value="2008">
            <text:p>2008</text:p>
          </table:table-cell>
          <table:table-cell/>
          <table:table-cell office:value-type="string">
            <text:p>Hanne Mugaas</text:p>
          </table:table-cell>
          <table:table-cell table:number-columns-repeated="2"/>
        </table:table-row>
        <table:table-row table:style-name="ro1">
          <table:table-cell office:value-type="float" office:value="43">
            <text:p>43</text:p>
          </table:table-cell>
          <table:table-cell office:value-type="float" office:value="1">
            <text:p>1</text:p>
          </table:table-cell>
          <table:table-cell office:value-type="float" office:value="2">
            <text:p>2</text:p>
          </table:table-cell>
          <table:table-cell office:value-type="string">
            <text:p>2007-007 On C</text:p>
          </table:table-cell>
          <table:table-cell office:value-type="string">
            <text:p>2007-007-on-c</text:p>
          </table:table-cell>
          <table:table-cell office:value-type="float" office:value="2007">
            <text:p>2007</text:p>
          </table:table-cell>
          <table:table-cell office:value-type="string">
            <text:p>Math essay</text:p>
          </table:table-cell>
          <table:table-cell table:number-columns-repeated="3"/>
          <table:table-cell office:value-type="string">
            <text:p>​Essay describing the mathematics behind Jpegs.</text:p>
          </table:table-cell>
          <table:table-cell office:value-type="string">
            <text:p>​A pdf explanation of why Jpegs look the way they do. This kinda document is pretty common in computer science departments although this one is kinda more for “noobs” as I show the math in greater detail. Possibly of note is it being &lt;a href="http://www.frieze.com/issue/article/on_compression/"&gt;republished as a one page Jpg of itself on the Frieze website&lt;/a&gt;. This was first published in my book (made by the wonderful Dexter Sinister) a couple thousand short films by glenn gould.</text:p>
          </table:table-cell>
          <table:table-cell/>
          <table:table-cell office:value-type="string">
            <text:p>[28] [2006-019-handmadegif] 2006-019 Gif</text:p>
            <text:p>[2147] [2008-082-a-couple-thousand-short-films-about-glenn-gould-publication] 2008-082 A Couple Thousand Short Films about Glenn Gould (Publication)</text:p>
          </table:table-cell>
          <table:table-cell office:value-type="string">
            <text:p>On Compression </text:p>
          </table:table-cell>
          <table:table-cell/>
          <table:table-cell office:value-type="string">
            <text:p>on-c-2007-007-digital-database-ih.jpg</text:p>
          </table:table-cell>
          <table:table-cell/>
          <table:table-cell office:value-type="float" office:value="2008">
            <text:p>2008</text:p>
          </table:table-cell>
          <table:table-cell office:value-type="string">
            <text:p>Cory-Arcangel-OnC.pdf</text:p>
          </table:table-cell>
          <table:table-cell table:number-columns-repeated="3"/>
        </table:table-row>
        <table:table-row table:style-name="ro1">
          <table:table-cell office:value-type="float" office:value="44">
            <text:p>44</text:p>
          </table:table-cell>
          <table:table-cell office:value-type="float" office:value="1">
            <text:p>1</text:p>
          </table:table-cell>
          <table:table-cell office:value-type="float" office:value="2">
            <text:p>2</text:p>
          </table:table-cell>
          <table:table-cell office:value-type="string">
            <text:p>2008-021 Splash Page</text:p>
          </table:table-cell>
          <table:table-cell office:value-type="string">
            <text:p>2008-021-splash-page</text:p>
          </table:table-cell>
          <table:table-cell office:value-type="float" office:value="2008">
            <text:p>2008</text:p>
          </table:table-cell>
          <table:table-cell office:value-type="string">
            <text:p>Website Flash Splash Page</text:p>
          </table:table-cell>
          <table:table-cell table:number-columns-repeated="3"/>
          <table:table-cell office:value-type="string">
            <text:p>&lt;p&gt;​Splash page done for my website.&lt;/p&gt;</text:p>
          </table:table-cell>
          <table:table-cell office:value-type="string">
            <text:p>This is an actual “splash page” I made for this site, which after being up for only a few days drove my web traffic down to almost zero,…probably my proudest and stupidest web moment at the same time. If I was as hard-core as I pretend I am, this would still be my index.html.</text:p>
          </table:table-cell>
          <table:table-cell office:value-type="string">
            <text:p>http://splash.coryarcangel.com/</text:p>
          </table:table-cell>
          <table:table-cell/>
          <table:table-cell office:value-type="string">
            <text:p>Splash Page</text:p>
          </table:table-cell>
          <table:table-cell/>
          <table:table-cell office:value-type="string">
            <text:p>2008_021_Splash_Page_Still_Database_IH.jpg</text:p>
          </table:table-cell>
          <table:table-cell/>
          <table:table-cell office:value-type="float" office:value="2008">
            <text:p>2008</text:p>
          </table:table-cell>
          <table:table-cell table:number-columns-repeated="4"/>
        </table:table-row>
        <table:table-row table:style-name="ro1">
          <table:table-cell office:value-type="float" office:value="45">
            <text:p>45</text:p>
          </table:table-cell>
          <table:table-cell office:value-type="float" office:value="1">
            <text:p>1</text:p>
          </table:table-cell>
          <table:table-cell office:value-type="float" office:value="2">
            <text:p>2</text:p>
          </table:table-cell>
          <table:table-cell office:value-type="string">
            <text:p>2008-079 Sans Comic</text:p>
          </table:table-cell>
          <table:table-cell office:value-type="string">
            <text:p>2008-079-sans-comic</text:p>
          </table:table-cell>
          <table:table-cell office:value-type="float" office:value="2008">
            <text:p>2008</text:p>
          </table:table-cell>
          <table:table-cell office:value-type="string">
            <text:p>PDF</text:p>
          </table:table-cell>
          <table:table-cell table:number-columns-repeated="3"/>
          <table:table-cell office:value-type="string">
            <text:p>​Whitney Biennial press release in comic sans. Distributed to biennial press list.</text:p>
          </table:table-cell>
          <table:table-cell office:value-type="string">
            <text:p>​Made as part of Dexter Sinister’s True Mirror reflections on the 2008 Whitney Biennial, this was emailed to the Whitney’s press list…. FYI: no one noticed the font. LOL. :)</text:p>
          </table:table-cell>
          <table:table-cell/>
          <table:table-cell office:value-type="string">
            <text:p>[94] [2010-017-http-www.mocanomi.org] 2010-017 http://www.mocanomi.org/</text:p>
          </table:table-cell>
          <table:table-cell office:value-type="string">
            <text:p>Sans Comic</text:p>
          </table:table-cell>
          <table:table-cell/>
          <table:table-cell office:value-type="string">
            <text:p>2008_079_Sans_Comic_Full_Database_IH_1.jpg</text:p>
          </table:table-cell>
          <table:table-cell/>
          <table:table-cell office:value-type="float" office:value="2008">
            <text:p>2008</text:p>
          </table:table-cell>
          <table:table-cell office:value-type="string">
            <text:p>arcangel-sans-comic.pdf</text:p>
          </table:table-cell>
          <table:table-cell table:number-columns-repeated="3"/>
        </table:table-row>
        <table:table-row table:style-name="ro1">
          <table:table-cell office:value-type="float" office:value="46">
            <text:p>46</text:p>
          </table:table-cell>
          <table:table-cell office:value-type="float" office:value="1">
            <text:p>1</text:p>
          </table:table-cell>
          <table:table-cell office:value-type="float" office:value="2">
            <text:p>2</text:p>
          </table:table-cell>
          <table:table-cell office:value-type="string">
            <text:p>2008-078 My Top Ten Youtube Videos</text:p>
          </table:table-cell>
          <table:table-cell office:value-type="string">
            <text:p>2008-078-my-top-ten-youtube-videos</text:p>
          </table:table-cell>
          <table:table-cell office:value-type="float" office:value="2008">
            <text:p>2008</text:p>
          </table:table-cell>
          <table:table-cell office:value-type="string">
            <text:p>Webpage</text:p>
          </table:table-cell>
          <table:table-cell table:number-columns-repeated="3"/>
          <table:table-cell office:value-type="string">
            <text:p>Youtube videos to be permanently embedded in a non maintained web-page.</text:p>
          </table:table-cell>
          <table:table-cell/>
          <table:table-cell office:value-type="string">
            <text:p>https://webrecorder.io/cory_arcangel/my-top-ten-youtube-videos</text:p>
          </table:table-cell>
          <table:table-cell/>
          <table:table-cell office:value-type="string">
            <text:p>My Top Ten Youtube Videos</text:p>
          </table:table-cell>
          <table:table-cell/>
          <table:table-cell office:value-type="string">
            <text:p>2008_078_My_Top_Ten_Youtube_Videos_Screenshot_Database_IH.jpg</text:p>
          </table:table-cell>
          <table:table-cell/>
          <table:table-cell office:value-type="float" office:value="2008">
            <text:p>2008</text:p>
          </table:table-cell>
          <table:table-cell table:number-columns-repeated="4"/>
        </table:table-row>
        <table:table-row table:style-name="ro1">
          <table:table-cell office:value-type="float" office:value="47">
            <text:p>47</text:p>
          </table:table-cell>
          <table:table-cell office:value-type="float" office:value="1">
            <text:p>1</text:p>
          </table:table-cell>
          <table:table-cell office:value-type="float" office:value="2">
            <text:p>2</text:p>
          </table:table-cell>
          <table:table-cell office:value-type="string">
            <text:p>2008-007 Golden Ticket</text:p>
          </table:table-cell>
          <table:table-cell office:value-type="string">
            <text:p>2008-007-golden-ticket</text:p>
          </table:table-cell>
          <table:table-cell office:value-type="float" office:value="2008">
            <text:p>2008</text:p>
          </table:table-cell>
          <table:table-cell/>
          <table:table-cell office:value-type="string">
            <text:p>Frieze Art Fair</text:p>
          </table:table-cell>
          <table:table-cell table:number-columns-repeated="2"/>
          <table:table-cell office:value-type="string">
            <text:p>&lt;p&gt;As part of a Frieze commission, I had them send out candy bars to all galleries who were unsuccessful in their application to their fair, ... one had a golden ticket, and that gallery got a free booth.&lt;/p&gt;</text:p>
          </table:table-cell>
          <table:table-cell office:value-type="string">
            <text:p>&lt;p&gt;​More info: &lt;a href="http://www.friezefoundation.org/commissions/detail/cory_arcangel/"&gt;http://www.friezefoundation.org/commissions/detail/cory_arcangel/&lt;/a&gt;&lt;/p&gt;</text:p>
          </table:table-cell>
          <table:table-cell table:number-columns-repeated="2"/>
          <table:table-cell office:value-type="string">
            <text:p>Golden Ticket</text:p>
          </table:table-cell>
          <table:table-cell/>
          <table:table-cell office:value-type="string">
            <text:p>golden-ticket-2008-007-detail-2-database-DT_1.jpg</text:p>
          </table:table-cell>
          <table:table-cell/>
          <table:table-cell office:value-type="float" office:value="2008">
            <text:p>2008</text:p>
          </table:table-cell>
          <table:table-cell table:number-columns-repeated="4"/>
        </table:table-row>
        <table:table-row table:style-name="ro1">
          <table:table-cell office:value-type="float" office:value="48">
            <text:p>48</text:p>
          </table:table-cell>
          <table:table-cell office:value-type="float" office:value="1">
            <text:p>1</text:p>
          </table:table-cell>
          <table:table-cell office:value-type="float" office:value="2">
            <text:p>2</text:p>
          </table:table-cell>
          <table:table-cell office:value-type="string">
            <text:p>2008-002 Video Painting</text:p>
          </table:table-cell>
          <table:table-cell office:value-type="string">
            <text:p>2008-002-video-painting</text:p>
          </table:table-cell>
          <table:table-cell office:value-type="float" office:value="2008">
            <text:p>2008</text:p>
          </table:table-cell>
          <table:table-cell office:value-type="string">
            <text:p>VHS tape</text:p>
          </table:table-cell>
          <table:table-cell table:number-columns-repeated="3"/>
          <table:table-cell office:value-type="string">
            <text:p>&lt;p&gt;​2 hour video improvisation made on an assortment of video tools.&lt;/p&gt;</text:p>
          </table:table-cell>
          <table:table-cell office:value-type="string">
            <text:p>&lt;p&gt;​Video painting is a 2 hour (eeek!) long video edited onto a &lt;i&gt;&lt;b&gt; unique&lt;/b&gt;&lt;/i&gt; VHS cassette tape I made using various image generation technology I had lying around (Amiga Toaster, Video FX Ed/it machines, vidicon cameras, Final Cut, etc, etc, etc). It was edited down from about 14 hours of improvisation (aka just hitting random buttons). Below are some stills. To see it please check &lt;a title="" href="http://americanart.si.edu/collections/search/artwork/?id=78231"&gt;this&lt;/a&gt; place out cause they have the only tape.&lt;/p&gt;</text:p>
          </table:table-cell>
          <table:table-cell table:number-columns-repeated="2"/>
          <table:table-cell office:value-type="string">
            <text:p>Video Painting</text:p>
          </table:table-cell>
          <table:table-cell/>
          <table:table-cell office:value-type="string">
            <text:p>video-painting-2008-002-still-3-database-ih.jpg</text:p>
          </table:table-cell>
          <table:table-cell/>
          <table:table-cell office:value-type="float" office:value="2008">
            <text:p>2008</text:p>
          </table:table-cell>
          <table:table-cell table:number-columns-repeated="4"/>
        </table:table-row>
        <table:table-row table:style-name="ro1">
          <table:table-cell office:value-type="float" office:value="49">
            <text:p>49</text:p>
          </table:table-cell>
          <table:table-cell office:value-type="float" office:value="1">
            <text:p>1</text:p>
          </table:table-cell>
          <table:table-cell office:value-type="float" office:value="2">
            <text:p>2</text:p>
          </table:table-cell>
          <table:table-cell office:value-type="string">
            <text:p>2008-020 Continuous Partial Awareness (Performance)</text:p>
          </table:table-cell>
          <table:table-cell office:value-type="string">
            <text:p>2008-020-continuous-partial-awareness-performance</text:p>
          </table:table-cell>
          <table:table-cell office:value-type="float" office:value="2008">
            <text:p>2008</text:p>
          </table:table-cell>
          <table:table-cell office:value-type="string">
            <text:p>Lecture</text:p>
          </table:table-cell>
          <table:table-cell table:number-columns-repeated="3"/>
          <table:table-cell office:value-type="string">
            <text:p>​Performance listing some ideas for projects.</text:p>
          </table:table-cell>
          <table:table-cell table:number-columns-repeated="2"/>
          <table:table-cell office:value-type="string">
            <text:p>[70] [2009-049-continuous-partial-awareness-pdf] 2009-049 Continuous Partial Awareness (PDF)</text:p>
          </table:table-cell>
          <table:table-cell office:value-type="string">
            <text:p>Continuous Partial Awareness</text:p>
          </table:table-cell>
          <table:table-cell/>
          <table:table-cell office:value-type="string">
            <text:p>2008-020-Continuous-Play-Perf-View-2-database-IH.jpg</text:p>
          </table:table-cell>
          <table:table-cell office:value-type="string">
            <text:p>(Performance)</text:p>
          </table:table-cell>
          <table:table-cell office:value-type="float" office:value="2008">
            <text:p>2008</text:p>
          </table:table-cell>
          <table:table-cell table:number-columns-repeated="4"/>
        </table:table-row>
        <table:table-row table:style-name="ro1">
          <table:table-cell office:value-type="float" office:value="50">
            <text:p>50</text:p>
          </table:table-cell>
          <table:table-cell office:value-type="float" office:value="1">
            <text:p>1</text:p>
          </table:table-cell>
          <table:table-cell office:value-type="float" office:value="2">
            <text:p>2</text:p>
          </table:table-cell>
          <table:table-cell office:value-type="string">
            <text:p>2009-031 U2 Video</text:p>
          </table:table-cell>
          <table:table-cell office:value-type="string">
            <text:p>2009-031-u2-video</text:p>
          </table:table-cell>
          <table:table-cell office:value-type="float" office:value="2009">
            <text:p>2009</text:p>
          </table:table-cell>
          <table:table-cell office:value-type="string">
            <text:p>Youtube video</text:p>
          </table:table-cell>
          <table:table-cell table:number-columns-repeated="3"/>
          <table:table-cell office:value-type="string">
            <text:p>&lt;p&gt;​A home made video for U2, posted on the social network Youtube.&lt;/p&gt;</text:p>
          </table:table-cell>
          <table:table-cell/>
          <table:table-cell office:value-type="string">
            <text:p>http://www.youtube.com/watch?v=PHDMmDgPrt8</text:p>
          </table:table-cell>
          <table:table-cell/>
          <table:table-cell office:value-type="string">
            <text:p>U2 Video</text:p>
          </table:table-cell>
          <table:table-cell/>
          <table:table-cell office:value-type="string">
            <text:p>U2-video-2009-031-still-1-database-ih.jpg</text:p>
          </table:table-cell>
          <table:table-cell/>
          <table:table-cell office:value-type="float" office:value="2009">
            <text:p>2009</text:p>
          </table:table-cell>
          <table:table-cell table:number-columns-repeated="4"/>
        </table:table-row>
        <table:table-row table:style-name="ro1">
          <table:table-cell office:value-type="float" office:value="51">
            <text:p>51</text:p>
          </table:table-cell>
          <table:table-cell office:value-type="float" office:value="1">
            <text:p>1</text:p>
          </table:table-cell>
          <table:table-cell office:value-type="float" office:value="2">
            <text:p>2</text:p>
          </table:table-cell>
          <table:table-cell office:value-type="string">
            <text:p>2009-041 Last Night I Had The Strangest Dream</text:p>
          </table:table-cell>
          <table:table-cell office:value-type="string">
            <text:p>2009-041-last-night-i-had-the-strangest-dream</text:p>
          </table:table-cell>
          <table:table-cell office:value-type="float" office:value="2009">
            <text:p>2009</text:p>
          </table:table-cell>
          <table:table-cell table:number-columns-repeated="4"/>
          <table:table-cell office:value-type="string">
            <text:p>&lt;p&gt;​Me playing folk music and singing through auto-tune. Uuugh.&lt;/p&gt;</text:p>
          </table:table-cell>
          <table:table-cell table:number-columns-repeated="2"/>
          <table:table-cell office:value-type="string">
            <text:p>[36] 2007-003 Apple GarageBand Auto Tune Demonstration - appleautotune</text:p>
          </table:table-cell>
          <table:table-cell office:value-type="string">
            <text:p>Last Night I Had The Strangest Dream</text:p>
          </table:table-cell>
          <table:table-cell office:value-type="string">
            <text:p>{"id":"Kow3MR2kTVs","url":"http:\/\/www.youtube.com\/embed\/Kow3MR2kTVs?rel=0&amp;wmode=opaque&amp;hd=1","width":"640","height":"480","type":"youtube","title":"Cory Arcangel - Last Night I Had the Strangest Dream","description":"My version of ","thumbnail_small":"http:\/\/img.youtube.com\/vi\/Kow3MR2kTVs\/2.jpg","thumbnail_large":"http:\/\/img.youtube.com\/vi\/Kow3MR2kTVs\/0.jpg","author":"coryarcangel","length":"201","embed":"%3Ciframe%20src%3D%22http%3A\/\/www.youtube.com\/embed\/Kow3MR2kTVs%3Frel%3D0%26wmode%3Dopaque%26hd%3D1%22%20border%3D%220%22%20height%3D%22480%22%20width%3D%22640%22%3E%3C\/iframe%3E"}</text:p>
            <text:p/>
          </table:table-cell>
          <table:table-cell office:value-type="string">
            <text:p>Last-Night-I-Had-Strangest-Dream-2009-041-Perf-View-1-database-NL.jpg</text:p>
          </table:table-cell>
          <table:table-cell/>
          <table:table-cell office:value-type="float" office:value="2009">
            <text:p>2009</text:p>
          </table:table-cell>
          <table:table-cell table:number-columns-repeated="4"/>
        </table:table-row>
        <table:table-row table:style-name="ro1">
          <table:table-cell office:value-type="float" office:value="52">
            <text:p>52</text:p>
          </table:table-cell>
          <table:table-cell office:value-type="float" office:value="1">
            <text:p>1</text:p>
          </table:table-cell>
          <table:table-cell office:value-type="float" office:value="2">
            <text:p>2</text:p>
          </table:table-cell>
          <table:table-cell office:value-type="string">
            <text:p>2009-003 Drei Klavierstücke op. 11</text:p>
          </table:table-cell>
          <table:table-cell office:value-type="string">
            <text:p>2009-003-dreiklavierstucke-op-11</text:p>
          </table:table-cell>
          <table:table-cell office:value-type="float" office:value="2009">
            <text:p>2009</text:p>
          </table:table-cell>
          <table:table-cell office:value-type="string">
            <text:p>3 Youtube videos</text:p>
          </table:table-cell>
          <table:table-cell table:number-columns-repeated="3"/>
          <table:table-cell office:value-type="string">
            <text:p>​Schoenberg’s op11 as played by cats.</text:p>
          </table:table-cell>
          <table:table-cell office:value-type="string">
            <text:p>​Drei Klavierstuke is a recreation of &lt;b&gt;Arnold Schoenberg’s 1909 op. 11 Drei Klavierstücke&lt;/b&gt; (aka Three Piano Pieces) made by editing together videos of cats playing pianos downloaded from Youtube. Schoenberg’s Op11 is often considered the first piece of “atonal” music, or music to completely break from traditional western harmony which means it’s not written in a “key”. Below you will find the three videos (one for each piano piece), a technical description &amp;amp; the score. This project fuses a few different things I have been interested in lately, mainly “cats”, copy &amp;amp; paste net junk, and youtube’s tendency in the past few years to host videos that are as good and many times similar to my favorite video artworks. I think all this is somehow related. I’m talking about &lt;a title="" href="http://www.infinitecat.com/"&gt;The Infinite Cat Project&lt;/a&gt;, &lt;a title="" href="http://catsinsinks.com/"&gt;Cats in Sinks&lt;/a&gt;, &lt;a title="" href="http://www.youtube.com/watch?v=z3v8BMNdDvo"&gt;Cat in Fan&lt;/a&gt;, &lt;a title="" href="http://www.youtube.com/watch?v=muLIPWjks_M"&gt;Ninja cat comes closer while not moving!&lt;/a&gt;, &lt;a title="" href="http://www.youtube.com/watch?v=l_yHG0cTK8Q"&gt;Smart Cat Open Door&lt;/a&gt;, &lt;a title="" href="http://www.youtube.com/watch?v=yCq7EncEbDw"&gt;Fat Cat VS Small Box&lt;/a&gt;, &lt;a title="" href="http://www.youtube.com/watch?v=REQRHdMRimw"&gt;Pussy versus Printer&lt;/a&gt;, Edison’s &lt;a title="" href="http://www.youtube.com/watch?v=6qre61opE_g"&gt;The Boxing Cats (Prof. Welton’s)&lt;/a&gt;, &lt;a title="" href="http://www.youtube.com/watch?v=JaHTt3V0Uiw"&gt;It’s been a long day&lt;/a&gt;, &lt;a title="" href="http://www.youtube.com/watch?v=nu0bhcCEJ8E&amp;amp;feature=channel_page"&gt;Panta improvising on the piano featuring my cat&lt;/a&gt; (my personal favorite cat video), the &lt;a title="" href="http://www.youtube.com/watch?v=dMWl_5NujBw"&gt;Ultimate Canon Rock&lt;/a&gt;, &lt;a title="" href="http://vimeo.com/2998698"&gt;Sopranos every profanity&lt;/a&gt;, &lt;a title="" href="http://www.youtube.com/watch?v=hnLweMNQoiE"&gt;The Big Lebowski – Every Single Fucking Dude&lt;/a&gt;, &lt;a title="" href="http://www.youtube.com/watch?v=vZA74JMfLys"&gt;Marclay’s “hello” supercut&lt;/a&gt;, &lt;a title="" href="http://oliverlaric.com/5050.htm"&gt;50 50s&lt;/a&gt;, &lt;a title="" href="http://www.youtube.com/watch?v=CDswHqO0Jhk"&gt;Check out my new stereo – Extreme Bass!&lt;/a&gt; (also see Goldstein’s “A Glass of Milk” &lt;a title="" href="http://www.contemporaryartdaily.com/2009/05/jack-goldstein-at-daniel-buchholz/"&gt;here&lt;/a&gt;), &lt;a title="" href="http://www.youtube.com/watch?v=u1VEY7ndKCs"&gt;Watching the Paint Dry&lt;/a&gt; (also see Burt Barr’s Watching The Paint Dry series &lt;a title="" href="http://ps1.org/exhibitions/view/120"&gt;here&lt;/a&gt;), even &lt;a title="" href="http://www.youtube.com/watch?v=Pdn6wrM1Hqw"&gt;Andy Eating a Hamburger&lt;/a&gt;, &amp;amp; &lt;a title="" href="http://www.youtube.com/watch?v=jBYGzDjkuoI"&gt;Infinite Warhol&lt;/a&gt; (you might have noticed we are back 2 the beginning of this list). &lt;b&gt;Tech&lt;/b&gt; So, I probably made this video the most backwards and bone headed way possible, but I am a hacker in the traditional definition of someone who glues together ugly code and not a programmer. For this project I used some programs to help me save time in finding the right cats. Anyway, first I downloaded every video of a cat playing piano I could find on Youtube. I ended up with about 170 videos. Then I extracted the audio from each, pasted these files end to end, and then pasted this huge file onto the end of an audio file of Glenn Gould playing op11. I loaded this file into &lt;a title="" href="http://www.comparisonics.com/"&gt;Comparisonics&lt;/a&gt;. Comparisonics, a strange free program I found while surfing one night, allows users to highlight a section of audio, and responds by finding “similar” sounding areas in rest of the audio file. Using Comparisioncs I went through every “note” (sometimes I also did clusters of notes) in the Gould, then selected my favorite “similar” section Comparisonics suggested and wrote it in the score. After going though the 1000’s of “notes”, the completed scores were turned into a video by some perl scripts I wrote. See the “Gould Pro” code below. For those out there in Internet land wondering how close cats could actually come to Gould playing Schoenberg, &lt;a href="http://www.coryarcangel.com/downloads/op11_comparison_web.mp3"&gt;check this mp3&lt;/a&gt;, I have placed my cats in the left channel and Gould in the right channel. Listen with headphones. It’s not so far off I think.</text:p>
            <text:p/>
            <text:p><text:s/>Score The file format is: youtube filehash – comma – sample number at 44100 samples per second where the in point of video is – comma – sample number at 44100 samples per second of the clip length. In this &lt;a href="http://www.coryarcangel.com/downloads/op11_score_linenumbers-web.pdf"&gt;pdf here&lt;/a&gt; I have provided the key as to which youtube files line up with what notes in Schoenberg. The Schoenberg score has line numbers written below its notes which correspond to the line numbers from the 3 score txt files below.</text:p>
            <text:p>&lt;ul&gt;</text:p>
            <text:p><text:s text:c="4"/>&lt;li&gt;&lt;a href="http://www.coryarcangel.com/downloads/ggscore_op11_I_web.txt"&gt;Score for op11 – I&lt;/a&gt;&lt;/li&gt;</text:p>
            <text:p><text:s text:c="4"/>&lt;li&gt;&lt;a href="http://www.coryarcangel.com/downloads/ggscore_op11_II_web.txt"&gt;Score for op11 – II&lt;/a&gt;&lt;/li&gt;</text:p>
            <text:p><text:s text:c="4"/>&lt;li&gt;&lt;a href="http://www.coryarcangel.com/downloads/ggscore_op11_III_web.txt"&gt;Score for op11 – III&lt;/a&gt;&lt;/li&gt;</text:p>
            <text:p>&lt;/ul&gt;</text:p>
            <text:p/>
            <text:p><text:s/>Thanks Special thanks to the following youtube files: &lt;a title="" href="http://www.youtube.com/watch?v=-8-S1dwcvzw"&gt;-8-S1dwcvzw&lt;/a&gt;, &lt;a title="" href="http://www.youtube.com/watch?v=73XYgU86aww"&gt;73XYgU86aww&lt;/a&gt;, &lt;a title="" href="http://www.youtube.com/watch?v=H9tIWwFPAcg"&gt;H9tIWwFPAcg&lt;/a&gt;, &lt;a title="" href="http://www.youtube.com/watch?v=TOSs-GYcGgk"&gt;TOSs-GYcGgk&lt;/a&gt;, &lt;a title="" href="http://www.youtube.com/watch?v=eDN_xKLhfXc"&gt;eDN_xKLhfXc&lt;/a&gt;, &lt;a title="" href="http://www.youtube.com/watch?v=ryyvfjMHRGg"&gt;ryyvfjMHRGg&lt;/a&gt;, &lt;a title="" href="http://www.youtube.com/watch?v=-BYKoAydfKk"&gt;-BYKoAydfKk&lt;/a&gt;, &lt;a title="" href="http://www.youtube.com/watch?v=78V3nblykiU"&gt;78V3nblykiU&lt;/a&gt;, &lt;a title="" href="http://www.youtube.com/watch?v=HEhoLwc15M4"&gt;HEhoLwc15M4&lt;/a&gt;, &lt;a title="" href="http://www.youtube.com/watch?v=TcEm8x6zLvA"&gt;TcEm8×6zLvA&lt;/a&gt;, &lt;a title="" href="http://www.youtube.com/watch?v=eDSZgOZmEoo"&gt;eDSZgOZmEoo&lt;/a&gt;, &lt;a title="" href="http://www.youtube.com/watch?v=s9i_GqMIY30"&gt;s9i_GqMIY30&lt;/a&gt;, &lt;a title="" href="http://www.youtube.com/watch?v=-QIVEkY0CuY"&gt;-QIVEkY0CuY&lt;/a&gt;, &lt;a title="" href="http://www.youtube.com/watch?v=7G4z8UQItSQ"&gt;7G4z8UQItSQ&lt;/a&gt;, &lt;a title="" href="http://www.youtube.com/watch?v=HK4XAXLUics"&gt;HK4XAXLUics&lt;/a&gt;, &lt;a title="" href="http://www.youtube.com/watch?v=TcsBghT2cNQ"&gt;TcsBghT2cNQ&lt;/a&gt;, &lt;a title="" href="http://www.youtube.com/watch?v=emP5sRCVwSI"&gt;emP5sRCVwSI&lt;/a&gt;, &lt;a title="" href="http://www.youtube.com/watch?v=sWlcyPuWM9Y"&gt;sWlcyPuWM9Y&lt;/a&gt;, &lt;a title="" href="http://www.youtube.com/watch?v=-VFmqcB9UYQ"&gt;-VFmqcB9UYQ&lt;/a&gt;, &lt;a title="" href="http://www.youtube.com/watch?v=8OTADd1THKU"&gt;8OTADd1THKU&lt;/a&gt;, &lt;a title="" href="http://www.youtube.com/watch?v=HM-1VzJUejw"&gt;HM-1VzJUejw&lt;/a&gt;, &lt;a title="" href="http://www.youtube.com/watch?v=ThOetAkUWRw"&gt;ThOetAkUWRw&lt;/a&gt;, &lt;a title="" href="http://www.youtube.com/watch?v=f7aZjVsl_jQ"&gt;f7aZjVsl_jQ&lt;/a&gt;, &lt;a title="" href="http://www.youtube.com/watch?v=scwRUGgv9Jw"&gt;scwRUGgv9Jw&lt;/a&gt;, &lt;a title="" href="http://www.youtube.com/watch?v=-gzV983BqNE"&gt;-gzV983BqNE&lt;/a&gt;, &lt;a title="" href="http://www.youtube.com/watch?v=8wG4gGW8pAs"&gt;8wG4gGW8pAs&lt;/a&gt;, &lt;a title="" href="http://www.youtube.com/watch?v=HRTd6cPiM1A"&gt;HRTd6cPiM1A&lt;/a&gt;, &lt;a title="" href="http://www.youtube.com/watch?v=TvuAzIUnGtg"&gt;TvuAzIUnGtg&lt;/a&gt;, &lt;a title="" href="http://www.youtube.com/watch?v=fLOYZpQoSCo"&gt;fLOYZpQoSCo&lt;/a&gt;, &lt;a title="" href="http://www.youtube.com/watch?v=t4VNx9R8eEM"&gt;t4VNx9R8eEM&lt;/a&gt;, &lt;a title="" href="http://www.youtube.com/watch?v=-lafzKEMpuM"&gt;-lafzKEMpuM&lt;/a&gt;, &lt;a title="" href="http://www.youtube.com/watch?v=8yQTF3EUKuo"&gt;8yQTF3EUKuo&lt;/a&gt;, &lt;a title="" href="http://www.youtube.com/watch?v=Hdqhprr03bY"&gt;Hdqhprr03bY&lt;/a&gt;, &lt;a title="" href="http://www.youtube.com/watch?v=UDtidPbpWG4"&gt;UDtidPbpWG4&lt;/a&gt;, &lt;a title="" href="http://www.youtube.com/watch?v=g8PWYsOoZy8"&gt;g8PWYsOoZy8&lt;/a&gt;, &lt;a title="" href="http://www.youtube.com/watch?v=tLo9TZKW85I"&gt;tLo9TZKW85I&lt;/a&gt;, &lt;a title="" href="http://www.youtube.com/watch?v=000dCcclXpE"&gt;000dCcclXpE&lt;/a&gt;, &lt;a title="" href="http://www.youtube.com/watch?v=95wb8pW9EaY"&gt;95wb8pW9EaY&lt;/a&gt;, &lt;a title="" href="http://www.youtube.com/watch?v=HwmtFQoGrfk"&gt;HwmtFQoGrfk&lt;/a&gt;, &lt;a title="" href="http://www.youtube.com/watch?v=V2GkSR-Tc4E"&gt;V2GkSR-Tc4E&lt;/a&gt;, &lt;a title="" href="http://www.youtube.com/watch?v=gc-YZi33myA"&gt;gc-YZi33myA&lt;/a&gt;, &lt;a title="" href="http://www.youtube.com/watch?v=tR3XUKgOHVY"&gt;tR3XUKgOHVY&lt;/a&gt;, &lt;a title="" href="http://www.youtube.com/watch?v=0G2dd2nNixE"&gt;0G2dd2nNixE&lt;/a&gt;, &lt;a title="" href="http://www.youtube.com/watch?v=98bTekFgKGY"&gt;98bTekFgKGY&lt;/a&gt;, &lt;a title="" href="http://www.youtube.com/watch?v=Js-1svTlMHI"&gt;Js-1svTlMHI&lt;/a&gt;, &lt;a title="" href="http://www.youtube.com/watch?v=WWkE2i-6ekI"&gt;WWkE2i-6ekI&lt;/a&gt;, &lt;a title="" href="http://www.youtube.com/watch?v=gnbmN8js708"&gt;gnbmN8js708&lt;/a&gt;, &lt;a title="" href="http://www.youtube.com/watch?v=tYn9OHKlwoo"&gt;tYn9OHKlwoo&lt;/a&gt;, &lt;a title="" href="http://www.youtube.com/watch?v=0ywiSuCDiOM"&gt;0ywiSuCDiOM&lt;/a&gt;, &lt;a title="" href="http://www.youtube.com/watch?v=9ATv4DSkKZs"&gt;9ATv4DSkKZs&lt;/a&gt;, &lt;a title="" href="http://www.youtube.com/watch?v=JsQds6T-JUo"&gt;JsQds6T-JUo&lt;/a&gt;, &lt;a title="" href="http://www.youtube.com/watch?v=WfsMaen6QBI"&gt;WfsMaen6QBI&lt;/a&gt;, &lt;a title="" href="http://www.youtube.com/watch?v=hnng9ni-ws8"&gt;hnng9ni-ws8&lt;/a&gt;, &lt;a title="" href="http://www.youtube.com/watch?v=tvkuiJ_5e_Y"&gt;tvkuiJ_5e_Y&lt;/a&gt;, &lt;a title="" href="http://www.youtube.com/watch?v=1RJnwbCR9l4"&gt;1RJnwbCR9l4&lt;/a&gt;, &lt;a title="" href="http://www.youtube.com/watch?v=9FMvf9lyiBA"&gt;9FMvf9lyiBA&lt;/a&gt;, &lt;a title="" href="http://www.youtube.com/watch?v=LWBDFG09XoA"&gt;LWBDFG09XoA&lt;/a&gt;, &lt;a title="" href="http://www.youtube.com/watch?v=XSiSzn3OchU"&gt;XSiSzn3OchU&lt;/a&gt;, &lt;a title="" href="http://www.youtube.com/watch?v=iRfT0WfnWIU"&gt;iRfT0WfnWIU&lt;/a&gt;, &lt;a title="" href="http://www.youtube.com/watch?v=uCPVEuFdq1I"&gt;uCPVEuFdq1I&lt;/a&gt;, &lt;a title="" href="http://www.youtube.com/watch?v=1XFKIZfdXVQ"&gt;1XFKIZfdXVQ&lt;/a&gt;, &lt;a title="" href="http://www.youtube.com/watch?v=9PrHZAhTrro"&gt;9PrHZAhTrro&lt;/a&gt;, &lt;a title="" href="http://www.youtube.com/watch?v=LqBpEnlAcZo"&gt;LqBpEnlAcZo&lt;/a&gt;, &lt;a title="" href="http://www.youtube.com/watch?v=XyuXvWouDEk"&gt;XyuXvWouDEk&lt;/a&gt;, &lt;a title="" href="http://www.youtube.com/watch?v=jg6rfcRzQGQ"&gt;jg6rfcRzQGQ&lt;/a&gt;, &lt;a title="" href="http://www.youtube.com/watch?v=uQc8SeJ3z9c"&gt;uQc8SeJ3z9c&lt;/a&gt;, &lt;a title="" href="http://www.youtube.com/watch?v=1YK7DCQOqz8"&gt;1YK7DCQOqz8&lt;/a&gt;, &lt;a title="" href="http://www.youtube.com/watch?v=9T6zVQzmSsI"&gt;9T6zVQzmSsI&lt;/a&gt;, &lt;a title="" href="http://www.youtube.com/watch?v=M9SwMFWECMs"&gt;M9SwMFWECMs&lt;/a&gt;, &lt;a title="" href="http://www.youtube.com/watch?v=Y1cAO08EYLg"&gt;Y1cAO08EYLg&lt;/a&gt;, &lt;a title="" href="http://www.youtube.com/watch?v=kL0m3NhVlWY"&gt;kL0m3NhVlWY&lt;/a&gt;, &lt;a title="" href="http://www.youtube.com/watch?v=vAQVJEu6fNc"&gt;vAQVJEu6fNc&lt;/a&gt;, &lt;a title="" href="http://www.youtube.com/watch?v=1n8vybiPn0I"&gt;1n8vybiPn0I&lt;/a&gt;, &lt;a title="" href="http://www.youtube.com/watch?v=A8yvYC0HthM"&gt;A8yvYC0HthM&lt;/a&gt;, &lt;a title="" href="http://www.youtube.com/watch?v=M_SaeCYglqQ"&gt;M_SaeCYglqQ&lt;/a&gt;, &lt;a title="" href="http://www.youtube.com/watch?v=YLWd_eXQ29E"&gt;YLWd_eXQ29E&lt;/a&gt;, &lt;a title="" href="http://www.youtube.com/watch?v=kPyj1JG3QHw"&gt;kPyj1JG3QHw&lt;/a&gt;, &lt;a title="" href="http://www.youtube.com/watch?v=vCJpTR-ugyM"&gt;vCJpTR-ugyM&lt;/a&gt;, &lt;a title="" href="http://www.youtube.com/watch?v=2COuDGUX-cU"&gt;2COuDGUX-cU&lt;/a&gt;, &lt;a title="" href="http://www.youtube.com/watch?v=BKtdYzHyx6M"&gt;BKtdYzHyx6M&lt;/a&gt;, &lt;a title="" href="http://www.youtube.com/watch?v=NFtO2fFdSRY"&gt;NFtO2fFdSRY&lt;/a&gt;, &lt;a title="" href="http://www.youtube.com/watch?v=YW7U8B0qRXg"&gt;YW7U8B0qRXg&lt;/a&gt;, &lt;a title="" href="http://www.youtube.com/watch?v=kj2TDKU2aAg"&gt;kj2TDKU2aAg&lt;/a&gt;, &lt;a title="" href="http://www.youtube.com/watch?v=vuO0xYdyMO4"&gt;vuO0xYdyMO4&lt;/a&gt;, &lt;a title="" href="http://www.youtube.com/watch?v=2DcHBjQaSOQ"&gt;2DcHBjQaSOQ&lt;/a&gt;, &lt;a title="" href="http://www.youtube.com/watch?v=Bf9Xi4iqeL0"&gt;Bf9Xi4iqeL0&lt;/a&gt;, &lt;a title="" href="http://www.youtube.com/watch?v=OO-6kwBy_s0"&gt;OO-6kwBy_s0&lt;/a&gt;, &lt;a title="" href="http://www.youtube.com/watch?v=YpVKn9TnM10"&gt;YpVKn9TnM10&lt;/a&gt;, &lt;a title="" href="http://www.youtube.com/watch?v=lYgITLbVwC4"&gt;lYgITLbVwC4&lt;/a&gt;, &lt;a title="" href="http://www.youtube.com/watch?v=wK8GE4ZZQiA"&gt;wK8GE4ZZQiA&lt;/a&gt;, &lt;a title="" href="http://www.youtube.com/watch?v=2QfzC3pgV0Q"&gt;2QfzC3pgV0Q&lt;/a&gt;, &lt;a title="" href="http://www.youtube.com/watch?v=BgF56KQ8ldU"&gt;BgF56KQ8ldU&lt;/a&gt;, &lt;a title="" href="http://www.youtube.com/watch?v=Oaz8Qo2OHVY"&gt;Oaz8Qo2OHVY&lt;/a&gt;, &lt;a title="" href="http://www.youtube.com/watch?v=Z86Fx--Qgwc"&gt;Z86Fx–Qgwc&lt;/a&gt;, &lt;a title="" href="http://www.youtube.com/watch?v=mmTQcmpfI-k"&gt;mmTQcmpfI-k&lt;/a&gt;, &lt;a title="" href="http://www.youtube.com/watch?v=wNt1Or0fQC4"&gt;wNt1Or0fQC4&lt;/a&gt;, &lt;a title="" href="http://www.youtube.com/watch?v=2VgGVxcALoc"&gt;2VgGVxcALoc&lt;/a&gt;, &lt;a title="" href="http://www.youtube.com/watch?v=DBCpRUQxAwU"&gt;DBCpRUQxAwU&lt;/a&gt;, &lt;a title="" href="http://www.youtube.com/watch?v=OgmXR7k__WU"&gt;OgmXR7k__WU&lt;/a&gt;, &lt;a title="" href="http://www.youtube.com/watch?v=Z9BTkX00HeY"&gt;Z9BTkX00HeY&lt;/a&gt;, &lt;a title="" href="http://www.youtube.com/watch?v=mtxlyXRGWvw"&gt;mtxlyXRGWvw&lt;/a&gt;, &lt;a title="" href="http://www.youtube.com/watch?v=xnqb6XPDGA8"&gt;xnqb6XPDGA8&lt;/a&gt;, &lt;a title="" href="http://www.youtube.com/watch?v=32F3ycxNIuk"&gt;32F3ycxNIuk&lt;/a&gt;, &lt;a title="" href="http://www.youtube.com/watch?v=DOebEX8PukU"&gt;DOebEX8PukU&lt;/a&gt;, &lt;a title="" href="http://www.youtube.com/watch?v=P87zxptEo0Q"&gt;P87zxptEo0Q&lt;/a&gt;, &lt;a title="" href="http://www.youtube.com/watch?v=ZeMxIH2Ozeg"&gt;ZeMxIH2Ozeg&lt;/a&gt;, &lt;a title="" href="http://www.youtube.com/watch?v=n01P1v7WEz0"&gt;n01P1v7WEz0&lt;/a&gt;, &lt;a title="" href="http://www.youtube.com/watch?v=xqxr5TYIqgQ"&gt;xqxr5TYIqgQ&lt;/a&gt;, &lt;a title="" href="http://www.youtube.com/watch?v=3r8NTt7RYzQ"&gt;3r8NTt7RYzQ&lt;/a&gt;, &lt;a title="" href="http://www.youtube.com/watch?v=Di7TOsj_H0g"&gt;Di7TOsj_H0g&lt;/a&gt;, &lt;a title="" href="http://www.youtube.com/watch?v=PlME0VQDRuo"&gt;PlME0VQDRuo&lt;/a&gt;, &lt;a title="" href="http://www.youtube.com/watch?v=Zg6yqtq3FVE"&gt;Zg6yqtq3FVE&lt;/a&gt;, &lt;a title="" href="http://www.youtube.com/watch?v=neZNdOnf7RY"&gt;neZNdOnf7RY&lt;/a&gt;, &lt;a title="" href="http://www.youtube.com/watch?v=xvsv6R4b_bE"&gt;xvsv6R4b_bE&lt;/a&gt;, &lt;a title="" href="http://www.youtube.com/watch?v=45YA4KefHVM"&gt;45YA4KefHVM&lt;/a&gt;, &lt;a title="" href="http://www.youtube.com/watch?v=DwX_Wih97WA"&gt;DwX_Wih97WA&lt;/a&gt;, &lt;a title="" href="http://www.youtube.com/watch?v=PrsFZT_1NAk"&gt;PrsFZT_1NAk&lt;/a&gt;, &lt;a title="" href="http://www.youtube.com/watch?v=ZqTnGQit7nA"&gt;ZqTnGQit7nA&lt;/a&gt;, &lt;a title="" href="http://www.youtube.com/watch?v=ngy0PCtNd0k"&gt;ngy0PCtNd0k&lt;/a&gt;, &lt;a title="" href="http://www.youtube.com/watch?v=yb2NiCv3Xd0"&gt;yb2NiCv3Xd0&lt;/a&gt;, &lt;a title="" href="http://www.youtube.com/watch?v=5JoIPH7BRLA"&gt;5JoIPH7BRLA&lt;/a&gt;, &lt;a title="" href="http://www.youtube.com/watch?v=E3UGUAF8pjA"&gt;E3UGUAF8pjA&lt;/a&gt;, &lt;a title="" href="http://www.youtube.com/watch?v=Q8VmKyVY-Pc"&gt;Q8VmKyVY-Pc&lt;/a&gt;, &lt;a title="" href="http://www.youtube.com/watch?v=_2XLyEANzCM"&gt;_2XLyEANzCM&lt;/a&gt;, &lt;a title="" href="http://www.youtube.com/watch?v=nmqXM51Ey9M"&gt;nmqXM51Ey9M&lt;/a&gt;, &lt;a title="" href="http://www.youtube.com/watch?v=yqpNlbhxsvM"&gt;yqpNlbhxsvM&lt;/a&gt;, &lt;a title="" href="http://www.youtube.com/watch?v=5KWaA34gWiA"&gt;5KWaA34gWiA&lt;/a&gt;, &lt;a title="" href="http://www.youtube.com/watch?v=EhD4IwX7uSg"&gt;EhD4IwX7uSg&lt;/a&gt;, &lt;a title="" href="http://www.youtube.com/watch?v=QM0hNBftUDs"&gt;QM0hNBftUDs&lt;/a&gt;, &lt;a title="" href="http://www.youtube.com/watch?v=a5M515QZMYM"&gt;a5M515QZMYM&lt;/a&gt;, &lt;a title="" href="http://www.youtube.com/watch?v=o4YhebTk0VM"&gt;o4YhebTk0VM&lt;/a&gt;, &lt;a title="" href="http://www.youtube.com/watch?v=yuMeEDfzz5k"&gt;yuMeEDfzz5k&lt;/a&gt;, &lt;a title="" href="http://www.youtube.com/watch?v=5hEu5aThNI8"&gt;5hEu5aThNI8&lt;/a&gt;, &lt;a title="" href="http://www.youtube.com/watch?v=Ehl1lpSxPnw"&gt;Ehl1lpSxPnw&lt;/a&gt;, &lt;a title="" href="http://www.youtube.com/watch?v=Qso9n2n2Ga8"&gt;Qso9n2n2Ga8&lt;/a&gt;, &lt;a title="" href="http://www.youtube.com/watch?v=aJEjduT2QZA"&gt;aJEjduT2QZA&lt;/a&gt;, &lt;a title="" href="http://www.youtube.com/watch?v=oXb9RmrThu4"&gt;oXb9RmrThu4&lt;/a&gt;, &lt;a title="" href="http://www.youtube.com/watch?v=z0q6HUWZdPc"&gt;z0q6HUWZdPc&lt;/a&gt;, &lt;a title="" href="http://www.youtube.com/watch?v=66FF3JN_9PE"&gt;66FF3JN_9PE&lt;/a&gt;, &lt;a title="" href="http://www.youtube.com/watch?v=EtN4Gom_ZPE"&gt;EtN4Gom_ZPE&lt;/a&gt;, &lt;a title="" href="http://www.youtube.com/watch?v=QvZIFUgd9iY"&gt;QvZIFUgd9iY&lt;/a&gt;, &lt;a title="" href="http://www.youtube.com/watch?v=aMKIpAl5lC0"&gt;aMKIpAl5lC0&lt;/a&gt;, &lt;a title="" href="http://www.youtube.com/watch?v=pi8dkqpTesY"&gt;pi8dkqpTesY&lt;/a&gt;, &lt;a title="" href="http://www.youtube.com/watch?v=zEG9RcVE6FE"&gt;zEG9RcVE6FE&lt;/a&gt;, &lt;a title="" href="http://www.youtube.com/watch?v=6DvE0i0B9-8"&gt;6DvE0i0B9-8&lt;/a&gt;, &lt;a title="" href="http://www.youtube.com/watch?v=F6--wZ7gQpQ"&gt;F6–wZ7gQpQ&lt;/a&gt;, &lt;a title="" href="http://www.youtube.com/watch?v=SF4JC5DdN3E"&gt;SF4JC5DdN3E&lt;/a&gt;, &lt;a title="" href="http://www.youtube.com/watch?v=ayvU-PrD0z4"&gt;ayvU-PrD0z4&lt;/a&gt;, &lt;a title="" href="http://www.youtube.com/watch?v=pvt5fpgYPeI"&gt;pvt5fpgYPeI&lt;/a&gt;, &lt;a title="" href="http://www.youtube.com/watch?v=zfc_69UHQNI"&gt;zfc_69UHQNI&lt;/a&gt;, &lt;a title="" href="http://www.youtube.com/watch?v=6Nca4KVzSDk"&gt;6Nca4KVzSDk&lt;/a&gt;, &lt;a title="" href="http://www.youtube.com/watch?v=F6ZxE63Hb1o"&gt;F6ZxE63Hb1o&lt;/a&gt;, &lt;a title="" href="http://www.youtube.com/watch?v=SL9FE0cWThQ"&gt;SL9FE0cWThQ&lt;/a&gt;, &lt;a title="" href="http://www.youtube.com/watch?v=b9sxmVlif1k"&gt;b9sxmVlif1k&lt;/a&gt;, &lt;a title="" href="http://www.youtube.com/watch?v=qP9PAF_7HAI"&gt;qP9PAF_7HAI&lt;/a&gt;, &lt;a title="" href="http://www.youtube.com/watch?v=6U7jxeV06Js"&gt;6U7jxeV06Js&lt;/a&gt;, &lt;a title="" href="http://www.youtube.com/watch?v=GGFJiNTFWEg"&gt;GGFJiNTFWEg&lt;/a&gt;, &lt;a title="" href="http://www.youtube.com/watch?v=S_7WXkmx1f8"&gt;S_7WXkmx1f8&lt;/a&gt;, &lt;a title="" href="http://www.youtube.com/watch?v=cEvjChxwIZw"&gt;cEvjChxwIZw&lt;/a&gt;, &lt;a title="" href="http://www.youtube.com/watch?v=qTovWzCak5M"&gt;qTovWzCak5M&lt;/a&gt;, &lt;a title="" href="http://www.youtube.com/watch?v=6cRnujTrUH4"&gt;6cRnujTrUH4&lt;/a&gt;, &lt;a title="" href="http://www.youtube.com/watch?v=GxI3tl85wbM"&gt;GxI3tl85wbM&lt;/a&gt;, &lt;a title="" href="http://www.youtube.com/watch?v=SpJUj626qCc"&gt;SpJUj626qCc&lt;/a&gt;, &lt;a title="" href="http://www.youtube.com/watch?v=cttKu6xQSzg"&gt;cttKu6xQSzg&lt;/a&gt;, &lt;a title="" href="http://www.youtube.com/watch?v=r-cmz6-MgHw"&gt;r-cmz6-MgHw&lt;/a&gt;, &lt;a title="" href="http://www.youtube.com/watch?v=6stIerPNNic"&gt;6stIerPNNic&lt;/a&gt;, &lt;a title="" href="http://www.youtube.com/watch?v=H8uVR8M8_D8"&gt;H8uVR8M8_D8&lt;/a&gt;, &lt;a title="" href="http://www.youtube.com/watch?v=TAfEj43gI5U"&gt;TAfEj43gI5U&lt;/a&gt;, &lt;a title="" href="http://www.youtube.com/watch?v=eAlhMoxHOpc"&gt;eAlhMoxHOpc&lt;/a&gt;, &lt;a title="" href="http://www.youtube.com/watch?v=r70-dpbP8z8"&gt;r70-dpbP8z8&lt;/a&gt;</text:p>
          </table:table-cell>
          <table:table-cell table:number-columns-repeated="2"/>
          <table:table-cell office:value-type="string">
            <text:p>Drei Klavierstücke op. 11</text:p>
          </table:table-cell>
          <table:table-cell office:value-type="string">
            <text:p>{"id":"lF6IBWTDgnI","url":"http:\/\/www.youtube.com\/embed\/lF6IBWTDgnI?rel=0&amp;wmode=opaque&amp;hd=1","width":"640","height":"480","type":"youtube","title":"Cory Arcangel - Arnold Schoenberg, op. 11 - I - Cute Kittens","description":"Arnold Schoenberg's, Drei Klavierst\u00fccke, op. 11-I played by cats on pianos. More info:","thumbnail_small":"http:\/\/img.youtube.com\/vi\/lF6IBWTDgnI\/2.jpg","thumbnail_large":"http:\/\/img.youtube.com\/vi\/lF6IBWTDgnI\/0.jpg","author":"coryarcangel","length":"261","embed":"%3Ciframe%20src%3D%22http%3A\/\/www.youtube.com\/embed\/lF6IBWTDgnI%3Frel%3D0%26wmode%3Dopaque%26hd%3D1%22%20border%3D%220%22%20height%3D%22480%22%20width%3D%22640%22%3E%3C\/iframe%3E"}</text:p>
            <text:p>{"id":"6ay0nOIWSo4","url":"http:\/\/www.youtube.com\/embed\/6ay0nOIWSo4?rel=0&amp;wmode=opaque&amp;hd=1","width":"640","height":"480","type":"youtube","title":"Cory Arcangel - Arnold Schoenberg, op. 11 - II - Cute Kittens","description":"Arnold Schoenberg's, Drei Klavierst\u00fccke, op. 11-II played by cats on pianos. More info:","thumbnail_small":"http:\/\/img.youtube.com\/vi\/6ay0nOIWSo4\/2.jpg","thumbnail_large":"http:\/\/img.youtube.com\/vi\/6ay0nOIWSo4\/0.jpg","author":"coryarcangel","length":"510","embed":"%3Ciframe%20src%3D%22http%3A\/\/www.youtube.com\/embed\/6ay0nOIWSo4%3Frel%3D0%26wmode%3Dopaque%26hd%3D1%22%20border%3D%220%22%20height%3D%22480%22%20width%3D%22640%22%3E%3C\/iframe%3E"}</text:p>
            <text:p>{"id":"aHrMlgKrons","url":"http:\/\/www.youtube.com\/embed\/aHrMlgKrons?rel=0&amp;wmode=opaque&amp;hd=1","width":"640","height":"480","type":"youtube","title":"Cory Arcangel - Arnold Schoenberg, op. 11 - III - Cute Kittens","description":"Arnold Schoenberg's, Drei Klavierst\u00fccke, op. 11- III played by cats on pianos. More info:","thumbnail_small":"http:\/\/img.youtube.com\/vi\/aHrMlgKrons\/2.jpg","thumbnail_large":"http:\/\/img.youtube.com\/vi\/aHrMlgKrons\/0.jpg","author":"coryarcangel","length":"175","embed":"%3Ciframe%20src%3D%22http%3A\/\/www.youtube.com\/embed\/aHrMlgKrons%3Frel%3D0%26wmode%3Dopaque%26hd%3D1%22%20border%3D%220%22%20height%3D%22480%22%20width%3D%22640%22%3E%3C\/iframe%3E"}</text:p>
            <text:p/>
          </table:table-cell>
          <table:table-cell office:value-type="string">
            <text:p>drei-klavierstucke-2009-003-still-6-database-ih.jpg</text:p>
          </table:table-cell>
          <table:table-cell/>
          <table:table-cell office:value-type="float" office:value="2009">
            <text:p>2009</text:p>
          </table:table-cell>
          <table:table-cell table:number-columns-repeated="2"/>
          <table:table-cell office:value-type="string">
            <text:p>[2196] [code-gould-pro] Gould Pro (Code)</text:p>
          </table:table-cell>
          <table:table-cell/>
        </table:table-row>
        <table:table-row table:style-name="ro1">
          <table:table-cell office:value-type="float" office:value="53">
            <text:p>53</text:p>
          </table:table-cell>
          <table:table-cell office:value-type="float" office:value="1">
            <text:p>1</text:p>
          </table:table-cell>
          <table:table-cell office:value-type="float" office:value="2">
            <text:p>2</text:p>
          </table:table-cell>
          <table:table-cell office:value-type="string">
            <text:p>2009-053 Epic Line Rider Fail</text:p>
          </table:table-cell>
          <table:table-cell office:value-type="string">
            <text:p>2009-053-epic-line-rider-fail</text:p>
          </table:table-cell>
          <table:table-cell office:value-type="float" office:value="2009">
            <text:p>2009</text:p>
          </table:table-cell>
          <table:table-cell office:value-type="string">
            <text:p>(~Youtube) video</text:p>
          </table:table-cell>
          <table:table-cell table:number-columns-repeated="3"/>
          <table:table-cell office:value-type="string">
            <text:p>&lt;p&gt;My contribution to the genre of utube "Line Rider Fails". &lt;/p&gt;</text:p>
          </table:table-cell>
          <table:table-cell office:value-type="string">
            <text:p>&lt;p&gt;​Uuuugh, youtube took this one down, so it doesn't make as much sense now, as these line rider fails are kinda a youtube genre, but none the less you can still download it here.&amp;nbsp;&lt;/p&gt;</text:p>
          </table:table-cell>
          <table:table-cell table:number-columns-repeated="2"/>
          <table:table-cell office:value-type="string">
            <text:p>Epic Line Rider Fail</text:p>
          </table:table-cell>
          <table:table-cell/>
          <table:table-cell office:value-type="string">
            <text:p>Epic-Line-Rider-Fail-2009-053-still-2-database-ih.jpg</text:p>
          </table:table-cell>
          <table:table-cell/>
          <table:table-cell office:value-type="float" office:value="2009">
            <text:p>2009</text:p>
          </table:table-cell>
          <table:table-cell office:value-type="string">
            <text:p>{filedir_4}arcangel-epic-line-rider-fail-2009-053-video-web.mp4</text:p>
          </table:table-cell>
          <table:table-cell table:number-columns-repeated="3"/>
        </table:table-row>
        <table:table-row table:style-name="ro1">
          <table:table-cell office:value-type="float" office:value="54">
            <text:p>54</text:p>
          </table:table-cell>
          <table:table-cell office:value-type="float" office:value="1">
            <text:p>1</text:p>
          </table:table-cell>
          <table:table-cell office:value-type="float" office:value="2">
            <text:p>2</text:p>
          </table:table-cell>
          <table:table-cell office:value-type="string">
            <text:p>2009-032 Working On My Novel (Twitter Search)</text:p>
          </table:table-cell>
          <table:table-cell office:value-type="string">
            <text:p>2009-032-working-on-my-novel</text:p>
          </table:table-cell>
          <table:table-cell office:value-type="float" office:value="2009">
            <text:p>2009</text:p>
          </table:table-cell>
          <table:table-cell office:value-type="string">
            <text:p>Social network search</text:p>
          </table:table-cell>
          <table:table-cell table:number-columns-repeated="3"/>
          <table:table-cell office:value-type="string">
            <text:p>​Search for “working on my novel” on the social network Twitter.</text:p>
          </table:table-cell>
          <table:table-cell office:value-type="string">
            <text:p>Original link (which doesn’t work anymore) was: http://twitter.com/#search?q=“working on my novel”, but I have found the original Buzzfeed post where I first thought of the idea. LOL! ;-)</text:p>
          </table:table-cell>
          <table:table-cell office:value-type="string">
            <text:p>https://web.archive.org/web/20110903012902/http://www.buzzfeed.com/arcangel/great-twitter-searches-volume-1-working-on-my-n</text:p>
          </table:table-cell>
          <table:table-cell office:value-type="string">
            <text:p>[2205] [2012-066-working-on-my-novel] 2012-066 Working On My Novel (Twitter Feed)</text:p>
            <text:p>[4127] [2012-037-work-on-my-novel-book] 2012-037 Work On My Novel (book)</text:p>
          </table:table-cell>
          <table:table-cell office:value-type="string">
            <text:p>Working On My Novel</text:p>
          </table:table-cell>
          <table:table-cell/>
          <table:table-cell office:value-type="string">
            <text:p>working-on-my-novel-2009-032-digital-database-1-ih.jpg</text:p>
          </table:table-cell>
          <table:table-cell office:value-type="string">
            <text:p>(Twitter Search)</text:p>
          </table:table-cell>
          <table:table-cell office:value-type="float" office:value="2009">
            <text:p>2009</text:p>
          </table:table-cell>
          <table:table-cell table:number-columns-repeated="4"/>
        </table:table-row>
        <table:table-row table:style-name="ro1">
          <table:table-cell office:value-type="float" office:value="55">
            <text:p>55</text:p>
          </table:table-cell>
          <table:table-cell office:value-type="float" office:value="1">
            <text:p>1</text:p>
          </table:table-cell>
          <table:table-cell office:value-type="float" office:value="2">
            <text:p>2</text:p>
          </table:table-cell>
          <table:table-cell office:value-type="string">
            <text:p>2009-046 What a Misunderstanding!</text:p>
          </table:table-cell>
          <table:table-cell office:value-type="string">
            <text:p>2009-046-what-a-misunderstanding-art</text:p>
          </table:table-cell>
          <table:table-cell office:value-type="float" office:value="2009">
            <text:p>2009</text:p>
          </table:table-cell>
          <table:table-cell office:value-type="string">
            <text:p>Tumblr/artist software</text:p>
          </table:table-cell>
          <table:table-cell table:number-columns-repeated="3"/>
          <table:table-cell office:value-type="string">
            <text:p>​New Yorker “Caption This Cartoon” contest always captioned with the phrase “What a misunderstanding!”. Updated every week automatically.</text:p>
          </table:table-cell>
          <table:table-cell/>
          <table:table-cell office:value-type="string">
            <text:p>http://www.what-a-misunderstanding.com/</text:p>
          </table:table-cell>
          <table:table-cell office:value-type="string">
            <text:p>[4409] [2013-141-the-source-issue-10-what-a-misunderstanding] 2013-141 The Source <text:s/>Issue #10: What a misunderstanding!</text:p>
          </table:table-cell>
          <table:table-cell office:value-type="string">
            <text:p>What a Misunderstanding!</text:p>
          </table:table-cell>
          <table:table-cell/>
          <table:table-cell office:value-type="string">
            <text:p>what-a-mistunderstanding-2009-046-digital-database-ih.jpg</text:p>
          </table:table-cell>
          <table:table-cell/>
          <table:table-cell office:value-type="float" office:value="2014">
            <text:p>2014</text:p>
          </table:table-cell>
          <table:table-cell table:number-columns-repeated="2"/>
          <table:table-cell office:value-type="string">
            <text:p>[2201] [code-what-a-misunderstanding] What A Misunderstanding! (Code)</text:p>
          </table:table-cell>
          <table:table-cell/>
        </table:table-row>
        <table:table-row table:style-name="ro1">
          <table:table-cell office:value-type="float" office:value="56">
            <text:p>56</text:p>
          </table:table-cell>
          <table:table-cell office:value-type="float" office:value="1">
            <text:p>1</text:p>
          </table:table-cell>
          <table:table-cell office:value-type="float" office:value="2">
            <text:p>2</text:p>
          </table:table-cell>
          <table:table-cell office:value-type="string">
            <text:p>2009-033 Hello World</text:p>
          </table:table-cell>
          <table:table-cell office:value-type="string">
            <text:p>2009-033-hello-world</text:p>
          </table:table-cell>
          <table:table-cell office:value-type="float" office:value="2009">
            <text:p>2009</text:p>
          </table:table-cell>
          <table:table-cell office:value-type="string">
            <text:p>Pen on paper</text:p>
          </table:table-cell>
          <table:table-cell table:number-columns-repeated="3"/>
          <table:table-cell office:value-type="string">
            <text:p>&lt;p&gt;​Between 0-100 lines drawn to random points&lt;/p&gt;</text:p>
          </table:table-cell>
          <table:table-cell table:number-columns-repeated="3"/>
          <table:table-cell office:value-type="string">
            <text:p>Hello World</text:p>
          </table:table-cell>
          <table:table-cell/>
          <table:table-cell office:value-type="string">
            <text:p>hello-world-2009-033-digital-database-ih.jpg</text:p>
          </table:table-cell>
          <table:table-cell/>
          <table:table-cell office:value-type="float" office:value="2009">
            <text:p>2009</text:p>
          </table:table-cell>
          <table:table-cell table:number-columns-repeated="2"/>
          <table:table-cell office:value-type="string">
            <text:p>[2200] Hp-Pen-Plotter-Hello-World (Code) - code-hp-pen-plotter-hello-world</text:p>
          </table:table-cell>
          <table:table-cell/>
        </table:table-row>
        <table:table-row table:style-name="ro1">
          <table:table-cell office:value-type="float" office:value="57">
            <text:p>57</text:p>
          </table:table-cell>
          <table:table-cell office:value-type="float" office:value="1">
            <text:p>1</text:p>
          </table:table-cell>
          <table:table-cell office:value-type="float" office:value="2">
            <text:p>2</text:p>
          </table:table-cell>
          <table:table-cell office:value-type="string">
            <text:p>2009-034 Hello World</text:p>
          </table:table-cell>
          <table:table-cell office:value-type="string">
            <text:p>2009-034-hello-world</text:p>
          </table:table-cell>
          <table:table-cell office:value-type="float" office:value="2009">
            <text:p>2009</text:p>
          </table:table-cell>
          <table:table-cell office:value-type="string">
            <text:p>Pen on paper</text:p>
          </table:table-cell>
          <table:table-cell table:number-columns-repeated="3"/>
          <table:table-cell office:value-type="string">
            <text:p>&lt;p&gt;​Between 0-100 lines drawn to random points&lt;/p&gt;</text:p>
          </table:table-cell>
          <table:table-cell table:number-columns-repeated="3"/>
          <table:table-cell office:value-type="string">
            <text:p>Hello World</text:p>
          </table:table-cell>
          <table:table-cell/>
          <table:table-cell office:value-type="string">
            <text:p>hello-world-2009-034-digital-database-ih.jpg</text:p>
          </table:table-cell>
          <table:table-cell/>
          <table:table-cell office:value-type="float" office:value="2009">
            <text:p>2009</text:p>
          </table:table-cell>
          <table:table-cell table:number-columns-repeated="2"/>
          <table:table-cell office:value-type="string">
            <text:p>[2200] Hp-Pen-Plotter-Hello-World (Code) - code-hp-pen-plotter-hello-world</text:p>
          </table:table-cell>
          <table:table-cell/>
        </table:table-row>
        <table:table-row table:style-name="ro1">
          <table:table-cell office:value-type="float" office:value="58">
            <text:p>58</text:p>
          </table:table-cell>
          <table:table-cell office:value-type="float" office:value="1">
            <text:p>1</text:p>
          </table:table-cell>
          <table:table-cell office:value-type="float" office:value="2">
            <text:p>2</text:p>
          </table:table-cell>
          <table:table-cell office:value-type="string">
            <text:p>2009-035 Hello World</text:p>
          </table:table-cell>
          <table:table-cell office:value-type="string">
            <text:p>2009-035-hello-world</text:p>
          </table:table-cell>
          <table:table-cell office:value-type="float" office:value="2009">
            <text:p>2009</text:p>
          </table:table-cell>
          <table:table-cell office:value-type="string">
            <text:p>Pen on paper</text:p>
          </table:table-cell>
          <table:table-cell table:number-columns-repeated="3"/>
          <table:table-cell office:value-type="string">
            <text:p>&lt;p&gt;​Between 0-100 lines drawn to random points&lt;/p&gt;</text:p>
          </table:table-cell>
          <table:table-cell table:number-columns-repeated="3"/>
          <table:table-cell office:value-type="string">
            <text:p>Hello World</text:p>
          </table:table-cell>
          <table:table-cell/>
          <table:table-cell office:value-type="string">
            <text:p>hello-world-2009-035-digital-database-ih.jpg</text:p>
          </table:table-cell>
          <table:table-cell/>
          <table:table-cell office:value-type="float" office:value="2009">
            <text:p>2009</text:p>
          </table:table-cell>
          <table:table-cell table:number-columns-repeated="2"/>
          <table:table-cell office:value-type="string">
            <text:p>[2200] Hp-Pen-Plotter-Hello-World (Code) - code-hp-pen-plotter-hello-world</text:p>
          </table:table-cell>
          <table:table-cell/>
        </table:table-row>
        <table:table-row table:style-name="ro1">
          <table:table-cell office:value-type="float" office:value="59">
            <text:p>59</text:p>
          </table:table-cell>
          <table:table-cell office:value-type="float" office:value="1">
            <text:p>1</text:p>
          </table:table-cell>
          <table:table-cell office:value-type="float" office:value="2">
            <text:p>2</text:p>
          </table:table-cell>
          <table:table-cell office:value-type="string">
            <text:p>2009-036 Hello World</text:p>
          </table:table-cell>
          <table:table-cell office:value-type="string">
            <text:p>2009-036-hello-world</text:p>
          </table:table-cell>
          <table:table-cell office:value-type="float" office:value="2009">
            <text:p>2009</text:p>
          </table:table-cell>
          <table:table-cell office:value-type="string">
            <text:p>Pen on paper</text:p>
          </table:table-cell>
          <table:table-cell table:number-columns-repeated="3"/>
          <table:table-cell office:value-type="string">
            <text:p>&lt;p&gt;​Between 0-100 lines drawn to random points&lt;/p&gt;</text:p>
          </table:table-cell>
          <table:table-cell table:number-columns-repeated="3"/>
          <table:table-cell office:value-type="string">
            <text:p>Hello World</text:p>
          </table:table-cell>
          <table:table-cell/>
          <table:table-cell office:value-type="string">
            <text:p>hello-world-2009-036-digital-database-ih.jpg</text:p>
          </table:table-cell>
          <table:table-cell/>
          <table:table-cell office:value-type="float" office:value="2009">
            <text:p>2009</text:p>
          </table:table-cell>
          <table:table-cell table:number-columns-repeated="2"/>
          <table:table-cell office:value-type="string">
            <text:p>[2200] Hp-Pen-Plotter-Hello-World (Code) - code-hp-pen-plotter-hello-world</text:p>
          </table:table-cell>
          <table:table-cell/>
        </table:table-row>
        <table:table-row table:style-name="ro1">
          <table:table-cell office:value-type="float" office:value="60">
            <text:p>60</text:p>
          </table:table-cell>
          <table:table-cell office:value-type="float" office:value="1">
            <text:p>1</text:p>
          </table:table-cell>
          <table:table-cell office:value-type="float" office:value="2">
            <text:p>2</text:p>
          </table:table-cell>
          <table:table-cell office:value-type="string">
            <text:p>2009-037 Hello World</text:p>
          </table:table-cell>
          <table:table-cell office:value-type="string">
            <text:p>2009-037-hello-world</text:p>
          </table:table-cell>
          <table:table-cell office:value-type="float" office:value="2009">
            <text:p>2009</text:p>
          </table:table-cell>
          <table:table-cell office:value-type="string">
            <text:p>Pen on paper</text:p>
          </table:table-cell>
          <table:table-cell table:number-columns-repeated="3"/>
          <table:table-cell office:value-type="string">
            <text:p>&lt;p&gt;​Between 0-100 lines drawn to random points&lt;/p&gt;</text:p>
          </table:table-cell>
          <table:table-cell table:number-columns-repeated="3"/>
          <table:table-cell office:value-type="string">
            <text:p>Hello World</text:p>
          </table:table-cell>
          <table:table-cell/>
          <table:table-cell office:value-type="string">
            <text:p>hello-world-2009-037-digital-database-ih.jpg</text:p>
          </table:table-cell>
          <table:table-cell/>
          <table:table-cell office:value-type="float" office:value="2009">
            <text:p>2009</text:p>
          </table:table-cell>
          <table:table-cell table:number-columns-repeated="2"/>
          <table:table-cell office:value-type="string">
            <text:p>[2200] Hp-Pen-Plotter-Hello-World (Code) - code-hp-pen-plotter-hello-world</text:p>
          </table:table-cell>
          <table:table-cell/>
        </table:table-row>
        <table:table-row table:style-name="ro1">
          <table:table-cell office:value-type="float" office:value="62">
            <text:p>62</text:p>
          </table:table-cell>
          <table:table-cell office:value-type="float" office:value="1">
            <text:p>1</text:p>
          </table:table-cell>
          <table:table-cell office:value-type="float" office:value="2">
            <text:p>2</text:p>
          </table:table-cell>
          <table:table-cell office:value-type="string">
            <text:p>2009-040 Everybody Else</text:p>
          </table:table-cell>
          <table:table-cell office:value-type="string">
            <text:p>2009-040-everybody-else</text:p>
          </table:table-cell>
          <table:table-cell office:value-type="float" office:value="2009">
            <text:p>2009</text:p>
          </table:table-cell>
          <table:table-cell office:value-type="string">
            <text:p>Intro for Digital Folklore Book. </text:p>
          </table:table-cell>
          <table:table-cell table:number-columns-repeated="3"/>
          <table:table-cell office:value-type="string">
            <text:p>&lt;p&gt;​Txt about digital folklore.&lt;/p&gt;</text:p>
          </table:table-cell>
          <table:table-cell/>
          <table:table-cell office:value-type="string">
            <text:p><text:s/>http://digitalfolklore.org/</text:p>
          </table:table-cell>
          <table:table-cell/>
          <table:table-cell office:value-type="string">
            <text:p>Everybody Else</text:p>
          </table:table-cell>
          <table:table-cell/>
          <table:table-cell office:value-type="string">
            <text:p>Everybody-Else-2009-040-Full-1-Database-IH.jpg</text:p>
          </table:table-cell>
          <table:table-cell/>
          <table:table-cell office:value-type="float" office:value="2009">
            <text:p>2009</text:p>
          </table:table-cell>
          <table:table-cell table:number-columns-repeated="4"/>
        </table:table-row>
        <table:table-row table:style-name="ro1">
          <table:table-cell office:value-type="float" office:value="63">
            <text:p>63</text:p>
          </table:table-cell>
          <table:table-cell office:value-type="float" office:value="1">
            <text:p>1</text:p>
          </table:table-cell>
          <table:table-cell office:value-type="float" office:value="2">
            <text:p>2</text:p>
          </table:table-cell>
          <table:table-cell office:value-type="string">
            <text:p>2008-074 Genealogies</text:p>
          </table:table-cell>
          <table:table-cell office:value-type="string">
            <text:p>2008-074-genealogies</text:p>
          </table:table-cell>
          <table:table-cell office:value-type="float" office:value="2008">
            <text:p>2008</text:p>
          </table:table-cell>
          <table:table-cell office:value-type="string">
            <text:p>Pen on paper</text:p>
          </table:table-cell>
          <table:table-cell table:number-columns-repeated="3"/>
          <table:table-cell office:value-type="string">
            <text:p>&lt;p&gt;​A drawing of my influences.&lt;/p&gt;</text:p>
          </table:table-cell>
          <table:table-cell office:value-type="string">
            <text:p>&lt;p&gt;Part of the Genealogies project at the &lt;a title="" href="http://www.lux.org.uk/blog/genealogies-cory-arcangel"&gt;Lux&lt;/a&gt; Center in the UK. It may not seem it, but it is actually pretty accurate cause for some reason I took this really seriously (ps – made bfr Tiger Woods scandal). So if u ever wondered,………&lt;/p&gt;</text:p>
          </table:table-cell>
          <table:table-cell table:number-columns-repeated="2"/>
          <table:table-cell office:value-type="string">
            <text:p>Genealogies</text:p>
          </table:table-cell>
          <table:table-cell/>
          <table:table-cell office:value-type="string">
            <text:p>2008_074_Genealogies_Full_Database_IH.jpg</text:p>
          </table:table-cell>
          <table:table-cell/>
          <table:table-cell office:value-type="float" office:value="2008">
            <text:p>2008</text:p>
          </table:table-cell>
          <table:table-cell table:number-columns-repeated="4"/>
        </table:table-row>
        <table:table-row table:style-name="ro1">
          <table:table-cell office:value-type="float" office:value="64">
            <text:p>64</text:p>
          </table:table-cell>
          <table:table-cell office:value-type="float" office:value="1">
            <text:p>1</text:p>
          </table:table-cell>
          <table:table-cell office:value-type="float" office:value="2">
            <text:p>2</text:p>
          </table:table-cell>
          <table:table-cell office:value-type="string">
            <text:p>2010-023 Composition #7</text:p>
          </table:table-cell>
          <table:table-cell office:value-type="string">
            <text:p>2010-023-composition-7</text:p>
          </table:table-cell>
          <table:table-cell office:value-type="float" office:value="2010">
            <text:p>2010</text:p>
          </table:table-cell>
          <table:table-cell office:value-type="string">
            <text:p>Frets on Fire software mod</text:p>
          </table:table-cell>
          <table:table-cell table:number-columns-repeated="3"/>
          <table:table-cell office:value-type="string">
            <text:p>&lt;p&gt;​La Monte Young's Composition #7 as a guitar hero style game.&lt;/p&gt;</text:p>
          </table:table-cell>
          <table:table-cell office:value-type="string">
            <text:p>&lt;p&gt;​This is a mod file for the desktop game Frets on Fire, which is an open source version of Guitar Hero. Below you can download the mod files, to be placed in the Frets on Fire song folder. This will allow you to play this game on your own version of Frets On Fire. For those not in the know, Composition #7 calls for two notes to be held for "a long time". For this game, "a long time" was defined as the classic length of a pop song. About 4 minutes. &lt;/p&gt;</text:p>
          </table:table-cell>
          <table:table-cell table:number-columns-repeated="2"/>
          <table:table-cell office:value-type="string">
            <text:p>Composition #7</text:p>
          </table:table-cell>
          <table:table-cell/>
          <table:table-cell office:value-type="string">
            <text:p>composition-7-2010-023-still-database-ih.jpg</text:p>
            <text:p>composition-7-2010-023-install-database-HBM.jpg</text:p>
            <text:p>composition-7-2010-023-detail-database-studio_1.jpg</text:p>
          </table:table-cell>
          <table:table-cell/>
          <table:table-cell office:value-type="float" office:value="2010">
            <text:p>2010</text:p>
          </table:table-cell>
          <table:table-cell office:value-type="string">
            <text:p>{filedir_4}arcangel_composition_7.zip</text:p>
          </table:table-cell>
          <table:table-cell table:number-columns-repeated="3"/>
        </table:table-row>
        <table:table-row table:style-name="ro1">
          <table:table-cell office:value-type="float" office:value="66">
            <text:p>66</text:p>
          </table:table-cell>
          <table:table-cell office:value-type="float" office:value="1">
            <text:p>1</text:p>
          </table:table-cell>
          <table:table-cell office:value-type="float" office:value="2">
            <text:p>2</text:p>
          </table:table-cell>
          <table:table-cell office:value-type="string">
            <text:p>2010-054 Master Class in Reverse</text:p>
          </table:table-cell>
          <table:table-cell office:value-type="string">
            <text:p>2010-054-master-class-in-reverse</text:p>
          </table:table-cell>
          <table:table-cell office:value-type="float" office:value="2010">
            <text:p>2010</text:p>
          </table:table-cell>
          <table:table-cell office:value-type="string">
            <text:p>Performance done in collaboration with the University of Michigan Digital Music Ensemble under the direction of Steve Rush</text:p>
          </table:table-cell>
          <table:table-cell table:number-columns-repeated="3"/>
          <table:table-cell office:value-type="string">
            <text:p>​Performance for unknown electronics</text:p>
          </table:table-cell>
          <table:table-cell table:number-columns-repeated="3"/>
          <table:table-cell office:value-type="string">
            <text:p>Master Class in Reverse</text:p>
          </table:table-cell>
          <table:table-cell/>
          <table:table-cell office:value-type="string">
            <text:p>master-class-2010-054-performance-3-database-AK.jpg</text:p>
          </table:table-cell>
          <table:table-cell/>
          <table:table-cell office:value-type="float" office:value="2010">
            <text:p>2010</text:p>
          </table:table-cell>
          <table:table-cell table:number-columns-repeated="4"/>
        </table:table-row>
        <table:table-row table:style-name="ro1">
          <table:table-cell office:value-type="float" office:value="70">
            <text:p>70</text:p>
          </table:table-cell>
          <table:table-cell office:value-type="float" office:value="1">
            <text:p>1</text:p>
          </table:table-cell>
          <table:table-cell office:value-type="float" office:value="2">
            <text:p>2</text:p>
          </table:table-cell>
          <table:table-cell office:value-type="string">
            <text:p>2009-049 Continuous Partial Awareness (PDF)</text:p>
          </table:table-cell>
          <table:table-cell office:value-type="string">
            <text:p>2009-049-continuous-partial-awareness-pdf</text:p>
          </table:table-cell>
          <table:table-cell office:value-type="float" office:value="2009">
            <text:p>2009</text:p>
          </table:table-cell>
          <table:table-cell office:value-type="string">
            <text:p>PDF</text:p>
          </table:table-cell>
          <table:table-cell table:number-columns-repeated="3"/>
          <table:table-cell office:value-type="string">
            <text:p>A list of ideas for artworks, rated. Made originally for a performance. ps - Some I ended up making.</text:p>
          </table:table-cell>
          <table:table-cell table:number-columns-repeated="2"/>
          <table:table-cell office:value-type="string">
            <text:p>[49] [2008-020-continuous-partial-awareness-performance] 2008-020 Continuous Partial Awareness (Performance)</text:p>
          </table:table-cell>
          <table:table-cell office:value-type="string">
            <text:p>Continuous Partial Awareness (PDF)</text:p>
          </table:table-cell>
          <table:table-cell/>
          <table:table-cell office:value-type="string">
            <text:p>Continuous-Partial-Awareness-2009-049-Full-db-OL.jpg</text:p>
            <text:p>Continuous-Partial-Awareness-2009-049-install-2-db-OL.jpg</text:p>
          </table:table-cell>
          <table:table-cell/>
          <table:table-cell office:value-type="float" office:value="2009">
            <text:p>2009</text:p>
          </table:table-cell>
          <table:table-cell office:value-type="string">
            <text:p>arcangel-CPA.pdf</text:p>
          </table:table-cell>
          <table:table-cell table:number-columns-repeated="3"/>
        </table:table-row>
        <table:table-row table:style-name="ro1">
          <table:table-cell office:value-type="float" office:value="71">
            <text:p>71</text:p>
          </table:table-cell>
          <table:table-cell office:value-type="float" office:value="1">
            <text:p>1</text:p>
          </table:table-cell>
          <table:table-cell office:value-type="float" office:value="2">
            <text:p>2</text:p>
          </table:table-cell>
          <table:table-cell office:value-type="string">
            <text:p>2011-021 Volume Management</text:p>
          </table:table-cell>
          <table:table-cell office:value-type="string">
            <text:p>2011-021-volumemanagement</text:p>
          </table:table-cell>
          <table:table-cell office:value-type="float" office:value="2011">
            <text:p>2011</text:p>
          </table:table-cell>
          <table:table-cell office:value-type="string">
            <text:p>Ten Vizio 55-inch back lit LCD HDTVs in original packaging</text:p>
          </table:table-cell>
          <table:table-cell office:value-type="string">
            <text:p>Commissioned by Whitney Museum of American Art, New York, for Cory Arcangel: Pro Tools</text:p>
          </table:table-cell>
          <table:table-cell/>
          <table:table-cell office:value-type="string">
            <text:p>Dimensions variable</text:p>
          </table:table-cell>
          <table:table-cell office:value-type="string">
            <text:p>&lt;p&gt;​Arrangement of flat-screen TV's in boxes. &lt;/p&gt;</text:p>
          </table:table-cell>
          <table:table-cell table:number-columns-repeated="3"/>
          <table:table-cell office:value-type="string">
            <text:p>Volume Management</text:p>
          </table:table-cell>
          <table:table-cell/>
          <table:table-cell office:value-type="string">
            <text:p>volume-management-2011-021-full-database-SC.jpg</text:p>
          </table:table-cell>
          <table:table-cell/>
          <table:table-cell office:value-type="float" office:value="2011">
            <text:p>2011</text:p>
          </table:table-cell>
          <table:table-cell table:number-columns-repeated="4"/>
        </table:table-row>
        <table:table-row table:style-name="ro1">
          <table:table-cell office:value-type="float" office:value="72">
            <text:p>72</text:p>
          </table:table-cell>
          <table:table-cell office:value-type="float" office:value="1">
            <text:p>1</text:p>
          </table:table-cell>
          <table:table-cell office:value-type="float" office:value="2">
            <text:p>2</text:p>
          </table:table-cell>
          <table:table-cell office:value-type="string">
            <text:p>2010-003 There's Always One At Every Party</text:p>
          </table:table-cell>
          <table:table-cell office:value-type="string">
            <text:p>2010-003-theres-always-one-at-every-party</text:p>
          </table:table-cell>
          <table:table-cell office:value-type="float" office:value="2010">
            <text:p>2010</text:p>
          </table:table-cell>
          <table:table-cell office:value-type="string">
            <text:p>Youtube video</text:p>
          </table:table-cell>
          <table:table-cell table:number-columns-repeated="3"/>
          <table:table-cell office:value-type="string">
            <text:p>​Seinfeld super-cut of all scenes dealing with Kramer’s coffee table about coffee tables.</text:p>
          </table:table-cell>
          <table:table-cell office:value-type="string">
            <text:p>I was making a show, and thought it needed some ​Seinfeld,​....so I made this. . :)</text:p>
          </table:table-cell>
          <table:table-cell table:number-columns-repeated="2"/>
          <table:table-cell office:value-type="string">
            <text:p>There's Always One At Every Party</text:p>
          </table:table-cell>
          <table:table-cell office:value-type="string">
            <text:p>{"id":"3QjTPA-Ib9E","url":"http:\/\/www.youtube.com\/embed\/3QjTPA-Ib9E?rel=0&amp;wmode=opaque&amp;hd=1","width":"640","height":"480","type":"youtube","title":"Cory Arcangel - Cofee Table Book About Coffee Tables Supercut","description":"Kramer's coffee table book about coffee tables as a supercut. http:\/\/www.coryarcangel.com\/","thumbnail_small":"https:\/\/i.ytimg.com\/vi\/3QjTPA-Ib9E\/default.jpg","thumbnail_large":"https:\/\/i.ytimg.com\/vi\/3QjTPA-Ib9E\/hqdefault.jpg","author":"coryarcangel","length":"00:09:15","embed":"%3Ciframe%20src%3D%22http%3A\/\/www.youtube.com\/embed\/3QjTPA-Ib9E%3Frel%3D0%26wmode%3Dopaque%26hd%3D1%22%20border%3D%220%22%20height%3D%22480%22%20width%3D%22640%22%3E%3C\/iframe%3E"}</text:p>
            <text:p/>
          </table:table-cell>
          <table:table-cell office:value-type="string">
            <text:p>one-at-every-party-2010-003-still-1-database-ih_1.jpg</text:p>
          </table:table-cell>
          <table:table-cell/>
          <table:table-cell office:value-type="float" office:value="2010">
            <text:p>2010</text:p>
          </table:table-cell>
          <table:table-cell table:number-columns-repeated="4"/>
        </table:table-row>
        <table:table-row table:style-name="ro1">
          <table:table-cell office:value-type="float" office:value="73">
            <text:p>73</text:p>
          </table:table-cell>
          <table:table-cell office:value-type="float" office:value="1">
            <text:p>1</text:p>
          </table:table-cell>
          <table:table-cell office:value-type="float" office:value="2">
            <text:p>2</text:p>
          </table:table-cell>
          <table:table-cell office:value-type="string">
            <text:p>2011-001 Photoshop CS</text:p>
          </table:table-cell>
          <table:table-cell office:value-type="string">
            <text:p>2011-001-photoshop-cs</text:p>
          </table:table-cell>
          <table:table-cell office:value-type="float" office:value="2011">
            <text:p>2011</text:p>
          </table:table-cell>
          <table:table-cell office:value-type="string">
            <text:p>Chromogenic print</text:p>
          </table:table-cell>
          <table:table-cell table:number-columns-repeated="2"/>
          <table:table-cell office:value-type="string">
            <text:p>84 inches by 66 inches</text:p>
          </table:table-cell>
          <table:table-cell table:number-columns-repeated="4"/>
          <table:table-cell office:value-type="string">
            <text:p>Photoshop CS: 84 by 66 inches, 300 DPI, RGB, square pixels, default gradient "Yellow, Blue, Red, Green", mousedown y=3000 x=16700, mouseup y=0 x=12600</text:p>
          </table:table-cell>
          <table:table-cell/>
          <table:table-cell office:value-type="string">
            <text:p>photoshop-cs-2011-001-full-cropped-database-AR.jpg</text:p>
          </table:table-cell>
          <table:table-cell/>
          <table:table-cell office:value-type="float" office:value="2011">
            <text:p>2011</text:p>
          </table:table-cell>
          <table:table-cell table:number-columns-repeated="4"/>
        </table:table-row>
        <table:table-row table:style-name="ro1">
          <table:table-cell office:value-type="float" office:value="75">
            <text:p>75</text:p>
          </table:table-cell>
          <table:table-cell office:value-type="float" office:value="1">
            <text:p>1</text:p>
          </table:table-cell>
          <table:table-cell office:value-type="float" office:value="2">
            <text:p>2</text:p>
          </table:table-cell>
          <table:table-cell office:value-type="string">
            <text:p>2011-003 Photoshop CS</text:p>
          </table:table-cell>
          <table:table-cell office:value-type="string">
            <text:p>2011-003-photoshop-cs</text:p>
          </table:table-cell>
          <table:table-cell office:value-type="float" office:value="2011">
            <text:p>2011</text:p>
          </table:table-cell>
          <table:table-cell office:value-type="string">
            <text:p>Chromogenic print</text:p>
          </table:table-cell>
          <table:table-cell table:number-columns-repeated="2"/>
          <table:table-cell office:value-type="string">
            <text:p>40 x 30 inches</text:p>
          </table:table-cell>
          <table:table-cell table:number-columns-repeated="4"/>
          <table:table-cell office:value-type="string">
            <text:p>Photoshop CS: 40 by 30 inches, 300 DPI, RGB, square pixels, default gradient "Grey Value Stripes" (turn reverse on), mousedown y=11880 x=100, mouseup y=100 x=8860</text:p>
          </table:table-cell>
          <table:table-cell/>
          <table:table-cell office:value-type="string">
            <text:p>photoshop-cs-2011-003-full-database-AR.jpg</text:p>
          </table:table-cell>
          <table:table-cell/>
          <table:table-cell office:value-type="float" office:value="2011">
            <text:p>2011</text:p>
          </table:table-cell>
          <table:table-cell table:number-columns-repeated="4"/>
        </table:table-row>
        <table:table-row table:style-name="ro1">
          <table:table-cell office:value-type="float" office:value="76">
            <text:p>76</text:p>
          </table:table-cell>
          <table:table-cell office:value-type="float" office:value="1">
            <text:p>1</text:p>
          </table:table-cell>
          <table:table-cell office:value-type="float" office:value="2">
            <text:p>2</text:p>
          </table:table-cell>
          <table:table-cell office:value-type="string">
            <text:p>2011-004 Photoshop CS</text:p>
          </table:table-cell>
          <table:table-cell office:value-type="string">
            <text:p>2011-004-photoshop-cs</text:p>
          </table:table-cell>
          <table:table-cell office:value-type="float" office:value="2011">
            <text:p>2011</text:p>
          </table:table-cell>
          <table:table-cell office:value-type="string">
            <text:p>Chromogenic print</text:p>
          </table:table-cell>
          <table:table-cell table:number-columns-repeated="2"/>
          <table:table-cell office:value-type="string">
            <text:p>40 x 30 inches</text:p>
          </table:table-cell>
          <table:table-cell table:number-columns-repeated="4"/>
          <table:table-cell office:value-type="string">
            <text:p>Photoshop CS: 40 by 30 inches, 300 DPI, RGB, square pixels, default gradient "Grey Value Stripes", mousedown y=11880 x=100, mouseup y=100 x=8860</text:p>
          </table:table-cell>
          <table:table-cell/>
          <table:table-cell office:value-type="string">
            <text:p>photoshop-cs-2011-004-full-database-AR.jpg</text:p>
          </table:table-cell>
          <table:table-cell/>
          <table:table-cell office:value-type="float" office:value="2011">
            <text:p>2011</text:p>
          </table:table-cell>
          <table:table-cell table:number-columns-repeated="4"/>
        </table:table-row>
        <table:table-row table:style-name="ro1">
          <table:table-cell office:value-type="float" office:value="78">
            <text:p>78</text:p>
          </table:table-cell>
          <table:table-cell office:value-type="float" office:value="1">
            <text:p>1</text:p>
          </table:table-cell>
          <table:table-cell office:value-type="float" office:value="2">
            <text:p>2</text:p>
          </table:table-cell>
          <table:table-cell office:value-type="string">
            <text:p>2011-006 Photoshop CS</text:p>
          </table:table-cell>
          <table:table-cell office:value-type="string">
            <text:p>2011-006-photoshop-cs</text:p>
          </table:table-cell>
          <table:table-cell office:value-type="float" office:value="2011">
            <text:p>2011</text:p>
          </table:table-cell>
          <table:table-cell office:value-type="string">
            <text:p>Chromogenic print</text:p>
          </table:table-cell>
          <table:table-cell table:number-columns-repeated="2"/>
          <table:table-cell office:value-type="string">
            <text:p>87 x 69 inches</text:p>
          </table:table-cell>
          <table:table-cell table:number-columns-repeated="4"/>
          <table:table-cell office:value-type="string">
            <text:p>Photoshop CS: 84 by 66 inches, 300 DPI, RGB, square pixels, default gradient "Blue, Red, Yellow" (turn reverse on), mousedown y=25150 x=0, mouseup y=0 x=19750</text:p>
          </table:table-cell>
          <table:table-cell/>
          <table:table-cell office:value-type="string">
            <text:p>photoshop-cs-2011-006-full-cropped-database-AR.jpg</text:p>
          </table:table-cell>
          <table:table-cell/>
          <table:table-cell office:value-type="float" office:value="2011">
            <text:p>2011</text:p>
          </table:table-cell>
          <table:table-cell table:number-columns-repeated="4"/>
        </table:table-row>
        <table:table-row table:style-name="ro1">
          <table:table-cell office:value-type="float" office:value="79">
            <text:p>79</text:p>
          </table:table-cell>
          <table:table-cell office:value-type="float" office:value="1">
            <text:p>1</text:p>
          </table:table-cell>
          <table:table-cell office:value-type="float" office:value="2">
            <text:p>2</text:p>
          </table:table-cell>
          <table:table-cell office:value-type="string">
            <text:p>2011-007 Photoshop CS</text:p>
          </table:table-cell>
          <table:table-cell office:value-type="string">
            <text:p>2011-007-photoshop-cs</text:p>
          </table:table-cell>
          <table:table-cell office:value-type="float" office:value="2011">
            <text:p>2011</text:p>
          </table:table-cell>
          <table:table-cell office:value-type="string">
            <text:p>Chromogenic print</text:p>
          </table:table-cell>
          <table:table-cell table:number-columns-repeated="2"/>
          <table:table-cell office:value-type="string">
            <text:p>84 x 66 inches</text:p>
          </table:table-cell>
          <table:table-cell table:number-columns-repeated="4"/>
          <table:table-cell office:value-type="string">
            <text:p>Photoshop CS: 84 by 66 inches, 300 DPI, RGB, square pixels, default gradient "Blue, Red, Yellow", mousedown y=25150 x=0, mouseup y=50 x=19750</text:p>
          </table:table-cell>
          <table:table-cell/>
          <table:table-cell office:value-type="string">
            <text:p>photoshop-cs-2011-007-full-cropped-database-AR3.jpg</text:p>
          </table:table-cell>
          <table:table-cell/>
          <table:table-cell office:value-type="float" office:value="2011">
            <text:p>2011</text:p>
          </table:table-cell>
          <table:table-cell table:number-columns-repeated="4"/>
        </table:table-row>
        <table:table-row table:style-name="ro1">
          <table:table-cell office:value-type="float" office:value="80">
            <text:p>80</text:p>
          </table:table-cell>
          <table:table-cell office:value-type="float" office:value="1">
            <text:p>1</text:p>
          </table:table-cell>
          <table:table-cell office:value-type="float" office:value="2">
            <text:p>2</text:p>
          </table:table-cell>
          <table:table-cell office:value-type="string">
            <text:p>2011-008 Photoshop CS</text:p>
          </table:table-cell>
          <table:table-cell office:value-type="string">
            <text:p>2011-008-photoshop-cs</text:p>
          </table:table-cell>
          <table:table-cell office:value-type="float" office:value="2011">
            <text:p>2011</text:p>
          </table:table-cell>
          <table:table-cell office:value-type="string">
            <text:p>Chromogenic print</text:p>
          </table:table-cell>
          <table:table-cell table:number-columns-repeated="2"/>
          <table:table-cell office:value-type="string">
            <text:p>110 x 72 inches </text:p>
          </table:table-cell>
          <table:table-cell table:number-columns-repeated="4"/>
          <table:table-cell office:value-type="string">
            <text:p>Photoshop CS: 110 by 72 inches, 300 DPI, RGB, square pixels, default gradient "Russell's Rainbow", mousedown y=6300 x=15150, mouseup y=9750 x=15150</text:p>
          </table:table-cell>
          <table:table-cell/>
          <table:table-cell office:value-type="string">
            <text:p>photoshop-cs-2011-008-full-cropped-database-AR.jpg</text:p>
          </table:table-cell>
          <table:table-cell/>
          <table:table-cell office:value-type="float" office:value="2011">
            <text:p>2011</text:p>
          </table:table-cell>
          <table:table-cell table:number-columns-repeated="4"/>
        </table:table-row>
        <table:table-row table:style-name="ro1">
          <table:table-cell office:value-type="float" office:value="82">
            <text:p>82</text:p>
          </table:table-cell>
          <table:table-cell office:value-type="float" office:value="1">
            <text:p>1</text:p>
          </table:table-cell>
          <table:table-cell office:value-type="float" office:value="2">
            <text:p>2</text:p>
          </table:table-cell>
          <table:table-cell office:value-type="string">
            <text:p>2011-132 Real Talk</text:p>
          </table:table-cell>
          <table:table-cell office:value-type="string">
            <text:p>2011-132-real-talk</text:p>
          </table:table-cell>
          <table:table-cell office:value-type="float" office:value="2011">
            <text:p>2011</text:p>
          </table:table-cell>
          <table:table-cell office:value-type="string">
            <text:p>Cell phone signal booster</text:p>
          </table:table-cell>
          <table:table-cell office:value-type="string">
            <text:p>The Whitney Museum of American Art</text:p>
          </table:table-cell>
          <table:table-cell/>
          <table:table-cell office:value-type="string">
            <text:p>Dimensions variable</text:p>
          </table:table-cell>
          <table:table-cell office:value-type="string">
            <text:p>&lt;p&gt;​Boosted cell phone signal in a gallery...&lt;/p&gt;</text:p>
          </table:table-cell>
          <table:table-cell table:number-columns-repeated="3"/>
          <table:table-cell office:value-type="string">
            <text:p>Real Talk</text:p>
          </table:table-cell>
          <table:table-cell/>
          <table:table-cell office:value-type="string">
            <text:p>real-talk-2011-132-detail-2-database-SC.jpg</text:p>
          </table:table-cell>
          <table:table-cell/>
          <table:table-cell office:value-type="float" office:value="2011">
            <text:p>2011</text:p>
          </table:table-cell>
          <table:table-cell table:number-columns-repeated="4"/>
        </table:table-row>
        <table:table-row table:style-name="ro1">
          <table:table-cell office:value-type="float" office:value="83">
            <text:p>83</text:p>
          </table:table-cell>
          <table:table-cell office:value-type="float" office:value="1">
            <text:p>1</text:p>
          </table:table-cell>
          <table:table-cell office:value-type="float" office:value="2">
            <text:p>2</text:p>
          </table:table-cell>
          <table:table-cell office:value-type="string">
            <text:p>2011-014 Airport</text:p>
          </table:table-cell>
          <table:table-cell office:value-type="string">
            <text:p>2011-014-airport</text:p>
          </table:table-cell>
          <table:table-cell office:value-type="float" office:value="2011">
            <text:p>2011</text:p>
          </table:table-cell>
          <table:table-cell office:value-type="string">
            <text:p>Open IEEE 802.11 Network</text:p>
          </table:table-cell>
          <table:table-cell table:number-columns-repeated="3"/>
          <table:table-cell office:value-type="string">
            <text:p>&lt;p&gt;​Wifi network in gallery space. &lt;/p&gt;</text:p>
          </table:table-cell>
          <table:table-cell office:value-type="string">
            <text:p>&lt;p&gt;​Decided to do this for the show Pro Tools I had at the Whitney, as I kinda was hoping people really wouldn't pay attention to the work....u know the hope was they would spend most of the show checking their email on their phones or whatever...... the rest of the stuff in the show wz best experienced kinda while half paying attention to it.&lt;/p&gt;</text:p>
          </table:table-cell>
          <table:table-cell table:number-columns-repeated="2"/>
          <table:table-cell office:value-type="string">
            <text:p>Airport</text:p>
          </table:table-cell>
          <table:table-cell/>
          <table:table-cell office:value-type="string">
            <text:p>airport-2011-014-screenshot-database-IH.jpg</text:p>
          </table:table-cell>
          <table:table-cell/>
          <table:table-cell office:value-type="float" office:value="2011">
            <text:p>2011</text:p>
          </table:table-cell>
          <table:table-cell table:number-columns-repeated="4"/>
        </table:table-row>
        <table:table-row table:style-name="ro1">
          <table:table-cell office:value-type="float" office:value="84">
            <text:p>84</text:p>
          </table:table-cell>
          <table:table-cell office:value-type="float" office:value="1">
            <text:p>1</text:p>
          </table:table-cell>
          <table:table-cell office:value-type="float" office:value="2">
            <text:p>2</text:p>
          </table:table-cell>
          <table:table-cell office:value-type="string">
            <text:p>2009-001 Photoshop CS</text:p>
          </table:table-cell>
          <table:table-cell office:value-type="string">
            <text:p>2009-001-photoshop-cs</text:p>
          </table:table-cell>
          <table:table-cell office:value-type="float" office:value="2009">
            <text:p>2009</text:p>
          </table:table-cell>
          <table:table-cell office:value-type="string">
            <text:p>Chromogenic print</text:p>
          </table:table-cell>
          <table:table-cell table:number-columns-repeated="2"/>
          <table:table-cell office:value-type="string">
            <text:p>110 x 72 inches</text:p>
          </table:table-cell>
          <table:table-cell table:number-columns-repeated="4"/>
          <table:table-cell office:value-type="string">
            <text:p>Photoshop CS: 110 by 72 inches, 300 DPI, RGB, square pixels, default gradient "Yellow, Violet, Red, Teal", mousedown y=16450 x=10750, mouseup y=18850 x=20600</text:p>
          </table:table-cell>
          <table:table-cell/>
          <table:table-cell office:value-type="string">
            <text:p>photoshop-cs-2009-001-full-cropped-database-AR.jpg</text:p>
          </table:table-cell>
          <table:table-cell/>
          <table:table-cell office:value-type="float" office:value="2009">
            <text:p>2009</text:p>
          </table:table-cell>
          <table:table-cell table:number-columns-repeated="4"/>
        </table:table-row>
        <table:table-row table:style-name="ro1">
          <table:table-cell office:value-type="float" office:value="87">
            <text:p>87</text:p>
          </table:table-cell>
          <table:table-cell office:value-type="float" office:value="1">
            <text:p>1</text:p>
          </table:table-cell>
          <table:table-cell office:value-type="float" office:value="2">
            <text:p>2</text:p>
          </table:table-cell>
          <table:table-cell office:value-type="string">
            <text:p>2011-009 Various Self Playing Bowling Games</text:p>
          </table:table-cell>
          <table:table-cell office:value-type="string">
            <text:p>2011-009-various-self-playing-bowling-games</text:p>
          </table:table-cell>
          <table:table-cell office:value-type="float" office:value="2011">
            <text:p>2011</text:p>
          </table:table-cell>
          <table:table-cell office:value-type="string">
            <text:p>Modded game controllers and various video games. </text:p>
          </table:table-cell>
          <table:table-cell office:value-type="string">
            <text:p>The Whitney Museum of American Art, New York and The Barbican, London. </text:p>
          </table:table-cell>
          <table:table-cell office:value-type="string">
            <text:p>Coding by narrat1ve.com</text:p>
          </table:table-cell>
          <table:table-cell/>
          <table:table-cell office:value-type="string">
            <text:p>​Bowling games from the history of video games programmed to bowl only gutter balls via modded controllers.</text:p>
          </table:table-cell>
          <table:table-cell office:value-type="string">
            <text:p>Sooo,.....this was a miltiscreen commission by both the Whitney Museum in NY and the Barbican art space in London with the idea that it would show in both places. Because of the difference in the two spaces it ended up showing as two different sizes. At the Barbican it was 14 screens(!), and at the Whitney it was 6 screens. The videos where generated in real-time by the game controllers being hot wired (by the Video Game TIVO TM chip), so, the games were actually being played in real time by a kinda mini computer. Though, of course, the games that were being “played” into the controllers were all losing games of straight gutter balls. Anyway. I have uploaded some video re-scans of the work above. Also possibly of note, it took me 9 months to made this and get it all straight, and it almost killed me! LOL.</text:p>
          </table:table-cell>
          <table:table-cell table:number-columns-repeated="2"/>
          <table:table-cell office:value-type="string">
            <text:p>Various Self Playing Bowling Games</text:p>
          </table:table-cell>
          <table:table-cell office:value-type="string">
            <text:p>{"id":"Q1G_s2i7FkE","url":"http:\/\/www.youtube.com\/embed\/Q1G_s2i7FkE?rel=0&amp;wmode=opaque&amp;hd=1","width":"640","height":"480","type":"youtube","title":"Cory Arcangel - VSPBG - Atari Bowling!","description":"Gameplay from Bowling for Atari, as shown in my video hack Various Self Playing Bowling Games. More info at:","thumbnail_small":"http:\/\/img.youtube.com\/vi\/Q1G_s2i7FkE\/2.jpg","thumbnail_large":"http:\/\/img.youtube.com\/vi\/Q1G_s2i7FkE\/0.jpg","author":"coryarcangel","length":"296","embed":"%3Ciframe%20src%3D%22http%3A\/\/www.youtube.com\/embed\/Q1G_s2i7FkE%3Frel%3D0%26wmode%3Dopaque%26hd%3D1%22%20border%3D%220%22%20height%3D%22480%22%20width%3D%22640%22%3E%3C\/iframe%3E"}</text:p>
            <text:p>{"id":"TsUoslPTB2s","url":"http:\/\/www.youtube.com\/embed\/TsUoslPTB2s?rel=0&amp;wmode=opaque&amp;hd=1","width":"640","height":"480","type":"youtube","title":"Cory Arcangel - VSPBG - Super Nintendo - Brunswick World Tournament of Champions","description":"Gameplay from Bruswick World Tournament of Champions for Super Nintendo, as shown in my video hack Various Self Playing Bowling Games. More","thumbnail_small":"http:\/\/img.youtube.com\/vi\/TsUoslPTB2s\/2.jpg","thumbnail_large":"http:\/\/img.youtube.com\/vi\/TsUoslPTB2s\/0.jpg","author":"coryarcangel","length":"516","embed":"%3Ciframe%20src%3D%22http%3A\/\/www.youtube.com\/embed\/TsUoslPTB2s%3Frel%3D0%26wmode%3Dopaque%26hd%3D1%22%20border%3D%220%22%20height%3D%22480%22%20width%3D%22640%22%3E%3C\/iframe%3E"}</text:p>
            <text:p>{"id":"tC6Uz2jCHdQ","url":"http:\/\/www.youtube.com\/embed\/tC6Uz2jCHdQ?rel=0&amp;wmode=opaque&amp;hd=1","width":"640","height":"480","type":"youtube","title":"Cory Arcangel - VSPBG - Playstation - Bowling","description":"Gameplay from Bowling for Playstation, as shown in my video hack, Various Self Playing Bowling Games. More info at:","thumbnail_small":"http:\/\/img.youtube.com\/vi\/tC6Uz2jCHdQ\/2.jpg","thumbnail_large":"http:\/\/img.youtube.com\/vi\/tC6Uz2jCHdQ\/0.jpg","author":"coryarcangel","length":"398","embed":"%3Ciframe%20src%3D%22http%3A\/\/www.youtube.com\/embed\/tC6Uz2jCHdQ%3Frel%3D0%26wmode%3Dopaque%26hd%3D1%22%20border%3D%220%22%20height%3D%22480%22%20width%3D%22640%22%3E%3C\/iframe%3E"}</text:p>
            <text:p>{"id":"Ho_3xS_0-hA","url":"http:\/\/www.youtube.com\/embed\/Ho_3xS_0-hA?rel=0&amp;wmode=opaque&amp;hd=1","width":"640","height":"480","type":"youtube","title":"Cory Arcangel - VSPBG - Nintendo 64 - Brunswick Circuit Pro Bowling","description":"Gameplay from Brunswick Circuit Pro Bowling for Nintendo 64, as shown in my video hack, Various Self Playing Bowling Games. More info at:","thumbnail_small":"http:\/\/img.youtube.com\/vi\/Ho_3xS_0-hA\/2.jpg","thumbnail_large":"http:\/\/img.youtube.com\/vi\/Ho_3xS_0-hA\/0.jpg","author":"coryarcangel","length":"427","embed":"%3Ciframe%20src%3D%22http%3A\/\/www.youtube.com\/embed\/Ho_3xS_0-hA%3Frel%3D0%26wmode%3Dopaque%26hd%3D1%22%20border%3D%220%22%20height%3D%22480%22%20width%3D%22640%22%3E%3C\/iframe%3E"}</text:p>
            <text:p>{"id":"sQ_SnDbmMmE","url":"http:\/\/www.youtube.com\/embed\/sQ_SnDbmMmE?rel=0&amp;wmode=opaque&amp;hd=1","width":"640","height":"480","type":"youtube","title":"Cory Arcangel - VSPBG - Playstation - Brunswick Circuit Pro Bowling 2","description":"Gameplay from Brunswick Circuit Pro Bowling 2 for Playstation, as shown in my video hack, Various Self Playing Bowling Games. More info at:","thumbnail_small":"http:\/\/img.youtube.com\/vi\/sQ_SnDbmMmE\/2.jpg","thumbnail_large":"http:\/\/img.youtube.com\/vi\/sQ_SnDbmMmE\/0.jpg","author":"coryarcangel","length":"846","embed":"%3Ciframe%20src%3D%22http%3A\/\/www.youtube.com\/embed\/sQ_SnDbmMmE%3Frel%3D0%26wmode%3Dopaque%26hd%3D1%22%20border%3D%220%22%20height%3D%22480%22%20width%3D%22640%22%3E%3C\/iframe%3E"}</text:p>
            <text:p>{"id":"RLG7U4iz2Pc","url":"http:\/\/www.youtube.com\/embed\/RLG7U4iz2Pc?rel=0&amp;wmode=opaque&amp;hd=1","width":"640","height":"480","type":"youtube","title":"Cory Arcangel - VSPBG - Nintendo GameCube - Strike Force Bowling","description":"Gameplay from Strike Force Bowling for Nintendo GameCube, as shown in my hack, Various Self Playing Bowling Games. More info at:","thumbnail_small":"http:\/\/img.youtube.com\/vi\/RLG7U4iz2Pc\/2.jpg","thumbnail_large":"http:\/\/img.youtube.com\/vi\/RLG7U4iz2Pc\/0.jpg","author":"coryarcangel","length":"650","embed":"%3Ciframe%20src%3D%22http%3A\/\/www.youtube.com\/embed\/RLG7U4iz2Pc%3Frel%3D0%26wmode%3Dopaque%26hd%3D1%22%20border%3D%220%22%20height%3D%22480%22%20width%3D%22640%22%3E%3C\/iframe%3E"}</text:p>
            <text:p/>
          </table:table-cell>
          <table:table-cell office:value-type="string">
            <text:p>bowling-2011-009-curve-detail-database-EW_1.jpg</text:p>
            <text:p>bowling-2011-009-whitney-detail-2-database-SC.jpg</text:p>
            <text:p>BarbicanCurve-London-2011-02-install-5-database-EW.jpg</text:p>
            <text:p>bowling-2011-009-whitney-install-2-database-AR.jpg</text:p>
            <text:p>BarbicanCurve-London-2011-02-install-2-database-EW.jpg</text:p>
            <text:p>BarbicanCurve-London-2011-02-install-4-database-EW.jpg</text:p>
          </table:table-cell>
          <table:table-cell/>
          <table:table-cell office:value-type="float" office:value="2011">
            <text:p>2011</text:p>
          </table:table-cell>
          <table:table-cell table:number-columns-repeated="4"/>
        </table:table-row>
        <table:table-row table:style-name="ro1">
          <table:table-cell office:value-type="float" office:value="88">
            <text:p>88</text:p>
          </table:table-cell>
          <table:table-cell office:value-type="float" office:value="1">
            <text:p>1</text:p>
          </table:table-cell>
          <table:table-cell office:value-type="float" office:value="2">
            <text:p>2</text:p>
          </table:table-cell>
          <table:table-cell office:value-type="string">
            <text:p>2011-019 777</text:p>
          </table:table-cell>
          <table:table-cell office:value-type="string">
            <text:p>2011-019-777</text:p>
          </table:table-cell>
          <table:table-cell office:value-type="float" office:value="2011">
            <text:p>2011</text:p>
          </table:table-cell>
          <table:table-cell office:value-type="string">
            <text:p>Temporary reversal of the Whitney's photography policy</text:p>
          </table:table-cell>
          <table:table-cell office:value-type="string">
            <text:p>Comissioned by Whitney Museum of American Art, New York, for Cory Arcangel: Pro Tools</text:p>
          </table:table-cell>
          <table:table-cell table:number-columns-repeated="2"/>
          <table:table-cell office:value-type="string">
            <text:p>​Reversed Museum photo policy</text:p>
            <text:p/>
            <text:p/>
          </table:table-cell>
          <table:table-cell office:value-type="string">
            <text:p>I told the Whitney that ppl could take pics of my show. </text:p>
            <text:p/>
            <text:p/>
          </table:table-cell>
          <table:table-cell office:value-type="string">
            <text:p>http://www.flickr.com/search/?q=cory%20arcangel%20pro%20tools</text:p>
          </table:table-cell>
          <table:table-cell/>
          <table:table-cell office:value-type="float" office:value="777">
            <text:p>777</text:p>
          </table:table-cell>
          <table:table-cell/>
          <table:table-cell office:value-type="string">
            <text:p>777-2011-019-detail-2-database-ih.jpg</text:p>
          </table:table-cell>
          <table:table-cell/>
          <table:table-cell office:value-type="float" office:value="2011">
            <text:p>2011</text:p>
          </table:table-cell>
          <table:table-cell table:number-columns-repeated="4"/>
        </table:table-row>
        <table:table-row table:style-name="ro1">
          <table:table-cell office:value-type="float" office:value="89">
            <text:p>89</text:p>
          </table:table-cell>
          <table:table-cell office:value-type="float" office:value="1">
            <text:p>1</text:p>
          </table:table-cell>
          <table:table-cell office:value-type="float" office:value="2">
            <text:p>2</text:p>
          </table:table-cell>
          <table:table-cell office:value-type="string">
            <text:p>2011-078 Since U Been Gone</text:p>
          </table:table-cell>
          <table:table-cell office:value-type="string">
            <text:p>2011-078-since-u-been-gone</text:p>
          </table:table-cell>
          <table:table-cell office:value-type="float" office:value="2011">
            <text:p>2011</text:p>
          </table:table-cell>
          <table:table-cell office:value-type="string">
            <text:p>14 metallic foil and screenprints on paper</text:p>
          </table:table-cell>
          <table:table-cell office:value-type="string">
            <text:p>Commissioned by Whitney Museum of American Art, New York, for Cory Arcangel: Pro Tools</text:p>
          </table:table-cell>
          <table:table-cell/>
          <table:table-cell office:value-type="string">
            <text:p>11.69 x 8.5 inches</text:p>
          </table:table-cell>
          <table:table-cell office:value-type="string">
            <text:p>​CD’s related to Kelly Clarkson’s Since U Been Gone scanned and then silk-screened on metallic foil.</text:p>
          </table:table-cell>
          <table:table-cell table:number-columns-repeated="3"/>
          <table:table-cell office:value-type="string">
            <text:p>Since U Been Gone</text:p>
          </table:table-cell>
          <table:table-cell/>
          <table:table-cell office:value-type="string">
            <text:p>Since-U-Been-Gone-2012-078-detail-print-1-database-KA.jpg</text:p>
            <text:p>Since-U-Been-Gone-2012-078-detail-print-10-database-KA.jpg</text:p>
            <text:p>Since-U-Been-Gone-2012-078-detail-print-11-database-KA.jpg</text:p>
            <text:p>Since-U-Been-Gone-2012-078-detail-print-12-database-KA.jpg</text:p>
            <text:p>Since-U-Been-Gone-2012-078-detail-print-13-database-KA.jpg</text:p>
            <text:p>Since-U-Been-Gone-2012-078-detail-print-14-database-KA.jpg</text:p>
            <text:p>Since-U-Been-Gone-2012-078-detail-print-2-database-KA.jpg</text:p>
            <text:p>Since-U-Been-Gone-2012-078-detail-print-3-database-KA.jpg</text:p>
            <text:p>Since-U-Been-Gone-2012-078-detail-print-4-database-KA.jpg</text:p>
            <text:p>Since-U-Been-Gone-2012-078-detail-print-5-database-KA.jpg</text:p>
            <text:p>Since-U-Been-Gone-2012-078-detail-print-6-database-KA.jpg</text:p>
            <text:p>Since-U-Been-Gone-2012-078-detail-print-7-database-KA.jpg</text:p>
            <text:p>Since-U-Been-Gone-2012-078-detail-print-8-database-KA.jpg</text:p>
            <text:p>Since-U-Been-Gone-2012-078-detail-print-9-database-KA.jpg</text:p>
          </table:table-cell>
          <table:table-cell office:value-type="string">
            <text:p>Prints</text:p>
          </table:table-cell>
          <table:table-cell office:value-type="float" office:value="2011">
            <text:p>2011</text:p>
          </table:table-cell>
          <table:table-cell table:number-columns-repeated="4"/>
        </table:table-row>
        <table:table-row table:style-name="ro1">
          <table:table-cell office:value-type="float" office:value="93">
            <text:p>93</text:p>
          </table:table-cell>
          <table:table-cell office:value-type="float" office:value="1">
            <text:p>1</text:p>
          </table:table-cell>
          <table:table-cell office:value-type="float" office:value="2">
            <text:p>2</text:p>
          </table:table-cell>
          <table:table-cell office:value-type="string">
            <text:p>2006-005 Sweet 16</text:p>
          </table:table-cell>
          <table:table-cell office:value-type="string">
            <text:p>2006-005-sweet16</text:p>
          </table:table-cell>
          <table:table-cell office:value-type="float" office:value="2006">
            <text:p>2006</text:p>
          </table:table-cell>
          <table:table-cell office:value-type="string">
            <text:p>Lead sheet</text:p>
          </table:table-cell>
          <table:table-cell table:number-columns-repeated="3"/>
          <table:table-cell office:value-type="string">
            <text:p>Intro 2 Sweet Child O’ Mine phased.</text:p>
          </table:table-cell>
          <table:table-cell office:value-type="string">
            <text:p>​Anyway, if u play this (score can b downloaded below), please get at me, I’d love to get a recording. As of writing this, no one has ever performed this live. LOL.</text:p>
          </table:table-cell>
          <table:table-cell/>
          <table:table-cell office:value-type="string">
            <text:p>[32] [2006-001-sweet16] 2006-001 Sweet 16</text:p>
          </table:table-cell>
          <table:table-cell office:value-type="string">
            <text:p>Sweet 16</text:p>
          </table:table-cell>
          <table:table-cell/>
          <table:table-cell office:value-type="string">
            <text:p>Sweet-16-2006-005-digital-database-IH.jpg</text:p>
          </table:table-cell>
          <table:table-cell office:value-type="string">
            <text:p>(Composition)</text:p>
          </table:table-cell>
          <table:table-cell office:value-type="float" office:value="2006">
            <text:p>2006</text:p>
          </table:table-cell>
          <table:table-cell office:value-type="string">
            <text:p>cory_arcangel_sweet_16.pdf</text:p>
          </table:table-cell>
          <table:table-cell table:number-columns-repeated="3"/>
        </table:table-row>
        <table:table-row table:style-name="ro1">
          <table:table-cell office:value-type="float" office:value="94">
            <text:p>94</text:p>
          </table:table-cell>
          <table:table-cell office:value-type="float" office:value="1">
            <text:p>1</text:p>
          </table:table-cell>
          <table:table-cell office:value-type="float" office:value="2">
            <text:p>2</text:p>
          </table:table-cell>
          <table:table-cell office:value-type="string">
            <text:p>2010-017 http://www.mocanomi.org/</text:p>
          </table:table-cell>
          <table:table-cell office:value-type="string">
            <text:p>2010-017-http-www.mocanomi.org</text:p>
          </table:table-cell>
          <table:table-cell office:value-type="float" office:value="2010">
            <text:p>2010</text:p>
          </table:table-cell>
          <table:table-cell office:value-type="string">
            <text:p>Modified museum website</text:p>
          </table:table-cell>
          <table:table-cell table:number-columns-repeated="3"/>
          <table:table-cell office:value-type="string">
            <text:p>&lt;p&gt;​MOCA Miami's website re-done in comic sans&lt;/p&gt;</text:p>
          </table:table-cell>
          <table:table-cell office:value-type="string">
            <text:p>&lt;p&gt;​Yes, this &lt;i&gt;IS&lt;/i&gt; what the MOCA Miami website looked like during the duration of my show. :)&lt;/p&gt;</text:p>
          </table:table-cell>
          <table:table-cell table:number-columns-repeated="2"/>
          <table:table-cell office:value-type="string">
            <text:p>http:// www. mocanomi. org/</text:p>
          </table:table-cell>
          <table:table-cell/>
          <table:table-cell office:value-type="string">
            <text:p>mocanomi-2010-017-screenshot-1-database-ih.jpg</text:p>
          </table:table-cell>
          <table:table-cell/>
          <table:table-cell office:value-type="float" office:value="2010">
            <text:p>2010</text:p>
          </table:table-cell>
          <table:table-cell table:number-columns-repeated="4"/>
        </table:table-row>
        <table:table-row table:style-name="ro1">
          <table:table-cell office:value-type="float" office:value="95">
            <text:p>95</text:p>
          </table:table-cell>
          <table:table-cell office:value-type="float" office:value="1">
            <text:p>1</text:p>
          </table:table-cell>
          <table:table-cell office:value-type="float" office:value="2">
            <text:p>2</text:p>
          </table:table-cell>
          <table:table-cell office:value-type="string">
            <text:p>2010-068 Sailing</text:p>
          </table:table-cell>
          <table:table-cell office:value-type="string">
            <text:p>2010-068-sailing</text:p>
          </table:table-cell>
          <table:table-cell office:value-type="float" office:value="2010">
            <text:p>2010</text:p>
          </table:table-cell>
          <table:table-cell office:value-type="string">
            <text:p>Website</text:p>
          </table:table-cell>
          <table:table-cell table:number-columns-repeated="3"/>
          <table:table-cell office:value-type="string">
            <text:p>&lt;p&gt;​Fan site for Christopher Cross in Arabic&lt;/p&gt;</text:p>
          </table:table-cell>
          <table:table-cell/>
          <table:table-cell office:value-type="string">
            <text:p>http://firdos.angelfire.com/</text:p>
          </table:table-cell>
          <table:table-cell/>
          <table:table-cell office:value-type="string">
            <text:p>Sailing</text:p>
          </table:table-cell>
          <table:table-cell/>
          <table:table-cell office:value-type="string">
            <text:p>chris-cross-2010-068-screenshot-1-database-ih.jpg</text:p>
          </table:table-cell>
          <table:table-cell/>
          <table:table-cell office:value-type="float" office:value="2010">
            <text:p>2010</text:p>
          </table:table-cell>
          <table:table-cell table:number-columns-repeated="4"/>
        </table:table-row>
        <table:table-row table:style-name="ro1">
          <table:table-cell office:value-type="float" office:value="96">
            <text:p>96</text:p>
          </table:table-cell>
          <table:table-cell office:value-type="float" office:value="1">
            <text:p>1</text:p>
          </table:table-cell>
          <table:table-cell office:value-type="float" office:value="2">
            <text:p>2</text:p>
          </table:table-cell>
          <table:table-cell office:value-type="string">
            <text:p>2010-057 Cory Arcangel for New Jerseyy</text:p>
          </table:table-cell>
          <table:table-cell office:value-type="string">
            <text:p>2010-057-cory-arcangel-for-new-jerseyy</text:p>
          </table:table-cell>
          <table:table-cell office:value-type="float" office:value="2010">
            <text:p>2010</text:p>
          </table:table-cell>
          <table:table-cell office:value-type="string">
            <text:p>Website</text:p>
          </table:table-cell>
          <table:table-cell table:number-columns-repeated="3"/>
          <table:table-cell office:value-type="string">
            <text:p>&lt;p&gt;​New Jerseyy website redesigned to look like the website of Pace Gallery&lt;/p&gt;</text:p>
          </table:table-cell>
          <table:table-cell/>
          <table:table-cell office:value-type="string">
            <text:p>http://www.newjerseyy.ch/arcangel_for_newjerseyy/</text:p>
          </table:table-cell>
          <table:table-cell/>
          <table:table-cell office:value-type="string">
            <text:p>Cory Arcangel for New Jerseyy</text:p>
          </table:table-cell>
          <table:table-cell/>
          <table:table-cell office:value-type="string">
            <text:p>new-jerseyy-2010-057-screen-shot-3-database-ih.jpg</text:p>
          </table:table-cell>
          <table:table-cell/>
          <table:table-cell office:value-type="float" office:value="2010">
            <text:p>2010</text:p>
          </table:table-cell>
          <table:table-cell table:number-columns-repeated="4"/>
        </table:table-row>
        <table:table-row table:style-name="ro1">
          <table:table-cell office:value-type="float" office:value="97">
            <text:p>97</text:p>
          </table:table-cell>
          <table:table-cell office:value-type="float" office:value="1">
            <text:p>1</text:p>
          </table:table-cell>
          <table:table-cell office:value-type="float" office:value="2">
            <text:p>2</text:p>
          </table:table-cell>
          <table:table-cell office:value-type="string">
            <text:p>2010-021 Bronzer Flash!</text:p>
          </table:table-cell>
          <table:table-cell office:value-type="string">
            <text:p>2010-021-bronzer-flash</text:p>
          </table:table-cell>
          <table:table-cell office:value-type="float" office:value="2010">
            <text:p>2010</text:p>
          </table:table-cell>
          <table:table-cell office:value-type="string">
            <text:p>CD &amp; packaging.</text:p>
          </table:table-cell>
          <table:table-cell table:number-columns-repeated="3"/>
          <table:table-cell office:value-type="string">
            <text:p>​Last half hour of NJ trance radio station Pulse 97. Edition of 300. Some Signed. Sold a few, mostly given to friends.</text:p>
          </table:table-cell>
          <table:table-cell table:number-columns-repeated="3"/>
          <table:table-cell office:value-type="string">
            <text:p>Bronzer Flash!</text:p>
          </table:table-cell>
          <table:table-cell/>
          <table:table-cell office:value-type="string">
            <text:p>bronzer-flash-2010-021-disc-database-ih.jpg</text:p>
          </table:table-cell>
          <table:table-cell/>
          <table:table-cell office:value-type="float" office:value="2010">
            <text:p>2010</text:p>
          </table:table-cell>
          <table:table-cell table:number-columns-repeated="4"/>
        </table:table-row>
        <table:table-row table:style-name="ro1">
          <table:table-cell office:value-type="float" office:value="98">
            <text:p>98</text:p>
          </table:table-cell>
          <table:table-cell office:value-type="float" office:value="1">
            <text:p>1</text:p>
          </table:table-cell>
          <table:table-cell office:value-type="float" office:value="2">
            <text:p>2</text:p>
          </table:table-cell>
          <table:table-cell office:value-type="string">
            <text:p>2010-020 Sorry I Haven't Posted</text:p>
          </table:table-cell>
          <table:table-cell office:value-type="string">
            <text:p>2010-020-sorry-i-havent-posted</text:p>
          </table:table-cell>
          <table:table-cell office:value-type="float" office:value="2010">
            <text:p>2010</text:p>
          </table:table-cell>
          <table:table-cell office:value-type="string">
            <text:p>Website</text:p>
          </table:table-cell>
          <table:table-cell table:number-columns-repeated="3"/>
          <table:table-cell office:value-type="string">
            <text:p>&lt;p&gt;​Blog which re-posts the best blog posts of people apologizing for not posting to their blogs&lt;/p&gt;</text:p>
          </table:table-cell>
          <table:table-cell/>
          <table:table-cell office:value-type="string">
            <text:p>http://sorry.coryarcangel.com/</text:p>
          </table:table-cell>
          <table:table-cell/>
          <table:table-cell office:value-type="string">
            <text:p>Sorry I Haven't Posted</text:p>
          </table:table-cell>
          <table:table-cell/>
          <table:table-cell office:value-type="string">
            <text:p>sorry-2010-020-digital-4-database-ih.jpg</text:p>
          </table:table-cell>
          <table:table-cell/>
          <table:table-cell office:value-type="float" office:value="2010">
            <text:p>2010</text:p>
          </table:table-cell>
          <table:table-cell table:number-columns-repeated="4"/>
        </table:table-row>
        <table:table-row table:style-name="ro1">
          <table:table-cell office:value-type="float" office:value="99">
            <text:p>99</text:p>
          </table:table-cell>
          <table:table-cell office:value-type="float" office:value="1">
            <text:p>1</text:p>
          </table:table-cell>
          <table:table-cell office:value-type="float" office:value="2">
            <text:p>2</text:p>
          </table:table-cell>
          <table:table-cell office:value-type="string">
            <text:p>2010-027 Strictly Formal</text:p>
          </table:table-cell>
          <table:table-cell office:value-type="string">
            <text:p>2010-027-strictly-formal</text:p>
          </table:table-cell>
          <table:table-cell office:value-type="float" office:value="2010">
            <text:p>2010</text:p>
          </table:table-cell>
          <table:table-cell office:value-type="string">
            <text:p>Website</text:p>
          </table:table-cell>
          <table:table-cell table:number-columns-repeated="3"/>
          <table:table-cell office:value-type="string">
            <text:p>​Interview blog</text:p>
          </table:table-cell>
          <table:table-cell/>
          <table:table-cell office:value-type="string">
            <text:p>http://strictly-formal.org/</text:p>
          </table:table-cell>
          <table:table-cell/>
          <table:table-cell office:value-type="string">
            <text:p>Strictly Formal </text:p>
          </table:table-cell>
          <table:table-cell/>
          <table:table-cell office:value-type="string">
            <text:p>2010-027-Strictly-Formal-Screenshot-Database-IH.jpg</text:p>
          </table:table-cell>
          <table:table-cell/>
          <table:table-cell office:value-type="float" office:value="2010">
            <text:p>2010</text:p>
          </table:table-cell>
          <table:table-cell table:number-columns-repeated="4"/>
        </table:table-row>
        <table:table-row table:style-name="ro1">
          <table:table-cell office:value-type="float" office:value="100">
            <text:p>100</text:p>
          </table:table-cell>
          <table:table-cell office:value-type="float" office:value="1">
            <text:p>1</text:p>
          </table:table-cell>
          <table:table-cell office:value-type="float" office:value="2">
            <text:p>2</text:p>
          </table:table-cell>
          <table:table-cell office:value-type="string">
            <text:p>2011-194 Follow My Other Twitter</text:p>
          </table:table-cell>
          <table:table-cell office:value-type="string">
            <text:p>2011-194-follow-my-other-twitter</text:p>
          </table:table-cell>
          <table:table-cell office:value-type="float" office:value="2011">
            <text:p>2011</text:p>
          </table:table-cell>
          <table:table-cell office:value-type="string">
            <text:p>Search for social media network. </text:p>
          </table:table-cell>
          <table:table-cell table:number-columns-repeated="5"/>
          <table:table-cell office:value-type="string">
            <text:p>http://twitter.com/#!/search/%22follow%20my%20other%20twitter%22</text:p>
          </table:table-cell>
          <table:table-cell/>
          <table:table-cell office:value-type="string">
            <text:p>Follow My Other Twitter</text:p>
          </table:table-cell>
          <table:table-cell/>
          <table:table-cell office:value-type="string">
            <text:p>follow-my-other-twitter-2011-194-screenshot-database-ih.jpg</text:p>
          </table:table-cell>
          <table:table-cell/>
          <table:table-cell office:value-type="float" office:value="2011">
            <text:p>2011</text:p>
          </table:table-cell>
          <table:table-cell table:number-columns-repeated="4"/>
        </table:table-row>
        <table:table-row table:style-name="ro1">
          <table:table-cell office:value-type="float" office:value="101">
            <text:p>101</text:p>
          </table:table-cell>
          <table:table-cell office:value-type="float" office:value="1">
            <text:p>1</text:p>
          </table:table-cell>
          <table:table-cell office:value-type="float" office:value="2">
            <text:p>2</text:p>
          </table:table-cell>
          <table:table-cell office:value-type="string">
            <text:p>2011-022 Paganini Caprice No. 5</text:p>
          </table:table-cell>
          <table:table-cell office:value-type="string">
            <text:p>2011-022-paganini-caprice-no-5</text:p>
          </table:table-cell>
          <table:table-cell office:value-type="float" office:value="2011">
            <text:p>2011</text:p>
          </table:table-cell>
          <table:table-cell office:value-type="string">
            <text:p>Youtube video</text:p>
          </table:table-cell>
          <table:table-cell office:value-type="string">
            <text:p>Commissioned by Whitney Museum of American Art, New York, for Cory Arcangel: Pro Tools</text:p>
          </table:table-cell>
          <table:table-cell/>
          <table:table-cell office:value-type="string">
            <text:p>3:41 minutes</text:p>
          </table:table-cell>
          <table:table-cell office:value-type="string">
            <text:p>&lt;p&gt;​Paganini's 5th re-constructed from YouTube vidz&lt;/p&gt;</text:p>
          </table:table-cell>
          <table:table-cell office:value-type="string">
            <text:p>&lt;p&gt;It's embarrassing to admit, but I was really trying to make like a massive meme with this one. Like a 1 million views meme. I thought this "had what it takes". Hahaha. Anyway, it didn't, but it exists, so check it out. And pass it along if you are down! &lt;/p&gt;</text:p>
          </table:table-cell>
          <table:table-cell table:number-columns-repeated="2"/>
          <table:table-cell office:value-type="string">
            <text:p>Paganini Caprice No. 5</text:p>
          </table:table-cell>
          <table:table-cell office:value-type="string">
            <text:p>{"id":"JjVIwJJPGws","url":"http:\/\/www.youtube.com\/embed\/JjVIwJJPGws?rel=0&amp;wmode=opaque&amp;hd=1","width":"640","height":"480","type":"youtube","title":"Cory Arcangel - Paganini's 5th Caprice","description":"Paganini's 5th Caprice (spliced together from a few hundred Youtube guitar instructional videos). www.coryarcangel.com www.coryarcangel.com","thumbnail_small":"http:\/\/img.youtube.com\/vi\/JjVIwJJPGws\/2.jpg","thumbnail_large":"http:\/\/img.youtube.com\/vi\/JjVIwJJPGws\/0.jpg","author":"coryarcangel","length":"222","embed":"%3Ciframe%20src%3D%22http%3A\/\/www.youtube.com\/embed\/JjVIwJJPGws%3Frel%3D0%26wmode%3Dopaque%26hd%3D1%22%20border%3D%220%22%20height%3D%22480%22%20width%3D%22640%22%3E%3C\/iframe%3E"}</text:p>
            <text:p/>
          </table:table-cell>
          <table:table-cell office:value-type="string">
            <text:p>paganini-2011-022-still-1-database-ih_1.jpg</text:p>
          </table:table-cell>
          <table:table-cell/>
          <table:table-cell office:value-type="float" office:value="2011">
            <text:p>2011</text:p>
          </table:table-cell>
          <table:table-cell table:number-columns-repeated="2"/>
          <table:table-cell office:value-type="string">
            <text:p>[2196] Gould Pro (Code) - code-gould-pro</text:p>
          </table:table-cell>
          <table:table-cell/>
        </table:table-row>
        <table:table-row table:style-name="ro1">
          <table:table-cell office:value-type="float" office:value="103">
            <text:p>103</text:p>
          </table:table-cell>
          <table:table-cell office:value-type="float" office:value="1">
            <text:p>1</text:p>
          </table:table-cell>
          <table:table-cell office:value-type="float" office:value="2">
            <text:p>2</text:p>
          </table:table-cell>
          <table:table-cell office:value-type="string">
            <text:p>2011-010 Research in Motion (Kinetic Sculpture #6)</text:p>
          </table:table-cell>
          <table:table-cell office:value-type="string">
            <text:p>2011-010-research-in-motion-kinetic-sculpture-6</text:p>
          </table:table-cell>
          <table:table-cell office:value-type="float" office:value="2011">
            <text:p>2011</text:p>
          </table:table-cell>
          <table:table-cell office:value-type="string">
            <text:p>Modified silver dancing stands</text:p>
          </table:table-cell>
          <table:table-cell office:value-type="string">
            <text:p>Comissioned by Whitney Museum of American Art, New York, for Cory Arcangel: Pro Tools</text:p>
          </table:table-cell>
          <table:table-cell table:number-columns-repeated="2"/>
          <table:table-cell office:value-type="string">
            <text:p>&lt;p&gt;​10 Dancing stands modded to run at the same speed.&lt;/p&gt;</text:p>
          </table:table-cell>
          <table:table-cell table:number-columns-repeated="3"/>
          <table:table-cell office:value-type="string">
            <text:p>Research in Motion (Kinetic Sculpture #6)</text:p>
          </table:table-cell>
          <table:table-cell/>
          <table:table-cell office:value-type="string">
            <text:p>research-in-motion-2011-10-install-database-SC.jpg</text:p>
          </table:table-cell>
          <table:table-cell/>
          <table:table-cell office:value-type="float" office:value="2011">
            <text:p>2011</text:p>
          </table:table-cell>
          <table:table-cell table:number-columns-repeated="4"/>
        </table:table-row>
        <table:table-row table:style-name="ro1">
          <table:table-cell office:value-type="float" office:value="104">
            <text:p>104</text:p>
          </table:table-cell>
          <table:table-cell office:value-type="float" office:value="1">
            <text:p>1</text:p>
          </table:table-cell>
          <table:table-cell office:value-type="float" office:value="2">
            <text:p>2</text:p>
          </table:table-cell>
          <table:table-cell office:value-type="string">
            <text:p>2011-079 Timeless Standards</text:p>
          </table:table-cell>
          <table:table-cell office:value-type="string">
            <text:p>2011-079-timeless-standards</text:p>
          </table:table-cell>
          <table:table-cell office:value-type="float" office:value="2011">
            <text:p>2011</text:p>
          </table:table-cell>
          <table:table-cell office:value-type="string">
            <text:p>Inkjet on canvas</text:p>
          </table:table-cell>
          <table:table-cell table:number-columns-repeated="2"/>
          <table:table-cell office:value-type="string">
            <text:p>56 x 40 inches</text:p>
          </table:table-cell>
          <table:table-cell office:value-type="string">
            <text:p>&lt;p&gt;​Scan of a Lacoste shirt&lt;/p&gt;</text:p>
          </table:table-cell>
          <table:table-cell table:number-columns-repeated="3"/>
          <table:table-cell office:value-type="string">
            <text:p>Timeless Standards</text:p>
          </table:table-cell>
          <table:table-cell/>
          <table:table-cell office:value-type="string">
            <text:p>timeless-standards-2011-079-full-cropped-database-KA.jpg</text:p>
          </table:table-cell>
          <table:table-cell/>
          <table:table-cell office:value-type="float" office:value="2011">
            <text:p>2011</text:p>
          </table:table-cell>
          <table:table-cell table:number-columns-repeated="4"/>
        </table:table-row>
        <table:table-row table:style-name="ro1">
          <table:table-cell office:value-type="float" office:value="105">
            <text:p>105</text:p>
          </table:table-cell>
          <table:table-cell office:value-type="float" office:value="1">
            <text:p>1</text:p>
          </table:table-cell>
          <table:table-cell office:value-type="float" office:value="2">
            <text:p>2</text:p>
          </table:table-cell>
          <table:table-cell office:value-type="string">
            <text:p>2011-081 Timeless Standards</text:p>
          </table:table-cell>
          <table:table-cell office:value-type="string">
            <text:p>2011-081-timeless-standards</text:p>
          </table:table-cell>
          <table:table-cell office:value-type="float" office:value="2011">
            <text:p>2011</text:p>
          </table:table-cell>
          <table:table-cell office:value-type="string">
            <text:p>Inkjet on canvas</text:p>
          </table:table-cell>
          <table:table-cell table:number-columns-repeated="2"/>
          <table:table-cell office:value-type="string">
            <text:p>56 x 40 inches</text:p>
          </table:table-cell>
          <table:table-cell office:value-type="string">
            <text:p>&lt;p&gt;​Scan of a Lacoste shirt.&lt;/p&gt;</text:p>
          </table:table-cell>
          <table:table-cell table:number-columns-repeated="3"/>
          <table:table-cell office:value-type="string">
            <text:p>Timeless Standards</text:p>
          </table:table-cell>
          <table:table-cell/>
          <table:table-cell office:value-type="string">
            <text:p>timeless-standards-2011-081-full-cropped-database-KA.jpg</text:p>
          </table:table-cell>
          <table:table-cell/>
          <table:table-cell office:value-type="float" office:value="2011">
            <text:p>2011</text:p>
          </table:table-cell>
          <table:table-cell table:number-columns-repeated="4"/>
        </table:table-row>
        <table:table-row table:style-name="ro1">
          <table:table-cell office:value-type="float" office:value="106">
            <text:p>106</text:p>
          </table:table-cell>
          <table:table-cell office:value-type="float" office:value="1">
            <text:p>1</text:p>
          </table:table-cell>
          <table:table-cell office:value-type="float" office:value="2">
            <text:p>2</text:p>
          </table:table-cell>
          <table:table-cell office:value-type="string">
            <text:p>2011-082 Timeless Standards</text:p>
          </table:table-cell>
          <table:table-cell office:value-type="string">
            <text:p>2011-082-timeless-standards</text:p>
          </table:table-cell>
          <table:table-cell office:value-type="float" office:value="2011">
            <text:p>2011</text:p>
          </table:table-cell>
          <table:table-cell office:value-type="string">
            <text:p>Inkjet on canvas</text:p>
          </table:table-cell>
          <table:table-cell table:number-columns-repeated="2"/>
          <table:table-cell office:value-type="string">
            <text:p>56 x 40 inches</text:p>
          </table:table-cell>
          <table:table-cell office:value-type="string">
            <text:p>&lt;p&gt;​Scan of a Lacoste shirt.&lt;/p&gt;</text:p>
          </table:table-cell>
          <table:table-cell table:number-columns-repeated="3"/>
          <table:table-cell office:value-type="string">
            <text:p>Timeless Standards</text:p>
          </table:table-cell>
          <table:table-cell/>
          <table:table-cell office:value-type="string">
            <text:p>timeless-standards-2011-082-full-cropped-database-KA.jpg</text:p>
          </table:table-cell>
          <table:table-cell/>
          <table:table-cell office:value-type="float" office:value="2011">
            <text:p>2011</text:p>
          </table:table-cell>
          <table:table-cell table:number-columns-repeated="4"/>
        </table:table-row>
        <table:table-row table:style-name="ro1">
          <table:table-cell office:value-type="float" office:value="108">
            <text:p>108</text:p>
          </table:table-cell>
          <table:table-cell office:value-type="float" office:value="1">
            <text:p>1</text:p>
          </table:table-cell>
          <table:table-cell office:value-type="float" office:value="2">
            <text:p>2</text:p>
          </table:table-cell>
          <table:table-cell office:value-type="string">
            <text:p>2011-092 Whitney Brochure</text:p>
          </table:table-cell>
          <table:table-cell office:value-type="string">
            <text:p>2011-092-whitney-brochure</text:p>
          </table:table-cell>
          <table:table-cell office:value-type="float" office:value="2011">
            <text:p>2011</text:p>
          </table:table-cell>
          <table:table-cell office:value-type="string">
            <text:p>Brochure</text:p>
          </table:table-cell>
          <table:table-cell table:number-columns-repeated="3"/>
          <table:table-cell office:value-type="string">
            <text:p>Brochure with 8 free prints included. Edition unknown (a few thousand?).</text:p>
          </table:table-cell>
          <table:table-cell office:value-type="string">
            <text:p>A brochure made for a show I did @ the Whitney Museum called Pro Tools. This was also kinda the take away "catalog" for the show, aka it wz free and available at the exhibition. The idea here was we made two versions, one for the web (download below) and one that was printable. If you have download the below PDF and r wondering why it seemed backwards, that’s cause it is designed to be printed out all at once on a desktop printer, and then folded along the center length wise, after which it will turn into a small booklet. In the version of the brochure which wz at the Whitney, since it was printed by a professional printer which has the ability to print on the backs of pages, I had the back of each page be a Photoshop Gradient. Therefore you will notice the brochure at the Whitney has no staple, … anyway, during the show ppl didn't seem to get this brochure had 8 free lithos in them, so more power to whoever took them and kept them. :)</text:p>
          </table:table-cell>
          <table:table-cell table:number-columns-repeated="2"/>
          <table:table-cell office:value-type="string">
            <text:p>Whitney Brochure</text:p>
          </table:table-cell>
          <table:table-cell/>
          <table:table-cell office:value-type="string">
            <text:p>whitney-brochure-2011-092-detail-database.jpg</text:p>
          </table:table-cell>
          <table:table-cell/>
          <table:table-cell office:value-type="float" office:value="2011">
            <text:p>2011</text:p>
          </table:table-cell>
          <table:table-cell office:value-type="string">
            <text:p>{filedir_4}arcangel_brochure.pdf</text:p>
          </table:table-cell>
          <table:table-cell table:number-columns-repeated="3"/>
        </table:table-row>
        <table:table-row table:style-name="ro1">
          <table:table-cell office:value-type="float" office:value="109">
            <text:p>109</text:p>
          </table:table-cell>
          <table:table-cell office:value-type="float" office:value="1">
            <text:p>1</text:p>
          </table:table-cell>
          <table:table-cell office:value-type="float" office:value="2">
            <text:p>2</text:p>
          </table:table-cell>
          <table:table-cell office:value-type="string">
            <text:p>2011-102 Hello World</text:p>
          </table:table-cell>
          <table:table-cell office:value-type="string">
            <text:p>2011-102-hello-world</text:p>
          </table:table-cell>
          <table:table-cell office:value-type="float" office:value="2011">
            <text:p>2011</text:p>
          </table:table-cell>
          <table:table-cell office:value-type="string">
            <text:p>CNC bent stainless steel with electro-polish finish</text:p>
          </table:table-cell>
          <table:table-cell table:number-columns-repeated="2"/>
          <table:table-cell office:value-type="string">
            <text:p>41 x 7 1/2 x 9 1/2 inches</text:p>
          </table:table-cell>
          <table:table-cell office:value-type="string">
            <text:p>&lt;p&gt;​Wire bent to random points with one dimension always increasing.&lt;/p&gt;</text:p>
          </table:table-cell>
          <table:table-cell table:number-columns-repeated="3"/>
          <table:table-cell office:value-type="string">
            <text:p>Hello World</text:p>
          </table:table-cell>
          <table:table-cell/>
          <table:table-cell office:value-type="string">
            <text:p>hello-world-2011-102-full-database-Team.jpg</text:p>
          </table:table-cell>
          <table:table-cell/>
          <table:table-cell office:value-type="float" office:value="2011">
            <text:p>2011</text:p>
          </table:table-cell>
          <table:table-cell table:number-columns-repeated="2"/>
          <table:table-cell office:value-type="string">
            <text:p>[2202] Desktop Wireform (Code) - desktop-wireform-code</text:p>
          </table:table-cell>
          <table:table-cell/>
        </table:table-row>
        <table:table-row table:style-name="ro1">
          <table:table-cell office:value-type="float" office:value="111">
            <text:p>111</text:p>
          </table:table-cell>
          <table:table-cell office:value-type="float" office:value="1">
            <text:p>1</text:p>
          </table:table-cell>
          <table:table-cell office:value-type="float" office:value="2">
            <text:p>2</text:p>
          </table:table-cell>
          <table:table-cell office:value-type="string">
            <text:p>2011-103 Hello World</text:p>
          </table:table-cell>
          <table:table-cell office:value-type="string">
            <text:p>2011-103-hello-world</text:p>
          </table:table-cell>
          <table:table-cell office:value-type="float" office:value="2011">
            <text:p>2011</text:p>
          </table:table-cell>
          <table:table-cell office:value-type="string">
            <text:p>CNC bent stainless steel with electro-polish finish</text:p>
          </table:table-cell>
          <table:table-cell table:number-columns-repeated="2"/>
          <table:table-cell office:value-type="string">
            <text:p>41 x 7 1/2 x 9 1/2 inches</text:p>
          </table:table-cell>
          <table:table-cell office:value-type="string">
            <text:p>&lt;p&gt;Wire bent to random points with one dimension always increasing.&lt;/p&gt;</text:p>
          </table:table-cell>
          <table:table-cell table:number-columns-repeated="3"/>
          <table:table-cell office:value-type="string">
            <text:p>Hello World</text:p>
          </table:table-cell>
          <table:table-cell/>
          <table:table-cell office:value-type="string">
            <text:p>hello-world-2011-103-full-database-Team.jpg</text:p>
          </table:table-cell>
          <table:table-cell/>
          <table:table-cell office:value-type="float" office:value="2011">
            <text:p>2011</text:p>
          </table:table-cell>
          <table:table-cell table:number-columns-repeated="2"/>
          <table:table-cell office:value-type="string">
            <text:p>[2202] Desktop Wireform (Code) - desktop-wireform-code</text:p>
          </table:table-cell>
          <table:table-cell/>
        </table:table-row>
        <table:table-row table:style-name="ro1">
          <table:table-cell office:value-type="float" office:value="112">
            <text:p>112</text:p>
          </table:table-cell>
          <table:table-cell office:value-type="float" office:value="1">
            <text:p>1</text:p>
          </table:table-cell>
          <table:table-cell office:value-type="float" office:value="2">
            <text:p>2</text:p>
          </table:table-cell>
          <table:table-cell office:value-type="string">
            <text:p>2011-110 Photoshop CS</text:p>
          </table:table-cell>
          <table:table-cell office:value-type="string">
            <text:p>2011-110-photoshop-cs</text:p>
          </table:table-cell>
          <table:table-cell office:value-type="float" office:value="2011">
            <text:p>2011</text:p>
          </table:table-cell>
          <table:table-cell office:value-type="string">
            <text:p>Chromogenic print</text:p>
          </table:table-cell>
          <table:table-cell table:number-columns-repeated="2"/>
          <table:table-cell office:value-type="string">
            <text:p>84 x 66 inches</text:p>
          </table:table-cell>
          <table:table-cell table:number-columns-repeated="3"/>
          <table:table-cell office:value-type="string">
            <text:p>[107] 2011-108 Photoshop CS - 2011-108-photoshop-cs-84-by-66-inches-300-dpi-rgb-square-pixels-default-gra</text:p>
            <text:p>[110] 2011-109 Photoshop CS - 2011-109-photoshop-cs-84-by-66-inches-300-dpi-rgb-square-pixels-default-gra</text:p>
            <text:p>[114] 2011-112 Photoshop CS - 2011-112-photoshop-cs-84-by-66-inches-300-dpi-rgb-square-pixels-default-gra</text:p>
            <text:p>[116] 2011-113 Photoshop CS - 2011-113-photoshop-cs-84-by-66-inches-300-dpi-rgb-square-pixels-default-gra</text:p>
          </table:table-cell>
          <table:table-cell office:value-type="string">
            <text:p>Photoshop CS: 84 by 66 inches, 300 DPI, RGB, square pixels, default gradient "Blue, Red, Yellow", mousedown y=5300 x=8600, mouseup y=5600 x=8600</text:p>
          </table:table-cell>
          <table:table-cell/>
          <table:table-cell office:value-type="string">
            <text:p>photoshop-cs-2011-110-full-cropped-database-KA.jpg</text:p>
          </table:table-cell>
          <table:table-cell/>
          <table:table-cell office:value-type="float" office:value="2011">
            <text:p>2011</text:p>
          </table:table-cell>
          <table:table-cell table:number-columns-repeated="4"/>
        </table:table-row>
        <table:table-row table:style-name="ro1">
          <table:table-cell office:value-type="float" office:value="114">
            <text:p>114</text:p>
          </table:table-cell>
          <table:table-cell office:value-type="float" office:value="1">
            <text:p>1</text:p>
          </table:table-cell>
          <table:table-cell office:value-type="float" office:value="2">
            <text:p>2</text:p>
          </table:table-cell>
          <table:table-cell office:value-type="string">
            <text:p>2011-112 Photoshop CS</text:p>
          </table:table-cell>
          <table:table-cell office:value-type="string">
            <text:p>2011-112-photoshop-cs</text:p>
          </table:table-cell>
          <table:table-cell office:value-type="float" office:value="2011">
            <text:p>2011</text:p>
          </table:table-cell>
          <table:table-cell office:value-type="string">
            <text:p>Chromogenic print</text:p>
          </table:table-cell>
          <table:table-cell table:number-columns-repeated="2"/>
          <table:table-cell office:value-type="string">
            <text:p>84 x 66 inches</text:p>
          </table:table-cell>
          <table:table-cell table:number-columns-repeated="3"/>
          <table:table-cell office:value-type="string">
            <text:p>[107] 2011-108 Photoshop CS - 2011-108-photoshop-cs-84-by-66-inches-300-dpi-rgb-square-pixels-default-gra</text:p>
            <text:p>[110] 2011-109 Photoshop CS - 2011-109-photoshop-cs-84-by-66-inches-300-dpi-rgb-square-pixels-default-gra</text:p>
            <text:p>[112] 2011-110 Photoshop CS - 2011-110-photoshop-cs-84-by-66-inches-300-dpi-rgb-square-pixels-default-gra</text:p>
            <text:p>[116] 2011-113 Photoshop CS - 2011-113-photoshop-cs-84-by-66-inches-300-dpi-rgb-square-pixels-default-gra</text:p>
          </table:table-cell>
          <table:table-cell office:value-type="string">
            <text:p>Photoshop CS: 84 by 66 inches, 300 DPI, RGB, square pixels, default gradient "Blue, Red, Yellow", mousedown y=23200 x=8600, mouseup y=23500 x=8600</text:p>
          </table:table-cell>
          <table:table-cell/>
          <table:table-cell office:value-type="string">
            <text:p>photoshop-cs-2011-112-full-cropped-database-KA.jpg</text:p>
          </table:table-cell>
          <table:table-cell/>
          <table:table-cell office:value-type="float" office:value="2011">
            <text:p>2011</text:p>
          </table:table-cell>
          <table:table-cell table:number-columns-repeated="4"/>
        </table:table-row>
        <table:table-row table:style-name="ro1">
          <table:table-cell office:value-type="float" office:value="116">
            <text:p>116</text:p>
          </table:table-cell>
          <table:table-cell office:value-type="float" office:value="1">
            <text:p>1</text:p>
          </table:table-cell>
          <table:table-cell office:value-type="float" office:value="2">
            <text:p>2</text:p>
          </table:table-cell>
          <table:table-cell office:value-type="string">
            <text:p>2011-113 Photoshop CS</text:p>
          </table:table-cell>
          <table:table-cell office:value-type="string">
            <text:p>2011-113-photoshop-cs</text:p>
          </table:table-cell>
          <table:table-cell office:value-type="float" office:value="2011">
            <text:p>2011</text:p>
          </table:table-cell>
          <table:table-cell office:value-type="string">
            <text:p>Chromogenic print</text:p>
          </table:table-cell>
          <table:table-cell table:number-columns-repeated="2"/>
          <table:table-cell office:value-type="string">
            <text:p>84 x 66 inches</text:p>
          </table:table-cell>
          <table:table-cell table:number-columns-repeated="3"/>
          <table:table-cell office:value-type="string">
            <text:p>[107] 2011-108 Photoshop CS - 2011-108-photoshop-cs-84-by-66-inches-300-dpi-rgb-square-pixels-default-gra</text:p>
            <text:p>[110] 2011-109 Photoshop CS - 2011-109-photoshop-cs-84-by-66-inches-300-dpi-rgb-square-pixels-default-gra</text:p>
            <text:p>[112] 2011-110 Photoshop CS - 2011-110-photoshop-cs-84-by-66-inches-300-dpi-rgb-square-pixels-default-gra</text:p>
            <text:p>[114] 2011-112 Photoshop CS - 2011-112-photoshop-cs-84-by-66-inches-300-dpi-rgb-square-pixels-default-gra</text:p>
          </table:table-cell>
          <table:table-cell office:value-type="string">
            <text:p>Photoshop CS: 84 by 66 inches, 300 DPI, RGB, square pixels, default gradient "Blue, Red, Yellow", mousedown y=6600 x=8600, mouseup y=6900 x=8600</text:p>
          </table:table-cell>
          <table:table-cell/>
          <table:table-cell office:value-type="string">
            <text:p>photoshop-2011-113-full-cropped-database-KA.jpg</text:p>
          </table:table-cell>
          <table:table-cell/>
          <table:table-cell office:value-type="float" office:value="2011">
            <text:p>2011</text:p>
          </table:table-cell>
          <table:table-cell table:number-columns-repeated="4"/>
        </table:table-row>
        <table:table-row table:style-name="ro1">
          <table:table-cell office:value-type="float" office:value="117">
            <text:p>117</text:p>
          </table:table-cell>
          <table:table-cell office:value-type="float" office:value="1">
            <text:p>1</text:p>
          </table:table-cell>
          <table:table-cell office:value-type="float" office:value="2">
            <text:p>2</text:p>
          </table:table-cell>
          <table:table-cell office:value-type="string">
            <text:p>2011-099 Hello World</text:p>
          </table:table-cell>
          <table:table-cell office:value-type="string">
            <text:p>2011-099-hello-world</text:p>
          </table:table-cell>
          <table:table-cell office:value-type="float" office:value="2011">
            <text:p>2011</text:p>
          </table:table-cell>
          <table:table-cell office:value-type="string">
            <text:p>CNC bent stainless steel with electro-polish finish</text:p>
          </table:table-cell>
          <table:table-cell table:number-columns-repeated="2"/>
          <table:table-cell office:value-type="string">
            <text:p>41 x 7 1/2 x 9 1/2 inches</text:p>
          </table:table-cell>
          <table:table-cell table:number-columns-repeated="4"/>
          <table:table-cell office:value-type="string">
            <text:p>Hello World</text:p>
          </table:table-cell>
          <table:table-cell/>
          <table:table-cell office:value-type="string">
            <text:p>hello-world-2011-099-full-database-Team.jpg</text:p>
          </table:table-cell>
          <table:table-cell/>
          <table:table-cell office:value-type="float" office:value="2011">
            <text:p>2011</text:p>
          </table:table-cell>
          <table:table-cell table:number-columns-repeated="2"/>
          <table:table-cell office:value-type="string">
            <text:p>[2202] Desktop Wireform (Code) - desktop-wireform-code</text:p>
          </table:table-cell>
          <table:table-cell/>
        </table:table-row>
        <table:table-row table:style-name="ro1">
          <table:table-cell office:value-type="float" office:value="118">
            <text:p>118</text:p>
          </table:table-cell>
          <table:table-cell office:value-type="float" office:value="1">
            <text:p>1</text:p>
          </table:table-cell>
          <table:table-cell office:value-type="float" office:value="2">
            <text:p>2</text:p>
          </table:table-cell>
          <table:table-cell office:value-type="string">
            <text:p>2011-024 Sports Products</text:p>
          </table:table-cell>
          <table:table-cell office:value-type="string">
            <text:p>2011-024-sports-products</text:p>
          </table:table-cell>
          <table:table-cell office:value-type="float" office:value="2011">
            <text:p>2011</text:p>
          </table:table-cell>
          <table:table-cell office:value-type="string">
            <text:p>Painted bronze, rubber, Oakley M-Frame lenses, and display unit</text:p>
          </table:table-cell>
          <table:table-cell office:value-type="string">
            <text:p>Comissioned by Whitney Museum of American Art, New York, for Cory Arcangel: Pro Tools</text:p>
          </table:table-cell>
          <table:table-cell/>
          <table:table-cell office:value-type="string">
            <text:p>74 x 17.75 x 17.75 inches</text:p>
          </table:table-cell>
          <table:table-cell table:number-columns-repeated="4"/>
          <table:table-cell office:value-type="string">
            <text:p>Sports Products</text:p>
          </table:table-cell>
          <table:table-cell/>
          <table:table-cell office:value-type="string">
            <text:p>sports-products-2011-024-full-database-AR.jpg</text:p>
          </table:table-cell>
          <table:table-cell/>
          <table:table-cell office:value-type="float" office:value="2011">
            <text:p>2011</text:p>
          </table:table-cell>
          <table:table-cell table:number-columns-repeated="4"/>
        </table:table-row>
        <table:table-row table:style-name="ro1">
          <table:table-cell office:value-type="float" office:value="119">
            <text:p>119</text:p>
          </table:table-cell>
          <table:table-cell office:value-type="float" office:value="1">
            <text:p>1</text:p>
          </table:table-cell>
          <table:table-cell office:value-type="float" office:value="2">
            <text:p>2</text:p>
          </table:table-cell>
          <table:table-cell office:value-type="string">
            <text:p>2010-002 Photoshop CS</text:p>
          </table:table-cell>
          <table:table-cell office:value-type="string">
            <text:p>2010-002-photoshop-cs</text:p>
          </table:table-cell>
          <table:table-cell office:value-type="float" office:value="2010">
            <text:p>2010</text:p>
          </table:table-cell>
          <table:table-cell office:value-type="string">
            <text:p>Chromogenic print</text:p>
          </table:table-cell>
          <table:table-cell table:number-columns-repeated="2"/>
          <table:table-cell office:value-type="string">
            <text:p>84 x 66 inches</text:p>
          </table:table-cell>
          <table:table-cell table:number-columns-repeated="4"/>
          <table:table-cell office:value-type="string">
            <text:p>Photoshop CS: 84 by 66 inches, 300 DPI, RGB, square pixels, default gradient "Blue, Red, Yellow", mousedown y=1350 x=18200, mouseup y=23400 x=18250</text:p>
          </table:table-cell>
          <table:table-cell/>
          <table:table-cell office:value-type="string">
            <text:p>photoshop-cs-2010-002-full-database-ih.jpg</text:p>
          </table:table-cell>
          <table:table-cell/>
          <table:table-cell office:value-type="float" office:value="2010">
            <text:p>2010</text:p>
          </table:table-cell>
          <table:table-cell table:number-columns-repeated="4"/>
        </table:table-row>
        <table:table-row table:style-name="ro1">
          <table:table-cell office:value-type="float" office:value="120">
            <text:p>120</text:p>
          </table:table-cell>
          <table:table-cell office:value-type="float" office:value="1">
            <text:p>1</text:p>
          </table:table-cell>
          <table:table-cell office:value-type="float" office:value="2">
            <text:p>2</text:p>
          </table:table-cell>
          <table:table-cell office:value-type="string">
            <text:p>2011-114 A Few Casuals</text:p>
          </table:table-cell>
          <table:table-cell office:value-type="string">
            <text:p>2011-114-a-few-casuals</text:p>
          </table:table-cell>
          <table:table-cell office:value-type="float" office:value="2011">
            <text:p>2011</text:p>
          </table:table-cell>
          <table:table-cell office:value-type="string">
            <text:p>Purple Ugg® footware, 99.9% pure lead ingots</text:p>
          </table:table-cell>
          <table:table-cell table:number-columns-repeated="2"/>
          <table:table-cell office:value-type="string">
            <text:p>9 x 9 x 11 inches</text:p>
          </table:table-cell>
          <table:table-cell office:value-type="string">
            <text:p>&lt;p&gt;​Uggs with a lead ignot in them&lt;/p&gt;</text:p>
          </table:table-cell>
          <table:table-cell table:number-columns-repeated="3"/>
          <table:table-cell office:value-type="string">
            <text:p>A Few Casuals</text:p>
          </table:table-cell>
          <table:table-cell/>
          <table:table-cell office:value-type="string">
            <text:p>a-few-casuals-2011-114-full-database-ih.jpg</text:p>
          </table:table-cell>
          <table:table-cell/>
          <table:table-cell office:value-type="float" office:value="2011">
            <text:p>2011</text:p>
          </table:table-cell>
          <table:table-cell table:number-columns-repeated="4"/>
        </table:table-row>
        <table:table-row table:style-name="ro1">
          <table:table-cell office:value-type="float" office:value="121">
            <text:p>121</text:p>
          </table:table-cell>
          <table:table-cell office:value-type="float" office:value="1">
            <text:p>1</text:p>
          </table:table-cell>
          <table:table-cell office:value-type="float" office:value="2">
            <text:p>2</text:p>
          </table:table-cell>
          <table:table-cell office:value-type="string">
            <text:p>2011-115 Self Playing Nintendo 64 NBA Courtside 2</text:p>
          </table:table-cell>
          <table:table-cell office:value-type="string">
            <text:p>2011-115-self-playing-nintendo-64-nba-courtside-2</text:p>
          </table:table-cell>
          <table:table-cell office:value-type="float" office:value="2011">
            <text:p>2011</text:p>
          </table:table-cell>
          <table:table-cell office:value-type="string">
            <text:p>Modded N64 video game controller</text:p>
          </table:table-cell>
          <table:table-cell table:number-columns-repeated="3"/>
          <table:table-cell office:value-type="string">
            <text:p>&lt;p&gt;Nintendo 64 NBA Courtside programmed to throw bricks forever via a modded controller.&lt;/p&gt;</text:p>
          </table:table-cell>
          <table:table-cell table:number-columns-repeated="3"/>
          <table:table-cell office:value-type="string">
            <text:p>Self Playing Nintendo 64 NBA Courtside 2</text:p>
          </table:table-cell>
          <table:table-cell office:value-type="string">
            <text:p>{"id":"ndQsEjFisIs","url":"http:\/\/www.youtube.com\/embed\/ndQsEjFisIs?rel=0&amp;wmode=opaque&amp;hd=1","width":"640","height":"480","type":"youtube","title":"Cory Arcangel - Self Playing Nintendo 64 NBA Courtside 2 - 2011","description":"Shaq in Nintendo 64 NBA Courtside programmed to throw airballs forever","thumbnail_small":"http:\/\/img.youtube.com\/vi\/ndQsEjFisIs\/2.jpg","thumbnail_large":"http:\/\/img.youtube.com\/vi\/ndQsEjFisIs\/0.jpg","author":"coryarcangel","length":"368","embed":"%3Ciframe%20src%3D%22http%3A\/\/www.youtube.com\/embed\/ndQsEjFisIs%3Frel%3D0%26wmode%3Dopaque%26hd%3D1%22%20border%3D%220%22%20height%3D%22480%22%20width%3D%22640%22%3E%3C\/iframe%3E"}</text:p>
            <text:p/>
          </table:table-cell>
          <table:table-cell office:value-type="string">
            <text:p>various-n64-2011-115-detail-database-ka.jpg</text:p>
          </table:table-cell>
          <table:table-cell/>
          <table:table-cell office:value-type="float" office:value="2011">
            <text:p>2011</text:p>
          </table:table-cell>
          <table:table-cell table:number-columns-repeated="4"/>
        </table:table-row>
        <table:table-row table:style-name="ro1">
          <table:table-cell office:value-type="float" office:value="122">
            <text:p>122</text:p>
          </table:table-cell>
          <table:table-cell office:value-type="float" office:value="1">
            <text:p>1</text:p>
          </table:table-cell>
          <table:table-cell office:value-type="float" office:value="2">
            <text:p>2</text:p>
          </table:table-cell>
          <table:table-cell office:value-type="string">
            <text:p>2011-117 Real Taste</text:p>
          </table:table-cell>
          <table:table-cell office:value-type="string">
            <text:p>2011-117-real-taste</text:p>
          </table:table-cell>
          <table:table-cell office:value-type="float" office:value="2011">
            <text:p>2011</text:p>
          </table:table-cell>
          <table:table-cell office:value-type="string">
            <text:p>AIR-O-SWISS 7135 Ultrasonic Humidifier, Diet Sprite Soda.</text:p>
          </table:table-cell>
          <table:table-cell table:number-columns-repeated="2"/>
          <table:table-cell office:value-type="string">
            <text:p>16 x 15 <text:s/>x 8 inches</text:p>
          </table:table-cell>
          <table:table-cell office:value-type="string">
            <text:p>&lt;p&gt;​Humidifier filled with Diet Sprite soda&lt;/p&gt;</text:p>
          </table:table-cell>
          <table:table-cell table:number-columns-repeated="3"/>
          <table:table-cell office:value-type="string">
            <text:p>Real Taste</text:p>
          </table:table-cell>
          <table:table-cell/>
          <table:table-cell office:value-type="string">
            <text:p>real-taste-2011-117-full-database-KA.jpg</text:p>
          </table:table-cell>
          <table:table-cell/>
          <table:table-cell office:value-type="float" office:value="2011">
            <text:p>2011</text:p>
          </table:table-cell>
          <table:table-cell table:number-columns-repeated="4"/>
        </table:table-row>
        <table:table-row table:style-name="ro1">
          <table:table-cell office:value-type="float" office:value="123">
            <text:p>123</text:p>
          </table:table-cell>
          <table:table-cell office:value-type="float" office:value="1">
            <text:p>1</text:p>
          </table:table-cell>
          <table:table-cell office:value-type="float" office:value="2">
            <text:p>2</text:p>
          </table:table-cell>
          <table:table-cell office:value-type="string">
            <text:p>2011-020 Another 5-minute Romp thru the IP</text:p>
          </table:table-cell>
          <table:table-cell office:value-type="string">
            <text:p>2011-020-another-5-minute-romp-thru-the-ip</text:p>
          </table:table-cell>
          <table:table-cell office:value-type="float" office:value="2011">
            <text:p>2011</text:p>
          </table:table-cell>
          <table:table-cell office:value-type="string">
            <text:p>Video</text:p>
          </table:table-cell>
          <table:table-cell table:number-columns-repeated="2"/>
          <table:table-cell office:value-type="string">
            <text:p>Dimensions Variable</text:p>
          </table:table-cell>
          <table:table-cell office:value-type="string">
            <text:p>&lt;p&gt;​5 minute improvisation on a Sandin Image Processor.&lt;/p&gt;</text:p>
          </table:table-cell>
          <table:table-cell table:number-columns-repeated="3"/>
          <table:table-cell office:value-type="string">
            <text:p>Another 5-minute Romp thru the IP</text:p>
          </table:table-cell>
          <table:table-cell/>
          <table:table-cell office:value-type="string">
            <text:p>romp-ip-2011-020-still-1-database-ih.jpg</text:p>
          </table:table-cell>
          <table:table-cell/>
          <table:table-cell office:value-type="float" office:value="2011">
            <text:p>2011</text:p>
          </table:table-cell>
          <table:table-cell table:number-columns-repeated="4"/>
        </table:table-row>
        <table:table-row table:style-name="ro1">
          <table:table-cell office:value-type="float" office:value="124">
            <text:p>124</text:p>
          </table:table-cell>
          <table:table-cell office:value-type="float" office:value="1">
            <text:p>1</text:p>
          </table:table-cell>
          <table:table-cell office:value-type="float" office:value="2">
            <text:p>2</text:p>
          </table:table-cell>
          <table:table-cell office:value-type="string">
            <text:p>2011-118 Forward Attitudes</text:p>
          </table:table-cell>
          <table:table-cell office:value-type="string">
            <text:p>2011-118-forward-attitudes</text:p>
          </table:table-cell>
          <table:table-cell office:value-type="float" office:value="2011">
            <text:p>2011</text:p>
          </table:table-cell>
          <table:table-cell office:value-type="string">
            <text:p>Old Navy techno hoodie, iPod touch, clothes rack, Steely Dan mp3. <text:s/></text:p>
          </table:table-cell>
          <table:table-cell table:number-columns-repeated="2"/>
          <table:table-cell office:value-type="string">
            <text:p>68 x 24 x 23 inches</text:p>
          </table:table-cell>
          <table:table-cell office:value-type="string">
            <text:p>&lt;p&gt;​Sound sculpture where a Steely Dan mp3 plays through ears buds on an Old Navy "TECHNO" hoodie.&lt;/p&gt;</text:p>
          </table:table-cell>
          <table:table-cell table:number-columns-repeated="3"/>
          <table:table-cell office:value-type="string">
            <text:p>Forward Attitudes</text:p>
          </table:table-cell>
          <table:table-cell/>
          <table:table-cell office:value-type="string">
            <text:p>forward-attitudes-2011-118-full-database-ih_1.jpg</text:p>
          </table:table-cell>
          <table:table-cell/>
          <table:table-cell office:value-type="float" office:value="2011">
            <text:p>2011</text:p>
          </table:table-cell>
          <table:table-cell table:number-columns-repeated="4"/>
        </table:table-row>
        <table:table-row table:style-name="ro1">
          <table:table-cell office:value-type="float" office:value="125">
            <text:p>125</text:p>
          </table:table-cell>
          <table:table-cell office:value-type="float" office:value="1">
            <text:p>1</text:p>
          </table:table-cell>
          <table:table-cell office:value-type="float" office:value="2">
            <text:p>2</text:p>
          </table:table-cell>
          <table:table-cell office:value-type="string">
            <text:p>2011-105 Jay-Z Blue</text:p>
          </table:table-cell>
          <table:table-cell office:value-type="string">
            <text:p>2011-105-jay-z-blue</text:p>
          </table:table-cell>
          <table:table-cell office:value-type="float" office:value="2011">
            <text:p>2011</text:p>
          </table:table-cell>
          <table:table-cell office:value-type="string">
            <text:p>General Motors custom blue paint on wall</text:p>
          </table:table-cell>
          <table:table-cell table:number-columns-repeated="2"/>
          <table:table-cell office:value-type="string">
            <text:p>Dimensions Variable</text:p>
          </table:table-cell>
          <table:table-cell office:value-type="string">
            <text:p>Licensed Jay-Z blue color.&lt;p&gt;​&lt;/p&gt;</text:p>
          </table:table-cell>
          <table:table-cell office:value-type="string">
            <text:p>&lt;p&gt;​Jay-Z has his own color blue FYI, and I&amp;nbsp;licensed it from his company to use for painting one wall in an&amp;nbsp;exhibition.&amp;nbsp;&lt;/p&gt;</text:p>
          </table:table-cell>
          <table:table-cell table:number-columns-repeated="2"/>
          <table:table-cell office:value-type="string">
            <text:p>Jay-Z Blue</text:p>
          </table:table-cell>
          <table:table-cell/>
          <table:table-cell office:value-type="string">
            <text:p>jay-z-blue-2011-105-full-2-database-SC.jpg</text:p>
          </table:table-cell>
          <table:table-cell/>
          <table:table-cell office:value-type="float" office:value="2011">
            <text:p>2011</text:p>
          </table:table-cell>
          <table:table-cell table:number-columns-repeated="4"/>
        </table:table-row>
        <table:table-row table:style-name="ro1">
          <table:table-cell office:value-type="float" office:value="126">
            <text:p>126</text:p>
          </table:table-cell>
          <table:table-cell office:value-type="float" office:value="1">
            <text:p>1</text:p>
          </table:table-cell>
          <table:table-cell office:value-type="float" office:value="2">
            <text:p>2</text:p>
          </table:table-cell>
          <table:table-cell office:value-type="string">
            <text:p>2011-119 Regular Flex</text:p>
          </table:table-cell>
          <table:table-cell office:value-type="string">
            <text:p>2011-119-regular-flex</text:p>
          </table:table-cell>
          <table:table-cell office:value-type="float" office:value="2011">
            <text:p>2011</text:p>
          </table:table-cell>
          <table:table-cell office:value-type="string">
            <text:p>Cobra Golf S3 Max Iron Set and Golf Clips</text:p>
          </table:table-cell>
          <table:table-cell table:number-columns-repeated="2"/>
          <table:table-cell office:value-type="string">
            <text:p>30.3 x 22 x 39.4 in</text:p>
          </table:table-cell>
          <table:table-cell office:value-type="string">
            <text:p>&lt;p&gt;A couple of golf clubs placed in a row. &lt;/p&gt;</text:p>
          </table:table-cell>
          <table:table-cell table:number-columns-repeated="3"/>
          <table:table-cell office:value-type="string">
            <text:p>Regular Flex</text:p>
          </table:table-cell>
          <table:table-cell/>
          <table:table-cell office:value-type="string">
            <text:p>regular-flex-2011-119-full-database-ka_1.jpg</text:p>
          </table:table-cell>
          <table:table-cell/>
          <table:table-cell office:value-type="float" office:value="2011">
            <text:p>2011</text:p>
          </table:table-cell>
          <table:table-cell table:number-columns-repeated="4"/>
        </table:table-row>
        <table:table-row table:style-name="ro1">
          <table:table-cell office:value-type="float" office:value="128">
            <text:p>128</text:p>
          </table:table-cell>
          <table:table-cell office:value-type="float" office:value="1">
            <text:p>1</text:p>
          </table:table-cell>
          <table:table-cell office:value-type="float" office:value="2">
            <text:p>2</text:p>
          </table:table-cell>
          <table:table-cell office:value-type="string">
            <text:p>2011-128 Three Palms</text:p>
          </table:table-cell>
          <table:table-cell office:value-type="string">
            <text:p>2011-128-three-palms</text:p>
          </table:table-cell>
          <table:table-cell office:value-type="float" office:value="2011">
            <text:p>2011</text:p>
          </table:table-cell>
          <table:table-cell office:value-type="string">
            <text:p>Pencil on paper (produced with Mutoh XP-300 Series printer)</text:p>
          </table:table-cell>
          <table:table-cell table:number-columns-repeated="2"/>
          <table:table-cell office:value-type="string">
            <text:p>20 x 31 inches</text:p>
          </table:table-cell>
          <table:table-cell office:value-type="string">
            <text:p>&lt;p&gt;​Plotter-drawn palm trees, produced in an edition of 6. &lt;/p&gt;</text:p>
          </table:table-cell>
          <table:table-cell table:number-columns-repeated="3"/>
          <table:table-cell office:value-type="string">
            <text:p>Three Palms</text:p>
          </table:table-cell>
          <table:table-cell/>
          <table:table-cell office:value-type="string">
            <text:p>three-palms-2011-128-digital-database-ih.jpg</text:p>
          </table:table-cell>
          <table:table-cell/>
          <table:table-cell office:value-type="float" office:value="2011">
            <text:p>2011</text:p>
          </table:table-cell>
          <table:table-cell table:number-columns-repeated="4"/>
        </table:table-row>
        <table:table-row table:style-name="ro1">
          <table:table-cell office:value-type="float" office:value="130">
            <text:p>130</text:p>
          </table:table-cell>
          <table:table-cell office:value-type="float" office:value="1">
            <text:p>1</text:p>
          </table:table-cell>
          <table:table-cell office:value-type="float" office:value="2">
            <text:p>2</text:p>
          </table:table-cell>
          <table:table-cell office:value-type="string">
            <text:p>2011-075 Palms</text:p>
          </table:table-cell>
          <table:table-cell office:value-type="string">
            <text:p>2011-075-palms</text:p>
          </table:table-cell>
          <table:table-cell office:value-type="float" office:value="2011">
            <text:p>2011</text:p>
          </table:table-cell>
          <table:table-cell office:value-type="string">
            <text:p>Pencil on paper (produced with Mutoh XP-300 Series printer)</text:p>
          </table:table-cell>
          <table:table-cell table:number-columns-repeated="2"/>
          <table:table-cell office:value-type="string">
            <text:p>28.5 x 19.5 inches</text:p>
          </table:table-cell>
          <table:table-cell office:value-type="string">
            <text:p>&lt;p&gt;Plotter-drawn palm tree, produced in an edition of 6.&amp;nbsp; &lt;/p&gt;</text:p>
            <text:p>&lt;p&gt;​&lt;/p&gt;</text:p>
          </table:table-cell>
          <table:table-cell table:number-columns-repeated="3"/>
          <table:table-cell office:value-type="string">
            <text:p>Palms</text:p>
          </table:table-cell>
          <table:table-cell/>
          <table:table-cell office:value-type="string">
            <text:p>palms-2011-075-full-2-database-ih.jpg</text:p>
          </table:table-cell>
          <table:table-cell/>
          <table:table-cell office:value-type="float" office:value="2011">
            <text:p>2011</text:p>
          </table:table-cell>
          <table:table-cell table:number-columns-repeated="4"/>
        </table:table-row>
        <table:table-row table:style-name="ro1">
          <table:table-cell office:value-type="float" office:value="131">
            <text:p>131</text:p>
          </table:table-cell>
          <table:table-cell office:value-type="float" office:value="1">
            <text:p>1</text:p>
          </table:table-cell>
          <table:table-cell office:value-type="float" office:value="2">
            <text:p>2</text:p>
          </table:table-cell>
          <table:table-cell office:value-type="string">
            <text:p>2011-129 Taurus</text:p>
          </table:table-cell>
          <table:table-cell office:value-type="string">
            <text:p>2011-129-taurus</text:p>
          </table:table-cell>
          <table:table-cell office:value-type="float" office:value="2011">
            <text:p>2011</text:p>
          </table:table-cell>
          <table:table-cell office:value-type="string">
            <text:p>Pencil on paper (produced with Mutoh XP-300 Series printer)</text:p>
          </table:table-cell>
          <table:table-cell table:number-columns-repeated="2"/>
          <table:table-cell office:value-type="string">
            <text:p>13 x 20 inches</text:p>
          </table:table-cell>
          <table:table-cell office:value-type="string">
            <text:p>&lt;p&gt;​Plotter-drawn 90s Ford Taurus, produced in an edition of 3. &lt;/p&gt;</text:p>
          </table:table-cell>
          <table:table-cell table:number-columns-repeated="3"/>
          <table:table-cell office:value-type="string">
            <text:p>Taurus</text:p>
          </table:table-cell>
          <table:table-cell/>
          <table:table-cell office:value-type="string">
            <text:p>taurus-2011-129-digital-database-ih.jpg</text:p>
          </table:table-cell>
          <table:table-cell/>
          <table:table-cell office:value-type="float" office:value="2011">
            <text:p>2011</text:p>
          </table:table-cell>
          <table:table-cell table:number-columns-repeated="4"/>
        </table:table-row>
        <table:table-row table:style-name="ro1">
          <table:table-cell office:value-type="float" office:value="132">
            <text:p>132</text:p>
          </table:table-cell>
          <table:table-cell office:value-type="float" office:value="1">
            <text:p>1</text:p>
          </table:table-cell>
          <table:table-cell office:value-type="float" office:value="2">
            <text:p>2</text:p>
          </table:table-cell>
          <table:table-cell office:value-type="string">
            <text:p>2011-127 Weekend at Bernie's Screening at the Whitney Museum</text:p>
          </table:table-cell>
          <table:table-cell office:value-type="string">
            <text:p>2011-127-weekend-at-bernies-screening-at-the-whitney-museum</text:p>
          </table:table-cell>
          <table:table-cell office:value-type="float" office:value="2011">
            <text:p>2011</text:p>
          </table:table-cell>
          <table:table-cell table:number-columns-repeated="3"/>
          <table:table-cell office:value-type="string">
            <text:p>Variable</text:p>
          </table:table-cell>
          <table:table-cell office:value-type="string">
            <text:p>​Weekend at Bernie’s screening at the Whitney Museum.</text:p>
          </table:table-cell>
          <table:table-cell table:number-columns-repeated="3"/>
          <table:table-cell office:value-type="string">
            <text:p>Weekend at Bernie's Screening at the Whitney Museum</text:p>
          </table:table-cell>
          <table:table-cell/>
          <table:table-cell office:value-type="string">
            <text:p>Weekend-at-Bernies-Screening-at-Whitney-2011-127-performance-view-2-database-TO.jpg</text:p>
          </table:table-cell>
          <table:table-cell/>
          <table:table-cell office:value-type="float" office:value="2011">
            <text:p>2011</text:p>
          </table:table-cell>
          <table:table-cell table:number-columns-repeated="4"/>
        </table:table-row>
        <table:table-row table:style-name="ro1">
          <table:table-cell office:value-type="float" office:value="133">
            <text:p>133</text:p>
          </table:table-cell>
          <table:table-cell office:value-type="float" office:value="1">
            <text:p>1</text:p>
          </table:table-cell>
          <table:table-cell office:value-type="float" office:value="2">
            <text:p>2</text:p>
          </table:table-cell>
          <table:table-cell office:value-type="string">
            <text:p>2011-140 Clinton</text:p>
          </table:table-cell>
          <table:table-cell office:value-type="string">
            <text:p>2011-140-clinton</text:p>
          </table:table-cell>
          <table:table-cell office:value-type="float" office:value="2011">
            <text:p>2011</text:p>
          </table:table-cell>
          <table:table-cell office:value-type="string">
            <text:p>Pencil on paper (produced with Mutoh XP-300 Series printer)</text:p>
          </table:table-cell>
          <table:table-cell table:number-columns-repeated="2"/>
          <table:table-cell office:value-type="string">
            <text:p>15.75 x 13.4375 <text:s/>in</text:p>
          </table:table-cell>
          <table:table-cell office:value-type="string">
            <text:p>Bill Clinton as drawn in pencil by a plotter. Produced in an edition of 3.</text:p>
          </table:table-cell>
          <table:table-cell office:value-type="string">
            <text:p>&lt;p&gt;​I have to give credit to my mom for this one, drawing Clinton was totally her idea. Nice one! And yes, the signature is mechanical.:)&lt;/p&gt;</text:p>
          </table:table-cell>
          <table:table-cell table:number-columns-repeated="2"/>
          <table:table-cell office:value-type="string">
            <text:p>Clinton</text:p>
          </table:table-cell>
          <table:table-cell/>
          <table:table-cell office:value-type="string">
            <text:p>clinton-2011-140-digital-database-ih.jpg</text:p>
          </table:table-cell>
          <table:table-cell/>
          <table:table-cell office:value-type="float" office:value="2011">
            <text:p>2011</text:p>
          </table:table-cell>
          <table:table-cell table:number-columns-repeated="4"/>
        </table:table-row>
        <table:table-row table:style-name="ro1">
          <table:table-cell office:value-type="float" office:value="134">
            <text:p>134</text:p>
          </table:table-cell>
          <table:table-cell office:value-type="float" office:value="1">
            <text:p>1</text:p>
          </table:table-cell>
          <table:table-cell office:value-type="float" office:value="2">
            <text:p>2</text:p>
          </table:table-cell>
          <table:table-cell office:value-type="string">
            <text:p>2007-001 Maxell</text:p>
          </table:table-cell>
          <table:table-cell office:value-type="string">
            <text:p>2007-001-maxell</text:p>
          </table:table-cell>
          <table:table-cell office:value-type="float" office:value="2007">
            <text:p>2007</text:p>
          </table:table-cell>
          <table:table-cell office:value-type="string">
            <text:p>Four digital prints.</text:p>
          </table:table-cell>
          <table:table-cell table:number-columns-repeated="2"/>
          <table:table-cell office:value-type="string">
            <text:p>11.6 x 8.5 in</text:p>
          </table:table-cell>
          <table:table-cell office:value-type="string">
            <text:p>&lt;p&gt;​Scanning a 12 inch Maxell demonstration LP on an 11inch scanner.&lt;/p&gt;</text:p>
          </table:table-cell>
          <table:table-cell table:number-columns-repeated="2"/>
          <table:table-cell office:value-type="string">
            <text:p>[234] 2010-007 Maxell - 2010-007-maxell</text:p>
          </table:table-cell>
          <table:table-cell office:value-type="string">
            <text:p>Maxell</text:p>
          </table:table-cell>
          <table:table-cell/>
          <table:table-cell office:value-type="string">
            <text:p>maxell-install-database-ih.jpg</text:p>
          </table:table-cell>
          <table:table-cell/>
          <table:table-cell office:value-type="float" office:value="2007">
            <text:p>2007</text:p>
          </table:table-cell>
          <table:table-cell table:number-columns-repeated="4"/>
        </table:table-row>
        <table:table-row table:style-name="ro1">
          <table:table-cell office:value-type="float" office:value="135">
            <text:p>135</text:p>
          </table:table-cell>
          <table:table-cell office:value-type="float" office:value="1">
            <text:p>1</text:p>
          </table:table-cell>
          <table:table-cell office:value-type="float" office:value="2">
            <text:p>2</text:p>
          </table:table-cell>
          <table:table-cell office:value-type="string">
            <text:p>2008-004 Personal Film</text:p>
          </table:table-cell>
          <table:table-cell office:value-type="string">
            <text:p>2008-004-personal-film</text:p>
          </table:table-cell>
          <table:table-cell office:value-type="float" office:value="2008">
            <text:p>2008</text:p>
          </table:table-cell>
          <table:table-cell office:value-type="string">
            <text:p>16mm film</text:p>
          </table:table-cell>
          <table:table-cell table:number-columns-repeated="2"/>
          <table:table-cell office:value-type="string">
            <text:p>6:15 minutes</text:p>
          </table:table-cell>
          <table:table-cell office:value-type="string">
            <text:p>​A “fake” structural film, composed of stock digital video footage of dethroned film.</text:p>
          </table:table-cell>
          <table:table-cell table:number-columns-repeated="2"/>
          <table:table-cell office:value-type="string">
            <text:p>[168] [2007-002-structural-film] 2007-002 Structural Film</text:p>
          </table:table-cell>
          <table:table-cell office:value-type="string">
            <text:p>Personal Film</text:p>
          </table:table-cell>
          <table:table-cell/>
          <table:table-cell office:value-type="string">
            <text:p>personal-film-2008-004-still-5-database-ih.jpg</text:p>
          </table:table-cell>
          <table:table-cell/>
          <table:table-cell office:value-type="float" office:value="2008">
            <text:p>2008</text:p>
          </table:table-cell>
          <table:table-cell table:number-columns-repeated="4"/>
        </table:table-row>
        <table:table-row table:style-name="ro1">
          <table:table-cell office:value-type="float" office:value="136">
            <text:p>136</text:p>
          </table:table-cell>
          <table:table-cell office:value-type="float" office:value="1">
            <text:p>1</text:p>
          </table:table-cell>
          <table:table-cell office:value-type="float" office:value="2">
            <text:p>2</text:p>
          </table:table-cell>
          <table:table-cell office:value-type="string">
            <text:p>2010-037 Research in Motion (Kinetic Sculpture #3)</text:p>
          </table:table-cell>
          <table:table-cell office:value-type="string">
            <text:p>2010-037-research-in-motion-kinetic-sculpture-3</text:p>
          </table:table-cell>
          <table:table-cell office:value-type="float" office:value="2010">
            <text:p>2010</text:p>
          </table:table-cell>
          <table:table-cell office:value-type="string">
            <text:p>Modified red dancing stands</text:p>
          </table:table-cell>
          <table:table-cell table:number-columns-repeated="2"/>
          <table:table-cell office:value-type="string">
            <text:p>70 x 18 x 18 in</text:p>
          </table:table-cell>
          <table:table-cell office:value-type="string">
            <text:p>&lt;p&gt;​2 Dancing stands modded to spin a slightly different speeds&lt;/p&gt;</text:p>
          </table:table-cell>
          <table:table-cell table:number-columns-repeated="3"/>
          <table:table-cell office:value-type="string">
            <text:p>Research in Motion (Kinetic Sculpture #3)</text:p>
          </table:table-cell>
          <table:table-cell/>
          <table:table-cell office:value-type="string">
            <text:p>research-2010-037-full-database-banhof.jpg</text:p>
          </table:table-cell>
          <table:table-cell/>
          <table:table-cell office:value-type="float" office:value="2010">
            <text:p>2010</text:p>
          </table:table-cell>
          <table:table-cell table:number-columns-repeated="4"/>
        </table:table-row>
        <table:table-row table:style-name="ro1">
          <table:table-cell office:value-type="float" office:value="137">
            <text:p>137</text:p>
          </table:table-cell>
          <table:table-cell office:value-type="float" office:value="1">
            <text:p>1</text:p>
          </table:table-cell>
          <table:table-cell office:value-type="float" office:value="2">
            <text:p>2</text:p>
          </table:table-cell>
          <table:table-cell office:value-type="string">
            <text:p>2010-039 Research in Motion (Kinetic Sculpture #2)</text:p>
          </table:table-cell>
          <table:table-cell office:value-type="string">
            <text:p>2010-039-research-in-motion-kinetic-sculpture-2</text:p>
          </table:table-cell>
          <table:table-cell office:value-type="float" office:value="2010">
            <text:p>2010</text:p>
          </table:table-cell>
          <table:table-cell office:value-type="string">
            <text:p>Modified chrome dancing stands</text:p>
          </table:table-cell>
          <table:table-cell table:number-columns-repeated="2"/>
          <table:table-cell office:value-type="string">
            <text:p>70 x 18 x 18 in</text:p>
          </table:table-cell>
          <table:table-cell office:value-type="string">
            <text:p>&lt;p&gt;​2 dancing stands modded to spin a slightly different speeds&lt;/p&gt;</text:p>
          </table:table-cell>
          <table:table-cell table:number-columns-repeated="3"/>
          <table:table-cell office:value-type="string">
            <text:p>Research in Motion (Kinetic Sculpture #2)</text:p>
          </table:table-cell>
          <table:table-cell/>
          <table:table-cell office:value-type="string">
            <text:p>research-in-motion-2010-039-full-1-database-bahnhof.jpg</text:p>
          </table:table-cell>
          <table:table-cell/>
          <table:table-cell office:value-type="float" office:value="2010">
            <text:p>2010</text:p>
          </table:table-cell>
          <table:table-cell table:number-columns-repeated="4"/>
        </table:table-row>
        <table:table-row table:style-name="ro1">
          <table:table-cell office:value-type="float" office:value="139">
            <text:p>139</text:p>
          </table:table-cell>
          <table:table-cell office:value-type="float" office:value="1">
            <text:p>1</text:p>
          </table:table-cell>
          <table:table-cell office:value-type="float" office:value="2">
            <text:p>2</text:p>
          </table:table-cell>
          <table:table-cell office:value-type="string">
            <text:p>2010-056 Research in Motion (Kinetic Sculpture #4)</text:p>
          </table:table-cell>
          <table:table-cell office:value-type="string">
            <text:p>2010-056-research-in-motion-kinetic-sculpture-4</text:p>
          </table:table-cell>
          <table:table-cell office:value-type="float" office:value="2010">
            <text:p>2010</text:p>
          </table:table-cell>
          <table:table-cell office:value-type="string">
            <text:p>Modified chrome dancing stands</text:p>
          </table:table-cell>
          <table:table-cell table:number-columns-repeated="3"/>
          <table:table-cell office:value-type="string">
            <text:p>&lt;p&gt;​Four Dancing Stands modded to sync.&lt;/p&gt;</text:p>
          </table:table-cell>
          <table:table-cell table:number-columns-repeated="3"/>
          <table:table-cell office:value-type="string">
            <text:p>Research in Motion (Kinetic Sculpture #4)</text:p>
          </table:table-cell>
          <table:table-cell/>
          <table:table-cell office:value-type="string">
            <text:p>research-in-motion-2010-056-full-database-Ropac.jpg</text:p>
          </table:table-cell>
          <table:table-cell/>
          <table:table-cell office:value-type="float" office:value="2010">
            <text:p>2010</text:p>
          </table:table-cell>
          <table:table-cell table:number-columns-repeated="4"/>
        </table:table-row>
        <table:table-row table:style-name="ro1">
          <table:table-cell office:value-type="float" office:value="140">
            <text:p>140</text:p>
          </table:table-cell>
          <table:table-cell office:value-type="float" office:value="1">
            <text:p>1</text:p>
          </table:table-cell>
          <table:table-cell office:value-type="float" office:value="2">
            <text:p>2</text:p>
          </table:table-cell>
          <table:table-cell office:value-type="string">
            <text:p>2010-046 Photoshop CS</text:p>
          </table:table-cell>
          <table:table-cell office:value-type="string">
            <text:p>2010-046-photoshop-cs</text:p>
          </table:table-cell>
          <table:table-cell office:value-type="float" office:value="2010">
            <text:p>2010</text:p>
          </table:table-cell>
          <table:table-cell office:value-type="string">
            <text:p>Chromogenic print</text:p>
          </table:table-cell>
          <table:table-cell table:number-columns-repeated="2"/>
          <table:table-cell office:value-type="string">
            <text:p>110 x 72 inches</text:p>
          </table:table-cell>
          <table:table-cell table:number-columns-repeated="4"/>
          <table:table-cell office:value-type="string">
            <text:p>Photoshop CS: 110 by 72 inches, 300 DPI, RGB, square pixels, default gradient "Spectrum", mousedown y=16700 x=4350, mouseup y=27450 x=6350</text:p>
          </table:table-cell>
          <table:table-cell/>
          <table:table-cell office:value-type="string">
            <text:p>photoshop-cs-2010-046-full-cropped-database-ropac.jpg</text:p>
          </table:table-cell>
          <table:table-cell/>
          <table:table-cell office:value-type="float" office:value="2010">
            <text:p>2010</text:p>
          </table:table-cell>
          <table:table-cell table:number-columns-repeated="4"/>
        </table:table-row>
        <table:table-row table:style-name="ro1">
          <table:table-cell office:value-type="float" office:value="141">
            <text:p>141</text:p>
          </table:table-cell>
          <table:table-cell office:value-type="float" office:value="1">
            <text:p>1</text:p>
          </table:table-cell>
          <table:table-cell office:value-type="float" office:value="2">
            <text:p>2</text:p>
          </table:table-cell>
          <table:table-cell office:value-type="string">
            <text:p>2010-044 Photoshop CS</text:p>
          </table:table-cell>
          <table:table-cell office:value-type="string">
            <text:p>2010-044-photoshop-cs</text:p>
          </table:table-cell>
          <table:table-cell office:value-type="float" office:value="2010">
            <text:p>2010</text:p>
          </table:table-cell>
          <table:table-cell office:value-type="string">
            <text:p>Chromogenic print</text:p>
          </table:table-cell>
          <table:table-cell table:number-columns-repeated="2"/>
          <table:table-cell office:value-type="string">
            <text:p>84 x 66 inches</text:p>
          </table:table-cell>
          <table:table-cell table:number-columns-repeated="4"/>
          <table:table-cell office:value-type="string">
            <text:p>Photoshop CS: 84 by 66 inches, 300 DPI, RGB, square pixels, default gradient "Russell's Rainbow" (turn transparency off), mousedown y=18000 x=14200, mouseup y=18000 x=17450</text:p>
          </table:table-cell>
          <table:table-cell/>
          <table:table-cell office:value-type="string">
            <text:p>photoshop-cs-2010-044-full-cropped-database-ropac.jpg</text:p>
          </table:table-cell>
          <table:table-cell/>
          <table:table-cell office:value-type="float" office:value="2010">
            <text:p>2010</text:p>
          </table:table-cell>
          <table:table-cell table:number-columns-repeated="4"/>
        </table:table-row>
        <table:table-row table:style-name="ro1">
          <table:table-cell office:value-type="float" office:value="142">
            <text:p>142</text:p>
          </table:table-cell>
          <table:table-cell office:value-type="float" office:value="1">
            <text:p>1</text:p>
          </table:table-cell>
          <table:table-cell office:value-type="float" office:value="2">
            <text:p>2</text:p>
          </table:table-cell>
          <table:table-cell office:value-type="string">
            <text:p>2010-045 Photoshop CS</text:p>
          </table:table-cell>
          <table:table-cell office:value-type="string">
            <text:p>2010-045-photoshop-cs</text:p>
          </table:table-cell>
          <table:table-cell office:value-type="float" office:value="2010">
            <text:p>2010</text:p>
          </table:table-cell>
          <table:table-cell office:value-type="string">
            <text:p>Chromogenic print</text:p>
          </table:table-cell>
          <table:table-cell table:number-columns-repeated="2"/>
          <table:table-cell office:value-type="string">
            <text:p>84 x 66 inches</text:p>
          </table:table-cell>
          <table:table-cell table:number-columns-repeated="4"/>
          <table:table-cell office:value-type="string">
            <text:p>Photoshop CS: 84 by 66 inches, 300 DPI, RGB, square pixels, default gradient "Blue, Red, Yellow", mousedown y=22100 x=14050, mouseup y=19700 x=1800</text:p>
          </table:table-cell>
          <table:table-cell/>
          <table:table-cell office:value-type="string">
            <text:p>photoshop-2010-045-full-cropped-database-ropac.jpg</text:p>
          </table:table-cell>
          <table:table-cell/>
          <table:table-cell office:value-type="float" office:value="2010">
            <text:p>2010</text:p>
          </table:table-cell>
          <table:table-cell table:number-columns-repeated="4"/>
        </table:table-row>
        <table:table-row table:style-name="ro1">
          <table:table-cell office:value-type="float" office:value="143">
            <text:p>143</text:p>
          </table:table-cell>
          <table:table-cell office:value-type="float" office:value="1">
            <text:p>1</text:p>
          </table:table-cell>
          <table:table-cell office:value-type="float" office:value="2">
            <text:p>2</text:p>
          </table:table-cell>
          <table:table-cell office:value-type="string">
            <text:p>2010-047 Photoshop CS</text:p>
          </table:table-cell>
          <table:table-cell office:value-type="string">
            <text:p>2010-047-photoshop-cs</text:p>
          </table:table-cell>
          <table:table-cell office:value-type="float" office:value="2010">
            <text:p>2010</text:p>
          </table:table-cell>
          <table:table-cell office:value-type="string">
            <text:p>Chromogenic print</text:p>
          </table:table-cell>
          <table:table-cell table:number-columns-repeated="2"/>
          <table:table-cell office:value-type="string">
            <text:p>110 x 72 inches</text:p>
          </table:table-cell>
          <table:table-cell table:number-columns-repeated="4"/>
          <table:table-cell office:value-type="string">
            <text:p>Photoshop CS: 110 by 72 inches, 300 DPI, RGB, square pixels, default gradient "Spectrum", mousedown y=16700 x=4350, mouseup y=27450 x=6350</text:p>
          </table:table-cell>
          <table:table-cell/>
          <table:table-cell office:value-type="string">
            <text:p>photoshop-cs-2010-047-full-cropped-database-ropac.jpg</text:p>
          </table:table-cell>
          <table:table-cell/>
          <table:table-cell office:value-type="float" office:value="2010">
            <text:p>2010</text:p>
          </table:table-cell>
          <table:table-cell table:number-columns-repeated="4"/>
        </table:table-row>
        <table:table-row table:style-name="ro1">
          <table:table-cell office:value-type="float" office:value="144">
            <text:p>144</text:p>
          </table:table-cell>
          <table:table-cell office:value-type="float" office:value="1">
            <text:p>1</text:p>
          </table:table-cell>
          <table:table-cell office:value-type="float" office:value="2">
            <text:p>2</text:p>
          </table:table-cell>
          <table:table-cell office:value-type="string">
            <text:p>2010-076 Sports Products</text:p>
          </table:table-cell>
          <table:table-cell office:value-type="string">
            <text:p>2010-076-sports-products</text:p>
          </table:table-cell>
          <table:table-cell office:value-type="float" office:value="2010">
            <text:p>2010</text:p>
          </table:table-cell>
          <table:table-cell office:value-type="string">
            <text:p>Painted bronze, rubber, and Oakley M-Frame lenses</text:p>
          </table:table-cell>
          <table:table-cell table:number-columns-repeated="2"/>
          <table:table-cell office:value-type="string">
            <text:p>2 x 5 x 5 inches</text:p>
          </table:table-cell>
          <table:table-cell table:number-columns-repeated="4"/>
          <table:table-cell office:value-type="string">
            <text:p>Sports Products</text:p>
          </table:table-cell>
          <table:table-cell/>
          <table:table-cell office:value-type="string">
            <text:p>sports-products-2010-076-full-database-ropac_1.jpg</text:p>
          </table:table-cell>
          <table:table-cell/>
          <table:table-cell office:value-type="float" office:value="2010">
            <text:p>2010</text:p>
          </table:table-cell>
          <table:table-cell table:number-columns-repeated="4"/>
        </table:table-row>
        <table:table-row table:style-name="ro1">
          <table:table-cell office:value-type="float" office:value="145">
            <text:p>145</text:p>
          </table:table-cell>
          <table:table-cell office:value-type="float" office:value="1">
            <text:p>1</text:p>
          </table:table-cell>
          <table:table-cell office:value-type="float" office:value="2">
            <text:p>2</text:p>
          </table:table-cell>
          <table:table-cell office:value-type="string">
            <text:p>2010-077 Sports Products</text:p>
          </table:table-cell>
          <table:table-cell office:value-type="string">
            <text:p>2010-077-sports-products</text:p>
          </table:table-cell>
          <table:table-cell office:value-type="float" office:value="2010">
            <text:p>2010</text:p>
          </table:table-cell>
          <table:table-cell office:value-type="string">
            <text:p>painted bronze, rubber, and Oakley M-Frame lenses</text:p>
          </table:table-cell>
          <table:table-cell table:number-columns-repeated="2"/>
          <table:table-cell office:value-type="string">
            <text:p>2 x 5 x 5 inches</text:p>
          </table:table-cell>
          <table:table-cell table:number-columns-repeated="4"/>
          <table:table-cell office:value-type="string">
            <text:p>Sports Products</text:p>
          </table:table-cell>
          <table:table-cell/>
          <table:table-cell office:value-type="string">
            <text:p>sports-products-2010-077-full-database-ropac_1.jpg</text:p>
          </table:table-cell>
          <table:table-cell/>
          <table:table-cell office:value-type="float" office:value="2010">
            <text:p>2010</text:p>
          </table:table-cell>
          <table:table-cell table:number-columns-repeated="4"/>
        </table:table-row>
        <table:table-row table:style-name="ro1">
          <table:table-cell office:value-type="float" office:value="146">
            <text:p>146</text:p>
          </table:table-cell>
          <table:table-cell office:value-type="float" office:value="1">
            <text:p>1</text:p>
          </table:table-cell>
          <table:table-cell office:value-type="float" office:value="2">
            <text:p>2</text:p>
          </table:table-cell>
          <table:table-cell office:value-type="string">
            <text:p>2010-078 Sports Products</text:p>
          </table:table-cell>
          <table:table-cell office:value-type="string">
            <text:p>2010-078-sports-products</text:p>
          </table:table-cell>
          <table:table-cell office:value-type="float" office:value="2010">
            <text:p>2010</text:p>
          </table:table-cell>
          <table:table-cell office:value-type="string">
            <text:p>Painted bronze, rubber, and Oakley M-Frame lenses</text:p>
          </table:table-cell>
          <table:table-cell table:number-columns-repeated="2"/>
          <table:table-cell office:value-type="string">
            <text:p>2 x 5 x 5 inches</text:p>
          </table:table-cell>
          <table:table-cell table:number-columns-repeated="4"/>
          <table:table-cell office:value-type="string">
            <text:p>Sports Products</text:p>
          </table:table-cell>
          <table:table-cell/>
          <table:table-cell office:value-type="string">
            <text:p>sports-products-2010-078-full-database-ropac_1.jpg</text:p>
          </table:table-cell>
          <table:table-cell/>
          <table:table-cell office:value-type="float" office:value="2010">
            <text:p>2010</text:p>
          </table:table-cell>
          <table:table-cell table:number-columns-repeated="4"/>
        </table:table-row>
        <table:table-row table:style-name="ro1">
          <table:table-cell office:value-type="float" office:value="147">
            <text:p>147</text:p>
          </table:table-cell>
          <table:table-cell office:value-type="float" office:value="1">
            <text:p>1</text:p>
          </table:table-cell>
          <table:table-cell office:value-type="float" office:value="2">
            <text:p>2</text:p>
          </table:table-cell>
          <table:table-cell office:value-type="string">
            <text:p>2010-079 Skipping Stones</text:p>
          </table:table-cell>
          <table:table-cell office:value-type="string">
            <text:p>2010-079-skipping-stones</text:p>
          </table:table-cell>
          <table:table-cell office:value-type="float" office:value="2010">
            <text:p>2010</text:p>
          </table:table-cell>
          <table:table-cell office:value-type="string">
            <text:p>FLOR carpet squares</text:p>
          </table:table-cell>
          <table:table-cell table:number-columns-repeated="2"/>
          <table:table-cell office:value-type="string">
            <text:p>Dimensions variable</text:p>
          </table:table-cell>
          <table:table-cell table:number-columns-repeated="4"/>
          <table:table-cell office:value-type="string">
            <text:p>Skipping Stones</text:p>
          </table:table-cell>
          <table:table-cell/>
          <table:table-cell office:value-type="string">
            <text:p>skipping-stones-2010-079-full-database-ropac.jpg</text:p>
          </table:table-cell>
          <table:table-cell/>
          <table:table-cell office:value-type="float" office:value="2010">
            <text:p>2010</text:p>
          </table:table-cell>
          <table:table-cell table:number-columns-repeated="4"/>
        </table:table-row>
        <table:table-row table:style-name="ro1">
          <table:table-cell office:value-type="float" office:value="149">
            <text:p>149</text:p>
          </table:table-cell>
          <table:table-cell office:value-type="float" office:value="1">
            <text:p>1</text:p>
          </table:table-cell>
          <table:table-cell office:value-type="float" office:value="2">
            <text:p>2</text:p>
          </table:table-cell>
          <table:table-cell office:value-type="string">
            <text:p>2010-081 Hello World</text:p>
          </table:table-cell>
          <table:table-cell office:value-type="string">
            <text:p>2010-081-hello-world</text:p>
          </table:table-cell>
          <table:table-cell office:value-type="float" office:value="2010">
            <text:p>2010</text:p>
          </table:table-cell>
          <table:table-cell office:value-type="string">
            <text:p>powder coated CNC bent stainless steel</text:p>
          </table:table-cell>
          <table:table-cell table:number-columns-repeated="2"/>
          <table:table-cell office:value-type="string">
            <text:p>34 5/16 x 4 1/4 x 5</text:p>
          </table:table-cell>
          <table:table-cell table:number-columns-repeated="4"/>
          <table:table-cell office:value-type="string">
            <text:p>Hello World</text:p>
          </table:table-cell>
          <table:table-cell/>
          <table:table-cell office:value-type="string">
            <text:p>hello-world-2010-081-full-database-ropac.jpg</text:p>
          </table:table-cell>
          <table:table-cell/>
          <table:table-cell office:value-type="float" office:value="2010">
            <text:p>2010</text:p>
          </table:table-cell>
          <table:table-cell table:number-columns-repeated="2"/>
          <table:table-cell office:value-type="string">
            <text:p>[2202] Desktop Wireform (Code) - desktop-wireform-code</text:p>
          </table:table-cell>
          <table:table-cell/>
        </table:table-row>
        <table:table-row table:style-name="ro1">
          <table:table-cell office:value-type="float" office:value="150">
            <text:p>150</text:p>
          </table:table-cell>
          <table:table-cell office:value-type="float" office:value="1">
            <text:p>1</text:p>
          </table:table-cell>
          <table:table-cell office:value-type="float" office:value="2">
            <text:p>2</text:p>
          </table:table-cell>
          <table:table-cell office:value-type="string">
            <text:p>2010-087 Timeless Standards</text:p>
          </table:table-cell>
          <table:table-cell office:value-type="string">
            <text:p>2010-087-timeless-standards-2</text:p>
          </table:table-cell>
          <table:table-cell office:value-type="float" office:value="2010">
            <text:p>2010</text:p>
          </table:table-cell>
          <table:table-cell office:value-type="string">
            <text:p>Inkjet on Comtex</text:p>
          </table:table-cell>
          <table:table-cell table:number-columns-repeated="2"/>
          <table:table-cell office:value-type="string">
            <text:p>56 x 40 inches</text:p>
          </table:table-cell>
          <table:table-cell table:number-columns-repeated="4"/>
          <table:table-cell office:value-type="string">
            <text:p>Timeless Standards</text:p>
          </table:table-cell>
          <table:table-cell/>
          <table:table-cell office:value-type="string">
            <text:p>timeless-standards-2010-087-full-cropped-database-ropac.jpg</text:p>
          </table:table-cell>
          <table:table-cell/>
          <table:table-cell office:value-type="float" office:value="2010">
            <text:p>2010</text:p>
          </table:table-cell>
          <table:table-cell table:number-columns-repeated="4"/>
        </table:table-row>
        <table:table-row table:style-name="ro1">
          <table:table-cell office:value-type="float" office:value="151">
            <text:p>151</text:p>
          </table:table-cell>
          <table:table-cell office:value-type="float" office:value="1">
            <text:p>1</text:p>
          </table:table-cell>
          <table:table-cell office:value-type="float" office:value="2">
            <text:p>2</text:p>
          </table:table-cell>
          <table:table-cell office:value-type="string">
            <text:p>2010-089 Timeless Standards</text:p>
          </table:table-cell>
          <table:table-cell office:value-type="string">
            <text:p>2010-089-timeless-standards-4</text:p>
          </table:table-cell>
          <table:table-cell office:value-type="float" office:value="2010">
            <text:p>2010</text:p>
          </table:table-cell>
          <table:table-cell office:value-type="string">
            <text:p>Inkjet on Comtex</text:p>
          </table:table-cell>
          <table:table-cell table:number-columns-repeated="2"/>
          <table:table-cell office:value-type="string">
            <text:p>56 x 40 inches</text:p>
          </table:table-cell>
          <table:table-cell table:number-columns-repeated="4"/>
          <table:table-cell office:value-type="string">
            <text:p>Timeless Standards</text:p>
          </table:table-cell>
          <table:table-cell/>
          <table:table-cell office:value-type="string">
            <text:p>timeless-standards-2010-089-full-cropped-database-ropac.jpg</text:p>
          </table:table-cell>
          <table:table-cell/>
          <table:table-cell office:value-type="float" office:value="2010">
            <text:p>2010</text:p>
          </table:table-cell>
          <table:table-cell table:number-columns-repeated="4"/>
        </table:table-row>
        <table:table-row table:style-name="ro1">
          <table:table-cell office:value-type="float" office:value="152">
            <text:p>152</text:p>
          </table:table-cell>
          <table:table-cell office:value-type="float" office:value="1">
            <text:p>1</text:p>
          </table:table-cell>
          <table:table-cell office:value-type="float" office:value="2">
            <text:p>2</text:p>
          </table:table-cell>
          <table:table-cell office:value-type="string">
            <text:p>2010-085 Since U Been Gone</text:p>
          </table:table-cell>
          <table:table-cell office:value-type="string">
            <text:p>2010-085-since-u-been-gone</text:p>
          </table:table-cell>
          <table:table-cell office:value-type="float" office:value="2010">
            <text:p>2010</text:p>
          </table:table-cell>
          <table:table-cell office:value-type="string">
            <text:p>Case Logic CD binder filled with CDs</text:p>
          </table:table-cell>
          <table:table-cell table:number-columns-repeated="2"/>
          <table:table-cell office:value-type="string">
            <text:p>2 x 12 x 7 inches</text:p>
          </table:table-cell>
          <table:table-cell office:value-type="string">
            <text:p>​CD binder filled with CD’s relating to Kelly Clarkson’s hit single “Since U Been Gone”. </text:p>
          </table:table-cell>
          <table:table-cell table:number-columns-repeated="3"/>
          <table:table-cell office:value-type="string">
            <text:p>Since U Been Gone</text:p>
          </table:table-cell>
          <table:table-cell/>
          <table:table-cell office:value-type="string">
            <text:p>since-u-been-gone-2010-085-full-database-ropac.jpg</text:p>
          </table:table-cell>
          <table:table-cell/>
          <table:table-cell office:value-type="float" office:value="2010">
            <text:p>2010</text:p>
          </table:table-cell>
          <table:table-cell table:number-columns-repeated="4"/>
        </table:table-row>
        <table:table-row table:style-name="ro1">
          <table:table-cell office:value-type="float" office:value="153">
            <text:p>153</text:p>
          </table:table-cell>
          <table:table-cell office:value-type="float" office:value="1">
            <text:p>1</text:p>
          </table:table-cell>
          <table:table-cell office:value-type="float" office:value="2">
            <text:p>2</text:p>
          </table:table-cell>
          <table:table-cell office:value-type="string">
            <text:p>2010-092 Timeless Standards</text:p>
          </table:table-cell>
          <table:table-cell office:value-type="string">
            <text:p>2010-092-timeless-standards-7</text:p>
          </table:table-cell>
          <table:table-cell office:value-type="float" office:value="2010">
            <text:p>2010</text:p>
          </table:table-cell>
          <table:table-cell office:value-type="string">
            <text:p>Inkjet on Comtex</text:p>
          </table:table-cell>
          <table:table-cell table:number-columns-repeated="2"/>
          <table:table-cell office:value-type="string">
            <text:p>56 x 40 inches</text:p>
          </table:table-cell>
          <table:table-cell table:number-columns-repeated="4"/>
          <table:table-cell office:value-type="string">
            <text:p>Timeless Standards</text:p>
          </table:table-cell>
          <table:table-cell/>
          <table:table-cell office:value-type="string">
            <text:p>timeless-standards-2010-093-full-cropped-database-ropac_1.jpg</text:p>
          </table:table-cell>
          <table:table-cell/>
          <table:table-cell office:value-type="float" office:value="2010">
            <text:p>2010</text:p>
          </table:table-cell>
          <table:table-cell table:number-columns-repeated="4"/>
        </table:table-row>
        <table:table-row table:style-name="ro1">
          <table:table-cell office:value-type="float" office:value="154">
            <text:p>154</text:p>
          </table:table-cell>
          <table:table-cell office:value-type="float" office:value="1">
            <text:p>1</text:p>
          </table:table-cell>
          <table:table-cell office:value-type="float" office:value="2">
            <text:p>2</text:p>
          </table:table-cell>
          <table:table-cell office:value-type="string">
            <text:p>2010-093 Timeless Standards</text:p>
          </table:table-cell>
          <table:table-cell office:value-type="string">
            <text:p>2010-093-timeless-standards-8</text:p>
          </table:table-cell>
          <table:table-cell office:value-type="float" office:value="2010">
            <text:p>2010</text:p>
          </table:table-cell>
          <table:table-cell office:value-type="string">
            <text:p>Inkjet on Comtex</text:p>
          </table:table-cell>
          <table:table-cell table:number-columns-repeated="2"/>
          <table:table-cell office:value-type="string">
            <text:p>56 x 40 inches</text:p>
          </table:table-cell>
          <table:table-cell table:number-columns-repeated="4"/>
          <table:table-cell office:value-type="string">
            <text:p>Timeless Standards</text:p>
          </table:table-cell>
          <table:table-cell/>
          <table:table-cell office:value-type="string">
            <text:p>timeless-standards-2010-092-full-cropped-database-_1.jpg</text:p>
          </table:table-cell>
          <table:table-cell/>
          <table:table-cell office:value-type="float" office:value="2010">
            <text:p>2010</text:p>
          </table:table-cell>
          <table:table-cell table:number-columns-repeated="4"/>
        </table:table-row>
        <table:table-row table:style-name="ro1">
          <table:table-cell office:value-type="float" office:value="156">
            <text:p>156</text:p>
          </table:table-cell>
          <table:table-cell office:value-type="float" office:value="1">
            <text:p>1</text:p>
          </table:table-cell>
          <table:table-cell office:value-type="float" office:value="2">
            <text:p>2</text:p>
          </table:table-cell>
          <table:table-cell office:value-type="string">
            <text:p>2006-011 Untitled After Lucier</text:p>
          </table:table-cell>
          <table:table-cell office:value-type="string">
            <text:p>2006-011-untitled-after-lucier</text:p>
          </table:table-cell>
          <table:table-cell office:value-type="float" office:value="2006">
            <text:p>2006</text:p>
          </table:table-cell>
          <table:table-cell office:value-type="string">
            <text:p>Computer generated video</text:p>
          </table:table-cell>
          <table:table-cell table:number-columns-repeated="3"/>
          <table:table-cell office:value-type="string">
            <text:p>&lt;p&gt;​An infinitely compressing video of the Beatles on Ed Sullivan.&lt;/p&gt;</text:p>
          </table:table-cell>
          <table:table-cell table:number-columns-repeated="2"/>
          <table:table-cell office:value-type="string">
            <text:p>[13] 2004-004 Iron Maidens “The Number of the Beast” compressed over and over as an mp3 666 times - maiden</text:p>
          </table:table-cell>
          <table:table-cell office:value-type="string">
            <text:p>Untitled After Lucier</text:p>
          </table:table-cell>
          <table:table-cell/>
          <table:table-cell office:value-type="string">
            <text:p>untitled-after-lucier-2006-011-still-1-database-ih.jpg</text:p>
          </table:table-cell>
          <table:table-cell/>
          <table:table-cell office:value-type="float" office:value="2006">
            <text:p>2006</text:p>
          </table:table-cell>
          <table:table-cell table:number-columns-repeated="4"/>
        </table:table-row>
        <table:table-row table:style-name="ro1">
          <table:table-cell office:value-type="float" office:value="157">
            <text:p>157</text:p>
          </table:table-cell>
          <table:table-cell office:value-type="float" office:value="1">
            <text:p>1</text:p>
          </table:table-cell>
          <table:table-cell office:value-type="float" office:value="2">
            <text:p>2</text:p>
          </table:table-cell>
          <table:table-cell office:value-type="string">
            <text:p>2006-002 Untitled Translation Exercise</text:p>
          </table:table-cell>
          <table:table-cell office:value-type="string">
            <text:p>2006-002-untitled-translation-exercise</text:p>
          </table:table-cell>
          <table:table-cell office:value-type="float" office:value="2006">
            <text:p>2006</text:p>
          </table:table-cell>
          <table:table-cell office:value-type="string">
            <text:p>Video</text:p>
          </table:table-cell>
          <table:table-cell table:number-columns-repeated="2"/>
          <table:table-cell office:value-type="string">
            <text:p>1:41:53 minutes</text:p>
          </table:table-cell>
          <table:table-cell office:value-type="string">
            <text:p>&lt;p&gt;Dazed and Confused dubbed back into English via an outsource firm in Bangalore.&lt;/p&gt;</text:p>
          </table:table-cell>
          <table:table-cell office:value-type="string">
            <text:p>&lt;p&gt;​So......yes the dialog in the film is still in English. :)&lt;/p&gt;</text:p>
          </table:table-cell>
          <table:table-cell table:number-columns-repeated="2"/>
          <table:table-cell office:value-type="string">
            <text:p>Untitled Translation Exercise</text:p>
          </table:table-cell>
          <table:table-cell/>
          <table:table-cell office:value-type="string">
            <text:p>translation-2006-002-install-6-database.jpg</text:p>
          </table:table-cell>
          <table:table-cell/>
          <table:table-cell office:value-type="float" office:value="2006">
            <text:p>2006</text:p>
          </table:table-cell>
          <table:table-cell table:number-columns-repeated="4"/>
        </table:table-row>
        <table:table-row table:style-name="ro1">
          <table:table-cell office:value-type="float" office:value="158">
            <text:p>158</text:p>
          </table:table-cell>
          <table:table-cell office:value-type="float" office:value="1">
            <text:p>1</text:p>
          </table:table-cell>
          <table:table-cell office:value-type="float" office:value="2">
            <text:p>2</text:p>
          </table:table-cell>
          <table:table-cell office:value-type="string">
            <text:p>2010-018 Research in Motion (Kinetic Sculpture #1)</text:p>
          </table:table-cell>
          <table:table-cell office:value-type="string">
            <text:p>2010-018-research-in-motion</text:p>
          </table:table-cell>
          <table:table-cell office:value-type="float" office:value="2010">
            <text:p>2010</text:p>
          </table:table-cell>
          <table:table-cell office:value-type="string">
            <text:p>Modified silver dancing stands</text:p>
          </table:table-cell>
          <table:table-cell table:number-columns-repeated="2"/>
          <table:table-cell office:value-type="string">
            <text:p>70 x 54 x 18 inches </text:p>
          </table:table-cell>
          <table:table-cell office:value-type="string">
            <text:p>&lt;p&gt;​Two dancing stands modded to spin at slightly different speeds. &lt;/p&gt;</text:p>
          </table:table-cell>
          <table:table-cell table:number-columns-repeated="3"/>
          <table:table-cell office:value-type="string">
            <text:p>Research in Motion (Kinetic Sculpture #1)</text:p>
          </table:table-cell>
          <table:table-cell/>
          <table:table-cell office:value-type="string">
            <text:p>research-in-motion-2010-018-full-2-database-team_1.jpg</text:p>
          </table:table-cell>
          <table:table-cell/>
          <table:table-cell office:value-type="float" office:value="2010">
            <text:p>2010</text:p>
          </table:table-cell>
          <table:table-cell table:number-columns-repeated="4"/>
        </table:table-row>
        <table:table-row table:style-name="ro1">
          <table:table-cell office:value-type="float" office:value="164">
            <text:p>164</text:p>
          </table:table-cell>
          <table:table-cell office:value-type="float" office:value="1">
            <text:p>1</text:p>
          </table:table-cell>
          <table:table-cell office:value-type="float" office:value="2">
            <text:p>2</text:p>
          </table:table-cell>
          <table:table-cell office:value-type="string">
            <text:p>2008-008 Self Playing Sony Playstation I Bowling</text:p>
          </table:table-cell>
          <table:table-cell office:value-type="string">
            <text:p>2008-008-self-playing-sony-playstation-i-bowling</text:p>
          </table:table-cell>
          <table:table-cell office:value-type="float" office:value="2008">
            <text:p>2008</text:p>
          </table:table-cell>
          <table:table-cell office:value-type="string">
            <text:p>Modded ps1 controller</text:p>
          </table:table-cell>
          <table:table-cell table:number-columns-repeated="2"/>
          <table:table-cell office:value-type="string">
            <text:p>Dimensions variable</text:p>
          </table:table-cell>
          <table:table-cell office:value-type="string">
            <text:p>&lt;p&gt;PS1 "Bowling" game programmed to roll endless gutter balls via a modded controller.&lt;/p&gt;</text:p>
          </table:table-cell>
          <table:table-cell office:value-type="string">
            <text:p>&lt;p&gt;​This was only the second "Self Playing Game" I ever made. Note the early design of the Video Game TIVO TM. If you check out a later work, like Various Self Playing Bowling Games, you can see the final version of the TIVO. This was still in the middle of R + D on that device. &lt;/p&gt;</text:p>
          </table:table-cell>
          <table:table-cell/>
          <table:table-cell office:value-type="string">
            <text:p>[87] 2011-009 Various Self Playing Bowling Games - 2011-009-various-self-playing-bowling-games</text:p>
          </table:table-cell>
          <table:table-cell office:value-type="string">
            <text:p>Self Playing Sony Playstation I Bowling</text:p>
          </table:table-cell>
          <table:table-cell/>
          <table:table-cell office:value-type="string">
            <text:p>ps1-bowling-2008-008-still-database-ih.jpg</text:p>
            <text:p>ps1-bowling-2008-008-controller-database-ih_1.jpg</text:p>
          </table:table-cell>
          <table:table-cell/>
          <table:table-cell office:value-type="float" office:value="2008">
            <text:p>2008</text:p>
          </table:table-cell>
          <table:table-cell table:number-columns-repeated="4"/>
        </table:table-row>
        <table:table-row table:style-name="ro1">
          <table:table-cell office:value-type="float" office:value="165">
            <text:p>165</text:p>
          </table:table-cell>
          <table:table-cell office:value-type="float" office:value="1">
            <text:p>1</text:p>
          </table:table-cell>
          <table:table-cell office:value-type="float" office:value="2">
            <text:p>2</text:p>
          </table:table-cell>
          <table:table-cell office:value-type="string">
            <text:p>2004-008 Sans Simon</text:p>
          </table:table-cell>
          <table:table-cell office:value-type="string">
            <text:p>2004-008-sans-simon</text:p>
          </table:table-cell>
          <table:table-cell office:value-type="float" office:value="2004">
            <text:p>2004</text:p>
          </table:table-cell>
          <table:table-cell office:value-type="string">
            <text:p>Video</text:p>
          </table:table-cell>
          <table:table-cell table:number-columns-repeated="3"/>
          <table:table-cell office:value-type="string">
            <text:p>&lt;p&gt;Simon and Garfunkel minus Simon. &lt;/p&gt;</text:p>
          </table:table-cell>
          <table:table-cell table:number-columns-repeated="2"/>
          <table:table-cell office:value-type="string">
            <text:p>[40] 2004-014 Sans Simon - 2004-014-sans-simon</text:p>
          </table:table-cell>
          <table:table-cell office:value-type="string">
            <text:p>Sans Simon</text:p>
          </table:table-cell>
          <table:table-cell/>
          <table:table-cell office:value-type="string">
            <text:p>sans-simon-2004-008-database-still-2_1.jpg</text:p>
          </table:table-cell>
          <table:table-cell office:value-type="string">
            <text:p>(Video)</text:p>
          </table:table-cell>
          <table:table-cell office:value-type="float" office:value="2004">
            <text:p>2004</text:p>
          </table:table-cell>
          <table:table-cell table:number-columns-repeated="4"/>
        </table:table-row>
        <table:table-row table:style-name="ro1">
          <table:table-cell office:value-type="float" office:value="168">
            <text:p>168</text:p>
          </table:table-cell>
          <table:table-cell office:value-type="float" office:value="1">
            <text:p>1</text:p>
          </table:table-cell>
          <table:table-cell office:value-type="float" office:value="2">
            <text:p>2</text:p>
          </table:table-cell>
          <table:table-cell office:value-type="string">
            <text:p>2007-002 Structural Film</text:p>
          </table:table-cell>
          <table:table-cell office:value-type="string">
            <text:p>2007-002-structural-film</text:p>
          </table:table-cell>
          <table:table-cell office:value-type="float" office:value="2007">
            <text:p>2007</text:p>
          </table:table-cell>
          <table:table-cell office:value-type="string">
            <text:p>16mm film</text:p>
          </table:table-cell>
          <table:table-cell table:number-columns-repeated="3"/>
          <table:table-cell office:value-type="string">
            <text:p>​Digital video filter of scratched film transferred to 16mm film.</text:p>
          </table:table-cell>
          <table:table-cell office:value-type="string">
            <text:p>​Somewhere along the way on this one, a file got corrupted in one of the transfers, and some bits of colored stuff showed up, anyway, I kept it in the film, but those weren’t actually part of the plan.</text:p>
          </table:table-cell>
          <table:table-cell/>
          <table:table-cell office:value-type="string">
            <text:p>[135] [2008-004-personal-film] 2008-004 Personal Film</text:p>
          </table:table-cell>
          <table:table-cell office:value-type="string">
            <text:p>Structural Film</text:p>
          </table:table-cell>
          <table:table-cell/>
          <table:table-cell office:value-type="string">
            <text:p>structural-film-2007-002-still-1-database-ih_1.jpg</text:p>
          </table:table-cell>
          <table:table-cell/>
          <table:table-cell office:value-type="float" office:value="2007">
            <text:p>2007</text:p>
          </table:table-cell>
          <table:table-cell table:number-columns-repeated="4"/>
        </table:table-row>
        <table:table-row table:style-name="ro1">
          <table:table-cell office:value-type="float" office:value="169">
            <text:p>169</text:p>
          </table:table-cell>
          <table:table-cell office:value-type="float" office:value="1">
            <text:p>1</text:p>
          </table:table-cell>
          <table:table-cell office:value-type="float" office:value="2">
            <text:p>2</text:p>
          </table:table-cell>
          <table:table-cell office:value-type="string">
            <text:p>2007-017 Permanent Vacation</text:p>
          </table:table-cell>
          <table:table-cell office:value-type="string">
            <text:p>2007-017-permanent-vacation</text:p>
          </table:table-cell>
          <table:table-cell office:value-type="float" office:value="2007">
            <text:p>2007</text:p>
          </table:table-cell>
          <table:table-cell office:value-type="string">
            <text:p>Two computers, router, projectors.</text:p>
          </table:table-cell>
          <table:table-cell table:number-columns-repeated="2"/>
          <table:table-cell office:value-type="string">
            <text:p>Dimensions variable</text:p>
          </table:table-cell>
          <table:table-cell office:value-type="string">
            <text:p>&lt;p&gt;​Two computers stuck in an our of office email loop.&lt;/p&gt;</text:p>
          </table:table-cell>
          <table:table-cell table:number-columns-repeated="2"/>
          <table:table-cell office:value-type="string">
            <text:p>[210] 2008-003 Permanent Vacation - 2008-003-permanent-vacation</text:p>
          </table:table-cell>
          <table:table-cell office:value-type="string">
            <text:p>Permanent Vacation</text:p>
          </table:table-cell>
          <table:table-cell/>
          <table:table-cell office:value-type="string">
            <text:p>permanent-vacation-2007-017-install-MWG-1-database-MWG.jpg</text:p>
          </table:table-cell>
          <table:table-cell/>
          <table:table-cell office:value-type="float" office:value="2007">
            <text:p>2007</text:p>
          </table:table-cell>
          <table:table-cell table:number-columns-repeated="4"/>
        </table:table-row>
        <table:table-row table:style-name="ro1">
          <table:table-cell office:value-type="float" office:value="171">
            <text:p>171</text:p>
          </table:table-cell>
          <table:table-cell office:value-type="float" office:value="1">
            <text:p>1</text:p>
          </table:table-cell>
          <table:table-cell office:value-type="float" office:value="2">
            <text:p>2</text:p>
          </table:table-cell>
          <table:table-cell office:value-type="string">
            <text:p>2007-045 The Bruce Springsteen 'Born to Run' Glockenspiel Addendum (CD ROM)</text:p>
          </table:table-cell>
          <table:table-cell office:value-type="string">
            <text:p>2007-045-bruce-springsteen-glockenspiel-addendum</text:p>
          </table:table-cell>
          <table:table-cell office:value-type="float" office:value="2007">
            <text:p>2007</text:p>
          </table:table-cell>
          <table:table-cell office:value-type="string">
            <text:p>Audio CDs. Unlimited edition.</text:p>
          </table:table-cell>
          <table:table-cell table:number-columns-repeated="4"/>
          <table:table-cell office:value-type="string">
            <text:p>​Cd’s given away with a mix version of my composition The Bruce Springsteen Born to Run Glockenspiel Addendum. When imported into iTunes, because of the song lengths, the CD get tagged incorrectly as Born To Run. Anyway,.....the idea was to kinda corrupt the grey market public archive of this record as the above mix tagged files would eventually get circulated as Bruce’s record. :)</text:p>
          </table:table-cell>
          <table:table-cell table:number-columns-repeated="2"/>
          <table:table-cell office:value-type="string">
            <text:p>The Bruce Springsteen 'Born to Run' Glockenspiel Addendum</text:p>
          </table:table-cell>
          <table:table-cell/>
          <table:table-cell office:value-type="string">
            <text:p>born-to-run-2007-045-cd-install-database_1.jpg</text:p>
          </table:table-cell>
          <table:table-cell office:value-type="string">
            <text:p>(CD Edition)</text:p>
          </table:table-cell>
          <table:table-cell office:value-type="float" office:value="2010">
            <text:p>2010</text:p>
          </table:table-cell>
          <table:table-cell table:number-columns-repeated="4"/>
        </table:table-row>
        <table:table-row table:style-name="ro1">
          <table:table-cell office:value-type="float" office:value="173">
            <text:p>173</text:p>
          </table:table-cell>
          <table:table-cell office:value-type="float" office:value="1">
            <text:p>1</text:p>
          </table:table-cell>
          <table:table-cell office:value-type="float" office:value="2">
            <text:p>2</text:p>
          </table:table-cell>
          <table:table-cell office:value-type="string">
            <text:p>2007-033 HITACHI P42H01U Plasma Burn</text:p>
          </table:table-cell>
          <table:table-cell office:value-type="string">
            <text:p>2007-033-hitachi-p42h01u-plasma-burn</text:p>
          </table:table-cell>
          <table:table-cell office:value-type="float" office:value="2007">
            <text:p>2007</text:p>
          </table:table-cell>
          <table:table-cell office:value-type="string">
            <text:p>HITACHI P42H01 and DVD player</text:p>
          </table:table-cell>
          <table:table-cell table:number-columns-repeated="3"/>
          <table:table-cell office:value-type="string">
            <text:p>&lt;p&gt;​Label information being burned into a plasma monitor.&lt;/p&gt;</text:p>
          </table:table-cell>
          <table:table-cell table:number-columns-repeated="3"/>
          <table:table-cell office:value-type="string">
            <text:p>HITACHI P42H01U Plasma Burn, 2007</text:p>
          </table:table-cell>
          <table:table-cell/>
          <table:table-cell office:value-type="string">
            <text:p>burn-2007-033-full-1-database-unknown_1.jpg</text:p>
          </table:table-cell>
          <table:table-cell/>
          <table:table-cell office:value-type="float" office:value="2007">
            <text:p>2007</text:p>
          </table:table-cell>
          <table:table-cell table:number-columns-repeated="4"/>
        </table:table-row>
        <table:table-row table:style-name="ro1">
          <table:table-cell office:value-type="float" office:value="174">
            <text:p>174</text:p>
          </table:table-cell>
          <table:table-cell office:value-type="float" office:value="1">
            <text:p>1</text:p>
          </table:table-cell>
          <table:table-cell office:value-type="float" office:value="2">
            <text:p>2</text:p>
          </table:table-cell>
          <table:table-cell office:value-type="string">
            <text:p>2007-013 Photoshop Gradient and Smudge Tool Demonstration</text:p>
          </table:table-cell>
          <table:table-cell office:value-type="string">
            <text:p>2007-013-photoshop-gradient-and-smudge-tool-demonstration</text:p>
          </table:table-cell>
          <table:table-cell office:value-type="float" office:value="2007">
            <text:p>2007</text:p>
          </table:table-cell>
          <table:table-cell office:value-type="string">
            <text:p>Inkjet on laminate.</text:p>
          </table:table-cell>
          <table:table-cell table:number-columns-repeated="2"/>
          <table:table-cell office:value-type="string">
            <text:p>43 x 43 inches</text:p>
          </table:table-cell>
          <table:table-cell office:value-type="string">
            <text:p>&lt;p&gt;​Photoshop gradient and smudge tool demonstration.&lt;/p&gt;</text:p>
          </table:table-cell>
          <table:table-cell table:number-columns-repeated="3"/>
          <table:table-cell office:value-type="string">
            <text:p>Photoshop Gradient and Smudge Tool Demonstration </text:p>
          </table:table-cell>
          <table:table-cell/>
          <table:table-cell office:value-type="string">
            <text:p>photoshop-smudge-2007-013-digital-database-ih.jpg</text:p>
          </table:table-cell>
          <table:table-cell/>
          <table:table-cell office:value-type="float" office:value="2007">
            <text:p>2007</text:p>
          </table:table-cell>
          <table:table-cell table:number-columns-repeated="4"/>
        </table:table-row>
        <table:table-row table:style-name="ro1">
          <table:table-cell office:value-type="float" office:value="176">
            <text:p>176</text:p>
          </table:table-cell>
          <table:table-cell office:value-type="float" office:value="1">
            <text:p>1</text:p>
          </table:table-cell>
          <table:table-cell office:value-type="float" office:value="2">
            <text:p>2</text:p>
          </table:table-cell>
          <table:table-cell office:value-type="string">
            <text:p>2007-015 Photoshop Gradient and Smudge Tool Demonstration</text:p>
          </table:table-cell>
          <table:table-cell office:value-type="string">
            <text:p>2007-015-photoshop-gradient-and-smudge-tool-demonstration</text:p>
          </table:table-cell>
          <table:table-cell office:value-type="float" office:value="2007">
            <text:p>2007</text:p>
          </table:table-cell>
          <table:table-cell office:value-type="string">
            <text:p>Inkjet on laminate.</text:p>
          </table:table-cell>
          <table:table-cell table:number-columns-repeated="2"/>
          <table:table-cell office:value-type="string">
            <text:p>43 x 43 inches</text:p>
          </table:table-cell>
          <table:table-cell table:number-columns-repeated="4"/>
          <table:table-cell office:value-type="string">
            <text:p>Photoshop Gradient and Smudge Tool Demonstration </text:p>
          </table:table-cell>
          <table:table-cell/>
          <table:table-cell office:value-type="string">
            <text:p>photoshop-smudge-2007-015-digital-database-ih.jpg</text:p>
          </table:table-cell>
          <table:table-cell/>
          <table:table-cell office:value-type="float" office:value="2007">
            <text:p>2007</text:p>
          </table:table-cell>
          <table:table-cell table:number-columns-repeated="4"/>
        </table:table-row>
        <table:table-row table:style-name="ro1">
          <table:table-cell office:value-type="float" office:value="177">
            <text:p>177</text:p>
          </table:table-cell>
          <table:table-cell office:value-type="float" office:value="1">
            <text:p>1</text:p>
          </table:table-cell>
          <table:table-cell office:value-type="float" office:value="2">
            <text:p>2</text:p>
          </table:table-cell>
          <table:table-cell office:value-type="string">
            <text:p>2007-016 Photoshop Gradient and Smudge Tool Demonstration</text:p>
          </table:table-cell>
          <table:table-cell office:value-type="string">
            <text:p>2007-016-photoshop-gradient-and-smudge-tool-demonstration</text:p>
          </table:table-cell>
          <table:table-cell office:value-type="float" office:value="2007">
            <text:p>2007</text:p>
          </table:table-cell>
          <table:table-cell office:value-type="string">
            <text:p>Inkjet on laminate.</text:p>
          </table:table-cell>
          <table:table-cell table:number-columns-repeated="2"/>
          <table:table-cell office:value-type="string">
            <text:p>43 x 43 inches</text:p>
          </table:table-cell>
          <table:table-cell table:number-columns-repeated="4"/>
          <table:table-cell office:value-type="string">
            <text:p>Photoshop Gradient and Smudge Tool Demonstration </text:p>
          </table:table-cell>
          <table:table-cell/>
          <table:table-cell office:value-type="string">
            <text:p>photoshop-smudge-2007-016-digital-database-ih.jpg</text:p>
          </table:table-cell>
          <table:table-cell/>
          <table:table-cell office:value-type="float" office:value="2007">
            <text:p>2007</text:p>
          </table:table-cell>
          <table:table-cell table:number-columns-repeated="4"/>
        </table:table-row>
        <table:table-row table:style-name="ro1">
          <table:table-cell office:value-type="float" office:value="183">
            <text:p>183</text:p>
          </table:table-cell>
          <table:table-cell office:value-type="float" office:value="1">
            <text:p>1</text:p>
          </table:table-cell>
          <table:table-cell office:value-type="float" office:value="2">
            <text:p>2</text:p>
          </table:table-cell>
          <table:table-cell office:value-type="string">
            <text:p>2007-005 Samsung PS42Q7H Plasma Screen Burn</text:p>
          </table:table-cell>
          <table:table-cell office:value-type="string">
            <text:p>2007-005-samsung-ps42q7h-plasma-screen-burn1</text:p>
          </table:table-cell>
          <table:table-cell office:value-type="float" office:value="2007">
            <text:p>2007</text:p>
          </table:table-cell>
          <table:table-cell office:value-type="string">
            <text:p>Samsung PS42Q7H and DVD player</text:p>
          </table:table-cell>
          <table:table-cell table:number-columns-repeated="2"/>
          <table:table-cell office:value-type="string">
            <text:p>27.95 x 41.34 x 3.54 inches</text:p>
          </table:table-cell>
          <table:table-cell office:value-type="string">
            <text:p>&lt;p&gt;​Label text burned into a plasma monitor over time. &lt;/p&gt;</text:p>
          </table:table-cell>
          <table:table-cell table:number-columns-repeated="3"/>
          <table:table-cell office:value-type="string">
            <text:p>Samsung PS42Q7H Plasma Screen Burn</text:p>
          </table:table-cell>
          <table:table-cell/>
          <table:table-cell office:value-type="string">
            <text:p>samsung-PS42Q7H-plasma-burn-2007-005-full-database_1.jpg</text:p>
          </table:table-cell>
          <table:table-cell/>
          <table:table-cell office:value-type="float" office:value="2007">
            <text:p>2007</text:p>
          </table:table-cell>
          <table:table-cell table:number-columns-repeated="4"/>
        </table:table-row>
        <table:table-row table:style-name="ro1">
          <table:table-cell office:value-type="float" office:value="185">
            <text:p>185</text:p>
          </table:table-cell>
          <table:table-cell office:value-type="float" office:value="1">
            <text:p>1</text:p>
          </table:table-cell>
          <table:table-cell office:value-type="float" office:value="2">
            <text:p>2</text:p>
          </table:table-cell>
          <table:table-cell office:value-type="string">
            <text:p>2005-021 Super Landscape #1</text:p>
          </table:table-cell>
          <table:table-cell office:value-type="string">
            <text:p>2005-021-super-landscape-1</text:p>
          </table:table-cell>
          <table:table-cell office:value-type="float" office:value="2005">
            <text:p>2005</text:p>
          </table:table-cell>
          <table:table-cell office:value-type="string">
            <text:p>NES and Famicom Cartridge mods</text:p>
          </table:table-cell>
          <table:table-cell table:number-columns-repeated="3"/>
          <table:table-cell office:value-type="string">
            <text:p>​Landscape made from my projects Super Mario Clouds and F1 Racer.</text:p>
          </table:table-cell>
          <table:table-cell office:value-type="string">
            <text:p>​This wasn’t supposed to be a new thing, but after installing two of my projects together, Super Mario Clouds, and F1 Racer, I liked it so much, I decided it was a new project. But yeah, this is just two earlier things installed together.</text:p>
          </table:table-cell>
          <table:table-cell/>
          <table:table-cell office:value-type="string">
            <text:p>[7] [2002-001-super-mario-clouds] 2002-001 Super Mario Clouds</text:p>
            <text:p>[15] [2004-002-f1-racer-mod] 2004-002 F1 Racer Mod (aka Japanese Driving Game)</text:p>
            <text:p>[4228] [2013-196-quickoffice] 2013-196 QuickOffice</text:p>
            <text:p>[4281] [2015-068-quickoffice] 2015-068 QuickOffice</text:p>
          </table:table-cell>
          <table:table-cell office:value-type="string">
            <text:p>Super Landscape #1</text:p>
          </table:table-cell>
          <table:table-cell/>
          <table:table-cell office:value-type="string">
            <text:p>super-landscape-2005-021-install-database-migros-unknown.jpg</text:p>
          </table:table-cell>
          <table:table-cell/>
          <table:table-cell office:value-type="float" office:value="2005">
            <text:p>2005</text:p>
          </table:table-cell>
          <table:table-cell table:number-columns-repeated="4"/>
        </table:table-row>
        <table:table-row table:style-name="ro1">
          <table:table-cell office:value-type="float" office:value="187">
            <text:p>187</text:p>
          </table:table-cell>
          <table:table-cell office:value-type="float" office:value="1">
            <text:p>1</text:p>
          </table:table-cell>
          <table:table-cell office:value-type="float" office:value="2">
            <text:p>2</text:p>
          </table:table-cell>
          <table:table-cell office:value-type="string">
            <text:p>2004-003 Super Slow Tetris</text:p>
          </table:table-cell>
          <table:table-cell office:value-type="string">
            <text:p>2004-003-super-slow-tetris</text:p>
          </table:table-cell>
          <table:table-cell office:value-type="float" office:value="2004">
            <text:p>2004</text:p>
          </table:table-cell>
          <table:table-cell office:value-type="string">
            <text:p>Modded Tetris game cartridge</text:p>
          </table:table-cell>
          <table:table-cell table:number-columns-repeated="2"/>
          <table:table-cell office:value-type="string">
            <text:p>Dimensions variable</text:p>
          </table:table-cell>
          <table:table-cell office:value-type="string">
            <text:p>&lt;p&gt;​Tetris screwed.&lt;/p&gt;</text:p>
          </table:table-cell>
          <table:table-cell office:value-type="string">
            <text:p>&lt;p&gt;​This was originally called "Tetris Screwed". It takes about 8 hours for the blocks to fall in one complete game. At the same time, it is still possible to move them left and right, it just takes minutes for them to drop one pixel down on the screen. It's totally maddening! This I guess is a theme in a few of the things I have made which are interactive (see related works below for other upsetting interactive stuff). Also of note, for NES nerds out there, this was a binary hack, as the delay loop was written by hand in 6502 binary! Step to that!&lt;/p&gt;</text:p>
          </table:table-cell>
          <table:table-cell/>
          <table:table-cell office:value-type="string">
            <text:p>[17] 2004-006 Dooogle - 2004-006-dooogle</text:p>
            <text:p>[64] 2010-023 Composition #7 - 2010-023-composition-7</text:p>
            <text:p>[14] 2004-001 Space Invader - 2004-001-space-Invader</text:p>
          </table:table-cell>
          <table:table-cell office:value-type="string">
            <text:p>Super Slow Tetris</text:p>
          </table:table-cell>
          <table:table-cell/>
          <table:table-cell office:value-type="string">
            <text:p>super-slow-tetris-2004-003-cartridge-database-ih.jpg</text:p>
            <text:p>super-slow-tetris-2004-003-screenshot-3-database-ih.jpg</text:p>
            <text:p>super-slow-tetris-2004-003-screenshot-4-database-ih.jpg</text:p>
            <text:p>super-slow-tetris-2004-003-screenshot-5-database-ih.jpg</text:p>
            <text:p>super-slow-tetris-2004-003-screenshot-6-database-ih_1.jpg</text:p>
            <text:p>super-slow-tetris-2004-003-screenshot-7-database-ih.jpg</text:p>
            <text:p>super-slow-tetris-2004-003-screenshot-8-database-ih.jpg</text:p>
          </table:table-cell>
          <table:table-cell/>
          <table:table-cell office:value-type="float" office:value="2004">
            <text:p>2004</text:p>
          </table:table-cell>
          <table:table-cell table:number-columns-repeated="4"/>
        </table:table-row>
        <table:table-row table:style-name="ro1">
          <table:table-cell office:value-type="float" office:value="188">
            <text:p>188</text:p>
          </table:table-cell>
          <table:table-cell office:value-type="float" office:value="1">
            <text:p>1</text:p>
          </table:table-cell>
          <table:table-cell office:value-type="float" office:value="2">
            <text:p>2</text:p>
          </table:table-cell>
          <table:table-cell office:value-type="string">
            <text:p>2004-005 414-3-Rave-95</text:p>
          </table:table-cell>
          <table:table-cell office:value-type="string">
            <text:p>2004-005-414-3-rave-95</text:p>
          </table:table-cell>
          <table:table-cell office:value-type="float" office:value="2004">
            <text:p>2004</text:p>
          </table:table-cell>
          <table:table-cell office:value-type="string">
            <text:p>Video</text:p>
          </table:table-cell>
          <table:table-cell/>
          <table:table-cell office:value-type="string">
            <text:p>in collaboration with Frankie Martin</text:p>
          </table:table-cell>
          <table:table-cell office:value-type="string">
            <text:p>4:57</text:p>
          </table:table-cell>
          <table:table-cell office:value-type="string">
            <text:p>&lt;p&gt;​Dance dance revolution vid set to 2 Unlimited.&lt;/p&gt;</text:p>
          </table:table-cell>
          <table:table-cell table:number-columns-repeated="3"/>
          <table:table-cell office:value-type="string">
            <text:p>414-3-Rave-95</text:p>
          </table:table-cell>
          <table:table-cell/>
          <table:table-cell office:value-type="string">
            <text:p>rave-95-2004-005-still-1-database-ih.jpg</text:p>
          </table:table-cell>
          <table:table-cell/>
          <table:table-cell office:value-type="float" office:value="2004">
            <text:p>2004</text:p>
          </table:table-cell>
          <table:table-cell table:number-columns-repeated="4"/>
        </table:table-row>
        <table:table-row table:style-name="ro1">
          <table:table-cell office:value-type="float" office:value="189">
            <text:p>189</text:p>
          </table:table-cell>
          <table:table-cell office:value-type="float" office:value="1">
            <text:p>1</text:p>
          </table:table-cell>
          <table:table-cell office:value-type="float" office:value="2">
            <text:p>2</text:p>
          </table:table-cell>
          <table:table-cell office:value-type="string">
            <text:p>2004-025 Total Asshole Compression</text:p>
          </table:table-cell>
          <table:table-cell office:value-type="string">
            <text:p>2004-025-total-asshole-compression</text:p>
          </table:table-cell>
          <table:table-cell office:value-type="float" office:value="2004">
            <text:p>2004</text:p>
          </table:table-cell>
          <table:table-cell office:value-type="string">
            <text:p>Sharpie on CD-Rom and AOL booklets</text:p>
          </table:table-cell>
          <table:table-cell table:number-columns-repeated="2"/>
          <table:table-cell office:value-type="string">
            <text:p>8 x 5 inches</text:p>
          </table:table-cell>
          <table:table-cell office:value-type="string">
            <text:p>​“Edition” version of the Total Asshole Compression Software.</text:p>
          </table:table-cell>
          <table:table-cell office:value-type="string">
            <text:p>​These were modified (?) AOL booklets which contained the OSX compression software Total Asshole Compression. I would charge 5$ for them at my shows. Anyway, it is hard to remember, but these AOL booklets USED TO B EVERYWHERE. Now the only ones I have left r like this. </text:p>
          </table:table-cell>
          <table:table-cell/>
          <table:table-cell office:value-type="string">
            <text:p>[13] [2004-004-iron-maidens-number-of-the-beast-compressed-over-and-over] 2004-004 Iron Maidens “The Number of the Beast” compressed over and over as an mp3 666 times</text:p>
            <text:p>[18] [2004-010-total-asshole-compression] 2004-010 T.A.C. - Total Asshole Compression</text:p>
            <text:p>[43] [2007-007-on-c] 2007-007 On C</text:p>
          </table:table-cell>
          <table:table-cell office:value-type="string">
            <text:p>Total Asshole Compression</text:p>
          </table:table-cell>
          <table:table-cell/>
          <table:table-cell office:value-type="string">
            <text:p>tac-booklet-2005-025-full-database-ih.jpg</text:p>
          </table:table-cell>
          <table:table-cell office:value-type="string">
            <text:p>Booklet</text:p>
          </table:table-cell>
          <table:table-cell office:value-type="float" office:value="2005">
            <text:p>2005</text:p>
          </table:table-cell>
          <table:table-cell/>
          <table:table-cell office:value-type="string">
            <text:p>Radical Software Group</text:p>
          </table:table-cell>
          <table:table-cell table:number-columns-repeated="2"/>
        </table:table-row>
        <table:table-row table:style-name="ro1">
          <table:table-cell office:value-type="float" office:value="192">
            <text:p>192</text:p>
          </table:table-cell>
          <table:table-cell office:value-type="float" office:value="1">
            <text:p>1</text:p>
          </table:table-cell>
          <table:table-cell office:value-type="float" office:value="2">
            <text:p>2</text:p>
          </table:table-cell>
          <table:table-cell office:value-type="string">
            <text:p>2005-028 Migros Nintendo Mega Jam</text:p>
          </table:table-cell>
          <table:table-cell office:value-type="string">
            <text:p>2005-028-migros-nintendo-mega-jam</text:p>
          </table:table-cell>
          <table:table-cell office:value-type="float" office:value="2005">
            <text:p>2005</text:p>
          </table:table-cell>
          <table:table-cell office:value-type="string">
            <text:p>Sharpie on CDs.</text:p>
          </table:table-cell>
          <table:table-cell table:number-columns-repeated="3"/>
          <table:table-cell office:value-type="string">
            <text:p>Free CD given away during exhibition. Edition unknown. </text:p>
            <text:p/>
          </table:table-cell>
          <table:table-cell office:value-type="string">
            <text:p>&lt;p&gt;​​For a few years, 4 every show I did I had free CD takeaways with music on them (or were they 5$?, I can't remember). This CD was both given away, and played during a show I</text:p>
            <text:p/>
            <text:p>did at the Migros museum in 2005. The music was an improvisation on a Nintendo NES music sequencer I was working on at the time, and which would eventually power the music in a vid I made that year called Super Mario Movie.&amp;nbsp; :)&lt;/p&gt;</text:p>
          </table:table-cell>
          <table:table-cell/>
          <table:table-cell office:value-type="string">
            <text:p>[20] 2005-001 Super Mario Movie - supermariomovie</text:p>
          </table:table-cell>
          <table:table-cell office:value-type="string">
            <text:p>Migros MEGA JAM</text:p>
          </table:table-cell>
          <table:table-cell/>
          <table:table-cell office:value-type="string">
            <text:p>migros-jam-2005-028-full-database-ih.jpg</text:p>
          </table:table-cell>
          <table:table-cell/>
          <table:table-cell office:value-type="float" office:value="2005">
            <text:p>2005</text:p>
          </table:table-cell>
          <table:table-cell table:number-columns-repeated="4"/>
        </table:table-row>
        <table:table-row table:style-name="ro1">
          <table:table-cell office:value-type="float" office:value="210">
            <text:p>210</text:p>
          </table:table-cell>
          <table:table-cell office:value-type="float" office:value="1">
            <text:p>1</text:p>
          </table:table-cell>
          <table:table-cell office:value-type="float" office:value="2">
            <text:p>2</text:p>
          </table:table-cell>
          <table:table-cell office:value-type="string">
            <text:p>2008-003 Permanent Vacation</text:p>
          </table:table-cell>
          <table:table-cell office:value-type="string">
            <text:p>2008-003-permanent-vacation</text:p>
          </table:table-cell>
          <table:table-cell office:value-type="float" office:value="2008">
            <text:p>2008</text:p>
          </table:table-cell>
          <table:table-cell office:value-type="string">
            <text:p>Two Imac computers, router, (optional) two IKEA tables and Aeron chairs</text:p>
          </table:table-cell>
          <table:table-cell table:number-columns-repeated="3"/>
          <table:table-cell office:value-type="string">
            <text:p>​2 computers stuck in an out of office email loop.</text:p>
          </table:table-cell>
          <table:table-cell table:number-columns-repeated="2"/>
          <table:table-cell office:value-type="string">
            <text:p>[169] [2007-017-permanent-vacation] 2007-017 Permanent Vacation</text:p>
          </table:table-cell>
          <table:table-cell office:value-type="string">
            <text:p>Permanent Vacation</text:p>
          </table:table-cell>
          <table:table-cell/>
          <table:table-cell office:value-type="string">
            <text:p>permanent-vacation-2008-003-install-Heart-01-database-SM.jpg</text:p>
          </table:table-cell>
          <table:table-cell/>
          <table:table-cell office:value-type="float" office:value="2008">
            <text:p>2008</text:p>
          </table:table-cell>
          <table:table-cell table:number-columns-repeated="4"/>
        </table:table-row>
        <table:table-row table:style-name="ro1">
          <table:table-cell office:value-type="float" office:value="211">
            <text:p>211</text:p>
          </table:table-cell>
          <table:table-cell office:value-type="float" office:value="1">
            <text:p>1</text:p>
          </table:table-cell>
          <table:table-cell office:value-type="float" office:value="2">
            <text:p>2</text:p>
          </table:table-cell>
          <table:table-cell office:value-type="string">
            <text:p>2008-057 Sony FWD-42PV1 Plasma Burn</text:p>
          </table:table-cell>
          <table:table-cell office:value-type="string">
            <text:p>2008-057-sony-fwd-42pv1-plasma-burn</text:p>
          </table:table-cell>
          <table:table-cell office:value-type="float" office:value="2008">
            <text:p>2008</text:p>
          </table:table-cell>
          <table:table-cell office:value-type="string">
            <text:p>Sony FWD-42PV1 Monitor and DVD player</text:p>
          </table:table-cell>
          <table:table-cell table:number-columns-repeated="2"/>
          <table:table-cell office:value-type="string">
            <text:p>26 x 41 x 12 inches</text:p>
          </table:table-cell>
          <table:table-cell table:number-columns-repeated="4"/>
          <table:table-cell office:value-type="string">
            <text:p>Sony FWD-42PV1 Plasma Burn</text:p>
          </table:table-cell>
          <table:table-cell/>
          <table:table-cell office:value-type="string">
            <text:p>burn-2008-057-full-database-UG.jpg</text:p>
          </table:table-cell>
          <table:table-cell/>
          <table:table-cell office:value-type="float" office:value="2008">
            <text:p>2008</text:p>
          </table:table-cell>
          <table:table-cell table:number-columns-repeated="4"/>
        </table:table-row>
        <table:table-row table:style-name="ro1">
          <table:table-cell office:value-type="float" office:value="213">
            <text:p>213</text:p>
          </table:table-cell>
          <table:table-cell office:value-type="float" office:value="1">
            <text:p>1</text:p>
          </table:table-cell>
          <table:table-cell office:value-type="float" office:value="2">
            <text:p>2</text:p>
          </table:table-cell>
          <table:table-cell office:value-type="string">
            <text:p>2008-012 Monoprint 1</text:p>
          </table:table-cell>
          <table:table-cell office:value-type="string">
            <text:p>2008-012-monoprint-1</text:p>
          </table:table-cell>
          <table:table-cell office:value-type="float" office:value="2008">
            <text:p>2008</text:p>
          </table:table-cell>
          <table:table-cell office:value-type="string">
            <text:p>Unique three-color process silkscreen on custom watermarked paper</text:p>
          </table:table-cell>
          <table:table-cell table:number-columns-repeated="2"/>
          <table:table-cell office:value-type="string">
            <text:p>42 x 32 inches</text:p>
          </table:table-cell>
          <table:table-cell office:value-type="string">
            <text:p>&lt;p&gt;​Poorly done C-M-Y silkscreens.&lt;/p&gt;</text:p>
          </table:table-cell>
          <table:table-cell table:number-columns-repeated="3"/>
          <table:table-cell office:value-type="string">
            <text:p>Monoprint 1 </text:p>
          </table:table-cell>
          <table:table-cell/>
          <table:table-cell office:value-type="string">
            <text:p>Monotprint-1-2008-012-full-press-IH.jpg</text:p>
          </table:table-cell>
          <table:table-cell/>
          <table:table-cell office:value-type="float" office:value="2008">
            <text:p>2008</text:p>
          </table:table-cell>
          <table:table-cell table:number-columns-repeated="4"/>
        </table:table-row>
        <table:table-row table:style-name="ro1">
          <table:table-cell office:value-type="float" office:value="214">
            <text:p>214</text:p>
          </table:table-cell>
          <table:table-cell office:value-type="float" office:value="1">
            <text:p>1</text:p>
          </table:table-cell>
          <table:table-cell office:value-type="float" office:value="2">
            <text:p>2</text:p>
          </table:table-cell>
          <table:table-cell office:value-type="string">
            <text:p>2008-013 Monoprint 2</text:p>
          </table:table-cell>
          <table:table-cell office:value-type="string">
            <text:p>2008-013-monoprint-2</text:p>
          </table:table-cell>
          <table:table-cell office:value-type="float" office:value="2008">
            <text:p>2008</text:p>
          </table:table-cell>
          <table:table-cell office:value-type="string">
            <text:p>Unique three-color process silkscreen on custom watermarked paper</text:p>
          </table:table-cell>
          <table:table-cell table:number-columns-repeated="2"/>
          <table:table-cell office:value-type="string">
            <text:p>42 x 32 inches</text:p>
          </table:table-cell>
          <table:table-cell office:value-type="string">
            <text:p>&lt;p&gt;Poorly done C-M-Y silkscreens.&lt;/p&gt;</text:p>
          </table:table-cell>
          <table:table-cell table:number-columns-repeated="3"/>
          <table:table-cell office:value-type="string">
            <text:p>Monoprint 2 </text:p>
          </table:table-cell>
          <table:table-cell/>
          <table:table-cell office:value-type="string">
            <text:p>Monoprint-2-2008-013-full-database-ih.jpg</text:p>
          </table:table-cell>
          <table:table-cell/>
          <table:table-cell office:value-type="float" office:value="2008">
            <text:p>2008</text:p>
          </table:table-cell>
          <table:table-cell table:number-columns-repeated="4"/>
        </table:table-row>
        <table:table-row table:style-name="ro1">
          <table:table-cell office:value-type="float" office:value="215">
            <text:p>215</text:p>
          </table:table-cell>
          <table:table-cell office:value-type="float" office:value="1">
            <text:p>1</text:p>
          </table:table-cell>
          <table:table-cell office:value-type="float" office:value="2">
            <text:p>2</text:p>
          </table:table-cell>
          <table:table-cell office:value-type="string">
            <text:p>2008-014 Monoprint 3</text:p>
          </table:table-cell>
          <table:table-cell office:value-type="string">
            <text:p>2008-014-monoprint-3</text:p>
          </table:table-cell>
          <table:table-cell office:value-type="float" office:value="2008">
            <text:p>2008</text:p>
          </table:table-cell>
          <table:table-cell office:value-type="string">
            <text:p>Unique three-color process silkscreen on custom watermarked paper</text:p>
          </table:table-cell>
          <table:table-cell table:number-columns-repeated="2"/>
          <table:table-cell office:value-type="string">
            <text:p>42 x 32 inches</text:p>
          </table:table-cell>
          <table:table-cell table:number-columns-repeated="4"/>
          <table:table-cell office:value-type="string">
            <text:p>Monoprint 3</text:p>
          </table:table-cell>
          <table:table-cell/>
          <table:table-cell office:value-type="string">
            <text:p>Monoprint-3-2008-014-full-press-ih.jpg</text:p>
          </table:table-cell>
          <table:table-cell/>
          <table:table-cell office:value-type="float" office:value="2008">
            <text:p>2008</text:p>
          </table:table-cell>
          <table:table-cell table:number-columns-repeated="4"/>
        </table:table-row>
        <table:table-row table:style-name="ro1">
          <table:table-cell office:value-type="float" office:value="216">
            <text:p>216</text:p>
          </table:table-cell>
          <table:table-cell office:value-type="float" office:value="1">
            <text:p>1</text:p>
          </table:table-cell>
          <table:table-cell office:value-type="float" office:value="2">
            <text:p>2</text:p>
          </table:table-cell>
          <table:table-cell office:value-type="string">
            <text:p>2008-015 Monoprint 4</text:p>
          </table:table-cell>
          <table:table-cell office:value-type="string">
            <text:p>2008-015-monoprint</text:p>
          </table:table-cell>
          <table:table-cell office:value-type="float" office:value="2008">
            <text:p>2008</text:p>
          </table:table-cell>
          <table:table-cell office:value-type="string">
            <text:p>Unique three-color process silkscreen on custom watermarked paper</text:p>
          </table:table-cell>
          <table:table-cell table:number-columns-repeated="2"/>
          <table:table-cell office:value-type="string">
            <text:p>42 x 32 inches</text:p>
          </table:table-cell>
          <table:table-cell table:number-columns-repeated="4"/>
          <table:table-cell office:value-type="string">
            <text:p>Monoprint 4</text:p>
          </table:table-cell>
          <table:table-cell/>
          <table:table-cell office:value-type="string">
            <text:p>monoprint-4-2008-015-full-1-database-ih.jpg</text:p>
          </table:table-cell>
          <table:table-cell/>
          <table:table-cell office:value-type="float" office:value="2008">
            <text:p>2008</text:p>
          </table:table-cell>
          <table:table-cell table:number-columns-repeated="4"/>
        </table:table-row>
        <table:table-row table:style-name="ro1">
          <table:table-cell office:value-type="float" office:value="217">
            <text:p>217</text:p>
          </table:table-cell>
          <table:table-cell office:value-type="float" office:value="1">
            <text:p>1</text:p>
          </table:table-cell>
          <table:table-cell office:value-type="float" office:value="2">
            <text:p>2</text:p>
          </table:table-cell>
          <table:table-cell office:value-type="string">
            <text:p>2008-016 Monoprint 5</text:p>
          </table:table-cell>
          <table:table-cell office:value-type="string">
            <text:p>2008-016-monoprint-5</text:p>
          </table:table-cell>
          <table:table-cell office:value-type="float" office:value="2008">
            <text:p>2008</text:p>
          </table:table-cell>
          <table:table-cell office:value-type="string">
            <text:p>Unique three-color process silkscreen on custom watermarked paper</text:p>
          </table:table-cell>
          <table:table-cell table:number-columns-repeated="2"/>
          <table:table-cell office:value-type="string">
            <text:p>42 x 32 inches</text:p>
          </table:table-cell>
          <table:table-cell office:value-type="string">
            <text:p>&lt;p&gt;​Poorly done C-M-Y silkscreens.&lt;/p&gt;</text:p>
          </table:table-cell>
          <table:table-cell table:number-columns-repeated="3"/>
          <table:table-cell office:value-type="string">
            <text:p>Monoprint 5 </text:p>
          </table:table-cell>
          <table:table-cell/>
          <table:table-cell office:value-type="string">
            <text:p>Monoprint-5-2008-016-full-database-IH_1.jpg</text:p>
          </table:table-cell>
          <table:table-cell/>
          <table:table-cell office:value-type="float" office:value="2008">
            <text:p>2008</text:p>
          </table:table-cell>
          <table:table-cell table:number-columns-repeated="4"/>
        </table:table-row>
        <table:table-row table:style-name="ro1">
          <table:table-cell office:value-type="float" office:value="219">
            <text:p>219</text:p>
          </table:table-cell>
          <table:table-cell office:value-type="float" office:value="1">
            <text:p>1</text:p>
          </table:table-cell>
          <table:table-cell office:value-type="float" office:value="2">
            <text:p>2</text:p>
          </table:table-cell>
          <table:table-cell office:value-type="string">
            <text:p>2008-001 Photoshop CS</text:p>
          </table:table-cell>
          <table:table-cell office:value-type="string">
            <text:p>2008-001-photoshop-cs</text:p>
          </table:table-cell>
          <table:table-cell office:value-type="float" office:value="2008">
            <text:p>2008</text:p>
          </table:table-cell>
          <table:table-cell office:value-type="string">
            <text:p>Chromogenic print</text:p>
          </table:table-cell>
          <table:table-cell table:number-columns-repeated="2"/>
          <table:table-cell office:value-type="string">
            <text:p>110 x 72 inches</text:p>
          </table:table-cell>
          <table:table-cell table:number-columns-repeated="4"/>
          <table:table-cell office:value-type="string">
            <text:p>Photoshop CS: 110 by 72 inches, 300 DPI, RGB, square pixels, default gradient "Spectrum", mousedown y=1098 x=1749.9, mouseup y=0 x=4160</text:p>
          </table:table-cell>
          <table:table-cell/>
          <table:table-cell office:value-type="string">
            <text:p>photoshop-cs-2008-001-full-1-database-qm.jpg</text:p>
          </table:table-cell>
          <table:table-cell/>
          <table:table-cell office:value-type="float" office:value="2008">
            <text:p>2008</text:p>
          </table:table-cell>
          <table:table-cell table:number-columns-repeated="4"/>
        </table:table-row>
        <table:table-row table:style-name="ro1">
          <table:table-cell office:value-type="float" office:value="220">
            <text:p>220</text:p>
          </table:table-cell>
          <table:table-cell office:value-type="float" office:value="1">
            <text:p>1</text:p>
          </table:table-cell>
          <table:table-cell office:value-type="float" office:value="2">
            <text:p>2</text:p>
          </table:table-cell>
          <table:table-cell office:value-type="string">
            <text:p>2003-001 Totally Fucked</text:p>
          </table:table-cell>
          <table:table-cell office:value-type="string">
            <text:p>2003-001-totally-fucked</text:p>
          </table:table-cell>
          <table:table-cell office:value-type="float" office:value="2003">
            <text:p>2003</text:p>
          </table:table-cell>
          <table:table-cell office:value-type="string">
            <text:p>Modded Super Mario Brothers cartridge</text:p>
          </table:table-cell>
          <table:table-cell table:number-columns-repeated="3"/>
          <table:table-cell office:value-type="string">
            <text:p>​Super Mario stuck on a cube.</text:p>
          </table:table-cell>
          <table:table-cell office:value-type="string">
            <text:p>​This one is an infinite loop of Mario stuck on a cube. A year later I cribbed this scene for the beginning of Paper Rad and I’s Super Mario Movie. I have hardly ever shown this, but it is one of my favourites. Also, of note, I lost the source code, ROM, and nearly everything associated with the project shortly after making it in 2003. In my defence, I had just turned 25, and well, just wasn’t very organised (my studio at this point was still under my loft bed). Anyway, sometime many years later, I found the actual finished version in a pile of old ROM chips. In 2013 - as I was long out of the 6502 game - I gave it 2 Todd Bailey / Andrew Reitano of Narrat1ve who sucked the data off of the ROM, and reconstructed the .NES emulator file. Thx again guys!&amp;nbsp;</text:p>
          </table:table-cell>
          <table:table-cell/>
          <table:table-cell office:value-type="string">
            <text:p>[20] [2005-001-super-mario-movie] 2005-001 Super Mario Movie</text:p>
          </table:table-cell>
          <table:table-cell office:value-type="string">
            <text:p>Totally Fucked</text:p>
          </table:table-cell>
          <table:table-cell/>
          <table:table-cell office:value-type="string">
            <text:p>fucked-2003-001-cartridge-database-ih.jpg</text:p>
            <text:p>fucked-2003-001-still-2-database-ih.jpg</text:p>
            <text:p>fucked-2003-001-still-3-database-ih.jpg</text:p>
          </table:table-cell>
          <table:table-cell/>
          <table:table-cell office:value-type="float" office:value="2003">
            <text:p>2003</text:p>
          </table:table-cell>
          <table:table-cell office:value-type="string">
            <text:p>totally-fucked-2003-001-master.nes.zip</text:p>
          </table:table-cell>
          <table:table-cell/>
          <table:table-cell office:value-type="string">
            <text:p>[4511] [totally-fucked] Totally Fucked (Code)</text:p>
          </table:table-cell>
          <table:table-cell/>
        </table:table-row>
        <table:table-row table:style-name="ro1">
          <table:table-cell office:value-type="float" office:value="222">
            <text:p>222</text:p>
          </table:table-cell>
          <table:table-cell office:value-type="float" office:value="1">
            <text:p>1</text:p>
          </table:table-cell>
          <table:table-cell office:value-type="float" office:value="2">
            <text:p>2</text:p>
          </table:table-cell>
          <table:table-cell office:value-type="string">
            <text:p>2009-004 Photoshop CS</text:p>
          </table:table-cell>
          <table:table-cell office:value-type="string">
            <text:p>2009-004-photoshop-cs</text:p>
          </table:table-cell>
          <table:table-cell office:value-type="float" office:value="2009">
            <text:p>2009</text:p>
          </table:table-cell>
          <table:table-cell office:value-type="string">
            <text:p>Chromogenic print</text:p>
          </table:table-cell>
          <table:table-cell table:number-columns-repeated="2"/>
          <table:table-cell office:value-type="string">
            <text:p>72 x 110 inches</text:p>
          </table:table-cell>
          <table:table-cell table:number-columns-repeated="4"/>
          <table:table-cell office:value-type="string">
            <text:p>Photoshop CS: 72 by 110 inches, 300 DPI, RGB, square pixels, default gradient "Spectrum", mousedown y=1416 x=1000, mouseup y=208 x=42</text:p>
          </table:table-cell>
          <table:table-cell/>
          <table:table-cell office:value-type="string">
            <text:p>photoshop-cs-2009-004-full-database-sb.jpg</text:p>
          </table:table-cell>
          <table:table-cell/>
          <table:table-cell office:value-type="float" office:value="2009">
            <text:p>2009</text:p>
          </table:table-cell>
          <table:table-cell table:number-columns-repeated="4"/>
        </table:table-row>
        <table:table-row table:style-name="ro1">
          <table:table-cell office:value-type="float" office:value="223">
            <text:p>223</text:p>
          </table:table-cell>
          <table:table-cell office:value-type="float" office:value="1">
            <text:p>1</text:p>
          </table:table-cell>
          <table:table-cell office:value-type="float" office:value="2">
            <text:p>2</text:p>
          </table:table-cell>
          <table:table-cell office:value-type="string">
            <text:p>2009-006 Photoshop CS</text:p>
          </table:table-cell>
          <table:table-cell office:value-type="string">
            <text:p>2009-006-photoshop-cs</text:p>
          </table:table-cell>
          <table:table-cell office:value-type="float" office:value="2009">
            <text:p>2009</text:p>
          </table:table-cell>
          <table:table-cell office:value-type="string">
            <text:p>Chromogenic print</text:p>
          </table:table-cell>
          <table:table-cell table:number-columns-repeated="2"/>
          <table:table-cell office:value-type="string">
            <text:p>84 x 66 inches</text:p>
          </table:table-cell>
          <table:table-cell table:number-columns-repeated="4"/>
          <table:table-cell office:value-type="string">
            <text:p>Photoshop CS: 84 by 66 inches, 300 DPI, RGB, square pixels, default gradient "Spectrum", mousedown y=8900 x=15600, mouseup y=13800 x=0</text:p>
          </table:table-cell>
          <table:table-cell/>
          <table:table-cell office:value-type="string">
            <text:p>photoshop-cs-2009-006-full-cropped-database-Team.jpg</text:p>
          </table:table-cell>
          <table:table-cell/>
          <table:table-cell office:value-type="float" office:value="2009">
            <text:p>2009</text:p>
          </table:table-cell>
          <table:table-cell table:number-columns-repeated="4"/>
        </table:table-row>
        <table:table-row table:style-name="ro1">
          <table:table-cell office:value-type="float" office:value="226">
            <text:p>226</text:p>
          </table:table-cell>
          <table:table-cell office:value-type="float" office:value="1">
            <text:p>1</text:p>
          </table:table-cell>
          <table:table-cell office:value-type="float" office:value="2">
            <text:p>2</text:p>
          </table:table-cell>
          <table:table-cell office:value-type="string">
            <text:p>2010-016 sc00037204</text:p>
          </table:table-cell>
          <table:table-cell office:value-type="string">
            <text:p>2010-016-sc00037204</text:p>
          </table:table-cell>
          <table:table-cell office:value-type="float" office:value="2010">
            <text:p>2010</text:p>
          </table:table-cell>
          <table:table-cell office:value-type="string">
            <text:p>Pen on All Purpose Security Paper (Grey) #24 bond</text:p>
          </table:table-cell>
          <table:table-cell table:number-columns-repeated="2"/>
          <table:table-cell office:value-type="string">
            <text:p>11 x 8.5 inches</text:p>
          </table:table-cell>
          <table:table-cell table:number-columns-repeated="4"/>
          <table:table-cell office:value-type="string">
            <text:p>sc00037204</text:p>
          </table:table-cell>
          <table:table-cell/>
          <table:table-cell office:value-type="string">
            <text:p>cadliner-drawing-2010-016-digital-database-ih_1.jpg</text:p>
          </table:table-cell>
          <table:table-cell/>
          <table:table-cell office:value-type="float" office:value="2010">
            <text:p>2010</text:p>
          </table:table-cell>
          <table:table-cell table:number-columns-repeated="4"/>
        </table:table-row>
        <table:table-row table:style-name="ro1">
          <table:table-cell office:value-type="float" office:value="227">
            <text:p>227</text:p>
          </table:table-cell>
          <table:table-cell office:value-type="float" office:value="1">
            <text:p>1</text:p>
          </table:table-cell>
          <table:table-cell office:value-type="float" office:value="2">
            <text:p>2</text:p>
          </table:table-cell>
          <table:table-cell office:value-type="string">
            <text:p>2010-015 sc00035633</text:p>
          </table:table-cell>
          <table:table-cell office:value-type="string">
            <text:p>2010-015-sc00035633</text:p>
          </table:table-cell>
          <table:table-cell office:value-type="float" office:value="2010">
            <text:p>2010</text:p>
          </table:table-cell>
          <table:table-cell office:value-type="string">
            <text:p>Pen on All Purpose Security Paper (Grey) #24 bond</text:p>
          </table:table-cell>
          <table:table-cell table:number-columns-repeated="2"/>
          <table:table-cell office:value-type="string">
            <text:p>11 x 8.5 inches</text:p>
          </table:table-cell>
          <table:table-cell table:number-columns-repeated="4"/>
          <table:table-cell office:value-type="string">
            <text:p>sc00035633</text:p>
          </table:table-cell>
          <table:table-cell/>
          <table:table-cell office:value-type="string">
            <text:p>cadliner-drawing-2010-015-digital-database-ih_1.jpg</text:p>
          </table:table-cell>
          <table:table-cell/>
          <table:table-cell office:value-type="float" office:value="2010">
            <text:p>2010</text:p>
          </table:table-cell>
          <table:table-cell table:number-columns-repeated="4"/>
        </table:table-row>
        <table:table-row table:style-name="ro1">
          <table:table-cell office:value-type="float" office:value="228">
            <text:p>228</text:p>
          </table:table-cell>
          <table:table-cell office:value-type="float" office:value="1">
            <text:p>1</text:p>
          </table:table-cell>
          <table:table-cell office:value-type="float" office:value="2">
            <text:p>2</text:p>
          </table:table-cell>
          <table:table-cell office:value-type="string">
            <text:p>2010-014 sc00033529</text:p>
          </table:table-cell>
          <table:table-cell office:value-type="string">
            <text:p>2010-014-sc00033529</text:p>
          </table:table-cell>
          <table:table-cell office:value-type="float" office:value="2010">
            <text:p>2010</text:p>
          </table:table-cell>
          <table:table-cell office:value-type="string">
            <text:p>Pen on All Purpose Security Paper (Grey) #24 bond</text:p>
          </table:table-cell>
          <table:table-cell table:number-columns-repeated="2"/>
          <table:table-cell office:value-type="string">
            <text:p>11 x 8.5 inches</text:p>
          </table:table-cell>
          <table:table-cell table:number-columns-repeated="4"/>
          <table:table-cell office:value-type="string">
            <text:p>sc00033529</text:p>
          </table:table-cell>
          <table:table-cell/>
          <table:table-cell office:value-type="string">
            <text:p>cadliner-drawing-2010-014-digital-database-ih_1.jpg</text:p>
          </table:table-cell>
          <table:table-cell/>
          <table:table-cell office:value-type="float" office:value="2010">
            <text:p>2010</text:p>
          </table:table-cell>
          <table:table-cell table:number-columns-repeated="4"/>
        </table:table-row>
        <table:table-row table:style-name="ro1">
          <table:table-cell office:value-type="float" office:value="229">
            <text:p>229</text:p>
          </table:table-cell>
          <table:table-cell office:value-type="float" office:value="1">
            <text:p>1</text:p>
          </table:table-cell>
          <table:table-cell office:value-type="float" office:value="2">
            <text:p>2</text:p>
          </table:table-cell>
          <table:table-cell office:value-type="string">
            <text:p>2010-013 sc0003181a</text:p>
          </table:table-cell>
          <table:table-cell office:value-type="string">
            <text:p>2010-013-sc0003181a</text:p>
          </table:table-cell>
          <table:table-cell office:value-type="float" office:value="2010">
            <text:p>2010</text:p>
          </table:table-cell>
          <table:table-cell office:value-type="string">
            <text:p>Pen on All Purpose Security Paper (Grey) #24 bond</text:p>
          </table:table-cell>
          <table:table-cell table:number-columns-repeated="2"/>
          <table:table-cell office:value-type="string">
            <text:p>11 x 8.5 inches</text:p>
          </table:table-cell>
          <table:table-cell table:number-columns-repeated="4"/>
          <table:table-cell office:value-type="string">
            <text:p>sc0003181a</text:p>
          </table:table-cell>
          <table:table-cell/>
          <table:table-cell office:value-type="string">
            <text:p>cadliner-drawing-2010-013-digital-database-ih_1.jpg</text:p>
          </table:table-cell>
          <table:table-cell/>
          <table:table-cell office:value-type="float" office:value="2010">
            <text:p>2010</text:p>
          </table:table-cell>
          <table:table-cell table:number-columns-repeated="4"/>
        </table:table-row>
        <table:table-row table:style-name="ro1">
          <table:table-cell office:value-type="float" office:value="230">
            <text:p>230</text:p>
          </table:table-cell>
          <table:table-cell office:value-type="float" office:value="1">
            <text:p>1</text:p>
          </table:table-cell>
          <table:table-cell office:value-type="float" office:value="2">
            <text:p>2</text:p>
          </table:table-cell>
          <table:table-cell office:value-type="string">
            <text:p>2010-012 sc00028f93</text:p>
          </table:table-cell>
          <table:table-cell office:value-type="string">
            <text:p>2010-012-sc00028f93</text:p>
          </table:table-cell>
          <table:table-cell office:value-type="float" office:value="2010">
            <text:p>2010</text:p>
          </table:table-cell>
          <table:table-cell office:value-type="string">
            <text:p>Pen on All Purpose Security Paper (Grey) #24 bond</text:p>
          </table:table-cell>
          <table:table-cell table:number-columns-repeated="2"/>
          <table:table-cell office:value-type="string">
            <text:p>11 x 8.5 inches</text:p>
          </table:table-cell>
          <table:table-cell table:number-columns-repeated="4"/>
          <table:table-cell office:value-type="string">
            <text:p>sc00028f93</text:p>
          </table:table-cell>
          <table:table-cell/>
          <table:table-cell office:value-type="string">
            <text:p>cadliner-drawing-2010-012-digital-database-ih_1.jpg</text:p>
          </table:table-cell>
          <table:table-cell/>
          <table:table-cell office:value-type="float" office:value="2010">
            <text:p>2010</text:p>
          </table:table-cell>
          <table:table-cell table:number-columns-repeated="4"/>
        </table:table-row>
        <table:table-row table:style-name="ro1">
          <table:table-cell office:value-type="float" office:value="231">
            <text:p>231</text:p>
          </table:table-cell>
          <table:table-cell office:value-type="float" office:value="1">
            <text:p>1</text:p>
          </table:table-cell>
          <table:table-cell office:value-type="float" office:value="2">
            <text:p>2</text:p>
          </table:table-cell>
          <table:table-cell office:value-type="string">
            <text:p>2010-011 sc0002f901</text:p>
          </table:table-cell>
          <table:table-cell office:value-type="string">
            <text:p>2010-011-sc0002f901</text:p>
          </table:table-cell>
          <table:table-cell office:value-type="float" office:value="2010">
            <text:p>2010</text:p>
          </table:table-cell>
          <table:table-cell office:value-type="string">
            <text:p>Pen on All Purpose Security Paper (Grey) #24 bond</text:p>
          </table:table-cell>
          <table:table-cell table:number-columns-repeated="2"/>
          <table:table-cell office:value-type="string">
            <text:p>11 x 8.5 inches</text:p>
          </table:table-cell>
          <table:table-cell table:number-columns-repeated="4"/>
          <table:table-cell office:value-type="string">
            <text:p>sc0002f901</text:p>
          </table:table-cell>
          <table:table-cell/>
          <table:table-cell office:value-type="string">
            <text:p>cadliner-drawing-2010-011-digital-database-ih_1.jpg</text:p>
          </table:table-cell>
          <table:table-cell/>
          <table:table-cell office:value-type="float" office:value="2010">
            <text:p>2010</text:p>
          </table:table-cell>
          <table:table-cell table:number-columns-repeated="4"/>
        </table:table-row>
        <table:table-row table:style-name="ro1">
          <table:table-cell office:value-type="float" office:value="234">
            <text:p>234</text:p>
          </table:table-cell>
          <table:table-cell office:value-type="float" office:value="1">
            <text:p>1</text:p>
          </table:table-cell>
          <table:table-cell office:value-type="float" office:value="2">
            <text:p>2</text:p>
          </table:table-cell>
          <table:table-cell office:value-type="string">
            <text:p>2010-007 Maxell</text:p>
          </table:table-cell>
          <table:table-cell office:value-type="string">
            <text:p>2010-007-maxell</text:p>
          </table:table-cell>
          <table:table-cell office:value-type="float" office:value="2010">
            <text:p>2010</text:p>
          </table:table-cell>
          <table:table-cell office:value-type="string">
            <text:p>Chromogenic print</text:p>
          </table:table-cell>
          <table:table-cell table:number-columns-repeated="3"/>
          <table:table-cell office:value-type="string">
            <text:p>&lt;p&gt;​12-inch record covers scanned on an consumer scanner. &lt;/p&gt;</text:p>
          </table:table-cell>
          <table:table-cell table:number-columns-repeated="3"/>
          <table:table-cell office:value-type="string">
            <text:p>Maxell</text:p>
          </table:table-cell>
          <table:table-cell/>
          <table:table-cell office:value-type="string">
            <text:p>Maxell-2010-007-digital-1-database-ih.jpg</text:p>
            <text:p>Maxell-2010-007-digital-2-database-ih.jpg</text:p>
            <text:p>Maxell-2010-007-digital-3-database-ih.jpg</text:p>
            <text:p>Maxell-2010-007-digital-4-database-ih.jpg</text:p>
          </table:table-cell>
          <table:table-cell/>
          <table:table-cell office:value-type="float" office:value="2010">
            <text:p>2010</text:p>
          </table:table-cell>
          <table:table-cell table:number-columns-repeated="4"/>
        </table:table-row>
        <table:table-row table:style-name="ro1">
          <table:table-cell office:value-type="float" office:value="235">
            <text:p>235</text:p>
          </table:table-cell>
          <table:table-cell office:value-type="float" office:value="1">
            <text:p>1</text:p>
          </table:table-cell>
          <table:table-cell office:value-type="float" office:value="2">
            <text:p>2</text:p>
          </table:table-cell>
          <table:table-cell office:value-type="string">
            <text:p>2011-158 asdfgh</text:p>
          </table:table-cell>
          <table:table-cell office:value-type="string">
            <text:p>2011-158-asdfgh</text:p>
          </table:table-cell>
          <table:table-cell office:value-type="float" office:value="2011">
            <text:p>2011</text:p>
          </table:table-cell>
          <table:table-cell office:value-type="string">
            <text:p>Composition for contra bassoon.</text:p>
          </table:table-cell>
          <table:table-cell table:number-columns-repeated="3"/>
          <table:table-cell office:value-type="string">
            <text:p>&lt;p&gt;About 2 minutes of some random scribbling in a music notation program. :)&lt;/p&gt;</text:p>
          </table:table-cell>
          <table:table-cell table:number-columns-repeated="3"/>
          <table:table-cell office:value-type="string">
            <text:p>asdfgh</text:p>
          </table:table-cell>
          <table:table-cell/>
          <table:table-cell office:value-type="string">
            <text:p>asdfgh-2011-158-digital-database-ih.jpg</text:p>
          </table:table-cell>
          <table:table-cell/>
          <table:table-cell office:value-type="float" office:value="2011">
            <text:p>2011</text:p>
          </table:table-cell>
          <table:table-cell office:value-type="string">
            <text:p>{filedir_4}asdfgh.pdf</text:p>
          </table:table-cell>
          <table:table-cell table:number-columns-repeated="3"/>
        </table:table-row>
        <table:table-row table:style-name="ro1">
          <table:table-cell office:value-type="float" office:value="236">
            <text:p>236</text:p>
          </table:table-cell>
          <table:table-cell office:value-type="float" office:value="1">
            <text:p>1</text:p>
          </table:table-cell>
          <table:table-cell office:value-type="float" office:value="2">
            <text:p>2</text:p>
          </table:table-cell>
          <table:table-cell office:value-type="string">
            <text:p>2006-007 The Boys Are Back</text:p>
          </table:table-cell>
          <table:table-cell office:value-type="string">
            <text:p>2006-007-the-boys-are-back</text:p>
          </table:table-cell>
          <table:table-cell office:value-type="float" office:value="2006">
            <text:p>2006</text:p>
          </table:table-cell>
          <table:table-cell office:value-type="string">
            <text:p>Composition for solo piano</text:p>
          </table:table-cell>
          <table:table-cell table:number-columns-repeated="3"/>
          <table:table-cell office:value-type="string">
            <text:p>&lt;p&gt;Just my favorite part of the Elton song. FYI. &lt;/p&gt;</text:p>
          </table:table-cell>
          <table:table-cell table:number-columns-repeated="3"/>
          <table:table-cell office:value-type="string">
            <text:p>The Boys Are Back</text:p>
          </table:table-cell>
          <table:table-cell/>
          <table:table-cell office:value-type="string">
            <text:p>The_Boys_Are_Back_2006_007_database_IH.jpg</text:p>
          </table:table-cell>
          <table:table-cell/>
          <table:table-cell office:value-type="float" office:value="2006">
            <text:p>2006</text:p>
          </table:table-cell>
          <table:table-cell office:value-type="string">
            <text:p>{filedir_4}cory_arcangel_boys_r_back.pdf</text:p>
          </table:table-cell>
          <table:table-cell table:number-columns-repeated="3"/>
        </table:table-row>
        <table:table-row table:style-name="ro1">
          <table:table-cell office:value-type="float" office:value="2144">
            <text:p>2144</text:p>
          </table:table-cell>
          <table:table-cell office:value-type="float" office:value="1">
            <text:p>1</text:p>
          </table:table-cell>
          <table:table-cell office:value-type="float" office:value="2">
            <text:p>2</text:p>
          </table:table-cell>
          <table:table-cell office:value-type="string">
            <text:p>2009-057 Deterioration, They Said (Exhibition Catalog)</text:p>
          </table:table-cell>
          <table:table-cell office:value-type="string">
            <text:p>2009-057-deterioration-they-said-exhibition-catalog</text:p>
          </table:table-cell>
          <table:table-cell office:value-type="float" office:value="2009">
            <text:p>2009</text:p>
          </table:table-cell>
          <table:table-cell office:value-type="string">
            <text:p>Exhibition Catalog</text:p>
          </table:table-cell>
          <table:table-cell table:number-columns-repeated="2"/>
          <table:table-cell office:value-type="string">
            <text:p>11.5 x 8.5 x 0.75 inches</text:p>
          </table:table-cell>
          <table:table-cell office:value-type="string">
            <text:p>&lt;p&gt;​Group show catalog @ the Migros.&amp;nbsp;&lt;/p&gt;</text:p>
          </table:table-cell>
          <table:table-cell office:value-type="string">
            <text:p>&lt;p&gt;​This isn't specifically a catalog of mine, but of a group show at the Migros Museum w/ Ryan Trecartin, Paperrad and Co, and Shana Moulton. Anyway, its worth your time if u can find it.&amp;nbsp;&lt;/p&gt;</text:p>
          </table:table-cell>
          <table:table-cell table:number-columns-repeated="2"/>
          <table:table-cell office:value-type="string">
            <text:p>Deterioration, They Said</text:p>
          </table:table-cell>
          <table:table-cell/>
          <table:table-cell office:value-type="string">
            <text:p>2012-057-deterioration-they-said-full-database-ih.jpg</text:p>
          </table:table-cell>
          <table:table-cell office:value-type="string">
            <text:p>(Exhibition Catalog)</text:p>
          </table:table-cell>
          <table:table-cell office:value-type="float" office:value="2009">
            <text:p>2009</text:p>
          </table:table-cell>
          <table:table-cell table:number-columns-repeated="4"/>
        </table:table-row>
        <table:table-row table:style-name="ro1">
          <table:table-cell office:value-type="float" office:value="2145">
            <text:p>2145</text:p>
          </table:table-cell>
          <table:table-cell office:value-type="float" office:value="1">
            <text:p>1</text:p>
          </table:table-cell>
          <table:table-cell office:value-type="float" office:value="2">
            <text:p>2</text:p>
          </table:table-cell>
          <table:table-cell office:value-type="string">
            <text:p>2010-132 The Sharper Image (Exhibition Catalog)</text:p>
          </table:table-cell>
          <table:table-cell office:value-type="string">
            <text:p>2010-132-the-sharper-image-exhibition-catalog</text:p>
          </table:table-cell>
          <table:table-cell office:value-type="float" office:value="2010">
            <text:p>2010</text:p>
          </table:table-cell>
          <table:table-cell office:value-type="string">
            <text:p>Publication</text:p>
          </table:table-cell>
          <table:table-cell table:number-columns-repeated="2"/>
          <table:table-cell office:value-type="string">
            <text:p>6 x 9 x 0.35 inches</text:p>
          </table:table-cell>
          <table:table-cell table:number-columns-repeated="4"/>
          <table:table-cell office:value-type="string">
            <text:p>The Sharper Image</text:p>
          </table:table-cell>
          <table:table-cell/>
          <table:table-cell office:value-type="string">
            <text:p>2010-132-sharper-image-catalog-full-1-database-ih.jpg</text:p>
          </table:table-cell>
          <table:table-cell office:value-type="string">
            <text:p>(Exhibition Catalog)</text:p>
          </table:table-cell>
          <table:table-cell office:value-type="float" office:value="2010">
            <text:p>2010</text:p>
          </table:table-cell>
          <table:table-cell table:number-columns-repeated="4"/>
        </table:table-row>
        <table:table-row table:style-name="ro1">
          <table:table-cell office:value-type="float" office:value="2147">
            <text:p>2147</text:p>
          </table:table-cell>
          <table:table-cell office:value-type="float" office:value="1">
            <text:p>1</text:p>
          </table:table-cell>
          <table:table-cell office:value-type="float" office:value="2">
            <text:p>2</text:p>
          </table:table-cell>
          <table:table-cell office:value-type="string">
            <text:p>2008-082 A Couple Thousand Short Films about Glenn Gould (Publication)</text:p>
          </table:table-cell>
          <table:table-cell office:value-type="string">
            <text:p>2008-082-a-couple-thousand-short-films-about-glenn-gould-publication</text:p>
          </table:table-cell>
          <table:table-cell office:value-type="float" office:value="2008">
            <text:p>2008</text:p>
          </table:table-cell>
          <table:table-cell office:value-type="string">
            <text:p>Publication</text:p>
          </table:table-cell>
          <table:table-cell table:number-columns-repeated="2"/>
          <table:table-cell office:value-type="string">
            <text:p>7.75 x 5 x 0.75</text:p>
          </table:table-cell>
          <table:table-cell table:number-columns-repeated="3"/>
          <table:table-cell office:value-type="string">
            <text:p>[41] 2007-006 A Couple Thousand Short Films About Glenn Gould - 2007-006-a-couple-thousand-short-films-about-glenn-gould</text:p>
            <text:p>[43] 2007-007 On C - 2007-007-on-c</text:p>
          </table:table-cell>
          <table:table-cell office:value-type="string">
            <text:p>A Couple Thousand Short Films about Glenn Gould </text:p>
          </table:table-cell>
          <table:table-cell/>
          <table:table-cell office:value-type="string">
            <text:p>glenn-gould-2008-082-full-1-press-ih.jpg</text:p>
          </table:table-cell>
          <table:table-cell office:value-type="string">
            <text:p>(Publication)</text:p>
          </table:table-cell>
          <table:table-cell office:value-type="float" office:value="2008">
            <text:p>2008</text:p>
          </table:table-cell>
          <table:table-cell/>
          <table:table-cell office:value-type="string">
            <text:p>Dexter Sinister</text:p>
          </table:table-cell>
          <table:table-cell office:value-type="string">
            <text:p>[2196] Gould Pro (Code) - code-gould-pro</text:p>
          </table:table-cell>
          <table:table-cell/>
        </table:table-row>
        <table:table-row table:style-name="ro1">
          <table:table-cell office:value-type="float" office:value="2148">
            <text:p>2148</text:p>
          </table:table-cell>
          <table:table-cell office:value-type="float" office:value="1">
            <text:p>1</text:p>
          </table:table-cell>
          <table:table-cell office:value-type="float" office:value="2">
            <text:p>2</text:p>
          </table:table-cell>
          <table:table-cell office:value-type="string">
            <text:p>2005-032 Cory Arcangel (Monograph)</text:p>
          </table:table-cell>
          <table:table-cell office:value-type="string">
            <text:p>2006-032-cory-arcangel-monograph</text:p>
          </table:table-cell>
          <table:table-cell office:value-type="float" office:value="2006">
            <text:p>2006</text:p>
          </table:table-cell>
          <table:table-cell table:number-columns-repeated="3"/>
          <table:table-cell office:value-type="string">
            <text:p>9.25 x 6.5 x 0.35 inches</text:p>
          </table:table-cell>
          <table:table-cell table:number-columns-repeated="4"/>
          <table:table-cell office:value-type="string">
            <text:p>Cory Arcangel </text:p>
          </table:table-cell>
          <table:table-cell/>
          <table:table-cell office:value-type="string">
            <text:p>2005-032-migros-monograph-full-database-ih.jpg</text:p>
          </table:table-cell>
          <table:table-cell office:value-type="string">
            <text:p>(Monograph)</text:p>
          </table:table-cell>
          <table:table-cell office:value-type="float" office:value="2006">
            <text:p>2006</text:p>
          </table:table-cell>
          <table:table-cell table:number-columns-repeated="4"/>
        </table:table-row>
        <table:table-row table:style-name="ro1">
          <table:table-cell office:value-type="float" office:value="2149">
            <text:p>2149</text:p>
          </table:table-cell>
          <table:table-cell office:value-type="float" office:value="1">
            <text:p>1</text:p>
          </table:table-cell>
          <table:table-cell office:value-type="float" office:value="2">
            <text:p>2</text:p>
          </table:table-cell>
          <table:table-cell office:value-type="string">
            <text:p>2009-054 Colors Personal Edition</text:p>
          </table:table-cell>
          <table:table-cell office:value-type="string">
            <text:p>2009-054-colors-personal-edition</text:p>
          </table:table-cell>
          <table:table-cell office:value-type="float" office:value="2009">
            <text:p>2009</text:p>
          </table:table-cell>
          <table:table-cell office:value-type="string">
            <text:p>OSX Software</text:p>
          </table:table-cell>
          <table:table-cell table:number-columns-repeated="3"/>
          <table:table-cell office:value-type="string">
            <text:p>&lt;p&gt;Software 2 play a quicktime movie one horizontal line of pixels at a time.&lt;/p&gt;</text:p>
          </table:table-cell>
          <table:table-cell/>
          <table:table-cell office:value-type="string">
            <text:p>http://colors-personal-edition.coryarcangel.com/</text:p>
          </table:table-cell>
          <table:table-cell office:value-type="string">
            <text:p>[33] 2006-004 Colors - 2006-004-colors</text:p>
          </table:table-cell>
          <table:table-cell office:value-type="string">
            <text:p>Colors Personal Edition</text:p>
          </table:table-cell>
          <table:table-cell/>
          <table:table-cell office:value-type="string">
            <text:p>colors-2009-054-detail-2-database-ih.jpg</text:p>
          </table:table-cell>
          <table:table-cell/>
          <table:table-cell office:value-type="float" office:value="2009">
            <text:p>2009</text:p>
          </table:table-cell>
          <table:table-cell table:number-columns-repeated="2"/>
          <table:table-cell office:value-type="string">
            <text:p>[2194] Colors Personal Edition - code-colors-personal-edition</text:p>
          </table:table-cell>
          <table:table-cell/>
        </table:table-row>
        <table:table-row table:style-name="ro1">
          <table:table-cell office:value-type="float" office:value="2189">
            <text:p>2189</text:p>
          </table:table-cell>
          <table:table-cell office:value-type="float" office:value="1">
            <text:p>1</text:p>
          </table:table-cell>
          <table:table-cell office:value-type="float" office:value="2">
            <text:p>2</text:p>
          </table:table-cell>
          <table:table-cell office:value-type="string">
            <text:p>2008-069 Reproduction</text:p>
          </table:table-cell>
          <table:table-cell office:value-type="string">
            <text:p>2008-069-reproduction</text:p>
          </table:table-cell>
          <table:table-cell office:value-type="float" office:value="2008">
            <text:p>2008</text:p>
          </table:table-cell>
          <table:table-cell office:value-type="string">
            <text:p>One turntable Dj Set</text:p>
          </table:table-cell>
          <table:table-cell table:number-columns-repeated="3"/>
          <table:table-cell office:value-type="string">
            <text:p>&lt;p&gt;​Dj Set performed Nov 17th, 2012 @ ICA Phillie as part of Ooga Booga’s Excursus installation.&lt;/p&gt;</text:p>
          </table:table-cell>
          <table:table-cell table:number-columns-repeated="2"/>
          <table:table-cell office:value-type="string">
            <text:p>[2147] 2008-082 A Couple Thousand Short Films about Glenn Gould (Publication) - 2008-082-a-couple-thousand-short-films-about-glenn-gould-publication</text:p>
          </table:table-cell>
          <table:table-cell office:value-type="string">
            <text:p>Reproduction</text:p>
          </table:table-cell>
          <table:table-cell/>
          <table:table-cell office:value-type="string">
            <text:p>reproduction-dj-set-2008-069-performance-view-excursus-3-database-ak.jpg</text:p>
          </table:table-cell>
          <table:table-cell/>
          <table:table-cell office:value-type="float" office:value="2012">
            <text:p>2012</text:p>
          </table:table-cell>
          <table:table-cell table:number-columns-repeated="4"/>
        </table:table-row>
        <table:table-row table:style-name="ro1">
          <table:table-cell office:value-type="float" office:value="2192">
            <text:p>2192</text:p>
          </table:table-cell>
          <table:table-cell office:value-type="float" office:value="1">
            <text:p>1</text:p>
          </table:table-cell>
          <table:table-cell office:value-type="float" office:value="2">
            <text:p>2</text:p>
          </table:table-cell>
          <table:table-cell office:value-type="string">
            <text:p>2012-042 Akron &amp; Cincinnati (Code)</text:p>
          </table:table-cell>
          <table:table-cell office:value-type="string">
            <text:p>code-akron-cincinnati</text:p>
          </table:table-cell>
          <table:table-cell office:value-type="float" office:value="2012">
            <text:p>2012</text:p>
          </table:table-cell>
          <table:table-cell office:value-type="string">
            <text:p>Perl Script</text:p>
          </table:table-cell>
          <table:table-cell table:number-columns-repeated="3"/>
          <table:table-cell office:value-type="string">
            <text:p>​Fake social network travel script :)</text:p>
          </table:table-cell>
          <table:table-cell table:number-columns-repeated="3"/>
          <table:table-cell office:value-type="string">
            <text:p>Akron &amp; Cincinnati</text:p>
          </table:table-cell>
          <table:table-cell/>
          <table:table-cell office:value-type="string">
            <text:p>perl.gif</text:p>
          </table:table-cell>
          <table:table-cell office:value-type="string">
            <text:p>(Code)</text:p>
          </table:table-cell>
          <table:table-cell office:value-type="float" office:value="2012">
            <text:p>2012</text:p>
          </table:table-cell>
          <table:table-cell table:number-columns-repeated="4"/>
        </table:table-row>
        <table:table-row table:style-name="ro1">
          <table:table-cell office:value-type="float" office:value="2193">
            <text:p>2193</text:p>
          </table:table-cell>
          <table:table-cell office:value-type="float" office:value="1">
            <text:p>1</text:p>
          </table:table-cell>
          <table:table-cell office:value-type="float" office:value="2">
            <text:p>2</text:p>
          </table:table-cell>
          <table:table-cell office:value-type="string">
            <text:p>Iron Maiden’s “The Number of the Beast” compressed over and over as an mp3 666 times (Code)</text:p>
          </table:table-cell>
          <table:table-cell office:value-type="string">
            <text:p>code-maiden-666</text:p>
          </table:table-cell>
          <table:table-cell office:value-type="float" office:value="2004">
            <text:p>2004</text:p>
          </table:table-cell>
          <table:table-cell table:number-columns-repeated="7"/>
          <table:table-cell office:value-type="string">
            <text:p>[13] [maiden] 2004-004 Iron Maidens “The Number of the Beast” compressed over and over as an mp3 666 times</text:p>
            <text:p>[4215] [2013-134-the-source-issue-8-six-sixty-six] 2013-134 The Source Issue 8 Six Sixty Six</text:p>
          </table:table-cell>
          <table:table-cell office:value-type="string">
            <text:p>Iron Maiden’s “The Number of the Beast” compressed over and over as an mp3 666 times</text:p>
          </table:table-cell>
          <table:table-cell/>
          <table:table-cell office:value-type="string">
            <text:p>perl.gif</text:p>
          </table:table-cell>
          <table:table-cell office:value-type="string">
            <text:p>(Code)</text:p>
          </table:table-cell>
          <table:table-cell office:value-type="float" office:value="2004">
            <text:p>2004</text:p>
          </table:table-cell>
          <table:table-cell table:number-columns-repeated="4"/>
        </table:table-row>
        <table:table-row table:style-name="ro1">
          <table:table-cell office:value-type="float" office:value="2194">
            <text:p>2194</text:p>
          </table:table-cell>
          <table:table-cell office:value-type="float" office:value="1">
            <text:p>1</text:p>
          </table:table-cell>
          <table:table-cell office:value-type="float" office:value="2">
            <text:p>2</text:p>
          </table:table-cell>
          <table:table-cell office:value-type="string">
            <text:p>Colors Personal Edition (Code)</text:p>
          </table:table-cell>
          <table:table-cell office:value-type="string">
            <text:p>code-colors-personal-edition</text:p>
          </table:table-cell>
          <table:table-cell office:value-type="float" office:value="2009">
            <text:p>2009</text:p>
          </table:table-cell>
          <table:table-cell table:number-columns-repeated="7"/>
          <table:table-cell office:value-type="string">
            <text:p>[2149] [2009-054-colors-personal-edition] 2009-054 Colors Personal Edition</text:p>
          </table:table-cell>
          <table:table-cell office:value-type="string">
            <text:p>Colors Personal Edition</text:p>
          </table:table-cell>
          <table:table-cell/>
          <table:table-cell office:value-type="string">
            <text:p>Obj-C.gif</text:p>
          </table:table-cell>
          <table:table-cell office:value-type="string">
            <text:p>(Code)</text:p>
          </table:table-cell>
          <table:table-cell office:value-type="float" office:value="2009">
            <text:p>2009</text:p>
          </table:table-cell>
          <table:table-cell table:number-columns-repeated="4"/>
        </table:table-row>
        <table:table-row table:style-name="ro1">
          <table:table-cell office:value-type="float" office:value="2195">
            <text:p>2195</text:p>
          </table:table-cell>
          <table:table-cell office:value-type="float" office:value="1">
            <text:p>1</text:p>
          </table:table-cell>
          <table:table-cell office:value-type="float" office:value="2">
            <text:p>2</text:p>
          </table:table-cell>
          <table:table-cell office:value-type="string">
            <text:p>F1 Racer (Code)</text:p>
          </table:table-cell>
          <table:table-cell office:value-type="string">
            <text:p>code-f1-racer</text:p>
          </table:table-cell>
          <table:table-cell office:value-type="float" office:value="2004">
            <text:p>2004</text:p>
          </table:table-cell>
          <table:table-cell table:number-columns-repeated="7"/>
          <table:table-cell office:value-type="string">
            <text:p>[15] [2004-002-f1-racer-mod] 2004-002 F1 Racer Mod (aka Japanese Driving Game)</text:p>
          </table:table-cell>
          <table:table-cell office:value-type="string">
            <text:p>F1 Racer</text:p>
          </table:table-cell>
          <table:table-cell/>
          <table:table-cell office:value-type="string">
            <text:p>6502.gif</text:p>
          </table:table-cell>
          <table:table-cell office:value-type="string">
            <text:p>(Code)</text:p>
          </table:table-cell>
          <table:table-cell office:value-type="float" office:value="2004">
            <text:p>2004</text:p>
          </table:table-cell>
          <table:table-cell table:number-columns-repeated="4"/>
        </table:table-row>
        <table:table-row table:style-name="ro1">
          <table:table-cell office:value-type="float" office:value="2196">
            <text:p>2196</text:p>
          </table:table-cell>
          <table:table-cell office:value-type="float" office:value="1">
            <text:p>1</text:p>
          </table:table-cell>
          <table:table-cell office:value-type="float" office:value="2">
            <text:p>2</text:p>
          </table:table-cell>
          <table:table-cell office:value-type="string">
            <text:p>Gould Pro (Code)</text:p>
          </table:table-cell>
          <table:table-cell office:value-type="string">
            <text:p>code-gould-pro</text:p>
          </table:table-cell>
          <table:table-cell office:value-type="float" office:value="2007">
            <text:p>2007</text:p>
          </table:table-cell>
          <table:table-cell table:number-columns-repeated="7"/>
          <table:table-cell office:value-type="string">
            <text:p>[41] [2007-006-a-couple-thousand-short-films-about-glenn-gould] 2007-006 A Couple Thousand Short Films About Glenn Gould</text:p>
            <text:p>[52] [dreiklavierstucke] 2009-003 Drei Klavierstücke op. 11</text:p>
            <text:p>[101] [2011-022-paganini-caprice-no-5] 2011-022 Paganini Caprice No. 5</text:p>
          </table:table-cell>
          <table:table-cell office:value-type="string">
            <text:p>Gould Pro</text:p>
          </table:table-cell>
          <table:table-cell/>
          <table:table-cell office:value-type="string">
            <text:p>perl.gif</text:p>
          </table:table-cell>
          <table:table-cell office:value-type="string">
            <text:p>(Code)</text:p>
          </table:table-cell>
          <table:table-cell office:value-type="float" office:value="2011">
            <text:p>2011</text:p>
          </table:table-cell>
          <table:table-cell table:number-columns-repeated="4"/>
        </table:table-row>
        <table:table-row table:style-name="ro1">
          <table:table-cell office:value-type="float" office:value="2197">
            <text:p>2197</text:p>
          </table:table-cell>
          <table:table-cell office:value-type="float" office:value="1">
            <text:p>1</text:p>
          </table:table-cell>
          <table:table-cell office:value-type="float" office:value="2">
            <text:p>2</text:p>
          </table:table-cell>
          <table:table-cell office:value-type="string">
            <text:p>Pizza Party (Code)</text:p>
          </table:table-cell>
          <table:table-cell office:value-type="string">
            <text:p>code-pizza-party</text:p>
          </table:table-cell>
          <table:table-cell office:value-type="float" office:value="2004">
            <text:p>2004</text:p>
          </table:table-cell>
          <table:table-cell table:number-columns-repeated="7"/>
          <table:table-cell office:value-type="string">
            <text:p>[4114] [2013-138-the-source-pizza-party] 2013 138 The Source Pizza Party</text:p>
          </table:table-cell>
          <table:table-cell office:value-type="string">
            <text:p>Pizza Party</text:p>
          </table:table-cell>
          <table:table-cell/>
          <table:table-cell office:value-type="string">
            <text:p>perl.gif</text:p>
          </table:table-cell>
          <table:table-cell office:value-type="string">
            <text:p>(Code)</text:p>
          </table:table-cell>
          <table:table-cell office:value-type="float" office:value="2004">
            <text:p>2004</text:p>
          </table:table-cell>
          <table:table-cell table:number-columns-repeated="4"/>
        </table:table-row>
        <table:table-row table:style-name="ro1">
          <table:table-cell office:value-type="float" office:value="2198">
            <text:p>2198</text:p>
          </table:table-cell>
          <table:table-cell office:value-type="float" office:value="1">
            <text:p>1</text:p>
          </table:table-cell>
          <table:table-cell office:value-type="float" office:value="2">
            <text:p>2</text:p>
          </table:table-cell>
          <table:table-cell office:value-type="string">
            <text:p>Super Mario Clouds (Code)</text:p>
          </table:table-cell>
          <table:table-cell office:value-type="string">
            <text:p>code-super-mario-clouds</text:p>
          </table:table-cell>
          <table:table-cell office:value-type="float" office:value="2002">
            <text:p>2002</text:p>
          </table:table-cell>
          <table:table-cell table:number-columns-repeated="7"/>
          <table:table-cell office:value-type="string">
            <text:p>[7] [supermarioclouds] 2002-001 Super Mario Clouds</text:p>
          </table:table-cell>
          <table:table-cell office:value-type="string">
            <text:p>Super Mario Clouds</text:p>
          </table:table-cell>
          <table:table-cell/>
          <table:table-cell office:value-type="string">
            <text:p>6502.gif</text:p>
          </table:table-cell>
          <table:table-cell office:value-type="string">
            <text:p>(Code)</text:p>
          </table:table-cell>
          <table:table-cell office:value-type="float" office:value="2009">
            <text:p>2009</text:p>
          </table:table-cell>
          <table:table-cell table:number-columns-repeated="4"/>
        </table:table-row>
        <table:table-row table:style-name="ro1">
          <table:table-cell office:value-type="float" office:value="2199">
            <text:p>2199</text:p>
          </table:table-cell>
          <table:table-cell office:value-type="float" office:value="1">
            <text:p>1</text:p>
          </table:table-cell>
          <table:table-cell office:value-type="float" office:value="2">
            <text:p>2</text:p>
          </table:table-cell>
          <table:table-cell office:value-type="string">
            <text:p>Super Mario Movie (Code)</text:p>
          </table:table-cell>
          <table:table-cell office:value-type="string">
            <text:p>code-super-mario-movie</text:p>
          </table:table-cell>
          <table:table-cell office:value-type="float" office:value="2004">
            <text:p>2004</text:p>
          </table:table-cell>
          <table:table-cell table:number-columns-repeated="7"/>
          <table:table-cell office:value-type="string">
            <text:p>[20] [supermariomovie] 2005-001 Super Mario Movie</text:p>
          </table:table-cell>
          <table:table-cell office:value-type="string">
            <text:p>Super Mario Movie</text:p>
          </table:table-cell>
          <table:table-cell/>
          <table:table-cell office:value-type="string">
            <text:p>6502.gif</text:p>
          </table:table-cell>
          <table:table-cell office:value-type="string">
            <text:p>(Code)</text:p>
          </table:table-cell>
          <table:table-cell office:value-type="float" office:value="2005">
            <text:p>2005</text:p>
          </table:table-cell>
          <table:table-cell table:number-columns-repeated="4"/>
        </table:table-row>
        <table:table-row table:style-name="ro1">
          <table:table-cell office:value-type="float" office:value="2200">
            <text:p>2200</text:p>
          </table:table-cell>
          <table:table-cell office:value-type="float" office:value="1">
            <text:p>1</text:p>
          </table:table-cell>
          <table:table-cell office:value-type="float" office:value="2">
            <text:p>2</text:p>
          </table:table-cell>
          <table:table-cell office:value-type="string">
            <text:p>Hp-Pen-Plotter-Hello-World (Code)</text:p>
          </table:table-cell>
          <table:table-cell office:value-type="string">
            <text:p>code-hp-pen-plotter-hello-world</text:p>
          </table:table-cell>
          <table:table-cell office:value-type="float" office:value="2009">
            <text:p>2009</text:p>
          </table:table-cell>
          <table:table-cell table:number-columns-repeated="7"/>
          <table:table-cell office:value-type="string">
            <text:p>[56] [2009-033-hello-world] 2009-033 Hello World</text:p>
            <text:p>[57] [2009-034-hello-world] 2009-034 Hello World</text:p>
            <text:p>[58] [2009-035-hello-world] 2009-035 Hello World</text:p>
            <text:p>[59] [2009-036-hello-world] 2009-036 Hello World</text:p>
            <text:p>[60] [2009-037-hello-world] 2009-037 Hello World</text:p>
            <text:p>[4213] [2013-137-the-source-hello-world-pen-plotter] 2013-137 The Source Hello World Pen Plotter</text:p>
          </table:table-cell>
          <table:table-cell office:value-type="string">
            <text:p>Hp-Pen-Plotter-Hello-World</text:p>
          </table:table-cell>
          <table:table-cell/>
          <table:table-cell office:value-type="string">
            <text:p>perl.gif</text:p>
          </table:table-cell>
          <table:table-cell office:value-type="string">
            <text:p>(Code)</text:p>
          </table:table-cell>
          <table:table-cell office:value-type="float" office:value="2009">
            <text:p>2009</text:p>
          </table:table-cell>
          <table:table-cell table:number-columns-repeated="4"/>
        </table:table-row>
        <table:table-row table:style-name="ro1">
          <table:table-cell office:value-type="float" office:value="2201">
            <text:p>2201</text:p>
          </table:table-cell>
          <table:table-cell office:value-type="float" office:value="1">
            <text:p>1</text:p>
          </table:table-cell>
          <table:table-cell office:value-type="float" office:value="2">
            <text:p>2</text:p>
          </table:table-cell>
          <table:table-cell office:value-type="string">
            <text:p>What A Misunderstanding! (Code)</text:p>
          </table:table-cell>
          <table:table-cell office:value-type="string">
            <text:p>code-what-a-misunderstanding</text:p>
          </table:table-cell>
          <table:table-cell office:value-type="float" office:value="2009">
            <text:p>2009</text:p>
          </table:table-cell>
          <table:table-cell table:number-columns-repeated="7"/>
          <table:table-cell office:value-type="string">
            <text:p>[55] [2009-046-what-a-misunderstanding-art] 2009-046 What a Misunderstanding!</text:p>
          </table:table-cell>
          <table:table-cell office:value-type="string">
            <text:p>What A Misunderstanding! </text:p>
          </table:table-cell>
          <table:table-cell/>
          <table:table-cell office:value-type="string">
            <text:p>perl.gif</text:p>
          </table:table-cell>
          <table:table-cell office:value-type="string">
            <text:p>(Code)</text:p>
          </table:table-cell>
          <table:table-cell office:value-type="float" office:value="2009">
            <text:p>2009</text:p>
          </table:table-cell>
          <table:table-cell table:number-columns-repeated="4"/>
        </table:table-row>
        <table:table-row table:style-name="ro1">
          <table:table-cell office:value-type="float" office:value="2202">
            <text:p>2202</text:p>
          </table:table-cell>
          <table:table-cell office:value-type="float" office:value="1">
            <text:p>1</text:p>
          </table:table-cell>
          <table:table-cell office:value-type="float" office:value="2">
            <text:p>2</text:p>
          </table:table-cell>
          <table:table-cell office:value-type="string">
            <text:p>Desktop Wireform (Code)</text:p>
          </table:table-cell>
          <table:table-cell office:value-type="string">
            <text:p>code-desktop-wireform</text:p>
          </table:table-cell>
          <table:table-cell office:value-type="float" office:value="2010">
            <text:p>2010</text:p>
          </table:table-cell>
          <table:table-cell table:number-columns-repeated="7"/>
          <table:table-cell office:value-type="string">
            <text:p>[109] [2011-102-hello-world] 2011-102 Hello World</text:p>
            <text:p>[111] [2011-103-hello-world] 2011-103 Hello World</text:p>
            <text:p>[117] [2011-099-hello-world] 2011-099 Hello World</text:p>
            <text:p>[149] [2010-081-hello-world] 2010-081 Hello World</text:p>
            <text:p>[4111] [2013-117-the-source-desktop-wireform] 2013 117 The Source Desktop Wireform</text:p>
          </table:table-cell>
          <table:table-cell office:value-type="string">
            <text:p>Desktop Wireform</text:p>
          </table:table-cell>
          <table:table-cell/>
          <table:table-cell office:value-type="string">
            <text:p>perl.gif</text:p>
          </table:table-cell>
          <table:table-cell office:value-type="string">
            <text:p>(Code)</text:p>
          </table:table-cell>
          <table:table-cell office:value-type="float" office:value="2010">
            <text:p>2010</text:p>
          </table:table-cell>
          <table:table-cell table:number-columns-repeated="4"/>
        </table:table-row>
        <table:table-row table:style-name="ro1">
          <table:table-cell office:value-type="float" office:value="2203">
            <text:p>2203</text:p>
          </table:table-cell>
          <table:table-cell office:value-type="float" office:value="1">
            <text:p>1</text:p>
          </table:table-cell>
          <table:table-cell office:value-type="float" office:value="2">
            <text:p>2</text:p>
          </table:table-cell>
          <table:table-cell office:value-type="string">
            <text:p>Dooogle (Code)</text:p>
          </table:table-cell>
          <table:table-cell office:value-type="string">
            <text:p>code-dooogle</text:p>
          </table:table-cell>
          <table:table-cell office:value-type="float" office:value="2004">
            <text:p>2004</text:p>
          </table:table-cell>
          <table:table-cell table:number-columns-repeated="7"/>
          <table:table-cell office:value-type="string">
            <text:p>[17] [2004-006-dooogle] 2004-006 Dooogle</text:p>
            <text:p>[4214] [2013-140-the-source-issue-7-dooogle] 2013-140 The Source Issue 7 Dooogle</text:p>
          </table:table-cell>
          <table:table-cell office:value-type="string">
            <text:p>Dooogle</text:p>
          </table:table-cell>
          <table:table-cell/>
          <table:table-cell office:value-type="string">
            <text:p>php.gif</text:p>
          </table:table-cell>
          <table:table-cell office:value-type="string">
            <text:p>(Code)</text:p>
          </table:table-cell>
          <table:table-cell office:value-type="float" office:value="2004">
            <text:p>2004</text:p>
          </table:table-cell>
          <table:table-cell table:number-columns-repeated="4"/>
        </table:table-row>
        <table:table-row table:style-name="ro1">
          <table:table-cell office:value-type="float" office:value="2204">
            <text:p>2204</text:p>
          </table:table-cell>
          <table:table-cell office:value-type="float" office:value="1">
            <text:p>1</text:p>
          </table:table-cell>
          <table:table-cell office:value-type="float" office:value="2">
            <text:p>2</text:p>
          </table:table-cell>
          <table:table-cell office:value-type="string">
            <text:p>2012-027 More Details</text:p>
          </table:table-cell>
          <table:table-cell office:value-type="string">
            <text:p>2012-027-more-details</text:p>
          </table:table-cell>
          <table:table-cell office:value-type="float" office:value="2012">
            <text:p>2012</text:p>
          </table:table-cell>
          <table:table-cell office:value-type="string">
            <text:p>Tic-tacs, Mercedes-Benz Concept Style Coupé</text:p>
          </table:table-cell>
          <table:table-cell table:number-columns-repeated="2"/>
          <table:table-cell office:value-type="string">
            <text:p>Variable</text:p>
          </table:table-cell>
          <table:table-cell office:value-type="string">
            <text:p>&lt;p&gt;​A handful of tic-tacs thrown under the front seat of a Mercedes,....:)&lt;/p&gt;</text:p>
          </table:table-cell>
          <table:table-cell office:value-type="string">
            <text:p>&lt;p&gt;So yeah, this was just some tic tacs thrown under the front seat of a Mercedes,.. it wz in a show at MOCA LA (curated by Mike D!) I think it is my personal highlight of 2012. If you have a Mercedes and are interested in this work - aka having some tic tacs thrown under your front seat - please contact me using the contact on the ABOUT page of this site. Thanks and looking forward to hearing from you ! :)&lt;/p&gt;</text:p>
          </table:table-cell>
          <table:table-cell table:number-columns-repeated="2"/>
          <table:table-cell office:value-type="string">
            <text:p>More Detials</text:p>
          </table:table-cell>
          <table:table-cell/>
          <table:table-cell office:value-type="string">
            <text:p>more-details-2012-027-detail-2-database-JT-Moca.jpg</text:p>
            <text:p>more-details-2012-027-detail-database-PC.jpg</text:p>
            <text:p>more-details-2012-027-full-1-database-SK.jpg</text:p>
          </table:table-cell>
          <table:table-cell/>
          <table:table-cell office:value-type="float" office:value="2012">
            <text:p>2012</text:p>
          </table:table-cell>
          <table:table-cell table:number-columns-repeated="4"/>
        </table:table-row>
        <table:table-row table:style-name="ro1">
          <table:table-cell office:value-type="float" office:value="2205">
            <text:p>2205</text:p>
          </table:table-cell>
          <table:table-cell office:value-type="float" office:value="1">
            <text:p>1</text:p>
          </table:table-cell>
          <table:table-cell office:value-type="float" office:value="2">
            <text:p>2</text:p>
          </table:table-cell>
          <table:table-cell office:value-type="string">
            <text:p>2012-066 Working On My Novel (Twitter Feed)</text:p>
          </table:table-cell>
          <table:table-cell office:value-type="string">
            <text:p>2012-066-working-on-my-novel</text:p>
          </table:table-cell>
          <table:table-cell office:value-type="float" office:value="2012">
            <text:p>2012</text:p>
          </table:table-cell>
          <table:table-cell office:value-type="string">
            <text:p>Twitter Account</text:p>
          </table:table-cell>
          <table:table-cell table:number-columns-repeated="3"/>
          <table:table-cell office:value-type="string">
            <text:p>​Twitter Feed which re-tweets the best posts featuring the phrase “working on my novel”.</text:p>
          </table:table-cell>
          <table:table-cell/>
          <table:table-cell office:value-type="string">
            <text:p>http://twitter.com/WrknOnMyNovel</text:p>
          </table:table-cell>
          <table:table-cell office:value-type="string">
            <text:p>[17] [2004-006-dooogle] 2004-006 Dooogle</text:p>
            <text:p>[54] [2009-032-working-on-my-novel] 2009-032 Working On My Novel (Twitter Search)</text:p>
            <text:p>[55] [2009-046-what-a-misunderstanding-art] 2009-046 What a Misunderstanding!</text:p>
            <text:p>[98] [2010-020-sorry-i-havent-posted] 2010-020 Sorry I Havent Posted</text:p>
            <text:p>[4127] [2012-037-work-on-my-novel-book] 2012-037 Work On My Novel (book)</text:p>
          </table:table-cell>
          <table:table-cell office:value-type="string">
            <text:p>Working On My Novel</text:p>
          </table:table-cell>
          <table:table-cell/>
          <table:table-cell office:value-type="string">
            <text:p>working-on-my-novel-2012-066-digital-screenshot-1-database-ih.jpg</text:p>
          </table:table-cell>
          <table:table-cell office:value-type="string">
            <text:p>(Twitter Account)</text:p>
          </table:table-cell>
          <table:table-cell office:value-type="float" office:value="2014">
            <text:p>2014</text:p>
          </table:table-cell>
          <table:table-cell table:number-columns-repeated="4"/>
        </table:table-row>
        <table:table-row table:style-name="ro1">
          <table:table-cell office:value-type="float" office:value="2206">
            <text:p>2206</text:p>
          </table:table-cell>
          <table:table-cell office:value-type="float" office:value="1">
            <text:p>1</text:p>
          </table:table-cell>
          <table:table-cell office:value-type="float" office:value="2">
            <text:p>2</text:p>
          </table:table-cell>
          <table:table-cell office:value-type="string">
            <text:p>2012-083 Clintons</text:p>
          </table:table-cell>
          <table:table-cell office:value-type="string">
            <text:p>2012-083-clintons</text:p>
          </table:table-cell>
          <table:table-cell office:value-type="float" office:value="2012">
            <text:p>2012</text:p>
          </table:table-cell>
          <table:table-cell office:value-type="string">
            <text:p>Pencil on paper</text:p>
          </table:table-cell>
          <table:table-cell table:number-columns-repeated="3"/>
          <table:table-cell office:value-type="string">
            <text:p>&lt;p&gt;​Pretty much what the title says :)&lt;/p&gt;</text:p>
          </table:table-cell>
          <table:table-cell table:number-columns-repeated="3"/>
          <table:table-cell office:value-type="string">
            <text:p>Clintons</text:p>
          </table:table-cell>
          <table:table-cell/>
          <table:table-cell office:value-type="string">
            <text:p>clinton-diptych-2012-083-full-1-database-AR.jpg</text:p>
          </table:table-cell>
          <table:table-cell/>
          <table:table-cell office:value-type="float" office:value="2012">
            <text:p>2012</text:p>
          </table:table-cell>
          <table:table-cell table:number-columns-repeated="4"/>
        </table:table-row>
        <table:table-row table:style-name="ro1">
          <table:table-cell office:value-type="float" office:value="2207">
            <text:p>2207</text:p>
          </table:table-cell>
          <table:table-cell office:value-type="float" office:value="1">
            <text:p>1</text:p>
          </table:table-cell>
          <table:table-cell office:value-type="float" office:value="2">
            <text:p>2</text:p>
          </table:table-cell>
          <table:table-cell office:value-type="string">
            <text:p>2012-134 YOLO</text:p>
          </table:table-cell>
          <table:table-cell office:value-type="string">
            <text:p>2012-134-yolo</text:p>
          </table:table-cell>
          <table:table-cell office:value-type="float" office:value="2012">
            <text:p>2012</text:p>
          </table:table-cell>
          <table:table-cell office:value-type="string">
            <text:p>Institutional Social Media Campaign</text:p>
          </table:table-cell>
          <table:table-cell/>
          <table:table-cell office:value-type="string">
            <text:p>In collaboration with The Carnegie Museum of Art</text:p>
          </table:table-cell>
          <table:table-cell/>
          <table:table-cell office:value-type="string">
            <text:p>&lt;p&gt;Viewers of my show at the Carnegie Museum of Art were encouraged to share thoughts / images of the show online using the tag #YOLO. :)&lt;/p&gt;</text:p>
          </table:table-cell>
          <table:table-cell/>
          <table:table-cell office:value-type="string">
            <text:p>https://twitter.com/search?q=cory%20arcangel%20%23YOLO&amp;src=typd</text:p>
          </table:table-cell>
          <table:table-cell/>
          <table:table-cell office:value-type="string">
            <text:p>You Only Live Once</text:p>
          </table:table-cell>
          <table:table-cell/>
          <table:table-cell office:value-type="string">
            <text:p>carnegie-pittsburgh-2012-09-install-1-database-TL.jpg</text:p>
          </table:table-cell>
          <table:table-cell/>
          <table:table-cell office:value-type="float" office:value="2012">
            <text:p>2012</text:p>
          </table:table-cell>
          <table:table-cell table:number-columns-repeated="4"/>
        </table:table-row>
        <table:table-row table:style-name="ro1">
          <table:table-cell office:value-type="float" office:value="2208">
            <text:p>2208</text:p>
          </table:table-cell>
          <table:table-cell office:value-type="float" office:value="1">
            <text:p>1</text:p>
          </table:table-cell>
          <table:table-cell office:value-type="float" office:value="2">
            <text:p>2</text:p>
          </table:table-cell>
          <table:table-cell office:value-type="string">
            <text:p>2012-135 Masters Trailer</text:p>
          </table:table-cell>
          <table:table-cell office:value-type="string">
            <text:p>2012-135-masters-trailer</text:p>
          </table:table-cell>
          <table:table-cell office:value-type="float" office:value="2012">
            <text:p>2012</text:p>
          </table:table-cell>
          <table:table-cell office:value-type="string">
            <text:p>Single Channel Video</text:p>
          </table:table-cell>
          <table:table-cell table:number-columns-repeated="3"/>
          <table:table-cell office:value-type="string">
            <text:p>​Trailer for my exhibition &lt;a href="http://www.coryarcangel.com/shows/masters/"&gt;Masters&lt;/a&gt; at the Carnegie Museum of Art. </text:p>
          </table:table-cell>
          <table:table-cell table:number-columns-repeated="3"/>
          <table:table-cell office:value-type="string">
            <text:p>Masters Trailer</text:p>
          </table:table-cell>
          <table:table-cell office:value-type="string">
            <text:p>{"id":"oPGOEq7Ae-w","url":"http:\/\/www.youtube.com\/embed\/oPGOEq7Ae-w?rel=0&amp;wmode=opaque&amp;hd=1","width":"640","height":"480","type":"youtube","title":"Masters - Cory Arcangel - Carnegie Museum of Art - Trailer","description":"Cory Arcangel: Masters The Carnegie Museum of Art Nov 3, Jan 27, 2012 The above video features several works in the show; Selected Single","thumbnail_small":"http:\/\/img.youtube.com\/vi\/oPGOEq7Ae-w\/2.jpg","thumbnail_large":"http:\/\/img.youtube.com\/vi\/oPGOEq7Ae-w\/0.jpg","author":"coryarcangel","length":"81","embed":"%3Ciframe%20src%3D%22http%3A\/\/www.youtube.com\/embed\/oPGOEq7Ae-w%3Frel%3D0%26wmode%3Dopaque%26hd%3D1%22%20border%3D%220%22%20height%3D%22480%22%20width%3D%22640%22%3E%3C\/iframe%3E"}</text:p>
            <text:p/>
          </table:table-cell>
          <table:table-cell office:value-type="string">
            <text:p>masters-trailer-2012-135-still-1-database-ih.jpg</text:p>
          </table:table-cell>
          <table:table-cell/>
          <table:table-cell office:value-type="float" office:value="2012">
            <text:p>2012</text:p>
          </table:table-cell>
          <table:table-cell table:number-columns-repeated="4"/>
        </table:table-row>
        <table:table-row table:style-name="ro1">
          <table:table-cell office:value-type="float" office:value="2209">
            <text:p>2209</text:p>
          </table:table-cell>
          <table:table-cell office:value-type="float" office:value="1">
            <text:p>1</text:p>
          </table:table-cell>
          <table:table-cell office:value-type="float" office:value="2">
            <text:p>2</text:p>
          </table:table-cell>
          <table:table-cell office:value-type="string">
            <text:p>2012-150 Carnegie Brochure</text:p>
          </table:table-cell>
          <table:table-cell office:value-type="string">
            <text:p>2012-150-carnegie-brochure</text:p>
          </table:table-cell>
          <table:table-cell office:value-type="float" office:value="2012">
            <text:p>2012</text:p>
          </table:table-cell>
          <table:table-cell office:value-type="string">
            <text:p>Booklet</text:p>
          </table:table-cell>
          <table:table-cell table:number-columns-repeated="4"/>
          <table:table-cell office:value-type="string">
            <text:p>&lt;p&gt;​Brochure made for a show at the Carnegie Museum. Unknown edition. Not for sale or available outside of the show.&amp;nbsp;&lt;/p&gt;</text:p>
          </table:table-cell>
          <table:table-cell table:number-columns-repeated="2"/>
          <table:table-cell office:value-type="string">
            <text:p>Carnegie Brochure</text:p>
          </table:table-cell>
          <table:table-cell/>
          <table:table-cell office:value-type="string">
            <text:p>carnegie-brochure-booklet-2012-150-full-1-database-ih.jpg</text:p>
          </table:table-cell>
          <table:table-cell/>
          <table:table-cell office:value-type="float" office:value="2012">
            <text:p>2012</text:p>
          </table:table-cell>
          <table:table-cell table:number-columns-repeated="4"/>
        </table:table-row>
        <table:table-row table:style-name="ro1">
          <table:table-cell office:value-type="float" office:value="2210">
            <text:p>2210</text:p>
          </table:table-cell>
          <table:table-cell office:value-type="float" office:value="1">
            <text:p>1</text:p>
          </table:table-cell>
          <table:table-cell office:value-type="float" office:value="2">
            <text:p>2</text:p>
          </table:table-cell>
          <table:table-cell office:value-type="string">
            <text:p>2012-001 Umbrella</text:p>
          </table:table-cell>
          <table:table-cell office:value-type="string">
            <text:p>2012-001-umbrella</text:p>
          </table:table-cell>
          <table:table-cell office:value-type="float" office:value="2012">
            <text:p>2012</text:p>
          </table:table-cell>
          <table:table-cell office:value-type="string">
            <text:p>Photograph</text:p>
          </table:table-cell>
          <table:table-cell table:number-columns-repeated="2"/>
          <table:table-cell office:value-type="string">
            <text:p>3 X 5</text:p>
          </table:table-cell>
          <table:table-cell office:value-type="string">
            <text:p>&lt;p&gt;Photograph of a mis-shelved Rhianna CD.&amp;nbsp;&lt;/p&gt;</text:p>
          </table:table-cell>
          <table:table-cell office:value-type="string">
            <text:p>&lt;p&gt;​​I took this photo in a Norwegian supermark (in the ice cream section). Sometimes these things find you. First thing of 2012. :)&lt;/p&gt;</text:p>
          </table:table-cell>
          <table:table-cell table:number-columns-repeated="2"/>
          <table:table-cell office:value-type="string">
            <text:p>Umbrella</text:p>
          </table:table-cell>
          <table:table-cell/>
          <table:table-cell office:value-type="string">
            <text:p>umbrella-2012-001-digital-database-ih.jpg</text:p>
          </table:table-cell>
          <table:table-cell/>
          <table:table-cell office:value-type="float" office:value="2012">
            <text:p>2012</text:p>
          </table:table-cell>
          <table:table-cell table:number-columns-repeated="4"/>
        </table:table-row>
        <table:table-row table:style-name="ro1">
          <table:table-cell office:value-type="float" office:value="2211">
            <text:p>2211</text:p>
          </table:table-cell>
          <table:table-cell office:value-type="float" office:value="1">
            <text:p>1</text:p>
          </table:table-cell>
          <table:table-cell office:value-type="float" office:value="2">
            <text:p>2</text:p>
          </table:table-cell>
          <table:table-cell office:value-type="string">
            <text:p>2011-137 Living Situtations</text:p>
          </table:table-cell>
          <table:table-cell office:value-type="string">
            <text:p>2011-137-living-situtations</text:p>
          </table:table-cell>
          <table:table-cell office:value-type="float" office:value="2011">
            <text:p>2011</text:p>
          </table:table-cell>
          <table:table-cell office:value-type="string">
            <text:p>Geneva Sound System Model XL White, iPod Classic, and 24bit re-mastered recording of Beethoven's Symphony No. 3 in E-Flat Major </text:p>
          </table:table-cell>
          <table:table-cell table:number-columns-repeated="2"/>
          <table:table-cell office:value-type="string">
            <text:p>35 x 99 x 35.5 inches</text:p>
          </table:table-cell>
          <table:table-cell office:value-type="string">
            <text:p>&lt;p&gt;Remastered orchestral recording.&lt;/p&gt;</text:p>
          </table:table-cell>
          <table:table-cell office:value-type="string">
            <text:p>&lt;p&gt;For this one, I have remastered - from a 78 - a recording of Beethoven’s Symphony No. 3 in E Flat Major (“Eroica”), Op. 55 by the NBC Symphony Orchestra. This original source is important, as it seems it is the only way to hear the very famous coughs which have been editing out of modern versions of this recording. My newly remastered digital file - coughs included - is played on an iPod through a new lifestyle product called the XL Model Geneva Lab GenevaSound Stereo.&lt;/p&gt;</text:p>
          </table:table-cell>
          <table:table-cell table:number-columns-repeated="2"/>
          <table:table-cell office:value-type="string">
            <text:p>Living Situtations</text:p>
          </table:table-cell>
          <table:table-cell/>
          <table:table-cell office:value-type="string">
            <text:p>living-situations-2011-137-full-database-Team.jpg</text:p>
          </table:table-cell>
          <table:table-cell/>
          <table:table-cell office:value-type="float" office:value="2011">
            <text:p>2011</text:p>
          </table:table-cell>
          <table:table-cell office:value-type="string">
            <text:p>{filedir_4}arcangel-living-situtations.mp3</text:p>
          </table:table-cell>
          <table:table-cell table:number-columns-repeated="3"/>
        </table:table-row>
        <table:table-row table:style-name="ro1">
          <table:table-cell office:value-type="float" office:value="2212">
            <text:p>2212</text:p>
          </table:table-cell>
          <table:table-cell office:value-type="float" office:value="1">
            <text:p>1</text:p>
          </table:table-cell>
          <table:table-cell office:value-type="float" office:value="2">
            <text:p>2</text:p>
          </table:table-cell>
          <table:table-cell office:value-type="string">
            <text:p>2011-138 Body Talk</text:p>
          </table:table-cell>
          <table:table-cell office:value-type="string">
            <text:p>2011-138-body-talk</text:p>
          </table:table-cell>
          <table:table-cell office:value-type="float" office:value="2011">
            <text:p>2011</text:p>
          </table:table-cell>
          <table:table-cell office:value-type="string">
            <text:p>Scented press release</text:p>
          </table:table-cell>
          <table:table-cell table:number-columns-repeated="2"/>
          <table:table-cell office:value-type="string">
            <text:p>Variable</text:p>
          </table:table-cell>
          <table:table-cell office:value-type="string">
            <text:p>​Press release sprayed with Lynx body spray. </text:p>
          </table:table-cell>
          <table:table-cell table:number-columns-repeated="3"/>
          <table:table-cell office:value-type="string">
            <text:p>Body Talk</text:p>
          </table:table-cell>
          <table:table-cell/>
          <table:table-cell office:value-type="string">
            <text:p>body-talk-2011-138-install-database-dv.jpg</text:p>
            <text:p>body-talk-2011-138-detail-1-database-scan.jpg</text:p>
            <text:p>body-talk-2011-138-detail-1-database-scan_1.jpg</text:p>
            <text:p>body-talk-2011-138-detail-2-database-scan.jpg</text:p>
            <text:p>body-talk-2011-138-detail-3-database-scan.jpg</text:p>
          </table:table-cell>
          <table:table-cell/>
          <table:table-cell office:value-type="float" office:value="2011">
            <text:p>2011</text:p>
          </table:table-cell>
          <table:table-cell table:number-columns-repeated="4"/>
        </table:table-row>
        <table:table-row table:style-name="ro1">
          <table:table-cell office:value-type="float" office:value="2213">
            <text:p>2213</text:p>
          </table:table-cell>
          <table:table-cell office:value-type="float" office:value="1">
            <text:p>1</text:p>
          </table:table-cell>
          <table:table-cell office:value-type="float" office:value="2">
            <text:p>2</text:p>
          </table:table-cell>
          <table:table-cell office:value-type="string">
            <text:p>2011-193 Various Books, Various Scents</text:p>
          </table:table-cell>
          <table:table-cell office:value-type="string">
            <text:p>2011-193-various-books-various-scents1</text:p>
          </table:table-cell>
          <table:table-cell office:value-type="float" office:value="2011">
            <text:p>2011</text:p>
          </table:table-cell>
          <table:table-cell office:value-type="string">
            <text:p>Books paired with perfume on table.</text:p>
          </table:table-cell>
          <table:table-cell table:number-columns-repeated="2"/>
          <table:table-cell office:value-type="string">
            <text:p>35 x 99 x 35.5 inches </text:p>
          </table:table-cell>
          <table:table-cell office:value-type="string">
            <text:p>​Books paired w/ celeb perfumes. </text:p>
          </table:table-cell>
          <table:table-cell office:value-type="string">
            <text:p>​from left: &lt;i&gt;DNS and BIND 4&lt;sup&gt;th&lt;/sup&gt; Edition&lt;/i&gt; by Paul Albitz and Cricket Liu and&lt;i&gt;Someday&lt;/i&gt; by Justin Bieber; &lt;i&gt;E.A.R.L. The Autobiography of DMX &lt;/i&gt;as told to Smokey D. Fontaine&lt;i&gt; &lt;/i&gt;and &lt;i&gt;Black Star&lt;/i&gt; by Avril Lavigne; &lt;i&gt;Subculture: the Meaning of Style&lt;/i&gt; by Dick Hebdige and &lt;i&gt;Jonas For Girls! By Disney Eau de Toilette&lt;/i&gt; by the Jonas Brothers; &lt;i&gt;The Originality of the Avant-Garde and Other Modernist Myths &lt;/i&gt;by Rosalind E. Krauss and &lt;i&gt;Queen&lt;/i&gt;by Queen Latifah; &lt;i&gt;Studio and Cube: On the relationship between where art is made and where art is displayed&lt;/i&gt; by Brian O’Doherty and &lt;i&gt;Parisienne &lt;/i&gt;by Yves Saint Laurent; &lt;i&gt;PUNK 365&lt;/i&gt; by Holly George-Warren, foreword by Richard Hell and &lt;i&gt;Ready to Rock&lt;/i&gt; by Hannah Montana </text:p>
          </table:table-cell>
          <table:table-cell/>
          <table:table-cell office:value-type="string">
            <text:p>[2212] [2011-138-body-talk] 2011-138 Body Talk</text:p>
          </table:table-cell>
          <table:table-cell office:value-type="string">
            <text:p>Various Books, Various Scents</text:p>
          </table:table-cell>
          <table:table-cell/>
          <table:table-cell office:value-type="string">
            <text:p>various-books-scents-2011-193-full-database-Team.jpg</text:p>
          </table:table-cell>
          <table:table-cell/>
          <table:table-cell office:value-type="float" office:value="2011">
            <text:p>2011</text:p>
          </table:table-cell>
          <table:table-cell table:number-columns-repeated="4"/>
        </table:table-row>
        <table:table-row table:style-name="ro1">
          <table:table-cell office:value-type="float" office:value="2214">
            <text:p>2214</text:p>
          </table:table-cell>
          <table:table-cell office:value-type="float" office:value="1">
            <text:p>1</text:p>
          </table:table-cell>
          <table:table-cell office:value-type="float" office:value="2">
            <text:p>2</text:p>
          </table:table-cell>
          <table:table-cell office:value-type="string">
            <text:p>2012-096 Gerbers</text:p>
          </table:table-cell>
          <table:table-cell office:value-type="string">
            <text:p>2012-096-gerbers</text:p>
          </table:table-cell>
          <table:table-cell office:value-type="float" office:value="2012">
            <text:p>2012</text:p>
          </table:table-cell>
          <table:table-cell office:value-type="string">
            <text:p>Pen on paper</text:p>
          </table:table-cell>
          <table:table-cell table:number-columns-repeated="2"/>
          <table:table-cell office:value-type="string">
            <text:p>24 X 36 inches</text:p>
          </table:table-cell>
          <table:table-cell table:number-columns-repeated="4"/>
          <table:table-cell office:value-type="string">
            <text:p>Gerbers</text:p>
          </table:table-cell>
          <table:table-cell/>
          <table:table-cell office:value-type="string">
            <text:p>gerbers-2012-096-digital-full-database-ih.jpg</text:p>
          </table:table-cell>
          <table:table-cell/>
          <table:table-cell office:value-type="float" office:value="2012">
            <text:p>2012</text:p>
          </table:table-cell>
          <table:table-cell table:number-columns-repeated="4"/>
        </table:table-row>
        <table:table-row table:style-name="ro1">
          <table:table-cell office:value-type="float" office:value="2215">
            <text:p>2215</text:p>
          </table:table-cell>
          <table:table-cell office:value-type="float" office:value="1">
            <text:p>1</text:p>
          </table:table-cell>
          <table:table-cell office:value-type="float" office:value="2">
            <text:p>2</text:p>
          </table:table-cell>
          <table:table-cell office:value-type="string">
            <text:p>2012-022 A Few Casuals</text:p>
          </table:table-cell>
          <table:table-cell office:value-type="string">
            <text:p>2012-022-a-few-casuals</text:p>
          </table:table-cell>
          <table:table-cell office:value-type="float" office:value="2012">
            <text:p>2012</text:p>
          </table:table-cell>
          <table:table-cell office:value-type="string">
            <text:p>Pink Ugg® footware, 99.9% pure lead ingots</text:p>
          </table:table-cell>
          <table:table-cell table:number-columns-repeated="3"/>
          <table:table-cell office:value-type="string">
            <text:p>&lt;p&gt;​Uggs with a lead ignot in them&lt;/p&gt;</text:p>
          </table:table-cell>
          <table:table-cell table:number-columns-repeated="2"/>
          <table:table-cell office:value-type="string">
            <text:p>[120] 2011-114 A Few Casuals - 2011-114-a-few-casuals</text:p>
          </table:table-cell>
          <table:table-cell office:value-type="string">
            <text:p>A Few Casuals</text:p>
          </table:table-cell>
          <table:table-cell/>
          <table:table-cell office:value-type="string">
            <text:p>a-few-casuals-2012-022-full-1-skur2-database-ESJ.jpg</text:p>
          </table:table-cell>
          <table:table-cell/>
          <table:table-cell office:value-type="float" office:value="2012">
            <text:p>2012</text:p>
          </table:table-cell>
          <table:table-cell table:number-columns-repeated="4"/>
        </table:table-row>
        <table:table-row table:style-name="ro1">
          <table:table-cell office:value-type="float" office:value="2216">
            <text:p>2216</text:p>
          </table:table-cell>
          <table:table-cell office:value-type="float" office:value="1">
            <text:p>1</text:p>
          </table:table-cell>
          <table:table-cell office:value-type="float" office:value="2">
            <text:p>2</text:p>
          </table:table-cell>
          <table:table-cell office:value-type="string">
            <text:p>2012-031 Originals</text:p>
          </table:table-cell>
          <table:table-cell office:value-type="string">
            <text:p>2012-031-originals</text:p>
          </table:table-cell>
          <table:table-cell office:value-type="float" office:value="2012">
            <text:p>2012</text:p>
          </table:table-cell>
          <table:table-cell office:value-type="string">
            <text:p>Soggy corn flakes, milk, spoon, bowl. </text:p>
          </table:table-cell>
          <table:table-cell table:number-columns-repeated="2"/>
          <table:table-cell office:value-type="string">
            <text:p>6 x 6 X 3</text:p>
          </table:table-cell>
          <table:table-cell table:number-columns-repeated="4"/>
          <table:table-cell office:value-type="string">
            <text:p>Originals</text:p>
          </table:table-cell>
          <table:table-cell/>
          <table:table-cell office:value-type="string">
            <text:p>originals-2012-031-install-database-ih.jpg</text:p>
          </table:table-cell>
          <table:table-cell/>
          <table:table-cell office:value-type="float" office:value="2012">
            <text:p>2012</text:p>
          </table:table-cell>
          <table:table-cell table:number-columns-repeated="4"/>
        </table:table-row>
        <table:table-row table:style-name="ro1">
          <table:table-cell office:value-type="float" office:value="2217">
            <text:p>2217</text:p>
          </table:table-cell>
          <table:table-cell office:value-type="float" office:value="1">
            <text:p>1</text:p>
          </table:table-cell>
          <table:table-cell office:value-type="float" office:value="2">
            <text:p>2</text:p>
          </table:table-cell>
          <table:table-cell office:value-type="string">
            <text:p>2011-156 The AUDMCRS Underground Dance Music Collection of Recorded Sound</text:p>
          </table:table-cell>
          <table:table-cell office:value-type="string">
            <text:p>2011-156-audmcrs-installation</text:p>
          </table:table-cell>
          <table:table-cell office:value-type="float" office:value="2011">
            <text:p>2011</text:p>
          </table:table-cell>
          <table:table-cell office:value-type="string">
            <text:p>800+ trance records, MARC formatted database. </text:p>
          </table:table-cell>
          <table:table-cell table:number-columns-repeated="2"/>
          <table:table-cell office:value-type="string">
            <text:p>Variable</text:p>
          </table:table-cell>
          <table:table-cell office:value-type="string">
            <text:p>​Professionally archived collection of trance records.</text:p>
          </table:table-cell>
          <table:table-cell office:value-type="string">
            <text:p>​This is a collection of about 900 or so trance records I acquired from &lt;a href="http://en.wikipedia.org/wiki/Joshua_Topolsky" target="_blank"&gt;a retired trance DJ&lt;/a&gt; in 2011. The records were professionally cataloged and archived over the course of a year. Each record was bar coded, and these bar codes provided the inventory numbers tying them into a MARC standard database, as well as a hi-resolution database images of each record. This “collection” is toured. ps - I made a website for it as well.</text:p>
          </table:table-cell>
          <table:table-cell office:value-type="string">
            <text:p>http://audmcrs.coryarcangel.com/</text:p>
          </table:table-cell>
          <table:table-cell office:value-type="string">
            <text:p>[2228] [2012-065-audmcrs-essay] 2012-065 AUDMCRS Essay</text:p>
            <text:p>[2242] [2013-063-audmcrs-website] 2013-063 AUDMCRS website</text:p>
          </table:table-cell>
          <table:table-cell office:value-type="string">
            <text:p>The AUDMCRS Underground Dance Music Collection of Recorded Sound</text:p>
          </table:table-cell>
          <table:table-cell/>
          <table:table-cell office:value-type="string">
            <text:p>carnegie-pittsburgh-2012-09-install-14-database-TL.jpg</text:p>
            <text:p>AUDMCRS-2011-156-detail-Heart-02-database-SM.jpg</text:p>
            <text:p>AUDMCRS-2011-156-detail-Heart-01-database-SM.jpg</text:p>
            <text:p>AUDMCRS-2011-156-binders-database-ih.jpg</text:p>
            <text:p>AUDMCRS-2011-156-detail-Heart-03-database-SM.jpg</text:p>
            <text:p>AUDMCRS-2011-156-detail-Heart-05-database-SM.jpg</text:p>
            <text:p>AUDMCRS-2011-156-detail-Heart-04-database-SM.jpg</text:p>
            <text:p>AUDMCRS-2011-156-install-Carnegie-02-database-TL.jpg</text:p>
            <text:p>AUDMCRS-2011-156-install-DHC-01-database-RMT.jpg</text:p>
            <text:p>AUDMCRS-2011-156-install-Carnegie-01-database-TL.jpg</text:p>
            <text:p>AUDMCRS-2011-156-install-DHC-02-database-RMT.jpg</text:p>
            <text:p>AUDMCRS-2011-156-install-Heart-01-database-SM.jpg</text:p>
            <text:p>AUDMCRS-2011-156-install-Heart-02-database-SM.jpg</text:p>
            <text:p>AUDMCRS-2011-156-install-ropac-01-database.jpg</text:p>
            <text:p>AUDMCRS-2011-156-install-ropac-02-database.jpg</text:p>
            <text:p>AUDMCRS-2011-156-install-ropac-03-database.jpg</text:p>
            <text:p>AUDMCRS-2011-156-install-ropac-04-database.jpg</text:p>
          </table:table-cell>
          <table:table-cell office:value-type="string">
            <text:p>(Installation)</text:p>
          </table:table-cell>
          <table:table-cell office:value-type="float" office:value="2012">
            <text:p>2012</text:p>
          </table:table-cell>
          <table:table-cell table:number-columns-repeated="4"/>
        </table:table-row>
        <table:table-row table:style-name="ro1">
          <table:table-cell office:value-type="float" office:value="2218">
            <text:p>2218</text:p>
          </table:table-cell>
          <table:table-cell office:value-type="float" office:value="1">
            <text:p>1</text:p>
          </table:table-cell>
          <table:table-cell office:value-type="float" office:value="2">
            <text:p>2</text:p>
          </table:table-cell>
          <table:table-cell office:value-type="string">
            <text:p>2912-092 Photoshop CS</text:p>
          </table:table-cell>
          <table:table-cell office:value-type="string">
            <text:p>2912-092-photoshop-cs</text:p>
          </table:table-cell>
          <table:table-cell office:value-type="float" office:value="2012">
            <text:p>2012</text:p>
          </table:table-cell>
          <table:table-cell office:value-type="string">
            <text:p>Chromogenic print</text:p>
          </table:table-cell>
          <table:table-cell table:number-columns-repeated="2"/>
          <table:table-cell office:value-type="string">
            <text:p>60 x 60</text:p>
          </table:table-cell>
          <table:table-cell office:value-type="string">
            <text:p>&lt;p&gt;A ​"Double Click" photoshop. Part of my new series. LOL. :)&lt;/p&gt;</text:p>
          </table:table-cell>
          <table:table-cell office:value-type="string">
            <text:p>&lt;p&gt;​Decided to up the amount of clicks it takes to make my Photoshop paintings / photos / whatever they r. :)&lt;/p&gt;</text:p>
          </table:table-cell>
          <table:table-cell table:number-columns-repeated="2"/>
          <table:table-cell office:value-type="string">
            <text:p>Photoshop CS: 60 by 60 inches, 300 DPI, RGB, square pixels, default gradient "Foreground to Background", mousedown y=6960 x=10440, mouseup y=4005 x=75; default gradient "Transparent Stripes" (turn transparency on), mousedown y=2650 x=15450, mouseup y=6840</text:p>
          </table:table-cell>
          <table:table-cell/>
          <table:table-cell office:value-type="string">
            <text:p>photoshop-cs-2012-092-full-database-Team.jpg</text:p>
          </table:table-cell>
          <table:table-cell/>
          <table:table-cell office:value-type="float" office:value="2012">
            <text:p>2012</text:p>
          </table:table-cell>
          <table:table-cell table:number-columns-repeated="4"/>
        </table:table-row>
        <table:table-row table:style-name="ro1">
          <table:table-cell office:value-type="float" office:value="2219">
            <text:p>2219</text:p>
          </table:table-cell>
          <table:table-cell office:value-type="float" office:value="1">
            <text:p>1</text:p>
          </table:table-cell>
          <table:table-cell office:value-type="float" office:value="2">
            <text:p>2</text:p>
          </table:table-cell>
          <table:table-cell office:value-type="string">
            <text:p>2012-080 Not Yet Titled <text:s/>Lil Jordan's</text:p>
          </table:table-cell>
          <table:table-cell office:value-type="string">
            <text:p>2012-080-lil-jordans</text:p>
          </table:table-cell>
          <table:table-cell office:value-type="float" office:value="2012">
            <text:p>2012</text:p>
          </table:table-cell>
          <table:table-cell office:value-type="string">
            <text:p>Baby Air Jordans, shoe rack. </text:p>
          </table:table-cell>
          <table:table-cell table:number-columns-repeated="2"/>
          <table:table-cell office:value-type="string">
            <text:p>Variable. </text:p>
          </table:table-cell>
          <table:table-cell office:value-type="string">
            <text:p>​...</text:p>
          </table:table-cell>
          <table:table-cell table:number-columns-repeated="3"/>
          <table:table-cell office:value-type="string">
            <text:p>Not Yet Titled (working title: Lil Jordan's)</text:p>
          </table:table-cell>
          <table:table-cell/>
          <table:table-cell office:value-type="string">
            <text:p>air-jordans-2012-080-detail-database-ih.jpg</text:p>
            <text:p>air-jordans-2012-080-full-database-ih.jpg</text:p>
          </table:table-cell>
          <table:table-cell/>
          <table:table-cell office:value-type="float" office:value="2012">
            <text:p>2012</text:p>
          </table:table-cell>
          <table:table-cell table:number-columns-repeated="4"/>
        </table:table-row>
        <table:table-row table:style-name="ro1">
          <table:table-cell office:value-type="float" office:value="2221">
            <text:p>2221</text:p>
          </table:table-cell>
          <table:table-cell office:value-type="float" office:value="1">
            <text:p>1</text:p>
          </table:table-cell>
          <table:table-cell office:value-type="float" office:value="2">
            <text:p>2</text:p>
          </table:table-cell>
          <table:table-cell office:value-type="string">
            <text:p>2012-149 Not Yet Titled</text:p>
          </table:table-cell>
          <table:table-cell office:value-type="string">
            <text:p>2012-149-not-yet-titled</text:p>
          </table:table-cell>
          <table:table-cell office:value-type="float" office:value="2012">
            <text:p>2012</text:p>
          </table:table-cell>
          <table:table-cell office:value-type="string">
            <text:p>Realtime tele-performance</text:p>
          </table:table-cell>
          <table:table-cell table:number-columns-repeated="3"/>
          <table:table-cell office:value-type="string">
            <text:p>Live tele-performance of me watching TV (and having a glass of white wine).</text:p>
          </table:table-cell>
          <table:table-cell office:value-type="string">
            <text:p>​This was a live performance where I watched TV in NYC, and broadcast it live to the Western Front in Vancouver (via Skype).I also had a glass of white wine somewhere along the way. Yes, that is Erin Brockovich in the still above. The idea here was to do just whatever I would have been doing anyway, except broadcast it across North America to an audience - the ultimate low stress / stay at home performance.</text:p>
          </table:table-cell>
          <table:table-cell table:number-columns-repeated="2"/>
          <table:table-cell office:value-type="string">
            <text:p>Not Yet Titled</text:p>
          </table:table-cell>
          <table:table-cell/>
          <table:table-cell office:value-type="string">
            <text:p>untitled-2012-149-western-front-perf-view-2-database-BW.jpg</text:p>
          </table:table-cell>
          <table:table-cell/>
          <table:table-cell office:value-type="float" office:value="2012">
            <text:p>2012</text:p>
          </table:table-cell>
          <table:table-cell table:number-columns-repeated="4"/>
        </table:table-row>
        <table:table-row table:style-name="ro1">
          <table:table-cell office:value-type="float" office:value="2222">
            <text:p>2222</text:p>
          </table:table-cell>
          <table:table-cell office:value-type="float" office:value="1">
            <text:p>1</text:p>
          </table:table-cell>
          <table:table-cell office:value-type="float" office:value="2">
            <text:p>2</text:p>
          </table:table-cell>
          <table:table-cell office:value-type="string">
            <text:p>2012-058 Timeless Standards</text:p>
          </table:table-cell>
          <table:table-cell office:value-type="string">
            <text:p>2012-058-timeless-standards</text:p>
          </table:table-cell>
          <table:table-cell office:value-type="float" office:value="2012">
            <text:p>2012</text:p>
          </table:table-cell>
          <table:table-cell office:value-type="string">
            <text:p>Inkjet on Canvas</text:p>
          </table:table-cell>
          <table:table-cell table:number-columns-repeated="2"/>
          <table:table-cell office:value-type="string">
            <text:p>56 x 40 inches</text:p>
          </table:table-cell>
          <table:table-cell table:number-columns-repeated="4"/>
          <table:table-cell office:value-type="string">
            <text:p>Timeless Standards</text:p>
          </table:table-cell>
          <table:table-cell/>
          <table:table-cell office:value-type="string">
            <text:p>timeless-standards-2012-058-full-1-database-Lisson.jpg</text:p>
          </table:table-cell>
          <table:table-cell/>
          <table:table-cell office:value-type="float" office:value="2012">
            <text:p>2012</text:p>
          </table:table-cell>
          <table:table-cell table:number-columns-repeated="4"/>
        </table:table-row>
        <table:table-row table:style-name="ro1">
          <table:table-cell office:value-type="float" office:value="2223">
            <text:p>2223</text:p>
          </table:table-cell>
          <table:table-cell office:value-type="float" office:value="1">
            <text:p>1</text:p>
          </table:table-cell>
          <table:table-cell office:value-type="float" office:value="2">
            <text:p>2</text:p>
          </table:table-cell>
          <table:table-cell office:value-type="string">
            <text:p>2012-060 Timeless Standrads</text:p>
          </table:table-cell>
          <table:table-cell office:value-type="string">
            <text:p>2012-060-timeless-standrads</text:p>
          </table:table-cell>
          <table:table-cell office:value-type="float" office:value="2012">
            <text:p>2012</text:p>
          </table:table-cell>
          <table:table-cell office:value-type="string">
            <text:p>Inkjet on Canvas</text:p>
          </table:table-cell>
          <table:table-cell table:number-columns-repeated="2"/>
          <table:table-cell office:value-type="string">
            <text:p>56 x 40 inches</text:p>
          </table:table-cell>
          <table:table-cell table:number-columns-repeated="4"/>
          <table:table-cell office:value-type="string">
            <text:p>Timeless Standards</text:p>
          </table:table-cell>
          <table:table-cell/>
          <table:table-cell office:value-type="string">
            <text:p>timeless-standards-2012-060-full-1-database-Lisson.jpg</text:p>
          </table:table-cell>
          <table:table-cell/>
          <table:table-cell office:value-type="float" office:value="2012">
            <text:p>2012</text:p>
          </table:table-cell>
          <table:table-cell table:number-columns-repeated="4"/>
        </table:table-row>
        <table:table-row table:style-name="ro1">
          <table:table-cell office:value-type="float" office:value="2224">
            <text:p>2224</text:p>
          </table:table-cell>
          <table:table-cell office:value-type="float" office:value="1">
            <text:p>1</text:p>
          </table:table-cell>
          <table:table-cell office:value-type="float" office:value="2">
            <text:p>2</text:p>
          </table:table-cell>
          <table:table-cell office:value-type="string">
            <text:p>2012-044 Increased Stress</text:p>
          </table:table-cell>
          <table:table-cell office:value-type="string">
            <text:p>2012-044-increased-stress</text:p>
          </table:table-cell>
          <table:table-cell office:value-type="float" office:value="2012">
            <text:p>2012</text:p>
          </table:table-cell>
          <table:table-cell office:value-type="string">
            <text:p>Wastebasket, Red Bull Cans</text:p>
          </table:table-cell>
          <table:table-cell table:number-columns-repeated="2"/>
          <table:table-cell office:value-type="string">
            <text:p>15 x 11 x 11in</text:p>
          </table:table-cell>
          <table:table-cell table:number-columns-repeated="4"/>
          <table:table-cell office:value-type="string">
            <text:p>Increased Stress</text:p>
          </table:table-cell>
          <table:table-cell/>
          <table:table-cell office:value-type="string">
            <text:p>increased-stress-2012-044-full-database-ih.jpg</text:p>
          </table:table-cell>
          <table:table-cell/>
          <table:table-cell office:value-type="float" office:value="2012">
            <text:p>2012</text:p>
          </table:table-cell>
          <table:table-cell table:number-columns-repeated="4"/>
        </table:table-row>
        <table:table-row table:style-name="ro1">
          <table:table-cell office:value-type="float" office:value="2225">
            <text:p>2225</text:p>
          </table:table-cell>
          <table:table-cell office:value-type="float" office:value="1">
            <text:p>1</text:p>
          </table:table-cell>
          <table:table-cell office:value-type="float" office:value="2">
            <text:p>2</text:p>
          </table:table-cell>
          <table:table-cell office:value-type="string">
            <text:p>2012-069 Super Chilled</text:p>
          </table:table-cell>
          <table:table-cell office:value-type="string">
            <text:p>2012-069-super-chilled</text:p>
          </table:table-cell>
          <table:table-cell office:value-type="float" office:value="2012">
            <text:p>2012</text:p>
          </table:table-cell>
          <table:table-cell office:value-type="string">
            <text:p>Wastebasket, Rockstar Energy cans.</text:p>
          </table:table-cell>
          <table:table-cell table:number-columns-repeated="2"/>
          <table:table-cell office:value-type="string">
            <text:p>15 x 11 x 11in</text:p>
          </table:table-cell>
          <table:table-cell table:number-columns-repeated="4"/>
          <table:table-cell office:value-type="string">
            <text:p>Super Chilled</text:p>
          </table:table-cell>
          <table:table-cell/>
          <table:table-cell office:value-type="string">
            <text:p>super-chilled-2012-069-full-database-ih.jpg</text:p>
          </table:table-cell>
          <table:table-cell/>
          <table:table-cell office:value-type="float" office:value="2012">
            <text:p>2012</text:p>
          </table:table-cell>
          <table:table-cell table:number-columns-repeated="4"/>
        </table:table-row>
        <table:table-row table:style-name="ro1">
          <table:table-cell office:value-type="float" office:value="2226">
            <text:p>2226</text:p>
          </table:table-cell>
          <table:table-cell office:value-type="float" office:value="1">
            <text:p>1</text:p>
          </table:table-cell>
          <table:table-cell office:value-type="float" office:value="2">
            <text:p>2</text:p>
          </table:table-cell>
          <table:table-cell office:value-type="string">
            <text:p>2012-070 Consumer Information</text:p>
          </table:table-cell>
          <table:table-cell office:value-type="string">
            <text:p>2012-070-consumer-information</text:p>
          </table:table-cell>
          <table:table-cell office:value-type="float" office:value="2012">
            <text:p>2012</text:p>
          </table:table-cell>
          <table:table-cell office:value-type="string">
            <text:p>Wastebasket, Sprite Zero cans. </text:p>
          </table:table-cell>
          <table:table-cell table:number-columns-repeated="2"/>
          <table:table-cell office:value-type="string">
            <text:p>11 x 11 x 15 in</text:p>
          </table:table-cell>
          <table:table-cell table:number-columns-repeated="4"/>
          <table:table-cell office:value-type="string">
            <text:p>Consumer Information</text:p>
          </table:table-cell>
          <table:table-cell/>
          <table:table-cell office:value-type="string">
            <text:p>consumer-information-2012-070-full-database-ih.jpg</text:p>
          </table:table-cell>
          <table:table-cell/>
          <table:table-cell office:value-type="float" office:value="2012">
            <text:p>2012</text:p>
          </table:table-cell>
          <table:table-cell table:number-columns-repeated="4"/>
        </table:table-row>
        <table:table-row table:style-name="ro1">
          <table:table-cell office:value-type="float" office:value="2227">
            <text:p>2227</text:p>
          </table:table-cell>
          <table:table-cell office:value-type="float" office:value="1">
            <text:p>1</text:p>
          </table:table-cell>
          <table:table-cell office:value-type="float" office:value="2">
            <text:p>2</text:p>
          </table:table-cell>
          <table:table-cell office:value-type="string">
            <text:p>2012-061 Timeless Standards</text:p>
          </table:table-cell>
          <table:table-cell office:value-type="string">
            <text:p>2012-061-timeless-standards</text:p>
          </table:table-cell>
          <table:table-cell office:value-type="float" office:value="2012">
            <text:p>2012</text:p>
          </table:table-cell>
          <table:table-cell office:value-type="string">
            <text:p>Inkjet on Canvas</text:p>
          </table:table-cell>
          <table:table-cell table:number-columns-repeated="2"/>
          <table:table-cell office:value-type="string">
            <text:p>56 x 40 inches</text:p>
          </table:table-cell>
          <table:table-cell table:number-columns-repeated="4"/>
          <table:table-cell office:value-type="string">
            <text:p>Timeless Standards</text:p>
          </table:table-cell>
          <table:table-cell/>
          <table:table-cell office:value-type="string">
            <text:p>timeless-standards-2012-061-full-1-database-Lisson.jpg</text:p>
          </table:table-cell>
          <table:table-cell/>
          <table:table-cell office:value-type="float" office:value="2012">
            <text:p>2012</text:p>
          </table:table-cell>
          <table:table-cell table:number-columns-repeated="4"/>
        </table:table-row>
        <table:table-row table:style-name="ro1">
          <table:table-cell office:value-type="float" office:value="2228">
            <text:p>2228</text:p>
          </table:table-cell>
          <table:table-cell office:value-type="float" office:value="1">
            <text:p>1</text:p>
          </table:table-cell>
          <table:table-cell office:value-type="float" office:value="2">
            <text:p>2</text:p>
          </table:table-cell>
          <table:table-cell office:value-type="string">
            <text:p>2012-065 AUDMCRS Essay</text:p>
          </table:table-cell>
          <table:table-cell office:value-type="string">
            <text:p>2012-065-audmcrs-essay</text:p>
          </table:table-cell>
          <table:table-cell office:value-type="float" office:value="2012">
            <text:p>2012</text:p>
          </table:table-cell>
          <table:table-cell table:number-columns-repeated="7"/>
          <table:table-cell office:value-type="string">
            <text:p>[2217] [2011-156-audmcrs-installation] 2011-156 The AUDMCRS Underground Dance Music Collection of Recorded Sound</text:p>
            <text:p>[2242] [2013-063-audmcrs-website] 2013-063 AUDMCRS website</text:p>
          </table:table-cell>
          <table:table-cell office:value-type="string">
            <text:p>Destiny 97 (notes on the AUDMCRS collection of recorded sound)</text:p>
          </table:table-cell>
          <table:table-cell/>
          <table:table-cell office:value-type="string">
            <text:p>audmcrs-essay-2012-065-full-database-ih.jpg</text:p>
          </table:table-cell>
          <table:table-cell/>
          <table:table-cell office:value-type="float" office:value="2012">
            <text:p>2012</text:p>
          </table:table-cell>
          <table:table-cell table:number-columns-repeated="3"/>
          <table:table-cell office:value-type="string">
            <text:p>I spent the first 40 minutes of the recent Skrillex concert I went to at Roseland Ballroom in New York searching for a place to stand. I was looking for a place—maybe behind a wall, in a corner—where the mathematics of acoustics minimized the obscene volume that I was convinced was going to give me a heart attack. I did not want to be the mid-’30s guy they would have to take away in a stretcher. It is said that the music we hear as teenagers is, and will always be, the most important music for the rest of our lives. For me this music is techno, the cheap, voiceless machine-age disco that became popular in the clubs of Chicago in the late ’80s and from there quickly spread around the globe. Depending on how thinly you slice vernacular electronic music history, the music of Sonny Moore, aka Skrillex, may or may not be related to techno. For me it is close enough. I, a polo-shirt-, khaki-pants-wearing goon, was pacing around the Skrillex concert amid a sea of teenagers dressed like American Apparel employees, four to five hours after which I would normally be in bed, afraid I was doing harm to my body, because this was, after all, my music. I was introduced to techno at my first party (the Western New York word for “rave”). The party was in a fourth-floor walk-up loft on Main Street in downtown Buffalo, New York. It was 1995. Downtown Buffalo in 1995 was largely how downtown Buffalo is today—completely abandoned. I arrived around midnight. Immediately upon crossing the threshold, I heard my first techno track. I heard a bass drum on every beat; I heard hi-hats that sounded like dripping water evaporating on hot metal; and I heard a squelchy noise that seemed to float on top, which reminded me of the toxic smell of burning plastic. Through industrial music—NIN, KMFDM, Front 242—I was already familiar with the concept of machine-driven music, but here was something else entirely. Here, people were listening to nothing but machines. And these machines weren’t playing songs, or anything even remotely narrative, but instead seemed to be playing loops. Simple loops. Loops that seemed to be stuck! Five minutes would pass, and there would hardly be any difference in the music. This was pure, cheap, plastic, battery-powered machine music. The threshold of the party had led me from a world of MTV, the Beatles, and folk music, a world where performance was in some way related to people—remember even industrial bands had people pressing buttons on stage!—to a world where people listened to stuttering machines . And not even to the machines themselves, but to recordings of the machines pressed onto—of all things—vinyl. “Failure by chemical degradation of a vinyl disc in ordinary library environments should not occur in less than a century,” states Pickett and Lemcoe’s 1959 Library of Congress study, Preservation and Storage of Sound Recordings. In other words, in a world where the hard drive on your current computer might last five years, a 1990 Joey Beltram Energy Flash 12 inch, if stored properly, will last 100. Techno, a music often concerned with imagery of the future, actually has a chance of making it there - without any active intervention or migration - all because it was stored on a medium of the past. As my recent Skrillex experience demonstrates, I might not be suitable in mind, body, and style for the front lines anymore, but as countless middle-aged men before have proven, that will not prevent me from obsessing over the music I loved at 17. So, yes, I’ll be that middle-aged guy—the one with gray temples, riding in his 1957 Corvette, or the one with the monographed Rolling Stone luggage—except I won’t be reliving the ’50s, ’60s, or ’70s. I’ll be reliving the ’90s, and I’ll be collecting techno 12 inches. They will be meticulously looked after, perfectly organized, labeled, bar coded, condition-checked, and stored under ideal conditions. In this—my own private archive—it will always be 1995.</text:p>
          </table:table-cell>
        </table:table-row>
        <table:table-row table:style-name="ro1">
          <table:table-cell office:value-type="float" office:value="2229">
            <text:p>2229</text:p>
          </table:table-cell>
          <table:table-cell office:value-type="float" office:value="1">
            <text:p>1</text:p>
          </table:table-cell>
          <table:table-cell office:value-type="float" office:value="2">
            <text:p>2</text:p>
          </table:table-cell>
          <table:table-cell office:value-type="string">
            <text:p>2012-020 oldcv.pdf</text:p>
          </table:table-cell>
          <table:table-cell office:value-type="string">
            <text:p>2012-020-oldcv.pdf</text:p>
          </table:table-cell>
          <table:table-cell office:value-type="float" office:value="2012">
            <text:p>2012</text:p>
          </table:table-cell>
          <table:table-cell office:value-type="string">
            <text:p>Web search</text:p>
          </table:table-cell>
          <table:table-cell table:number-columns-repeated="7"/>
          <table:table-cell office:value-type="string">
            <text:p>oldcv.pdf</text:p>
          </table:table-cell>
          <table:table-cell table:number-columns-repeated="3"/>
          <table:table-cell office:value-type="float" office:value="2012">
            <text:p>2012</text:p>
          </table:table-cell>
          <table:table-cell table:number-columns-repeated="4"/>
        </table:table-row>
        <table:table-row table:style-name="ro1">
          <table:table-cell office:value-type="float" office:value="2231">
            <text:p>2231</text:p>
          </table:table-cell>
          <table:table-cell office:value-type="float" office:value="1">
            <text:p>1</text:p>
          </table:table-cell>
          <table:table-cell office:value-type="float" office:value="2">
            <text:p>2</text:p>
          </table:table-cell>
          <table:table-cell office:value-type="string">
            <text:p>2012-??? Racks, Freaks, etc, etc.</text:p>
          </table:table-cell>
          <table:table-cell office:value-type="string">
            <text:p>2012-racks-freaks-etc-etc</text:p>
          </table:table-cell>
          <table:table-cell office:value-type="float" office:value="2012">
            <text:p>2012</text:p>
          </table:table-cell>
          <table:table-cell office:value-type="string">
            <text:p>Youtube video. </text:p>
          </table:table-cell>
          <table:table-cell table:number-columns-repeated="7"/>
          <table:table-cell office:value-type="string">
            <text:p>Racks, Freaks, etc, etc. </text:p>
          </table:table-cell>
          <table:table-cell table:number-columns-repeated="2"/>
          <table:table-cell office:value-type="string">
            <text:p>(youtube)</text:p>
          </table:table-cell>
          <table:table-cell office:value-type="float" office:value="2012">
            <text:p>2012</text:p>
          </table:table-cell>
          <table:table-cell table:number-columns-repeated="4"/>
        </table:table-row>
        <table:table-row table:style-name="ro1">
          <table:table-cell office:value-type="float" office:value="2232">
            <text:p>2232</text:p>
          </table:table-cell>
          <table:table-cell office:value-type="float" office:value="1">
            <text:p>1</text:p>
          </table:table-cell>
          <table:table-cell office:value-type="float" office:value="2">
            <text:p>2</text:p>
          </table:table-cell>
          <table:table-cell office:value-type="string">
            <text:p>2011-126 Lozenge Composition</text:p>
          </table:table-cell>
          <table:table-cell office:value-type="string">
            <text:p>2011-126-lozenge-composition</text:p>
          </table:table-cell>
          <table:table-cell office:value-type="float" office:value="2011">
            <text:p>2011</text:p>
          </table:table-cell>
          <table:table-cell office:value-type="string">
            <text:p>Lithograph on paper</text:p>
          </table:table-cell>
          <table:table-cell office:value-type="string">
            <text:p>Studio Voltaire</text:p>
          </table:table-cell>
          <table:table-cell/>
          <table:table-cell office:value-type="string">
            <text:p>280mm x 215mm</text:p>
          </table:table-cell>
          <table:table-cell office:value-type="string">
            <text:p>​Page ripped from Mondrain book,... flipped. :)</text:p>
          </table:table-cell>
          <table:table-cell table:number-columns-repeated="3"/>
          <table:table-cell office:value-type="string">
            <text:p>Lozenge Composition, 1924 / Tableau No.IV. Losangique Pyramidal, 1925, with Red, Blue, Yellow and Black, 1924/1925 Titled No. III.</text:p>
          </table:table-cell>
          <table:table-cell/>
          <table:table-cell office:value-type="string">
            <text:p>lozenge-2011-176-digital-database-ih.jpg</text:p>
          </table:table-cell>
          <table:table-cell/>
          <table:table-cell office:value-type="float" office:value="2011">
            <text:p>2011</text:p>
          </table:table-cell>
          <table:table-cell table:number-columns-repeated="4"/>
        </table:table-row>
        <table:table-row table:style-name="ro1">
          <table:table-cell office:value-type="float" office:value="2242">
            <text:p>2242</text:p>
          </table:table-cell>
          <table:table-cell office:value-type="float" office:value="1">
            <text:p>1</text:p>
          </table:table-cell>
          <table:table-cell office:value-type="float" office:value="2">
            <text:p>2</text:p>
          </table:table-cell>
          <table:table-cell office:value-type="string">
            <text:p>2013-063 AUDMCRS website</text:p>
          </table:table-cell>
          <table:table-cell office:value-type="string">
            <text:p>2013-063-audmcrs-website</text:p>
          </table:table-cell>
          <table:table-cell office:value-type="float" office:value="2013">
            <text:p>2013</text:p>
          </table:table-cell>
          <table:table-cell office:value-type="string">
            <text:p>Website</text:p>
          </table:table-cell>
          <table:table-cell table:number-columns-repeated="3"/>
          <table:table-cell office:value-type="string">
            <text:p>​Website 4 my touring trance record collection.</text:p>
          </table:table-cell>
          <table:table-cell/>
          <table:table-cell office:value-type="string">
            <text:p>http://audmcrs.coryarcangel.com</text:p>
          </table:table-cell>
          <table:table-cell office:value-type="string">
            <text:p>[2217] [2011-156-audmcrs-installation] 2011-156 The AUDMCRS Underground Dance Music Collection of Recorded Sound</text:p>
            <text:p>[2228] [2012-065-audmcrs-essay] 2012-065 AUDMCRS Essay</text:p>
          </table:table-cell>
          <table:table-cell office:value-type="string">
            <text:p>The AUDMCRS Underground Dance Music Collection of Recorded Sound</text:p>
          </table:table-cell>
          <table:table-cell/>
          <table:table-cell office:value-type="string">
            <text:p>audmcrs-website-2013-063-digital-database-ih.jpg</text:p>
          </table:table-cell>
          <table:table-cell office:value-type="string">
            <text:p>(Website)</text:p>
          </table:table-cell>
          <table:table-cell office:value-type="float" office:value="2013">
            <text:p>2013</text:p>
          </table:table-cell>
          <table:table-cell table:number-columns-repeated="4"/>
        </table:table-row>
        <table:table-row table:style-name="ro1">
          <table:table-cell office:value-type="float" office:value="4038">
            <text:p>4038</text:p>
          </table:table-cell>
          <table:table-cell office:value-type="float" office:value="1">
            <text:p>1</text:p>
          </table:table-cell>
          <table:table-cell office:value-type="float" office:value="2">
            <text:p>2</text:p>
          </table:table-cell>
          <table:table-cell office:value-type="string">
            <text:p>2005-020-Bomb Iraq</text:p>
          </table:table-cell>
          <table:table-cell office:value-type="string">
            <text:p>2005-020-bomb-iraq</text:p>
          </table:table-cell>
          <table:table-cell office:value-type="float" office:value="2005">
            <text:p>2005</text:p>
          </table:table-cell>
          <table:table-cell office:value-type="string">
            <text:p>Hyercard Readymade</text:p>
          </table:table-cell>
          <table:table-cell table:number-columns-repeated="3"/>
          <table:table-cell office:value-type="string">
            <text:p>​Actual hyper-card program I found on a computer I bought at the Salvation Army. Click on the link above 2 c the (great) 2014 online restoration of this work by Dragan Espenschied!!!!!.</text:p>
          </table:table-cell>
          <table:table-cell/>
          <table:table-cell office:value-type="string">
            <text:p>https://sites.rhizome.org/emulating-bomb-iraq-arcangel/</text:p>
          </table:table-cell>
          <table:table-cell/>
          <table:table-cell office:value-type="string">
            <text:p>Bomb Iraq</text:p>
          </table:table-cell>
          <table:table-cell/>
          <table:table-cell office:value-type="string">
            <text:p>bomb-iraq-2005-020-screenshot-database-ih--ej80.jpg</text:p>
          </table:table-cell>
          <table:table-cell/>
          <table:table-cell office:value-type="float" office:value="2005">
            <text:p>2005</text:p>
          </table:table-cell>
          <table:table-cell table:number-columns-repeated="4"/>
        </table:table-row>
        <table:table-row table:style-name="ro1">
          <table:table-cell office:value-type="float" office:value="4103">
            <text:p>4103</text:p>
          </table:table-cell>
          <table:table-cell office:value-type="float" office:value="1">
            <text:p>1</text:p>
          </table:table-cell>
          <table:table-cell office:value-type="float" office:value="2">
            <text:p>2</text:p>
          </table:table-cell>
          <table:table-cell office:value-type="string">
            <text:p>2012-029 Andy Warhol Amiga Preservation</text:p>
          </table:table-cell>
          <table:table-cell office:value-type="string">
            <text:p>2012-029-andy-warhol-amiga-preservation</text:p>
          </table:table-cell>
          <table:table-cell office:value-type="float" office:value="2011">
            <text:p>2011</text:p>
          </table:table-cell>
          <table:table-cell office:value-type="string">
            <text:p>Multi-year preservation project</text:p>
          </table:table-cell>
          <table:table-cell table:number-columns-repeated="3"/>
          <table:table-cell office:value-type="string">
            <text:p>Worked with a super chill team to discover and preserve Andy Warhol’s Amiga 1000 experiments.</text:p>
          </table:table-cell>
          <table:table-cell office:value-type="string">
            <text:p>Not exactly a “thing i made”, more like a “thing i produced”, but none the less, ... my fav project of all time.There iz a really great documentary on the project linked above. Def watch, and read the great accompanying text – The Warhol Files – if you got an extra 20 min lying around some day. Will give you a good idea of the 3 year process that went into this. ;)</text:p>
          </table:table-cell>
          <table:table-cell/>
          <table:table-cell office:value-type="string">
            <text:p>[4153] [2014-024-the-warhol-files] 2014-024 The Warhol Files</text:p>
          </table:table-cell>
          <table:table-cell office:value-type="string">
            <text:p>Andy Warhol Amiga Preservation</text:p>
          </table:table-cell>
          <table:table-cell office:value-type="string">
            <text:p>{"id":"92583299","url":"http:\/\/player.vimeo.com\/video\/92583299?title=0&amp;byline=0&amp;portrait=0","width":"640","height":"480","type":"vimeo","title":"The Invisible Photograph: Part 2 (Trapped)","description":"In Part 2 of The Invisible Photograph, see how a team of computer scientists, archivists, artists, and curators teamed up to unearth Andy","thumbnail_small":"http:\/\/i.vimeocdn.com\/video\/474434478_100x75.jpg","thumbnail_large":"","author":"Carnegie Museum of Art","length":"1132","embed":"%3Ciframe%20src%3D%22http%3A\/\/player.vimeo.com\/video\/92583299%3Ftitle%3D0%26byline%3D0%26portrait%3D0%22%20border%3D%220%22%20height%3D%22480%22%20width%3D%22640%22%3E%3C\/iframe%3E"}</text:p>
            <text:p/>
          </table:table-cell>
          <table:table-cell office:value-type="string">
            <text:p>warhol-proposal-2012-029-digital-still-2-database-aw.jpg</text:p>
          </table:table-cell>
          <table:table-cell/>
          <table:table-cell office:value-type="float" office:value="2014">
            <text:p>2014</text:p>
          </table:table-cell>
          <table:table-cell/>
          <table:table-cell office:value-type="string">
            <text:p>The Carnegie Museum of Art, The Andy Warhol Museum, and The Frank-Ratchye STUDIO for Creative Inquiry</text:p>
          </table:table-cell>
          <table:table-cell table:number-columns-repeated="2"/>
        </table:table-row>
        <table:table-row table:style-name="ro1">
          <table:table-cell office:value-type="float" office:value="4109">
            <text:p>4109</text:p>
          </table:table-cell>
          <table:table-cell office:value-type="float" office:value="1">
            <text:p>1</text:p>
          </table:table-cell>
          <table:table-cell office:value-type="float" office:value="2">
            <text:p>2</text:p>
          </table:table-cell>
          <table:table-cell office:value-type="string">
            <text:p>2012 On and on</text:p>
          </table:table-cell>
          <table:table-cell office:value-type="string">
            <text:p>code-on-and-on</text:p>
          </table:table-cell>
          <table:table-cell office:value-type="float" office:value="2012">
            <text:p>2012</text:p>
          </table:table-cell>
          <table:table-cell office:value-type="string">
            <text:p>Applescript, Facebook, and Spotify</text:p>
          </table:table-cell>
          <table:table-cell table:number-columns-repeated="3"/>
          <table:table-cell office:value-type="string">
            <text:p>Bot that makes the user look like they listen to “Like a G6” over and over all night. LOL.</text:p>
          </table:table-cell>
          <table:table-cell table:number-columns-repeated="2"/>
          <table:table-cell office:value-type="string">
            <text:p>[4113] [2013-168-the-source-issue-4-on-and-on] 2013-168 The Source Issue 4 On and On <text:s/>(SRF-017)</text:p>
          </table:table-cell>
          <table:table-cell office:value-type="string">
            <text:p>On and On</text:p>
          </table:table-cell>
          <table:table-cell/>
          <table:table-cell office:value-type="string">
            <text:p>on-and-on-2012-021-screenshot-01-database-ih.jpg</text:p>
          </table:table-cell>
          <table:table-cell office:value-type="string">
            <text:p>(Code)</text:p>
          </table:table-cell>
          <table:table-cell office:value-type="float" office:value="2013">
            <text:p>2013</text:p>
          </table:table-cell>
          <table:table-cell table:number-columns-repeated="4"/>
        </table:table-row>
        <table:table-row table:style-name="ro1">
          <table:table-cell office:value-type="float" office:value="4110">
            <text:p>4110</text:p>
          </table:table-cell>
          <table:table-cell office:value-type="float" office:value="1">
            <text:p>1</text:p>
          </table:table-cell>
          <table:table-cell office:value-type="float" office:value="2">
            <text:p>2</text:p>
          </table:table-cell>
          <table:table-cell office:value-type="string">
            <text:p>2013-31 Diddy Lakes</text:p>
          </table:table-cell>
          <table:table-cell office:value-type="string">
            <text:p>2013-31-diddy-lakes</text:p>
          </table:table-cell>
          <table:table-cell office:value-type="float" office:value="2013">
            <text:p>2013</text:p>
          </table:table-cell>
          <table:table-cell office:value-type="string">
            <text:p>1920x1080 H.264/MPEG-4 Part 10 looped digital file (from ​lossless ​Quicktime Animation master), media player, 70” flatscreen, armature, various cables</text:p>
          </table:table-cell>
          <table:table-cell table:number-columns-repeated="2"/>
          <table:table-cell office:value-type="string">
            <text:p>79 x 36.5 x 11 inches</text:p>
          </table:table-cell>
          <table:table-cell office:value-type="string">
            <text:p>Diddy w/ Lake effect .....</text:p>
          </table:table-cell>
          <table:table-cell table:number-columns-repeated="3"/>
          <table:table-cell office:value-type="string">
            <text:p>Diddy / Lakes</text:p>
          </table:table-cell>
          <table:table-cell/>
          <table:table-cell office:value-type="string">
            <text:p>diddy-lakes-2013-031-install-Heart-01-database-SM.jpg</text:p>
          </table:table-cell>
          <table:table-cell/>
          <table:table-cell office:value-type="float" office:value="2013">
            <text:p>2013</text:p>
          </table:table-cell>
          <table:table-cell table:number-columns-repeated="4"/>
        </table:table-row>
        <table:table-row table:style-name="ro1">
          <table:table-cell office:value-type="float" office:value="4111">
            <text:p>4111</text:p>
          </table:table-cell>
          <table:table-cell office:value-type="float" office:value="1">
            <text:p>1</text:p>
          </table:table-cell>
          <table:table-cell office:value-type="float" office:value="2">
            <text:p>2</text:p>
          </table:table-cell>
          <table:table-cell office:value-type="string">
            <text:p>2013-117 The Source Issue 1 Desktop Wireform (SRF-014)</text:p>
          </table:table-cell>
          <table:table-cell office:value-type="string">
            <text:p>2013-117-the-source-desktop-wireform</text:p>
          </table:table-cell>
          <table:table-cell office:value-type="float" office:value="2013">
            <text:p>2013</text:p>
          </table:table-cell>
          <table:table-cell office:value-type="string">
            <text:p>Zine</text:p>
          </table:table-cell>
          <table:table-cell office:value-type="string">
            <text:p>Creative Capital</text:p>
          </table:table-cell>
          <table:table-cell/>
          <table:table-cell office:value-type="string">
            <text:p>11 x 8.5</text:p>
          </table:table-cell>
          <table:table-cell office:value-type="string">
            <text:p>Source code for “Desktop Wireform” sculpture printed on archival inks and paper, footnoted with artist txt, writing, poetry, whatevz, etc, etc, etc,,,,,,,</text:p>
          </table:table-cell>
          <table:table-cell table:number-columns-repeated="2"/>
          <table:table-cell office:value-type="string">
            <text:p>[109] [2011-102-hello-world] 2011-102 Hello World</text:p>
            <text:p>[111] [2011-103-hello-world] 2011-103 Hello World</text:p>
            <text:p>[117] [2011-099-hello-world] 2011-099 Hello World</text:p>
            <text:p>[149] [2010-081-hello-world] 2010-081 Hello World</text:p>
          </table:table-cell>
          <table:table-cell office:value-type="string">
            <text:p>The Source Issue #1: Desktop Wireform (SRF-014)</text:p>
          </table:table-cell>
          <table:table-cell/>
          <table:table-cell office:value-type="string">
            <text:p>the-source-desktop-wireform-2013-117-detail-01-ih.jpg</text:p>
          </table:table-cell>
          <table:table-cell/>
          <table:table-cell office:value-type="float" office:value="2013">
            <text:p>2013</text:p>
          </table:table-cell>
          <table:table-cell office:value-type="string">
            <text:p>the-source-desktop-wireform-2013-117-digital-master-ih.pdf</text:p>
          </table:table-cell>
          <table:table-cell/>
          <table:table-cell office:value-type="string">
            <text:p>[2202] [code-desktop-wireform] Desktop Wireform (Code)</text:p>
          </table:table-cell>
          <table:table-cell/>
        </table:table-row>
        <table:table-row table:style-name="ro1">
          <table:table-cell office:value-type="float" office:value="4112">
            <text:p>4112</text:p>
          </table:table-cell>
          <table:table-cell office:value-type="float" office:value="1">
            <text:p>1</text:p>
          </table:table-cell>
          <table:table-cell office:value-type="float" office:value="2">
            <text:p>2</text:p>
          </table:table-cell>
          <table:table-cell office:value-type="string">
            <text:p>2013 133 The Source Issue 3 I Shot Andy Warhol (SRF-016)</text:p>
          </table:table-cell>
          <table:table-cell office:value-type="string">
            <text:p>2013-133-the-source-issue-3-i-shot-andy-warhol</text:p>
          </table:table-cell>
          <table:table-cell office:value-type="float" office:value="2013">
            <text:p>2013</text:p>
          </table:table-cell>
          <table:table-cell office:value-type="string">
            <text:p>Zine</text:p>
          </table:table-cell>
          <table:table-cell office:value-type="string">
            <text:p>Creative Capital</text:p>
          </table:table-cell>
          <table:table-cell/>
          <table:table-cell office:value-type="string">
            <text:p>11 x 8.5</text:p>
          </table:table-cell>
          <table:table-cell office:value-type="string">
            <text:p>Source code for “I Shot Andy Warhol” NES cart (binary FYI) printed with archival inks and</text:p>
            <text:p><text:s/>paper, footnoted with artist txt, writing, poetry, whatevz, etc, etc, etc ;-)</text:p>
          </table:table-cell>
          <table:table-cell table:number-columns-repeated="2"/>
          <table:table-cell office:value-type="string">
            <text:p>[9] [2002-002-i-shot-andy-warhol] 2002-002 I Shot Andy Warhol</text:p>
          </table:table-cell>
          <table:table-cell office:value-type="string">
            <text:p>The Source Issue #3: I Shot Andy Warhol (SRF-016)</text:p>
          </table:table-cell>
          <table:table-cell/>
          <table:table-cell office:value-type="string">
            <text:p>the-source-warhol-srf-016-2013-133-detail-07-database-ih.jpg</text:p>
          </table:table-cell>
          <table:table-cell/>
          <table:table-cell office:value-type="float" office:value="2013">
            <text:p>2013</text:p>
          </table:table-cell>
          <table:table-cell office:value-type="string">
            <text:p>the-source-warhol-2013-133-digital-master-ih.pdf</text:p>
          </table:table-cell>
          <table:table-cell/>
          <table:table-cell office:value-type="string">
            <text:p>[4186] [code-i-shot-andy-warhol] I Shot Andy Warhol (code)</text:p>
          </table:table-cell>
          <table:table-cell/>
        </table:table-row>
        <table:table-row table:style-name="ro1">
          <table:table-cell office:value-type="float" office:value="4113">
            <text:p>4113</text:p>
          </table:table-cell>
          <table:table-cell office:value-type="float" office:value="1">
            <text:p>1</text:p>
          </table:table-cell>
          <table:table-cell office:value-type="float" office:value="2">
            <text:p>2</text:p>
          </table:table-cell>
          <table:table-cell office:value-type="string">
            <text:p>2013-168 The Source Issue 4 On and On <text:s/>(SRF-017)</text:p>
          </table:table-cell>
          <table:table-cell office:value-type="string">
            <text:p>2013-168-the-source-issue-4-on-and-on</text:p>
          </table:table-cell>
          <table:table-cell office:value-type="float" office:value="2013">
            <text:p>2013</text:p>
          </table:table-cell>
          <table:table-cell office:value-type="string">
            <text:p>Zine</text:p>
          </table:table-cell>
          <table:table-cell office:value-type="string">
            <text:p>Creative Capital</text:p>
          </table:table-cell>
          <table:table-cell/>
          <table:table-cell office:value-type="string">
            <text:p>11 x 8.5</text:p>
          </table:table-cell>
          <table:table-cell office:value-type="string">
            <text:p>Source code for “On and on” bot printed with archival inks and paper, footnoted with artist txt, writing, poetry, whatevz, etc, etc,</text:p>
            <text:p><text:s/>etc.</text:p>
          </table:table-cell>
          <table:table-cell table:number-columns-repeated="3"/>
          <table:table-cell office:value-type="string">
            <text:p>The Source Issue #4: On and On (SRF-017)</text:p>
          </table:table-cell>
          <table:table-cell/>
          <table:table-cell office:value-type="string">
            <text:p>the-source-on-and-on-2013-168-install-Heart-01-database-SM.jpg</text:p>
          </table:table-cell>
          <table:table-cell/>
          <table:table-cell office:value-type="float" office:value="2013">
            <text:p>2013</text:p>
          </table:table-cell>
          <table:table-cell office:value-type="string">
            <text:p>the-source-on-and-on-2013-168-digital-master-ih.pdf</text:p>
          </table:table-cell>
          <table:table-cell/>
          <table:table-cell office:value-type="string">
            <text:p>[4109] [code-on-and-on] 2012 On and on</text:p>
          </table:table-cell>
          <table:table-cell/>
        </table:table-row>
        <table:table-row table:style-name="ro1">
          <table:table-cell office:value-type="float" office:value="4114">
            <text:p>4114</text:p>
          </table:table-cell>
          <table:table-cell office:value-type="float" office:value="1">
            <text:p>1</text:p>
          </table:table-cell>
          <table:table-cell office:value-type="float" office:value="2">
            <text:p>2</text:p>
          </table:table-cell>
          <table:table-cell office:value-type="string">
            <text:p>2013 138 The Source Issue 2 Pizza Party (SRF-015)</text:p>
          </table:table-cell>
          <table:table-cell office:value-type="string">
            <text:p>2013-138-the-source-pizza-party</text:p>
          </table:table-cell>
          <table:table-cell office:value-type="float" office:value="2013">
            <text:p>2013</text:p>
          </table:table-cell>
          <table:table-cell office:value-type="string">
            <text:p>Zine</text:p>
          </table:table-cell>
          <table:table-cell office:value-type="string">
            <text:p>Creative Capital</text:p>
          </table:table-cell>
          <table:table-cell/>
          <table:table-cell office:value-type="string">
            <text:p>11 x 8.5</text:p>
          </table:table-cell>
          <table:table-cell office:value-type="string">
            <text:p>Source code for “Pizza Party” software (a collaboration with Michael Frumin) printed on archival inks and</text:p>
            <text:p><text:s/>paper, footnoted with artist txt, writing, poetry, whatevz, etc, etc, .........</text:p>
          </table:table-cell>
          <table:table-cell table:number-columns-repeated="2"/>
          <table:table-cell office:value-type="string">
            <text:p>[16] [2004-009-pizza-party] 2004-009 Pizza Party</text:p>
          </table:table-cell>
          <table:table-cell office:value-type="string">
            <text:p>The Source Issue #2: Pizza Party (SRF-015)</text:p>
          </table:table-cell>
          <table:table-cell/>
          <table:table-cell office:value-type="string">
            <text:p>the-source-pizza-party-srf-015-2013-138-detail-01-database-ih.jpg</text:p>
          </table:table-cell>
          <table:table-cell/>
          <table:table-cell office:value-type="float" office:value="2013">
            <text:p>2013</text:p>
          </table:table-cell>
          <table:table-cell office:value-type="string">
            <text:p>the-source-pizza-party-2013-138-digital-master-ih.pdf</text:p>
          </table:table-cell>
          <table:table-cell/>
          <table:table-cell office:value-type="string">
            <text:p>[2197] [code-pizza-party] Pizza Party (Code)</text:p>
          </table:table-cell>
          <table:table-cell/>
        </table:table-row>
        <table:table-row table:style-name="ro1">
          <table:table-cell office:value-type="float" office:value="4115">
            <text:p>4115</text:p>
          </table:table-cell>
          <table:table-cell office:value-type="float" office:value="1">
            <text:p>1</text:p>
          </table:table-cell>
          <table:table-cell office:value-type="float" office:value="2">
            <text:p>2</text:p>
          </table:table-cell>
          <table:table-cell office:value-type="string">
            <text:p>2013-169 Freshbuzz</text:p>
          </table:table-cell>
          <table:table-cell office:value-type="string">
            <text:p>2013-169-freshbuzz</text:p>
          </table:table-cell>
          <table:table-cell office:value-type="float" office:value="2014">
            <text:p>2014</text:p>
          </table:table-cell>
          <table:table-cell office:value-type="string">
            <text:p>Single channel video</text:p>
          </table:table-cell>
          <table:table-cell table:number-columns-repeated="3"/>
          <table:table-cell office:value-type="string">
            <text:p>On take motion picture of myself web surfing around www.subway.com</text:p>
          </table:table-cell>
          <table:table-cell table:number-columns-repeated="2"/>
          <table:table-cell office:value-type="string">
            <text:p>[4162] [2013-176-napkins] 2013 176 Napkins</text:p>
            <text:p>[4163] [2013-177-napkins] 2013 177 Napkins</text:p>
            <text:p>[4164] [2013-178-napkins] 2013 178 Napkins</text:p>
            <text:p>[4165] [2013-179-napkins] 2013 179 Napkins</text:p>
          </table:table-cell>
          <table:table-cell office:value-type="string">
            <text:p>Freshbuzz (www.subway.com)</text:p>
          </table:table-cell>
          <table:table-cell/>
          <table:table-cell office:value-type="string">
            <text:p>freshbuzz-2013-169-install-Heart-01-database-SM.jpg</text:p>
          </table:table-cell>
          <table:table-cell/>
          <table:table-cell office:value-type="float" office:value="2014">
            <text:p>2014</text:p>
          </table:table-cell>
          <table:table-cell table:number-columns-repeated="4"/>
        </table:table-row>
        <table:table-row table:style-name="ro1">
          <table:table-cell office:value-type="float" office:value="4116">
            <text:p>4116</text:p>
          </table:table-cell>
          <table:table-cell office:value-type="float" office:value="1">
            <text:p>1</text:p>
          </table:table-cell>
          <table:table-cell office:value-type="float" office:value="2">
            <text:p>2</text:p>
          </table:table-cell>
          <table:table-cell office:value-type="string">
            <text:p>2013-087 Blackberry / Lakes</text:p>
          </table:table-cell>
          <table:table-cell office:value-type="string">
            <text:p>2013-087-blackberry-lakes</text:p>
          </table:table-cell>
          <table:table-cell office:value-type="float" office:value="2013">
            <text:p>2013</text:p>
          </table:table-cell>
          <table:table-cell office:value-type="string">
            <text:p>1920x1080 H.264/MPEG-4 Part 10 looped digital file (from ​lossless ​Quicktime Animation master), media player, 70” flatscreen, armature, various cables</text:p>
          </table:table-cell>
          <table:table-cell table:number-columns-repeated="2"/>
          <table:table-cell office:value-type="string">
            <text:p>79 x 36.5 x 11 inches</text:p>
          </table:table-cell>
          <table:table-cell office:value-type="string">
            <text:p>Rando image w/ lake effect ;-)</text:p>
          </table:table-cell>
          <table:table-cell table:number-columns-repeated="3"/>
          <table:table-cell office:value-type="string">
            <text:p>Blackberry / Lakes</text:p>
          </table:table-cell>
          <table:table-cell/>
          <table:table-cell office:value-type="string">
            <text:p>blackberry-lakes-2013-187-install-Heart-01-database-SM.jpg</text:p>
          </table:table-cell>
          <table:table-cell/>
          <table:table-cell office:value-type="float" office:value="2013">
            <text:p>2013</text:p>
          </table:table-cell>
          <table:table-cell table:number-columns-repeated="4"/>
        </table:table-row>
        <table:table-row table:style-name="ro1">
          <table:table-cell office:value-type="float" office:value="4117">
            <text:p>4117</text:p>
          </table:table-cell>
          <table:table-cell office:value-type="float" office:value="1">
            <text:p>1</text:p>
          </table:table-cell>
          <table:table-cell office:value-type="float" office:value="2">
            <text:p>2</text:p>
          </table:table-cell>
          <table:table-cell office:value-type="string">
            <text:p>2013-189 Asshole / Lakes</text:p>
          </table:table-cell>
          <table:table-cell office:value-type="string">
            <text:p>2013-189-asshole-lakes</text:p>
          </table:table-cell>
          <table:table-cell office:value-type="float" office:value="2013">
            <text:p>2013</text:p>
          </table:table-cell>
          <table:table-cell office:value-type="string">
            <text:p>1920x1080 H.264/MPEG-4 Part 10 looped digital file (from ​lossless ​Quicktime Animation master), media player, 70” flatscreen, armature, various cables</text:p>
          </table:table-cell>
          <table:table-cell table:number-columns-repeated="2"/>
          <table:table-cell office:value-type="string">
            <text:p>79 x 36.5 x 11 inches</text:p>
          </table:table-cell>
          <table:table-cell table:number-columns-repeated="3"/>
          <table:table-cell office:value-type="string">
            <text:p>[4174] [2014-095-hillary-lakes] 2014 095 Asshole 2 / Lakes</text:p>
          </table:table-cell>
          <table:table-cell office:value-type="string">
            <text:p>Asshole / Lakes</text:p>
          </table:table-cell>
          <table:table-cell/>
          <table:table-cell office:value-type="string">
            <text:p>asshole-lakes-2013-189-install-Heart-01-database-SM.jpg</text:p>
          </table:table-cell>
          <table:table-cell/>
          <table:table-cell office:value-type="float" office:value="2013">
            <text:p>2013</text:p>
          </table:table-cell>
          <table:table-cell table:number-columns-repeated="4"/>
        </table:table-row>
        <table:table-row table:style-name="ro1">
          <table:table-cell office:value-type="float" office:value="4118">
            <text:p>4118</text:p>
          </table:table-cell>
          <table:table-cell office:value-type="float" office:value="1">
            <text:p>1</text:p>
          </table:table-cell>
          <table:table-cell office:value-type="float" office:value="2">
            <text:p>2</text:p>
          </table:table-cell>
          <table:table-cell office:value-type="string">
            <text:p>2013-190 Awkard Smiles / Lakes</text:p>
          </table:table-cell>
          <table:table-cell office:value-type="string">
            <text:p>2013-190-awkard-smiles-lakes</text:p>
          </table:table-cell>
          <table:table-cell office:value-type="float" office:value="2013">
            <text:p>2013</text:p>
          </table:table-cell>
          <table:table-cell office:value-type="string">
            <text:p>1920x1080 H.264/MPEG-4 Part 10 looped digital file (from ​lossless ​Quicktime Animation master), media player, 70” flatscreen, armature, various cables</text:p>
          </table:table-cell>
          <table:table-cell table:number-columns-repeated="2"/>
          <table:table-cell office:value-type="string">
            <text:p>79 x 36.5 x 11 inches</text:p>
          </table:table-cell>
          <table:table-cell table:number-columns-repeated="4"/>
          <table:table-cell office:value-type="string">
            <text:p>Awkard Smiles / Lakes</text:p>
          </table:table-cell>
          <table:table-cell/>
          <table:table-cell office:value-type="string">
            <text:p>awkward-smiles-lakes-2013-190-full-Heart-01-database-SM.jpg</text:p>
          </table:table-cell>
          <table:table-cell/>
          <table:table-cell office:value-type="float" office:value="2013">
            <text:p>2013</text:p>
          </table:table-cell>
          <table:table-cell table:number-columns-repeated="4"/>
        </table:table-row>
        <table:table-row table:style-name="ro1">
          <table:table-cell office:value-type="float" office:value="4119">
            <text:p>4119</text:p>
          </table:table-cell>
          <table:table-cell office:value-type="float" office:value="1">
            <text:p>1</text:p>
          </table:table-cell>
          <table:table-cell office:value-type="float" office:value="2">
            <text:p>2</text:p>
          </table:table-cell>
          <table:table-cell office:value-type="string">
            <text:p>2013-193 Seinfeld DVD / Lakes</text:p>
          </table:table-cell>
          <table:table-cell office:value-type="string">
            <text:p>2013-193-seinfeld-dvd-lakes</text:p>
          </table:table-cell>
          <table:table-cell office:value-type="float" office:value="2013">
            <text:p>2013</text:p>
          </table:table-cell>
          <table:table-cell office:value-type="string">
            <text:p>1920x1080 H.264/MPEG-4 Part 10 looped digital file (from ​lossless ​Quicktime Animation master), media player, 70” flatscreen, armature, various cables</text:p>
          </table:table-cell>
          <table:table-cell table:number-columns-repeated="2"/>
          <table:table-cell office:value-type="string">
            <text:p>79 x 36.5 x 11 inches</text:p>
          </table:table-cell>
          <table:table-cell table:number-columns-repeated="4"/>
          <table:table-cell office:value-type="string">
            <text:p>Seinfeld DVD / Lakes</text:p>
          </table:table-cell>
          <table:table-cell/>
          <table:table-cell office:value-type="string">
            <text:p>seinfeld-lakes-2013-193-install-Heart-01-database-SM.jpg</text:p>
          </table:table-cell>
          <table:table-cell/>
          <table:table-cell office:value-type="float" office:value="2013">
            <text:p>2013</text:p>
          </table:table-cell>
          <table:table-cell table:number-columns-repeated="4"/>
        </table:table-row>
        <table:table-row table:style-name="ro1">
          <table:table-cell office:value-type="float" office:value="4122">
            <text:p>4122</text:p>
          </table:table-cell>
          <table:table-cell office:value-type="float" office:value="1">
            <text:p>1</text:p>
          </table:table-cell>
          <table:table-cell office:value-type="float" office:value="2">
            <text:p>2</text:p>
          </table:table-cell>
          <table:table-cell table:number-columns-repeated="2" office:value-type="string">
            <text:p>title</text:p>
          </table:table-cell>
          <table:table-cell office:value-type="float" office:value="2014">
            <text:p>2014</text:p>
          </table:table-cell>
          <table:table-cell office:value-type="string">
            <text:p>medium</text:p>
          </table:table-cell>
          <table:table-cell office:value-type="string">
            <text:p>comission</text:p>
          </table:table-cell>
          <table:table-cell office:value-type="string">
            <text:p>production</text:p>
          </table:table-cell>
          <table:table-cell office:value-type="string">
            <text:p>size</text:p>
          </table:table-cell>
          <table:table-cell office:value-type="string">
            <text:p>​elevator</text:p>
          </table:table-cell>
          <table:table-cell office:value-type="string">
            <text:p>post-script</text:p>
          </table:table-cell>
          <table:table-cell office:value-type="string">
            <text:p>www</text:p>
          </table:table-cell>
          <table:table-cell office:value-type="string">
            <text:p>[7] [supermarioclouds] 2002-001 Super Mario Clouds</text:p>
            <text:p>[8] [1991-001-insectiside] 1991-001 Insectiside</text:p>
          </table:table-cell>
          <table:table-cell office:value-type="string">
            <text:p>viewing-title</text:p>
          </table:table-cell>
          <table:table-cell table:number-columns-repeated="2"/>
          <table:table-cell office:value-type="string">
            <text:p>viewing-subhead</text:p>
          </table:table-cell>
          <table:table-cell office:value-type="float" office:value="2015">
            <text:p>2015</text:p>
          </table:table-cell>
          <table:table-cell office:value-type="string">
            <text:p>arcangel-super-mario-clouds.nes.zip</text:p>
          </table:table-cell>
          <table:table-cell office:value-type="string">
            <text:p>collaboration</text:p>
          </table:table-cell>
          <table:table-cell office:value-type="string">
            <text:p>[2192] [code-akron-cincinnati] 2012-042 Akron &amp; Cincinnati (Code)</text:p>
            <text:p>[4109] [2012-on-and-on] 2012 On and on</text:p>
          </table:table-cell>
          <table:table-cell office:value-type="string">
            <text:p>​txt</text:p>
          </table:table-cell>
        </table:table-row>
        <table:table-row table:style-name="ro1">
          <table:table-cell office:value-type="float" office:value="4127">
            <text:p>4127</text:p>
          </table:table-cell>
          <table:table-cell office:value-type="float" office:value="1">
            <text:p>1</text:p>
          </table:table-cell>
          <table:table-cell office:value-type="float" office:value="2">
            <text:p>2</text:p>
          </table:table-cell>
          <table:table-cell office:value-type="string">
            <text:p>2012-037 Work On My Novel (book)</text:p>
          </table:table-cell>
          <table:table-cell office:value-type="string">
            <text:p>2012-037-work-on-my-novel-book</text:p>
          </table:table-cell>
          <table:table-cell office:value-type="float" office:value="2014">
            <text:p>2014</text:p>
          </table:table-cell>
          <table:table-cell office:value-type="string">
            <text:p>Fiction novel</text:p>
          </table:table-cell>
          <table:table-cell/>
          <table:table-cell office:value-type="string">
            <text:p>Published by Penguin</text:p>
          </table:table-cell>
          <table:table-cell/>
          <table:table-cell office:value-type="string">
            <text:p>​Novel featuring the best tweets which include the phase “working on my novel”.</text:p>
          </table:table-cell>
          <table:table-cell office:value-type="string">
            <text:p>INFORMATION:</text:p>
            <text:p><text:s/>Author: &lt;a href="http://coryarcangel.com/" title=""&gt;Cory Arcangel&lt;/a&gt;</text:p>
            <text:p><text:s/>ISBN #: 1846147425 </text:p>
            <text:p><text:s/>Publisher: &lt;a href="http://www.penguin.com/" title=""&gt;Penguin Books Ltd&lt;/a&gt;</text:p>
            <text:p><text:s/>Publication date: July 31st, 2014</text:p>
            <text:p><text:s/>Binding: Paperback </text:p>
            <text:p><text:s/>Pages: 144</text:p>
          </table:table-cell>
          <table:table-cell office:value-type="string">
            <text:p>http://novel.coryarcangel.com/</text:p>
          </table:table-cell>
          <table:table-cell office:value-type="string">
            <text:p>[54] [2009-032-working-on-my-novel] 2009-032 Working On My Novel (Twitter Search)</text:p>
            <text:p>[2205] [2012-066-working-on-my-novel] 2012-066 Working On My Novel (Twitter Feed)</text:p>
          </table:table-cell>
          <table:table-cell office:value-type="string">
            <text:p>Working On My Novel</text:p>
          </table:table-cell>
          <table:table-cell/>
          <table:table-cell office:value-type="string">
            <text:p>working-on-my-novel-2012-037-full-01-database-ih.jpg</text:p>
            <text:p>working-on-my-novel-2012-037-full-02-database-ih.jpg</text:p>
            <text:p>working-on-my-novel-2012-037-full-04-database-ih.jpg</text:p>
            <text:p>working-on-my-novel-2012-037-full-03-database-ih.jpg</text:p>
            <text:p>working-on-my-novel-2012-037-full-05-database-ih.jpg</text:p>
          </table:table-cell>
          <table:table-cell office:value-type="string">
            <text:p>(Book)</text:p>
          </table:table-cell>
          <table:table-cell office:value-type="float" office:value="2014">
            <text:p>2014</text:p>
          </table:table-cell>
          <table:table-cell table:number-columns-repeated="4"/>
        </table:table-row>
        <table:table-row table:style-name="ro1">
          <table:table-cell office:value-type="float" office:value="4130">
            <text:p>4130</text:p>
          </table:table-cell>
          <table:table-cell office:value-type="float" office:value="1">
            <text:p>1</text:p>
          </table:table-cell>
          <table:table-cell office:value-type="float" office:value="2">
            <text:p>2</text:p>
          </table:table-cell>
          <table:table-cell office:value-type="string">
            <text:p>2014-032 So shines a good deed in a weary world</text:p>
          </table:table-cell>
          <table:table-cell office:value-type="string">
            <text:p>2014-032-so-shines-a-good-deed-in-a-weary-world</text:p>
          </table:table-cell>
          <table:table-cell office:value-type="float" office:value="2014">
            <text:p>2014</text:p>
          </table:table-cell>
          <table:table-cell office:value-type="string">
            <text:p>Single channel video</text:p>
          </table:table-cell>
          <table:table-cell table:number-columns-repeated="2"/>
          <table:table-cell office:value-type="string">
            <text:p>Vaiable</text:p>
          </table:table-cell>
          <table:table-cell office:value-type="string">
            <text:p>​Surfing around dunkindonuts.com…...</text:p>
          </table:table-cell>
          <table:table-cell table:number-columns-repeated="3"/>
          <table:table-cell office:value-type="string">
            <text:p>So shines a good deed in a weary world (dunkindonuts.com)</text:p>
          </table:table-cell>
          <table:table-cell/>
          <table:table-cell office:value-type="string">
            <text:p>dunkin-2014-032-digital-2-database-ih.jpg</text:p>
          </table:table-cell>
          <table:table-cell/>
          <table:table-cell office:value-type="float" office:value="2014">
            <text:p>2014</text:p>
          </table:table-cell>
          <table:table-cell table:number-columns-repeated="4"/>
        </table:table-row>
        <table:table-row table:style-name="ro1">
          <table:table-cell office:value-type="float" office:value="4131">
            <text:p>4131</text:p>
          </table:table-cell>
          <table:table-cell office:value-type="float" office:value="1">
            <text:p>1</text:p>
          </table:table-cell>
          <table:table-cell office:value-type="float" office:value="2">
            <text:p>2</text:p>
          </table:table-cell>
          <table:table-cell office:value-type="string">
            <text:p>2014--31 Max Perks</text:p>
          </table:table-cell>
          <table:table-cell office:value-type="string">
            <text:p>2014-31-max-perks</text:p>
          </table:table-cell>
          <table:table-cell office:value-type="float" office:value="2014">
            <text:p>2014</text:p>
          </table:table-cell>
          <table:table-cell office:value-type="string">
            <text:p>Single channel video</text:p>
          </table:table-cell>
          <table:table-cell table:number-columns-repeated="2"/>
          <table:table-cell office:value-type="string">
            <text:p>Variable</text:p>
          </table:table-cell>
          <table:table-cell office:value-type="string">
            <text:p>​Surfing around officemax.com.....</text:p>
          </table:table-cell>
          <table:table-cell table:number-columns-repeated="3"/>
          <table:table-cell office:value-type="string">
            <text:p>Max Perks (officemax.com)</text:p>
          </table:table-cell>
          <table:table-cell/>
          <table:table-cell office:value-type="string">
            <text:p>max-perks-2014-031-digital-1-database-ih.jpg</text:p>
          </table:table-cell>
          <table:table-cell/>
          <table:table-cell office:value-type="float" office:value="2014">
            <text:p>2014</text:p>
          </table:table-cell>
          <table:table-cell table:number-columns-repeated="4"/>
        </table:table-row>
        <table:table-row table:style-name="ro1">
          <table:table-cell office:value-type="float" office:value="4132">
            <text:p>4132</text:p>
          </table:table-cell>
          <table:table-cell office:value-type="float" office:value="1">
            <text:p>1</text:p>
          </table:table-cell>
          <table:table-cell office:value-type="float" office:value="2">
            <text:p>2</text:p>
          </table:table-cell>
          <table:table-cell office:value-type="string">
            <text:p>2014-030 Ideas In Action</text:p>
          </table:table-cell>
          <table:table-cell office:value-type="string">
            <text:p>2014-030-ideas-in-action</text:p>
          </table:table-cell>
          <table:table-cell office:value-type="float" office:value="2014">
            <text:p>2014</text:p>
          </table:table-cell>
          <table:table-cell office:value-type="string">
            <text:p>Single channel video</text:p>
          </table:table-cell>
          <table:table-cell table:number-columns-repeated="2"/>
          <table:table-cell office:value-type="string">
            <text:p>Variable</text:p>
          </table:table-cell>
          <table:table-cell office:value-type="string">
            <text:p>​Surfing around Starbucks user forums…...</text:p>
          </table:table-cell>
          <table:table-cell table:number-columns-repeated="3"/>
          <table:table-cell office:value-type="string">
            <text:p>Ideas In Action (starbucks.com)</text:p>
          </table:table-cell>
          <table:table-cell office:value-type="string">
            <text:p>{"id":"UWItpHYg_3Y","url":"http:\/\/www.youtube.com\/embed\/UWItpHYg_3Y?rel=0&amp;wmode=opaque&amp;hd=1","width":"640","height":"480","type":"youtube","title":"Cory Arcangel - Ideas In Action","description":"Cory Arcangel \nIdeas In Action, 2014\nSingle-channel video","thumbnail_small":"https:\/\/i.ytimg.com\/vi\/UWItpHYg_3Y\/default.jpg","thumbnail_large":"https:\/\/i.ytimg.com\/vi\/UWItpHYg_3Y\/hqdefault.jpg","author":"coryarcangel","length":"00:32:42","embed":"%3Ciframe%20src%3D%22http%3A\/\/www.youtube.com\/embed\/UWItpHYg_3Y%3Frel%3D0%26wmode%3Dopaque%26hd%3D1%22%20border%3D%220%22%20height%3D%22480%22%20width%3D%22640%22%3E%3C\/iframe%3E"}</text:p>
            <text:p/>
          </table:table-cell>
          <table:table-cell office:value-type="string">
            <text:p>mystarbucksidea-2014-030-digital-still-4-database-ih.jpg</text:p>
            <text:p>mystarbucksidea-2014-030-digital-still-5-database-ih.jpg</text:p>
          </table:table-cell>
          <table:table-cell/>
          <table:table-cell office:value-type="float" office:value="2014">
            <text:p>2014</text:p>
          </table:table-cell>
          <table:table-cell table:number-columns-repeated="4"/>
        </table:table-row>
        <table:table-row table:style-name="ro1">
          <table:table-cell office:value-type="float" office:value="4133">
            <text:p>4133</text:p>
          </table:table-cell>
          <table:table-cell office:value-type="float" office:value="1">
            <text:p>1</text:p>
          </table:table-cell>
          <table:table-cell office:value-type="float" office:value="2">
            <text:p>2</text:p>
          </table:table-cell>
          <table:table-cell office:value-type="string">
            <text:p>2014-017 Photoshop CS</text:p>
          </table:table-cell>
          <table:table-cell office:value-type="string">
            <text:p>2014-017-photoshop-cs</text:p>
          </table:table-cell>
          <table:table-cell office:value-type="float" office:value="2014">
            <text:p>2014</text:p>
          </table:table-cell>
          <table:table-cell office:value-type="string">
            <text:p>Chromogenic print</text:p>
          </table:table-cell>
          <table:table-cell table:number-columns-repeated="2"/>
          <table:table-cell office:value-type="string">
            <text:p>86 x 60 in</text:p>
          </table:table-cell>
          <table:table-cell table:number-columns-repeated="4"/>
          <table:table-cell office:value-type="string">
            <text:p>Photoshop CS: 86 by 60 inches, 300 DPI, RGB, square pixels, default gradient "Blue, Red, Yellow", mousedown y=23300 x=17300, mouseup y=14900 x=6600</text:p>
          </table:table-cell>
          <table:table-cell/>
          <table:table-cell office:value-type="string">
            <text:p>photoshop-cs-2014-017-full-database-FA.jpg</text:p>
          </table:table-cell>
          <table:table-cell/>
          <table:table-cell office:value-type="float" office:value="2014">
            <text:p>2014</text:p>
          </table:table-cell>
          <table:table-cell table:number-columns-repeated="4"/>
        </table:table-row>
        <table:table-row table:style-name="ro1">
          <table:table-cell office:value-type="float" office:value="4134">
            <text:p>4134</text:p>
          </table:table-cell>
          <table:table-cell office:value-type="float" office:value="1">
            <text:p>1</text:p>
          </table:table-cell>
          <table:table-cell office:value-type="float" office:value="2">
            <text:p>2</text:p>
          </table:table-cell>
          <table:table-cell office:value-type="string">
            <text:p>2014-018 Photoshop CS</text:p>
          </table:table-cell>
          <table:table-cell office:value-type="string">
            <text:p>2014-018-photoshop-cs</text:p>
          </table:table-cell>
          <table:table-cell office:value-type="float" office:value="2014">
            <text:p>2014</text:p>
          </table:table-cell>
          <table:table-cell office:value-type="string">
            <text:p>Chromogenic print</text:p>
          </table:table-cell>
          <table:table-cell table:number-columns-repeated="2"/>
          <table:table-cell office:value-type="string">
            <text:p>44x40in</text:p>
          </table:table-cell>
          <table:table-cell table:number-columns-repeated="4"/>
          <table:table-cell office:value-type="string">
            <text:p>Photoshop CS: 44 by 40 inches, 300 DPI, RGB, square pixels, default gradient "Spectrum", mousedown y=1520 x=4920, mouseup y=10400 x=5720</text:p>
          </table:table-cell>
          <table:table-cell/>
          <table:table-cell office:value-type="string">
            <text:p>photoshop-cs-2014-018-full-database-FA.jpg</text:p>
          </table:table-cell>
          <table:table-cell/>
          <table:table-cell office:value-type="float" office:value="2014">
            <text:p>2014</text:p>
          </table:table-cell>
          <table:table-cell table:number-columns-repeated="4"/>
        </table:table-row>
        <table:table-row table:style-name="ro1">
          <table:table-cell office:value-type="float" office:value="4135">
            <text:p>4135</text:p>
          </table:table-cell>
          <table:table-cell office:value-type="float" office:value="1">
            <text:p>1</text:p>
          </table:table-cell>
          <table:table-cell office:value-type="float" office:value="2">
            <text:p>2</text:p>
          </table:table-cell>
          <table:table-cell office:value-type="string">
            <text:p>2014-019 Photoshop Cs</text:p>
          </table:table-cell>
          <table:table-cell office:value-type="string">
            <text:p>2014-019-photoshop-cs</text:p>
          </table:table-cell>
          <table:table-cell office:value-type="float" office:value="2014">
            <text:p>2014</text:p>
          </table:table-cell>
          <table:table-cell office:value-type="string">
            <text:p>Chromogenic print</text:p>
          </table:table-cell>
          <table:table-cell table:number-columns-repeated="2"/>
          <table:table-cell office:value-type="string">
            <text:p>32x40in</text:p>
          </table:table-cell>
          <table:table-cell table:number-columns-repeated="4"/>
          <table:table-cell office:value-type="string">
            <text:p>Photoshop CS: 32 by 40 inches, 300 DPI, RGB, square pixels, default gradient "Chrome", mousedown y=2320 x=5440, mouseup y=6760 x=5140</text:p>
          </table:table-cell>
          <table:table-cell/>
          <table:table-cell office:value-type="string">
            <text:p>photoshop-cs-2014-019-full-database-FA.jpg</text:p>
          </table:table-cell>
          <table:table-cell/>
          <table:table-cell office:value-type="float" office:value="2014">
            <text:p>2014</text:p>
          </table:table-cell>
          <table:table-cell table:number-columns-repeated="4"/>
        </table:table-row>
        <table:table-row table:style-name="ro1">
          <table:table-cell office:value-type="float" office:value="4136">
            <text:p>4136</text:p>
          </table:table-cell>
          <table:table-cell office:value-type="float" office:value="1">
            <text:p>1</text:p>
          </table:table-cell>
          <table:table-cell office:value-type="float" office:value="2">
            <text:p>2</text:p>
          </table:table-cell>
          <table:table-cell office:value-type="string">
            <text:p>2014-020 Photoshop Cs</text:p>
          </table:table-cell>
          <table:table-cell office:value-type="string">
            <text:p>2014-020-photoshop-cs</text:p>
          </table:table-cell>
          <table:table-cell office:value-type="float" office:value="2014">
            <text:p>2014</text:p>
          </table:table-cell>
          <table:table-cell office:value-type="string">
            <text:p>Chromogenic print</text:p>
          </table:table-cell>
          <table:table-cell table:number-columns-repeated="2"/>
          <table:table-cell office:value-type="string">
            <text:p>58x48in</text:p>
          </table:table-cell>
          <table:table-cell table:number-columns-repeated="4"/>
          <table:table-cell office:value-type="string">
            <text:p>Photoshop CS: 58 by 48 inches, 300 DPI, RGB, square pixels, default gradient "Blue, Red, Yellow", mousedown y=15350 x=12150, mouseup y=10100 x=7750; tool "Wand", select y=4750 x=5200, tolerance=100, contiguous=off; default gradient "Blue, Red, Yellow", mousedown y=9200 x=1200, mouseup y=2300 x=10500 </text:p>
          </table:table-cell>
          <table:table-cell/>
          <table:table-cell office:value-type="string">
            <text:p>photoshop-cs-2014-020-full-database-FA.jpg</text:p>
          </table:table-cell>
          <table:table-cell/>
          <table:table-cell office:value-type="float" office:value="2014">
            <text:p>2014</text:p>
          </table:table-cell>
          <table:table-cell table:number-columns-repeated="4"/>
        </table:table-row>
        <table:table-row table:style-name="ro1">
          <table:table-cell office:value-type="float" office:value="4138">
            <text:p>4138</text:p>
          </table:table-cell>
          <table:table-cell office:value-type="float" office:value="1">
            <text:p>1</text:p>
          </table:table-cell>
          <table:table-cell office:value-type="float" office:value="2">
            <text:p>2</text:p>
          </table:table-cell>
          <table:table-cell office:value-type="string">
            <text:p>2013-015 24 Dances For The Electric Piano (SRF-001)</text:p>
          </table:table-cell>
          <table:table-cell office:value-type="string">
            <text:p>2013-115-24-Dances-For-The-Electric-Piano</text:p>
          </table:table-cell>
          <table:table-cell office:value-type="float" office:value="2013">
            <text:p>2013</text:p>
          </table:table-cell>
          <table:table-cell office:value-type="string">
            <text:p>12" LP vinyl disk, score, laptop sticker.</text:p>
          </table:table-cell>
          <table:table-cell/>
          <table:table-cell office:value-type="string">
            <text:p>Arcangel Surfware</text:p>
          </table:table-cell>
          <table:table-cell office:value-type="string">
            <text:p>12 in x 12 in</text:p>
          </table:table-cell>
          <table:table-cell office:value-type="string">
            <text:p>​Vinyl release of my suite of 24 piano compositions. Don’t sleep on it. It’s sick!</text:p>
          </table:table-cell>
          <table:table-cell table:number-columns-repeated="2"/>
          <table:table-cell office:value-type="string">
            <text:p>[4139] [2013-219-24-dances-for-the-electric-piano-long-sleeve-silkscreened-t-shirt] 2013-219 24 Dances For The Electric Piano Long-Sleeve Silkscreened T-Shirt (SRF-012)</text:p>
            <text:p>[4140] [2013-221-24-dances-for-electric-piano-drawing-srf-013] 2013-221 24 Dances for Electric Piano (Drawing) (SRF-013)</text:p>
            <text:p>[4194] [2013-218-24-dances-for-the-electric-piano] 2013-218 24 Dances For The Electric Piano (Composition)</text:p>
          </table:table-cell>
          <table:table-cell office:value-type="string">
            <text:p>24 Dances For The Electric Piano (SRF-001)</text:p>
          </table:table-cell>
          <table:table-cell/>
          <table:table-cell office:value-type="string">
            <text:p>24-dances-record-2013-015-full-1-database-ih.jpg</text:p>
            <text:p>24-dances-record-2013-015-full-6-database-ih.jpg</text:p>
            <text:p>24-dances-record-2013-015-full-5-database-ih.jpg</text:p>
            <text:p>24-dances-record-2013-015-full-2-database-ih.jpg</text:p>
          </table:table-cell>
          <table:table-cell office:value-type="string">
            <text:p>(Vinyl)</text:p>
          </table:table-cell>
          <table:table-cell office:value-type="float" office:value="2014">
            <text:p>2014</text:p>
          </table:table-cell>
          <table:table-cell table:number-columns-repeated="4"/>
        </table:table-row>
        <table:table-row table:style-name="ro1">
          <table:table-cell office:value-type="float" office:value="4139">
            <text:p>4139</text:p>
          </table:table-cell>
          <table:table-cell office:value-type="float" office:value="1">
            <text:p>1</text:p>
          </table:table-cell>
          <table:table-cell office:value-type="float" office:value="2">
            <text:p>2</text:p>
          </table:table-cell>
          <table:table-cell office:value-type="string">
            <text:p>2013-219 24 Dances For The Electric Piano Long-Sleeve Silkscreened T-Shirt (SRF-012)</text:p>
          </table:table-cell>
          <table:table-cell office:value-type="string">
            <text:p>2013-219-24-dances-for-the-electric-piano-long-sleeve-silkscreened-t-shirt</text:p>
          </table:table-cell>
          <table:table-cell office:value-type="float" office:value="2013">
            <text:p>2013</text:p>
          </table:table-cell>
          <table:table-cell office:value-type="string">
            <text:p>Shirt</text:p>
          </table:table-cell>
          <table:table-cell/>
          <table:table-cell office:value-type="string">
            <text:p>Cory Arcangel for Arcangel Surfware</text:p>
          </table:table-cell>
          <table:table-cell office:value-type="string">
            <text:p>One size fits mosts</text:p>
          </table:table-cell>
          <table:table-cell office:value-type="string">
            <text:p>Tee for the 24 Dances suite of piano compositions.</text:p>
          </table:table-cell>
          <table:table-cell table:number-columns-repeated="2"/>
          <table:table-cell office:value-type="string">
            <text:p>[4138] [2013-115-24-Dances-For-The-Electric-Piano] 2013-015 24 Dances For The Electric Piano (SRF-001)</text:p>
          </table:table-cell>
          <table:table-cell office:value-type="string">
            <text:p>24 Dances For The Electric Piano Long-Sleeve Silkscreened T-Shirt (SRF-012)</text:p>
          </table:table-cell>
          <table:table-cell/>
          <table:table-cell office:value-type="string">
            <text:p>24-dances-shirt-2013-219-full-1-database-ih.jpg</text:p>
          </table:table-cell>
          <table:table-cell/>
          <table:table-cell office:value-type="float" office:value="2014">
            <text:p>2014</text:p>
          </table:table-cell>
          <table:table-cell table:number-columns-repeated="4"/>
        </table:table-row>
        <table:table-row table:style-name="ro1">
          <table:table-cell office:value-type="float" office:value="4140">
            <text:p>4140</text:p>
          </table:table-cell>
          <table:table-cell office:value-type="float" office:value="1">
            <text:p>1</text:p>
          </table:table-cell>
          <table:table-cell office:value-type="float" office:value="2">
            <text:p>2</text:p>
          </table:table-cell>
          <table:table-cell office:value-type="string">
            <text:p>2013-221 24 Dances for Electric Piano (Drawing) (SRF-013)</text:p>
          </table:table-cell>
          <table:table-cell office:value-type="string">
            <text:p>2013-221-24-dances-for-electric-piano-drawing-srf-013</text:p>
          </table:table-cell>
          <table:table-cell office:value-type="float" office:value="2013">
            <text:p>2013</text:p>
          </table:table-cell>
          <table:table-cell office:value-type="string">
            <text:p>Pencil on paper</text:p>
          </table:table-cell>
          <table:table-cell/>
          <table:table-cell office:value-type="string">
            <text:p>Cory Arcangel for Arcangel Surfware</text:p>
          </table:table-cell>
          <table:table-cell office:value-type="string">
            <text:p>12 in x 12 in</text:p>
          </table:table-cell>
          <table:table-cell office:value-type="string">
            <text:p>​Plotter drawing of the dunk plot on the cover of the 24 Dances for Electric Piano vinyl.</text:p>
          </table:table-cell>
          <table:table-cell table:number-columns-repeated="2"/>
          <table:table-cell office:value-type="string">
            <text:p>[4138] [2013-115-24-Dances-For-The-Electric-Piano] 2013-015 24 Dances For The Electric Piano (SRF-001)</text:p>
          </table:table-cell>
          <table:table-cell office:value-type="string">
            <text:p>24 Dances for Electric Piano (SRF-013)</text:p>
          </table:table-cell>
          <table:table-cell/>
          <table:table-cell office:value-type="string">
            <text:p>24-dances-drawing-2013-221-full-1-database-ih.jpg</text:p>
          </table:table-cell>
          <table:table-cell office:value-type="string">
            <text:p>(Drawing)</text:p>
          </table:table-cell>
          <table:table-cell office:value-type="float" office:value="2014">
            <text:p>2014</text:p>
          </table:table-cell>
          <table:table-cell table:number-columns-repeated="4"/>
        </table:table-row>
        <table:table-row table:style-name="ro1">
          <table:table-cell office:value-type="float" office:value="4141">
            <text:p>4141</text:p>
          </table:table-cell>
          <table:table-cell office:value-type="float" office:value="1">
            <text:p>1</text:p>
          </table:table-cell>
          <table:table-cell office:value-type="float" office:value="2">
            <text:p>2</text:p>
          </table:table-cell>
          <table:table-cell office:value-type="string">
            <text:p>2014-004 Spectrum Yin-Yang Crest- T-Shirt (SRF-002)</text:p>
          </table:table-cell>
          <table:table-cell office:value-type="string">
            <text:p>2014-004-spectrum-yin-yang-crest-t-shirt-srf-002</text:p>
          </table:table-cell>
          <table:table-cell office:value-type="float" office:value="2014">
            <text:p>2014</text:p>
          </table:table-cell>
          <table:table-cell office:value-type="string">
            <text:p>Shirt</text:p>
          </table:table-cell>
          <table:table-cell/>
          <table:table-cell office:value-type="string">
            <text:p>Cory Arcangel for Arcangel Surfware</text:p>
          </table:table-cell>
          <table:table-cell office:value-type="string">
            <text:p>Small, Medium, Large, X-Large, XX-Large</text:p>
          </table:table-cell>
          <table:table-cell office:value-type="string">
            <text:p>Brand tee for Arcangel Surfware.</text:p>
          </table:table-cell>
          <table:table-cell table:number-columns-repeated="3"/>
          <table:table-cell office:value-type="string">
            <text:p>Spectrum Yin-Yang Crest- T-Shirt (SRF-002)</text:p>
          </table:table-cell>
          <table:table-cell/>
          <table:table-cell office:value-type="string">
            <text:p>srf-002-crest-tshirt-2014-004-full-1-database-ih.jpg</text:p>
          </table:table-cell>
          <table:table-cell/>
          <table:table-cell office:value-type="float" office:value="2014">
            <text:p>2014</text:p>
          </table:table-cell>
          <table:table-cell table:number-columns-repeated="4"/>
        </table:table-row>
        <table:table-row table:style-name="ro1">
          <table:table-cell office:value-type="float" office:value="4142">
            <text:p>4142</text:p>
          </table:table-cell>
          <table:table-cell office:value-type="float" office:value="1">
            <text:p>1</text:p>
          </table:table-cell>
          <table:table-cell office:value-type="float" office:value="2">
            <text:p>2</text:p>
          </table:table-cell>
          <table:table-cell office:value-type="string">
            <text:p>2014-005 Spectrum Yin-Yang Crest Hoodie (SRF-003)</text:p>
          </table:table-cell>
          <table:table-cell office:value-type="string">
            <text:p>2014-005-spectrum-yin-yang-crest-hoodie-srf-003</text:p>
          </table:table-cell>
          <table:table-cell office:value-type="float" office:value="2014">
            <text:p>2014</text:p>
          </table:table-cell>
          <table:table-cell office:value-type="string">
            <text:p>Hoodie</text:p>
          </table:table-cell>
          <table:table-cell/>
          <table:table-cell office:value-type="string">
            <text:p>Cory Arcangel for Arcangel Surfware</text:p>
          </table:table-cell>
          <table:table-cell office:value-type="string">
            <text:p>Small, Medium, Large, X-Large, XX-Large</text:p>
          </table:table-cell>
          <table:table-cell office:value-type="string">
            <text:p>Hooded white sweatshirt with a large Arcangel Surfware Spectrum Yin-Yang Crest on the back and a smaller one on the front.</text:p>
          </table:table-cell>
          <table:table-cell table:number-columns-repeated="3"/>
          <table:table-cell office:value-type="string">
            <text:p>Spectrum Yin-Yang Crest Hoodie (SRF-003)</text:p>
          </table:table-cell>
          <table:table-cell/>
          <table:table-cell office:value-type="string">
            <text:p>srf-003-crest-hoodie-2014-005-full-1-database-ih.jpg</text:p>
            <text:p>srf-003-crest-hoodie-2014-005-full-2-database-ih.jpg</text:p>
          </table:table-cell>
          <table:table-cell/>
          <table:table-cell office:value-type="float" office:value="2014">
            <text:p>2014</text:p>
          </table:table-cell>
          <table:table-cell table:number-columns-repeated="4"/>
        </table:table-row>
        <table:table-row table:style-name="ro1">
          <table:table-cell office:value-type="float" office:value="4143">
            <text:p>4143</text:p>
          </table:table-cell>
          <table:table-cell office:value-type="float" office:value="1">
            <text:p>1</text:p>
          </table:table-cell>
          <table:table-cell office:value-type="float" office:value="2">
            <text:p>2</text:p>
          </table:table-cell>
          <table:table-cell office:value-type="string">
            <text:p>2014-006 Signature Front/Back Sweatpants (SRF-004)</text:p>
          </table:table-cell>
          <table:table-cell office:value-type="string">
            <text:p>2014-006-signature-front-back-sweatpants-srf-004</text:p>
          </table:table-cell>
          <table:table-cell office:value-type="float" office:value="2014">
            <text:p>2014</text:p>
          </table:table-cell>
          <table:table-cell office:value-type="string">
            <text:p>Sweatpants</text:p>
          </table:table-cell>
          <table:table-cell/>
          <table:table-cell office:value-type="string">
            <text:p>Cory Arcangel for Arcangel Surfware</text:p>
          </table:table-cell>
          <table:table-cell office:value-type="string">
            <text:p>Sweatpants with a gradient pattern text along the leg.</text:p>
          </table:table-cell>
          <table:table-cell office:value-type="string">
            <text:p>Arcangel Surfware sweatpants with a gradient pattern text along the leg.</text:p>
          </table:table-cell>
          <table:table-cell table:number-columns-repeated="3"/>
          <table:table-cell office:value-type="string">
            <text:p>Signature Front/Back Sweatpants (SRF-004)</text:p>
          </table:table-cell>
          <table:table-cell/>
          <table:table-cell office:value-type="string">
            <text:p>srf-004-signature-sweats-2014-006-full-2-database-ih.jpg</text:p>
          </table:table-cell>
          <table:table-cell/>
          <table:table-cell office:value-type="float" office:value="2014">
            <text:p>2014</text:p>
          </table:table-cell>
          <table:table-cell table:number-columns-repeated="4"/>
        </table:table-row>
        <table:table-row table:style-name="ro1">
          <table:table-cell office:value-type="float" office:value="4144">
            <text:p>4144</text:p>
          </table:table-cell>
          <table:table-cell office:value-type="float" office:value="1">
            <text:p>1</text:p>
          </table:table-cell>
          <table:table-cell office:value-type="float" office:value="2">
            <text:p>2</text:p>
          </table:table-cell>
          <table:table-cell office:value-type="string">
            <text:p>2014-007 Fitted Otto Flexfit Hat (SRF-005)</text:p>
          </table:table-cell>
          <table:table-cell office:value-type="string">
            <text:p>2014-007-fitted-otto-flexfit-hat-srf-005</text:p>
          </table:table-cell>
          <table:table-cell office:value-type="float" office:value="2014">
            <text:p>2014</text:p>
          </table:table-cell>
          <table:table-cell office:value-type="string">
            <text:p>Otto Flexfit Hat</text:p>
          </table:table-cell>
          <table:table-cell/>
          <table:table-cell office:value-type="string">
            <text:p>Cory Arcangel for Arcangel Surfware</text:p>
          </table:table-cell>
          <table:table-cell office:value-type="string">
            <text:p>S/M L/XL</text:p>
          </table:table-cell>
          <table:table-cell office:value-type="string">
            <text:p>White Hat with Embroidered Red Arcangel Surfware Logo.</text:p>
          </table:table-cell>
          <table:table-cell table:number-columns-repeated="3"/>
          <table:table-cell office:value-type="string">
            <text:p>Fitted Otto Flexfit Hat (SRF-005)</text:p>
          </table:table-cell>
          <table:table-cell/>
          <table:table-cell office:value-type="string">
            <text:p>srf-005-fitted-hat-2014-007-full-1-database-ih.jpg</text:p>
          </table:table-cell>
          <table:table-cell/>
          <table:table-cell office:value-type="float" office:value="2014">
            <text:p>2014</text:p>
          </table:table-cell>
          <table:table-cell table:number-columns-repeated="4"/>
        </table:table-row>
        <table:table-row table:style-name="ro1">
          <table:table-cell office:value-type="float" office:value="4145">
            <text:p>4145</text:p>
          </table:table-cell>
          <table:table-cell office:value-type="float" office:value="1">
            <text:p>1</text:p>
          </table:table-cell>
          <table:table-cell office:value-type="float" office:value="2">
            <text:p>2</text:p>
          </table:table-cell>
          <table:table-cell office:value-type="string">
            <text:p>2014-008 Photoshop Gradient Demonstration iPhone Case (SRF-006)</text:p>
          </table:table-cell>
          <table:table-cell office:value-type="string">
            <text:p>2014-008-photoshop-gradient-demonstration-iphone-case-srf-006</text:p>
          </table:table-cell>
          <table:table-cell office:value-type="float" office:value="2014">
            <text:p>2014</text:p>
          </table:table-cell>
          <table:table-cell office:value-type="string">
            <text:p>iPhone Case</text:p>
          </table:table-cell>
          <table:table-cell/>
          <table:table-cell office:value-type="string">
            <text:p>Cory Arcangel for Arcangel Surfware</text:p>
          </table:table-cell>
          <table:table-cell office:value-type="string">
            <text:p>iPhone 5/5s</text:p>
          </table:table-cell>
          <table:table-cell office:value-type="string">
            <text:p>Plastic iPhone 5 case printed with an image from the Photoshop Gradient Demonstration series.</text:p>
          </table:table-cell>
          <table:table-cell table:number-columns-repeated="3"/>
          <table:table-cell office:value-type="string">
            <text:p>Photoshop Gradient Demonstration iPhone Case (SRF-006)</text:p>
          </table:table-cell>
          <table:table-cell/>
          <table:table-cell office:value-type="string">
            <text:p>srf-006-iphone-case-2014-008-full-1-database-ih.jpg</text:p>
          </table:table-cell>
          <table:table-cell/>
          <table:table-cell office:value-type="float" office:value="2014">
            <text:p>2014</text:p>
          </table:table-cell>
          <table:table-cell table:number-columns-repeated="4"/>
        </table:table-row>
        <table:table-row table:style-name="ro1">
          <table:table-cell office:value-type="float" office:value="4146">
            <text:p>4146</text:p>
          </table:table-cell>
          <table:table-cell office:value-type="float" office:value="1">
            <text:p>1</text:p>
          </table:table-cell>
          <table:table-cell office:value-type="float" office:value="2">
            <text:p>2</text:p>
          </table:table-cell>
          <table:table-cell office:value-type="string">
            <text:p>2014-009 Photoshop Gradient Demonstration iPad Case (SRF-007)</text:p>
          </table:table-cell>
          <table:table-cell office:value-type="string">
            <text:p>2014-009-photoshop-gradient-demonstration-ipad-case-srf-007</text:p>
          </table:table-cell>
          <table:table-cell office:value-type="float" office:value="2014">
            <text:p>2014</text:p>
          </table:table-cell>
          <table:table-cell office:value-type="string">
            <text:p>iPad Case</text:p>
          </table:table-cell>
          <table:table-cell/>
          <table:table-cell office:value-type="string">
            <text:p>Cory Arcangel for Arcangel Surfware</text:p>
          </table:table-cell>
          <table:table-cell office:value-type="string">
            <text:p>Ipad 2/3/4</text:p>
          </table:table-cell>
          <table:table-cell office:value-type="string">
            <text:p>Plastic iPad case printed with an image from the Photoshop Gradient Demonstration series.</text:p>
          </table:table-cell>
          <table:table-cell table:number-columns-repeated="3"/>
          <table:table-cell office:value-type="string">
            <text:p>Photoshop Gradient Demonstration iPad Case (SRF-007)</text:p>
          </table:table-cell>
          <table:table-cell/>
          <table:table-cell office:value-type="string">
            <text:p>srf-007-spectrum-ipad-case-2014-009-full-1-database-ih.jpg</text:p>
          </table:table-cell>
          <table:table-cell/>
          <table:table-cell office:value-type="float" office:value="2014">
            <text:p>2014</text:p>
          </table:table-cell>
          <table:table-cell table:number-columns-repeated="4"/>
        </table:table-row>
        <table:table-row table:style-name="ro1">
          <table:table-cell office:value-type="float" office:value="4147">
            <text:p>4147</text:p>
          </table:table-cell>
          <table:table-cell office:value-type="float" office:value="1">
            <text:p>1</text:p>
          </table:table-cell>
          <table:table-cell office:value-type="float" office:value="2">
            <text:p>2</text:p>
          </table:table-cell>
          <table:table-cell office:value-type="string">
            <text:p>2014-013 Photoshop Gradient Demonstration Bedsheets (SRF-011)</text:p>
          </table:table-cell>
          <table:table-cell office:value-type="string">
            <text:p>2014-013-photoshop-gradient-demonstration-bedsheets-srf-011</text:p>
          </table:table-cell>
          <table:table-cell office:value-type="float" office:value="2014">
            <text:p>2014</text:p>
          </table:table-cell>
          <table:table-cell office:value-type="string">
            <text:p>Bedsheets</text:p>
          </table:table-cell>
          <table:table-cell/>
          <table:table-cell office:value-type="string">
            <text:p>Cory Arcangel for Arcangel Surfware</text:p>
          </table:table-cell>
          <table:table-cell office:value-type="string">
            <text:p>Queen</text:p>
          </table:table-cell>
          <table:table-cell office:value-type="string">
            <text:p>A Photoshop Gradient Demonstration rendered on high-quality bedsheets. Lets do this!</text:p>
          </table:table-cell>
          <table:table-cell table:number-columns-repeated="3"/>
          <table:table-cell office:value-type="string">
            <text:p>Photoshop Gradient Demonstration Bedsheets (SRF-011)</text:p>
          </table:table-cell>
          <table:table-cell/>
          <table:table-cell office:value-type="string">
            <text:p>spectrum-queen-2014-013-full-database-ih.jpg</text:p>
          </table:table-cell>
          <table:table-cell/>
          <table:table-cell office:value-type="float" office:value="2014">
            <text:p>2014</text:p>
          </table:table-cell>
          <table:table-cell table:number-columns-repeated="4"/>
        </table:table-row>
        <table:table-row table:style-name="ro1">
          <table:table-cell office:value-type="float" office:value="4148">
            <text:p>4148</text:p>
          </table:table-cell>
          <table:table-cell office:value-type="float" office:value="1">
            <text:p>1</text:p>
          </table:table-cell>
          <table:table-cell office:value-type="float" office:value="2">
            <text:p>2</text:p>
          </table:table-cell>
          <table:table-cell office:value-type="string">
            <text:p>2014-025 You Only Live Once Poster (SRF-018)</text:p>
          </table:table-cell>
          <table:table-cell office:value-type="string">
            <text:p>2014-025-you-only-live-once-poster-srf-018</text:p>
          </table:table-cell>
          <table:table-cell office:value-type="float" office:value="2014">
            <text:p>2014</text:p>
          </table:table-cell>
          <table:table-cell office:value-type="string">
            <text:p>Inkjet on paper</text:p>
          </table:table-cell>
          <table:table-cell table:number-columns-repeated="2"/>
          <table:table-cell office:value-type="string">
            <text:p>24 X 36 inches</text:p>
          </table:table-cell>
          <table:table-cell office:value-type="string">
            <text:p>​Poster for You Only Live Once</text:p>
          </table:table-cell>
          <table:table-cell table:number-columns-repeated="3"/>
          <table:table-cell office:value-type="string">
            <text:p>You Only Live Once Poster (SRF-018)</text:p>
          </table:table-cell>
          <table:table-cell/>
          <table:table-cell office:value-type="string">
            <text:p>surfware-poster-2014-025-digital-database-ih.jpg</text:p>
          </table:table-cell>
          <table:table-cell/>
          <table:table-cell office:value-type="float" office:value="2014">
            <text:p>2014</text:p>
          </table:table-cell>
          <table:table-cell table:number-columns-repeated="4"/>
        </table:table-row>
        <table:table-row table:style-name="ro1">
          <table:table-cell office:value-type="float" office:value="4149">
            <text:p>4149</text:p>
          </table:table-cell>
          <table:table-cell office:value-type="float" office:value="1">
            <text:p>1</text:p>
          </table:table-cell>
          <table:table-cell office:value-type="float" office:value="2">
            <text:p>2</text:p>
          </table:table-cell>
          <table:table-cell office:value-type="string">
            <text:p>2012-160 Euphoria</text:p>
          </table:table-cell>
          <table:table-cell office:value-type="string">
            <text:p>2012-160-euphoria</text:p>
          </table:table-cell>
          <table:table-cell office:value-type="float" office:value="2012">
            <text:p>2012</text:p>
          </table:table-cell>
          <table:table-cell office:value-type="string">
            <text:p>Acer laptop running Light O Rama S3 Software Suite Pro, three Light O Rama CTB16PC controllers, one Cosmic Color Ribbon LED Strip and controller, eight DMX512 decoders, RGB LED strips, thirteen LED string lights, three Roman Lights Holographic Ropelight Palm Trees, clip-lamps with LED bulbs, extension cords, zip-ties</text:p>
          </table:table-cell>
          <table:table-cell/>
          <table:table-cell office:value-type="string">
            <text:p>Arcangel Surfware R &amp; D team</text:p>
          </table:table-cell>
          <table:table-cell office:value-type="string">
            <text:p>Variable</text:p>
          </table:table-cell>
          <table:table-cell office:value-type="string">
            <text:p>​Christmas Light animation.......</text:p>
          </table:table-cell>
          <table:table-cell/>
          <table:table-cell office:value-type="string">
            <text:p>http://www.dailymotion.com/video/x1z2ci8_arcangel-surfware-yolo-pop-up-shop-holiday-inn_creation#from=embediframe</text:p>
          </table:table-cell>
          <table:table-cell/>
          <table:table-cell office:value-type="string">
            <text:p>Euphoria</text:p>
          </table:table-cell>
          <table:table-cell/>
          <table:table-cell office:value-type="string">
            <text:p>yolo-2014-03-install-008-database-DG.jpg</text:p>
          </table:table-cell>
          <table:table-cell/>
          <table:table-cell office:value-type="float" office:value="2014">
            <text:p>2014</text:p>
          </table:table-cell>
          <table:table-cell table:number-columns-repeated="4"/>
        </table:table-row>
        <table:table-row table:style-name="ro1">
          <table:table-cell office:value-type="float" office:value="4150">
            <text:p>4150</text:p>
          </table:table-cell>
          <table:table-cell office:value-type="float" office:value="1">
            <text:p>1</text:p>
          </table:table-cell>
          <table:table-cell office:value-type="float" office:value="2">
            <text:p>2</text:p>
          </table:table-cell>
          <table:table-cell office:value-type="string">
            <text:p>2014-060 DVD Power Tower 80 by Sharper Image Design</text:p>
          </table:table-cell>
          <table:table-cell office:value-type="string">
            <text:p>2014-060-dvd-power-tower-80-by-sharper-image-design</text:p>
          </table:table-cell>
          <table:table-cell office:value-type="float" office:value="2014">
            <text:p>2014</text:p>
          </table:table-cell>
          <table:table-cell office:value-type="string">
            <text:p>DVD rack, Dvd's</text:p>
          </table:table-cell>
          <table:table-cell table:number-columns-repeated="3"/>
          <table:table-cell office:value-type="string">
            <text:p>​DVD rack with crap DVD’s….</text:p>
          </table:table-cell>
          <table:table-cell table:number-columns-repeated="3"/>
          <table:table-cell office:value-type="string">
            <text:p>DVD Power Tower 80 by Sharper Image Design</text:p>
          </table:table-cell>
          <table:table-cell/>
          <table:table-cell office:value-type="string">
            <text:p>dvd-rack-2014-060-detail-full-01-database-ih.jpg</text:p>
          </table:table-cell>
          <table:table-cell/>
          <table:table-cell office:value-type="float" office:value="2014">
            <text:p>2014</text:p>
          </table:table-cell>
          <table:table-cell table:number-columns-repeated="4"/>
        </table:table-row>
        <table:table-row table:style-name="ro1">
          <table:table-cell office:value-type="float" office:value="4151">
            <text:p>4151</text:p>
          </table:table-cell>
          <table:table-cell office:value-type="float" office:value="1">
            <text:p>1</text:p>
          </table:table-cell>
          <table:table-cell office:value-type="float" office:value="2">
            <text:p>2</text:p>
          </table:table-cell>
          <table:table-cell office:value-type="string">
            <text:p>2012-117 Express Yourself Clearly</text:p>
          </table:table-cell>
          <table:table-cell office:value-type="string">
            <text:p>2012-117-express-yourself-clearly</text:p>
          </table:table-cell>
          <table:table-cell office:value-type="float" office:value="2012">
            <text:p>2012</text:p>
          </table:table-cell>
          <table:table-cell office:value-type="string">
            <text:p>Walmart Polar Bear TV, USB stick, Jpeg sequence</text:p>
          </table:table-cell>
          <table:table-cell table:number-columns-repeated="2"/>
          <table:table-cell office:value-type="string">
            <text:p>30 x 32 x 11 inches</text:p>
          </table:table-cell>
          <table:table-cell office:value-type="string">
            <text:p>​Clinton jogging on a TV which looks like apolar bear :/</text:p>
          </table:table-cell>
          <table:table-cell table:number-columns-repeated="2"/>
          <table:table-cell office:value-type="string">
            <text:p>[4152] [2013-062] 2013-062 Express Yourself Clearly</text:p>
          </table:table-cell>
          <table:table-cell office:value-type="string">
            <text:p>Express Yourself Clearly</text:p>
          </table:table-cell>
          <table:table-cell/>
          <table:table-cell office:value-type="string">
            <text:p>express-yourself-clearly-2012-117-full-database-Team.jpg</text:p>
          </table:table-cell>
          <table:table-cell/>
          <table:table-cell office:value-type="float" office:value="2012">
            <text:p>2012</text:p>
          </table:table-cell>
          <table:table-cell table:number-columns-repeated="4"/>
        </table:table-row>
        <table:table-row table:style-name="ro1">
          <table:table-cell office:value-type="float" office:value="4152">
            <text:p>4152</text:p>
          </table:table-cell>
          <table:table-cell office:value-type="float" office:value="1">
            <text:p>1</text:p>
          </table:table-cell>
          <table:table-cell office:value-type="float" office:value="2">
            <text:p>2</text:p>
          </table:table-cell>
          <table:table-cell office:value-type="string">
            <text:p>2013-062 Express Yourself Clearly</text:p>
          </table:table-cell>
          <table:table-cell office:value-type="string">
            <text:p>2013-062-express-yourself-clearly</text:p>
          </table:table-cell>
          <table:table-cell office:value-type="float" office:value="2013">
            <text:p>2013</text:p>
          </table:table-cell>
          <table:table-cell office:value-type="string">
            <text:p>Walmart Polar Bear TV, USB stick, Jpeg sequence</text:p>
          </table:table-cell>
          <table:table-cell table:number-columns-repeated="2"/>
          <table:table-cell office:value-type="string">
            <text:p>30 x 32 x 11 inches</text:p>
          </table:table-cell>
          <table:table-cell office:value-type="string">
            <text:p>​Clinton jogging on a TV which looks like apolar bear :/</text:p>
          </table:table-cell>
          <table:table-cell table:number-columns-repeated="2"/>
          <table:table-cell office:value-type="string">
            <text:p>[4151] [2012-117-express-yourself-clearly] 2012-117 Express Yourself Clearly</text:p>
          </table:table-cell>
          <table:table-cell office:value-type="string">
            <text:p>Express Yourself Clearly</text:p>
          </table:table-cell>
          <table:table-cell/>
          <table:table-cell office:value-type="string">
            <text:p>express-yourself-clearly-2013-062-full-database-JW.jpg</text:p>
          </table:table-cell>
          <table:table-cell/>
          <table:table-cell office:value-type="float" office:value="2013">
            <text:p>2013</text:p>
          </table:table-cell>
          <table:table-cell table:number-columns-repeated="4"/>
        </table:table-row>
        <table:table-row table:style-name="ro1">
          <table:table-cell office:value-type="float" office:value="4153">
            <text:p>4153</text:p>
          </table:table-cell>
          <table:table-cell office:value-type="float" office:value="1">
            <text:p>1</text:p>
          </table:table-cell>
          <table:table-cell office:value-type="float" office:value="2">
            <text:p>2</text:p>
          </table:table-cell>
          <table:table-cell office:value-type="string">
            <text:p>2014-024 The Warhol Files</text:p>
          </table:table-cell>
          <table:table-cell office:value-type="string">
            <text:p>2014-024-the-warhol-files</text:p>
          </table:table-cell>
          <table:table-cell office:value-type="float" office:value="2014">
            <text:p>2014</text:p>
          </table:table-cell>
          <table:table-cell office:value-type="string">
            <text:p>Essay</text:p>
          </table:table-cell>
          <table:table-cell table:number-columns-repeated="3"/>
          <table:table-cell office:value-type="string">
            <text:p>​Text about the super fun Warhol Amiga preservation project I did (w / The Carnegie Museum of Art, The Andy Warhol Museum, and The Frank-Ratchye STUDIO for Creative Inquiry). Also covers more general thoughts on preservation / performance. ;-)</text:p>
          </table:table-cell>
          <table:table-cell/>
          <table:table-cell office:value-type="string">
            <text:p>http://artforum.com/inprint/id=46874</text:p>
          </table:table-cell>
          <table:table-cell office:value-type="string">
            <text:p>[4103] [2012-029-andy-warhol-amiga-preservation] 2012-029 Andy Warhol Amiga Preservation</text:p>
          </table:table-cell>
          <table:table-cell office:value-type="string">
            <text:p>The Warhol Files</text:p>
          </table:table-cell>
          <table:table-cell/>
          <table:table-cell office:value-type="string">
            <text:p>the-warhol-files-2014-024-digital-database-ih.jpg</text:p>
          </table:table-cell>
          <table:table-cell/>
          <table:table-cell office:value-type="float" office:value="2014">
            <text:p>2014</text:p>
          </table:table-cell>
          <table:table-cell table:number-columns-repeated="4"/>
        </table:table-row>
        <table:table-row table:style-name="ro1">
          <table:table-cell office:value-type="float" office:value="4162">
            <text:p>4162</text:p>
          </table:table-cell>
          <table:table-cell office:value-type="float" office:value="1">
            <text:p>1</text:p>
          </table:table-cell>
          <table:table-cell office:value-type="float" office:value="2">
            <text:p>2</text:p>
          </table:table-cell>
          <table:table-cell office:value-type="string">
            <text:p>2013 176 Napkins</text:p>
          </table:table-cell>
          <table:table-cell office:value-type="string">
            <text:p>2013-176-napkins</text:p>
          </table:table-cell>
          <table:table-cell office:value-type="float" office:value="2013">
            <text:p>2013</text:p>
          </table:table-cell>
          <table:table-cell office:value-type="string">
            <text:p>Inkjet on canvas</text:p>
          </table:table-cell>
          <table:table-cell table:number-columns-repeated="2"/>
          <table:table-cell office:value-type="string">
            <text:p>55in x 55in</text:p>
          </table:table-cell>
          <table:table-cell office:value-type="string">
            <text:p>Dirty napkin (watermarked)</text:p>
          </table:table-cell>
          <table:table-cell table:number-columns-repeated="3"/>
          <table:table-cell office:value-type="string">
            <text:p>Napkins</text:p>
          </table:table-cell>
          <table:table-cell/>
          <table:table-cell office:value-type="string">
            <text:p>napkins-2013-176-full-database-Lisson.jpg</text:p>
          </table:table-cell>
          <table:table-cell/>
          <table:table-cell office:value-type="float" office:value="2013">
            <text:p>2013</text:p>
          </table:table-cell>
          <table:table-cell table:number-columns-repeated="4"/>
        </table:table-row>
        <table:table-row table:style-name="ro1">
          <table:table-cell office:value-type="float" office:value="4163">
            <text:p>4163</text:p>
          </table:table-cell>
          <table:table-cell office:value-type="float" office:value="1">
            <text:p>1</text:p>
          </table:table-cell>
          <table:table-cell office:value-type="float" office:value="2">
            <text:p>2</text:p>
          </table:table-cell>
          <table:table-cell office:value-type="string">
            <text:p>2013 177 Napkins</text:p>
          </table:table-cell>
          <table:table-cell office:value-type="string">
            <text:p>2013-177-napkins</text:p>
          </table:table-cell>
          <table:table-cell office:value-type="float" office:value="2013">
            <text:p>2013</text:p>
          </table:table-cell>
          <table:table-cell office:value-type="string">
            <text:p>Inkjet on canvas</text:p>
          </table:table-cell>
          <table:table-cell table:number-columns-repeated="2"/>
          <table:table-cell office:value-type="string">
            <text:p>55in x 55in</text:p>
          </table:table-cell>
          <table:table-cell office:value-type="string">
            <text:p>Dirty napkin (watermarked)</text:p>
          </table:table-cell>
          <table:table-cell table:number-columns-repeated="2"/>
          <table:table-cell office:value-type="string">
            <text:p>[4115] [2013-169-freshbuzz] 2013-169 Freshbuzz</text:p>
          </table:table-cell>
          <table:table-cell office:value-type="string">
            <text:p>Napkins</text:p>
          </table:table-cell>
          <table:table-cell/>
          <table:table-cell office:value-type="string">
            <text:p>napkins-2013-177-full-database-ih.jpg</text:p>
          </table:table-cell>
          <table:table-cell/>
          <table:table-cell office:value-type="float" office:value="2013">
            <text:p>2013</text:p>
          </table:table-cell>
          <table:table-cell table:number-columns-repeated="4"/>
        </table:table-row>
        <table:table-row table:style-name="ro1">
          <table:table-cell office:value-type="float" office:value="4164">
            <text:p>4164</text:p>
          </table:table-cell>
          <table:table-cell office:value-type="float" office:value="1">
            <text:p>1</text:p>
          </table:table-cell>
          <table:table-cell office:value-type="float" office:value="2">
            <text:p>2</text:p>
          </table:table-cell>
          <table:table-cell office:value-type="string">
            <text:p>2013 178 Napkins</text:p>
          </table:table-cell>
          <table:table-cell office:value-type="string">
            <text:p>2013-178-napkins</text:p>
          </table:table-cell>
          <table:table-cell office:value-type="float" office:value="2013">
            <text:p>2013</text:p>
          </table:table-cell>
          <table:table-cell office:value-type="string">
            <text:p>Inkjet on canvas</text:p>
          </table:table-cell>
          <table:table-cell table:number-columns-repeated="2"/>
          <table:table-cell office:value-type="string">
            <text:p>55in x 55in</text:p>
          </table:table-cell>
          <table:table-cell table:number-columns-repeated="3"/>
          <table:table-cell office:value-type="string">
            <text:p>[4115] [2013-169-freshbuzz] 2013-169 Freshbuzz</text:p>
          </table:table-cell>
          <table:table-cell office:value-type="string">
            <text:p>Napkins</text:p>
          </table:table-cell>
          <table:table-cell/>
          <table:table-cell office:value-type="string">
            <text:p>napkins-2013-178-full-database-Lisson.jpg</text:p>
          </table:table-cell>
          <table:table-cell/>
          <table:table-cell office:value-type="float" office:value="2013">
            <text:p>2013</text:p>
          </table:table-cell>
          <table:table-cell table:number-columns-repeated="4"/>
        </table:table-row>
        <table:table-row table:style-name="ro1">
          <table:table-cell office:value-type="float" office:value="4165">
            <text:p>4165</text:p>
          </table:table-cell>
          <table:table-cell office:value-type="float" office:value="1">
            <text:p>1</text:p>
          </table:table-cell>
          <table:table-cell office:value-type="float" office:value="2">
            <text:p>2</text:p>
          </table:table-cell>
          <table:table-cell office:value-type="string">
            <text:p>2013 179 Napkins</text:p>
          </table:table-cell>
          <table:table-cell office:value-type="string">
            <text:p>2013-179-napkins</text:p>
          </table:table-cell>
          <table:table-cell office:value-type="float" office:value="2013">
            <text:p>2013</text:p>
          </table:table-cell>
          <table:table-cell office:value-type="string">
            <text:p>Inkjet on canvas</text:p>
          </table:table-cell>
          <table:table-cell table:number-columns-repeated="2"/>
          <table:table-cell office:value-type="string">
            <text:p>55in x 55in</text:p>
          </table:table-cell>
          <table:table-cell table:number-columns-repeated="3"/>
          <table:table-cell office:value-type="string">
            <text:p>[4115] [2013-169-freshbuzz] 2013-169 Freshbuzz</text:p>
          </table:table-cell>
          <table:table-cell office:value-type="string">
            <text:p>Napkins</text:p>
          </table:table-cell>
          <table:table-cell/>
          <table:table-cell office:value-type="string">
            <text:p>napkins-2013-179-full-database-ih.jpg</text:p>
          </table:table-cell>
          <table:table-cell/>
          <table:table-cell office:value-type="float" office:value="2013">
            <text:p>2013</text:p>
          </table:table-cell>
          <table:table-cell table:number-columns-repeated="4"/>
        </table:table-row>
        <table:table-row table:style-name="ro1">
          <table:table-cell office:value-type="float" office:value="4166">
            <text:p>4166</text:p>
          </table:table-cell>
          <table:table-cell office:value-type="float" office:value="1">
            <text:p>1</text:p>
          </table:table-cell>
          <table:table-cell office:value-type="float" office:value="2">
            <text:p>2</text:p>
          </table:table-cell>
          <table:table-cell office:value-type="string">
            <text:p>2014 126 All The Small Things (trailer)</text:p>
          </table:table-cell>
          <table:table-cell office:value-type="string">
            <text:p>2014-126-all-the-small-things-trailer</text:p>
          </table:table-cell>
          <table:table-cell office:value-type="float" office:value="2014">
            <text:p>2014</text:p>
          </table:table-cell>
          <table:table-cell office:value-type="string">
            <text:p>Single channel video</text:p>
          </table:table-cell>
          <table:table-cell table:number-columns-repeated="6"/>
          <table:table-cell office:value-type="string">
            <text:p>[4168] [2014-125-all-the-small-things] 2014-125 All The Small Things (catalog)</text:p>
            <text:p>[4249] [2014-114-all-the-small-things-tshirt] 2014-114 All The Small Things Tshirt</text:p>
            <text:p>[4250] [2014-078-all-the-small-things-edition] 2014-078 All The Small Things Edition</text:p>
          </table:table-cell>
          <table:table-cell office:value-type="string">
            <text:p>All The Small Things</text:p>
          </table:table-cell>
          <table:table-cell office:value-type="string">
            <text:p>{"id":"isQFqxxrC4M","url":"http:\/\/www.youtube.com\/embed\/isQFqxxrC4M?rel=0&amp;wmode=opaque&amp;hd=1","width":"640","height":"480","type":"youtube","title":"All The Small Things - Herning Museum of Contemporary Art - Trailer","description":"All The Small Things Herning Museum of Contemporary Art March 22 - June 22 Opening: March 21st, w\/ performance of Dances For The Electric","thumbnail_small":"http:\/\/img.youtube.com\/vi\/isQFqxxrC4M\/2.jpg","thumbnail_large":"http:\/\/img.youtube.com\/vi\/isQFqxxrC4M\/0.jpg","author":"coryarcangel","length":"55","embed":"%3Ciframe%20src%3D%22http%3A\/\/www.youtube.com\/embed\/isQFqxxrC4M%3Frel%3D0%26wmode%3Dopaque%26hd%3D1%22%20border%3D%220%22%20height%3D%22480%22%20width%3D%22640%22%3E%3C\/iframe%3E"}</text:p>
            <text:p/>
          </table:table-cell>
          <table:table-cell office:value-type="string">
            <text:p>all-the-small-things-2014-126-digital-database-ih.jpg</text:p>
          </table:table-cell>
          <table:table-cell office:value-type="string">
            <text:p>(Trailer)</text:p>
          </table:table-cell>
          <table:table-cell office:value-type="float" office:value="2014">
            <text:p>2014</text:p>
          </table:table-cell>
          <table:table-cell table:number-columns-repeated="4"/>
        </table:table-row>
        <table:table-row table:style-name="ro1">
          <table:table-cell office:value-type="float" office:value="4167">
            <text:p>4167</text:p>
          </table:table-cell>
          <table:table-cell office:value-type="float" office:value="1">
            <text:p>1</text:p>
          </table:table-cell>
          <table:table-cell office:value-type="float" office:value="2">
            <text:p>2</text:p>
          </table:table-cell>
          <table:table-cell office:value-type="string">
            <text:p>2012 068 Solitaire Weekly</text:p>
          </table:table-cell>
          <table:table-cell office:value-type="string">
            <text:p>2012-068-solitaire-weekly</text:p>
          </table:table-cell>
          <table:table-cell office:value-type="float" office:value="2012">
            <text:p>2012</text:p>
          </table:table-cell>
          <table:table-cell office:value-type="string">
            <text:p>Webisode series, Tumblr, Youtube, Facebook, &amp; Twitter accounts. </text:p>
          </table:table-cell>
          <table:table-cell table:number-columns-repeated="3"/>
          <table:table-cell office:value-type="string">
            <text:p>​Webisode series (featuring screen cast computer solitaire), and associated social media accounts :/</text:p>
          </table:table-cell>
          <table:table-cell office:value-type="string">
            <text:p>​This series ran every week for a year. During that time I didn’t bother to tell anyone about it (oops). While this series was running only a handful of people saw it, mostly bots. Definitely one of the projects I am most proud of.</text:p>
          </table:table-cell>
          <table:table-cell office:value-type="string">
            <text:p>http://www.solitaire-weekly.com</text:p>
          </table:table-cell>
          <table:table-cell office:value-type="string">
            <text:p>[4115] [2013-169-freshbuzz] 2013-169 Freshbuzz</text:p>
            <text:p>[4130] [2014-032-so-shines-a-good-deed-in-a-weary-world] 2014-032 So shines a good deed in a weary world</text:p>
            <text:p>[4131] [2014-31-max-perks] 2014--31 Max Perks</text:p>
            <text:p>[4132] [2014-030-ideas-in-action] 2014-030 Ideas In Action</text:p>
          </table:table-cell>
          <table:table-cell office:value-type="string">
            <text:p>Solitaire Weekly</text:p>
          </table:table-cell>
          <table:table-cell/>
          <table:table-cell office:value-type="string">
            <text:p>solitaire-weekly-2012-068-full-database-ih.jpg</text:p>
          </table:table-cell>
          <table:table-cell/>
          <table:table-cell office:value-type="float" office:value="2013">
            <text:p>2013</text:p>
          </table:table-cell>
          <table:table-cell table:number-columns-repeated="4"/>
        </table:table-row>
        <table:table-row table:style-name="ro1">
          <table:table-cell office:value-type="float" office:value="4168">
            <text:p>4168</text:p>
          </table:table-cell>
          <table:table-cell office:value-type="float" office:value="1">
            <text:p>1</text:p>
          </table:table-cell>
          <table:table-cell office:value-type="float" office:value="2">
            <text:p>2</text:p>
          </table:table-cell>
          <table:table-cell office:value-type="string">
            <text:p>2014-125 All The Small Things (catalog)</text:p>
          </table:table-cell>
          <table:table-cell office:value-type="string">
            <text:p>2014-125-all-the-small-things</text:p>
          </table:table-cell>
          <table:table-cell office:value-type="float" office:value="2014">
            <text:p>2014</text:p>
          </table:table-cell>
          <table:table-cell office:value-type="string">
            <text:p>Exhibition Catalog</text:p>
          </table:table-cell>
          <table:table-cell/>
          <table:table-cell office:value-type="string">
            <text:p>Published by WALTHER KöNIG, KöLN, Design by Dave Yun, Photos: Sasha Maric</text:p>
          </table:table-cell>
          <table:table-cell table:number-columns-repeated="4"/>
          <table:table-cell office:value-type="string">
            <text:p>[4166] [2014-126-all-the-small-things-trailer] 2014 126 All The Small Things trailer</text:p>
            <text:p>[4249] [2014-114-all-the-small-things-tshirt] 2014-114 All The Small Things Tshirt</text:p>
            <text:p>[4250] [2014-078-all-the-small-things-edition] 2014-078 All The Small Things Edition</text:p>
          </table:table-cell>
          <table:table-cell office:value-type="string">
            <text:p>All The Small Things</text:p>
          </table:table-cell>
          <table:table-cell/>
          <table:table-cell office:value-type="string">
            <text:p>allthesmallthingscatalog-2014-125-full-01-database-ih.jpg</text:p>
            <text:p>allthesmallthingscatalog-2014-125-full-02-database-ih.jpg</text:p>
            <text:p>allthesmallthingscatalog-2014-125-full-03-database-ih.jpg</text:p>
            <text:p>allthesmallthingscatalog-2014-125-full-05-database-ih.jpg</text:p>
            <text:p>allthesmallthingscatalog-2014-125-full-06-database-ih.jpg</text:p>
            <text:p>allthesmallthingscatalog-2014-125-full-07-database-ih.jpg</text:p>
            <text:p>allthesmallthingscatalog-2014-125-full-04-database-ih.jpg</text:p>
            <text:p>allthesmallthingscatalog-2014-125-full-08-database-ih.jpg</text:p>
            <text:p>allthesmallthingscatalog-2014-125-full-09-database-ih.jpg</text:p>
            <text:p>allthesmallthingscatalog-2014-125-full-11-database-ih.jpg</text:p>
            <text:p>allthesmallthingscatalog-2014-125-full-12-database-ih.jpg</text:p>
            <text:p>allthesmallthingscatalog-2014-125-full-13-database-ih.jpg</text:p>
            <text:p>allthesmallthingscatalog-2014-125-full-10-database-ih.jpg</text:p>
            <text:p>allthesmallthingscatalog-2014-125-full-15-database-ih.jpg</text:p>
            <text:p>allthesmallthingscatalog-2014-125-full-14-database-ih.jpg</text:p>
          </table:table-cell>
          <table:table-cell office:value-type="string">
            <text:p>(Catalog)</text:p>
          </table:table-cell>
          <table:table-cell office:value-type="float" office:value="2014">
            <text:p>2014</text:p>
          </table:table-cell>
          <table:table-cell table:number-columns-repeated="4"/>
        </table:table-row>
        <table:table-row table:style-name="ro1">
          <table:table-cell office:value-type="float" office:value="4173">
            <text:p>4173</text:p>
          </table:table-cell>
          <table:table-cell office:value-type="float" office:value="1">
            <text:p>1</text:p>
          </table:table-cell>
          <table:table-cell office:value-type="float" office:value="2">
            <text:p>2</text:p>
          </table:table-cell>
          <table:table-cell office:value-type="string">
            <text:p>2014-121 Room for Squares</text:p>
          </table:table-cell>
          <table:table-cell office:value-type="string">
            <text:p>2014-121-room-for-squares</text:p>
          </table:table-cell>
          <table:table-cell office:value-type="float" office:value="2014">
            <text:p>2014</text:p>
          </table:table-cell>
          <table:table-cell office:value-type="string">
            <text:p>(From left to right) Store Supply Warehouse® Maple Melamine Horizontal Slat-wall Panels, Store Supply Warehouse® Maple 12-inch Rotating Slat-wall Tower, Gaylord® Styrene Literature Holders, The Source Issue #1: Desktop Wireform (SRF-014) (2013) pamphlets, The Source Issue #2: Pizza Party (SRF-015) (2013) pamphlets, The Source Issue #3: I Shot Andy Warhol (SRF-016) (2013) pamphlets, The Source Issue #4: On and On (SRF-017) (2013) pamphlets, Gaylord® Acrylic Zigzag Slat-wall Display Pocket, Battle Studies John Mayer CD, A Father's Lullaby Nick Lachey CD, Gaylord® Jule-Art Acrylic Slat-wall Slip-in Sign-holder, Clinton (2013) (11 x 8.5 inch pencil on paper drawing), Untitled Translation Exercise (2006) (Sylvania® portable 270-degree Swivel Screen, 9.5-inch DVD player (NS969B), Sony MDR ZX-100 Headphones), black extension cords, 4-inch black slat-wall hooks, $10 Google Play gift card, $25 Facebook gift card, $25 Fandango gift card, QuickOffice (2013) (BLU® Advance 4.0 Unlocked Dual SIM cell phones, Generic Unlocked Quad-band Dual Sim Android 4.1 OS with 4.7-inch capacitive screen 3G cell phone, Samsung Galaxy Tab 3 (SM-T310) Tablet, Super Mario Clouds (2002-) &amp; F1 Racer Mod (aka Japanese Driving Game) (2004) aka Super Landscape #1 (2005) (Nintendo Entertainment System .NES Roms, Android OS Nintendo Entertainment System Emulators, MicroUSB cables, Palay Display® Magnetic Security Device Pods), Sabrent® Multi Port USB Charger, Store Supply Warehouse® Tempered Glass Shelf, Store Supply Warehouse® 12-inch Slat-wall Shelf Brackets, Photoshop Gradient Demonstration iPhone Cases (2014) (SRF-006), Russell's / Lakes iPhone Case (2014), On Compression / Lakes iPhone Case (2014), Sports Products / Lakes iPhone Case (2014), Gaylord® Acrylic Angled Slat-wall Book Holders, The Hills―The Complete Third Season DVD box-set, Gilmore Girls—The Complete 3rd Season DVD, Wedding Planner DVD, Martin—The Complete Third Season DVD box-set, The Wedding Singer—Totally Awesome Edition DVD, Martin—The Complete Second Season DVD box-set, The Hottie and the Nottie DVD, Felicity—The Complete Fourth Season DVD box-set, Newlyweds: Nick &amp; Jessica―The Final Season DVD box-set, Ally McBeal―The Complete Fourth Season DVD box-set, Must Love Dogs DVD, Gaylord® Acrylic Zigzag Slat-wall Display Pocket, Mission Impossible: Ghost Protocol DVD, Next DVD, Sex and the City―The Complete Second Season DVD box-set, Gaylord® Acrylic Single Display Bins, Photoshop Gradient Demonstration iPad Cases (SRF-007), Gaylord® Acrylic Angled Slat-wall Book Holder, Gaylord® Acrylic Slat-wall Expanding Paperback Holder, Separated at Birth? (2004) (Party Monster DVD, Elle Magazine―March 2004 Issue), Since U Been Gone / Music For Stereos (2014) (Sony® Speaker Dock, iPod Classic 160GB, Shania Twain The Woman in Me MPEG-1 Audio MPEG-1 Part 3 files)</text:p>
          </table:table-cell>
          <table:table-cell table:number-columns-repeated="2"/>
          <table:table-cell office:value-type="string">
            <text:p>Variable</text:p>
          </table:table-cell>
          <table:table-cell table:number-columns-repeated="3"/>
          <table:table-cell office:value-type="string">
            <text:p>[133] [2011-140-clinton] 2011-140 Clinton</text:p>
            <text:p>[157] [2006-002-untitled-translation-exercise] 2006-002 Untitled Translation Exercise</text:p>
            <text:p>[185] [2005-021-super-landscape-1] 2005-021 Super Landscape #1</text:p>
            <text:p>[2206] [2012-083-clintons] 2012-083 Clintons</text:p>
            <text:p>[4111] [2013-117-the-source-desktop-wireform] 2013-117 The Source Issue 1 Desktop Wireform (SRF-014)</text:p>
            <text:p>[4112] [2013-133-the-source-issue-3-i-shot-andy-warhol] 2013 133 The Source Issue 3 I Shot Andy Warhol (SRF-016)</text:p>
            <text:p>[4113] [2013-168-the-source-issue-4-on-and-on] 2013-168 The Source Issue 4 On and On <text:s/>(SRF-017)</text:p>
            <text:p>[4114] [2013-138-the-source-pizza-party] 2013 138 The Source Issue 2 Pizza Party (SRF-015)</text:p>
            <text:p>[4145] [2014-008-photoshop-gradient-demonstration-iphone-case-srf-006] 2014-008 Photoshop Gradient Demonstration iPhone Case (SRF-006)</text:p>
            <text:p>[4146] [2014-009-photoshop-gradient-demonstration-ipad-case-srf-007] 2014-009 Photoshop Gradient Demonstration iPad Case (SRF-007)</text:p>
            <text:p>[4228] [2013-196-quickoffice] 2013-196 QuickOffice</text:p>
            <text:p>[4281] [2015-068-quickoffice] 2015-068 QuickOffice</text:p>
            <text:p>[4304] [2016-117-dump-bin] 2016-117 Dump Bin</text:p>
          </table:table-cell>
          <table:table-cell office:value-type="string">
            <text:p>Room for Squares</text:p>
          </table:table-cell>
          <table:table-cell/>
          <table:table-cell office:value-type="string">
            <text:p>room-for-squares-2014-121-09-install-team-2-database-jm.jpg</text:p>
            <text:p>room-for-squares-2014-121-09-install-team-5-database-jm.jpg</text:p>
            <text:p>room-for-squares-2014-121-09-install-team-9-database-jm.jpg</text:p>
            <text:p>room-for-squares-2014-121-09-install-team-7-database-jm.jpg</text:p>
            <text:p>room-for-squares-2014-121-09-install-team-10-database-jm.jpg</text:p>
            <text:p>room-for-squares-2014-121-09-install-team-13-database-jm.jpg</text:p>
            <text:p>room-for-squares-2014-121-09-install-team-11-database-jm.jpg</text:p>
            <text:p>room-for-squares-2014-121-09-install-team-14-database-jm.jpg</text:p>
            <text:p>room-for-squares-2014-121-09-install-team-15-database-jm.jpg</text:p>
            <text:p>room-for-squares-2014-121-09-install-team-19-database-jm.jpg</text:p>
            <text:p>room-for-squares-2014-121-09-install-team-22-database-jm.jpg</text:p>
            <text:p>room-for-squares-2014-121-09-install-team-21-database-jm.jpg</text:p>
            <text:p>room-for-squares-2014-121-09-install-team-20-database-jm.jpg</text:p>
          </table:table-cell>
          <table:table-cell/>
          <table:table-cell office:value-type="float" office:value="2014">
            <text:p>2014</text:p>
          </table:table-cell>
          <table:table-cell table:number-columns-repeated="4"/>
        </table:table-row>
        <table:table-row table:style-name="ro1">
          <table:table-cell office:value-type="float" office:value="4174">
            <text:p>4174</text:p>
          </table:table-cell>
          <table:table-cell office:value-type="float" office:value="1">
            <text:p>1</text:p>
          </table:table-cell>
          <table:table-cell office:value-type="float" office:value="2">
            <text:p>2</text:p>
          </table:table-cell>
          <table:table-cell office:value-type="string">
            <text:p>2014 095 Asshole 2 / Lakes</text:p>
          </table:table-cell>
          <table:table-cell office:value-type="string">
            <text:p>2014-095-hillary-lakes</text:p>
          </table:table-cell>
          <table:table-cell office:value-type="float" office:value="2014">
            <text:p>2014</text:p>
          </table:table-cell>
          <table:table-cell office:value-type="string">
            <text:p>1920x1080 H.264/MPEG-4 Part 10 looped digital file (from ​lossless ​Quicktime Animation master), media player, 70” flatscreen, armature, various cables</text:p>
          </table:table-cell>
          <table:table-cell table:number-columns-repeated="2"/>
          <table:table-cell office:value-type="string">
            <text:p>79 x 36 1/2 x 11 inches</text:p>
          </table:table-cell>
          <table:table-cell table:number-columns-repeated="3"/>
          <table:table-cell office:value-type="string">
            <text:p>[4117] [2013-189-asshole-lakes] 2013-189 Asshole / Lakes</text:p>
          </table:table-cell>
          <table:table-cell office:value-type="string">
            <text:p>Asshole #2 / Lakes</text:p>
          </table:table-cell>
          <table:table-cell/>
          <table:table-cell office:value-type="string">
            <text:p>asshole2-lakes-2014-095-full-still-1-database-team.jpg</text:p>
          </table:table-cell>
          <table:table-cell/>
          <table:table-cell office:value-type="float" office:value="2014">
            <text:p>2014</text:p>
          </table:table-cell>
          <table:table-cell table:number-columns-repeated="4"/>
        </table:table-row>
        <table:table-row table:style-name="ro1">
          <table:table-cell office:value-type="float" office:value="4175">
            <text:p>4175</text:p>
          </table:table-cell>
          <table:table-cell office:value-type="float" office:value="1">
            <text:p>1</text:p>
          </table:table-cell>
          <table:table-cell office:value-type="float" office:value="2">
            <text:p>2</text:p>
          </table:table-cell>
          <table:table-cell office:value-type="string">
            <text:p>2014 097 Hillary / Lakes</text:p>
          </table:table-cell>
          <table:table-cell office:value-type="string">
            <text:p>2014-097-hillary-lakes</text:p>
          </table:table-cell>
          <table:table-cell office:value-type="float" office:value="2014">
            <text:p>2014</text:p>
          </table:table-cell>
          <table:table-cell office:value-type="string">
            <text:p>1920x1080 H.264/MPEG-4 Part 10 looped digital file (from ​lossless ​Quicktime Animation master), media player, 70” flatscreen, armature, various cables</text:p>
          </table:table-cell>
          <table:table-cell table:number-columns-repeated="2"/>
          <table:table-cell office:value-type="string">
            <text:p>79 x 36 1/2 x 11 inches</text:p>
          </table:table-cell>
          <table:table-cell table:number-columns-repeated="4"/>
          <table:table-cell office:value-type="string">
            <text:p>Hillary / Lakes</text:p>
          </table:table-cell>
          <table:table-cell/>
          <table:table-cell office:value-type="string">
            <text:p>hillary-lakes-2014-097-full-still-3-database-team.jpg</text:p>
          </table:table-cell>
          <table:table-cell/>
          <table:table-cell office:value-type="float" office:value="2014">
            <text:p>2014</text:p>
          </table:table-cell>
          <table:table-cell table:number-columns-repeated="4"/>
        </table:table-row>
        <table:table-row table:style-name="ro1">
          <table:table-cell office:value-type="float" office:value="4176">
            <text:p>4176</text:p>
          </table:table-cell>
          <table:table-cell office:value-type="float" office:value="1">
            <text:p>1</text:p>
          </table:table-cell>
          <table:table-cell office:value-type="float" office:value="2">
            <text:p>2</text:p>
          </table:table-cell>
          <table:table-cell office:value-type="string">
            <text:p>2014-086 Russells / Lakes</text:p>
          </table:table-cell>
          <table:table-cell office:value-type="string">
            <text:p>2014-086-russells-lakes</text:p>
          </table:table-cell>
          <table:table-cell office:value-type="float" office:value="2014">
            <text:p>2014</text:p>
          </table:table-cell>
          <table:table-cell office:value-type="string">
            <text:p>1920x1080 H.264/MPEG-4 Part 10 looped digital file (from ​lossless ​Quicktime Animation master), media player, 70” flatscreen, armature, various cables</text:p>
          </table:table-cell>
          <table:table-cell table:number-columns-repeated="2"/>
          <table:table-cell office:value-type="string">
            <text:p>79 x 36 1/2 x 11 inches</text:p>
          </table:table-cell>
          <table:table-cell table:number-columns-repeated="3"/>
          <table:table-cell office:value-type="string">
            <text:p>[80] [2011-008-photoshop-cs] 2011-008 Photoshop CS</text:p>
            <text:p>[108] [2011-092-whitney-brochure] 2011-092 Whitney Brochure</text:p>
            <text:p>[141] [2010-044-photoshop-cs] 2010-044 Photoshop CS</text:p>
          </table:table-cell>
          <table:table-cell office:value-type="string">
            <text:p>Russells / Lakes</text:p>
          </table:table-cell>
          <table:table-cell/>
          <table:table-cell office:value-type="string">
            <text:p>russels-lakes-2014-086-full-still-1-database-team.jpg</text:p>
          </table:table-cell>
          <table:table-cell/>
          <table:table-cell office:value-type="float" office:value="2014">
            <text:p>2014</text:p>
          </table:table-cell>
          <table:table-cell table:number-columns-repeated="4"/>
        </table:table-row>
        <table:table-row table:style-name="ro1">
          <table:table-cell office:value-type="float" office:value="4177">
            <text:p>4177</text:p>
          </table:table-cell>
          <table:table-cell office:value-type="float" office:value="1">
            <text:p>1</text:p>
          </table:table-cell>
          <table:table-cell office:value-type="float" office:value="2">
            <text:p>2</text:p>
          </table:table-cell>
          <table:table-cell office:value-type="string">
            <text:p>2014 087 Unnamed / Lakes</text:p>
          </table:table-cell>
          <table:table-cell office:value-type="string">
            <text:p>2014-087-unnamed-lakes</text:p>
          </table:table-cell>
          <table:table-cell office:value-type="float" office:value="2014">
            <text:p>2014</text:p>
          </table:table-cell>
          <table:table-cell office:value-type="string">
            <text:p>1920x1080 H.264/MPEG-4 Part 10 looped digital file (from ​lossless ​Quicktime Animation master), media player, 70” flatscreen, armature, various cables</text:p>
          </table:table-cell>
          <table:table-cell table:number-columns-repeated="2"/>
          <table:table-cell office:value-type="string">
            <text:p>79 x 36 1/2 x 11 inches</text:p>
          </table:table-cell>
          <table:table-cell table:number-columns-repeated="4"/>
          <table:table-cell office:value-type="string">
            <text:p>Unnamed / Lakes</text:p>
          </table:table-cell>
          <table:table-cell/>
          <table:table-cell office:value-type="string">
            <text:p>unnamed-lakes-2014-087-full-still-3-database-team.jpg</text:p>
          </table:table-cell>
          <table:table-cell/>
          <table:table-cell office:value-type="float" office:value="2014">
            <text:p>2014</text:p>
          </table:table-cell>
          <table:table-cell table:number-columns-repeated="4"/>
        </table:table-row>
        <table:table-row table:style-name="ro1">
          <table:table-cell office:value-type="float" office:value="4178">
            <text:p>4178</text:p>
          </table:table-cell>
          <table:table-cell office:value-type="float" office:value="1">
            <text:p>1</text:p>
          </table:table-cell>
          <table:table-cell office:value-type="float" office:value="2">
            <text:p>2</text:p>
          </table:table-cell>
          <table:table-cell office:value-type="string">
            <text:p>2014 094 On Compression / Lakes</text:p>
          </table:table-cell>
          <table:table-cell office:value-type="string">
            <text:p>2014-094-on-compression-lakes</text:p>
          </table:table-cell>
          <table:table-cell office:value-type="float" office:value="2014">
            <text:p>2014</text:p>
          </table:table-cell>
          <table:table-cell office:value-type="string">
            <text:p>1920x1080 H.264/MPEG-4 Part 10 looped digital file (from ​lossless ​Quicktime Animation master), media player, 70” flatscreen, armature, various cables</text:p>
          </table:table-cell>
          <table:table-cell table:number-columns-repeated="2"/>
          <table:table-cell office:value-type="string">
            <text:p>79 x 36 1/2 x 11 inches</text:p>
          </table:table-cell>
          <table:table-cell table:number-columns-repeated="3"/>
          <table:table-cell office:value-type="string">
            <text:p>[43] [2007-007-on-c] 2007-007 On C</text:p>
          </table:table-cell>
          <table:table-cell office:value-type="string">
            <text:p>On Compression / Lakes</text:p>
          </table:table-cell>
          <table:table-cell/>
          <table:table-cell office:value-type="string">
            <text:p>oncompression-lakes-2014-094-full-still-1-database-team.jpg</text:p>
          </table:table-cell>
          <table:table-cell/>
          <table:table-cell office:value-type="float" office:value="2014">
            <text:p>2014</text:p>
          </table:table-cell>
          <table:table-cell table:number-columns-repeated="4"/>
        </table:table-row>
        <table:table-row table:style-name="ro1">
          <table:table-cell office:value-type="float" office:value="4179">
            <text:p>4179</text:p>
          </table:table-cell>
          <table:table-cell office:value-type="float" office:value="1">
            <text:p>1</text:p>
          </table:table-cell>
          <table:table-cell office:value-type="float" office:value="2">
            <text:p>2</text:p>
          </table:table-cell>
          <table:table-cell office:value-type="string">
            <text:p>2014-085 Sports Products / Lakes</text:p>
          </table:table-cell>
          <table:table-cell office:value-type="string">
            <text:p>2014-085-sports-products-lakes</text:p>
          </table:table-cell>
          <table:table-cell office:value-type="float" office:value="2014">
            <text:p>2014</text:p>
          </table:table-cell>
          <table:table-cell office:value-type="string">
            <text:p>1920x1080 H.264/MPEG-4 Part 10 looped digital file (from ​lossless ​Quicktime Animation master), media player, 70” flatscreen, armature, various cables</text:p>
          </table:table-cell>
          <table:table-cell table:number-columns-repeated="2"/>
          <table:table-cell office:value-type="string">
            <text:p>79 x 36 1/2 x 11 inches</text:p>
          </table:table-cell>
          <table:table-cell table:number-columns-repeated="3"/>
          <table:table-cell office:value-type="string">
            <text:p>[118] [2011-024-sports-products] 2011-024 Sports Products</text:p>
            <text:p>[144] [2010-076-sports-products] 2010-076 Sports Products</text:p>
            <text:p>[145] [2010-077-sports-products] 2010-077 Sports Products</text:p>
            <text:p>[146] [2010-078-sports-products] 2010-078 Sports Products</text:p>
          </table:table-cell>
          <table:table-cell office:value-type="string">
            <text:p>Sports Products / Lakes</text:p>
          </table:table-cell>
          <table:table-cell/>
          <table:table-cell office:value-type="string">
            <text:p>sports-products-lakes-2014-085-full-still-database-team.jpg</text:p>
          </table:table-cell>
          <table:table-cell/>
          <table:table-cell office:value-type="float" office:value="2014">
            <text:p>2014</text:p>
          </table:table-cell>
          <table:table-cell table:number-columns-repeated="4"/>
        </table:table-row>
        <table:table-row table:style-name="ro1">
          <table:table-cell office:value-type="float" office:value="4180">
            <text:p>4180</text:p>
          </table:table-cell>
          <table:table-cell office:value-type="float" office:value="1">
            <text:p>1</text:p>
          </table:table-cell>
          <table:table-cell office:value-type="float" office:value="2">
            <text:p>2</text:p>
          </table:table-cell>
          <table:table-cell office:value-type="string">
            <text:p>2014-128 Behavioral Targeting</text:p>
          </table:table-cell>
          <table:table-cell office:value-type="string">
            <text:p>2014-128-behavioral-targeting</text:p>
          </table:table-cell>
          <table:table-cell office:value-type="float" office:value="2014">
            <text:p>2014</text:p>
          </table:table-cell>
          <table:table-cell office:value-type="string">
            <text:p>Search engine optimized institutional press release</text:p>
          </table:table-cell>
          <table:table-cell table:number-columns-repeated="3"/>
          <table:table-cell office:value-type="string">
            <text:p>​Seo’d press release for the “Darknet” show at Kunst Halle Sankt Gallen :-)</text:p>
          </table:table-cell>
          <table:table-cell/>
          <table:table-cell office:value-type="string">
            <text:p>http://www.kunsthallesanktgallen.ch/en/exhibitions/current.html</text:p>
          </table:table-cell>
          <table:table-cell/>
          <table:table-cell office:value-type="string">
            <text:p>Behavioral Targeting</text:p>
          </table:table-cell>
          <table:table-cell/>
          <table:table-cell office:value-type="string">
            <text:p>behavorial-targeting-2014-128-detail-3-database-ih.jpg</text:p>
            <text:p>behavorial-targeting-2014-128-detail-2-database-ih.jpg</text:p>
            <text:p>behavorial-targeting-2014-128-detail-1-database-ih.jpg</text:p>
            <text:p>behavorial-targeting-2014-128-detail-4-database-ih.jpg</text:p>
            <text:p>behavorial-targeting-2014-128-detail-5-database-ih.jpg</text:p>
          </table:table-cell>
          <table:table-cell/>
          <table:table-cell office:value-type="float" office:value="2014">
            <text:p>2014</text:p>
          </table:table-cell>
          <table:table-cell table:number-columns-repeated="4"/>
        </table:table-row>
        <table:table-row table:style-name="ro1">
          <table:table-cell office:value-type="float" office:value="4186">
            <text:p>4186</text:p>
          </table:table-cell>
          <table:table-cell office:value-type="float" office:value="1">
            <text:p>1</text:p>
          </table:table-cell>
          <table:table-cell office:value-type="float" office:value="2">
            <text:p>2</text:p>
          </table:table-cell>
          <table:table-cell office:value-type="string">
            <text:p>I Shot Andy Warhol (code)</text:p>
          </table:table-cell>
          <table:table-cell office:value-type="string">
            <text:p>code-i-shot-andy-warhol</text:p>
          </table:table-cell>
          <table:table-cell office:value-type="float" office:value="2002">
            <text:p>2002</text:p>
          </table:table-cell>
          <table:table-cell table:number-columns-repeated="4"/>
          <table:table-cell office:value-type="string">
            <text:p>​Binary’s for I Shot Andy Warhol cartridge</text:p>
          </table:table-cell>
          <table:table-cell table:number-columns-repeated="2"/>
          <table:table-cell office:value-type="string">
            <text:p>[9] [ishotandywarhol] 2002-002 I Shot Andy Warhol</text:p>
            <text:p>[4112] [2013-133-the-source-issue-3-i-shot-andy-warhol] 2013 133 The Source Issue 3 I Shot Andy Warhol</text:p>
          </table:table-cell>
          <table:table-cell office:value-type="string">
            <text:p>I Shot Andy Warhol</text:p>
          </table:table-cell>
          <table:table-cell/>
          <table:table-cell office:value-type="string">
            <text:p>6502.gif</text:p>
          </table:table-cell>
          <table:table-cell office:value-type="string">
            <text:p>(code)</text:p>
          </table:table-cell>
          <table:table-cell office:value-type="float" office:value="2002">
            <text:p>2002</text:p>
          </table:table-cell>
          <table:table-cell table:number-columns-repeated="4"/>
        </table:table-row>
        <table:table-row table:style-name="ro1">
          <table:table-cell office:value-type="float" office:value="4194">
            <text:p>4194</text:p>
          </table:table-cell>
          <table:table-cell office:value-type="float" office:value="1">
            <text:p>1</text:p>
          </table:table-cell>
          <table:table-cell office:value-type="float" office:value="2">
            <text:p>2</text:p>
          </table:table-cell>
          <table:table-cell office:value-type="string">
            <text:p>2013-218 24 Dances For The Electric Piano (Composition)</text:p>
          </table:table-cell>
          <table:table-cell office:value-type="string">
            <text:p>2013-218-24-dances-for-the-electric-piano</text:p>
          </table:table-cell>
          <table:table-cell office:value-type="float" office:value="2013">
            <text:p>2013</text:p>
          </table:table-cell>
          <table:table-cell office:value-type="string">
            <text:p>Piano suite</text:p>
          </table:table-cell>
          <table:table-cell table:number-columns-repeated="6"/>
          <table:table-cell office:value-type="string">
            <text:p>[4138] [2013-115-24-Dances-For-The-Electric-Piano] 2013-015 24 Dances For The Electric Piano (SRF-001)</text:p>
          </table:table-cell>
          <table:table-cell office:value-type="string">
            <text:p>24 Dances For The Electric Piano </text:p>
          </table:table-cell>
          <table:table-cell/>
          <table:table-cell office:value-type="string">
            <text:p>24-dances-2013-218-sheet-music-database-ih.jpg</text:p>
          </table:table-cell>
          <table:table-cell office:value-type="string">
            <text:p>(Composition)</text:p>
          </table:table-cell>
          <table:table-cell office:value-type="float" office:value="2013">
            <text:p>2013</text:p>
          </table:table-cell>
          <table:table-cell office:value-type="string">
            <text:p>24-dances-2013-015-sheet-music-master.pdf</text:p>
          </table:table-cell>
          <table:table-cell table:number-columns-repeated="3"/>
        </table:table-row>
        <table:table-row table:style-name="ro1">
          <table:table-cell office:value-type="float" office:value="4196">
            <text:p>4196</text:p>
          </table:table-cell>
          <table:table-cell office:value-type="float" office:value="1">
            <text:p>1</text:p>
          </table:table-cell>
          <table:table-cell office:value-type="float" office:value="2">
            <text:p>2</text:p>
          </table:table-cell>
          <table:table-cell office:value-type="string">
            <text:p>2010-025 Music For Stereos</text:p>
          </table:table-cell>
          <table:table-cell office:value-type="string">
            <text:p>2010-025-music-for-stereos</text:p>
          </table:table-cell>
          <table:table-cell office:value-type="float" office:value="2010">
            <text:p>2010</text:p>
          </table:table-cell>
          <table:table-cell office:value-type="string">
            <text:p>Performance for home electronics and found Audio CDs</text:p>
          </table:table-cell>
          <table:table-cell table:number-columns-repeated="6"/>
          <table:table-cell office:value-type="string">
            <text:p>[4240] [2013-197-since-u-been-gone-music-for-stereos] 2013-197 Since U Been Gone / Music For Stereos</text:p>
          </table:table-cell>
          <table:table-cell office:value-type="string">
            <text:p>Music For Stereos</text:p>
          </table:table-cell>
          <table:table-cell/>
          <table:table-cell office:value-type="string">
            <text:p>MusicForStereos-2010-025-performance-chicago-9-database-TR.jpg</text:p>
            <text:p>MusicForStereos-2010-025-performance-chicago-12-database-TR.jpg</text:p>
            <text:p>music-for-stereos-2010-025-performance-berlin-1-database-VJ.jpg</text:p>
            <text:p>MusicForStereos-2010-025-performance-chicago-5-database-TR.jpg</text:p>
            <text:p>MusicForStereos-2010-025-performance-chicago-13-database-TR.jpg</text:p>
          </table:table-cell>
          <table:table-cell/>
          <table:table-cell office:value-type="float" office:value="2010">
            <text:p>2010</text:p>
          </table:table-cell>
          <table:table-cell table:number-columns-repeated="4"/>
        </table:table-row>
        <table:table-row table:style-name="ro1">
          <table:table-cell office:value-type="float" office:value="4211">
            <text:p>4211</text:p>
          </table:table-cell>
          <table:table-cell office:value-type="float" office:value="1">
            <text:p>1</text:p>
          </table:table-cell>
          <table:table-cell office:value-type="float" office:value="2">
            <text:p>2</text:p>
          </table:table-cell>
          <table:table-cell office:value-type="string">
            <text:p>2013-136 The Source Issue 5 Space Invader <text:s/>(SRF-20)</text:p>
          </table:table-cell>
          <table:table-cell office:value-type="string">
            <text:p>2013-136-the-source-issue-5-space-invader</text:p>
          </table:table-cell>
          <table:table-cell office:value-type="float" office:value="2015">
            <text:p>2015</text:p>
          </table:table-cell>
          <table:table-cell office:value-type="string">
            <text:p>Zine</text:p>
          </table:table-cell>
          <table:table-cell office:value-type="string">
            <text:p>Creative Capital</text:p>
          </table:table-cell>
          <table:table-cell/>
          <table:table-cell office:value-type="string">
            <text:p>11 x 8.5</text:p>
          </table:table-cell>
          <table:table-cell office:value-type="string">
            <text:p>Source code for “Space Invader” Atari mod (a collaboration with RSG) printed on archival inks and paper, footnoted with artist txt, writing, poetry, whatevz, etc, etc, ......... bla bla bla.</text:p>
          </table:table-cell>
          <table:table-cell table:number-columns-repeated="2"/>
          <table:table-cell office:value-type="string">
            <text:p>[14] [2004-001-space-invader] 2004-001 Space Invader</text:p>
          </table:table-cell>
          <table:table-cell office:value-type="string">
            <text:p>The Source Issue #5: Space Invader (SRF-20)</text:p>
          </table:table-cell>
          <table:table-cell/>
          <table:table-cell office:value-type="string">
            <text:p>source-space-2013-136-detail-01-database-ih.jpg</text:p>
          </table:table-cell>
          <table:table-cell/>
          <table:table-cell office:value-type="float" office:value="2015">
            <text:p>2015</text:p>
          </table:table-cell>
          <table:table-cell office:value-type="string">
            <text:p>the-source-space-invader-2013-168-digital-master-ih.pdf</text:p>
          </table:table-cell>
          <table:table-cell/>
          <table:table-cell office:value-type="string">
            <text:p>[4212] [code-space-invader] Space Invader (Code)</text:p>
          </table:table-cell>
          <table:table-cell/>
        </table:table-row>
        <table:table-row table:style-name="ro1">
          <table:table-cell office:value-type="float" office:value="4212">
            <text:p>4212</text:p>
          </table:table-cell>
          <table:table-cell office:value-type="float" office:value="1">
            <text:p>1</text:p>
          </table:table-cell>
          <table:table-cell office:value-type="float" office:value="2">
            <text:p>2</text:p>
          </table:table-cell>
          <table:table-cell office:value-type="string">
            <text:p>Space Invader (Code)</text:p>
          </table:table-cell>
          <table:table-cell office:value-type="string">
            <text:p>code-space-invader</text:p>
          </table:table-cell>
          <table:table-cell office:value-type="float" office:value="2004">
            <text:p>2004</text:p>
          </table:table-cell>
          <table:table-cell table:number-columns-repeated="4"/>
          <table:table-cell office:value-type="string">
            <text:p>​Binary’s for Space Invader cartridge</text:p>
          </table:table-cell>
          <table:table-cell table:number-columns-repeated="2"/>
          <table:table-cell office:value-type="string">
            <text:p>[14] [2004-001-space-invader] 2004-001 Space Invader</text:p>
            <text:p>[4211] [2013-136-the-source-issue-5-space-invader] 2013-136 The Source Issue 5 Space Invader</text:p>
          </table:table-cell>
          <table:table-cell office:value-type="string">
            <text:p>Space Invader</text:p>
          </table:table-cell>
          <table:table-cell/>
          <table:table-cell office:value-type="string">
            <text:p>6502.gif</text:p>
          </table:table-cell>
          <table:table-cell office:value-type="string">
            <text:p>(code)</text:p>
          </table:table-cell>
          <table:table-cell office:value-type="float" office:value="2004">
            <text:p>2004</text:p>
          </table:table-cell>
          <table:table-cell table:number-columns-repeated="4"/>
        </table:table-row>
        <table:table-row table:style-name="ro1">
          <table:table-cell office:value-type="float" office:value="4213">
            <text:p>4213</text:p>
          </table:table-cell>
          <table:table-cell office:value-type="float" office:value="1">
            <text:p>1</text:p>
          </table:table-cell>
          <table:table-cell office:value-type="float" office:value="2">
            <text:p>2</text:p>
          </table:table-cell>
          <table:table-cell office:value-type="string">
            <text:p>2013-137 The Source Issue 6 <text:s/>Hello World Pen Plotter (SRF-22)</text:p>
          </table:table-cell>
          <table:table-cell office:value-type="string">
            <text:p>2013-137-the-source-hello-world-pen-plotter</text:p>
          </table:table-cell>
          <table:table-cell office:value-type="float" office:value="2015">
            <text:p>2015</text:p>
          </table:table-cell>
          <table:table-cell office:value-type="string">
            <text:p>Zine</text:p>
          </table:table-cell>
          <table:table-cell office:value-type="string">
            <text:p>Creative Capital</text:p>
          </table:table-cell>
          <table:table-cell/>
          <table:table-cell office:value-type="string">
            <text:p>11 x 8.5</text:p>
          </table:table-cell>
          <table:table-cell office:value-type="string">
            <text:p>Source code for my HP pen plotter hello worlds printed on archival inks and paper, footnoted with artist txt, writing, poetry, whatevz, etc, etc, ......... bla bla bla.</text:p>
          </table:table-cell>
          <table:table-cell table:number-columns-repeated="2"/>
          <table:table-cell office:value-type="string">
            <text:p>[56] [2009-033-hello-world] 2009-033 Hello World</text:p>
            <text:p>[57] [2009-034-hello-world] 2009-034 Hello World</text:p>
            <text:p>[58] [2009-035-hello-world] 2009-035 Hello World</text:p>
            <text:p>[59] [2009-036-hello-world] 2009-036 Hello World</text:p>
            <text:p>[60] [2009-037-hello-world] 2009-037 Hello World</text:p>
            <text:p>[149] [2010-081-hello-world] 2010-081 Hello World</text:p>
          </table:table-cell>
          <table:table-cell office:value-type="string">
            <text:p>The Source Issue #6: HP Pen Plotter Hello World (SRF-22)</text:p>
          </table:table-cell>
          <table:table-cell/>
          <table:table-cell office:value-type="string">
            <text:p>source-hp-2013-137-detail-database-ih.jpg</text:p>
          </table:table-cell>
          <table:table-cell/>
          <table:table-cell office:value-type="float" office:value="2015">
            <text:p>2015</text:p>
          </table:table-cell>
          <table:table-cell office:value-type="string">
            <text:p>the-source-hp-hello-world-2013-137-digital-master-ih.pdf</text:p>
          </table:table-cell>
          <table:table-cell/>
          <table:table-cell office:value-type="string">
            <text:p>[2200] [code-hp-pen-plotter-hello-world] Hp-Pen-Plotter-Hello-World (Code)</text:p>
          </table:table-cell>
          <table:table-cell/>
        </table:table-row>
        <table:table-row table:style-name="ro1">
          <table:table-cell office:value-type="float" office:value="4214">
            <text:p>4214</text:p>
          </table:table-cell>
          <table:table-cell office:value-type="float" office:value="1">
            <text:p>1</text:p>
          </table:table-cell>
          <table:table-cell office:value-type="float" office:value="2">
            <text:p>2</text:p>
          </table:table-cell>
          <table:table-cell office:value-type="string">
            <text:p>2013-140 The Source Issue 7 Dooogle <text:s/>(SRF-23)</text:p>
          </table:table-cell>
          <table:table-cell office:value-type="string">
            <text:p>2013-140-the-source-issue-7-dooogle</text:p>
          </table:table-cell>
          <table:table-cell office:value-type="float" office:value="2015">
            <text:p>2015</text:p>
          </table:table-cell>
          <table:table-cell office:value-type="string">
            <text:p>Zine</text:p>
          </table:table-cell>
          <table:table-cell office:value-type="string">
            <text:p>Creative Capital</text:p>
          </table:table-cell>
          <table:table-cell table:number-columns-repeated="2"/>
          <table:table-cell office:value-type="string">
            <text:p>Source code for my 2004 web “masterpiece” :/ Dooogle printed with archival inks and paper, ...........</text:p>
          </table:table-cell>
          <table:table-cell table:number-columns-repeated="2"/>
          <table:table-cell office:value-type="string">
            <text:p>[17] [2004-006-dooogle] 2004-006 Dooogle</text:p>
          </table:table-cell>
          <table:table-cell office:value-type="string">
            <text:p>The Source Issue #7: Dooogle (SRF-23)</text:p>
          </table:table-cell>
          <table:table-cell/>
          <table:table-cell office:value-type="string">
            <text:p>source-doogle-2013-140-detail-database-01-ih.jpg</text:p>
          </table:table-cell>
          <table:table-cell/>
          <table:table-cell office:value-type="float" office:value="2015">
            <text:p>2015</text:p>
          </table:table-cell>
          <table:table-cell office:value-type="string">
            <text:p>the-source-dooogle-2013-140-digital-master-ih.pdf</text:p>
          </table:table-cell>
          <table:table-cell/>
          <table:table-cell office:value-type="string">
            <text:p>[2203] [code-dooogle] Dooogle (Code)</text:p>
          </table:table-cell>
          <table:table-cell/>
        </table:table-row>
        <table:table-row table:style-name="ro1">
          <table:table-cell office:value-type="float" office:value="4215">
            <text:p>4215</text:p>
          </table:table-cell>
          <table:table-cell office:value-type="float" office:value="1">
            <text:p>1</text:p>
          </table:table-cell>
          <table:table-cell office:value-type="float" office:value="2">
            <text:p>2</text:p>
          </table:table-cell>
          <table:table-cell office:value-type="string">
            <text:p>2013-134 The Source Issue 8 Six Sixty Six <text:s/>(SRF-24)</text:p>
          </table:table-cell>
          <table:table-cell office:value-type="string">
            <text:p>2013-134-the-source-issue-8-six-sixty-six</text:p>
          </table:table-cell>
          <table:table-cell office:value-type="float" office:value="2015">
            <text:p>2015</text:p>
          </table:table-cell>
          <table:table-cell office:value-type="string">
            <text:p>Zine</text:p>
          </table:table-cell>
          <table:table-cell office:value-type="string">
            <text:p>Creative Capital</text:p>
          </table:table-cell>
          <table:table-cell table:number-columns-repeated="2"/>
          <table:table-cell office:value-type="string">
            <text:p>Source code for my infinate compression experiment (2004) as an archival zine. Def collect dem all!±±±</text:p>
          </table:table-cell>
          <table:table-cell table:number-columns-repeated="2"/>
          <table:table-cell office:value-type="string">
            <text:p>[13] [2004-004-iron-maidens-number-of-the-beast-compressed-over-and-over] 2004-004 Iron Maidens “The Number of the Beast” compressed over and over as an mp3 666 times</text:p>
          </table:table-cell>
          <table:table-cell office:value-type="string">
            <text:p>The Source Issue #8: Six Sixty-six (SRF-24)</text:p>
          </table:table-cell>
          <table:table-cell/>
          <table:table-cell office:value-type="string">
            <text:p>source-666-2013-134-detail-01-database-ih.jpg</text:p>
          </table:table-cell>
          <table:table-cell/>
          <table:table-cell office:value-type="float" office:value="2015">
            <text:p>2015</text:p>
          </table:table-cell>
          <table:table-cell office:value-type="string">
            <text:p>the-source-six-sixty-six-2013-134-digital-master-ih.pdf</text:p>
          </table:table-cell>
          <table:table-cell/>
          <table:table-cell office:value-type="string">
            <text:p>[2193] [code-maiden-666] Iron Maiden’s “The Number of the Beast” compressed over and over as an mp3 666 times (Code)</text:p>
          </table:table-cell>
          <table:table-cell/>
        </table:table-row>
        <table:table-row table:style-name="ro1">
          <table:table-cell office:value-type="float" office:value="4221">
            <text:p>4221</text:p>
          </table:table-cell>
          <table:table-cell office:value-type="float" office:value="1">
            <text:p>1</text:p>
          </table:table-cell>
          <table:table-cell office:value-type="float" office:value="2">
            <text:p>2</text:p>
          </table:table-cell>
          <table:table-cell office:value-type="string">
            <text:p>2013-206 25 clintons, 2 Palms, and a Taurus</text:p>
          </table:table-cell>
          <table:table-cell office:value-type="string">
            <text:p>2013-206-25-clintons-2-palms-and-a-taurus</text:p>
          </table:table-cell>
          <table:table-cell office:value-type="float" office:value="2013">
            <text:p>2013</text:p>
          </table:table-cell>
          <table:table-cell office:value-type="string">
            <text:p>Sixteen pencil on paper drawings. </text:p>
          </table:table-cell>
          <table:table-cell table:number-columns-repeated="2"/>
          <table:table-cell office:value-type="string">
            <text:p>(x16) 36 x 24 in.</text:p>
          </table:table-cell>
          <table:table-cell office:value-type="string">
            <text:p>​....</text:p>
          </table:table-cell>
          <table:table-cell table:number-columns-repeated="3"/>
          <table:table-cell office:value-type="string">
            <text:p><text:s/>25 Clintons, 2 Palms, and a Taurus</text:p>
          </table:table-cell>
          <table:table-cell/>
          <table:table-cell office:value-type="string">
            <text:p>25-clintons-2013-206-full-Heart-01-database-SM.jpg</text:p>
            <text:p>25-clintons-2013-206-detail-Heart-01-database-SM.jpg</text:p>
          </table:table-cell>
          <table:table-cell/>
          <table:table-cell office:value-type="float" office:value="2013">
            <text:p>2013</text:p>
          </table:table-cell>
          <table:table-cell table:number-columns-repeated="4"/>
        </table:table-row>
        <table:table-row table:style-name="ro1">
          <table:table-cell office:value-type="float" office:value="4222">
            <text:p>4222</text:p>
          </table:table-cell>
          <table:table-cell office:value-type="float" office:value="1">
            <text:p>1</text:p>
          </table:table-cell>
          <table:table-cell office:value-type="float" office:value="2">
            <text:p>2</text:p>
          </table:table-cell>
          <table:table-cell office:value-type="string">
            <text:p>2013-220 Dances for Electric Piano (Performance)</text:p>
          </table:table-cell>
          <table:table-cell office:value-type="string">
            <text:p>2013-220-dances-for-electric-piano-performance</text:p>
          </table:table-cell>
          <table:table-cell office:value-type="float" office:value="2013">
            <text:p>2013</text:p>
          </table:table-cell>
          <table:table-cell office:value-type="string">
            <text:p>Performance for Korg M1, PA, pianist, concert hall</text:p>
          </table:table-cell>
          <table:table-cell table:number-columns-repeated="3"/>
          <table:table-cell office:value-type="string">
            <text:p>​Performance version of my dances record. Very very sick if you were able to catch it! OMG. Also .... soooo loud.</text:p>
          </table:table-cell>
          <table:table-cell table:number-columns-repeated="2"/>
          <table:table-cell office:value-type="string">
            <text:p>[4138] [2013-115-24-Dances-For-The-Electric-Piano] 2013-015 24 Dances For The Electric Piano (SRF-001)</text:p>
            <text:p>[4139] [2013-219-24-dances-for-the-electric-piano-long-sleeve-silkscreened-t-shirt] 2013-219 24 Dances For The Electric Piano Long-Sleeve Silkscreened T-Shirt (SRF-012)</text:p>
            <text:p>[4140] [2013-221-24-dances-for-electric-piano-drawing-srf-013] 2013-221 24 Dances for Electric Piano (Drawing) (SRF-013)</text:p>
            <text:p>[4194] [2013-218-24-dances-for-the-electric-piano] 2013-218 24 Dances For The Electric Piano (Composition)</text:p>
            <text:p>[4195] [2013-24-dances-for-the-electric-piano] 2013 ??? 24 Dances For The Electric Piano (Sound)</text:p>
          </table:table-cell>
          <table:table-cell office:value-type="string">
            <text:p>Dances for Electric Piano </text:p>
          </table:table-cell>
          <table:table-cell/>
          <table:table-cell office:value-type="string">
            <text:p>24-dances-2013-220-Berlin-02-database-SD.jpg</text:p>
            <text:p>24-dances-2013-220-MET-01-database-ih.jpg</text:p>
            <text:p>24-dances-2013-220-ICA-London-2.JPG</text:p>
          </table:table-cell>
          <table:table-cell office:value-type="string">
            <text:p>(Performance) </text:p>
          </table:table-cell>
          <table:table-cell office:value-type="float" office:value="2015">
            <text:p>2015</text:p>
          </table:table-cell>
          <table:table-cell table:number-columns-repeated="4"/>
        </table:table-row>
        <table:table-row table:style-name="ro1">
          <table:table-cell office:value-type="float" office:value="4227">
            <text:p>4227</text:p>
          </table:table-cell>
          <table:table-cell office:value-type="float" office:value="1">
            <text:p>1</text:p>
          </table:table-cell>
          <table:table-cell office:value-type="float" office:value="2">
            <text:p>2</text:p>
          </table:table-cell>
          <table:table-cell office:value-type="string">
            <text:p>2013-198 Photoshop CS</text:p>
          </table:table-cell>
          <table:table-cell office:value-type="string">
            <text:p>2013-198-photoshop-cs</text:p>
          </table:table-cell>
          <table:table-cell office:value-type="float" office:value="2013">
            <text:p>2013</text:p>
          </table:table-cell>
          <table:table-cell office:value-type="string">
            <text:p>Carpet</text:p>
          </table:table-cell>
          <table:table-cell/>
          <table:table-cell office:value-type="string">
            <text:p>Produced by egg carpets, Denmark. </text:p>
          </table:table-cell>
          <table:table-cell/>
          <table:table-cell office:value-type="string">
            <text:p>​... digital carpet ... (!!!)</text:p>
          </table:table-cell>
          <table:table-cell table:number-columns-repeated="3"/>
          <table:table-cell office:value-type="string">
            <text:p>Photoshop CS: 25800 by 9400 centimeters, 30 DPI, RGB, square pixels, default gradient "Russell's Rainbow", mousedown y=45000 x=224000, mouseup y=16000 x=235000</text:p>
          </table:table-cell>
          <table:table-cell/>
          <table:table-cell office:value-type="string">
            <text:p>gradient-carpet-2013-198-install-Heart-01-database-SM.jpg</text:p>
            <text:p>gradient-carpet-2013-198-detail-Heart-01-database-SM.jpg</text:p>
          </table:table-cell>
          <table:table-cell/>
          <table:table-cell office:value-type="float" office:value="2014">
            <text:p>2014</text:p>
          </table:table-cell>
          <table:table-cell table:number-columns-repeated="4"/>
        </table:table-row>
        <table:table-row table:style-name="ro1">
          <table:table-cell office:value-type="float" office:value="4228">
            <text:p>4228</text:p>
          </table:table-cell>
          <table:table-cell office:value-type="float" office:value="1">
            <text:p>1</text:p>
          </table:table-cell>
          <table:table-cell office:value-type="float" office:value="2">
            <text:p>2</text:p>
          </table:table-cell>
          <table:table-cell office:value-type="string">
            <text:p>2013-196 QuickOffice</text:p>
          </table:table-cell>
          <table:table-cell office:value-type="string">
            <text:p>2013-196-quickoffice</text:p>
          </table:table-cell>
          <table:table-cell office:value-type="float" office:value="2013">
            <text:p>2013</text:p>
          </table:table-cell>
          <table:table-cell office:value-type="string">
            <text:p>Samsung Galaxy Tab 3 (SM-T310), three HTC Wildfile S (Metro PCS) cell phones, two Samsung Galaxy Prevail II cell phones, cell phone display security devices, table, twist ties, Super Mario Clouds (2002-) &amp; F1 Racer (2004) aka Super Landscape #1 (2005) Nintendo Entertainment System .nes Roms, Android OS Nintendo Entertainment System emulators</text:p>
          </table:table-cell>
          <table:table-cell table:number-columns-repeated="3"/>
          <table:table-cell office:value-type="string">
            <text:p>Re-staging of my old(ish) NES works on emulators running on cell phones. Actually,... re-staging of Super Landscape #1 which is Super Mario Clouds and F1 Racer smashed together into a nu work. On and on,...</text:p>
          </table:table-cell>
          <table:table-cell table:number-columns-repeated="2"/>
          <table:table-cell office:value-type="string">
            <text:p>[185] [2005-021-super-landscape-1] 2005-021 Super Landscape #1</text:p>
            <text:p>[4173] [2014-121-room-for-squares] 2014-121 Room for Squares</text:p>
            <text:p>[4281] [2015-068-quickoffice] 2015-068 QuickOffice</text:p>
          </table:table-cell>
          <table:table-cell office:value-type="string">
            <text:p>QuickOffice</text:p>
          </table:table-cell>
          <table:table-cell/>
          <table:table-cell office:value-type="string">
            <text:p>quickoffice-2013-196-detail-Heart-02-database-SM.jpg</text:p>
            <text:p>quickoffice-2013-196-detail-Heart-01-database-SM.jpg</text:p>
            <text:p>quickoffice-2013-196-install-Heart-01-database-SM.jpg</text:p>
          </table:table-cell>
          <table:table-cell/>
          <table:table-cell office:value-type="float" office:value="2013">
            <text:p>2013</text:p>
          </table:table-cell>
          <table:table-cell table:number-columns-repeated="4"/>
        </table:table-row>
        <table:table-row table:style-name="ro1">
          <table:table-cell office:value-type="float" office:value="4229">
            <text:p>4229</text:p>
          </table:table-cell>
          <table:table-cell office:value-type="float" office:value="1">
            <text:p>1</text:p>
          </table:table-cell>
          <table:table-cell office:value-type="float" office:value="2">
            <text:p>2</text:p>
          </table:table-cell>
          <table:table-cell office:value-type="string">
            <text:p>2014-033 Bath Safety</text:p>
          </table:table-cell>
          <table:table-cell office:value-type="string">
            <text:p>2014-033-bath-safety</text:p>
          </table:table-cell>
          <table:table-cell office:value-type="float" office:value="2014">
            <text:p>2014</text:p>
          </table:table-cell>
          <table:table-cell office:value-type="string">
            <text:p>Foam pool noodle, Bounty paper towel rolls, sweatband, Medline cane</text:p>
          </table:table-cell>
          <table:table-cell table:number-columns-repeated="2"/>
          <table:table-cell office:value-type="string">
            <text:p>140 cm x variable width x variable depth </text:p>
          </table:table-cell>
          <table:table-cell table:number-columns-repeated="4"/>
          <table:table-cell office:value-type="string">
            <text:p>Bath Safety</text:p>
          </table:table-cell>
          <table:table-cell/>
          <table:table-cell office:value-type="string">
            <text:p>bath-safety-2014-033-full-Heart-01-database-SM.jpg</text:p>
          </table:table-cell>
          <table:table-cell/>
          <table:table-cell office:value-type="float" office:value="2014">
            <text:p>2014</text:p>
          </table:table-cell>
          <table:table-cell table:number-columns-repeated="4"/>
        </table:table-row>
        <table:table-row table:style-name="ro1">
          <table:table-cell office:value-type="float" office:value="4230">
            <text:p>4230</text:p>
          </table:table-cell>
          <table:table-cell office:value-type="float" office:value="1">
            <text:p>1</text:p>
          </table:table-cell>
          <table:table-cell office:value-type="float" office:value="2">
            <text:p>2</text:p>
          </table:table-cell>
          <table:table-cell office:value-type="string">
            <text:p>2014-035 Calcium Source</text:p>
          </table:table-cell>
          <table:table-cell office:value-type="string">
            <text:p>2014-035-calcium-source</text:p>
          </table:table-cell>
          <table:table-cell office:value-type="float" office:value="2014">
            <text:p>2014</text:p>
          </table:table-cell>
          <table:table-cell office:value-type="string">
            <text:p>Foam pool noodles, Fiber One 36 packs, Apple iPhone 5 case, Apple iPhone 5 band, tailored Aeropostale sweatpant leg</text:p>
          </table:table-cell>
          <table:table-cell table:number-columns-repeated="2"/>
          <table:table-cell office:value-type="string">
            <text:p>140 cm x variable width x variable depth</text:p>
          </table:table-cell>
          <table:table-cell table:number-columns-repeated="4"/>
          <table:table-cell office:value-type="string">
            <text:p>Calcium Source</text:p>
          </table:table-cell>
          <table:table-cell/>
          <table:table-cell office:value-type="string">
            <text:p>calcium-source-2014-035-full-Heart-01-database-SM.jpg</text:p>
          </table:table-cell>
          <table:table-cell/>
          <table:table-cell office:value-type="float" office:value="2014">
            <text:p>2014</text:p>
          </table:table-cell>
          <table:table-cell table:number-columns-repeated="4"/>
        </table:table-row>
        <table:table-row table:style-name="ro1">
          <table:table-cell office:value-type="float" office:value="4231">
            <text:p>4231</text:p>
          </table:table-cell>
          <table:table-cell office:value-type="float" office:value="1">
            <text:p>1</text:p>
          </table:table-cell>
          <table:table-cell office:value-type="float" office:value="2">
            <text:p>2</text:p>
          </table:table-cell>
          <table:table-cell office:value-type="string">
            <text:p>2014-036 D'oooh</text:p>
          </table:table-cell>
          <table:table-cell office:value-type="string">
            <text:p>2014-036-doooh</text:p>
          </table:table-cell>
          <table:table-cell office:value-type="float" office:value="2014">
            <text:p>2014</text:p>
          </table:table-cell>
          <table:table-cell office:value-type="string">
            <text:p>Foam pool noodles, armbands, Santa Cruz skateboard</text:p>
          </table:table-cell>
          <table:table-cell table:number-columns-repeated="2"/>
          <table:table-cell office:value-type="string">
            <text:p>140 cm x variable width x variable depth</text:p>
          </table:table-cell>
          <table:table-cell table:number-columns-repeated="4"/>
          <table:table-cell office:value-type="string">
            <text:p>D'oooh</text:p>
          </table:table-cell>
          <table:table-cell/>
          <table:table-cell office:value-type="string">
            <text:p>doooh-2014-036-full-Heart-01-database-SM.jpg</text:p>
          </table:table-cell>
          <table:table-cell/>
          <table:table-cell office:value-type="float" office:value="2014">
            <text:p>2014</text:p>
          </table:table-cell>
          <table:table-cell table:number-columns-repeated="4"/>
        </table:table-row>
        <table:table-row table:style-name="ro1">
          <table:table-cell office:value-type="float" office:value="4232">
            <text:p>4232</text:p>
          </table:table-cell>
          <table:table-cell office:value-type="float" office:value="1">
            <text:p>1</text:p>
          </table:table-cell>
          <table:table-cell office:value-type="float" office:value="2">
            <text:p>2</text:p>
          </table:table-cell>
          <table:table-cell office:value-type="string">
            <text:p>2014-037 Dunks</text:p>
          </table:table-cell>
          <table:table-cell office:value-type="string">
            <text:p>2014-037-dunks</text:p>
          </table:table-cell>
          <table:table-cell office:value-type="float" office:value="2014">
            <text:p>2014</text:p>
          </table:table-cell>
          <table:table-cell office:value-type="string">
            <text:p>Foam pool noodles, Miami Dolphins socks, Stance Julius Erving Nj Nets Socks, wristband</text:p>
          </table:table-cell>
          <table:table-cell table:number-columns-repeated="2"/>
          <table:table-cell office:value-type="string">
            <text:p>140 cm x variable width x variable depth</text:p>
          </table:table-cell>
          <table:table-cell table:number-columns-repeated="4"/>
          <table:table-cell office:value-type="string">
            <text:p>Dunks</text:p>
          </table:table-cell>
          <table:table-cell/>
          <table:table-cell office:value-type="string">
            <text:p>dunks-2014-037-full-Heart-01-database-SM.jpg</text:p>
          </table:table-cell>
          <table:table-cell/>
          <table:table-cell office:value-type="float" office:value="2014">
            <text:p>2014</text:p>
          </table:table-cell>
          <table:table-cell table:number-columns-repeated="4"/>
        </table:table-row>
        <table:table-row table:style-name="ro1">
          <table:table-cell office:value-type="float" office:value="4233">
            <text:p>4233</text:p>
          </table:table-cell>
          <table:table-cell office:value-type="float" office:value="1">
            <text:p>1</text:p>
          </table:table-cell>
          <table:table-cell office:value-type="float" office:value="2">
            <text:p>2</text:p>
          </table:table-cell>
          <table:table-cell office:value-type="string">
            <text:p>2014-039 Established '92</text:p>
          </table:table-cell>
          <table:table-cell office:value-type="string">
            <text:p>2014-039-established-92</text:p>
          </table:table-cell>
          <table:table-cell office:value-type="float" office:value="2014">
            <text:p>2014</text:p>
          </table:table-cell>
          <table:table-cell office:value-type="string">
            <text:p>Foam pool noodles, Angry Birds band-aids, tailored Abercrombie &amp; Fitch sweatpant leg</text:p>
          </table:table-cell>
          <table:table-cell table:number-columns-repeated="2"/>
          <table:table-cell office:value-type="string">
            <text:p>140 cm x variable width x variable depth</text:p>
          </table:table-cell>
          <table:table-cell table:number-columns-repeated="4"/>
          <table:table-cell office:value-type="string">
            <text:p>Established '92</text:p>
          </table:table-cell>
          <table:table-cell/>
          <table:table-cell office:value-type="string">
            <text:p>established-92-2014-039-full-Heart-01-database-SM.jpg</text:p>
          </table:table-cell>
          <table:table-cell/>
          <table:table-cell office:value-type="float" office:value="2014">
            <text:p>2014</text:p>
          </table:table-cell>
          <table:table-cell table:number-columns-repeated="4"/>
        </table:table-row>
        <table:table-row table:style-name="ro1">
          <table:table-cell office:value-type="float" office:value="4234">
            <text:p>4234</text:p>
          </table:table-cell>
          <table:table-cell office:value-type="float" office:value="1">
            <text:p>1</text:p>
          </table:table-cell>
          <table:table-cell office:value-type="float" office:value="2">
            <text:p>2</text:p>
          </table:table-cell>
          <table:table-cell office:value-type="string">
            <text:p>2014-040 Gravers</text:p>
          </table:table-cell>
          <table:table-cell office:value-type="string">
            <text:p>2014-040-gravers</text:p>
          </table:table-cell>
          <table:table-cell office:value-type="float" office:value="2014">
            <text:p>2014</text:p>
          </table:table-cell>
          <table:table-cell office:value-type="string">
            <text:p>Foam pool noodles, tailored sweatpant leg, necklace, armbands (Nike, etc), wristband (Adidas, etc), Stinger All Mountain Performance Ski</text:p>
          </table:table-cell>
          <table:table-cell table:number-columns-repeated="2"/>
          <table:table-cell office:value-type="string">
            <text:p>140 cm x variable width x variable depth</text:p>
          </table:table-cell>
          <table:table-cell table:number-columns-repeated="4"/>
          <table:table-cell office:value-type="string">
            <text:p>Gravers</text:p>
          </table:table-cell>
          <table:table-cell/>
          <table:table-cell office:value-type="string">
            <text:p>gravers-2014-040-full-Heart-01-database-SM.jpg</text:p>
          </table:table-cell>
          <table:table-cell/>
          <table:table-cell office:value-type="float" office:value="2014">
            <text:p>2014</text:p>
          </table:table-cell>
          <table:table-cell table:number-columns-repeated="4"/>
        </table:table-row>
        <table:table-row table:style-name="ro1">
          <table:table-cell office:value-type="float" office:value="4235">
            <text:p>4235</text:p>
          </table:table-cell>
          <table:table-cell office:value-type="float" office:value="1">
            <text:p>1</text:p>
          </table:table-cell>
          <table:table-cell office:value-type="float" office:value="2">
            <text:p>2</text:p>
          </table:table-cell>
          <table:table-cell office:value-type="string">
            <text:p>2014-041 Hater</text:p>
          </table:table-cell>
          <table:table-cell office:value-type="string">
            <text:p>2014-041-hater</text:p>
          </table:table-cell>
          <table:table-cell office:value-type="float" office:value="2014">
            <text:p>2014</text:p>
          </table:table-cell>
          <table:table-cell office:value-type="string">
            <text:p>Foam pool noodle, wristband</text:p>
          </table:table-cell>
          <table:table-cell table:number-columns-repeated="2"/>
          <table:table-cell office:value-type="string">
            <text:p>140 cm x variable width x variable depth</text:p>
          </table:table-cell>
          <table:table-cell table:number-columns-repeated="4"/>
          <table:table-cell office:value-type="string">
            <text:p>Hater</text:p>
          </table:table-cell>
          <table:table-cell/>
          <table:table-cell office:value-type="string">
            <text:p>hater-2014-041-full-Heart-01-database-SM.jpg</text:p>
            <text:p>hater-2014-041-detail-Heart-01-database-SM.jpg</text:p>
          </table:table-cell>
          <table:table-cell/>
          <table:table-cell office:value-type="float" office:value="2014">
            <text:p>2014</text:p>
          </table:table-cell>
          <table:table-cell table:number-columns-repeated="4"/>
        </table:table-row>
        <table:table-row table:style-name="ro1">
          <table:table-cell office:value-type="float" office:value="4236">
            <text:p>4236</text:p>
          </table:table-cell>
          <table:table-cell office:value-type="float" office:value="1">
            <text:p>1</text:p>
          </table:table-cell>
          <table:table-cell office:value-type="float" office:value="2">
            <text:p>2</text:p>
          </table:table-cell>
          <table:table-cell office:value-type="string">
            <text:p>2014-046 Raw Youth</text:p>
          </table:table-cell>
          <table:table-cell office:value-type="string">
            <text:p>2014-046-raw-youth</text:p>
          </table:table-cell>
          <table:table-cell office:value-type="float" office:value="2014">
            <text:p>2014</text:p>
          </table:table-cell>
          <table:table-cell office:value-type="string">
            <text:p>Foam pool noodles, wristband, tailored Bravado Justin Bieber Vertical Hoodie, Skullcandy headphones, Apple iPod classic and charger, Apple iPhone 5 case, Skrillex “Scary Monsters And Nice Sprites” MPEG-1 Audio Layer III file</text:p>
          </table:table-cell>
          <table:table-cell table:number-columns-repeated="2"/>
          <table:table-cell office:value-type="string">
            <text:p>140 cm x variable width x variable depth</text:p>
          </table:table-cell>
          <table:table-cell table:number-columns-repeated="4"/>
          <table:table-cell office:value-type="string">
            <text:p>Raw Youth</text:p>
          </table:table-cell>
          <table:table-cell/>
          <table:table-cell office:value-type="string">
            <text:p>raw-youth-2014-046-install-Heart-01-database-SM.jpg</text:p>
            <text:p>raw-youth-2014-046-full-Heart-01-database-SM.jpg</text:p>
          </table:table-cell>
          <table:table-cell/>
          <table:table-cell office:value-type="float" office:value="2014">
            <text:p>2014</text:p>
          </table:table-cell>
          <table:table-cell table:number-columns-repeated="4"/>
        </table:table-row>
        <table:table-row table:style-name="ro1">
          <table:table-cell office:value-type="float" office:value="4237">
            <text:p>4237</text:p>
          </table:table-cell>
          <table:table-cell office:value-type="float" office:value="1">
            <text:p>1</text:p>
          </table:table-cell>
          <table:table-cell office:value-type="float" office:value="2">
            <text:p>2</text:p>
          </table:table-cell>
          <table:table-cell office:value-type="string">
            <text:p>2014-047 Scene Girls</text:p>
          </table:table-cell>
          <table:table-cell office:value-type="string">
            <text:p>2014-047-scene-girls</text:p>
          </table:table-cell>
          <table:table-cell office:value-type="float" office:value="2014">
            <text:p>2014</text:p>
          </table:table-cell>
          <table:table-cell office:value-type="string">
            <text:p>Foam pool noodles, socks, Monster High ear warmer, RCA 5CD changer stereo, Blood on the Dance Floor "Evolution" Compact Disc and case</text:p>
          </table:table-cell>
          <table:table-cell table:number-columns-repeated="2"/>
          <table:table-cell office:value-type="string">
            <text:p>140 cm x variable width x variable depth</text:p>
          </table:table-cell>
          <table:table-cell table:number-columns-repeated="4"/>
          <table:table-cell office:value-type="string">
            <text:p>Scene Girls</text:p>
          </table:table-cell>
          <table:table-cell/>
          <table:table-cell office:value-type="string">
            <text:p>scene-girls-2014-047-full-Heart-01-database-SM.jpg</text:p>
          </table:table-cell>
          <table:table-cell/>
          <table:table-cell office:value-type="float" office:value="2014">
            <text:p>2014</text:p>
          </table:table-cell>
          <table:table-cell table:number-columns-repeated="4"/>
        </table:table-row>
        <table:table-row table:style-name="ro1">
          <table:table-cell office:value-type="float" office:value="4238">
            <text:p>4238</text:p>
          </table:table-cell>
          <table:table-cell office:value-type="float" office:value="1">
            <text:p>1</text:p>
          </table:table-cell>
          <table:table-cell office:value-type="float" office:value="2">
            <text:p>2</text:p>
          </table:table-cell>
          <table:table-cell office:value-type="string">
            <text:p>2014-034 Tools</text:p>
          </table:table-cell>
          <table:table-cell office:value-type="string">
            <text:p>2014-034-tools</text:p>
          </table:table-cell>
          <table:table-cell office:value-type="float" office:value="2014">
            <text:p>2014</text:p>
          </table:table-cell>
          <table:table-cell office:value-type="string">
            <text:p>Foam pool noodles, bluetooth earpieces</text:p>
          </table:table-cell>
          <table:table-cell table:number-columns-repeated="2"/>
          <table:table-cell office:value-type="string">
            <text:p>140 cm x variable width x variable depth</text:p>
          </table:table-cell>
          <table:table-cell table:number-columns-repeated="4"/>
          <table:table-cell office:value-type="string">
            <text:p>Tools</text:p>
          </table:table-cell>
          <table:table-cell/>
          <table:table-cell office:value-type="string">
            <text:p>tools-2014-034-detail-Heart-01-database-SM.jpg</text:p>
            <text:p>tools-2014-034-full-Heart-01-database-SM.jpg</text:p>
          </table:table-cell>
          <table:table-cell/>
          <table:table-cell office:value-type="float" office:value="2014">
            <text:p>2014</text:p>
          </table:table-cell>
          <table:table-cell table:number-columns-repeated="4"/>
        </table:table-row>
        <table:table-row table:style-name="ro1">
          <table:table-cell office:value-type="float" office:value="4239">
            <text:p>4239</text:p>
          </table:table-cell>
          <table:table-cell office:value-type="float" office:value="1">
            <text:p>1</text:p>
          </table:table-cell>
          <table:table-cell office:value-type="float" office:value="2">
            <text:p>2</text:p>
          </table:table-cell>
          <table:table-cell office:value-type="string">
            <text:p>2014-051 You Only Live Once</text:p>
          </table:table-cell>
          <table:table-cell office:value-type="string">
            <text:p>2014-051-you-only-live-once</text:p>
          </table:table-cell>
          <table:table-cell office:value-type="float" office:value="2014">
            <text:p>2014</text:p>
          </table:table-cell>
          <table:table-cell office:value-type="string">
            <text:p>Foam pool noodles, necklace, rubber wristband, tailored Nike sweatpant leg, tailored Hooters sweatpant leg, tailored Bravado Arcangel Surfware sweatpant leg</text:p>
          </table:table-cell>
          <table:table-cell table:number-columns-repeated="2"/>
          <table:table-cell office:value-type="string">
            <text:p>140 cm x variable width x variable depth</text:p>
          </table:table-cell>
          <table:table-cell table:number-columns-repeated="4"/>
          <table:table-cell office:value-type="string">
            <text:p>You Only Live Once</text:p>
          </table:table-cell>
          <table:table-cell/>
          <table:table-cell office:value-type="string">
            <text:p>you-only-live-once-2014-051-detail-Heart-01-database-SM.jpg</text:p>
            <text:p>you-only-live-once-2014-051-full-Heart-01-database-SM.jpg</text:p>
          </table:table-cell>
          <table:table-cell/>
          <table:table-cell office:value-type="float" office:value="2014">
            <text:p>2014</text:p>
          </table:table-cell>
          <table:table-cell table:number-columns-repeated="4"/>
        </table:table-row>
        <table:table-row table:style-name="ro1">
          <table:table-cell office:value-type="float" office:value="4240">
            <text:p>4240</text:p>
          </table:table-cell>
          <table:table-cell office:value-type="float" office:value="1">
            <text:p>1</text:p>
          </table:table-cell>
          <table:table-cell office:value-type="float" office:value="2">
            <text:p>2</text:p>
          </table:table-cell>
          <table:table-cell office:value-type="string">
            <text:p>2013-197 Since U Been Gone / Music For Stereos</text:p>
          </table:table-cell>
          <table:table-cell office:value-type="string">
            <text:p>2013-197-since-u-been-gone-music-for-stereos</text:p>
          </table:table-cell>
          <table:table-cell office:value-type="float" office:value="2013">
            <text:p>2013</text:p>
          </table:table-cell>
          <table:table-cell office:value-type="string">
            <text:p>Bang &amp; Olufsen Beosound 9000, Bang &amp; Olufsen BeoLab 6000, Since U Been Gone (2010) Compact Discs</text:p>
          </table:table-cell>
          <table:table-cell table:number-columns-repeated="2"/>
          <table:table-cell office:value-type="string">
            <text:p>128 x 135 x 50</text:p>
          </table:table-cell>
          <table:table-cell office:value-type="string">
            <text:p>​“Combo” version of a past series &amp;amp; performance.</text:p>
          </table:table-cell>
          <table:table-cell table:number-columns-repeated="2"/>
          <table:table-cell office:value-type="string">
            <text:p>[4196] [2010-025-music-for-stereos] 2010-025 Music For Stereos</text:p>
          </table:table-cell>
          <table:table-cell office:value-type="string">
            <text:p>Since U Been Gone / Music For Stereos</text:p>
          </table:table-cell>
          <table:table-cell/>
          <table:table-cell office:value-type="string">
            <text:p>since-u-been-gone-2013-197-install-Heart-01-database-SM.jpg</text:p>
            <text:p>since-u-been-gone-2013-197-detail-Heart-01-database-SM.jpg</text:p>
          </table:table-cell>
          <table:table-cell/>
          <table:table-cell office:value-type="float" office:value="2013">
            <text:p>2013</text:p>
          </table:table-cell>
          <table:table-cell table:number-columns-repeated="4"/>
        </table:table-row>
        <table:table-row table:style-name="ro1">
          <table:table-cell office:value-type="float" office:value="4241">
            <text:p>4241</text:p>
          </table:table-cell>
          <table:table-cell office:value-type="float" office:value="1">
            <text:p>1</text:p>
          </table:table-cell>
          <table:table-cell office:value-type="float" office:value="2">
            <text:p>2</text:p>
          </table:table-cell>
          <table:table-cell office:value-type="string">
            <text:p>2013-199 The Source (sculpture)</text:p>
          </table:table-cell>
          <table:table-cell office:value-type="string">
            <text:p>2013-199-the-source-sculpture</text:p>
          </table:table-cell>
          <table:table-cell office:value-type="float" office:value="2013">
            <text:p>2013</text:p>
          </table:table-cell>
          <table:table-cell office:value-type="string">
            <text:p>Flex 6xA4 Brochure Stand, various The Source zines</text:p>
          </table:table-cell>
          <table:table-cell table:number-columns-repeated="2"/>
          <table:table-cell office:value-type="string">
            <text:p>145 x 27 x 36</text:p>
          </table:table-cell>
          <table:table-cell table:number-columns-repeated="3"/>
          <table:table-cell office:value-type="string">
            <text:p>[4111] [2013-117-the-source-desktop-wireform] 2013 117 The Source Issue 1 Desktop Wireform</text:p>
            <text:p>[4112] [2013-133-the-source-issue-3-i-shot-andy-warhol] 2013 133 The Source Issue 3 I Shot Andy Warhol</text:p>
            <text:p>[4113] [2013-168-the-source-issue-4-on-and-on] 2013-168 The Source Issue 4 On and On</text:p>
            <text:p>[4114] [2013-138-the-source-pizza-party] 2013 138 The Source Issue 2 Pizza Party</text:p>
            <text:p>[4211] [2013-136-the-source-issue-5-space-invader] 2013-136 The Source Issue 5 Space Invader</text:p>
            <text:p>[4213] [2013-137-the-source-hello-world-pen-plotter] 2013-137 The Source Issue 6 <text:s/>Hello World Pen Plotter</text:p>
            <text:p>[4214] [2013-140-the-source-issue-7-dooogle] 2013-140 The Source Issue 7 Dooogle</text:p>
            <text:p>[4215] [2013-134-the-source-issue-8-six-sixty-six] 2013-134 The Source Issue 8 Six Sixty Six</text:p>
          </table:table-cell>
          <table:table-cell office:value-type="string">
            <text:p>The Source</text:p>
          </table:table-cell>
          <table:table-cell/>
          <table:table-cell office:value-type="string">
            <text:p>the-source-2013-199-full-Heart-01-database-SM.jpg</text:p>
          </table:table-cell>
          <table:table-cell office:value-type="string">
            <text:p>(sculpture)</text:p>
          </table:table-cell>
          <table:table-cell table:number-columns-repeated="5"/>
        </table:table-row>
        <table:table-row table:style-name="ro1">
          <table:table-cell office:value-type="float" office:value="4242">
            <text:p>4242</text:p>
          </table:table-cell>
          <table:table-cell office:value-type="float" office:value="1">
            <text:p>1</text:p>
          </table:table-cell>
          <table:table-cell office:value-type="float" office:value="2">
            <text:p>2</text:p>
          </table:table-cell>
          <table:table-cell office:value-type="string">
            <text:p>2014-079 Photoshop CS</text:p>
          </table:table-cell>
          <table:table-cell office:value-type="string">
            <text:p>2014-079-photoshop-cs</text:p>
          </table:table-cell>
          <table:table-cell office:value-type="float" office:value="2014">
            <text:p>2014</text:p>
          </table:table-cell>
          <table:table-cell office:value-type="string">
            <text:p>Chromogenic print</text:p>
          </table:table-cell>
          <table:table-cell table:number-columns-repeated="2"/>
          <table:table-cell office:value-type="string">
            <text:p>50in x 50in </text:p>
          </table:table-cell>
          <table:table-cell table:number-columns-repeated="4"/>
          <table:table-cell office:value-type="string">
            <text:p>Photoshop CS: 50 by 50 inches, 300 DPI, RGB, square pixels, default gradient "Spectrum", mousedown y=3000 x=650, mouseup y=3000 x=4525; tool "Wand", select y=4680, x=4425, tolerance=60, contiguous= off; default gradient "Spectrum", mousedown y=14000 x=8225, mouseup y=650 x=8225</text:p>
          </table:table-cell>
          <table:table-cell/>
          <table:table-cell office:value-type="string">
            <text:p>photoshop-cs-2014-079-full-2-database-team-jm.jpg</text:p>
          </table:table-cell>
          <table:table-cell/>
          <table:table-cell office:value-type="float" office:value="2014">
            <text:p>2014</text:p>
          </table:table-cell>
          <table:table-cell table:number-columns-repeated="4"/>
        </table:table-row>
        <table:table-row table:style-name="ro1">
          <table:table-cell office:value-type="float" office:value="4243">
            <text:p>4243</text:p>
          </table:table-cell>
          <table:table-cell office:value-type="float" office:value="1">
            <text:p>1</text:p>
          </table:table-cell>
          <table:table-cell office:value-type="float" office:value="2">
            <text:p>2</text:p>
          </table:table-cell>
          <table:table-cell office:value-type="string">
            <text:p>2014-080 Photoshop CS</text:p>
          </table:table-cell>
          <table:table-cell office:value-type="string">
            <text:p>2014-080-photoshop-cs</text:p>
          </table:table-cell>
          <table:table-cell office:value-type="float" office:value="2014">
            <text:p>2014</text:p>
          </table:table-cell>
          <table:table-cell office:value-type="string">
            <text:p>Chromogenic print</text:p>
          </table:table-cell>
          <table:table-cell table:number-columns-repeated="2"/>
          <table:table-cell office:value-type="string">
            <text:p>40in x 40in</text:p>
          </table:table-cell>
          <table:table-cell table:number-columns-repeated="4"/>
          <table:table-cell office:value-type="string">
            <text:p>Photoshop CS: 40 by 30 inches, 300 DPI, RGB, square pixels, default gradient "Spectrum", mousedown y=6000 x=8000, mouseup y=6000 x=1000; tool "Wand", select y=3650, x=1250, tolerance=60, contiguous= off; default gradient "Spectrum", mousedown y=1000 x=1000, mouseup y=1100 x=1000</text:p>
          </table:table-cell>
          <table:table-cell/>
          <table:table-cell office:value-type="string">
            <text:p>photoshop-cs-2014-080-full-database-team-jm.jpg</text:p>
          </table:table-cell>
          <table:table-cell/>
          <table:table-cell office:value-type="float" office:value="2014">
            <text:p>2014</text:p>
          </table:table-cell>
          <table:table-cell table:number-columns-repeated="4"/>
        </table:table-row>
        <table:table-row table:style-name="ro1">
          <table:table-cell office:value-type="float" office:value="4248">
            <text:p>4248</text:p>
          </table:table-cell>
          <table:table-cell office:value-type="float" office:value="1">
            <text:p>1</text:p>
          </table:table-cell>
          <table:table-cell office:value-type="float" office:value="2">
            <text:p>2</text:p>
          </table:table-cell>
          <table:table-cell office:value-type="string">
            <text:p>2014-123 Through the Fire and Flames</text:p>
          </table:table-cell>
          <table:table-cell office:value-type="string">
            <text:p>2014-123-through-the-fire-and-flames</text:p>
          </table:table-cell>
          <table:table-cell office:value-type="float" office:value="2014">
            <text:p>2014</text:p>
          </table:table-cell>
          <table:table-cell office:value-type="string">
            <text:p>Acer laptop running Light O Rama S3 Software Suite Pro, three Light O Rama CTB16PC controllers, one Cosmic Color Ribbon LED Strip and controller, LED string lights, two grid wall floor standing display fixtures, two Roman Lights Holographic Ropelight Palm Trees, white Ikea table, extension cords, zip-ties</text:p>
          </table:table-cell>
          <table:table-cell table:number-columns-repeated="2"/>
          <table:table-cell office:value-type="string">
            <text:p>Variable. </text:p>
          </table:table-cell>
          <table:table-cell office:value-type="string">
            <text:p>Lightshow 4 Arcangel Surfware pop-up #2. Shout out to Dragon Force. ;-)</text:p>
          </table:table-cell>
          <table:table-cell/>
          <table:table-cell office:value-type="string">
            <text:p>http://www.dailymotion.com/video/x28feco_through-the-fire-and-flames-pop-up-at-moma-ps1_creation</text:p>
          </table:table-cell>
          <table:table-cell office:value-type="string">
            <text:p>[4149] [2012-160-euphoria] 2012-160 Euphoria</text:p>
          </table:table-cell>
          <table:table-cell office:value-type="string">
            <text:p>Through the Fire and Flames</text:p>
          </table:table-cell>
          <table:table-cell/>
          <table:table-cell office:value-type="string">
            <text:p>nyabf-dap-newyork-2014-10-install-1-database-ek.jpg</text:p>
          </table:table-cell>
          <table:table-cell/>
          <table:table-cell office:value-type="float" office:value="2014">
            <text:p>2014</text:p>
          </table:table-cell>
          <table:table-cell table:number-columns-repeated="4"/>
        </table:table-row>
        <table:table-row table:style-name="ro1">
          <table:table-cell office:value-type="float" office:value="4249">
            <text:p>4249</text:p>
          </table:table-cell>
          <table:table-cell office:value-type="float" office:value="1">
            <text:p>1</text:p>
          </table:table-cell>
          <table:table-cell office:value-type="float" office:value="2">
            <text:p>2</text:p>
          </table:table-cell>
          <table:table-cell office:value-type="string">
            <text:p>2014-114 All The Small Things Tshirt</text:p>
          </table:table-cell>
          <table:table-cell office:value-type="string">
            <text:p>2014-114-all-the-small-things-tshirt</text:p>
          </table:table-cell>
          <table:table-cell office:value-type="float" office:value="2014">
            <text:p>2014</text:p>
          </table:table-cell>
          <table:table-cell office:value-type="string">
            <text:p>Digitally Printed Tshirt</text:p>
          </table:table-cell>
          <table:table-cell table:number-columns-repeated="3"/>
          <table:table-cell office:value-type="string">
            <text:p>T made for my All The Small Things showz.</text:p>
          </table:table-cell>
          <table:table-cell table:number-columns-repeated="2"/>
          <table:table-cell office:value-type="string">
            <text:p>[4166] [2014-126-all-the-small-things-trailer] 2014 126 All The Small Things (trailer)</text:p>
            <text:p>[4168] [2014-125-all-the-small-things] 2014-125 All The Small Things (catalog)</text:p>
            <text:p>[4250] [2014-078-all-the-small-things-edition] 2014-078 All The Small Things Edition</text:p>
          </table:table-cell>
          <table:table-cell office:value-type="string">
            <text:p>All The Small Things</text:p>
          </table:table-cell>
          <table:table-cell/>
          <table:table-cell office:value-type="string">
            <text:p>2014-114-allthesmallthings-shirt-database-ih.jpg</text:p>
          </table:table-cell>
          <table:table-cell office:value-type="string">
            <text:p>(Tee shirt)</text:p>
          </table:table-cell>
          <table:table-cell office:value-type="float" office:value="2014">
            <text:p>2014</text:p>
          </table:table-cell>
          <table:table-cell table:number-columns-repeated="4"/>
        </table:table-row>
        <table:table-row table:style-name="ro1">
          <table:table-cell office:value-type="float" office:value="4250">
            <text:p>4250</text:p>
          </table:table-cell>
          <table:table-cell office:value-type="float" office:value="1">
            <text:p>1</text:p>
          </table:table-cell>
          <table:table-cell office:value-type="float" office:value="2">
            <text:p>2</text:p>
          </table:table-cell>
          <table:table-cell office:value-type="string">
            <text:p>2014-078 All The Small Things Edition</text:p>
          </table:table-cell>
          <table:table-cell office:value-type="string">
            <text:p>2014-078-all-the-small-things-edition</text:p>
          </table:table-cell>
          <table:table-cell office:value-type="float" office:value="2014">
            <text:p>2014</text:p>
          </table:table-cell>
          <table:table-cell office:value-type="string">
            <text:p>Xerox and hand stamp on paper</text:p>
          </table:table-cell>
          <table:table-cell table:number-columns-repeated="7"/>
          <table:table-cell office:value-type="string">
            <text:p>All The Small Things</text:p>
          </table:table-cell>
          <table:table-cell table:number-columns-repeated="2"/>
          <table:table-cell office:value-type="string">
            <text:p>(Edition)</text:p>
          </table:table-cell>
          <table:table-cell office:value-type="float" office:value="2014">
            <text:p>2014</text:p>
          </table:table-cell>
          <table:table-cell table:number-columns-repeated="4"/>
        </table:table-row>
        <table:table-row table:style-name="ro1">
          <table:table-cell office:value-type="float" office:value="4251">
            <text:p>4251</text:p>
          </table:table-cell>
          <table:table-cell office:value-type="float" office:value="1">
            <text:p>1</text:p>
          </table:table-cell>
          <table:table-cell office:value-type="float" office:value="2">
            <text:p>2</text:p>
          </table:table-cell>
          <table:table-cell office:value-type="string">
            <text:p>2015-001 High Lyfe</text:p>
          </table:table-cell>
          <table:table-cell office:value-type="string">
            <text:p>2015-001-high-lyfe</text:p>
          </table:table-cell>
          <table:table-cell office:value-type="float" office:value="2015">
            <text:p>2015</text:p>
          </table:table-cell>
          <table:table-cell office:value-type="string">
            <text:p>Foam pool noodles, one The Broodle, sweatband, tube-socks, tailored Hooters sweatpant leg, Coors Light beer can, tailored legging</text:p>
          </table:table-cell>
          <table:table-cell table:number-columns-repeated="2"/>
          <table:table-cell office:value-type="string">
            <text:p>140 cm x variable width x variable depth</text:p>
          </table:table-cell>
          <table:table-cell table:number-columns-repeated="4"/>
          <table:table-cell office:value-type="string">
            <text:p>High Lyfe</text:p>
          </table:table-cell>
          <table:table-cell/>
          <table:table-cell office:value-type="string">
            <text:p>high-lyfe-2015-001-full-database-JH.jpg</text:p>
            <text:p>high-lyfe-2015-001-detail-2-database-JH.jpg</text:p>
            <text:p>high-lyfe-2015-001-detail-1-database-JH.jpg</text:p>
          </table:table-cell>
          <table:table-cell/>
          <table:table-cell office:value-type="float" office:value="2015">
            <text:p>2015</text:p>
          </table:table-cell>
          <table:table-cell table:number-columns-repeated="4"/>
        </table:table-row>
        <table:table-row table:style-name="ro1">
          <table:table-cell office:value-type="float" office:value="4252">
            <text:p>4252</text:p>
          </table:table-cell>
          <table:table-cell office:value-type="float" office:value="1">
            <text:p>1</text:p>
          </table:table-cell>
          <table:table-cell office:value-type="float" office:value="2">
            <text:p>2</text:p>
          </table:table-cell>
          <table:table-cell office:value-type="string">
            <text:p>2015-002 Leafs</text:p>
          </table:table-cell>
          <table:table-cell office:value-type="string">
            <text:p>2015-002-leafs</text:p>
          </table:table-cell>
          <table:table-cell office:value-type="float" office:value="2015">
            <text:p>2015</text:p>
          </table:table-cell>
          <table:table-cell office:value-type="string">
            <text:p>Foam pool noodle, gauge earrings</text:p>
          </table:table-cell>
          <table:table-cell table:number-columns-repeated="7"/>
          <table:table-cell office:value-type="string">
            <text:p>Leafs</text:p>
          </table:table-cell>
          <table:table-cell/>
          <table:table-cell office:value-type="string">
            <text:p>leafs-2015-002-full-database-JH.jpg</text:p>
            <text:p>leafs-2015-002-detail-database-JH.jpg</text:p>
          </table:table-cell>
          <table:table-cell/>
          <table:table-cell office:value-type="float" office:value="2015">
            <text:p>2015</text:p>
          </table:table-cell>
          <table:table-cell table:number-columns-repeated="4"/>
        </table:table-row>
        <table:table-row table:style-name="ro1">
          <table:table-cell office:value-type="float" office:value="4253">
            <text:p>4253</text:p>
          </table:table-cell>
          <table:table-cell office:value-type="float" office:value="1">
            <text:p>1</text:p>
          </table:table-cell>
          <table:table-cell office:value-type="float" office:value="2">
            <text:p>2</text:p>
          </table:table-cell>
          <table:table-cell office:value-type="string">
            <text:p>2015-003 Clarity</text:p>
          </table:table-cell>
          <table:table-cell office:value-type="string">
            <text:p>2015-003-clarity</text:p>
          </table:table-cell>
          <table:table-cell office:value-type="float" office:value="2015">
            <text:p>2015</text:p>
          </table:table-cell>
          <table:table-cell office:value-type="string">
            <text:p>Foam pool noodle, Beats by Dre Solo 2 headphones, arm-bracelet, Apple iPod nano, Apple iPod arm band, Zedd "Spectrum ft. Matthew Koma " <text:s/>MPEG-1 Audio Layer III file, USB plug, power strip</text:p>
          </table:table-cell>
          <table:table-cell table:number-columns-repeated="2"/>
          <table:table-cell office:value-type="string">
            <text:p>140 cm x variable width x variable depth</text:p>
          </table:table-cell>
          <table:table-cell table:number-columns-repeated="4"/>
          <table:table-cell office:value-type="string">
            <text:p>Clarity</text:p>
          </table:table-cell>
          <table:table-cell/>
          <table:table-cell office:value-type="string">
            <text:p>clarity-2015-003-full-database-JH.jpg</text:p>
          </table:table-cell>
          <table:table-cell/>
          <table:table-cell office:value-type="float" office:value="2015">
            <text:p>2015</text:p>
          </table:table-cell>
          <table:table-cell table:number-columns-repeated="4"/>
        </table:table-row>
        <table:table-row table:style-name="ro1">
          <table:table-cell office:value-type="float" office:value="4254">
            <text:p>4254</text:p>
          </table:table-cell>
          <table:table-cell office:value-type="float" office:value="1">
            <text:p>1</text:p>
          </table:table-cell>
          <table:table-cell office:value-type="float" office:value="2">
            <text:p>2</text:p>
          </table:table-cell>
          <table:table-cell office:value-type="string">
            <text:p>2015-004 First Class</text:p>
          </table:table-cell>
          <table:table-cell office:value-type="string">
            <text:p>2015-004-first-class</text:p>
          </table:table-cell>
          <table:table-cell office:value-type="float" office:value="2015">
            <text:p>2015</text:p>
          </table:table-cell>
          <table:table-cell office:value-type="string">
            <text:p>Foam pool noodles, necklace, sock, armbands, sleeve jewelry </text:p>
          </table:table-cell>
          <table:table-cell table:number-columns-repeated="2"/>
          <table:table-cell office:value-type="string">
            <text:p>140 cm x variable width x variable depth</text:p>
          </table:table-cell>
          <table:table-cell table:number-columns-repeated="4"/>
          <table:table-cell office:value-type="string">
            <text:p>First Class</text:p>
          </table:table-cell>
          <table:table-cell/>
          <table:table-cell office:value-type="string">
            <text:p>first-class-2015-004-full-database-JH.jpg</text:p>
            <text:p>first-class-2015-004-detail-1-database-JH.jpg</text:p>
          </table:table-cell>
          <table:table-cell/>
          <table:table-cell office:value-type="float" office:value="2015">
            <text:p>2015</text:p>
          </table:table-cell>
          <table:table-cell table:number-columns-repeated="4"/>
        </table:table-row>
        <table:table-row table:style-name="ro1">
          <table:table-cell office:value-type="float" office:value="4255">
            <text:p>4255</text:p>
          </table:table-cell>
          <table:table-cell office:value-type="float" office:value="1">
            <text:p>1</text:p>
          </table:table-cell>
          <table:table-cell office:value-type="float" office:value="2">
            <text:p>2</text:p>
          </table:table-cell>
          <table:table-cell office:value-type="string">
            <text:p>2015-005 Started @ The Bottom</text:p>
          </table:table-cell>
          <table:table-cell office:value-type="string">
            <text:p>2015-005-started-the-bottom</text:p>
          </table:table-cell>
          <table:table-cell office:value-type="float" office:value="2015">
            <text:p>2015</text:p>
          </table:table-cell>
          <table:table-cell office:value-type="string">
            <text:p>Foam pool noodle, Drake armband</text:p>
          </table:table-cell>
          <table:table-cell table:number-columns-repeated="2"/>
          <table:table-cell office:value-type="string">
            <text:p>140 cm x variable width x variable depth</text:p>
          </table:table-cell>
          <table:table-cell table:number-columns-repeated="4"/>
          <table:table-cell office:value-type="string">
            <text:p>Started @ The Bottom</text:p>
          </table:table-cell>
          <table:table-cell/>
          <table:table-cell office:value-type="string">
            <text:p>started-at-the-bottom-2015-005-full-database-JH.jpg</text:p>
            <text:p>started-at-the-bottom-2015-005-detail-database-JH.jpg</text:p>
          </table:table-cell>
          <table:table-cell/>
          <table:table-cell office:value-type="float" office:value="2015">
            <text:p>2015</text:p>
          </table:table-cell>
          <table:table-cell table:number-columns-repeated="4"/>
        </table:table-row>
        <table:table-row table:style-name="ro1">
          <table:table-cell office:value-type="float" office:value="4256">
            <text:p>4256</text:p>
          </table:table-cell>
          <table:table-cell office:value-type="float" office:value="1">
            <text:p>1</text:p>
          </table:table-cell>
          <table:table-cell office:value-type="float" office:value="2">
            <text:p>2</text:p>
          </table:table-cell>
          <table:table-cell office:value-type="string">
            <text:p>2015-006 Misfits</text:p>
          </table:table-cell>
          <table:table-cell office:value-type="string">
            <text:p>2015-006-misfits</text:p>
          </table:table-cell>
          <table:table-cell office:value-type="float" office:value="2015">
            <text:p>2015</text:p>
          </table:table-cell>
          <table:table-cell office:value-type="string">
            <text:p>Foam pool noodles, garter belt, ear warmer, leggings, <text:s/>socks, RCA 5CD changer stereo, Avenged Sevenfold "Hail to the King" Compact Disc</text:p>
          </table:table-cell>
          <table:table-cell table:number-columns-repeated="2"/>
          <table:table-cell office:value-type="string">
            <text:p>140 cm x variable width x variable depth</text:p>
          </table:table-cell>
          <table:table-cell table:number-columns-repeated="4"/>
          <table:table-cell office:value-type="string">
            <text:p>Misfits</text:p>
          </table:table-cell>
          <table:table-cell/>
          <table:table-cell office:value-type="string">
            <text:p>misfits-2015-006-detail-database-JH.jpg</text:p>
            <text:p>misfits-2015-006-full-database-JH.jpg</text:p>
          </table:table-cell>
          <table:table-cell/>
          <table:table-cell office:value-type="float" office:value="2015">
            <text:p>2015</text:p>
          </table:table-cell>
          <table:table-cell table:number-columns-repeated="4"/>
        </table:table-row>
        <table:table-row table:style-name="ro1">
          <table:table-cell office:value-type="float" office:value="4257">
            <text:p>4257</text:p>
          </table:table-cell>
          <table:table-cell office:value-type="float" office:value="1">
            <text:p>1</text:p>
          </table:table-cell>
          <table:table-cell office:value-type="float" office:value="2">
            <text:p>2</text:p>
          </table:table-cell>
          <table:table-cell office:value-type="string">
            <text:p>2015-007 Your Performance</text:p>
          </table:table-cell>
          <table:table-cell office:value-type="string">
            <text:p>2015-007-your-performance</text:p>
          </table:table-cell>
          <table:table-cell office:value-type="float" office:value="2015">
            <text:p>2015</text:p>
          </table:table-cell>
          <table:table-cell office:value-type="string">
            <text:p>Foam noodles, tailored Adidas tracksuits</text:p>
          </table:table-cell>
          <table:table-cell table:number-columns-repeated="2"/>
          <table:table-cell office:value-type="string">
            <text:p>140 cm x variable width x variable depth</text:p>
          </table:table-cell>
          <table:table-cell table:number-columns-repeated="4"/>
          <table:table-cell office:value-type="string">
            <text:p>Your Performance</text:p>
          </table:table-cell>
          <table:table-cell/>
          <table:table-cell office:value-type="string">
            <text:p>your-performance-2015-007-full-database-JH.jpg</text:p>
            <text:p>your-performance-2015-007-detail-database-JH.jpg</text:p>
          </table:table-cell>
          <table:table-cell/>
          <table:table-cell office:value-type="float" office:value="2015">
            <text:p>2015</text:p>
          </table:table-cell>
          <table:table-cell table:number-columns-repeated="4"/>
        </table:table-row>
        <table:table-row table:style-name="ro1">
          <table:table-cell office:value-type="float" office:value="4259">
            <text:p>4259</text:p>
          </table:table-cell>
          <table:table-cell office:value-type="float" office:value="1">
            <text:p>1</text:p>
          </table:table-cell>
          <table:table-cell office:value-type="float" office:value="2">
            <text:p>2</text:p>
          </table:table-cell>
          <table:table-cell office:value-type="string">
            <text:p>2015-001 Dreams</text:p>
          </table:table-cell>
          <table:table-cell office:value-type="string">
            <text:p>2015-001-dreams</text:p>
          </table:table-cell>
          <table:table-cell office:value-type="float" office:value="2015">
            <text:p>2015</text:p>
          </table:table-cell>
          <table:table-cell office:value-type="string">
            <text:p>The Broodle brand foam pool noodle, foam pool noodles, Coors Light beer can, tailored Aeropostale sweatpant leg, tailored pant leg, tailored GAP sweatpant leg, American Apparel sock</text:p>
          </table:table-cell>
          <table:table-cell table:number-columns-repeated="2"/>
          <table:table-cell office:value-type="string">
            <text:p>140 cm x variable width x variable depth</text:p>
          </table:table-cell>
          <table:table-cell table:number-columns-repeated="4"/>
          <table:table-cell office:value-type="string">
            <text:p>Dreams</text:p>
          </table:table-cell>
          <table:table-cell/>
          <table:table-cell office:value-type="string">
            <text:p>dreams-2015-011-full-database-team-JL.jpg</text:p>
          </table:table-cell>
          <table:table-cell/>
          <table:table-cell office:value-type="float" office:value="2015">
            <text:p>2015</text:p>
          </table:table-cell>
          <table:table-cell table:number-columns-repeated="4"/>
        </table:table-row>
        <table:table-row table:style-name="ro1">
          <table:table-cell office:value-type="float" office:value="4260">
            <text:p>4260</text:p>
          </table:table-cell>
          <table:table-cell office:value-type="float" office:value="1">
            <text:p>1</text:p>
          </table:table-cell>
          <table:table-cell office:value-type="float" office:value="2">
            <text:p>2</text:p>
          </table:table-cell>
          <table:table-cell office:value-type="string">
            <text:p>2015-014 Hot Topics</text:p>
          </table:table-cell>
          <table:table-cell office:value-type="string">
            <text:p>2015-014-hot-topics</text:p>
          </table:table-cell>
          <table:table-cell office:value-type="float" office:value="2015">
            <text:p>2015</text:p>
          </table:table-cell>
          <table:table-cell office:value-type="string">
            <text:p>Foam pool noodles, socks</text:p>
          </table:table-cell>
          <table:table-cell table:number-columns-repeated="2"/>
          <table:table-cell office:value-type="string">
            <text:p>140 cm x variable width x variable depth</text:p>
          </table:table-cell>
          <table:table-cell table:number-columns-repeated="4"/>
          <table:table-cell office:value-type="string">
            <text:p>Hot Topics</text:p>
          </table:table-cell>
          <table:table-cell/>
          <table:table-cell office:value-type="string">
            <text:p>hot-topics-2015-014-full-database-team-JL.jpg</text:p>
            <text:p>hot-topics-2015-014-detail-database-team-JL.jpg</text:p>
          </table:table-cell>
          <table:table-cell/>
          <table:table-cell office:value-type="float" office:value="2015">
            <text:p>2015</text:p>
          </table:table-cell>
          <table:table-cell table:number-columns-repeated="4"/>
        </table:table-row>
        <table:table-row table:style-name="ro1">
          <table:table-cell office:value-type="float" office:value="4261">
            <text:p>4261</text:p>
          </table:table-cell>
          <table:table-cell office:value-type="float" office:value="1">
            <text:p>1</text:p>
          </table:table-cell>
          <table:table-cell office:value-type="float" office:value="2">
            <text:p>2</text:p>
          </table:table-cell>
          <table:table-cell office:value-type="string">
            <text:p>2015-015 Rich Forever</text:p>
          </table:table-cell>
          <table:table-cell office:value-type="string">
            <text:p>2015-015-rich-forever</text:p>
          </table:table-cell>
          <table:table-cell office:value-type="float" office:value="2015">
            <text:p>2015</text:p>
          </table:table-cell>
          <table:table-cell office:value-type="string">
            <text:p>Foam pool noodle, blue Beats Solo HD On-Ear Headphones, iPod Nano and charger, iPod Nano 7 Shocksock Reflective Sports Armband, Lil Wayne Bravado wristband, Nike wristband, Rick Ross “Blowing Money Fast (Dirty)” MPEG-1 Audio Layer III file, white USB cable and plug</text:p>
          </table:table-cell>
          <table:table-cell table:number-columns-repeated="2"/>
          <table:table-cell office:value-type="string">
            <text:p>140 cm x variable width x variable depth</text:p>
          </table:table-cell>
          <table:table-cell table:number-columns-repeated="4"/>
          <table:table-cell office:value-type="string">
            <text:p>Rich Forever</text:p>
          </table:table-cell>
          <table:table-cell/>
          <table:table-cell office:value-type="string">
            <text:p>rich-forever-2015-015-full-database-team-JL.jpg</text:p>
            <text:p>rich-forever-2015-015-detail-database-EK.jpg</text:p>
          </table:table-cell>
          <table:table-cell/>
          <table:table-cell office:value-type="float" office:value="2015">
            <text:p>2015</text:p>
          </table:table-cell>
          <table:table-cell table:number-columns-repeated="4"/>
        </table:table-row>
        <table:table-row table:style-name="ro1">
          <table:table-cell office:value-type="float" office:value="4262">
            <text:p>4262</text:p>
          </table:table-cell>
          <table:table-cell office:value-type="float" office:value="1">
            <text:p>1</text:p>
          </table:table-cell>
          <table:table-cell office:value-type="float" office:value="2">
            <text:p>2</text:p>
          </table:table-cell>
          <table:table-cell office:value-type="string">
            <text:p>2015-022 Trust No Bitch</text:p>
          </table:table-cell>
          <table:table-cell office:value-type="string">
            <text:p>2015-022-trust-no-bitch</text:p>
          </table:table-cell>
          <table:table-cell office:value-type="float" office:value="2015">
            <text:p>2015</text:p>
          </table:table-cell>
          <table:table-cell office:value-type="string">
            <text:p>Foam pool noodle, necklace, sock</text:p>
          </table:table-cell>
          <table:table-cell table:number-columns-repeated="7"/>
          <table:table-cell office:value-type="string">
            <text:p>Trust No Bitch</text:p>
          </table:table-cell>
          <table:table-cell/>
          <table:table-cell office:value-type="string">
            <text:p>trust-no-bitch-2015-022-detail-2-database-EK.jpg</text:p>
            <text:p>trust-no-bitch-2015-022-detail-3-database-EK.jpg</text:p>
            <text:p>trust-no-bitch-2015-022-full-database-team-JL.jpg</text:p>
          </table:table-cell>
          <table:table-cell/>
          <table:table-cell office:value-type="float" office:value="2015">
            <text:p>2015</text:p>
          </table:table-cell>
          <table:table-cell table:number-columns-repeated="4"/>
        </table:table-row>
        <table:table-row table:style-name="ro1">
          <table:table-cell office:value-type="float" office:value="4263">
            <text:p>4263</text:p>
          </table:table-cell>
          <table:table-cell office:value-type="float" office:value="1">
            <text:p>1</text:p>
          </table:table-cell>
          <table:table-cell office:value-type="float" office:value="2">
            <text:p>2</text:p>
          </table:table-cell>
          <table:table-cell office:value-type="string">
            <text:p>2015-027 Fucks</text:p>
          </table:table-cell>
          <table:table-cell office:value-type="string">
            <text:p>2015-027-fucks</text:p>
          </table:table-cell>
          <table:table-cell office:value-type="float" office:value="2015">
            <text:p>2015</text:p>
          </table:table-cell>
          <table:table-cell office:value-type="string">
            <text:p>Foam pool noodles, black Beats By Dre™ headphones, iPod Nano and charger, iPod Nano 7 Shocksock Reflective Sports Armband, Avicii "Levels" MPEG-1 Audio Layer III file player, Deadmau5 wallet chain, USB plug, Nike sweatband, large studded bracelet, Fuck sock</text:p>
          </table:table-cell>
          <table:table-cell table:number-columns-repeated="2"/>
          <table:table-cell office:value-type="string">
            <text:p>140 cm x variable width x variable depth</text:p>
          </table:table-cell>
          <table:table-cell table:number-columns-repeated="4"/>
          <table:table-cell office:value-type="string">
            <text:p>Fucks</text:p>
          </table:table-cell>
          <table:table-cell/>
          <table:table-cell office:value-type="string">
            <text:p>fucks-2015-027-detail-database-2-EK.jpg</text:p>
            <text:p>fucks-2015-027-detail-2-database-team-JL.jpg</text:p>
            <text:p>fucks-2015-027-detail-database-team-JL.jpg</text:p>
            <text:p>fucks-2015-027-full-database-team-JL.jpg</text:p>
          </table:table-cell>
          <table:table-cell/>
          <table:table-cell office:value-type="float" office:value="2015">
            <text:p>2015</text:p>
          </table:table-cell>
          <table:table-cell table:number-columns-repeated="4"/>
        </table:table-row>
        <table:table-row table:style-name="ro1">
          <table:table-cell office:value-type="float" office:value="4264">
            <text:p>4264</text:p>
          </table:table-cell>
          <table:table-cell office:value-type="float" office:value="1">
            <text:p>1</text:p>
          </table:table-cell>
          <table:table-cell office:value-type="float" office:value="2">
            <text:p>2</text:p>
          </table:table-cell>
          <table:table-cell office:value-type="string">
            <text:p>2015-030 Social Network</text:p>
          </table:table-cell>
          <table:table-cell office:value-type="string">
            <text:p>2015-030-social-network</text:p>
          </table:table-cell>
          <table:table-cell office:value-type="float" office:value="2015">
            <text:p>2015</text:p>
          </table:table-cell>
          <table:table-cell office:value-type="string">
            <text:p>Foam pool noodle, DVD tower, Social Network DVD, X-Men: Days of Future Past DVD, Transformers: Age of Extinction DVD, tailored Hot Topic parachute pants</text:p>
          </table:table-cell>
          <table:table-cell table:number-columns-repeated="2"/>
          <table:table-cell office:value-type="string">
            <text:p>140 cm x variable width x variable depth</text:p>
          </table:table-cell>
          <table:table-cell table:number-columns-repeated="4"/>
          <table:table-cell office:value-type="string">
            <text:p>Social Network</text:p>
          </table:table-cell>
          <table:table-cell/>
          <table:table-cell office:value-type="string">
            <text:p>social-network-2015-030-detail-2-database-EK.jpg</text:p>
            <text:p>social-network-2015-030-full-database-team-JL.jpg</text:p>
          </table:table-cell>
          <table:table-cell/>
          <table:table-cell office:value-type="float" office:value="2015">
            <text:p>2015</text:p>
          </table:table-cell>
          <table:table-cell table:number-columns-repeated="4"/>
        </table:table-row>
        <table:table-row table:style-name="ro1">
          <table:table-cell office:value-type="float" office:value="4265">
            <text:p>4265</text:p>
          </table:table-cell>
          <table:table-cell office:value-type="float" office:value="1">
            <text:p>1</text:p>
          </table:table-cell>
          <table:table-cell office:value-type="float" office:value="2">
            <text:p>2</text:p>
          </table:table-cell>
          <table:table-cell office:value-type="string">
            <text:p>2015-053 Snowbunny / Lakes</text:p>
          </table:table-cell>
          <table:table-cell office:value-type="string">
            <text:p>2015-053-snowbunny-lakes</text:p>
          </table:table-cell>
          <table:table-cell office:value-type="float" office:value="2015">
            <text:p>2015</text:p>
          </table:table-cell>
          <table:table-cell office:value-type="string">
            <text:p>1920x1080 H.264/MPEG-4 Part 10 looped digital file (from 11 lossless TIF masters), media player, 70” flatscreen, armature, various cables</text:p>
          </table:table-cell>
          <table:table-cell table:number-columns-repeated="2"/>
          <table:table-cell office:value-type="string">
            <text:p>79 x 36.5 x 11 inches</text:p>
          </table:table-cell>
          <table:table-cell table:number-columns-repeated="4"/>
          <table:table-cell office:value-type="string">
            <text:p>Snowbunny / Lakes</text:p>
          </table:table-cell>
          <table:table-cell/>
          <table:table-cell office:value-type="string">
            <text:p>snowbunny-lakes-2015-053-full-still-database-JH.jpg</text:p>
          </table:table-cell>
          <table:table-cell/>
          <table:table-cell office:value-type="float" office:value="2015">
            <text:p>2015</text:p>
          </table:table-cell>
          <table:table-cell table:number-columns-repeated="4"/>
        </table:table-row>
        <table:table-row table:style-name="ro1">
          <table:table-cell office:value-type="float" office:value="4266">
            <text:p>4266</text:p>
          </table:table-cell>
          <table:table-cell office:value-type="float" office:value="1">
            <text:p>1</text:p>
          </table:table-cell>
          <table:table-cell office:value-type="float" office:value="2">
            <text:p>2</text:p>
          </table:table-cell>
          <table:table-cell office:value-type="string">
            <text:p>2015-047 Since U Been Gone</text:p>
          </table:table-cell>
          <table:table-cell office:value-type="string">
            <text:p>2015-047-since-u-been-gone</text:p>
          </table:table-cell>
          <table:table-cell office:value-type="float" office:value="2015">
            <text:p>2015</text:p>
          </table:table-cell>
          <table:table-cell office:value-type="string">
            <text:p>iHome iP76 LED Color Changing Tower Stereo Speaker, Apple iPod Classic, MP3s</text:p>
          </table:table-cell>
          <table:table-cell table:number-columns-repeated="2"/>
          <table:table-cell office:value-type="string">
            <text:p>36 x 5 x 5 inches</text:p>
          </table:table-cell>
          <table:table-cell office:value-type="string">
            <text:p>OH yah, this was actually just playing the Shania Twain CD, the woman in me. ;-)</text:p>
          </table:table-cell>
          <table:table-cell table:number-columns-repeated="2"/>
          <table:table-cell office:value-type="string">
            <text:p>[4240] [2013-197-since-u-been-gone-music-for-stereos] 2013-197 Since U Been Gone / Music For Stereos</text:p>
          </table:table-cell>
          <table:table-cell office:value-type="string">
            <text:p>Since U Been Gone</text:p>
          </table:table-cell>
          <table:table-cell/>
          <table:table-cell office:value-type="string">
            <text:p>since-u-been-gone-2015-047-install-database-gamec-MZ.jpg</text:p>
          </table:table-cell>
          <table:table-cell/>
          <table:table-cell office:value-type="float" office:value="2015">
            <text:p>2015</text:p>
          </table:table-cell>
          <table:table-cell table:number-columns-repeated="4"/>
        </table:table-row>
        <table:table-row table:style-name="ro1">
          <table:table-cell office:value-type="float" office:value="4267">
            <text:p>4267</text:p>
          </table:table-cell>
          <table:table-cell office:value-type="float" office:value="1">
            <text:p>1</text:p>
          </table:table-cell>
          <table:table-cell office:value-type="float" office:value="2">
            <text:p>2</text:p>
          </table:table-cell>
          <table:table-cell office:value-type="string">
            <text:p>2014-152 Photoshop CS</text:p>
          </table:table-cell>
          <table:table-cell office:value-type="string">
            <text:p>2014-152-photoshop-cs</text:p>
          </table:table-cell>
          <table:table-cell office:value-type="float" office:value="2015">
            <text:p>2015</text:p>
          </table:table-cell>
          <table:table-cell office:value-type="string">
            <text:p>Cromojet print on carpet</text:p>
          </table:table-cell>
          <table:table-cell table:number-columns-repeated="2"/>
          <table:table-cell office:value-type="string">
            <text:p>1060 x2744 cm</text:p>
          </table:table-cell>
          <table:table-cell table:number-columns-repeated="4"/>
          <table:table-cell office:value-type="string">
            <text:p>Photoshop CS: 1060 by 2744 centimeters, 10 DPC, RGB, square pixels, default gradient "Spectrum", mousedown y=1800 x=6800, mouseup y=8800 x=20180</text:p>
          </table:table-cell>
          <table:table-cell/>
          <table:table-cell office:value-type="string">
            <text:p>photoshop-cs-carpet-2014-152-install-2-database-gamec-RM.jpg</text:p>
            <text:p>photoshop-cs-carpet-2014-152-install-database-gamec-RM.jpg</text:p>
          </table:table-cell>
          <table:table-cell/>
          <table:table-cell office:value-type="float" office:value="2015">
            <text:p>2015</text:p>
          </table:table-cell>
          <table:table-cell table:number-columns-repeated="4"/>
        </table:table-row>
        <table:table-row table:style-name="ro1">
          <table:table-cell office:value-type="float" office:value="4268">
            <text:p>4268</text:p>
          </table:table-cell>
          <table:table-cell office:value-type="float" office:value="1">
            <text:p>1</text:p>
          </table:table-cell>
          <table:table-cell office:value-type="float" office:value="2">
            <text:p>2</text:p>
          </table:table-cell>
          <table:table-cell office:value-type="string">
            <text:p>2014-135 Photoshop CS</text:p>
          </table:table-cell>
          <table:table-cell office:value-type="string">
            <text:p>2014-135-photoshop-cs</text:p>
          </table:table-cell>
          <table:table-cell office:value-type="float" office:value="2015">
            <text:p>2015</text:p>
          </table:table-cell>
          <table:table-cell office:value-type="string">
            <text:p>Silk scarf</text:p>
          </table:table-cell>
          <table:table-cell table:number-columns-repeated="2"/>
          <table:table-cell office:value-type="string">
            <text:p>90 x 90 cm</text:p>
          </table:table-cell>
          <table:table-cell table:number-columns-repeated="4"/>
          <table:table-cell office:value-type="string">
            <text:p>Photoshop CS: 90 by 90 centimeters, 300 DPI, RGB, square pixels, default gradient "Russell's Rainbow", mousedown y=6550 x=7850, mouseup y=6550 x=5850</text:p>
          </table:table-cell>
          <table:table-cell/>
          <table:table-cell office:value-type="string">
            <text:p>photoshop-cs-2014-135-detail-2-database-GAMeC-FF.jpg</text:p>
            <text:p>photoshop-cs-2014-135-detail-3-database-GAMeC-FF.jpg</text:p>
            <text:p>photoshop-cs-2014-135-detail-5-database-GAMeC-FF.jpg</text:p>
          </table:table-cell>
          <table:table-cell/>
          <table:table-cell office:value-type="float" office:value="2015">
            <text:p>2015</text:p>
          </table:table-cell>
          <table:table-cell table:number-columns-repeated="4"/>
        </table:table-row>
        <table:table-row table:style-name="ro1">
          <table:table-cell office:value-type="float" office:value="4270">
            <text:p>4270</text:p>
          </table:table-cell>
          <table:table-cell office:value-type="float" office:value="1">
            <text:p>1</text:p>
          </table:table-cell>
          <table:table-cell office:value-type="float" office:value="2">
            <text:p>2</text:p>
          </table:table-cell>
          <table:table-cell office:value-type="string">
            <text:p>2015-056 This is all so crazy, everybody seems so famous (catalog)</text:p>
          </table:table-cell>
          <table:table-cell office:value-type="string">
            <text:p>2015-056-this-is-all-so-crazy-everybody-seems-so-famous-catalog</text:p>
          </table:table-cell>
          <table:table-cell office:value-type="float" office:value="2015">
            <text:p>2015</text:p>
          </table:table-cell>
          <table:table-cell office:value-type="string">
            <text:p>Exhibition Catalog</text:p>
          </table:table-cell>
          <table:table-cell table:number-columns-repeated="7"/>
          <table:table-cell office:value-type="string">
            <text:p>This is all so crazy, everybody seems so famous </text:p>
          </table:table-cell>
          <table:table-cell/>
          <table:table-cell office:value-type="string">
            <text:p>gamec-catalogue-2015-056-digital-database-ih.jpg</text:p>
          </table:table-cell>
          <table:table-cell office:value-type="string">
            <text:p>(Catalog)</text:p>
          </table:table-cell>
          <table:table-cell office:value-type="float" office:value="2015">
            <text:p>2015</text:p>
          </table:table-cell>
          <table:table-cell table:number-columns-repeated="4"/>
        </table:table-row>
        <table:table-row table:style-name="ro1">
          <table:table-cell office:value-type="float" office:value="4271">
            <text:p>4271</text:p>
          </table:table-cell>
          <table:table-cell office:value-type="float" office:value="1">
            <text:p>1</text:p>
          </table:table-cell>
          <table:table-cell office:value-type="float" office:value="2">
            <text:p>2</text:p>
          </table:table-cell>
          <table:table-cell office:value-type="string">
            <text:p>2015-021 Frozen</text:p>
          </table:table-cell>
          <table:table-cell office:value-type="string">
            <text:p>2015-021-frozen</text:p>
          </table:table-cell>
          <table:table-cell office:value-type="float" office:value="2015">
            <text:p>2015</text:p>
          </table:table-cell>
          <table:table-cell office:value-type="string">
            <text:p>Foam pool noodle, eKids Di-M40FR Frozen iHome co-brand headphones, blue iPod Nano, Disney’s Frozen “Let It Go” MPEG-1 Audio Layer III file player, socks</text:p>
          </table:table-cell>
          <table:table-cell table:number-columns-repeated="7"/>
          <table:table-cell office:value-type="string">
            <text:p>Frozen</text:p>
          </table:table-cell>
          <table:table-cell/>
          <table:table-cell office:value-type="string">
            <text:p>frozen-2015-021-full-database-team-JL.jpg</text:p>
            <text:p>frozen-2015-021-detail-database-EK.jpg</text:p>
            <text:p>frozen-2015-021-detail-database-team-JL.jpg</text:p>
          </table:table-cell>
          <table:table-cell/>
          <table:table-cell office:value-type="float" office:value="2015">
            <text:p>2015</text:p>
          </table:table-cell>
          <table:table-cell table:number-columns-repeated="4"/>
        </table:table-row>
        <table:table-row table:style-name="ro1">
          <table:table-cell office:value-type="float" office:value="4272">
            <text:p>4272</text:p>
          </table:table-cell>
          <table:table-cell office:value-type="float" office:value="1">
            <text:p>1</text:p>
          </table:table-cell>
          <table:table-cell office:value-type="float" office:value="2">
            <text:p>2</text:p>
          </table:table-cell>
          <table:table-cell office:value-type="string">
            <text:p>2014-146 PSK</text:p>
          </table:table-cell>
          <table:table-cell office:value-type="string">
            <text:p>2014-146-psk</text:p>
          </table:table-cell>
          <table:table-cell office:value-type="float" office:value="2014">
            <text:p>2014</text:p>
          </table:table-cell>
          <table:table-cell office:value-type="string">
            <text:p>Roland TR-909 Rhythm Composer drum pattern, Roland TR-909 Rhythm Composer, public address sound system (variable), cables </text:p>
          </table:table-cell>
          <table:table-cell table:number-columns-repeated="2"/>
          <table:table-cell office:value-type="string">
            <text:p>Variable</text:p>
          </table:table-cell>
          <table:table-cell office:value-type="string">
            <text:p>909 playing the PSK loop. Slam dunk.</text:p>
          </table:table-cell>
          <table:table-cell table:number-columns-repeated="3"/>
          <table:table-cell office:value-type="string">
            <text:p>PSK</text:p>
          </table:table-cell>
          <table:table-cell/>
          <table:table-cell office:value-type="string">
            <text:p>psk-2014-146-database-install-1-ropac.jpg</text:p>
            <text:p>psk-2014-146-database-install-3-ropac.jpg</text:p>
          </table:table-cell>
          <table:table-cell/>
          <table:table-cell office:value-type="float" office:value="2015">
            <text:p>2015</text:p>
          </table:table-cell>
          <table:table-cell table:number-columns-repeated="4"/>
        </table:table-row>
        <table:table-row table:style-name="ro1">
          <table:table-cell office:value-type="float" office:value="4275">
            <text:p>4275</text:p>
          </table:table-cell>
          <table:table-cell office:value-type="float" office:value="1">
            <text:p>1</text:p>
          </table:table-cell>
          <table:table-cell office:value-type="float" office:value="2">
            <text:p>2</text:p>
          </table:table-cell>
          <table:table-cell office:value-type="string">
            <text:p>2014-110 Dinner / Lakes</text:p>
          </table:table-cell>
          <table:table-cell office:value-type="string">
            <text:p>2014-110-dinner-lakes</text:p>
          </table:table-cell>
          <table:table-cell office:value-type="float" office:value="2014">
            <text:p>2014</text:p>
          </table:table-cell>
          <table:table-cell office:value-type="string">
            <text:p>1920x1080 H.264/MPEG-4 Part 10 looped digital file (from​lossless Quicktime Animation master), media player, 70” flatscreen, armature, various cables</text:p>
          </table:table-cell>
          <table:table-cell table:number-columns-repeated="2"/>
          <table:table-cell office:value-type="string">
            <text:p>79 x 36.5 x 11 inches</text:p>
          </table:table-cell>
          <table:table-cell table:number-columns-repeated="4"/>
          <table:table-cell office:value-type="string">
            <text:p>Dinner / Lakes</text:p>
          </table:table-cell>
          <table:table-cell/>
          <table:table-cell office:value-type="string">
            <text:p>dinner-lakes-2014-110-full-database-lisson-KL.jpg</text:p>
          </table:table-cell>
          <table:table-cell/>
          <table:table-cell office:value-type="float" office:value="2014">
            <text:p>2014</text:p>
          </table:table-cell>
          <table:table-cell table:number-columns-repeated="4"/>
        </table:table-row>
        <table:table-row table:style-name="ro1">
          <table:table-cell office:value-type="float" office:value="4276">
            <text:p>4276</text:p>
          </table:table-cell>
          <table:table-cell office:value-type="float" office:value="1">
            <text:p>1</text:p>
          </table:table-cell>
          <table:table-cell office:value-type="float" office:value="2">
            <text:p>2</text:p>
          </table:table-cell>
          <table:table-cell office:value-type="string">
            <text:p>2015-065 Russell's #2 / Lakes</text:p>
          </table:table-cell>
          <table:table-cell office:value-type="string">
            <text:p>2015-065-russells-2-lakes</text:p>
          </table:table-cell>
          <table:table-cell office:value-type="float" office:value="2015">
            <text:p>2015</text:p>
          </table:table-cell>
          <table:table-cell office:value-type="string">
            <text:p>1920x1080 H.264/MPEG-4 Part 10 looped digital file (from 11 lossless TIF masters), media player, 70” flatscreen, armature, various cables</text:p>
          </table:table-cell>
          <table:table-cell table:number-columns-repeated="2"/>
          <table:table-cell office:value-type="string">
            <text:p>79 x 36.5 x 11 inches</text:p>
          </table:table-cell>
          <table:table-cell table:number-columns-repeated="4"/>
          <table:table-cell office:value-type="string">
            <text:p>Russell's #2 / Lakes</text:p>
          </table:table-cell>
          <table:table-cell/>
          <table:table-cell office:value-type="string">
            <text:p>russells-2-lakes-2015-065-full-database-CK.jpg</text:p>
          </table:table-cell>
          <table:table-cell/>
          <table:table-cell office:value-type="float" office:value="2015">
            <text:p>2015</text:p>
          </table:table-cell>
          <table:table-cell table:number-columns-repeated="4"/>
        </table:table-row>
        <table:table-row table:style-name="ro1">
          <table:table-cell office:value-type="float" office:value="4277">
            <text:p>4277</text:p>
          </table:table-cell>
          <table:table-cell office:value-type="float" office:value="1">
            <text:p>1</text:p>
          </table:table-cell>
          <table:table-cell office:value-type="float" office:value="2">
            <text:p>2</text:p>
          </table:table-cell>
          <table:table-cell office:value-type="string">
            <text:p>2014-088 Going Negative / Lakes</text:p>
          </table:table-cell>
          <table:table-cell office:value-type="string">
            <text:p>2014-088-going-negative-lakes</text:p>
          </table:table-cell>
          <table:table-cell office:value-type="float" office:value="2014">
            <text:p>2014</text:p>
          </table:table-cell>
          <table:table-cell office:value-type="string">
            <text:p>1920x1080 H.264/MPEG-4 Part 10 looped digital file (from​lossless Quicktime Animation master), media player, 70” flatscreen, armature, various cables</text:p>
          </table:table-cell>
          <table:table-cell table:number-columns-repeated="2"/>
          <table:table-cell office:value-type="string">
            <text:p>79 x 36.5 x 11 inches</text:p>
          </table:table-cell>
          <table:table-cell table:number-columns-repeated="3"/>
          <table:table-cell office:value-type="string">
            <text:p>[4297] [2015-159-fuck-negativity-sweatpants-srf-027] 2015-159 Fuck Negativity Sweatpants (SRF-027)</text:p>
            <text:p>[4298] [2015-158-fuck-negativity-hoodie-srf-026] 2015-158 Fuck Negativity Hoodie (SRF-026)</text:p>
            <text:p>[4299] [2015-157-fuck-negativity-t-shirt-srf-025] 2015-157 Fuck Negativity T-Shirt (SRF-025)</text:p>
            <text:p>[4305] [2015-164-fuck-negativity-slides-srf-032] 2015-164 Fuck Negativity Slides (SRF-032)</text:p>
            <text:p>[4306] [2015-162-fuck-negativity-dog-tags-srf-030] 2015-162 Fuck Negativity Dog Tags (SRF-030)</text:p>
          </table:table-cell>
          <table:table-cell office:value-type="string">
            <text:p>Going Negative / Lakes</text:p>
          </table:table-cell>
          <table:table-cell/>
          <table:table-cell office:value-type="string">
            <text:p>going-negative-2014-088-full-database-team-JL.jpg</text:p>
          </table:table-cell>
          <table:table-cell/>
          <table:table-cell office:value-type="float" office:value="2014">
            <text:p>2014</text:p>
          </table:table-cell>
          <table:table-cell table:number-columns-repeated="4"/>
        </table:table-row>
        <table:table-row table:style-name="ro1">
          <table:table-cell office:value-type="float" office:value="4278">
            <text:p>4278</text:p>
          </table:table-cell>
          <table:table-cell office:value-type="float" office:value="1">
            <text:p>1</text:p>
          </table:table-cell>
          <table:table-cell office:value-type="float" office:value="2">
            <text:p>2</text:p>
          </table:table-cell>
          <table:table-cell office:value-type="string">
            <text:p>2015-064 Vomit / Lakes</text:p>
          </table:table-cell>
          <table:table-cell office:value-type="string">
            <text:p>2015-064-vomit-lakes</text:p>
          </table:table-cell>
          <table:table-cell office:value-type="float" office:value="2015">
            <text:p>2015</text:p>
          </table:table-cell>
          <table:table-cell office:value-type="string">
            <text:p>1920x1080 H.264/MPEG-4 Part 10 looped digital file (from 11 lossless TIF masters), media player, 70” flatscreen, armature, various cables</text:p>
          </table:table-cell>
          <table:table-cell table:number-columns-repeated="2"/>
          <table:table-cell office:value-type="string">
            <text:p>79 x 36.5 x 11 inches</text:p>
          </table:table-cell>
          <table:table-cell table:number-columns-repeated="4"/>
          <table:table-cell office:value-type="string">
            <text:p>Vomit / Lakes</text:p>
          </table:table-cell>
          <table:table-cell/>
          <table:table-cell office:value-type="string">
            <text:p>vomit-lakes-2015-064-full-database-ih.jpg</text:p>
          </table:table-cell>
          <table:table-cell/>
          <table:table-cell office:value-type="float" office:value="2015">
            <text:p>2015</text:p>
          </table:table-cell>
          <table:table-cell table:number-columns-repeated="4"/>
        </table:table-row>
        <table:table-row table:style-name="ro1">
          <table:table-cell office:value-type="float" office:value="4279">
            <text:p>4279</text:p>
          </table:table-cell>
          <table:table-cell office:value-type="float" office:value="1">
            <text:p>1</text:p>
          </table:table-cell>
          <table:table-cell office:value-type="float" office:value="2">
            <text:p>2</text:p>
          </table:table-cell>
          <table:table-cell office:value-type="string">
            <text:p>2015-055 Photoshop CS</text:p>
          </table:table-cell>
          <table:table-cell office:value-type="string">
            <text:p>2015-055-photoshop-cs</text:p>
          </table:table-cell>
          <table:table-cell office:value-type="float" office:value="2015">
            <text:p>2015</text:p>
          </table:table-cell>
          <table:table-cell office:value-type="string">
            <text:p>Carpet</text:p>
          </table:table-cell>
          <table:table-cell/>
          <table:table-cell office:value-type="string">
            <text:p>Produced by ege carpets</text:p>
          </table:table-cell>
          <table:table-cell table:number-columns-repeated="5"/>
          <table:table-cell office:value-type="string">
            <text:p>Photoshop CS: 684 by 4600 centimeters, 10 DPC, RGB, square pixels, default gradient "Russell's Rainbow", mousedown y=2357 x=4633, mouseup y=4548 x=4666</text:p>
          </table:table-cell>
          <table:table-cell/>
          <table:table-cell office:value-type="string">
            <text:p>photoshop-cs-2015-055-install-2-database-CK.jpg</text:p>
            <text:p>photoshop-cs-2015-055-install-1-database-CK.jpg</text:p>
          </table:table-cell>
          <table:table-cell/>
          <table:table-cell office:value-type="float" office:value="2015">
            <text:p>2015</text:p>
          </table:table-cell>
          <table:table-cell table:number-columns-repeated="4"/>
        </table:table-row>
        <table:table-row table:style-name="ro1">
          <table:table-cell office:value-type="float" office:value="4280">
            <text:p>4280</text:p>
          </table:table-cell>
          <table:table-cell office:value-type="float" office:value="1">
            <text:p>1</text:p>
          </table:table-cell>
          <table:table-cell office:value-type="float" office:value="2">
            <text:p>2</text:p>
          </table:table-cell>
          <table:table-cell office:value-type="string">
            <text:p>2015-060 Two Clintons, Four Palms, a Taurus and an Aeron</text:p>
          </table:table-cell>
          <table:table-cell office:value-type="string">
            <text:p>2015-060-two-clintons-four-palms-a-taurus-and-an-aeron</text:p>
          </table:table-cell>
          <table:table-cell office:value-type="float" office:value="2015">
            <text:p>2015</text:p>
          </table:table-cell>
          <table:table-cell office:value-type="string">
            <text:p>Pencil on paper (produced with Mutoh XP-300 Series printer)</text:p>
          </table:table-cell>
          <table:table-cell table:number-columns-repeated="2"/>
          <table:table-cell office:value-type="string">
            <text:p>72 x 192 inches</text:p>
          </table:table-cell>
          <table:table-cell table:number-columns-repeated="4"/>
          <table:table-cell office:value-type="string">
            <text:p>Two Clintons, Four Palms, a Taurus and an Aeron</text:p>
          </table:table-cell>
          <table:table-cell/>
          <table:table-cell office:value-type="string">
            <text:p>two-clintons-seven-palms-a-taurus-and-an-aeron-2015-060-install-database-CK.jpg</text:p>
          </table:table-cell>
          <table:table-cell/>
          <table:table-cell office:value-type="float" office:value="2015">
            <text:p>2015</text:p>
          </table:table-cell>
          <table:table-cell table:number-columns-repeated="4"/>
        </table:table-row>
        <table:table-row table:style-name="ro1">
          <table:table-cell office:value-type="float" office:value="4281">
            <text:p>4281</text:p>
          </table:table-cell>
          <table:table-cell office:value-type="float" office:value="1">
            <text:p>1</text:p>
          </table:table-cell>
          <table:table-cell office:value-type="float" office:value="2">
            <text:p>2</text:p>
          </table:table-cell>
          <table:table-cell office:value-type="string">
            <text:p>2015-068 QuickOffice</text:p>
          </table:table-cell>
          <table:table-cell office:value-type="string">
            <text:p>2015-068-quickoffice</text:p>
          </table:table-cell>
          <table:table-cell office:value-type="float" office:value="2015">
            <text:p>2015</text:p>
          </table:table-cell>
          <table:table-cell office:value-type="string">
            <text:p>Samsung Galaxy Tab 3 (SM-T310), three BLU Advance 4.0 3G (A260a) cell phones, Newisland N9000 Quad Core H20 cell phone, cell phone display security devices, table, cable ties, Super Mario Clouds (2002-) &amp; F1 Racer (2004) aka Super Landscape #1 (2005) Nintendo Entertainment System .nes Roms, Android OS Nintendo Entertainment System emulators</text:p>
          </table:table-cell>
          <table:table-cell table:number-columns-repeated="3"/>
          <table:table-cell office:value-type="string">
            <text:p>Re-staging of my old(ish) NES works on emulators running on cell phones. Actually,... re-staging of Super Landscape #1 which is Super Mario Clouds and F1 Racer smashed together into a nu work. On and on,... </text:p>
          </table:table-cell>
          <table:table-cell table:number-columns-repeated="2"/>
          <table:table-cell office:value-type="string">
            <text:p>[185] [2005-021-super-landscape-1] 2005-021 Super Landscape #1</text:p>
            <text:p>[4173] [2014-121-room-for-squares] 2014-121 Room for Squares</text:p>
            <text:p>[4228] [2013-196-quickoffice] 2013-196 QuickOffice</text:p>
          </table:table-cell>
          <table:table-cell office:value-type="string">
            <text:p>QuickOffice</text:p>
          </table:table-cell>
          <table:table-cell/>
          <table:table-cell office:value-type="string">
            <text:p>quickoffice-2015-068-install-database-CK.jpg</text:p>
            <text:p>quickoffice-2015-068-install-detail-database-2-CK.jpg</text:p>
          </table:table-cell>
          <table:table-cell/>
          <table:table-cell office:value-type="float" office:value="2015">
            <text:p>2015</text:p>
          </table:table-cell>
          <table:table-cell table:number-columns-repeated="4"/>
        </table:table-row>
        <table:table-row table:style-name="ro1">
          <table:table-cell office:value-type="float" office:value="4283">
            <text:p>4283</text:p>
          </table:table-cell>
          <table:table-cell office:value-type="float" office:value="1">
            <text:p>1</text:p>
          </table:table-cell>
          <table:table-cell office:value-type="float" office:value="2">
            <text:p>2</text:p>
          </table:table-cell>
          <table:table-cell office:value-type="string">
            <text:p>2015-038 Cory Arcangel for Arcangel Surfware for Wet (SRF-021)</text:p>
          </table:table-cell>
          <table:table-cell office:value-type="string">
            <text:p>2015-038-cory-arcangel-for-arcangel-surfware-for-wet-srf-021</text:p>
          </table:table-cell>
          <table:table-cell office:value-type="float" office:value="2015">
            <text:p>2015</text:p>
          </table:table-cell>
          <table:table-cell office:value-type="string">
            <text:p>Heather grey crewneck pullover sweatshirt with the WWW.KANYEWET.BIZ and Arcangel Surfware logos.</text:p>
          </table:table-cell>
          <table:table-cell table:number-columns-repeated="3"/>
          <table:table-cell office:value-type="string">
            <text:p>Sweat 4 my friends Wet!</text:p>
          </table:table-cell>
          <table:table-cell table:number-columns-repeated="3"/>
          <table:table-cell office:value-type="string">
            <text:p>Cory Arcangel for Arcangel Surfware for Wet (SRF-021)</text:p>
          </table:table-cell>
          <table:table-cell/>
          <table:table-cell office:value-type="string">
            <text:p>wet-sweatshirt-2015-038-full-database-studio.jpg</text:p>
          </table:table-cell>
          <table:table-cell/>
          <table:table-cell office:value-type="float" office:value="2015">
            <text:p>2015</text:p>
          </table:table-cell>
          <table:table-cell table:number-columns-repeated="4"/>
        </table:table-row>
        <table:table-row table:style-name="ro1">
          <table:table-cell office:value-type="float" office:value="4297">
            <text:p>4297</text:p>
          </table:table-cell>
          <table:table-cell office:value-type="float" office:value="1">
            <text:p>1</text:p>
          </table:table-cell>
          <table:table-cell office:value-type="float" office:value="2">
            <text:p>2</text:p>
          </table:table-cell>
          <table:table-cell office:value-type="string">
            <text:p>2015-159 Fuck Negativity Sweatpants (SRF-027)</text:p>
          </table:table-cell>
          <table:table-cell office:value-type="string">
            <text:p>2015-159-fuck-negativity-sweatpants-srf-027</text:p>
          </table:table-cell>
          <table:table-cell office:value-type="float" office:value="2015">
            <text:p>2015</text:p>
          </table:table-cell>
          <table:table-cell office:value-type="string">
            <text:p>Sweats</text:p>
          </table:table-cell>
          <table:table-cell table:number-columns-repeated="6"/>
          <table:table-cell office:value-type="string">
            <text:p>[4277] [2014-088-going-negative-lakes] 2014-088 Going Negative / Lakes</text:p>
          </table:table-cell>
          <table:table-cell office:value-type="string">
            <text:p>Fuck Negativity Sweatpants (SRF-027)</text:p>
          </table:table-cell>
          <table:table-cell/>
          <table:table-cell office:value-type="string">
            <text:p>Fuck-Negativity-Sweatpants-2015-159-full-database-ih.jpg</text:p>
          </table:table-cell>
          <table:table-cell/>
          <table:table-cell office:value-type="float" office:value="2015">
            <text:p>2015</text:p>
          </table:table-cell>
          <table:table-cell table:number-columns-repeated="4"/>
        </table:table-row>
        <table:table-row table:style-name="ro1">
          <table:table-cell office:value-type="float" office:value="4298">
            <text:p>4298</text:p>
          </table:table-cell>
          <table:table-cell office:value-type="float" office:value="1">
            <text:p>1</text:p>
          </table:table-cell>
          <table:table-cell office:value-type="float" office:value="2">
            <text:p>2</text:p>
          </table:table-cell>
          <table:table-cell office:value-type="string">
            <text:p>2015-158 Fuck Negativity Hoodie (SRF-026)</text:p>
          </table:table-cell>
          <table:table-cell office:value-type="string">
            <text:p>2015-158-fuck-negativity-hoodie-srf-026</text:p>
          </table:table-cell>
          <table:table-cell office:value-type="float" office:value="2015">
            <text:p>2015</text:p>
          </table:table-cell>
          <table:table-cell office:value-type="string">
            <text:p>Hoodie</text:p>
          </table:table-cell>
          <table:table-cell table:number-columns-repeated="6"/>
          <table:table-cell office:value-type="string">
            <text:p>[4277] [2014-088-going-negative-lakes] 2014-088 Going Negative / Lakes</text:p>
          </table:table-cell>
          <table:table-cell office:value-type="string">
            <text:p>Fuck Negativity Hoodie (SRF-026)</text:p>
          </table:table-cell>
          <table:table-cell/>
          <table:table-cell office:value-type="string">
            <text:p>Fuck-Negativity-Hoodie-SRF-026-2015-158-full-database-ih.jpg</text:p>
          </table:table-cell>
          <table:table-cell/>
          <table:table-cell office:value-type="float" office:value="2015">
            <text:p>2015</text:p>
          </table:table-cell>
          <table:table-cell table:number-columns-repeated="4"/>
        </table:table-row>
        <table:table-row table:style-name="ro1">
          <table:table-cell office:value-type="float" office:value="4299">
            <text:p>4299</text:p>
          </table:table-cell>
          <table:table-cell office:value-type="float" office:value="1">
            <text:p>1</text:p>
          </table:table-cell>
          <table:table-cell office:value-type="float" office:value="2">
            <text:p>2</text:p>
          </table:table-cell>
          <table:table-cell office:value-type="string">
            <text:p>2015-157 Fuck Negativity T-Shirt (SRF-025)</text:p>
          </table:table-cell>
          <table:table-cell office:value-type="string">
            <text:p>2015-157-fuck-negativity-t-shirt-srf-025</text:p>
          </table:table-cell>
          <table:table-cell office:value-type="float" office:value="2015">
            <text:p>2015</text:p>
          </table:table-cell>
          <table:table-cell office:value-type="string">
            <text:p>Tee</text:p>
          </table:table-cell>
          <table:table-cell table:number-columns-repeated="6"/>
          <table:table-cell office:value-type="string">
            <text:p>[4277] [2014-088-going-negative-lakes] 2014-088 Going Negative / Lakes</text:p>
          </table:table-cell>
          <table:table-cell office:value-type="string">
            <text:p>Fuck Negativity T-Shirt (SRF-025)</text:p>
          </table:table-cell>
          <table:table-cell/>
          <table:table-cell office:value-type="string">
            <text:p>Fuck-Negativity-T-Shirt-SRF-025-2015-157-full-database-ih.jpg</text:p>
          </table:table-cell>
          <table:table-cell/>
          <table:table-cell office:value-type="float" office:value="2015">
            <text:p>2015</text:p>
          </table:table-cell>
          <table:table-cell table:number-columns-repeated="4"/>
        </table:table-row>
        <table:table-row table:style-name="ro1">
          <table:table-cell office:value-type="float" office:value="4304">
            <text:p>4304</text:p>
          </table:table-cell>
          <table:table-cell office:value-type="float" office:value="1">
            <text:p>1</text:p>
          </table:table-cell>
          <table:table-cell office:value-type="float" office:value="2">
            <text:p>2</text:p>
          </table:table-cell>
          <table:table-cell office:value-type="string">
            <text:p>2016-117 Dump Bin</text:p>
          </table:table-cell>
          <table:table-cell office:value-type="string">
            <text:p>2016-117-dump-bin</text:p>
          </table:table-cell>
          <table:table-cell office:value-type="float" office:value="2016">
            <text:p>2016</text:p>
          </table:table-cell>
          <table:table-cell office:value-type="string">
            <text:p>Palay Display Industries folding dump table, various DVDs</text:p>
          </table:table-cell>
          <table:table-cell table:number-columns-repeated="6"/>
          <table:table-cell office:value-type="string">
            <text:p>[4173] [2014-121-room-for-squares] 2014-121 Room for Squares</text:p>
          </table:table-cell>
          <table:table-cell office:value-type="string">
            <text:p>Dump Bin</text:p>
          </table:table-cell>
          <table:table-cell/>
          <table:table-cell office:value-type="string">
            <text:p>dump-bin-2016-017-full-2-database-ih.jpg</text:p>
            <text:p>dump-bin-2016-017-detail-1-database-ih.jpg</text:p>
          </table:table-cell>
          <table:table-cell/>
          <table:table-cell office:value-type="float" office:value="2016">
            <text:p>2016</text:p>
          </table:table-cell>
          <table:table-cell table:number-columns-repeated="4"/>
        </table:table-row>
        <table:table-row table:style-name="ro1">
          <table:table-cell office:value-type="float" office:value="4305">
            <text:p>4305</text:p>
          </table:table-cell>
          <table:table-cell office:value-type="float" office:value="1">
            <text:p>1</text:p>
          </table:table-cell>
          <table:table-cell office:value-type="float" office:value="2">
            <text:p>2</text:p>
          </table:table-cell>
          <table:table-cell office:value-type="string">
            <text:p>2015-164 Fuck Negativity Slides (SRF-032)</text:p>
          </table:table-cell>
          <table:table-cell office:value-type="string">
            <text:p>2015-164-fuck-negativity-slides-srf-032</text:p>
          </table:table-cell>
          <table:table-cell office:value-type="float" office:value="2015">
            <text:p>2015</text:p>
          </table:table-cell>
          <table:table-cell office:value-type="string">
            <text:p>Slides</text:p>
          </table:table-cell>
          <table:table-cell table:number-columns-repeated="6"/>
          <table:table-cell office:value-type="string">
            <text:p>[4277] [2014-088-going-negative-lakes] 2014-088 Going Negative / Lakes</text:p>
          </table:table-cell>
          <table:table-cell office:value-type="string">
            <text:p>Fuck Negativity Slides (SRF-032)</text:p>
          </table:table-cell>
          <table:table-cell/>
          <table:table-cell office:value-type="string">
            <text:p>Fuck-Negativity-Slides-SRF-032-2015-164-full-database-ih.jpg</text:p>
          </table:table-cell>
          <table:table-cell/>
          <table:table-cell office:value-type="float" office:value="2015">
            <text:p>2015</text:p>
          </table:table-cell>
          <table:table-cell table:number-columns-repeated="4"/>
        </table:table-row>
        <table:table-row table:style-name="ro1">
          <table:table-cell office:value-type="float" office:value="4306">
            <text:p>4306</text:p>
          </table:table-cell>
          <table:table-cell office:value-type="float" office:value="1">
            <text:p>1</text:p>
          </table:table-cell>
          <table:table-cell office:value-type="float" office:value="2">
            <text:p>2</text:p>
          </table:table-cell>
          <table:table-cell office:value-type="string">
            <text:p>2015-162 Fuck Negativity Dog Tags (SRF-030)</text:p>
          </table:table-cell>
          <table:table-cell office:value-type="string">
            <text:p>2015-162-fuck-negativity-dog-tags-srf-030</text:p>
          </table:table-cell>
          <table:table-cell office:value-type="float" office:value="2015">
            <text:p>2015</text:p>
          </table:table-cell>
          <table:table-cell office:value-type="string">
            <text:p>Dog tags ...</text:p>
          </table:table-cell>
          <table:table-cell table:number-columns-repeated="6"/>
          <table:table-cell office:value-type="string">
            <text:p>[4277] [2014-088-going-negative-lakes] 2014-088 Going Negative / Lakes</text:p>
          </table:table-cell>
          <table:table-cell office:value-type="string">
            <text:p>Fuck Negativity Dog Tags (SRF-030)</text:p>
          </table:table-cell>
          <table:table-cell/>
          <table:table-cell office:value-type="string">
            <text:p>fuck-negativity-dogtag-SRF-030-2015-162-detail-database-ih.jpg</text:p>
            <text:p>fuck-negativity-dogtag-SRF-030-2015-162-full-1-database-ih.jpg</text:p>
          </table:table-cell>
          <table:table-cell/>
          <table:table-cell office:value-type="float" office:value="2015">
            <text:p>2015</text:p>
          </table:table-cell>
          <table:table-cell table:number-columns-repeated="4"/>
        </table:table-row>
        <table:table-row table:style-name="ro1">
          <table:table-cell office:value-type="float" office:value="4338">
            <text:p>4338</text:p>
          </table:table-cell>
          <table:table-cell office:value-type="float" office:value="1">
            <text:p>1</text:p>
          </table:table-cell>
          <table:table-cell office:value-type="float" office:value="2">
            <text:p>2</text:p>
          </table:table-cell>
          <table:table-cell office:value-type="string">
            <text:p>2015-061 Jeans / Lakes</text:p>
          </table:table-cell>
          <table:table-cell office:value-type="string">
            <text:p>2015-061-jeans-lakes</text:p>
          </table:table-cell>
          <table:table-cell office:value-type="float" office:value="2016">
            <text:p>2016</text:p>
          </table:table-cell>
          <table:table-cell office:value-type="string">
            <text:p>1920x1080 H.264/MPEG-4 Part 10 looped digital file (from 11 lossless TIFS), media player, 65–75” flatscreen, armature, various cables</text:p>
          </table:table-cell>
          <table:table-cell table:number-columns-repeated="2"/>
          <table:table-cell office:value-type="string">
            <text:p>Dimensions variable</text:p>
          </table:table-cell>
          <table:table-cell table:number-columns-repeated="4"/>
          <table:table-cell office:value-type="string">
            <text:p>Jeans / Lakes</text:p>
          </table:table-cell>
          <table:table-cell/>
          <table:table-cell office:value-type="string">
            <text:p>jeans-lakes-2015-061-full-database-ih.jpg</text:p>
          </table:table-cell>
          <table:table-cell/>
          <table:table-cell office:value-type="float" office:value="2016">
            <text:p>2016</text:p>
          </table:table-cell>
          <table:table-cell table:number-columns-repeated="4"/>
        </table:table-row>
        <table:table-row table:style-name="ro1">
          <table:table-cell office:value-type="float" office:value="4339">
            <text:p>4339</text:p>
          </table:table-cell>
          <table:table-cell office:value-type="float" office:value="1">
            <text:p>1</text:p>
          </table:table-cell>
          <table:table-cell office:value-type="float" office:value="2">
            <text:p>2</text:p>
          </table:table-cell>
          <table:table-cell office:value-type="string">
            <text:p>2016-007 Photoshop-cs</text:p>
          </table:table-cell>
          <table:table-cell office:value-type="string">
            <text:p>2016-007-photoshop-cs</text:p>
          </table:table-cell>
          <table:table-cell office:value-type="float" office:value="2016">
            <text:p>2016</text:p>
          </table:table-cell>
          <table:table-cell office:value-type="string">
            <text:p>Chromogenic print</text:p>
          </table:table-cell>
          <table:table-cell table:number-columns-repeated="2"/>
          <table:table-cell office:value-type="string">
            <text:p>70 x 70 in</text:p>
          </table:table-cell>
          <table:table-cell table:number-columns-repeated="4"/>
          <table:table-cell office:value-type="string">
            <text:p>Photoshop CS: 70 by 70 inches, 300 DPI, RGB, square pixels, default gradient "Spectrum", mousedown y=1000 x=1000, mouseup y=1000 x=20000; tool "Wand", select y=4120, x=1800, tolerance=64, contiguous= off; default gradient "Spectrum", mousedown y=300 x=1000, mouseup y=20700 x=1000</text:p>
          </table:table-cell>
          <table:table-cell/>
          <table:table-cell office:value-type="string">
            <text:p>photoshop-cs-2016-007-full-database-Team.jpg</text:p>
          </table:table-cell>
          <table:table-cell/>
          <table:table-cell office:value-type="float" office:value="2016">
            <text:p>2016</text:p>
          </table:table-cell>
          <table:table-cell table:number-columns-repeated="4"/>
        </table:table-row>
        <table:table-row table:style-name="ro1">
          <table:table-cell office:value-type="float" office:value="4340">
            <text:p>4340</text:p>
          </table:table-cell>
          <table:table-cell office:value-type="float" office:value="1">
            <text:p>1</text:p>
          </table:table-cell>
          <table:table-cell office:value-type="float" office:value="2">
            <text:p>2</text:p>
          </table:table-cell>
          <table:table-cell office:value-type="string">
            <text:p>2016-009 Line</text:p>
          </table:table-cell>
          <table:table-cell office:value-type="string">
            <text:p>2016-009-line</text:p>
          </table:table-cell>
          <table:table-cell office:value-type="float" office:value="2016">
            <text:p>2016</text:p>
          </table:table-cell>
          <table:table-cell office:value-type="string">
            <text:p>Pencil on paper (produced with Mutoh XP-300 Series printer)</text:p>
          </table:table-cell>
          <table:table-cell table:number-columns-repeated="2"/>
          <table:table-cell office:value-type="string">
            <text:p>36 x 72 in</text:p>
          </table:table-cell>
          <table:table-cell table:number-columns-repeated="4"/>
          <table:table-cell office:value-type="string">
            <text:p>Line</text:p>
          </table:table-cell>
          <table:table-cell/>
          <table:table-cell office:value-type="string">
            <text:p>line-2016-009-full-database-Team.jpg</text:p>
          </table:table-cell>
          <table:table-cell/>
          <table:table-cell office:value-type="float" office:value="2016">
            <text:p>2016</text:p>
          </table:table-cell>
          <table:table-cell table:number-columns-repeated="4"/>
        </table:table-row>
        <table:table-row table:style-name="ro1">
          <table:table-cell office:value-type="float" office:value="4341">
            <text:p>4341</text:p>
          </table:table-cell>
          <table:table-cell office:value-type="float" office:value="1">
            <text:p>1</text:p>
          </table:table-cell>
          <table:table-cell office:value-type="float" office:value="2">
            <text:p>2</text:p>
          </table:table-cell>
          <table:table-cell office:value-type="string">
            <text:p>2016-018 Hank</text:p>
          </table:table-cell>
          <table:table-cell office:value-type="string">
            <text:p>2016-018-hank</text:p>
          </table:table-cell>
          <table:table-cell office:value-type="float" office:value="2016">
            <text:p>2016</text:p>
          </table:table-cell>
          <table:table-cell office:value-type="string">
            <text:p>Chromogenic print</text:p>
          </table:table-cell>
          <table:table-cell table:number-columns-repeated="2"/>
          <table:table-cell office:value-type="string">
            <text:p>168 x 95.8 x 4 cm</text:p>
          </table:table-cell>
          <table:table-cell table:number-columns-repeated="4"/>
          <table:table-cell office:value-type="string">
            <text:p>Hank</text:p>
          </table:table-cell>
          <table:table-cell/>
          <table:table-cell office:value-type="string">
            <text:p>hank-2016-018-full-database-JH.jpg</text:p>
          </table:table-cell>
          <table:table-cell/>
          <table:table-cell office:value-type="float" office:value="2016">
            <text:p>2016</text:p>
          </table:table-cell>
          <table:table-cell table:number-columns-repeated="4"/>
        </table:table-row>
        <table:table-row table:style-name="ro1">
          <table:table-cell office:value-type="float" office:value="4342">
            <text:p>4342</text:p>
          </table:table-cell>
          <table:table-cell office:value-type="float" office:value="1">
            <text:p>1</text:p>
          </table:table-cell>
          <table:table-cell office:value-type="float" office:value="2">
            <text:p>2</text:p>
          </table:table-cell>
          <table:table-cell office:value-type="string">
            <text:p>2016-019 30 pour</text:p>
          </table:table-cell>
          <table:table-cell office:value-type="string">
            <text:p>2016-019-30-pour</text:p>
          </table:table-cell>
          <table:table-cell office:value-type="float" office:value="2016">
            <text:p>2016</text:p>
          </table:table-cell>
          <table:table-cell office:value-type="string">
            <text:p>Chromogenic print</text:p>
          </table:table-cell>
          <table:table-cell table:number-columns-repeated="2"/>
          <table:table-cell office:value-type="string">
            <text:p>168 x 95.8 x 4 cm</text:p>
          </table:table-cell>
          <table:table-cell table:number-columns-repeated="4"/>
          <table:table-cell office:value-type="string">
            <text:p>30 pour</text:p>
          </table:table-cell>
          <table:table-cell/>
          <table:table-cell office:value-type="string">
            <text:p>30-pour-2016-019-full-database-JH.jpg</text:p>
          </table:table-cell>
          <table:table-cell/>
          <table:table-cell office:value-type="float" office:value="2016">
            <text:p>2016</text:p>
          </table:table-cell>
          <table:table-cell table:number-columns-repeated="4"/>
        </table:table-row>
        <table:table-row table:style-name="ro1">
          <table:table-cell office:value-type="float" office:value="4343">
            <text:p>4343</text:p>
          </table:table-cell>
          <table:table-cell office:value-type="float" office:value="1">
            <text:p>1</text:p>
          </table:table-cell>
          <table:table-cell office:value-type="float" office:value="2">
            <text:p>2</text:p>
          </table:table-cell>
          <table:table-cell office:value-type="string">
            <text:p>2016-021 Brooklyn 20110811-00159</text:p>
          </table:table-cell>
          <table:table-cell office:value-type="string">
            <text:p>2016-021-brooklyn-20110811-00159</text:p>
          </table:table-cell>
          <table:table-cell office:value-type="float" office:value="2016">
            <text:p>2016</text:p>
          </table:table-cell>
          <table:table-cell office:value-type="string">
            <text:p>Chromogenic print</text:p>
          </table:table-cell>
          <table:table-cell table:number-columns-repeated="2"/>
          <table:table-cell office:value-type="string">
            <text:p>168 x 95.8 x 4 cm</text:p>
          </table:table-cell>
          <table:table-cell table:number-columns-repeated="4"/>
          <table:table-cell office:value-type="string">
            <text:p>Brooklyn 20110811-00159</text:p>
          </table:table-cell>
          <table:table-cell/>
          <table:table-cell office:value-type="string">
            <text:p>brooklyn-20110811-00159-2016-021-full-database-JH.jpg</text:p>
          </table:table-cell>
          <table:table-cell/>
          <table:table-cell office:value-type="float" office:value="2016">
            <text:p>2016</text:p>
          </table:table-cell>
          <table:table-cell table:number-columns-repeated="4"/>
        </table:table-row>
        <table:table-row table:style-name="ro1">
          <table:table-cell office:value-type="float" office:value="4344">
            <text:p>4344</text:p>
          </table:table-cell>
          <table:table-cell office:value-type="float" office:value="1">
            <text:p>1</text:p>
          </table:table-cell>
          <table:table-cell office:value-type="float" office:value="2">
            <text:p>2</text:p>
          </table:table-cell>
          <table:table-cell office:value-type="string">
            <text:p>2016-025 Manson</text:p>
          </table:table-cell>
          <table:table-cell office:value-type="string">
            <text:p>2016-025-manson</text:p>
          </table:table-cell>
          <table:table-cell office:value-type="float" office:value="2016">
            <text:p>2016</text:p>
          </table:table-cell>
          <table:table-cell office:value-type="string">
            <text:p>Inkjet on Angelica Universal Photomatte 230</text:p>
          </table:table-cell>
          <table:table-cell table:number-columns-repeated="2"/>
          <table:table-cell office:value-type="string">
            <text:p>168 x 95.8 x 4 cm</text:p>
          </table:table-cell>
          <table:table-cell table:number-columns-repeated="4"/>
          <table:table-cell office:value-type="string">
            <text:p>Manson</text:p>
          </table:table-cell>
          <table:table-cell/>
          <table:table-cell office:value-type="string">
            <text:p>manson-2016-025-full-database-JH.jpg</text:p>
          </table:table-cell>
          <table:table-cell/>
          <table:table-cell office:value-type="float" office:value="2016">
            <text:p>2016</text:p>
          </table:table-cell>
          <table:table-cell table:number-columns-repeated="4"/>
        </table:table-row>
        <table:table-row table:style-name="ro1">
          <table:table-cell office:value-type="float" office:value="4345">
            <text:p>4345</text:p>
          </table:table-cell>
          <table:table-cell office:value-type="float" office:value="1">
            <text:p>1</text:p>
          </table:table-cell>
          <table:table-cell office:value-type="float" office:value="2">
            <text:p>2</text:p>
          </table:table-cell>
          <table:table-cell office:value-type="string">
            <text:p>2016-030 RBF</text:p>
          </table:table-cell>
          <table:table-cell office:value-type="string">
            <text:p>2016-030-rbf</text:p>
          </table:table-cell>
          <table:table-cell office:value-type="float" office:value="2016">
            <text:p>2016</text:p>
          </table:table-cell>
          <table:table-cell office:value-type="string">
            <text:p>Inkjet on Angelica Universal Photomatte 230</text:p>
          </table:table-cell>
          <table:table-cell table:number-columns-repeated="2"/>
          <table:table-cell office:value-type="string">
            <text:p>168 x 95.8 x 4 cm</text:p>
          </table:table-cell>
          <table:table-cell table:number-columns-repeated="4"/>
          <table:table-cell office:value-type="string">
            <text:p>RBF</text:p>
          </table:table-cell>
          <table:table-cell/>
          <table:table-cell office:value-type="string">
            <text:p>rbf-2016-030-full-database-JH.jpg</text:p>
          </table:table-cell>
          <table:table-cell/>
          <table:table-cell office:value-type="float" office:value="2016">
            <text:p>2016</text:p>
          </table:table-cell>
          <table:table-cell table:number-columns-repeated="4"/>
        </table:table-row>
        <table:table-row table:style-name="ro1">
          <table:table-cell office:value-type="float" office:value="4346">
            <text:p>4346</text:p>
          </table:table-cell>
          <table:table-cell office:value-type="float" office:value="1">
            <text:p>1</text:p>
          </table:table-cell>
          <table:table-cell office:value-type="float" office:value="2">
            <text:p>2</text:p>
          </table:table-cell>
          <table:table-cell office:value-type="string">
            <text:p>2016-033 Mig 29 Soviet Fighter Plane, Clouds, and OS X</text:p>
          </table:table-cell>
          <table:table-cell office:value-type="string">
            <text:p>2016-033-mig-29-soviet-fighter-plane-clouds-and-os-x</text:p>
          </table:table-cell>
          <table:table-cell office:value-type="float" office:value="2016">
            <text:p>2016</text:p>
          </table:table-cell>
          <table:table-cell office:value-type="string">
            <text:p>Mig 29 Soviet Fighter Plane and Clouds (2005) Nintendo Entertainment System .nes Roms, Macmini running OS X, Nintendo emulator (Open Emu), variable multi-channel presentation</text:p>
          </table:table-cell>
          <table:table-cell table:number-columns-repeated="2"/>
          <table:table-cell office:value-type="string">
            <text:p>Dimensions variable</text:p>
          </table:table-cell>
          <table:table-cell table:number-columns-repeated="4"/>
          <table:table-cell office:value-type="string">
            <text:p>Mig 29 Soviet Fighter Plane, Clouds, and OS X</text:p>
          </table:table-cell>
          <table:table-cell/>
          <table:table-cell office:value-type="string">
            <text:p>mig-29-soviet-fighter-plane-and-clouds-2016-033-full-database-JH.jpg</text:p>
            <text:p>mig-29-soviet-fighter-plane-and-clouds-osx-2016-033-full-database-ih-1-150.jpg</text:p>
            <text:p>mig-29-soviet-fighter-plane-and-clouds-2016-033-install-database-01-AV.jpg</text:p>
            <text:p>mig-29-soviet-fighter-plane-and-clouds-osx-2016-033-full-database-ih-4-150.jpg</text:p>
            <text:p>mig-29-soviet-fighter-plane-and-clouds-osx-2016-033-full-database-ih-3-150.jpg</text:p>
            <text:p>mig-osx-2016-033-full-database-ih-11241.jpg</text:p>
          </table:table-cell>
          <table:table-cell/>
          <table:table-cell office:value-type="float" office:value="2016">
            <text:p>2016</text:p>
          </table:table-cell>
          <table:table-cell table:number-columns-repeated="4"/>
        </table:table-row>
        <table:table-row table:style-name="ro1">
          <table:table-cell office:value-type="float" office:value="4347">
            <text:p>4347</text:p>
          </table:table-cell>
          <table:table-cell office:value-type="float" office:value="1">
            <text:p>1</text:p>
          </table:table-cell>
          <table:table-cell office:value-type="float" office:value="2">
            <text:p>2</text:p>
          </table:table-cell>
          <table:table-cell office:value-type="string">
            <text:p>2016-035 Dawgs / Lakes</text:p>
          </table:table-cell>
          <table:table-cell office:value-type="string">
            <text:p>2016-035-dawgs-lakes</text:p>
          </table:table-cell>
          <table:table-cell office:value-type="float" office:value="2016">
            <text:p>2016</text:p>
          </table:table-cell>
          <table:table-cell office:value-type="string">
            <text:p>1920x1080 H.264/MPEG-4 Part 10 looped digital file (from 11 lossless TIFS), media player, 65–75” flatscreen, armature, various cables</text:p>
          </table:table-cell>
          <table:table-cell table:number-columns-repeated="2"/>
          <table:table-cell office:value-type="string">
            <text:p>Dimensions variable</text:p>
          </table:table-cell>
          <table:table-cell table:number-columns-repeated="4"/>
          <table:table-cell office:value-type="string">
            <text:p>Dawgs / Lakes</text:p>
          </table:table-cell>
          <table:table-cell/>
          <table:table-cell office:value-type="string">
            <text:p>dawgs-lakes-2016-035-full-database-JH.jpg</text:p>
          </table:table-cell>
          <table:table-cell/>
          <table:table-cell office:value-type="float" office:value="2016">
            <text:p>2016</text:p>
          </table:table-cell>
          <table:table-cell table:number-columns-repeated="4"/>
        </table:table-row>
        <table:table-row table:style-name="ro1">
          <table:table-cell office:value-type="float" office:value="4348">
            <text:p>4348</text:p>
          </table:table-cell>
          <table:table-cell office:value-type="float" office:value="1">
            <text:p>1</text:p>
          </table:table-cell>
          <table:table-cell office:value-type="float" office:value="2">
            <text:p>2</text:p>
          </table:table-cell>
          <table:table-cell office:value-type="string">
            <text:p>2016-051 Harper Beckham, the 4-Year-Old Street-Style Star</text:p>
          </table:table-cell>
          <table:table-cell office:value-type="string">
            <text:p>2016-051-harper-beckham-the-4-year-old-street-style-star</text:p>
          </table:table-cell>
          <table:table-cell office:value-type="float" office:value="2016">
            <text:p>2016</text:p>
          </table:table-cell>
          <table:table-cell office:value-type="string">
            <text:p>.warc.gz web archive (produced with web recorder)</text:p>
          </table:table-cell>
          <table:table-cell table:number-columns-repeated="2"/>
          <table:table-cell office:value-type="string">
            <text:p>Dimensions variable</text:p>
          </table:table-cell>
          <table:table-cell table:number-columns-repeated="2"/>
          <table:table-cell office:value-type="string">
            <text:p>https://webrecorder.io/cory_arcangel/warcs/list/harper-beckham-the-4-year-old-street-style-star/b2/20180830122224/https://www.nytimes.com/2016/02/18/fashion/harper-beckham-street-style-star-fashion-week.html</text:p>
          </table:table-cell>
          <table:table-cell/>
          <table:table-cell office:value-type="string">
            <text:p>Harper Beckham, the 4-Year-Old Street-Style Star</text:p>
          </table:table-cell>
          <table:table-cell/>
          <table:table-cell office:value-type="string">
            <text:p>beckam-2018-051-web-ih--vyfJ.jpg</text:p>
          </table:table-cell>
          <table:table-cell/>
          <table:table-cell office:value-type="float" office:value="2018">
            <text:p>2018</text:p>
          </table:table-cell>
          <table:table-cell table:number-columns-repeated="4"/>
        </table:table-row>
        <table:table-row table:style-name="ro1">
          <table:table-cell office:value-type="float" office:value="4349">
            <text:p>4349</text:p>
          </table:table-cell>
          <table:table-cell office:value-type="float" office:value="1">
            <text:p>1</text:p>
          </table:table-cell>
          <table:table-cell office:value-type="float" office:value="2">
            <text:p>2</text:p>
          </table:table-cell>
          <table:table-cell office:value-type="string">
            <text:p>2016-052 More to Explore</text:p>
          </table:table-cell>
          <table:table-cell office:value-type="string">
            <text:p>2016-052-more-to-explore</text:p>
          </table:table-cell>
          <table:table-cell office:value-type="float" office:value="2016">
            <text:p>2016</text:p>
          </table:table-cell>
          <table:table-cell office:value-type="string">
            <text:p>Jpeg, ad copy, online content discovery platform, promoted content ad buy platform</text:p>
          </table:table-cell>
          <table:table-cell table:number-columns-repeated="2"/>
          <table:table-cell office:value-type="string">
            <text:p>Dimensions variable</text:p>
          </table:table-cell>
          <table:table-cell office:value-type="string">
            <text:p>​Outbrain ad campaign 4 exhibition.&amp;nbsp;</text:p>
          </table:table-cell>
          <table:table-cell table:number-columns-repeated="3"/>
          <table:table-cell office:value-type="string">
            <text:p>More to Explore</text:p>
          </table:table-cell>
          <table:table-cell/>
          <table:table-cell office:value-type="string">
            <text:p>More-to-Explore-2016-052-database-ih-4.jpg</text:p>
            <text:p>More-to-Explore-2016-052-database-ih-5.jpg</text:p>
            <text:p>More-to-Explore-2016-052-database-ih-6.jpg</text:p>
            <text:p>More-to-Explore-2016-052-database-ih-7.jpg</text:p>
            <text:p>More-to-Explore-2016-052-database-ih-8.jpg</text:p>
            <text:p>More-to-Explore-2016-052-database-ih-10.jpg</text:p>
            <text:p>More-to-Explore-2016-052-database-ih-9.jpg</text:p>
            <text:p>More-to-Explore-2016-052-database-ih-11.jpg</text:p>
            <text:p>more-to-explore-2016-052-detail-database.jpg</text:p>
            <text:p>More-to-Explore-2016-052-database-ih-13.jpg</text:p>
            <text:p>Untitled-Web-ad-piece-2016-052-database-ih-12.jpg</text:p>
          </table:table-cell>
          <table:table-cell/>
          <table:table-cell office:value-type="float" office:value="2016">
            <text:p>2016</text:p>
          </table:table-cell>
          <table:table-cell table:number-columns-repeated="4"/>
        </table:table-row>
        <table:table-row table:style-name="ro1">
          <table:table-cell office:value-type="float" office:value="4350">
            <text:p>4350</text:p>
          </table:table-cell>
          <table:table-cell office:value-type="float" office:value="1">
            <text:p>1</text:p>
          </table:table-cell>
          <table:table-cell office:value-type="float" office:value="2">
            <text:p>2</text:p>
          </table:table-cell>
          <table:table-cell office:value-type="string">
            <text:p>2016-054 currentmood</text:p>
          </table:table-cell>
          <table:table-cell office:value-type="string">
            <text:p>2016-054-currentmood</text:p>
          </table:table-cell>
          <table:table-cell office:value-type="float" office:value="2016">
            <text:p>2016</text:p>
          </table:table-cell>
          <table:table-cell office:value-type="string">
            <text:p>MacBook Air running Ableton Live &amp; Native Instruments Massive synth, hanging line array public address sound system</text:p>
          </table:table-cell>
          <table:table-cell table:number-columns-repeated="2"/>
          <table:table-cell office:value-type="string">
            <text:p>Dimensions variable</text:p>
          </table:table-cell>
          <table:table-cell table:number-columns-repeated="4"/>
          <table:table-cell office:value-type="string">
            <text:p>currentmood</text:p>
          </table:table-cell>
          <table:table-cell/>
          <table:table-cell office:value-type="string">
            <text:p>currentmood-054-2016-install-01-database-JH.jpg</text:p>
            <text:p>currentmood-054-2016-install-02-database-JH.jpg</text:p>
          </table:table-cell>
          <table:table-cell office:value-type="string">
            <text:p>(Sculpture)</text:p>
          </table:table-cell>
          <table:table-cell office:value-type="float" office:value="2016">
            <text:p>2016</text:p>
          </table:table-cell>
          <table:table-cell table:number-columns-repeated="4"/>
        </table:table-row>
        <table:table-row table:style-name="ro1">
          <table:table-cell office:value-type="float" office:value="4351">
            <text:p>4351</text:p>
          </table:table-cell>
          <table:table-cell office:value-type="float" office:value="1">
            <text:p>1</text:p>
          </table:table-cell>
          <table:table-cell office:value-type="float" office:value="2">
            <text:p>2</text:p>
          </table:table-cell>
          <table:table-cell table:number-columns-repeated="2" office:value-type="string">
            <text:p>2016-110-currentmood</text:p>
          </table:table-cell>
          <table:table-cell office:value-type="float" office:value="2016">
            <text:p>2016</text:p>
          </table:table-cell>
          <table:table-cell office:value-type="string">
            <text:p>Audio file</text:p>
          </table:table-cell>
          <table:table-cell table:number-columns-repeated="7"/>
          <table:table-cell office:value-type="string">
            <text:p>currentmood</text:p>
          </table:table-cell>
          <table:table-cell/>
          <table:table-cell office:value-type="string">
            <text:p>currentmood-2016-110-database-ih--w0kq.jpg</text:p>
          </table:table-cell>
          <table:table-cell office:value-type="string">
            <text:p>(Audio)</text:p>
          </table:table-cell>
          <table:table-cell office:value-type="float" office:value="2016">
            <text:p>2016</text:p>
          </table:table-cell>
          <table:table-cell table:number-columns-repeated="4"/>
        </table:table-row>
        <table:table-row table:style-name="ro1">
          <table:table-cell office:value-type="float" office:value="4353">
            <text:p>4353</text:p>
          </table:table-cell>
          <table:table-cell office:value-type="float" office:value="1">
            <text:p>1</text:p>
          </table:table-cell>
          <table:table-cell office:value-type="float" office:value="2">
            <text:p>2</text:p>
          </table:table-cell>
          <table:table-cell office:value-type="string">
            <text:p>2016-056<text:tab/>love pink</text:p>
          </table:table-cell>
          <table:table-cell office:value-type="string">
            <text:p>2016-056-love-pink</text:p>
          </table:table-cell>
          <table:table-cell office:value-type="float" office:value="2016">
            <text:p>2016</text:p>
          </table:table-cell>
          <table:table-cell office:value-type="string">
            <text:p>Inkjet on Angelica Universal Photomatte 230</text:p>
          </table:table-cell>
          <table:table-cell table:number-columns-repeated="2"/>
          <table:table-cell office:value-type="string">
            <text:p>168 x 95.8 x 4 cm</text:p>
          </table:table-cell>
          <table:table-cell table:number-columns-repeated="4"/>
          <table:table-cell office:value-type="string">
            <text:p>love pink</text:p>
          </table:table-cell>
          <table:table-cell/>
          <table:table-cell office:value-type="string">
            <text:p>love-pink-2016-056-full-database-JH.jpg</text:p>
          </table:table-cell>
          <table:table-cell/>
          <table:table-cell office:value-type="float" office:value="2016">
            <text:p>2016</text:p>
          </table:table-cell>
          <table:table-cell table:number-columns-repeated="4"/>
        </table:table-row>
        <table:table-row table:style-name="ro1">
          <table:table-cell office:value-type="float" office:value="4354">
            <text:p>4354</text:p>
          </table:table-cell>
          <table:table-cell office:value-type="float" office:value="1">
            <text:p>1</text:p>
          </table:table-cell>
          <table:table-cell office:value-type="float" office:value="2">
            <text:p>2</text:p>
          </table:table-cell>
          <table:table-cell office:value-type="string">
            <text:p>2016-034 Ibiza / Lakes</text:p>
          </table:table-cell>
          <table:table-cell office:value-type="string">
            <text:p>2016-034-ibiza-lakes</text:p>
          </table:table-cell>
          <table:table-cell office:value-type="float" office:value="2016">
            <text:p>2016</text:p>
          </table:table-cell>
          <table:table-cell office:value-type="string">
            <text:p>1920x1080 H.264/MPEG-4 Part 10 looped digital file (from 11 lossless TIFS), media player, 65–75” flatscreen, armature, various cables</text:p>
          </table:table-cell>
          <table:table-cell table:number-columns-repeated="2"/>
          <table:table-cell office:value-type="string">
            <text:p>Dimensions variable</text:p>
          </table:table-cell>
          <table:table-cell table:number-columns-repeated="4"/>
          <table:table-cell office:value-type="string">
            <text:p>Ibiza / Lakes</text:p>
          </table:table-cell>
          <table:table-cell/>
          <table:table-cell office:value-type="string">
            <text:p>ibiza-lakes-2016-034-full-database-JH.jpg</text:p>
          </table:table-cell>
          <table:table-cell/>
          <table:table-cell office:value-type="float" office:value="2016">
            <text:p>2016</text:p>
          </table:table-cell>
          <table:table-cell table:number-columns-repeated="4"/>
        </table:table-row>
        <table:table-row table:style-name="ro1">
          <table:table-cell office:value-type="float" office:value="4355">
            <text:p>4355</text:p>
          </table:table-cell>
          <table:table-cell office:value-type="float" office:value="1">
            <text:p>1</text:p>
          </table:table-cell>
          <table:table-cell office:value-type="float" office:value="2">
            <text:p>2</text:p>
          </table:table-cell>
          <table:table-cell office:value-type="string">
            <text:p>2016-036 Photoshop CS</text:p>
          </table:table-cell>
          <table:table-cell office:value-type="string">
            <text:p>2016-036-photoshop-cs</text:p>
          </table:table-cell>
          <table:table-cell office:value-type="float" office:value="2016">
            <text:p>2016</text:p>
          </table:table-cell>
          <table:table-cell office:value-type="string">
            <text:p>Chromogenic print</text:p>
          </table:table-cell>
          <table:table-cell table:number-columns-repeated="2"/>
          <table:table-cell office:value-type="string">
            <text:p>65 x 36.5 in</text:p>
          </table:table-cell>
          <table:table-cell table:number-columns-repeated="4"/>
          <table:table-cell office:value-type="string">
            <text:p>Photoshop CS: 65 by 36.5 inches, 300 DPI, RGB, square pixels, default gradient "Russell's Rainbow", mousedown y=5000 x=2800, mouseup y=5000 x=10180</text:p>
          </table:table-cell>
          <table:table-cell/>
          <table:table-cell office:value-type="string">
            <text:p>photoshop-cs-2016-036-full-database-JH.jpg</text:p>
          </table:table-cell>
          <table:table-cell/>
          <table:table-cell office:value-type="float" office:value="2016">
            <text:p>2016</text:p>
          </table:table-cell>
          <table:table-cell table:number-columns-repeated="4"/>
        </table:table-row>
        <table:table-row table:style-name="ro1">
          <table:table-cell office:value-type="float" office:value="4357">
            <text:p>4357</text:p>
          </table:table-cell>
          <table:table-cell office:value-type="float" office:value="1">
            <text:p>1</text:p>
          </table:table-cell>
          <table:table-cell office:value-type="float" office:value="2">
            <text:p>2</text:p>
          </table:table-cell>
          <table:table-cell office:value-type="string">
            <text:p>2016-058<text:tab/>Dump Bin with slides</text:p>
          </table:table-cell>
          <table:table-cell office:value-type="string">
            <text:p>2016-058-dump-bin-with-slides</text:p>
          </table:table-cell>
          <table:table-cell office:value-type="float" office:value="2016">
            <text:p>2016</text:p>
          </table:table-cell>
          <table:table-cell office:value-type="string">
            <text:p>Palay Display Industries folding dump table, Fuck Negativity Slides (SRF-032)</text:p>
          </table:table-cell>
          <table:table-cell table:number-columns-repeated="2"/>
          <table:table-cell office:value-type="string">
            <text:p>30.75 x 47 x 24 in</text:p>
          </table:table-cell>
          <table:table-cell table:number-columns-repeated="3"/>
          <table:table-cell office:value-type="string">
            <text:p>[4305] [2015-164-fuck-negativity-slides-srf-032] 2015-164 Fuck Negativity Slides (SRF-032)</text:p>
          </table:table-cell>
          <table:table-cell office:value-type="string">
            <text:p>Dump Bin with slides</text:p>
          </table:table-cell>
          <table:table-cell/>
          <table:table-cell office:value-type="string">
            <text:p>dunks-slides-2016-058-full-database-ih.jpg</text:p>
          </table:table-cell>
          <table:table-cell/>
          <table:table-cell office:value-type="float" office:value="2016">
            <text:p>2016</text:p>
          </table:table-cell>
          <table:table-cell table:number-columns-repeated="4"/>
        </table:table-row>
        <table:table-row table:style-name="ro1">
          <table:table-cell office:value-type="float" office:value="4358">
            <text:p>4358</text:p>
          </table:table-cell>
          <table:table-cell office:value-type="float" office:value="1">
            <text:p>1</text:p>
          </table:table-cell>
          <table:table-cell office:value-type="float" office:value="2">
            <text:p>2</text:p>
          </table:table-cell>
          <table:table-cell office:value-type="string">
            <text:p>2016-060 WTF</text:p>
          </table:table-cell>
          <table:table-cell office:value-type="string">
            <text:p>2016-060-wtf</text:p>
          </table:table-cell>
          <table:table-cell office:value-type="float" office:value="2016">
            <text:p>2016</text:p>
          </table:table-cell>
          <table:table-cell office:value-type="string">
            <text:p>Essay</text:p>
          </table:table-cell>
          <table:table-cell table:number-columns-repeated="3"/>
          <table:table-cell office:value-type="string">
            <text:p>Short essay on Seth Prices wrk, published in Seth Price: Social Synthetic :)</text:p>
          </table:table-cell>
          <table:table-cell table:number-columns-repeated="3"/>
          <table:table-cell office:value-type="string">
            <text:p>WTF (on the work of Seth Price)</text:p>
          </table:table-cell>
          <table:table-cell/>
          <table:table-cell office:value-type="string">
            <text:p>WTF-2016-060-database-ih--IjMz.jpg</text:p>
          </table:table-cell>
          <table:table-cell/>
          <table:table-cell office:value-type="float" office:value="2016">
            <text:p>2016</text:p>
          </table:table-cell>
          <table:table-cell office:value-type="string">
            <text:p>wtf-2016-060-digital-master-ih.pdf</text:p>
          </table:table-cell>
          <table:table-cell table:number-columns-repeated="3"/>
        </table:table-row>
        <table:table-row table:style-name="ro1">
          <table:table-cell office:value-type="float" office:value="4361">
            <text:p>4361</text:p>
          </table:table-cell>
          <table:table-cell office:value-type="float" office:value="1">
            <text:p>1</text:p>
          </table:table-cell>
          <table:table-cell office:value-type="float" office:value="2">
            <text:p>2</text:p>
          </table:table-cell>
          <table:table-cell office:value-type="string">
            <text:p>2016-067 Dump Bin</text:p>
          </table:table-cell>
          <table:table-cell office:value-type="string">
            <text:p>2016-067-dump-bin</text:p>
          </table:table-cell>
          <table:table-cell office:value-type="float" office:value="2016">
            <text:p>2016</text:p>
          </table:table-cell>
          <table:table-cell office:value-type="string">
            <text:p>Palay Display Industries folding dump table, various DVDs </text:p>
          </table:table-cell>
          <table:table-cell table:number-columns-repeated="2"/>
          <table:table-cell office:value-type="string">
            <text:p>30.75 x 47 x 24 in</text:p>
          </table:table-cell>
          <table:table-cell table:number-columns-repeated="4"/>
          <table:table-cell office:value-type="string">
            <text:p>Dump Bin</text:p>
          </table:table-cell>
          <table:table-cell/>
          <table:table-cell office:value-type="string">
            <text:p>dump-bin-2016-067-database-jl--0kfp.jpg</text:p>
          </table:table-cell>
          <table:table-cell/>
          <table:table-cell office:value-type="float" office:value="2016">
            <text:p>2016</text:p>
          </table:table-cell>
          <table:table-cell table:number-columns-repeated="4"/>
        </table:table-row>
        <table:table-row table:style-name="ro1">
          <table:table-cell office:value-type="float" office:value="4362">
            <text:p>4362</text:p>
          </table:table-cell>
          <table:table-cell office:value-type="float" office:value="1">
            <text:p>1</text:p>
          </table:table-cell>
          <table:table-cell office:value-type="float" office:value="2">
            <text:p>2</text:p>
          </table:table-cell>
          <table:table-cell office:value-type="string">
            <text:p>2016-068 Dump Bin</text:p>
          </table:table-cell>
          <table:table-cell office:value-type="string">
            <text:p>2016-068-dump-bin</text:p>
          </table:table-cell>
          <table:table-cell office:value-type="float" office:value="2016">
            <text:p>2016</text:p>
          </table:table-cell>
          <table:table-cell office:value-type="string">
            <text:p>Palay Display Industries folding dump table, various DVDs </text:p>
          </table:table-cell>
          <table:table-cell table:number-columns-repeated="2"/>
          <table:table-cell office:value-type="string">
            <text:p>30.75 x 47 x 24 in</text:p>
          </table:table-cell>
          <table:table-cell table:number-columns-repeated="4"/>
          <table:table-cell office:value-type="string">
            <text:p>Dump Bin</text:p>
          </table:table-cell>
          <table:table-cell/>
          <table:table-cell office:value-type="string">
            <text:p>dump-bin-2016-068-database-jl--KSH6.jpg</text:p>
          </table:table-cell>
          <table:table-cell/>
          <table:table-cell office:value-type="float" office:value="2016">
            <text:p>2016</text:p>
          </table:table-cell>
          <table:table-cell table:number-columns-repeated="4"/>
        </table:table-row>
        <table:table-row table:style-name="ro1">
          <table:table-cell office:value-type="float" office:value="4363">
            <text:p>4363</text:p>
          </table:table-cell>
          <table:table-cell office:value-type="float" office:value="1">
            <text:p>1</text:p>
          </table:table-cell>
          <table:table-cell office:value-type="float" office:value="2">
            <text:p>2</text:p>
          </table:table-cell>
          <table:table-cell office:value-type="string">
            <text:p>2016-069 Dump Bin</text:p>
          </table:table-cell>
          <table:table-cell office:value-type="string">
            <text:p>2016-069-dump-bin</text:p>
          </table:table-cell>
          <table:table-cell office:value-type="float" office:value="2016">
            <text:p>2016</text:p>
          </table:table-cell>
          <table:table-cell office:value-type="string">
            <text:p>Palay Display Industries folding dump table, various DVDs </text:p>
          </table:table-cell>
          <table:table-cell table:number-columns-repeated="2"/>
          <table:table-cell office:value-type="string">
            <text:p>30.75 x 47 x 24 in</text:p>
          </table:table-cell>
          <table:table-cell table:number-columns-repeated="4"/>
          <table:table-cell office:value-type="string">
            <text:p>Dump Bin</text:p>
          </table:table-cell>
          <table:table-cell/>
          <table:table-cell office:value-type="string">
            <text:p>dump-bin-2016-069-database-jl--iPbo.jpg</text:p>
          </table:table-cell>
          <table:table-cell/>
          <table:table-cell office:value-type="float" office:value="2016">
            <text:p>2016</text:p>
          </table:table-cell>
          <table:table-cell table:number-columns-repeated="4"/>
        </table:table-row>
        <table:table-row table:style-name="ro1">
          <table:table-cell office:value-type="float" office:value="4364">
            <text:p>4364</text:p>
          </table:table-cell>
          <table:table-cell office:value-type="float" office:value="1">
            <text:p>1</text:p>
          </table:table-cell>
          <table:table-cell office:value-type="float" office:value="2">
            <text:p>2</text:p>
          </table:table-cell>
          <table:table-cell office:value-type="string">
            <text:p>2016-076 currentmood</text:p>
          </table:table-cell>
          <table:table-cell office:value-type="string">
            <text:p>2016-076-currentmood</text:p>
          </table:table-cell>
          <table:table-cell office:value-type="float" office:value="2017">
            <text:p>2017</text:p>
          </table:table-cell>
          <table:table-cell office:value-type="string">
            <text:p>Set of five pigmented inkjet prints on canvas in custom box</text:p>
          </table:table-cell>
          <table:table-cell table:number-columns-repeated="2"/>
          <table:table-cell office:value-type="string">
            <text:p>40" × 24" x 1" (each canvas); 41" × 25" × 9" (box) </text:p>
          </table:table-cell>
          <table:table-cell office:value-type="string">
            <text:p>Box I made 4 Triple Canopy (I wz on the board for many year FYI). Kinda a show in a box.</text:p>
          </table:table-cell>
          <table:table-cell office:value-type="string">
            <text:p>Still some avail</text:p>
          </table:table-cell>
          <table:table-cell table:number-columns-repeated="2"/>
          <table:table-cell office:value-type="string">
            <text:p>currentmood (Triple Canopy Edition) </text:p>
          </table:table-cell>
          <table:table-cell/>
          <table:table-cell office:value-type="string">
            <text:p>currentmood-2016-076-database-dt--2aWe.jpg</text:p>
            <text:p>currentmood-2016-076-database-dt--dx7F.jpg</text:p>
            <text:p>currentmood-2016-076-database-dt--4cHh.jpg</text:p>
            <text:p>currentmood-2016-076-database-dt--F7Kh.jpg</text:p>
            <text:p>currentmood-2016-076-database-dt--grCI.jpg</text:p>
            <text:p>currentmood-2016-076-database-dt--FGer.jpg</text:p>
            <text:p>currentmood-2016-076-database-ih--Lz5b.jpg</text:p>
          </table:table-cell>
          <table:table-cell/>
          <table:table-cell office:value-type="float" office:value="2017">
            <text:p>2017</text:p>
          </table:table-cell>
          <table:table-cell table:number-columns-repeated="4"/>
        </table:table-row>
        <table:table-row table:style-name="ro1">
          <table:table-cell office:value-type="float" office:value="4366">
            <text:p>4366</text:p>
          </table:table-cell>
          <table:table-cell office:value-type="float" office:value="1">
            <text:p>1</text:p>
          </table:table-cell>
          <table:table-cell office:value-type="float" office:value="2">
            <text:p>2</text:p>
          </table:table-cell>
          <table:table-cell office:value-type="string">
            <text:p>2016-077 Fuck Negativity Sweatpants</text:p>
          </table:table-cell>
          <table:table-cell office:value-type="string">
            <text:p>2016-077-fuck-negativity-white-sweatpants</text:p>
          </table:table-cell>
          <table:table-cell office:value-type="float" office:value="2016">
            <text:p>2016</text:p>
          </table:table-cell>
          <table:table-cell office:value-type="string">
            <text:p>Sweatpants</text:p>
          </table:table-cell>
          <table:table-cell table:number-columns-repeated="6"/>
          <table:table-cell office:value-type="string">
            <text:p>[4277] [2014-088-going-negative-lakes] 2014-088 Going Negative / Lakes</text:p>
          </table:table-cell>
          <table:table-cell office:value-type="string">
            <text:p>Fuck Negativity Sweatpants (SRF-036)</text:p>
          </table:table-cell>
          <table:table-cell/>
          <table:table-cell office:value-type="string">
            <text:p>Arcangel-Surfware-fuck-negativity-white-sweatpants-2016-077-full-database.jpg</text:p>
          </table:table-cell>
          <table:table-cell/>
          <table:table-cell office:value-type="float" office:value="2016">
            <text:p>2016</text:p>
          </table:table-cell>
          <table:table-cell table:number-columns-repeated="4"/>
        </table:table-row>
        <table:table-row table:style-name="ro1">
          <table:table-cell office:value-type="float" office:value="4367">
            <text:p>4367</text:p>
          </table:table-cell>
          <table:table-cell office:value-type="float" office:value="1">
            <text:p>1</text:p>
          </table:table-cell>
          <table:table-cell office:value-type="float" office:value="2">
            <text:p>2</text:p>
          </table:table-cell>
          <table:table-cell office:value-type="string">
            <text:p>2016-078 Fuck Negativity White Hoodie (SRF-035)</text:p>
          </table:table-cell>
          <table:table-cell office:value-type="string">
            <text:p>2016-078-fuck-negativity-white-hoodie-srf-035</text:p>
          </table:table-cell>
          <table:table-cell office:value-type="float" office:value="2016">
            <text:p>2016</text:p>
          </table:table-cell>
          <table:table-cell office:value-type="string">
            <text:p>Hoodie</text:p>
          </table:table-cell>
          <table:table-cell table:number-columns-repeated="6"/>
          <table:table-cell office:value-type="string">
            <text:p>[4277] [2014-088-going-negative-lakes] 2014-088 Going Negative / Lakes</text:p>
          </table:table-cell>
          <table:table-cell office:value-type="string">
            <text:p>Fuck Negativity White Hoodie (SRF-035)</text:p>
          </table:table-cell>
          <table:table-cell/>
          <table:table-cell office:value-type="string">
            <text:p>Arcangel-Surfware-fuck-negativity-white-hoodie-2016-078-front-full-database.jpg</text:p>
            <text:p>Arcangel-Surfware-fuck-negativity-white-hoodie-2016-078-back-full-database.jpg</text:p>
          </table:table-cell>
          <table:table-cell/>
          <table:table-cell office:value-type="float" office:value="2016">
            <text:p>2016</text:p>
          </table:table-cell>
          <table:table-cell table:number-columns-repeated="4"/>
        </table:table-row>
        <table:table-row table:style-name="ro1">
          <table:table-cell office:value-type="float" office:value="4368">
            <text:p>4368</text:p>
          </table:table-cell>
          <table:table-cell office:value-type="float" office:value="1">
            <text:p>1</text:p>
          </table:table-cell>
          <table:table-cell office:value-type="float" office:value="2">
            <text:p>2</text:p>
          </table:table-cell>
          <table:table-cell office:value-type="string">
            <text:p>2016-079 Fuck Negativity White T-Shirt (SRF-034)</text:p>
          </table:table-cell>
          <table:table-cell office:value-type="string">
            <text:p>2016-079-fuck-negativity-white-t-shirt-srf-034</text:p>
          </table:table-cell>
          <table:table-cell office:value-type="float" office:value="2016">
            <text:p>2016</text:p>
          </table:table-cell>
          <table:table-cell office:value-type="string">
            <text:p>T-shirt</text:p>
          </table:table-cell>
          <table:table-cell table:number-columns-repeated="6"/>
          <table:table-cell office:value-type="string">
            <text:p>[4277] [2014-088-going-negative-lakes] 2014-088 Going Negative / Lakes</text:p>
          </table:table-cell>
          <table:table-cell office:value-type="string">
            <text:p>Fuck Negativity White T-Shirt (SRF-034)</text:p>
          </table:table-cell>
          <table:table-cell/>
          <table:table-cell office:value-type="string">
            <text:p>Arcangel-Surfware-fuck-negativity-white-shirt-2016-079-full-database.jpg</text:p>
          </table:table-cell>
          <table:table-cell/>
          <table:table-cell office:value-type="float" office:value="2016">
            <text:p>2016</text:p>
          </table:table-cell>
          <table:table-cell table:number-columns-repeated="4"/>
        </table:table-row>
        <table:table-row table:style-name="ro1">
          <table:table-cell office:value-type="float" office:value="4369">
            <text:p>4369</text:p>
          </table:table-cell>
          <table:table-cell office:value-type="float" office:value="1">
            <text:p>1</text:p>
          </table:table-cell>
          <table:table-cell office:value-type="float" office:value="2">
            <text:p>2</text:p>
          </table:table-cell>
          <table:table-cell office:value-type="string">
            <text:p>2016-084 Arcangel Surfware White Slides (SRF-037)</text:p>
          </table:table-cell>
          <table:table-cell office:value-type="string">
            <text:p>2016-084-arcangel-surfware-white-slides-srf-037</text:p>
          </table:table-cell>
          <table:table-cell office:value-type="float" office:value="2016">
            <text:p>2016</text:p>
          </table:table-cell>
          <table:table-cell office:value-type="string">
            <text:p>Slides</text:p>
          </table:table-cell>
          <table:table-cell table:number-columns-repeated="6"/>
          <table:table-cell office:value-type="string">
            <text:p>[4277] [2014-088-going-negative-lakes] 2014-088 Going Negative / Lakes</text:p>
          </table:table-cell>
          <table:table-cell office:value-type="string">
            <text:p>Fuck Negativity White Slides (SRF-037)</text:p>
          </table:table-cell>
          <table:table-cell/>
          <table:table-cell office:value-type="string">
            <text:p>fn-white-slides-2016-084-database-ih--OvGJ.jpg</text:p>
          </table:table-cell>
          <table:table-cell/>
          <table:table-cell office:value-type="float" office:value="2016">
            <text:p>2016</text:p>
          </table:table-cell>
          <table:table-cell table:number-columns-repeated="4"/>
        </table:table-row>
        <table:table-row table:style-name="ro1">
          <table:table-cell office:value-type="float" office:value="4371">
            <text:p>4371</text:p>
          </table:table-cell>
          <table:table-cell office:value-type="float" office:value="1">
            <text:p>1</text:p>
          </table:table-cell>
          <table:table-cell office:value-type="float" office:value="2">
            <text:p>2</text:p>
          </table:table-cell>
          <table:table-cell office:value-type="string">
            <text:p>2016-097 Imgres</text:p>
          </table:table-cell>
          <table:table-cell office:value-type="string">
            <text:p>2016-097-imgres</text:p>
          </table:table-cell>
          <table:table-cell office:value-type="float" office:value="2016">
            <text:p>2016</text:p>
          </table:table-cell>
          <table:table-cell office:value-type="string">
            <text:p>Chromogenic print</text:p>
          </table:table-cell>
          <table:table-cell table:number-columns-repeated="2"/>
          <table:table-cell office:value-type="string">
            <text:p>66 x 37.5 in</text:p>
          </table:table-cell>
          <table:table-cell table:number-columns-repeated="4"/>
          <table:table-cell office:value-type="string">
            <text:p>Imgres</text:p>
          </table:table-cell>
          <table:table-cell/>
          <table:table-cell office:value-type="string">
            <text:p>imgres-2016-097-digital-database-ih.jpg</text:p>
          </table:table-cell>
          <table:table-cell/>
          <table:table-cell office:value-type="float" office:value="2016">
            <text:p>2016</text:p>
          </table:table-cell>
          <table:table-cell table:number-columns-repeated="4"/>
        </table:table-row>
        <table:table-row table:style-name="ro1">
          <table:table-cell office:value-type="float" office:value="4372">
            <text:p>4372</text:p>
          </table:table-cell>
          <table:table-cell office:value-type="float" office:value="1">
            <text:p>1</text:p>
          </table:table-cell>
          <table:table-cell office:value-type="float" office:value="2">
            <text:p>2</text:p>
          </table:table-cell>
          <table:table-cell office:value-type="string">
            <text:p>2016-100 Jeans / Lakes</text:p>
          </table:table-cell>
          <table:table-cell office:value-type="string">
            <text:p>2016-100-jeans-lakes</text:p>
          </table:table-cell>
          <table:table-cell office:value-type="float" office:value="2016">
            <text:p>2016</text:p>
          </table:table-cell>
          <table:table-cell office:value-type="string">
            <text:p>1920x1080 H.264/MPEG-4 Part 10 looped digital file (from 11 lossless TIFS), media player, 65–75” flatscreen, armature, various cables</text:p>
          </table:table-cell>
          <table:table-cell table:number-columns-repeated="7"/>
          <table:table-cell office:value-type="string">
            <text:p>Jeans / Lakes</text:p>
          </table:table-cell>
          <table:table-cell/>
          <table:table-cell office:value-type="string">
            <text:p>jeans-lakes-2016-100-install-database-dt.jpg</text:p>
          </table:table-cell>
          <table:table-cell/>
          <table:table-cell office:value-type="float" office:value="2016">
            <text:p>2016</text:p>
          </table:table-cell>
          <table:table-cell table:number-columns-repeated="4"/>
        </table:table-row>
        <table:table-row table:style-name="ro1">
          <table:table-cell office:value-type="float" office:value="4373">
            <text:p>4373</text:p>
          </table:table-cell>
          <table:table-cell office:value-type="float" office:value="1">
            <text:p>1</text:p>
          </table:table-cell>
          <table:table-cell office:value-type="float" office:value="2">
            <text:p>2</text:p>
          </table:table-cell>
          <table:table-cell office:value-type="string">
            <text:p>2016-101 Jeans / Lakes</text:p>
          </table:table-cell>
          <table:table-cell office:value-type="string">
            <text:p>2016-101-jeans-lakes</text:p>
          </table:table-cell>
          <table:table-cell office:value-type="float" office:value="2016">
            <text:p>2016</text:p>
          </table:table-cell>
          <table:table-cell office:value-type="string">
            <text:p>1920x1080 H.264/MPEG-4 Part 10 looped digital file (from 11 lossless TIFS), media player, 65–75” flatscreen, armature, various cables</text:p>
          </table:table-cell>
          <table:table-cell table:number-columns-repeated="7"/>
          <table:table-cell office:value-type="string">
            <text:p>2016-101 Jeans / Lakes</text:p>
          </table:table-cell>
          <table:table-cell/>
          <table:table-cell office:value-type="string">
            <text:p>jeans-lakes-2016-101-install-database-dt.jpg</text:p>
          </table:table-cell>
          <table:table-cell/>
          <table:table-cell office:value-type="float" office:value="2016">
            <text:p>2016</text:p>
          </table:table-cell>
          <table:table-cell table:number-columns-repeated="4"/>
        </table:table-row>
        <table:table-row table:style-name="ro1">
          <table:table-cell office:value-type="float" office:value="4374">
            <text:p>4374</text:p>
          </table:table-cell>
          <table:table-cell office:value-type="float" office:value="1">
            <text:p>1</text:p>
          </table:table-cell>
          <table:table-cell office:value-type="float" office:value="2">
            <text:p>2</text:p>
          </table:table-cell>
          <table:table-cell office:value-type="string">
            <text:p>2016-102 Jeans / Lakes</text:p>
          </table:table-cell>
          <table:table-cell office:value-type="string">
            <text:p>2016-102-jeans-lakes</text:p>
          </table:table-cell>
          <table:table-cell office:value-type="float" office:value="2016">
            <text:p>2016</text:p>
          </table:table-cell>
          <table:table-cell office:value-type="string">
            <text:p>1920x1080 H.264/MPEG-4 Part 10 looped digital file (from 11 lossless TIFS), media player, 65–75” flatscreen, armature, various cables</text:p>
          </table:table-cell>
          <table:table-cell table:number-columns-repeated="7"/>
          <table:table-cell office:value-type="string">
            <text:p>Jeans / Lakes</text:p>
          </table:table-cell>
          <table:table-cell/>
          <table:table-cell office:value-type="string">
            <text:p>jeans-lakes-2016-102-install-database-dt.jpg</text:p>
          </table:table-cell>
          <table:table-cell/>
          <table:table-cell office:value-type="float" office:value="2016">
            <text:p>2016</text:p>
          </table:table-cell>
          <table:table-cell table:number-columns-repeated="4"/>
        </table:table-row>
        <table:table-row table:style-name="ro1">
          <table:table-cell office:value-type="float" office:value="4375">
            <text:p>4375</text:p>
          </table:table-cell>
          <table:table-cell office:value-type="float" office:value="1">
            <text:p>1</text:p>
          </table:table-cell>
          <table:table-cell office:value-type="float" office:value="2">
            <text:p>2</text:p>
          </table:table-cell>
          <table:table-cell office:value-type="string">
            <text:p>2016-104 Jeans / Lakes</text:p>
          </table:table-cell>
          <table:table-cell office:value-type="string">
            <text:p>2016-104-jeans-lakes</text:p>
          </table:table-cell>
          <table:table-cell office:value-type="float" office:value="2016">
            <text:p>2016</text:p>
          </table:table-cell>
          <table:table-cell office:value-type="string">
            <text:p>1920x1080 H.264/MPEG-4 Part 10 looped digital file (from 11 lossless TIFS), media player, 65–75” flatscreen, armature, various cables</text:p>
          </table:table-cell>
          <table:table-cell table:number-columns-repeated="7"/>
          <table:table-cell office:value-type="string">
            <text:p>Jeans / Lakes</text:p>
          </table:table-cell>
          <table:table-cell/>
          <table:table-cell office:value-type="string">
            <text:p>jeans-lakes-2016-104-install-database-dt.jpg</text:p>
          </table:table-cell>
          <table:table-cell/>
          <table:table-cell office:value-type="float" office:value="2016">
            <text:p>2016</text:p>
          </table:table-cell>
          <table:table-cell table:number-columns-repeated="4"/>
        </table:table-row>
        <table:table-row table:style-name="ro1">
          <table:table-cell office:value-type="float" office:value="4376">
            <text:p>4376</text:p>
          </table:table-cell>
          <table:table-cell office:value-type="float" office:value="1">
            <text:p>1</text:p>
          </table:table-cell>
          <table:table-cell office:value-type="float" office:value="2">
            <text:p>2</text:p>
          </table:table-cell>
          <table:table-cell office:value-type="string">
            <text:p>2016-109 NYABF 2016</text:p>
          </table:table-cell>
          <table:table-cell office:value-type="string">
            <text:p>2016-109-nyabf-2016</text:p>
          </table:table-cell>
          <table:table-cell office:value-type="float" office:value="2016">
            <text:p>2016</text:p>
          </table:table-cell>
          <table:table-cell office:value-type="string">
            <text:p>Tradeshow booth</text:p>
          </table:table-cell>
          <table:table-cell table:number-columns-repeated="7"/>
          <table:table-cell office:value-type="string">
            <text:p>Arcangel Surfware x NYABF: Fuck Negativity</text:p>
          </table:table-cell>
          <table:table-cell/>
          <table:table-cell office:value-type="string">
            <text:p>nyabf-2016-109-database-ek--GPeC.jpg</text:p>
            <text:p>nyabf-2016-109-database-ek--bw9S.jpg</text:p>
            <text:p>nyabf-2016-109-database-ek--8eCf.jpg</text:p>
            <text:p>nyabf-2016-109-database-ek--wUFW.jpg</text:p>
            <text:p>nyabf-2016-109-database-ek--Q6oU.jpg</text:p>
          </table:table-cell>
          <table:table-cell/>
          <table:table-cell office:value-type="float" office:value="2016">
            <text:p>2016</text:p>
          </table:table-cell>
          <table:table-cell table:number-columns-repeated="4"/>
        </table:table-row>
        <table:table-row table:style-name="ro1">
          <table:table-cell office:value-type="float" office:value="4378">
            <text:p>4378</text:p>
          </table:table-cell>
          <table:table-cell office:value-type="float" office:value="1">
            <text:p>1</text:p>
          </table:table-cell>
          <table:table-cell office:value-type="float" office:value="2">
            <text:p>2</text:p>
          </table:table-cell>
          <table:table-cell office:value-type="string">
            <text:p>2016-061 The Source Digest (SRF-038)</text:p>
          </table:table-cell>
          <table:table-cell office:value-type="string">
            <text:p>2016-061-the-source-digest-srf-038</text:p>
          </table:table-cell>
          <table:table-cell office:value-type="float" office:value="2016">
            <text:p>2016</text:p>
          </table:table-cell>
          <table:table-cell office:value-type="string">
            <text:p>Paperback</text:p>
          </table:table-cell>
          <table:table-cell table:number-columns-repeated="7"/>
          <table:table-cell office:value-type="string">
            <text:p>The Source Digest (SRF-038)</text:p>
          </table:table-cell>
          <table:table-cell/>
          <table:table-cell office:value-type="string">
            <text:p>source-digest-2016-061-full-database-1.jpg</text:p>
            <text:p>source-digest-2016-061-full-database-2.jpg</text:p>
            <text:p>source-digest-2016-061-full-database-3.jpg</text:p>
            <text:p>source-digest-2016-061-full-database-4.jpg</text:p>
            <text:p>source-digest-2016-061-full-database-5.jpg</text:p>
            <text:p>source-digest-2016-061-full-database-6.jpg</text:p>
          </table:table-cell>
          <table:table-cell/>
          <table:table-cell office:value-type="float" office:value="2016">
            <text:p>2016</text:p>
          </table:table-cell>
          <table:table-cell office:value-type="string">
            <text:p>the-source-digest-2016-061-digital-master-ih.pdf</text:p>
          </table:table-cell>
          <table:table-cell table:number-columns-repeated="3"/>
        </table:table-row>
        <table:table-row table:style-name="ro1">
          <table:table-cell office:value-type="float" office:value="4379">
            <text:p>4379</text:p>
          </table:table-cell>
          <table:table-cell office:value-type="float" office:value="1">
            <text:p>1</text:p>
          </table:table-cell>
          <table:table-cell office:value-type="float" office:value="2">
            <text:p>2</text:p>
          </table:table-cell>
          <table:table-cell office:value-type="string">
            <text:p>2017-001 Call of Duty</text:p>
          </table:table-cell>
          <table:table-cell office:value-type="string">
            <text:p>2017-001-call-of-duty</text:p>
          </table:table-cell>
          <table:table-cell office:value-type="float" office:value="2017">
            <text:p>2017</text:p>
          </table:table-cell>
          <table:table-cell office:value-type="string">
            <text:p>Foam pool noodles, power strip, LED USB cable, USB wristband, Call of Duty wristband, wire wraps, wire organizers, socks</text:p>
          </table:table-cell>
          <table:table-cell table:number-columns-repeated="2"/>
          <table:table-cell office:value-type="string">
            <text:p>Dimensions variable</text:p>
          </table:table-cell>
          <table:table-cell office:value-type="string">
            <text:p>Webmaster pool noodle.&amp;nbsp;</text:p>
          </table:table-cell>
          <table:table-cell office:value-type="string">
            <text:p>The work that started the trade that started Olia&amp;nbsp;</text:p>
          </table:table-cell>
          <table:table-cell table:number-columns-repeated="2"/>
          <table:table-cell office:value-type="string">
            <text:p>Call of Duty</text:p>
          </table:table-cell>
          <table:table-cell/>
          <table:table-cell office:value-type="string">
            <text:p>call-of-duty-2017-001-full-database-er-1-1749.jpg</text:p>
          </table:table-cell>
          <table:table-cell/>
          <table:table-cell office:value-type="float" office:value="2017">
            <text:p>2017</text:p>
          </table:table-cell>
          <table:table-cell table:number-columns-repeated="4"/>
        </table:table-row>
        <table:table-row table:style-name="ro1">
          <table:table-cell office:value-type="float" office:value="4380">
            <text:p>4380</text:p>
          </table:table-cell>
          <table:table-cell office:value-type="float" office:value="1">
            <text:p>1</text:p>
          </table:table-cell>
          <table:table-cell office:value-type="float" office:value="2">
            <text:p>2</text:p>
          </table:table-cell>
          <table:table-cell office:value-type="string">
            <text:p>2017-004 Asymmetrical Response Reader: The Kitchen (SRF-039)</text:p>
          </table:table-cell>
          <table:table-cell office:value-type="string">
            <text:p>2017-004-asymmetrical-response-reader-srf-039</text:p>
          </table:table-cell>
          <table:table-cell office:value-type="float" office:value="2017">
            <text:p>2017</text:p>
          </table:table-cell>
          <table:table-cell office:value-type="string">
            <text:p>Black tape bound booklet, hand-embossed with the Arcangel Surfware Yin-Yang Crest.</text:p>
          </table:table-cell>
          <table:table-cell/>
          <table:table-cell office:value-type="string">
            <text:p>w/ Olia Lialina</text:p>
          </table:table-cell>
          <table:table-cell table:number-columns-repeated="4"/>
          <table:table-cell office:value-type="string">
            <text:p>[4390] [2017-041-asymmetrical-response-reader-ibiza] 2017-041 Asymmetrical Response Reader: Ibiza (SRF-041)</text:p>
          </table:table-cell>
          <table:table-cell office:value-type="string">
            <text:p>Asymmetrical Response Reader: The Kitchen (SRF-039)</text:p>
          </table:table-cell>
          <table:table-cell/>
          <table:table-cell office:value-type="string">
            <text:p>ar-reader-2017-004-web-ih--ComI.jpg</text:p>
          </table:table-cell>
          <table:table-cell/>
          <table:table-cell office:value-type="float" office:value="2017">
            <text:p>2017</text:p>
          </table:table-cell>
          <table:table-cell table:number-columns-repeated="4"/>
        </table:table-row>
        <table:table-row table:style-name="ro1">
          <table:table-cell office:value-type="float" office:value="4381">
            <text:p>4381</text:p>
          </table:table-cell>
          <table:table-cell office:value-type="float" office:value="1">
            <text:p>1</text:p>
          </table:table-cell>
          <table:table-cell office:value-type="float" office:value="2">
            <text:p>2</text:p>
          </table:table-cell>
          <table:table-cell office:value-type="string">
            <text:p>2017-005 Dunk</text:p>
          </table:table-cell>
          <table:table-cell office:value-type="string">
            <text:p>2017-005-dunk</text:p>
          </table:table-cell>
          <table:table-cell office:value-type="float" office:value="2017">
            <text:p>2017</text:p>
          </table:table-cell>
          <table:table-cell office:value-type="string">
            <text:p>Mac mini running ray composer, kvant clubmax 800 laser projector</text:p>
          </table:table-cell>
          <table:table-cell table:number-columns-repeated="7"/>
          <table:table-cell office:value-type="string">
            <text:p>Dunk</text:p>
          </table:table-cell>
          <table:table-cell/>
          <table:table-cell office:value-type="string">
            <text:p>dunk-2017-005-detail-database-ER-1179.jpg</text:p>
          </table:table-cell>
          <table:table-cell/>
          <table:table-cell office:value-type="float" office:value="2017">
            <text:p>2017</text:p>
          </table:table-cell>
          <table:table-cell table:number-columns-repeated="4"/>
        </table:table-row>
        <table:table-row table:style-name="ro1">
          <table:table-cell office:value-type="float" office:value="4382">
            <text:p>4382</text:p>
          </table:table-cell>
          <table:table-cell office:value-type="float" office:value="1">
            <text:p>1</text:p>
          </table:table-cell>
          <table:table-cell office:value-type="float" office:value="2">
            <text:p>2</text:p>
          </table:table-cell>
          <table:table-cell office:value-type="string">
            <text:p>2017-016 Photoshop CS</text:p>
          </table:table-cell>
          <table:table-cell office:value-type="string">
            <text:p>2017-016-photoshop-cs</text:p>
          </table:table-cell>
          <table:table-cell office:value-type="float" office:value="2017">
            <text:p>2017</text:p>
          </table:table-cell>
          <table:table-cell office:value-type="string">
            <text:p>Chromogenic print</text:p>
          </table:table-cell>
          <table:table-cell table:number-columns-repeated="2"/>
          <table:table-cell office:value-type="string">
            <text:p>84 x 144 in</text:p>
          </table:table-cell>
          <table:table-cell table:number-columns-repeated="4"/>
          <table:table-cell office:value-type="string">
            <text:p>Photoshop CS: 84 by 144 inches, 300 DPI, RGB, square pixels, default gradient "Spectrum", mousedown y=11000, x=43200, mouseup y=11000, x=14400; tool "Wand", select y= 1000, <text:s/>x=8000, tolerance=95, contiguous=on; default gradient "Spectrum", mousedown y=25200, x=6500, mouseup y=0, x=6500</text:p>
          </table:table-cell>
          <table:table-cell/>
          <table:table-cell office:value-type="string">
            <text:p>2017-016-photoshop-cs-database-01-er.jpg</text:p>
          </table:table-cell>
          <table:table-cell/>
          <table:table-cell office:value-type="float" office:value="2017">
            <text:p>2017</text:p>
          </table:table-cell>
          <table:table-cell table:number-columns-repeated="4"/>
        </table:table-row>
        <table:table-row table:style-name="ro1">
          <table:table-cell office:value-type="float" office:value="4383">
            <text:p>4383</text:p>
          </table:table-cell>
          <table:table-cell office:value-type="float" office:value="1">
            <text:p>1</text:p>
          </table:table-cell>
          <table:table-cell office:value-type="float" office:value="2">
            <text:p>2</text:p>
          </table:table-cell>
          <table:table-cell office:value-type="string">
            <text:p>2017-023 Three stripes</text:p>
          </table:table-cell>
          <table:table-cell office:value-type="string">
            <text:p>2017-023-three-stripes</text:p>
          </table:table-cell>
          <table:table-cell office:value-type="float" office:value="2017">
            <text:p>2017</text:p>
          </table:table-cell>
          <table:table-cell office:value-type="string">
            <text:p>Inkjet on canvas (x3)</text:p>
          </table:table-cell>
          <table:table-cell table:number-columns-repeated="2"/>
          <table:table-cell office:value-type="string">
            <text:p>108 x 36 in</text:p>
          </table:table-cell>
          <table:table-cell table:number-columns-repeated="4"/>
          <table:table-cell office:value-type="string">
            <text:p>Three stripes</text:p>
          </table:table-cell>
          <table:table-cell/>
          <table:table-cell office:value-type="string">
            <text:p>three-stripes-2017-023-install-database-ih-1.jpg</text:p>
          </table:table-cell>
          <table:table-cell/>
          <table:table-cell office:value-type="float" office:value="2017">
            <text:p>2017</text:p>
          </table:table-cell>
          <table:table-cell table:number-columns-repeated="4"/>
        </table:table-row>
        <table:table-row table:style-name="ro1">
          <table:table-cell office:value-type="float" office:value="4384">
            <text:p>4384</text:p>
          </table:table-cell>
          <table:table-cell office:value-type="float" office:value="1">
            <text:p>1</text:p>
          </table:table-cell>
          <table:table-cell office:value-type="float" office:value="2">
            <text:p>2</text:p>
          </table:table-cell>
          <table:table-cell office:value-type="string">
            <text:p>2017-028 Various Gift Cards Triptych</text:p>
          </table:table-cell>
          <table:table-cell office:value-type="string">
            <text:p>2017-028-various-gift-cards-triptych</text:p>
          </table:table-cell>
          <table:table-cell office:value-type="float" office:value="2017">
            <text:p>2017</text:p>
          </table:table-cell>
          <table:table-cell office:value-type="string">
            <text:p>Inkjet print on paper</text:p>
          </table:table-cell>
          <table:table-cell table:number-columns-repeated="2"/>
          <table:table-cell office:value-type="string">
            <text:p>11 x 25.5 in</text:p>
          </table:table-cell>
          <table:table-cell table:number-columns-repeated="4"/>
          <table:table-cell office:value-type="string">
            <text:p>Various Gift Cards Triptych</text:p>
          </table:table-cell>
          <table:table-cell/>
          <table:table-cell office:value-type="string">
            <text:p>2017-028-gift-card-triptych-scan-database.jpg</text:p>
          </table:table-cell>
          <table:table-cell/>
          <table:table-cell office:value-type="float" office:value="2017">
            <text:p>2017</text:p>
          </table:table-cell>
          <table:table-cell table:number-columns-repeated="4"/>
        </table:table-row>
        <table:table-row table:style-name="ro1">
          <table:table-cell office:value-type="float" office:value="4385">
            <text:p>4385</text:p>
          </table:table-cell>
          <table:table-cell office:value-type="float" office:value="1">
            <text:p>1</text:p>
          </table:table-cell>
          <table:table-cell office:value-type="float" office:value="2">
            <text:p>2</text:p>
          </table:table-cell>
          <table:table-cell office:value-type="string">
            <text:p>2017-029 Arcangel Surfware / Webmaster Summer Beach Towel</text:p>
          </table:table-cell>
          <table:table-cell office:value-type="string">
            <text:p>2017-029-arcangel-surfware-webmaster-summer-beach-towel</text:p>
          </table:table-cell>
          <table:table-cell office:value-type="float" office:value="2017">
            <text:p>2017</text:p>
          </table:table-cell>
          <table:table-cell office:value-type="string">
            <text:p>Beach towel with dye-sublimated digital graphic</text:p>
          </table:table-cell>
          <table:table-cell/>
          <table:table-cell office:value-type="string">
            <text:p>w/ Olia Lialina</text:p>
          </table:table-cell>
          <table:table-cell office:value-type="string">
            <text:p>58 x 28 in</text:p>
          </table:table-cell>
          <table:table-cell table:number-columns-repeated="3"/>
          <table:table-cell office:value-type="string">
            <text:p>[4386] [2017-030-arcangel-surfware-webmaster-summer-flip-flops] 2017-030 Arcangel Surfware / Webmaster Summer Flip-Flops</text:p>
          </table:table-cell>
          <table:table-cell office:value-type="string">
            <text:p>Arcangel Surfware / Webmaster Summer Beach Towel</text:p>
          </table:table-cell>
          <table:table-cell/>
          <table:table-cell office:value-type="string">
            <text:p>as-ws-towell-2017-029-database-ih--I5us.jpg</text:p>
          </table:table-cell>
          <table:table-cell/>
          <table:table-cell office:value-type="float" office:value="2017">
            <text:p>2017</text:p>
          </table:table-cell>
          <table:table-cell table:number-columns-repeated="4"/>
        </table:table-row>
        <table:table-row table:style-name="ro1">
          <table:table-cell office:value-type="float" office:value="4386">
            <text:p>4386</text:p>
          </table:table-cell>
          <table:table-cell office:value-type="float" office:value="1">
            <text:p>1</text:p>
          </table:table-cell>
          <table:table-cell office:value-type="float" office:value="2">
            <text:p>2</text:p>
          </table:table-cell>
          <table:table-cell office:value-type="string">
            <text:p>2017-030 Arcangel Surfware / Webmaster Summer Flip-Flops</text:p>
          </table:table-cell>
          <table:table-cell office:value-type="string">
            <text:p>2017-030-arcangel-surfware-webmaster-summer-flip-flops</text:p>
          </table:table-cell>
          <table:table-cell office:value-type="float" office:value="2017">
            <text:p>2017</text:p>
          </table:table-cell>
          <table:table-cell office:value-type="string">
            <text:p>Flip-flop sandals</text:p>
          </table:table-cell>
          <table:table-cell/>
          <table:table-cell office:value-type="string">
            <text:p>w/ Olia Lialina</text:p>
          </table:table-cell>
          <table:table-cell table:number-columns-repeated="4"/>
          <table:table-cell office:value-type="string">
            <text:p>[4385] [2017-029-arcangel-surfware-webmaster-summer-beach-towel] 2017-029 Arcangel Surfware / Webmaster Summer Beach Towel</text:p>
          </table:table-cell>
          <table:table-cell office:value-type="string">
            <text:p>Arcangel Surfware / Webmaster Summer Flip-Flops</text:p>
          </table:table-cell>
          <table:table-cell/>
          <table:table-cell office:value-type="string">
            <text:p>as-ws-flip-flops-2017-030-database-ih--WtJY.jpg</text:p>
          </table:table-cell>
          <table:table-cell/>
          <table:table-cell office:value-type="float" office:value="2017">
            <text:p>2017</text:p>
          </table:table-cell>
          <table:table-cell table:number-columns-repeated="4"/>
        </table:table-row>
        <table:table-row table:style-name="ro1">
          <table:table-cell office:value-type="float" office:value="4387">
            <text:p>4387</text:p>
          </table:table-cell>
          <table:table-cell office:value-type="float" office:value="1">
            <text:p>1</text:p>
          </table:table-cell>
          <table:table-cell office:value-type="float" office:value="2">
            <text:p>2</text:p>
          </table:table-cell>
          <table:table-cell office:value-type="string">
            <text:p>2017-037 Three stripes</text:p>
          </table:table-cell>
          <table:table-cell office:value-type="string">
            <text:p>2017-037-three-stripes</text:p>
          </table:table-cell>
          <table:table-cell office:value-type="float" office:value="2017">
            <text:p>2017</text:p>
          </table:table-cell>
          <table:table-cell office:value-type="string">
            <text:p>Inkjet on canvas (x3)</text:p>
          </table:table-cell>
          <table:table-cell table:number-columns-repeated="2"/>
          <table:table-cell office:value-type="string">
            <text:p>108 x 36 in</text:p>
          </table:table-cell>
          <table:table-cell table:number-columns-repeated="4"/>
          <table:table-cell office:value-type="string">
            <text:p>Three stripes</text:p>
          </table:table-cell>
          <table:table-cell/>
          <table:table-cell office:value-type="string">
            <text:p>2017-037-three-stripes-press-lisson-database-03.jpg</text:p>
          </table:table-cell>
          <table:table-cell/>
          <table:table-cell office:value-type="float" office:value="2017">
            <text:p>2017</text:p>
          </table:table-cell>
          <table:table-cell table:number-columns-repeated="4"/>
        </table:table-row>
        <table:table-row table:style-name="ro1">
          <table:table-cell office:value-type="float" office:value="4388">
            <text:p>4388</text:p>
          </table:table-cell>
          <table:table-cell office:value-type="float" office:value="1">
            <text:p>1</text:p>
          </table:table-cell>
          <table:table-cell office:value-type="float" office:value="2">
            <text:p>2</text:p>
          </table:table-cell>
          <table:table-cell office:value-type="string">
            <text:p>2017-039 Soulcycle</text:p>
          </table:table-cell>
          <table:table-cell office:value-type="string">
            <text:p>2017-039-soulcycle</text:p>
          </table:table-cell>
          <table:table-cell office:value-type="float" office:value="2017">
            <text:p>2017</text:p>
          </table:table-cell>
          <table:table-cell office:value-type="string">
            <text:p>Inkjet on canvas (x3)</text:p>
          </table:table-cell>
          <table:table-cell table:number-columns-repeated="2"/>
          <table:table-cell office:value-type="string">
            <text:p>108 x 36 in</text:p>
          </table:table-cell>
          <table:table-cell table:number-columns-repeated="4"/>
          <table:table-cell office:value-type="string">
            <text:p>Soulcycle</text:p>
          </table:table-cell>
          <table:table-cell/>
          <table:table-cell office:value-type="string">
            <text:p>2018-039-soulcycle-database-01.jpg</text:p>
          </table:table-cell>
          <table:table-cell/>
          <table:table-cell office:value-type="float" office:value="2017">
            <text:p>2017</text:p>
          </table:table-cell>
          <table:table-cell table:number-columns-repeated="4"/>
        </table:table-row>
        <table:table-row table:style-name="ro1">
          <table:table-cell office:value-type="float" office:value="4389">
            <text:p>4389</text:p>
          </table:table-cell>
          <table:table-cell office:value-type="float" office:value="1">
            <text:p>1</text:p>
          </table:table-cell>
          <table:table-cell office:value-type="float" office:value="2">
            <text:p>2</text:p>
          </table:table-cell>
          <table:table-cell office:value-type="string">
            <text:p>2017-042 Photoshop CS</text:p>
          </table:table-cell>
          <table:table-cell office:value-type="string">
            <text:p>2017-042-photoshop-cs</text:p>
          </table:table-cell>
          <table:table-cell office:value-type="float" office:value="2017">
            <text:p>2017</text:p>
          </table:table-cell>
          <table:table-cell office:value-type="string">
            <text:p>Chromogenic print</text:p>
          </table:table-cell>
          <table:table-cell table:number-columns-repeated="2"/>
          <table:table-cell office:value-type="string">
            <text:p>84 x 144 in</text:p>
          </table:table-cell>
          <table:table-cell table:number-columns-repeated="4"/>
          <table:table-cell office:value-type="string">
            <text:p>Photoshop CS: 84 by 144 inches, 300 DPI, RGB, square pixels, default gradient "Spectrum", mousedown y=12100, x=26340, mouseup y=12100, x=42000; tool "Wand", select y= 12100, <text:s/>x=20000, tolerance=94, contiguous=on; default gradient "Spectrum", mousedown y=24300, x=16320, mouseup y=0, x=16320</text:p>
          </table:table-cell>
          <table:table-cell/>
          <table:table-cell office:value-type="string">
            <text:p>photoshop-cs-2017-042-database-02.jpg</text:p>
          </table:table-cell>
          <table:table-cell/>
          <table:table-cell office:value-type="float" office:value="2017">
            <text:p>2017</text:p>
          </table:table-cell>
          <table:table-cell table:number-columns-repeated="4"/>
        </table:table-row>
        <table:table-row table:style-name="ro1">
          <table:table-cell office:value-type="float" office:value="4390">
            <text:p>4390</text:p>
          </table:table-cell>
          <table:table-cell office:value-type="float" office:value="1">
            <text:p>1</text:p>
          </table:table-cell>
          <table:table-cell office:value-type="float" office:value="2">
            <text:p>2</text:p>
          </table:table-cell>
          <table:table-cell office:value-type="string">
            <text:p>2017-041 Asymmetrical Response Reader: Ibiza (SRF-041)</text:p>
          </table:table-cell>
          <table:table-cell office:value-type="string">
            <text:p>2017-041-asymmetrical-response-reader-ibiza</text:p>
          </table:table-cell>
          <table:table-cell office:value-type="float" office:value="2017">
            <text:p>2017</text:p>
          </table:table-cell>
          <table:table-cell office:value-type="string">
            <text:p>Tape-bound book, 45 pages.</text:p>
          </table:table-cell>
          <table:table-cell/>
          <table:table-cell office:value-type="string">
            <text:p>w/ Olia Lialina</text:p>
          </table:table-cell>
          <table:table-cell office:value-type="string">
            <text:p>11 x 8.5</text:p>
          </table:table-cell>
          <table:table-cell table:number-columns-repeated="3"/>
          <table:table-cell office:value-type="string">
            <text:p>[4380] [2017-004-asymmetrical-response-reader-srf-039] 2017-004 Asymmetrical Response Reader: The Kitchen (SRF-039)</text:p>
          </table:table-cell>
          <table:table-cell office:value-type="string">
            <text:p>Asymmetrical Response Reader: Ibiza (SRF-041)</text:p>
          </table:table-cell>
          <table:table-cell/>
          <table:table-cell office:value-type="string">
            <text:p>ar-reader-2017-041-database-ih--12a5.jpg</text:p>
            <text:p>ar-reader-2017-041-database-ih--0JBs.jpg</text:p>
          </table:table-cell>
          <table:table-cell/>
          <table:table-cell office:value-type="float" office:value="2017">
            <text:p>2017</text:p>
          </table:table-cell>
          <table:table-cell table:number-columns-repeated="4"/>
        </table:table-row>
        <table:table-row table:style-name="ro1">
          <table:table-cell office:value-type="float" office:value="4391">
            <text:p>4391</text:p>
          </table:table-cell>
          <table:table-cell office:value-type="float" office:value="1">
            <text:p>1</text:p>
          </table:table-cell>
          <table:table-cell office:value-type="float" office:value="2">
            <text:p>2</text:p>
          </table:table-cell>
          <table:table-cell office:value-type="string">
            <text:p>2017-049 3 Celebs Who Treat Their Fans Like Trash</text:p>
          </table:table-cell>
          <table:table-cell office:value-type="string">
            <text:p>2017-049-3-celebs-who-treat-their-fans-like-trash</text:p>
          </table:table-cell>
          <table:table-cell office:value-type="float" office:value="2017">
            <text:p>2017</text:p>
          </table:table-cell>
          <table:table-cell office:value-type="string">
            <text:p>Fidigit spinner</text:p>
          </table:table-cell>
          <table:table-cell table:number-columns-repeated="7"/>
          <table:table-cell office:value-type="string">
            <text:p>3 Celebs Who Treat Their Fans Like Trash (SRF-047)</text:p>
          </table:table-cell>
          <table:table-cell/>
          <table:table-cell office:value-type="string">
            <text:p>celebs-2017-049-database-jih--d17f.jpg</text:p>
          </table:table-cell>
          <table:table-cell/>
          <table:table-cell office:value-type="float" office:value="2017">
            <text:p>2017</text:p>
          </table:table-cell>
          <table:table-cell table:number-columns-repeated="4"/>
        </table:table-row>
        <table:table-row table:style-name="ro1">
          <table:table-cell office:value-type="float" office:value="4392">
            <text:p>4392</text:p>
          </table:table-cell>
          <table:table-cell office:value-type="float" office:value="1">
            <text:p>1</text:p>
          </table:table-cell>
          <table:table-cell office:value-type="float" office:value="2">
            <text:p>2</text:p>
          </table:table-cell>
          <table:table-cell office:value-type="string">
            <text:p>2017-052 Arcangel Surfware x NYABF 2017: currentmood</text:p>
          </table:table-cell>
          <table:table-cell office:value-type="string">
            <text:p>2017-052-arcangel-surfware-x-nyabf-2017-currentmood</text:p>
          </table:table-cell>
          <table:table-cell office:value-type="float" office:value="2017">
            <text:p>2017</text:p>
          </table:table-cell>
          <table:table-cell office:value-type="string">
            <text:p>Tradeshow booth</text:p>
          </table:table-cell>
          <table:table-cell table:number-columns-repeated="4"/>
          <table:table-cell office:value-type="string">
            <text:p>​Wz on a roll, doing a booth every year.</text:p>
          </table:table-cell>
          <table:table-cell table:number-columns-repeated="2"/>
          <table:table-cell office:value-type="string">
            <text:p>Arcangel Surfware x NYABF 2017: currentmood</text:p>
          </table:table-cell>
          <table:table-cell/>
          <table:table-cell office:value-type="string">
            <text:p>nyabf-2017-052-detail-database-dt-17149.jpg</text:p>
          </table:table-cell>
          <table:table-cell/>
          <table:table-cell office:value-type="float" office:value="2017">
            <text:p>2017</text:p>
          </table:table-cell>
          <table:table-cell table:number-columns-repeated="4"/>
        </table:table-row>
        <table:table-row table:style-name="ro1">
          <table:table-cell office:value-type="float" office:value="4393">
            <text:p>4393</text:p>
          </table:table-cell>
          <table:table-cell office:value-type="float" office:value="1">
            <text:p>1</text:p>
          </table:table-cell>
          <table:table-cell office:value-type="float" office:value="2">
            <text:p>2</text:p>
          </table:table-cell>
          <table:table-cell office:value-type="string">
            <text:p>2017-059 Designed by Apple in California Assembled in China Model A1457</text:p>
          </table:table-cell>
          <table:table-cell office:value-type="string">
            <text:p>2017-059-designed-by-apple-in-california-assembled-in-china-model-a1457</text:p>
          </table:table-cell>
          <table:table-cell office:value-type="float" office:value="2017">
            <text:p>2017</text:p>
          </table:table-cell>
          <table:table-cell office:value-type="string">
            <text:p>Embossed arches paper. </text:p>
          </table:table-cell>
          <table:table-cell table:number-columns-repeated="3"/>
          <table:table-cell office:value-type="string">
            <text:p>Ran an iphone through a printing press, LOL.&amp;nbsp;</text:p>
          </table:table-cell>
          <table:table-cell table:number-columns-repeated="3"/>
          <table:table-cell office:value-type="string">
            <text:p>Designed by Apple in California Assembled in China Model A1457</text:p>
          </table:table-cell>
          <table:table-cell/>
          <table:table-cell office:value-type="string">
            <text:p>iphone-emboss-2017-059-full-database-ih.jpg</text:p>
          </table:table-cell>
          <table:table-cell/>
          <table:table-cell office:value-type="float" office:value="2017">
            <text:p>2017</text:p>
          </table:table-cell>
          <table:table-cell table:number-columns-repeated="4"/>
        </table:table-row>
        <table:table-row table:style-name="ro1">
          <table:table-cell office:value-type="float" office:value="4394">
            <text:p>4394</text:p>
          </table:table-cell>
          <table:table-cell office:value-type="float" office:value="1">
            <text:p>1</text:p>
          </table:table-cell>
          <table:table-cell office:value-type="float" office:value="2">
            <text:p>2</text:p>
          </table:table-cell>
          <table:table-cell office:value-type="string">
            <text:p>2017-060 Photoshop CS: 84by 144 inches, 300 DPI, RGB, square pixels, default gradient “Spectrum”, mo</text:p>
          </table:table-cell>
          <table:table-cell office:value-type="string">
            <text:p>2017-060-photoshop-cs-84by-144-inches-300-dpi-rgb-square-pixels-default-gra</text:p>
          </table:table-cell>
          <table:table-cell office:value-type="float" office:value="2017">
            <text:p>2017</text:p>
          </table:table-cell>
          <table:table-cell office:value-type="string">
            <text:p>Chromogenic print</text:p>
          </table:table-cell>
          <table:table-cell table:number-columns-repeated="2"/>
          <table:table-cell office:value-type="string">
            <text:p>84 x 144 in</text:p>
          </table:table-cell>
          <table:table-cell table:number-columns-repeated="4"/>
          <table:table-cell office:value-type="string">
            <text:p>Photoshop CS: 84by 144 inches, 300 DPI, RGB, square pixels, default gradient “Spectrum”, mousedown y=24433 x=24933, mouseup y=13681 x=24933; tool "Wand", select y=9500 x=23366, tolerance=94, contiguous= off; default gradient "Spectrum", mousedown y=9500 x=4425, mouseup y=9500 x=38534 </text:p>
          </table:table-cell>
          <table:table-cell/>
          <table:table-cell office:value-type="string">
            <text:p>photoshop-cs-2017-060-database-02-ug.jpg</text:p>
          </table:table-cell>
          <table:table-cell/>
          <table:table-cell office:value-type="float" office:value="2017">
            <text:p>2017</text:p>
          </table:table-cell>
          <table:table-cell table:number-columns-repeated="4"/>
        </table:table-row>
        <table:table-row table:style-name="ro1">
          <table:table-cell office:value-type="float" office:value="4395">
            <text:p>4395</text:p>
          </table:table-cell>
          <table:table-cell office:value-type="float" office:value="1">
            <text:p>1</text:p>
          </table:table-cell>
          <table:table-cell office:value-type="float" office:value="2">
            <text:p>2</text:p>
          </table:table-cell>
          <table:table-cell office:value-type="string">
            <text:p>2013-132 istheapplebeesondelcoparkdrinthesuburbsofdaytonopenrightnow.com</text:p>
          </table:table-cell>
          <table:table-cell office:value-type="string">
            <text:p>2013-132-istheapplebeesondelcoparkdrinthesuburbsofdaytonopenrightnow.com</text:p>
          </table:table-cell>
          <table:table-cell office:value-type="float" office:value="2013">
            <text:p>2013</text:p>
          </table:table-cell>
          <table:table-cell office:value-type="string">
            <text:p>Website</text:p>
          </table:table-cell>
          <table:table-cell table:number-columns-repeated="3"/>
          <table:table-cell office:value-type="string">
            <text:p>.....exactly the URL says. Would u believe me if I told u this took me 5 years to finish?</text:p>
          </table:table-cell>
          <table:table-cell/>
          <table:table-cell office:value-type="string">
            <text:p>http://istheapplebeesondelcoparkdrinthesuburbsofdaytonopenrightnow.com</text:p>
          </table:table-cell>
          <table:table-cell/>
          <table:table-cell office:value-type="string">
            <text:p>istheapplebees ...</text:p>
          </table:table-cell>
          <table:table-cell/>
          <table:table-cell office:value-type="string">
            <text:p>2013-132-digital-db-02.jpg</text:p>
          </table:table-cell>
          <table:table-cell/>
          <table:table-cell office:value-type="float" office:value="2018">
            <text:p>2018</text:p>
          </table:table-cell>
          <table:table-cell table:number-columns-repeated="4"/>
        </table:table-row>
        <table:table-row table:style-name="ro1">
          <table:table-cell office:value-type="float" office:value="4396">
            <text:p>4396</text:p>
          </table:table-cell>
          <table:table-cell office:value-type="float" office:value="1">
            <text:p>1</text:p>
          </table:table-cell>
          <table:table-cell office:value-type="float" office:value="2">
            <text:p>2</text:p>
          </table:table-cell>
          <table:table-cell office:value-type="string">
            <text:p>2017-062 Arcangel Surfware Flagship</text:p>
          </table:table-cell>
          <table:table-cell office:value-type="string">
            <text:p>2017-062-arcangel-surfware-flagship</text:p>
          </table:table-cell>
          <table:table-cell office:value-type="float" office:value="2018">
            <text:p>2018</text:p>
          </table:table-cell>
          <table:table-cell office:value-type="string">
            <text:p>Flagship store</text:p>
          </table:table-cell>
          <table:table-cell table:number-columns-repeated="2"/>
          <table:table-cell office:value-type="string">
            <text:p>32 sq meters</text:p>
          </table:table-cell>
          <table:table-cell office:value-type="string">
            <text:p>Flagship store. Ran 4 2 years in my home of Stavanger, Norway(!!!!). Thx 2 all who stopped by.</text:p>
          </table:table-cell>
          <table:table-cell table:number-columns-repeated="3"/>
          <table:table-cell office:value-type="string">
            <text:p>Arcangel Surfware Flagship</text:p>
          </table:table-cell>
          <table:table-cell/>
          <table:table-cell office:value-type="string">
            <text:p>flagship-2017-062-database-jih--YsOT.jpg</text:p>
            <text:p>flagship-2017-062-database-jih--4tEb.jpg</text:p>
            <text:p>flagship-2017-062-database-jih--d87z.jpg</text:p>
            <text:p>flagship-2017-062-database-jih--8Fus.jpg</text:p>
            <text:p>flagship-2017-062-database-jih--eObU.jpg</text:p>
            <text:p>flagship-2017-062-database-jih--GhMO.jpg</text:p>
            <text:p>flagship-2017-062-database-jih--hjqV.jpg</text:p>
            <text:p>flagship-2017-062-database-jih--rrqI.jpg</text:p>
            <text:p>flagship-2017-062-database-jih--Kq09.jpg</text:p>
          </table:table-cell>
          <table:table-cell/>
          <table:table-cell office:value-type="float" office:value="2019">
            <text:p>2019</text:p>
          </table:table-cell>
          <table:table-cell table:number-columns-repeated="4"/>
        </table:table-row>
        <table:table-row table:style-name="ro1">
          <table:table-cell office:value-type="float" office:value="4397">
            <text:p>4397</text:p>
          </table:table-cell>
          <table:table-cell office:value-type="float" office:value="1">
            <text:p>1</text:p>
          </table:table-cell>
          <table:table-cell office:value-type="float" office:value="2">
            <text:p>2</text:p>
          </table:table-cell>
          <table:table-cell office:value-type="string">
            <text:p>2017-069 Football / Lakes</text:p>
          </table:table-cell>
          <table:table-cell office:value-type="string">
            <text:p>2017-069-football-lakes</text:p>
          </table:table-cell>
          <table:table-cell office:value-type="float" office:value="2017">
            <text:p>2017</text:p>
          </table:table-cell>
          <table:table-cell office:value-type="string">
            <text:p>1920x1080 H.264/MPEG-4 Part 10 looped digital file (from 11 lossless TIFS), media player, 65–75” flatscreen, armature, various cables</text:p>
          </table:table-cell>
          <table:table-cell table:number-columns-repeated="7"/>
          <table:table-cell office:value-type="string">
            <text:p>Football / Lakes</text:p>
          </table:table-cell>
          <table:table-cell/>
          <table:table-cell office:value-type="string">
            <text:p>artwork-title-2017-069-database-dt--IK6r.jpg</text:p>
          </table:table-cell>
          <table:table-cell/>
          <table:table-cell office:value-type="float" office:value="2017">
            <text:p>2017</text:p>
          </table:table-cell>
          <table:table-cell table:number-columns-repeated="4"/>
        </table:table-row>
        <table:table-row table:style-name="ro1">
          <table:table-cell office:value-type="float" office:value="4398">
            <text:p>4398</text:p>
          </table:table-cell>
          <table:table-cell office:value-type="float" office:value="1">
            <text:p>1</text:p>
          </table:table-cell>
          <table:table-cell office:value-type="float" office:value="2">
            <text:p>2</text:p>
          </table:table-cell>
          <table:table-cell office:value-type="string">
            <text:p>2017-071 Yoga / Lakes</text:p>
          </table:table-cell>
          <table:table-cell office:value-type="string">
            <text:p>2017-071-yoga-lakes</text:p>
          </table:table-cell>
          <table:table-cell office:value-type="float" office:value="2017">
            <text:p>2017</text:p>
          </table:table-cell>
          <table:table-cell office:value-type="string">
            <text:p>1920x1080 H.264/MPEG-4 Part 10 looped digital file (from 11 lossless TIFS), media player, 65–75” flatscreen, armature, various cables</text:p>
          </table:table-cell>
          <table:table-cell table:number-columns-repeated="7"/>
          <table:table-cell office:value-type="string">
            <text:p>Yoga / Lakes</text:p>
          </table:table-cell>
          <table:table-cell/>
          <table:table-cell office:value-type="string">
            <text:p>yoga-lakes-2017-071-database-dt-Dt4K.jpg</text:p>
          </table:table-cell>
          <table:table-cell/>
          <table:table-cell office:value-type="float" office:value="2017">
            <text:p>2017</text:p>
          </table:table-cell>
          <table:table-cell table:number-columns-repeated="4"/>
        </table:table-row>
        <table:table-row table:style-name="ro1">
          <table:table-cell office:value-type="float" office:value="4399">
            <text:p>4399</text:p>
          </table:table-cell>
          <table:table-cell office:value-type="float" office:value="1">
            <text:p>1</text:p>
          </table:table-cell>
          <table:table-cell office:value-type="float" office:value="2">
            <text:p>2</text:p>
          </table:table-cell>
          <table:table-cell office:value-type="string">
            <text:p>2017-074 Beibs / Lakes</text:p>
          </table:table-cell>
          <table:table-cell office:value-type="string">
            <text:p>2017-074-beibs-lakes</text:p>
          </table:table-cell>
          <table:table-cell office:value-type="float" office:value="2017">
            <text:p>2017</text:p>
          </table:table-cell>
          <table:table-cell office:value-type="string">
            <text:p>1920x1080 H.264/MPEG-4 Part 10 looped digital file (from 11 lossless TIFS), media player, 65–75” flatscreen, armature, various cables</text:p>
          </table:table-cell>
          <table:table-cell table:number-columns-repeated="7"/>
          <table:table-cell office:value-type="string">
            <text:p>Beibs / Lakes</text:p>
          </table:table-cell>
          <table:table-cell/>
          <table:table-cell office:value-type="string">
            <text:p>beibs-lakes-2017-074-digital-database-dt--ZM6W.jpg</text:p>
          </table:table-cell>
          <table:table-cell/>
          <table:table-cell office:value-type="float" office:value="2017">
            <text:p>2017</text:p>
          </table:table-cell>
          <table:table-cell table:number-columns-repeated="4"/>
        </table:table-row>
        <table:table-row table:style-name="ro1">
          <table:table-cell office:value-type="float" office:value="4400">
            <text:p>4400</text:p>
          </table:table-cell>
          <table:table-cell office:value-type="float" office:value="1">
            <text:p>1</text:p>
          </table:table-cell>
          <table:table-cell office:value-type="float" office:value="2">
            <text:p>2</text:p>
          </table:table-cell>
          <table:table-cell office:value-type="string">
            <text:p>2018-006 Cats</text:p>
          </table:table-cell>
          <table:table-cell office:value-type="string">
            <text:p>2018-006-cats</text:p>
          </table:table-cell>
          <table:table-cell office:value-type="float" office:value="2018">
            <text:p>2018</text:p>
          </table:table-cell>
          <table:table-cell office:value-type="string">
            <text:p>Pen on paper (produced by Mutoh XP-300)</text:p>
          </table:table-cell>
          <table:table-cell table:number-columns-repeated="2"/>
          <table:table-cell office:value-type="string">
            <text:p>14 x 11 in</text:p>
          </table:table-cell>
          <table:table-cell office:value-type="string">
            <text:p>​Stamp - cats</text:p>
          </table:table-cell>
          <table:table-cell office:value-type="string">
            <text:p>Edition 4 EAI. </text:p>
          </table:table-cell>
          <table:table-cell table:number-columns-repeated="2"/>
          <table:table-cell office:value-type="string">
            <text:p>Cats</text:p>
          </table:table-cell>
          <table:table-cell/>
          <table:table-cell office:value-type="string">
            <text:p>cats-2018-006-full-database-ih-1-1038.jpg</text:p>
          </table:table-cell>
          <table:table-cell/>
          <table:table-cell office:value-type="float" office:value="2018">
            <text:p>2018</text:p>
          </table:table-cell>
          <table:table-cell table:number-columns-repeated="4"/>
        </table:table-row>
        <table:table-row table:style-name="ro1">
          <table:table-cell office:value-type="float" office:value="4401">
            <text:p>4401</text:p>
          </table:table-cell>
          <table:table-cell office:value-type="float" office:value="1">
            <text:p>1</text:p>
          </table:table-cell>
          <table:table-cell office:value-type="float" office:value="2">
            <text:p>2</text:p>
          </table:table-cell>
          <table:table-cell office:value-type="string">
            <text:p>2018-013 Three Stripes</text:p>
          </table:table-cell>
          <table:table-cell office:value-type="string">
            <text:p>2018-013-three-stripes</text:p>
          </table:table-cell>
          <table:table-cell office:value-type="float" office:value="2018">
            <text:p>2018</text:p>
          </table:table-cell>
          <table:table-cell office:value-type="string">
            <text:p>Inkjet on canvas (x3)</text:p>
          </table:table-cell>
          <table:table-cell table:number-columns-repeated="2"/>
          <table:table-cell office:value-type="string">
            <text:p>108 x 36 in</text:p>
          </table:table-cell>
          <table:table-cell table:number-columns-repeated="4"/>
          <table:table-cell office:value-type="string">
            <text:p>Three Stripes</text:p>
          </table:table-cell>
          <table:table-cell/>
          <table:table-cell office:value-type="string">
            <text:p>three-stripes-2018-013-database-dt--Shcy.jpg</text:p>
          </table:table-cell>
          <table:table-cell/>
          <table:table-cell office:value-type="float" office:value="2018">
            <text:p>2018</text:p>
          </table:table-cell>
          <table:table-cell table:number-columns-repeated="4"/>
        </table:table-row>
        <table:table-row table:style-name="ro1">
          <table:table-cell office:value-type="float" office:value="4402">
            <text:p>4402</text:p>
          </table:table-cell>
          <table:table-cell office:value-type="float" office:value="1">
            <text:p>1</text:p>
          </table:table-cell>
          <table:table-cell office:value-type="float" office:value="2">
            <text:p>2</text:p>
          </table:table-cell>
          <table:table-cell office:value-type="string">
            <text:p>2018-014 Three Stripes</text:p>
          </table:table-cell>
          <table:table-cell office:value-type="string">
            <text:p>2018-014-three-stripes</text:p>
          </table:table-cell>
          <table:table-cell office:value-type="float" office:value="2018">
            <text:p>2018</text:p>
          </table:table-cell>
          <table:table-cell office:value-type="string">
            <text:p>Inkjet on canvas (x3)</text:p>
          </table:table-cell>
          <table:table-cell table:number-columns-repeated="2"/>
          <table:table-cell office:value-type="string">
            <text:p>108 x 36 in</text:p>
          </table:table-cell>
          <table:table-cell table:number-columns-repeated="4"/>
          <table:table-cell office:value-type="string">
            <text:p>Three Stripes</text:p>
          </table:table-cell>
          <table:table-cell/>
          <table:table-cell office:value-type="string">
            <text:p>three-stripes2018-014-database-02.jpg</text:p>
          </table:table-cell>
          <table:table-cell/>
          <table:table-cell office:value-type="float" office:value="2018">
            <text:p>2018</text:p>
          </table:table-cell>
          <table:table-cell table:number-columns-repeated="4"/>
        </table:table-row>
        <table:table-row table:style-name="ro1">
          <table:table-cell office:value-type="float" office:value="4403">
            <text:p>4403</text:p>
          </table:table-cell>
          <table:table-cell office:value-type="float" office:value="1">
            <text:p>1</text:p>
          </table:table-cell>
          <table:table-cell office:value-type="float" office:value="2">
            <text:p>2</text:p>
          </table:table-cell>
          <table:table-cell office:value-type="string">
            <text:p>2018-015 Dukes</text:p>
          </table:table-cell>
          <table:table-cell office:value-type="string">
            <text:p>2018-015-dukes</text:p>
          </table:table-cell>
          <table:table-cell office:value-type="float" office:value="2018">
            <text:p>2018</text:p>
          </table:table-cell>
          <table:table-cell office:value-type="string">
            <text:p>Inkjet on canvas (x3)</text:p>
          </table:table-cell>
          <table:table-cell table:number-columns-repeated="2"/>
          <table:table-cell office:value-type="string">
            <text:p>108 x 36 in</text:p>
          </table:table-cell>
          <table:table-cell table:number-columns-repeated="4"/>
          <table:table-cell office:value-type="string">
            <text:p>Dukes</text:p>
          </table:table-cell>
          <table:table-cell/>
          <table:table-cell office:value-type="string">
            <text:p>dukes-2018-015-database-dt--iT96.jpg</text:p>
          </table:table-cell>
          <table:table-cell/>
          <table:table-cell office:value-type="float" office:value="2018">
            <text:p>2018</text:p>
          </table:table-cell>
          <table:table-cell table:number-columns-repeated="4"/>
        </table:table-row>
        <table:table-row table:style-name="ro1">
          <table:table-cell office:value-type="float" office:value="4404">
            <text:p>4404</text:p>
          </table:table-cell>
          <table:table-cell office:value-type="float" office:value="1">
            <text:p>1</text:p>
          </table:table-cell>
          <table:table-cell office:value-type="float" office:value="2">
            <text:p>2</text:p>
          </table:table-cell>
          <table:table-cell office:value-type="string">
            <text:p>2018-016 Dukes</text:p>
          </table:table-cell>
          <table:table-cell office:value-type="string">
            <text:p>2018-016-dukes</text:p>
          </table:table-cell>
          <table:table-cell office:value-type="float" office:value="2018">
            <text:p>2018</text:p>
          </table:table-cell>
          <table:table-cell office:value-type="string">
            <text:p>Inkjet on canvas (x3)</text:p>
          </table:table-cell>
          <table:table-cell table:number-columns-repeated="2"/>
          <table:table-cell office:value-type="string">
            <text:p>108 x 36 in</text:p>
          </table:table-cell>
          <table:table-cell table:number-columns-repeated="4"/>
          <table:table-cell office:value-type="string">
            <text:p>Dukes</text:p>
          </table:table-cell>
          <table:table-cell/>
          <table:table-cell office:value-type="string">
            <text:p>dukes-2018-016-database-dt--ViKY.jpg</text:p>
          </table:table-cell>
          <table:table-cell/>
          <table:table-cell office:value-type="float" office:value="2018">
            <text:p>2018</text:p>
          </table:table-cell>
          <table:table-cell table:number-columns-repeated="4"/>
        </table:table-row>
        <table:table-row table:style-name="ro1">
          <table:table-cell office:value-type="float" office:value="4405">
            <text:p>4405</text:p>
          </table:table-cell>
          <table:table-cell office:value-type="float" office:value="1">
            <text:p>1</text:p>
          </table:table-cell>
          <table:table-cell office:value-type="float" office:value="2">
            <text:p>2</text:p>
          </table:table-cell>
          <table:table-cell office:value-type="string">
            <text:p>2018-017 FIERCE</text:p>
          </table:table-cell>
          <table:table-cell office:value-type="string">
            <text:p>2018-017-fierce</text:p>
          </table:table-cell>
          <table:table-cell office:value-type="float" office:value="2018">
            <text:p>2018</text:p>
          </table:table-cell>
          <table:table-cell office:value-type="string">
            <text:p>Inkjet on canvas (x3)</text:p>
          </table:table-cell>
          <table:table-cell table:number-columns-repeated="2"/>
          <table:table-cell office:value-type="string">
            <text:p>108 x 36 in</text:p>
          </table:table-cell>
          <table:table-cell table:number-columns-repeated="4"/>
          <table:table-cell office:value-type="string">
            <text:p>FIERCE</text:p>
          </table:table-cell>
          <table:table-cell/>
          <table:table-cell office:value-type="string">
            <text:p>fierce-2018-017-database-dt--8XvR.jpg</text:p>
          </table:table-cell>
          <table:table-cell/>
          <table:table-cell office:value-type="float" office:value="2018">
            <text:p>2018</text:p>
          </table:table-cell>
          <table:table-cell table:number-columns-repeated="4"/>
        </table:table-row>
        <table:table-row table:style-name="ro1">
          <table:table-cell office:value-type="float" office:value="4406">
            <text:p>4406</text:p>
          </table:table-cell>
          <table:table-cell office:value-type="float" office:value="1">
            <text:p>1</text:p>
          </table:table-cell>
          <table:table-cell office:value-type="float" office:value="2">
            <text:p>2</text:p>
          </table:table-cell>
          <table:table-cell office:value-type="string">
            <text:p>2018-018 Boyfriend</text:p>
          </table:table-cell>
          <table:table-cell office:value-type="string">
            <text:p>2018-018-boyfriend</text:p>
          </table:table-cell>
          <table:table-cell office:value-type="float" office:value="2018">
            <text:p>2018</text:p>
          </table:table-cell>
          <table:table-cell office:value-type="string">
            <text:p>Inkjet on canvas (x3)</text:p>
          </table:table-cell>
          <table:table-cell table:number-columns-repeated="2"/>
          <table:table-cell office:value-type="string">
            <text:p>108 x 36 in</text:p>
          </table:table-cell>
          <table:table-cell table:number-columns-repeated="4"/>
          <table:table-cell office:value-type="string">
            <text:p>Boyfriend</text:p>
          </table:table-cell>
          <table:table-cell/>
          <table:table-cell office:value-type="string">
            <text:p>boyfriend-2018-018-database-dt--A4li.jpg</text:p>
          </table:table-cell>
          <table:table-cell/>
          <table:table-cell office:value-type="float" office:value="2018">
            <text:p>2018</text:p>
          </table:table-cell>
          <table:table-cell table:number-columns-repeated="4"/>
        </table:table-row>
        <table:table-row table:style-name="ro1">
          <table:table-cell office:value-type="float" office:value="4407">
            <text:p>4407</text:p>
          </table:table-cell>
          <table:table-cell office:value-type="float" office:value="1">
            <text:p>1</text:p>
          </table:table-cell>
          <table:table-cell office:value-type="float" office:value="2">
            <text:p>2</text:p>
          </table:table-cell>
          <table:table-cell office:value-type="string">
            <text:p>2014-015 Ducati</text:p>
          </table:table-cell>
          <table:table-cell office:value-type="string">
            <text:p>2014-015-ducati</text:p>
          </table:table-cell>
          <table:table-cell office:value-type="float" office:value="2014">
            <text:p>2014</text:p>
          </table:table-cell>
          <table:table-cell office:value-type="string">
            <text:p>Pen and high-lighter on paper</text:p>
          </table:table-cell>
          <table:table-cell table:number-columns-repeated="2"/>
          <table:table-cell office:value-type="string">
            <text:p>16 x 22in</text:p>
          </table:table-cell>
          <table:table-cell table:number-columns-repeated="4"/>
          <table:table-cell office:value-type="string">
            <text:p>Ducati</text:p>
          </table:table-cell>
          <table:table-cell/>
          <table:table-cell office:value-type="string">
            <text:p>ducati-2014-015-full-database-ICA-London_1.jpg</text:p>
          </table:table-cell>
          <table:table-cell/>
          <table:table-cell office:value-type="float" office:value="2014">
            <text:p>2014</text:p>
          </table:table-cell>
          <table:table-cell table:number-columns-repeated="4"/>
        </table:table-row>
        <table:table-row table:style-name="ro1">
          <table:table-cell office:value-type="float" office:value="4408">
            <text:p>4408</text:p>
          </table:table-cell>
          <table:table-cell office:value-type="float" office:value="1">
            <text:p>1</text:p>
          </table:table-cell>
          <table:table-cell office:value-type="float" office:value="2">
            <text:p>2</text:p>
          </table:table-cell>
          <table:table-cell office:value-type="string">
            <text:p>2018-021 Peace Old Navy</text:p>
          </table:table-cell>
          <table:table-cell office:value-type="string">
            <text:p>2018-021-peace-old-navy</text:p>
          </table:table-cell>
          <table:table-cell office:value-type="float" office:value="2018">
            <text:p>2018</text:p>
          </table:table-cell>
          <table:table-cell office:value-type="string">
            <text:p>Inkjet on canvas (x3)</text:p>
          </table:table-cell>
          <table:table-cell table:number-columns-repeated="2"/>
          <table:table-cell office:value-type="string">
            <text:p>108 x 36 in</text:p>
          </table:table-cell>
          <table:table-cell table:number-columns-repeated="4"/>
          <table:table-cell office:value-type="string">
            <text:p>Peace Old Navy</text:p>
          </table:table-cell>
          <table:table-cell/>
          <table:table-cell office:value-type="string">
            <text:p>peace-old-navy-2018-021-database-dt--VIT3.jpg</text:p>
          </table:table-cell>
          <table:table-cell/>
          <table:table-cell office:value-type="float" office:value="2018">
            <text:p>2018</text:p>
          </table:table-cell>
          <table:table-cell table:number-columns-repeated="4"/>
        </table:table-row>
        <table:table-row table:style-name="ro1">
          <table:table-cell office:value-type="float" office:value="4409">
            <text:p>4409</text:p>
          </table:table-cell>
          <table:table-cell office:value-type="float" office:value="1">
            <text:p>1</text:p>
          </table:table-cell>
          <table:table-cell office:value-type="float" office:value="2">
            <text:p>2</text:p>
          </table:table-cell>
          <table:table-cell office:value-type="string">
            <text:p>2013-141 The Source <text:s/>Issue #10: What a misunderstanding!</text:p>
          </table:table-cell>
          <table:table-cell office:value-type="string">
            <text:p>2013-141-the-source-issue-10-what-a-misunderstanding</text:p>
          </table:table-cell>
          <table:table-cell office:value-type="float" office:value="2018">
            <text:p>2018</text:p>
          </table:table-cell>
          <table:table-cell office:value-type="string">
            <text:p>Zine</text:p>
          </table:table-cell>
          <table:table-cell table:number-columns-repeated="2"/>
          <table:table-cell office:value-type="string">
            <text:p>11 x 8.5 in</text:p>
          </table:table-cell>
          <table:table-cell table:number-columns-repeated="3"/>
          <table:table-cell office:value-type="string">
            <text:p>[55] [2009-046-what-a-misunderstanding-art] 2009-046 What a Misunderstanding!</text:p>
          </table:table-cell>
          <table:table-cell office:value-type="string">
            <text:p>The Source <text:s/>Issue #10: What a misunderstanding! (SRF-051)</text:p>
          </table:table-cell>
          <table:table-cell/>
          <table:table-cell office:value-type="string">
            <text:p>source-wam-2013-141-database-ih--l1vt.jpg</text:p>
          </table:table-cell>
          <table:table-cell/>
          <table:table-cell office:value-type="float" office:value="2018">
            <text:p>2018</text:p>
          </table:table-cell>
          <table:table-cell office:value-type="string">
            <text:p>the-source-wam-2013-141-digital-master-ih-2018.pdf</text:p>
          </table:table-cell>
          <table:table-cell/>
          <table:table-cell office:value-type="string">
            <text:p>[2201] [code-what-a-misunderstanding] What A Misunderstanding! (Code)</text:p>
          </table:table-cell>
          <table:table-cell/>
        </table:table-row>
        <table:table-row table:style-name="ro1">
          <table:table-cell office:value-type="float" office:value="4410">
            <text:p>4410</text:p>
          </table:table-cell>
          <table:table-cell office:value-type="float" office:value="1">
            <text:p>1</text:p>
          </table:table-cell>
          <table:table-cell office:value-type="float" office:value="2">
            <text:p>2</text:p>
          </table:table-cell>
          <table:table-cell office:value-type="string">
            <text:p>2013-144 The Source Issue #9: Colors Personal Edition</text:p>
          </table:table-cell>
          <table:table-cell office:value-type="string">
            <text:p>2013-144-the-source-issue-9-colors-personal-edition</text:p>
          </table:table-cell>
          <table:table-cell office:value-type="float" office:value="2018">
            <text:p>2018</text:p>
          </table:table-cell>
          <table:table-cell office:value-type="string">
            <text:p>Zine</text:p>
          </table:table-cell>
          <table:table-cell table:number-columns-repeated="2"/>
          <table:table-cell office:value-type="string">
            <text:p>11 x 8.5 in</text:p>
          </table:table-cell>
          <table:table-cell table:number-columns-repeated="4"/>
          <table:table-cell office:value-type="string">
            <text:p>The Source Issue #9: Colors Personal Edition (SRF-052)</text:p>
          </table:table-cell>
          <table:table-cell/>
          <table:table-cell office:value-type="string">
            <text:p>source-colors-2013-144-database-ih--himk.jpg</text:p>
          </table:table-cell>
          <table:table-cell/>
          <table:table-cell office:value-type="float" office:value="2018">
            <text:p>2018</text:p>
          </table:table-cell>
          <table:table-cell office:value-type="string">
            <text:p>the-source-colors-pe-2013-144-digital-master-ih-2018.pdf</text:p>
          </table:table-cell>
          <table:table-cell/>
          <table:table-cell office:value-type="string">
            <text:p>[2194] [code-colors-personal-edition] Colors Personal Edition (Code)</text:p>
          </table:table-cell>
          <table:table-cell/>
        </table:table-row>
        <table:table-row table:style-name="ro1">
          <table:table-cell office:value-type="float" office:value="4411">
            <text:p>4411</text:p>
          </table:table-cell>
          <table:table-cell office:value-type="float" office:value="1">
            <text:p>1</text:p>
          </table:table-cell>
          <table:table-cell office:value-type="float" office:value="2">
            <text:p>2</text:p>
          </table:table-cell>
          <table:table-cell office:value-type="string">
            <text:p>2015-095 Music and the Mind of the World</text:p>
          </table:table-cell>
          <table:table-cell office:value-type="string">
            <text:p>2015-095-music-and-the-mind-of-the-world</text:p>
          </table:table-cell>
          <table:table-cell office:value-type="float" office:value="2015">
            <text:p>2015</text:p>
          </table:table-cell>
          <table:table-cell office:value-type="string">
            <text:p>Website, Youtube account. </text:p>
          </table:table-cell>
          <table:table-cell/>
          <table:table-cell office:value-type="string">
            <text:p>w/ Tony Conrad. Editing, copy-editing &amp; transcription Cory Arcangel, Gil Gentile, Elliot Kaufman, Amanda Schmidt <text:s/>Archival programming &amp; data manipulation Henry Van Dusen <text:s/>Archival audio services George Blood, L.P. <text:s/>Mastering Jon Cohrs at Spleenless Mastering <text:s/>Web programming &amp; design Familiar Studio <text:s/>Special thanks for their support Greene Naftali Gallery and Galerie Buchholz</text:p>
          </table:table-cell>
          <table:table-cell/>
          <table:table-cell office:value-type="string">
            <text:p>​Worked - along w a massive team! - with my friend Tony to publish his INCRED Music and the Mind of the World piano piece. Can´t explain how rewarding this wz.</text:p>
          </table:table-cell>
          <table:table-cell/>
          <table:table-cell office:value-type="string">
            <text:p>http://musicandthemindofthe.world/</text:p>
          </table:table-cell>
          <table:table-cell/>
          <table:table-cell office:value-type="string">
            <text:p>Tony Conrad: Music and the Mind of the World (SRF-040)</text:p>
          </table:table-cell>
          <table:table-cell/>
          <table:table-cell office:value-type="string">
            <text:p>2015-095-mmw-photoshoot-database-01-JIH.jpg</text:p>
          </table:table-cell>
          <table:table-cell/>
          <table:table-cell office:value-type="float" office:value="2017">
            <text:p>2017</text:p>
          </table:table-cell>
          <table:table-cell table:number-columns-repeated="4"/>
        </table:table-row>
        <table:table-row table:style-name="ro1">
          <table:table-cell office:value-type="float" office:value="4412">
            <text:p>4412</text:p>
          </table:table-cell>
          <table:table-cell office:value-type="float" office:value="1">
            <text:p>1</text:p>
          </table:table-cell>
          <table:table-cell office:value-type="float" office:value="2">
            <text:p>2</text:p>
          </table:table-cell>
          <table:table-cell office:value-type="string">
            <text:p>2017-044 On This Day</text:p>
          </table:table-cell>
          <table:table-cell office:value-type="string">
            <text:p>2017-044-on-this-day</text:p>
          </table:table-cell>
          <table:table-cell office:value-type="float" office:value="2017">
            <text:p>2017</text:p>
          </table:table-cell>
          <table:table-cell office:value-type="string">
            <text:p>Twitter bot</text:p>
          </table:table-cell>
          <table:table-cell table:number-columns-repeated="3"/>
          <table:table-cell office:value-type="string">
            <text:p>Bot so u can follow Tony Conrads Music and the Mind of the World 40 yrs l8r on the daily uptake ....</text:p>
          </table:table-cell>
          <table:table-cell/>
          <table:table-cell office:value-type="string">
            <text:p>https://twitter.com/on_this_day_mmw</text:p>
          </table:table-cell>
          <table:table-cell office:value-type="string">
            <text:p>[4411] [2015-095-music-and-the-mind-of-the-world] 2015-095 Music and the Mind of the World</text:p>
          </table:table-cell>
          <table:table-cell office:value-type="string">
            <text:p>Tony Conrad: Music and the Mind of the World: On This Day (SRF-044)</text:p>
          </table:table-cell>
          <table:table-cell/>
          <table:table-cell office:value-type="string">
            <text:p>mmw-bot-2017-044-database-ih--uPUu_1.jpg</text:p>
            <text:p>mmw-bot-2017-044-database-ih--8j3K_1.jpg</text:p>
            <text:p>mmw-bot-2017-044-database-ih--QCQu_1.jpg</text:p>
          </table:table-cell>
          <table:table-cell/>
          <table:table-cell office:value-type="float" office:value="2017">
            <text:p>2017</text:p>
          </table:table-cell>
          <table:table-cell table:number-columns-repeated="4"/>
        </table:table-row>
        <table:table-row table:style-name="ro1">
          <table:table-cell office:value-type="float" office:value="4413">
            <text:p>4413</text:p>
          </table:table-cell>
          <table:table-cell office:value-type="float" office:value="1">
            <text:p>1</text:p>
          </table:table-cell>
          <table:table-cell office:value-type="float" office:value="2">
            <text:p>2</text:p>
          </table:table-cell>
          <table:table-cell office:value-type="string">
            <text:p>2015-173 Arcangel Surfware x NYABF 2015: The Source</text:p>
          </table:table-cell>
          <table:table-cell office:value-type="string">
            <text:p>2015-173-arcangel-surfware-x-nyabf-2015-the-source</text:p>
          </table:table-cell>
          <table:table-cell office:value-type="float" office:value="2015">
            <text:p>2015</text:p>
          </table:table-cell>
          <table:table-cell office:value-type="string">
            <text:p>Tradeshow booth</text:p>
          </table:table-cell>
          <table:table-cell table:number-columns-repeated="3"/>
          <table:table-cell office:value-type="string">
            <text:p>1st big time booth at NYABF. </text:p>
          </table:table-cell>
          <table:table-cell table:number-columns-repeated="3"/>
          <table:table-cell office:value-type="string">
            <text:p>Arcangel Surfware x NYABF 2015: The Source</text:p>
          </table:table-cell>
          <table:table-cell/>
          <table:table-cell office:value-type="string">
            <text:p>nyabf-2015-173-database-ek--oSA4.jpg</text:p>
          </table:table-cell>
          <table:table-cell/>
          <table:table-cell office:value-type="float" office:value="2015">
            <text:p>2015</text:p>
          </table:table-cell>
          <table:table-cell table:number-columns-repeated="4"/>
        </table:table-row>
        <table:table-row table:style-name="ro1">
          <table:table-cell office:value-type="float" office:value="4415">
            <text:p>4415</text:p>
          </table:table-cell>
          <table:table-cell office:value-type="float" office:value="1">
            <text:p>1</text:p>
          </table:table-cell>
          <table:table-cell office:value-type="float" office:value="2">
            <text:p>2</text:p>
          </table:table-cell>
          <table:table-cell office:value-type="string">
            <text:p>2013-226 Joyvtl Jvbuayf</text:p>
          </table:table-cell>
          <table:table-cell office:value-type="string">
            <text:p>2013-226-joyvtl-jvbuayf</text:p>
          </table:table-cell>
          <table:table-cell office:value-type="float" office:value="2013">
            <text:p>2013</text:p>
          </table:table-cell>
          <table:table-cell office:value-type="string">
            <text:p>Real audio file</text:p>
          </table:table-cell>
          <table:table-cell/>
          <table:table-cell office:value-type="string">
            <text:p>w/ OPN</text:p>
          </table:table-cell>
          <table:table-cell/>
          <table:table-cell office:value-type="string">
            <text:p>Compressed the OPN track as real audio.&amp;nbsp;</text:p>
          </table:table-cell>
          <table:table-cell table:number-columns-repeated="3"/>
          <table:table-cell office:value-type="string">
            <text:p>Joyvtl Jvbuayf</text:p>
          </table:table-cell>
          <table:table-cell/>
          <table:table-cell office:value-type="string">
            <text:p>opn-2013-x-digital-database-ih.jpg</text:p>
          </table:table-cell>
          <table:table-cell/>
          <table:table-cell office:value-type="float" office:value="2013">
            <text:p>2013</text:p>
          </table:table-cell>
          <table:table-cell table:number-columns-repeated="4"/>
        </table:table-row>
        <table:table-row table:style-name="ro1">
          <table:table-cell office:value-type="float" office:value="4416">
            <text:p>4416</text:p>
          </table:table-cell>
          <table:table-cell office:value-type="float" office:value="1">
            <text:p>1</text:p>
          </table:table-cell>
          <table:table-cell office:value-type="float" office:value="2">
            <text:p>2</text:p>
          </table:table-cell>
          <table:table-cell office:value-type="string">
            <text:p>2017-020 Asymmetrical Response</text:p>
          </table:table-cell>
          <table:table-cell office:value-type="string">
            <text:p>2017-020-asymmetrical-response</text:p>
          </table:table-cell>
          <table:table-cell office:value-type="float" office:value="2018">
            <text:p>2018</text:p>
          </table:table-cell>
          <table:table-cell office:value-type="string">
            <text:p>120 page book, CD, script, plastic LP sleeve. <text:s text:c="2"/></text:p>
          </table:table-cell>
          <table:table-cell/>
          <table:table-cell office:value-type="string">
            <text:p>w/ Olia Lialina. Design by Manuel Berger! </text:p>
          </table:table-cell>
          <table:table-cell office:value-type="string">
            <text:p>30 x 30 cm</text:p>
          </table:table-cell>
          <table:table-cell office:value-type="string">
            <text:p>MASSIVE CATALOG 4 MASSIVE SHOW</text:p>
          </table:table-cell>
          <table:table-cell table:number-columns-repeated="2"/>
          <table:table-cell office:value-type="string">
            <text:p>[4380] [2017-004-asymmetrical-response-reader-srf-039] 2017-004 Asymmetrical Response Reader: The Kitchen (SRF-039)</text:p>
            <text:p>[4390] [2017-041-asymmetrical-response-reader-ibiza] 2017-041 Asymmetrical Response Reader: Ibiza (SRF-041)</text:p>
          </table:table-cell>
          <table:table-cell office:value-type="string">
            <text:p>Asymmetrical Response </text:p>
          </table:table-cell>
          <table:table-cell/>
          <table:table-cell office:value-type="string">
            <text:p>asymmetrical-response-2017-020-database-ih--AemK.jpg</text:p>
          </table:table-cell>
          <table:table-cell office:value-type="string">
            <text:p>(Catalog)</text:p>
          </table:table-cell>
          <table:table-cell office:value-type="float" office:value="2018">
            <text:p>2018</text:p>
          </table:table-cell>
          <table:table-cell table:number-columns-repeated="4"/>
        </table:table-row>
        <table:table-row table:style-name="ro1">
          <table:table-cell office:value-type="float" office:value="4417">
            <text:p>4417</text:p>
          </table:table-cell>
          <table:table-cell office:value-type="float" office:value="1">
            <text:p>1</text:p>
          </table:table-cell>
          <table:table-cell office:value-type="float" office:value="2">
            <text:p>2</text:p>
          </table:table-cell>
          <table:table-cell office:value-type="string">
            <text:p>2014-137 coming soon</text:p>
          </table:table-cell>
          <table:table-cell office:value-type="string">
            <text:p>2014-137-coming-soon</text:p>
          </table:table-cell>
          <table:table-cell office:value-type="float" office:value="2014">
            <text:p>2014</text:p>
          </table:table-cell>
          <table:table-cell office:value-type="string">
            <text:p>Essay</text:p>
          </table:table-cell>
          <table:table-cell table:number-columns-repeated="7"/>
          <table:table-cell office:value-type="string">
            <text:p>coming soon: blogs, paypal, the internet (on the work of Paper Rad)</text:p>
          </table:table-cell>
          <table:table-cell/>
          <table:table-cell office:value-type="string">
            <text:p>coming-soon-2014-137-database-ih--W7yV.jpg</text:p>
          </table:table-cell>
          <table:table-cell/>
          <table:table-cell office:value-type="float" office:value="2014">
            <text:p>2014</text:p>
          </table:table-cell>
          <table:table-cell office:value-type="string">
            <text:p>coming-soon-2014-137-scan-ih.pdf</text:p>
          </table:table-cell>
          <table:table-cell table:number-columns-repeated="3"/>
        </table:table-row>
        <table:table-row table:style-name="ro1">
          <table:table-cell office:value-type="float" office:value="4418">
            <text:p>4418</text:p>
          </table:table-cell>
          <table:table-cell office:value-type="float" office:value="1">
            <text:p>1</text:p>
          </table:table-cell>
          <table:table-cell office:value-type="float" office:value="2">
            <text:p>2</text:p>
          </table:table-cell>
          <table:table-cell office:value-type="string">
            <text:p>2017-026 What a Great Idea</text:p>
          </table:table-cell>
          <table:table-cell office:value-type="string">
            <text:p>2017-026-what-a-great-idea</text:p>
          </table:table-cell>
          <table:table-cell office:value-type="float" office:value="2017">
            <text:p>2017</text:p>
          </table:table-cell>
          <table:table-cell office:value-type="string">
            <text:p>Essay</text:p>
          </table:table-cell>
          <table:table-cell table:number-columns-repeated="7"/>
          <table:table-cell office:value-type="string">
            <text:p>What a Great Idea It Is (on the work and life of Tony Conrad)</text:p>
          </table:table-cell>
          <table:table-cell/>
          <table:table-cell office:value-type="string">
            <text:p>great-idea-2017-026-database-ih--kt4K_1.jpg</text:p>
          </table:table-cell>
          <table:table-cell/>
          <table:table-cell office:value-type="float" office:value="2017">
            <text:p>2017</text:p>
          </table:table-cell>
          <table:table-cell office:value-type="string">
            <text:p>great-idea-2017-026-pdf-ih.pdf</text:p>
          </table:table-cell>
          <table:table-cell table:number-columns-repeated="3"/>
        </table:table-row>
        <table:table-row table:style-name="ro1">
          <table:table-cell office:value-type="float" office:value="4426">
            <text:p>4426</text:p>
          </table:table-cell>
          <table:table-cell office:value-type="float" office:value="1">
            <text:p>1</text:p>
          </table:table-cell>
          <table:table-cell office:value-type="float" office:value="2">
            <text:p>2</text:p>
          </table:table-cell>
          <table:table-cell office:value-type="string">
            <text:p>2016-055<text:tab/>climacool</text:p>
          </table:table-cell>
          <table:table-cell office:value-type="string">
            <text:p>2016-055-climacool</text:p>
          </table:table-cell>
          <table:table-cell office:value-type="float" office:value="2016">
            <text:p>2016</text:p>
          </table:table-cell>
          <table:table-cell office:value-type="string">
            <text:p>Inkjet on Angelica Universal Photomatte 230</text:p>
          </table:table-cell>
          <table:table-cell table:number-columns-repeated="2"/>
          <table:table-cell office:value-type="string">
            <text:p>168 x 95.8 x 4 cm</text:p>
          </table:table-cell>
          <table:table-cell table:number-columns-repeated="4"/>
          <table:table-cell office:value-type="string">
            <text:p>climacool</text:p>
          </table:table-cell>
          <table:table-cell/>
          <table:table-cell office:value-type="string">
            <text:p>climacool-2016-055-full-database-JH.jpg</text:p>
          </table:table-cell>
          <table:table-cell/>
          <table:table-cell office:value-type="float" office:value="2016">
            <text:p>2016</text:p>
          </table:table-cell>
          <table:table-cell table:number-columns-repeated="4"/>
        </table:table-row>
        <table:table-row table:style-name="ro1">
          <table:table-cell office:value-type="float" office:value="4427">
            <text:p>4427</text:p>
          </table:table-cell>
          <table:table-cell office:value-type="float" office:value="1">
            <text:p>1</text:p>
          </table:table-cell>
          <table:table-cell office:value-type="float" office:value="2">
            <text:p>2</text:p>
          </table:table-cell>
          <table:table-cell office:value-type="string">
            <text:p>2016-057<text:tab/>Photoshop CS</text:p>
          </table:table-cell>
          <table:table-cell office:value-type="string">
            <text:p>2016-057photoshop-cs</text:p>
          </table:table-cell>
          <table:table-cell office:value-type="float" office:value="2016">
            <text:p>2016</text:p>
          </table:table-cell>
          <table:table-cell office:value-type="string">
            <text:p>Chromogenic print</text:p>
          </table:table-cell>
          <table:table-cell table:number-columns-repeated="2"/>
          <table:table-cell office:value-type="string">
            <text:p>65 x 36.5 in</text:p>
          </table:table-cell>
          <table:table-cell table:number-columns-repeated="4"/>
          <table:table-cell office:value-type="string">
            <text:p>Photoshop CS: 65 by 36.5 inches, 300 DPI, RGB, square pixels, default gradient "Russell's Rainbow", mousedown y=4460 x=8400, mouseup y=4460 x=4430</text:p>
          </table:table-cell>
          <table:table-cell/>
          <table:table-cell office:value-type="string">
            <text:p>photoshop-cs-2016-057-full-database-JH.jpg</text:p>
          </table:table-cell>
          <table:table-cell/>
          <table:table-cell office:value-type="float" office:value="2016">
            <text:p>2016</text:p>
          </table:table-cell>
          <table:table-cell table:number-columns-repeated="4"/>
        </table:table-row>
        <table:table-row table:style-name="ro1">
          <table:table-cell office:value-type="float" office:value="4431">
            <text:p>4431</text:p>
          </table:table-cell>
          <table:table-cell office:value-type="float" office:value="1">
            <text:p>1</text:p>
          </table:table-cell>
          <table:table-cell office:value-type="float" office:value="2">
            <text:p>2</text:p>
          </table:table-cell>
          <table:table-cell office:value-type="string">
            <text:p>1998-003 The 5kHz Low-NRG U-Haul Disk</text:p>
          </table:table-cell>
          <table:table-cell office:value-type="string">
            <text:p>1998-003</text:p>
          </table:table-cell>
          <table:table-cell office:value-type="float" office:value="1998">
            <text:p>1998</text:p>
          </table:table-cell>
          <table:table-cell office:value-type="string">
            <text:p>1.44 Meg Floppy</text:p>
          </table:table-cell>
          <table:table-cell table:number-columns-repeated="3"/>
          <table:table-cell office:value-type="string">
            <text:p>​EP all composed for and stored on a 1.55 Meg floppy. Mac Os 9 only!</text:p>
          </table:table-cell>
          <table:table-cell table:number-columns-repeated="3"/>
          <table:table-cell office:value-type="string">
            <text:p>The 5kHz Low-NRG U-Haul Disk</text:p>
          </table:table-cell>
          <table:table-cell/>
          <table:table-cell office:value-type="string">
            <text:p>5khz-1998-003-web-ih--Od5c.jpg</text:p>
          </table:table-cell>
          <table:table-cell/>
          <table:table-cell office:value-type="float" office:value="1998">
            <text:p>1998</text:p>
          </table:table-cell>
          <table:table-cell office:value-type="string">
            <text:p>5khz-1998-003-digital-master.img.zip</text:p>
          </table:table-cell>
          <table:table-cell table:number-columns-repeated="3"/>
        </table:table-row>
        <table:table-row table:style-name="ro1">
          <table:table-cell office:value-type="float" office:value="4433">
            <text:p>4433</text:p>
          </table:table-cell>
          <table:table-cell office:value-type="float" office:value="1">
            <text:p>1</text:p>
          </table:table-cell>
          <table:table-cell office:value-type="float" office:value="2">
            <text:p>2</text:p>
          </table:table-cell>
          <table:table-cell office:value-type="string">
            <text:p>063 The North Face</text:p>
          </table:table-cell>
          <table:table-cell office:value-type="string">
            <text:p>063-the-north-face</text:p>
          </table:table-cell>
          <table:table-cell office:value-type="float" office:value="2018">
            <text:p>2018</text:p>
          </table:table-cell>
          <table:table-cell office:value-type="string">
            <text:p>Essay</text:p>
          </table:table-cell>
          <table:table-cell table:number-columns-repeated="3"/>
          <table:table-cell office:value-type="string">
            <text:p>​Short read about my new Scandi life ... also a bit about Apple and Swedish House Mafia. I know, I know, sounds random, but I swear it makes sense! </text:p>
          </table:table-cell>
          <table:table-cell/>
          <table:table-cell office:value-type="string">
            <text:p>https://www.are.na/blog/the-north-face</text:p>
          </table:table-cell>
          <table:table-cell/>
          <table:table-cell office:value-type="string">
            <text:p>The North Face</text:p>
          </table:table-cell>
          <table:table-cell/>
          <table:table-cell office:value-type="string">
            <text:p>the-north-face-2018-063-web-ih.jpg</text:p>
          </table:table-cell>
          <table:table-cell/>
          <table:table-cell office:value-type="float" office:value="2018">
            <text:p>2018</text:p>
          </table:table-cell>
          <table:table-cell table:number-columns-repeated="4"/>
        </table:table-row>
        <table:table-row table:style-name="ro1">
          <table:table-cell office:value-type="float" office:value="4445">
            <text:p>4445</text:p>
          </table:table-cell>
          <table:table-cell office:value-type="float" office:value="1">
            <text:p>1</text:p>
          </table:table-cell>
          <table:table-cell office:value-type="float" office:value="2">
            <text:p>2</text:p>
          </table:table-cell>
          <table:table-cell office:value-type="string">
            <text:p>2018-010 Water</text:p>
          </table:table-cell>
          <table:table-cell office:value-type="string">
            <text:p>2018-010-water</text:p>
          </table:table-cell>
          <table:table-cell office:value-type="float" office:value="2018">
            <text:p>2018</text:p>
          </table:table-cell>
          <table:table-cell office:value-type="string">
            <text:p>Digitally knitted carpet</text:p>
          </table:table-cell>
          <table:table-cell table:number-columns-repeated="2"/>
          <table:table-cell office:value-type="string">
            <text:p>433.07 x 275.5 in</text:p>
          </table:table-cell>
          <table:table-cell table:number-columns-repeated="4"/>
          <table:table-cell office:value-type="string">
            <text:p>Water</text:p>
          </table:table-cell>
          <table:table-cell/>
          <table:table-cell office:value-type="string">
            <text:p>difference-engine-2018-06-db-lg--1Pd9.jpg</text:p>
          </table:table-cell>
          <table:table-cell/>
          <table:table-cell office:value-type="float" office:value="2018">
            <text:p>2018</text:p>
          </table:table-cell>
          <table:table-cell table:number-columns-repeated="4"/>
        </table:table-row>
        <table:table-row table:style-name="ro1">
          <table:table-cell office:value-type="float" office:value="4446">
            <text:p>4446</text:p>
          </table:table-cell>
          <table:table-cell office:value-type="float" office:value="1">
            <text:p>1</text:p>
          </table:table-cell>
          <table:table-cell office:value-type="float" office:value="2">
            <text:p>2</text:p>
          </table:table-cell>
          <table:table-cell office:value-type="string">
            <text:p>2018-035 All the birds</text:p>
          </table:table-cell>
          <table:table-cell office:value-type="string">
            <text:p>2018-035-all-the-birds</text:p>
          </table:table-cell>
          <table:table-cell office:value-type="float" office:value="2018">
            <text:p>2018</text:p>
          </table:table-cell>
          <table:table-cell office:value-type="string">
            <text:p>Pipe organ composition</text:p>
          </table:table-cell>
          <table:table-cell table:number-columns-repeated="7"/>
          <table:table-cell office:value-type="string">
            <text:p>All the birds</text:p>
          </table:table-cell>
          <table:table-cell/>
          <table:table-cell office:value-type="string">
            <text:p>nbc-2018-035-db-ih--3H2d.jpg</text:p>
          </table:table-cell>
          <table:table-cell/>
          <table:table-cell office:value-type="float" office:value="2018">
            <text:p>2018</text:p>
          </table:table-cell>
          <table:table-cell office:value-type="string">
            <text:p>Alle-Fugler.pdf</text:p>
          </table:table-cell>
          <table:table-cell table:number-columns-repeated="3"/>
        </table:table-row>
        <table:table-row table:style-name="ro1">
          <table:table-cell office:value-type="float" office:value="4448">
            <text:p>4448</text:p>
          </table:table-cell>
          <table:table-cell office:value-type="float" office:value="1">
            <text:p>1</text:p>
          </table:table-cell>
          <table:table-cell office:value-type="float" office:value="2">
            <text:p>2</text:p>
          </table:table-cell>
          <table:table-cell office:value-type="string">
            <text:p>2018-029 Photoshop CS</text:p>
          </table:table-cell>
          <table:table-cell office:value-type="string">
            <text:p>2018-029-photoshop-cs</text:p>
          </table:table-cell>
          <table:table-cell office:value-type="float" office:value="2018">
            <text:p>2018</text:p>
          </table:table-cell>
          <table:table-cell office:value-type="string">
            <text:p>Chromogenic print</text:p>
          </table:table-cell>
          <table:table-cell table:number-columns-repeated="2"/>
          <table:table-cell office:value-type="string">
            <text:p>84 x 240 inches</text:p>
          </table:table-cell>
          <table:table-cell table:number-columns-repeated="4"/>
          <table:table-cell office:value-type="string">
            <text:p>Photoshop CS: 84 by 240 inches, 300 DPI, RGB, square pixels, default gradient “Spectrum”, mousedown y=25130 x=35700, mouseup y=0 x= 35700; tool "Wand", select y=1420 x=4237, tolerance=80, contiguous= off; default gradient "Spectrum", mousedown y=1230 x=0, mouseup y=1230 x=71710</text:p>
          </table:table-cell>
          <table:table-cell/>
          <table:table-cell office:value-type="string">
            <text:p>photoshop-cs--2018-029-db-ih--YRBL.jpg</text:p>
          </table:table-cell>
          <table:table-cell/>
          <table:table-cell office:value-type="float" office:value="2018">
            <text:p>2018</text:p>
          </table:table-cell>
          <table:table-cell table:number-columns-repeated="4"/>
        </table:table-row>
        <table:table-row table:style-name="ro1">
          <table:table-cell office:value-type="float" office:value="4449">
            <text:p>4449</text:p>
          </table:table-cell>
          <table:table-cell office:value-type="float" office:value="1">
            <text:p>1</text:p>
          </table:table-cell>
          <table:table-cell office:value-type="float" office:value="2">
            <text:p>2</text:p>
          </table:table-cell>
          <table:table-cell office:value-type="string">
            <text:p>2018-042 of love</text:p>
          </table:table-cell>
          <table:table-cell office:value-type="string">
            <text:p>2018-042-of-love</text:p>
          </table:table-cell>
          <table:table-cell office:value-type="float" office:value="2018">
            <text:p>2018</text:p>
          </table:table-cell>
          <table:table-cell office:value-type="string">
            <text:p>Laserjet on 711 take-out bag</text:p>
          </table:table-cell>
          <table:table-cell table:number-columns-repeated="2"/>
          <table:table-cell office:value-type="string">
            <text:p>33 x 20 cm</text:p>
          </table:table-cell>
          <table:table-cell table:number-columns-repeated="4"/>
          <table:table-cell office:value-type="string">
            <text:p>of love</text:p>
          </table:table-cell>
          <table:table-cell/>
          <table:table-cell office:value-type="string">
            <text:p>flagship-2017-062-db-jih--zY9q.jpg</text:p>
          </table:table-cell>
          <table:table-cell/>
          <table:table-cell office:value-type="float" office:value="2018">
            <text:p>2018</text:p>
          </table:table-cell>
          <table:table-cell table:number-columns-repeated="4"/>
        </table:table-row>
        <table:table-row table:style-name="ro1">
          <table:table-cell office:value-type="float" office:value="4450">
            <text:p>4450</text:p>
          </table:table-cell>
          <table:table-cell office:value-type="float" office:value="1">
            <text:p>1</text:p>
          </table:table-cell>
          <table:table-cell office:value-type="float" office:value="2">
            <text:p>2</text:p>
          </table:table-cell>
          <table:table-cell office:value-type="string">
            <text:p>2018-045 I GRIND</text:p>
          </table:table-cell>
          <table:table-cell office:value-type="string">
            <text:p>2018-045-i-grind</text:p>
          </table:table-cell>
          <table:table-cell office:value-type="float" office:value="2018">
            <text:p>2018</text:p>
          </table:table-cell>
          <table:table-cell office:value-type="string">
            <text:p>Laserjet on 711 take-out bag</text:p>
          </table:table-cell>
          <table:table-cell table:number-columns-repeated="2"/>
          <table:table-cell office:value-type="string">
            <text:p>33 x 20 cm</text:p>
          </table:table-cell>
          <table:table-cell table:number-columns-repeated="4"/>
          <table:table-cell office:value-type="string">
            <text:p>I GRIND</text:p>
          </table:table-cell>
          <table:table-cell/>
          <table:table-cell office:value-type="string">
            <text:p>flagship-2017-062-db-jih--7Vtk.jpg</text:p>
          </table:table-cell>
          <table:table-cell/>
          <table:table-cell office:value-type="float" office:value="2018">
            <text:p>2018</text:p>
          </table:table-cell>
          <table:table-cell table:number-columns-repeated="4"/>
        </table:table-row>
        <table:table-row table:style-name="ro1">
          <table:table-cell office:value-type="float" office:value="4451">
            <text:p>4451</text:p>
          </table:table-cell>
          <table:table-cell office:value-type="float" office:value="1">
            <text:p>1</text:p>
          </table:table-cell>
          <table:table-cell office:value-type="float" office:value="2">
            <text:p>2</text:p>
          </table:table-cell>
          <table:table-cell office:value-type="string">
            <text:p>2018-052 Multi-function scarf</text:p>
          </table:table-cell>
          <table:table-cell office:value-type="string">
            <text:p>2018-052-multi-function-scarf</text:p>
          </table:table-cell>
          <table:table-cell office:value-type="float" office:value="2018">
            <text:p>2018</text:p>
          </table:table-cell>
          <table:table-cell office:value-type="string">
            <text:p>International Association for Research and Testing in the Field of Textile and Leather Ecology certified cotton scarf</text:p>
          </table:table-cell>
          <table:table-cell table:number-columns-repeated="2"/>
          <table:table-cell office:value-type="string">
            <text:p>Variable</text:p>
          </table:table-cell>
          <table:table-cell table:number-columns-repeated="4"/>
          <table:table-cell office:value-type="string">
            <text:p>Multi-function scarf</text:p>
          </table:table-cell>
          <table:table-cell/>
          <table:table-cell office:value-type="string">
            <text:p>flagship-2017-062-db-jih--eQIH.jpg</text:p>
          </table:table-cell>
          <table:table-cell/>
          <table:table-cell office:value-type="float" office:value="2018">
            <text:p>2018</text:p>
          </table:table-cell>
          <table:table-cell table:number-columns-repeated="4"/>
        </table:table-row>
        <table:table-row table:style-name="ro1">
          <table:table-cell office:value-type="float" office:value="4453">
            <text:p>4453</text:p>
          </table:table-cell>
          <table:table-cell office:value-type="float" office:value="1">
            <text:p>1</text:p>
          </table:table-cell>
          <table:table-cell office:value-type="float" office:value="2">
            <text:p>2</text:p>
          </table:table-cell>
          <table:table-cell office:value-type="string">
            <text:p>2018-072 IVYRK</text:p>
          </table:table-cell>
          <table:table-cell office:value-type="string">
            <text:p>2018-072-ivyrk</text:p>
          </table:table-cell>
          <table:table-cell office:value-type="float" office:value="2018">
            <text:p>2018</text:p>
          </table:table-cell>
          <table:table-cell office:value-type="string">
            <text:p>IQDemy Premium UV ink on​ ​IKEA LINNMON​ table tops</text:p>
          </table:table-cell>
          <table:table-cell table:number-columns-repeated="2"/>
          <table:table-cell office:value-type="string">
            <text:p>118 x 29.5</text:p>
          </table:table-cell>
          <table:table-cell table:number-columns-repeated="4"/>
          <table:table-cell office:value-type="string">
            <text:p>IVYRK</text:p>
          </table:table-cell>
          <table:table-cell/>
          <table:table-cell office:value-type="string">
            <text:p>ivry-2018-072-db-ug--h7yX.jpg</text:p>
          </table:table-cell>
          <table:table-cell/>
          <table:table-cell office:value-type="float" office:value="2018">
            <text:p>2018</text:p>
          </table:table-cell>
          <table:table-cell table:number-columns-repeated="4"/>
        </table:table-row>
        <table:table-row table:style-name="ro1">
          <table:table-cell office:value-type="float" office:value="4454">
            <text:p>4454</text:p>
          </table:table-cell>
          <table:table-cell office:value-type="float" office:value="1">
            <text:p>1</text:p>
          </table:table-cell>
          <table:table-cell office:value-type="float" office:value="2">
            <text:p>2</text:p>
          </table:table-cell>
          <table:table-cell office:value-type="string">
            <text:p>2018-071 Dukes</text:p>
          </table:table-cell>
          <table:table-cell office:value-type="string">
            <text:p>2018-072-dukes</text:p>
          </table:table-cell>
          <table:table-cell office:value-type="float" office:value="2018">
            <text:p>2018</text:p>
          </table:table-cell>
          <table:table-cell office:value-type="string">
            <text:p>IQDemy Premium UV ink on​ ​IKEA LINNMON​ table tops</text:p>
          </table:table-cell>
          <table:table-cell table:number-columns-repeated="2"/>
          <table:table-cell office:value-type="string">
            <text:p>118 x 29.5</text:p>
          </table:table-cell>
          <table:table-cell table:number-columns-repeated="4"/>
          <table:table-cell office:value-type="string">
            <text:p>Dukes</text:p>
          </table:table-cell>
          <table:table-cell/>
          <table:table-cell office:value-type="string">
            <text:p>dukes-2018-071-db-ih--h6Gy.jpg</text:p>
          </table:table-cell>
          <table:table-cell/>
          <table:table-cell office:value-type="float" office:value="2018">
            <text:p>2018</text:p>
          </table:table-cell>
          <table:table-cell table:number-columns-repeated="4"/>
        </table:table-row>
        <table:table-row table:style-name="ro1">
          <table:table-cell office:value-type="float" office:value="4455">
            <text:p>4455</text:p>
          </table:table-cell>
          <table:table-cell office:value-type="float" office:value="1">
            <text:p>1</text:p>
          </table:table-cell>
          <table:table-cell office:value-type="float" office:value="2">
            <text:p>2</text:p>
          </table:table-cell>
          <table:table-cell office:value-type="string">
            <text:p>2018-084 FIL</text:p>
          </table:table-cell>
          <table:table-cell office:value-type="string">
            <text:p>2018-084-fil</text:p>
          </table:table-cell>
          <table:table-cell office:value-type="float" office:value="2018">
            <text:p>2018</text:p>
          </table:table-cell>
          <table:table-cell office:value-type="string">
            <text:p>IQDemy Premium UV ink on​ ​IKEA LINNMON​ table tops</text:p>
          </table:table-cell>
          <table:table-cell table:number-columns-repeated="2"/>
          <table:table-cell office:value-type="string">
            <text:p>118 x 29.5 in</text:p>
          </table:table-cell>
          <table:table-cell table:number-columns-repeated="4"/>
          <table:table-cell office:value-type="string">
            <text:p>FIL</text:p>
          </table:table-cell>
          <table:table-cell/>
          <table:table-cell office:value-type="string">
            <text:p>fil-2018-084-db-ug--CrSE.jpg</text:p>
          </table:table-cell>
          <table:table-cell/>
          <table:table-cell office:value-type="float" office:value="2018">
            <text:p>2018</text:p>
          </table:table-cell>
          <table:table-cell table:number-columns-repeated="4"/>
        </table:table-row>
        <table:table-row table:style-name="ro1">
          <table:table-cell office:value-type="float" office:value="4456">
            <text:p>4456</text:p>
          </table:table-cell>
          <table:table-cell office:value-type="float" office:value="1">
            <text:p>1</text:p>
          </table:table-cell>
          <table:table-cell office:value-type="float" office:value="2">
            <text:p>2</text:p>
          </table:table-cell>
          <table:table-cell office:value-type="string">
            <text:p>2018-084 Dunk</text:p>
          </table:table-cell>
          <table:table-cell office:value-type="string">
            <text:p>2018-084-dunk</text:p>
          </table:table-cell>
          <table:table-cell office:value-type="float" office:value="2018">
            <text:p>2018</text:p>
          </table:table-cell>
          <table:table-cell office:value-type="string">
            <text:p>Laser Animation </text:p>
          </table:table-cell>
          <table:table-cell table:number-columns-repeated="2"/>
          <table:table-cell office:value-type="string">
            <text:p>Dimensions variable</text:p>
          </table:table-cell>
          <table:table-cell table:number-columns-repeated="4"/>
          <table:table-cell office:value-type="string">
            <text:p>Dunk</text:p>
          </table:table-cell>
          <table:table-cell/>
          <table:table-cell office:value-type="string">
            <text:p>dunk-2018-094-db-ug--Avge.jpg</text:p>
          </table:table-cell>
          <table:table-cell/>
          <table:table-cell office:value-type="float" office:value="2019">
            <text:p>2019</text:p>
          </table:table-cell>
          <table:table-cell table:number-columns-repeated="4"/>
        </table:table-row>
        <table:table-row table:style-name="ro1">
          <table:table-cell office:value-type="float" office:value="4457">
            <text:p>4457</text:p>
          </table:table-cell>
          <table:table-cell office:value-type="float" office:value="1">
            <text:p>1</text:p>
          </table:table-cell>
          <table:table-cell office:value-type="float" office:value="2">
            <text:p>2</text:p>
          </table:table-cell>
          <table:table-cell office:value-type="string">
            <text:p>2018-098 Untitled</text:p>
          </table:table-cell>
          <table:table-cell office:value-type="string">
            <text:p>2018-098-untitled</text:p>
          </table:table-cell>
          <table:table-cell office:value-type="float" office:value="2018">
            <text:p>2018</text:p>
          </table:table-cell>
          <table:table-cell office:value-type="string">
            <text:p>Blueberry, Rasberry on Somerset paper</text:p>
          </table:table-cell>
          <table:table-cell table:number-columns-repeated="2"/>
          <table:table-cell office:value-type="string">
            <text:p>11 x 7.5 in</text:p>
          </table:table-cell>
          <table:table-cell table:number-columns-repeated="4"/>
          <table:table-cell office:value-type="string">
            <text:p>Untitled</text:p>
          </table:table-cell>
          <table:table-cell/>
          <table:table-cell office:value-type="string">
            <text:p>untitled-2018-098-db-ih--qTwf.jpg</text:p>
          </table:table-cell>
          <table:table-cell/>
          <table:table-cell office:value-type="float" office:value="2018">
            <text:p>2018</text:p>
          </table:table-cell>
          <table:table-cell table:number-columns-repeated="4"/>
        </table:table-row>
        <table:table-row table:style-name="ro1">
          <table:table-cell office:value-type="float" office:value="4458">
            <text:p>4458</text:p>
          </table:table-cell>
          <table:table-cell office:value-type="float" office:value="1">
            <text:p>1</text:p>
          </table:table-cell>
          <table:table-cell office:value-type="float" office:value="2">
            <text:p>2</text:p>
          </table:table-cell>
          <table:table-cell office:value-type="string">
            <text:p>2018-104 Untitled</text:p>
          </table:table-cell>
          <table:table-cell office:value-type="string">
            <text:p>2018-104-untitled</text:p>
          </table:table-cell>
          <table:table-cell office:value-type="float" office:value="2018">
            <text:p>2018</text:p>
          </table:table-cell>
          <table:table-cell office:value-type="string">
            <text:p>Raspberry on Somerset paper</text:p>
          </table:table-cell>
          <table:table-cell table:number-columns-repeated="2"/>
          <table:table-cell office:value-type="string">
            <text:p>11 x 7.5 in</text:p>
          </table:table-cell>
          <table:table-cell table:number-columns-repeated="4"/>
          <table:table-cell office:value-type="string">
            <text:p>Untitled</text:p>
          </table:table-cell>
          <table:table-cell/>
          <table:table-cell office:value-type="string">
            <text:p>untitled-2018-104-db-ih--2kAV.jpg</text:p>
          </table:table-cell>
          <table:table-cell/>
          <table:table-cell office:value-type="float" office:value="2018">
            <text:p>2018</text:p>
          </table:table-cell>
          <table:table-cell table:number-columns-repeated="4"/>
        </table:table-row>
        <table:table-row table:style-name="ro1">
          <table:table-cell office:value-type="float" office:value="4459">
            <text:p>4459</text:p>
          </table:table-cell>
          <table:table-cell office:value-type="float" office:value="1">
            <text:p>1</text:p>
          </table:table-cell>
          <table:table-cell office:value-type="float" office:value="2">
            <text:p>2</text:p>
          </table:table-cell>
          <table:table-cell office:value-type="string">
            <text:p>2018-116 Untitled</text:p>
          </table:table-cell>
          <table:table-cell office:value-type="string">
            <text:p>2018-116-untitled</text:p>
          </table:table-cell>
          <table:table-cell office:value-type="float" office:value="2018">
            <text:p>2018</text:p>
          </table:table-cell>
          <table:table-cell office:value-type="string">
            <text:p>Triple Espresso, Acid Free Vellum Finish Archival Paper</text:p>
          </table:table-cell>
          <table:table-cell table:number-columns-repeated="2"/>
          <table:table-cell office:value-type="string">
            <text:p>12.25 x 12.25 in</text:p>
          </table:table-cell>
          <table:table-cell table:number-columns-repeated="4"/>
          <table:table-cell office:value-type="string">
            <text:p>Untitled</text:p>
          </table:table-cell>
          <table:table-cell/>
          <table:table-cell office:value-type="string">
            <text:p>untitled-2018-116-db-ug--dadT.jpg</text:p>
          </table:table-cell>
          <table:table-cell/>
          <table:table-cell office:value-type="float" office:value="2018">
            <text:p>2018</text:p>
          </table:table-cell>
          <table:table-cell table:number-columns-repeated="4"/>
        </table:table-row>
        <table:table-row table:style-name="ro1">
          <table:table-cell office:value-type="float" office:value="4460">
            <text:p>4460</text:p>
          </table:table-cell>
          <table:table-cell office:value-type="float" office:value="1">
            <text:p>1</text:p>
          </table:table-cell>
          <table:table-cell office:value-type="float" office:value="2">
            <text:p>2</text:p>
          </table:table-cell>
          <table:table-cell office:value-type="string">
            <text:p>2018-118 Untitled</text:p>
          </table:table-cell>
          <table:table-cell office:value-type="string">
            <text:p>2018-118-untitled</text:p>
          </table:table-cell>
          <table:table-cell office:value-type="float" office:value="2018">
            <text:p>2018</text:p>
          </table:table-cell>
          <table:table-cell office:value-type="string">
            <text:p>Triple Espresso, Acid Free Vellum Finish Archival Paper</text:p>
          </table:table-cell>
          <table:table-cell table:number-columns-repeated="2"/>
          <table:table-cell office:value-type="string">
            <text:p>12.25 x 12.25 in</text:p>
          </table:table-cell>
          <table:table-cell table:number-columns-repeated="4"/>
          <table:table-cell office:value-type="string">
            <text:p>Untitled</text:p>
          </table:table-cell>
          <table:table-cell/>
          <table:table-cell office:value-type="string">
            <text:p>untitled-2018-118-db-ih--RKq7.jpg</text:p>
          </table:table-cell>
          <table:table-cell/>
          <table:table-cell office:value-type="float" office:value="2018">
            <text:p>2018</text:p>
          </table:table-cell>
          <table:table-cell table:number-columns-repeated="4"/>
        </table:table-row>
        <table:table-row table:style-name="ro1">
          <table:table-cell office:value-type="float" office:value="4461">
            <text:p>4461</text:p>
          </table:table-cell>
          <table:table-cell office:value-type="float" office:value="1">
            <text:p>1</text:p>
          </table:table-cell>
          <table:table-cell office:value-type="float" office:value="2">
            <text:p>2</text:p>
          </table:table-cell>
          <table:table-cell office:value-type="string">
            <text:p>2018-121 Untitled</text:p>
          </table:table-cell>
          <table:table-cell office:value-type="string">
            <text:p>2018-121-untitled</text:p>
          </table:table-cell>
          <table:table-cell office:value-type="float" office:value="2018">
            <text:p>2018</text:p>
          </table:table-cell>
          <table:table-cell office:value-type="string">
            <text:p>Triple Espresso, Acid Free Vellum Finish Archival Paper</text:p>
          </table:table-cell>
          <table:table-cell table:number-columns-repeated="2"/>
          <table:table-cell office:value-type="string">
            <text:p>12.25 x 12.25 in</text:p>
          </table:table-cell>
          <table:table-cell table:number-columns-repeated="4"/>
          <table:table-cell office:value-type="string">
            <text:p>Untitled</text:p>
          </table:table-cell>
          <table:table-cell/>
          <table:table-cell office:value-type="string">
            <text:p>untitled-2018-121-db-ug--3efH.jpg</text:p>
          </table:table-cell>
          <table:table-cell/>
          <table:table-cell office:value-type="float" office:value="2018">
            <text:p>2018</text:p>
          </table:table-cell>
          <table:table-cell table:number-columns-repeated="4"/>
        </table:table-row>
        <table:table-row table:style-name="ro1">
          <table:table-cell office:value-type="float" office:value="4462">
            <text:p>4462</text:p>
          </table:table-cell>
          <table:table-cell office:value-type="float" office:value="1">
            <text:p>1</text:p>
          </table:table-cell>
          <table:table-cell office:value-type="float" office:value="2">
            <text:p>2</text:p>
          </table:table-cell>
          <table:table-cell office:value-type="string">
            <text:p>2018-124 The Original</text:p>
          </table:table-cell>
          <table:table-cell office:value-type="string">
            <text:p>2018-124-the-original</text:p>
          </table:table-cell>
          <table:table-cell office:value-type="float" office:value="2018">
            <text:p>2018</text:p>
          </table:table-cell>
          <table:table-cell office:value-type="string">
            <text:p>Ping Men's Tour Structured Men's Hat, Plastic Mannequin Head, Oakley Men's OO9154 Half Jacket XL 2.0 Golf Sunglasses, Video Baby Monitor</text:p>
          </table:table-cell>
          <table:table-cell table:number-columns-repeated="2"/>
          <table:table-cell office:value-type="string">
            <text:p>Variable</text:p>
          </table:table-cell>
          <table:table-cell table:number-columns-repeated="4"/>
          <table:table-cell office:value-type="string">
            <text:p>The Original</text:p>
          </table:table-cell>
          <table:table-cell/>
          <table:table-cell office:value-type="string">
            <text:p>ropac-install-2019-01-db---oU9j.jpg</text:p>
            <text:p>ropac-install-2019-01-db-ih--NmzH.jpg</text:p>
            <text:p>the-original-2018-124-db-ug--Gtcn.jpg</text:p>
            <text:p>the-original-2018-124-db-ug--3Eyf.jpg</text:p>
          </table:table-cell>
          <table:table-cell/>
          <table:table-cell office:value-type="float" office:value="2018">
            <text:p>2018</text:p>
          </table:table-cell>
          <table:table-cell table:number-columns-repeated="4"/>
        </table:table-row>
        <table:table-row table:style-name="ro1">
          <table:table-cell office:value-type="float" office:value="4463">
            <text:p>4463</text:p>
          </table:table-cell>
          <table:table-cell office:value-type="float" office:value="1">
            <text:p>1</text:p>
          </table:table-cell>
          <table:table-cell office:value-type="float" office:value="2">
            <text:p>2</text:p>
          </table:table-cell>
          <table:table-cell office:value-type="string">
            <text:p>2018-125 Destroyed Jeans</text:p>
          </table:table-cell>
          <table:table-cell office:value-type="string">
            <text:p>2018-125-destroyed-jeans</text:p>
          </table:table-cell>
          <table:table-cell office:value-type="float" office:value="2019">
            <text:p>2019</text:p>
          </table:table-cell>
          <table:table-cell office:value-type="string">
            <text:p>Vinyl prints onto 8 hanging banners</text:p>
          </table:table-cell>
          <table:table-cell table:number-columns-repeated="2" office:value-type="string">
            <text:p>Sharjah Art Foundation</text:p>
          </table:table-cell>
          <table:table-cell office:value-type="string">
            <text:p>650 x 250 cm</text:p>
          </table:table-cell>
          <table:table-cell office:value-type="string">
            <text:p>Went big 4 this! </text:p>
          </table:table-cell>
          <table:table-cell table:number-columns-repeated="3"/>
          <table:table-cell office:value-type="string">
            <text:p>Destroyed Jeans</text:p>
          </table:table-cell>
          <table:table-cell/>
          <table:table-cell office:value-type="string">
            <text:p>destroyed-jeans-2018-125-db-saf--wbBE.jpg</text:p>
            <text:p>destroyed-jeans-2018-125-db-saf--2s34.jpg</text:p>
          </table:table-cell>
          <table:table-cell/>
          <table:table-cell office:value-type="float" office:value="2019">
            <text:p>2019</text:p>
          </table:table-cell>
          <table:table-cell table:number-columns-repeated="4"/>
        </table:table-row>
        <table:table-row table:style-name="ro1">
          <table:table-cell office:value-type="float" office:value="4464">
            <text:p>4464</text:p>
          </table:table-cell>
          <table:table-cell office:value-type="float" office:value="1">
            <text:p>1</text:p>
          </table:table-cell>
          <table:table-cell office:value-type="float" office:value="2">
            <text:p>2</text:p>
          </table:table-cell>
          <table:table-cell office:value-type="string">
            <text:p>2019-005 Dunk</text:p>
          </table:table-cell>
          <table:table-cell office:value-type="string">
            <text:p>2019-005-dunk</text:p>
          </table:table-cell>
          <table:table-cell office:value-type="float" office:value="2019">
            <text:p>2019</text:p>
          </table:table-cell>
          <table:table-cell office:value-type="string">
            <text:p>Laser Animation </text:p>
          </table:table-cell>
          <table:table-cell office:value-type="string">
            <text:p>Sharjah Art Foundation</text:p>
          </table:table-cell>
          <table:table-cell/>
          <table:table-cell office:value-type="string">
            <text:p>Variable</text:p>
          </table:table-cell>
          <table:table-cell table:number-columns-repeated="4"/>
          <table:table-cell office:value-type="string">
            <text:p>Dunk</text:p>
          </table:table-cell>
          <table:table-cell/>
          <table:table-cell office:value-type="string">
            <text:p>dunk-2019-005-db-saf--sLpd.jpg</text:p>
          </table:table-cell>
          <table:table-cell/>
          <table:table-cell office:value-type="float" office:value="2019">
            <text:p>2019</text:p>
          </table:table-cell>
          <table:table-cell table:number-columns-repeated="4"/>
        </table:table-row>
        <table:table-row table:style-name="ro1">
          <table:table-cell office:value-type="float" office:value="4466">
            <text:p>4466</text:p>
          </table:table-cell>
          <table:table-cell office:value-type="float" office:value="1">
            <text:p>1</text:p>
          </table:table-cell>
          <table:table-cell office:value-type="float" office:value="2">
            <text:p>2</text:p>
          </table:table-cell>
          <table:table-cell office:value-type="string">
            <text:p>2019-058 idas</text:p>
          </table:table-cell>
          <table:table-cell office:value-type="string">
            <text:p>2019-058-idas</text:p>
          </table:table-cell>
          <table:table-cell office:value-type="float" office:value="2019">
            <text:p>2019</text:p>
          </table:table-cell>
          <table:table-cell office:value-type="string">
            <text:p>IQDemy Premium UV ink on IKEA LINNMON table tops</text:p>
          </table:table-cell>
          <table:table-cell table:number-columns-repeated="2"/>
          <table:table-cell office:value-type="string">
            <text:p>299.72 x 299.72 x 3.81 cm</text:p>
          </table:table-cell>
          <table:table-cell table:number-columns-repeated="4"/>
          <table:table-cell office:value-type="string">
            <text:p>idas</text:p>
          </table:table-cell>
          <table:table-cell/>
          <table:table-cell office:value-type="string">
            <text:p>idas-2019-058-db-gn--xxzR.jpg</text:p>
          </table:table-cell>
          <table:table-cell/>
          <table:table-cell office:value-type="float" office:value="2019">
            <text:p>2019</text:p>
          </table:table-cell>
          <table:table-cell table:number-columns-repeated="4"/>
        </table:table-row>
        <table:table-row table:style-name="ro1">
          <table:table-cell office:value-type="float" office:value="4467">
            <text:p>4467</text:p>
          </table:table-cell>
          <table:table-cell office:value-type="float" office:value="1">
            <text:p>1</text:p>
          </table:table-cell>
          <table:table-cell office:value-type="float" office:value="2">
            <text:p>2</text:p>
          </table:table-cell>
          <table:table-cell office:value-type="string">
            <text:p>2019-059 cC hampion</text:p>
          </table:table-cell>
          <table:table-cell office:value-type="string">
            <text:p>2019-059-cc-hampion</text:p>
          </table:table-cell>
          <table:table-cell office:value-type="float" office:value="2019">
            <text:p>2019</text:p>
          </table:table-cell>
          <table:table-cell office:value-type="string">
            <text:p>IQDemy Premium UV ink on IKEA LINNMON table tops</text:p>
          </table:table-cell>
          <table:table-cell table:number-columns-repeated="2"/>
          <table:table-cell office:value-type="string">
            <text:p>299.72 x 149.86 x 3.81 cm</text:p>
          </table:table-cell>
          <table:table-cell table:number-columns-repeated="4"/>
          <table:table-cell office:value-type="string">
            <text:p>cC hampion</text:p>
          </table:table-cell>
          <table:table-cell/>
          <table:table-cell office:value-type="string">
            <text:p>cc-hampion-2019-059-db-gn--I04E.jpg</text:p>
          </table:table-cell>
          <table:table-cell/>
          <table:table-cell office:value-type="float" office:value="2019">
            <text:p>2019</text:p>
          </table:table-cell>
          <table:table-cell table:number-columns-repeated="4"/>
        </table:table-row>
        <table:table-row table:style-name="ro1">
          <table:table-cell office:value-type="float" office:value="4475">
            <text:p>4475</text:p>
          </table:table-cell>
          <table:table-cell office:value-type="float" office:value="1">
            <text:p>1</text:p>
          </table:table-cell>
          <table:table-cell office:value-type="float" office:value="2">
            <text:p>2</text:p>
          </table:table-cell>
          <table:table-cell office:value-type="string">
            <text:p>2018-037 en·tre·pre·neur</text:p>
          </table:table-cell>
          <table:table-cell office:value-type="string">
            <text:p>2018-037-entrepreneur1</text:p>
          </table:table-cell>
          <table:table-cell office:value-type="float" office:value="2018">
            <text:p>2018</text:p>
          </table:table-cell>
          <table:table-cell office:value-type="string">
            <text:p>Web search archived as .warc w/ web recorder.</text:p>
          </table:table-cell>
          <table:table-cell table:number-columns-repeated="3"/>
          <table:table-cell office:value-type="string">
            <text:p>Using google 2 remem how to spell en·tre·pre·neur</text:p>
          </table:table-cell>
          <table:table-cell/>
          <table:table-cell office:value-type="string">
            <text:p>https://conifer.rhizome.org/cory_arcangel/enterpnurer</text:p>
          </table:table-cell>
          <table:table-cell/>
          <table:table-cell office:value-type="string">
            <text:p>en·tre·pre·neur</text:p>
          </table:table-cell>
          <table:table-cell/>
          <table:table-cell office:value-type="string">
            <text:p>entreprenuer-2018-037-web-ih--fL9T.jpg</text:p>
          </table:table-cell>
          <table:table-cell/>
          <table:table-cell office:value-type="float" office:value="2018">
            <text:p>2018</text:p>
          </table:table-cell>
          <table:table-cell table:number-columns-repeated="4"/>
        </table:table-row>
        <table:table-row table:style-name="ro1">
          <table:table-cell office:value-type="float" office:value="4476">
            <text:p>4476</text:p>
          </table:table-cell>
          <table:table-cell office:value-type="float" office:value="1">
            <text:p>1</text:p>
          </table:table-cell>
          <table:table-cell office:value-type="float" office:value="2">
            <text:p>2</text:p>
          </table:table-cell>
          <table:table-cell office:value-type="string">
            <text:p>2018-134 NYARTIST</text:p>
          </table:table-cell>
          <table:table-cell office:value-type="string">
            <text:p>2018-134</text:p>
          </table:table-cell>
          <table:table-cell office:value-type="float" office:value="2018">
            <text:p>2018</text:p>
          </table:table-cell>
          <table:table-cell office:value-type="string">
            <text:p>Algorithmic score for pipe organ. </text:p>
          </table:table-cell>
          <table:table-cell table:number-columns-repeated="3"/>
          <table:table-cell office:value-type="string">
            <text:p>Algo pipe organ piece which was made to be recorded &amp;amp; inserted into the gym mix at the Sharjah Radisson 4 the Sharjah Biennial 14. </text:p>
          </table:table-cell>
          <table:table-cell/>
          <table:table-cell office:value-type="string">
            <text:p>http://nyartist.coryarcangel.com</text:p>
          </table:table-cell>
          <table:table-cell office:value-type="string">
            <text:p>[4496] [2020-035-nyartist] 2020-035 NYARTIST</text:p>
          </table:table-cell>
          <table:table-cell office:value-type="string">
            <text:p>NYARTIST</text:p>
          </table:table-cell>
          <table:table-cell/>
          <table:table-cell office:value-type="string">
            <text:p>sharjah-biennial-2019-03-db-ih--LoHh.jpg</text:p>
          </table:table-cell>
          <table:table-cell/>
          <table:table-cell office:value-type="float" office:value="2018">
            <text:p>2018</text:p>
          </table:table-cell>
          <table:table-cell table:number-columns-repeated="4"/>
        </table:table-row>
        <table:table-row table:style-name="ro1">
          <table:table-cell office:value-type="float" office:value="4477">
            <text:p>4477</text:p>
          </table:table-cell>
          <table:table-cell office:value-type="float" office:value="1">
            <text:p>1</text:p>
          </table:table-cell>
          <table:table-cell office:value-type="float" office:value="2">
            <text:p>2</text:p>
          </table:table-cell>
          <table:table-cell office:value-type="string">
            <text:p>2019-009 til hele</text:p>
          </table:table-cell>
          <table:table-cell office:value-type="string">
            <text:p>2019-009-til-hele</text:p>
          </table:table-cell>
          <table:table-cell office:value-type="float" office:value="2019">
            <text:p>2019</text:p>
          </table:table-cell>
          <table:table-cell office:value-type="string">
            <text:p>IKEA GUNDE, Diamond Plate Aluminum</text:p>
          </table:table-cell>
          <table:table-cell table:number-columns-repeated="3"/>
          <table:table-cell office:value-type="string">
            <text:p>Re-made an IKEA GUNDE chair using Diamond Plate Aluminum - metal sheets which have a raised repeating texture.&amp;nbsp;</text:p>
          </table:table-cell>
          <table:table-cell table:number-columns-repeated="3"/>
          <table:table-cell office:value-type="string">
            <text:p>til hele</text:p>
          </table:table-cell>
          <table:table-cell/>
          <table:table-cell office:value-type="string">
            <text:p>til-hele-2019-009-db-ih--jfR1.jpg</text:p>
          </table:table-cell>
          <table:table-cell/>
          <table:table-cell office:value-type="float" office:value="2019">
            <text:p>2019</text:p>
          </table:table-cell>
          <table:table-cell table:number-columns-repeated="4"/>
        </table:table-row>
        <table:table-row table:style-name="ro1">
          <table:table-cell office:value-type="float" office:value="4478">
            <text:p>4478</text:p>
          </table:table-cell>
          <table:table-cell office:value-type="float" office:value="1">
            <text:p>1</text:p>
          </table:table-cell>
          <table:table-cell office:value-type="float" office:value="2">
            <text:p>2</text:p>
          </table:table-cell>
          <table:table-cell office:value-type="string">
            <text:p>2019-027 Responce</text:p>
          </table:table-cell>
          <table:table-cell office:value-type="string">
            <text:p>2019-027-responce</text:p>
          </table:table-cell>
          <table:table-cell office:value-type="float" office:value="2019">
            <text:p>2019</text:p>
          </table:table-cell>
          <table:table-cell office:value-type="string">
            <text:p>CYMK print on magistra deluxe blueback 125gr. paper</text:p>
          </table:table-cell>
          <table:table-cell table:number-columns-repeated="4"/>
          <table:table-cell office:value-type="string">
            <text:p>Print for Lorenzo Sennis Presto label's 10th anniversary</text:p>
          </table:table-cell>
          <table:table-cell table:number-columns-repeated="4"/>
          <table:table-cell office:value-type="string">
            <text:p>responce-2019-027-db-ih--oHP0.jpg</text:p>
          </table:table-cell>
          <table:table-cell/>
          <table:table-cell office:value-type="float" office:value="2019">
            <text:p>2019</text:p>
          </table:table-cell>
          <table:table-cell table:number-columns-repeated="4"/>
        </table:table-row>
        <table:table-row table:style-name="ro1">
          <table:table-cell office:value-type="float" office:value="4479">
            <text:p>4479</text:p>
          </table:table-cell>
          <table:table-cell office:value-type="float" office:value="1">
            <text:p>1</text:p>
          </table:table-cell>
          <table:table-cell office:value-type="float" office:value="2">
            <text:p>2</text:p>
          </table:table-cell>
          <table:table-cell office:value-type="string">
            <text:p>2019-033 HIGH RISE, public saftey, Pink Camo, WORKOUT, Rothco, XTEXTILE, Tactical Work, Y, ORALS BRO</text:p>
          </table:table-cell>
          <table:table-cell office:value-type="string">
            <text:p>2019-033-high-rise-public-saftey-pink-camo-workout-rothco-xtextile-tactical</text:p>
          </table:table-cell>
          <table:table-cell office:value-type="float" office:value="2019">
            <text:p>2019</text:p>
          </table:table-cell>
          <table:table-cell office:value-type="string">
            <text:p>IQDemy Premium UV ink on IKEA LINNMON table tops</text:p>
          </table:table-cell>
          <table:table-cell table:number-columns-repeated="3"/>
          <table:table-cell office:value-type="string">
            <text:p>Array of Ikea tables, done 4 show at Firstsite (orignially done as separate works, but smashed together onsite as 1 thing)</text:p>
          </table:table-cell>
          <table:table-cell table:number-columns-repeated="5"/>
          <table:table-cell office:value-type="string">
            <text:p>firstsite-2019-05-db-da--Qitn.jpg</text:p>
          </table:table-cell>
          <table:table-cell/>
          <table:table-cell office:value-type="float" office:value="2019">
            <text:p>2019</text:p>
          </table:table-cell>
          <table:table-cell table:number-columns-repeated="4"/>
        </table:table-row>
        <table:table-row table:style-name="ro1">
          <table:table-cell office:value-type="float" office:value="4480">
            <text:p>4480</text:p>
          </table:table-cell>
          <table:table-cell office:value-type="float" office:value="1">
            <text:p>1</text:p>
          </table:table-cell>
          <table:table-cell office:value-type="float" office:value="2">
            <text:p>2</text:p>
          </table:table-cell>
          <table:table-cell office:value-type="string">
            <text:p>2019-036 Let</text:p>
          </table:table-cell>
          <table:table-cell office:value-type="string">
            <text:p>2019-036-let</text:p>
          </table:table-cell>
          <table:table-cell office:value-type="float" office:value="2019">
            <text:p>2019</text:p>
          </table:table-cell>
          <table:table-cell office:value-type="string">
            <text:p>Illuminated Window Displays, napkins</text:p>
          </table:table-cell>
          <table:table-cell table:number-columns-repeated="2"/>
          <table:table-cell office:value-type="string">
            <text:p>Variable</text:p>
          </table:table-cell>
          <table:table-cell office:value-type="string">
            <text:p>Some napkins from the local scene placed into a backlit “to let” signage. </text:p>
          </table:table-cell>
          <table:table-cell table:number-columns-repeated="3"/>
          <table:table-cell office:value-type="string">
            <text:p>Let</text:p>
          </table:table-cell>
          <table:table-cell/>
          <table:table-cell office:value-type="string">
            <text:p>firstsite-2019-05-db-da--9oP0.jpg</text:p>
            <text:p>firstsite-2019-05-db-da--7aAs.jpg</text:p>
          </table:table-cell>
          <table:table-cell/>
          <table:table-cell office:value-type="float" office:value="2019">
            <text:p>2019</text:p>
          </table:table-cell>
          <table:table-cell table:number-columns-repeated="4"/>
        </table:table-row>
        <table:table-row table:style-name="ro1">
          <table:table-cell office:value-type="float" office:value="4481">
            <text:p>4481</text:p>
          </table:table-cell>
          <table:table-cell office:value-type="float" office:value="1">
            <text:p>1</text:p>
          </table:table-cell>
          <table:table-cell office:value-type="float" office:value="2">
            <text:p>2</text:p>
          </table:table-cell>
          <table:table-cell office:value-type="string">
            <text:p>2019-037 47 Closer</text:p>
          </table:table-cell>
          <table:table-cell office:value-type="string">
            <text:p>2019-037-47-closer</text:p>
          </table:table-cell>
          <table:table-cell office:value-type="float" office:value="2019">
            <text:p>2019</text:p>
          </table:table-cell>
          <table:table-cell office:value-type="string">
            <text:p>Oakley Men's Radar EV Path TDF Sunglasses, Green Bay Packers ONE SIZE Stretch Fit baseball hat, Panasonic LONG-RANGE KX-HN3001 Baby Monitor</text:p>
          </table:table-cell>
          <table:table-cell table:number-columns-repeated="3"/>
          <table:table-cell office:value-type="string">
            <text:p>Baby monitor, upside down Oakleys,&amp;nbsp; surveillance, etc, etc.&amp;nbsp;</text:p>
          </table:table-cell>
          <table:table-cell table:number-columns-repeated="3"/>
          <table:table-cell office:value-type="string">
            <text:p>47 Closer</text:p>
          </table:table-cell>
          <table:table-cell/>
          <table:table-cell office:value-type="string">
            <text:p>firstsite-2019-05-db-da--NqdM.jpg</text:p>
            <text:p>firstsite-2019-05-db-da--JbLc.jpg</text:p>
          </table:table-cell>
          <table:table-cell/>
          <table:table-cell office:value-type="float" office:value="2019">
            <text:p>2019</text:p>
          </table:table-cell>
          <table:table-cell table:number-columns-repeated="4"/>
        </table:table-row>
        <table:table-row table:style-name="ro1">
          <table:table-cell office:value-type="float" office:value="4482">
            <text:p>4482</text:p>
          </table:table-cell>
          <table:table-cell office:value-type="float" office:value="1">
            <text:p>1</text:p>
          </table:table-cell>
          <table:table-cell office:value-type="float" office:value="2">
            <text:p>2</text:p>
          </table:table-cell>
          <table:table-cell office:value-type="string">
            <text:p>2019-045 They told me there would be tea</text:p>
          </table:table-cell>
          <table:table-cell office:value-type="string">
            <text:p>2019-045-they-told-me-there-would-be-tea</text:p>
          </table:table-cell>
          <table:table-cell office:value-type="float" office:value="2019">
            <text:p>2019</text:p>
          </table:table-cell>
          <table:table-cell office:value-type="string">
            <text:p>Audio mixtape (for NTS radio)</text:p>
          </table:table-cell>
          <table:table-cell/>
          <table:table-cell office:value-type="string">
            <text:p>Cory Arcangel &amp; Hampus Lindwall</text:p>
          </table:table-cell>
          <table:table-cell/>
          <table:table-cell office:value-type="string">
            <text:p>Mixtape for NTS radio (kinda wild TBH)</text:p>
          </table:table-cell>
          <table:table-cell/>
          <table:table-cell office:value-type="string">
            <text:p>https://www.nts.live/shows/guests/episodes/cory-arcangel-hampus-lindwall-18th-june-2019</text:p>
          </table:table-cell>
          <table:table-cell/>
          <table:table-cell office:value-type="string">
            <text:p>They told me there would be tea</text:p>
          </table:table-cell>
          <table:table-cell/>
          <table:table-cell office:value-type="string">
            <text:p>tea-mix-2019-045-db-ih--cIDu.jpg</text:p>
          </table:table-cell>
          <table:table-cell/>
          <table:table-cell office:value-type="float" office:value="2019">
            <text:p>2019</text:p>
          </table:table-cell>
          <table:table-cell table:number-columns-repeated="4"/>
        </table:table-row>
        <table:table-row table:style-name="ro1">
          <table:table-cell office:value-type="float" office:value="4483">
            <text:p>4483</text:p>
          </table:table-cell>
          <table:table-cell office:value-type="float" office:value="1">
            <text:p>1</text:p>
          </table:table-cell>
          <table:table-cell office:value-type="float" office:value="2">
            <text:p>2</text:p>
          </table:table-cell>
          <table:table-cell office:value-type="string">
            <text:p>2019-046 Scrubs</text:p>
          </table:table-cell>
          <table:table-cell office:value-type="string">
            <text:p>2019-046-scrubs</text:p>
          </table:table-cell>
          <table:table-cell office:value-type="float" office:value="2019">
            <text:p>2019</text:p>
          </table:table-cell>
          <table:table-cell office:value-type="string">
            <text:p>Composition for pipe organ</text:p>
          </table:table-cell>
          <table:table-cell table:number-columns-repeated="3"/>
          <table:table-cell office:value-type="string">
            <text:p>Composition for organ - edited Toccata and Fugue in D minor, BWV 565. Written for Hampus Linwdall for Art Night London 2019.</text:p>
          </table:table-cell>
          <table:table-cell table:number-columns-repeated="3"/>
          <table:table-cell office:value-type="string">
            <text:p>Scrubs</text:p>
          </table:table-cell>
          <table:table-cell/>
          <table:table-cell office:value-type="string">
            <text:p>art-night-2019-06-web-sj--UMzJ.jpg</text:p>
          </table:table-cell>
          <table:table-cell/>
          <table:table-cell office:value-type="float" office:value="2019">
            <text:p>2019</text:p>
          </table:table-cell>
          <table:table-cell office:value-type="string">
            <text:p>Cory-Arcangel-Scrubs.pdf</text:p>
          </table:table-cell>
          <table:table-cell table:number-columns-repeated="3"/>
        </table:table-row>
        <table:table-row table:style-name="ro1">
          <table:table-cell office:value-type="float" office:value="4484">
            <text:p>4484</text:p>
          </table:table-cell>
          <table:table-cell office:value-type="float" office:value="1">
            <text:p>1</text:p>
          </table:table-cell>
          <table:table-cell office:value-type="float" office:value="2">
            <text:p>2</text:p>
          </table:table-cell>
          <table:table-cell office:value-type="string">
            <text:p>2019-042 VYB</text:p>
          </table:table-cell>
          <table:table-cell office:value-type="string">
            <text:p>2019-042-vyb</text:p>
          </table:table-cell>
          <table:table-cell office:value-type="float" office:value="2019">
            <text:p>2019</text:p>
          </table:table-cell>
          <table:table-cell office:value-type="string">
            <text:p>IQDemy Premium UV ink on IKEA LINNMON table tops</text:p>
          </table:table-cell>
          <table:table-cell table:number-columns-repeated="2"/>
          <table:table-cell office:value-type="string">
            <text:p>118 x 59</text:p>
          </table:table-cell>
          <table:table-cell table:number-columns-repeated="4"/>
          <table:table-cell office:value-type="string">
            <text:p>VYB</text:p>
          </table:table-cell>
          <table:table-cell/>
          <table:table-cell office:value-type="string">
            <text:p>vyb-2019-042-db---oTXc.jpg</text:p>
          </table:table-cell>
          <table:table-cell/>
          <table:table-cell office:value-type="float" office:value="2019">
            <text:p>2019</text:p>
          </table:table-cell>
          <table:table-cell table:number-columns-repeated="4"/>
        </table:table-row>
        <table:table-row table:style-name="ro1">
          <table:table-cell office:value-type="float" office:value="4485">
            <text:p>4485</text:p>
          </table:table-cell>
          <table:table-cell office:value-type="float" office:value="1">
            <text:p>1</text:p>
          </table:table-cell>
          <table:table-cell office:value-type="float" office:value="2">
            <text:p>2</text:p>
          </table:table-cell>
          <table:table-cell office:value-type="string">
            <text:p>2019-048 CREIBLEWORKUT</text:p>
          </table:table-cell>
          <table:table-cell office:value-type="string">
            <text:p>2019-048-creibleworkut</text:p>
          </table:table-cell>
          <table:table-cell office:value-type="float" office:value="2019">
            <text:p>2019</text:p>
          </table:table-cell>
          <table:table-cell office:value-type="string">
            <text:p>IQDemy Premium UV ink on IKEA LINNMON table tops</text:p>
          </table:table-cell>
          <table:table-cell table:number-columns-repeated="2"/>
          <table:table-cell office:value-type="string">
            <text:p>118 x 59</text:p>
          </table:table-cell>
          <table:table-cell table:number-columns-repeated="4"/>
          <table:table-cell office:value-type="string">
            <text:p>CREIBLEWORKUT</text:p>
          </table:table-cell>
          <table:table-cell/>
          <table:table-cell office:value-type="string">
            <text:p>creibleworkut-2019-048-db---LGoM.jpg</text:p>
          </table:table-cell>
          <table:table-cell/>
          <table:table-cell office:value-type="float" office:value="2019">
            <text:p>2019</text:p>
          </table:table-cell>
          <table:table-cell table:number-columns-repeated="4"/>
        </table:table-row>
        <table:table-row table:style-name="ro1">
          <table:table-cell office:value-type="float" office:value="4486">
            <text:p>4486</text:p>
          </table:table-cell>
          <table:table-cell office:value-type="float" office:value="1">
            <text:p>1</text:p>
          </table:table-cell>
          <table:table-cell office:value-type="float" office:value="2">
            <text:p>2</text:p>
          </table:table-cell>
          <table:table-cell office:value-type="string">
            <text:p>2019-050 acool</text:p>
          </table:table-cell>
          <table:table-cell office:value-type="string">
            <text:p>2019-050-acool</text:p>
          </table:table-cell>
          <table:table-cell office:value-type="float" office:value="2019">
            <text:p>2019</text:p>
          </table:table-cell>
          <table:table-cell office:value-type="string">
            <text:p>IQDemy Premium UV ink on IKEA LINNMON table tops</text:p>
          </table:table-cell>
          <table:table-cell table:number-columns-repeated="2"/>
          <table:table-cell office:value-type="string">
            <text:p>118 x 88.5 </text:p>
          </table:table-cell>
          <table:table-cell table:number-columns-repeated="4"/>
          <table:table-cell office:value-type="string">
            <text:p>acool</text:p>
          </table:table-cell>
          <table:table-cell/>
          <table:table-cell office:value-type="string">
            <text:p>acool-2019-050-db---zJ1w.jpg</text:p>
          </table:table-cell>
          <table:table-cell/>
          <table:table-cell office:value-type="float" office:value="2019">
            <text:p>2019</text:p>
          </table:table-cell>
          <table:table-cell table:number-columns-repeated="4"/>
        </table:table-row>
        <table:table-row table:style-name="ro1">
          <table:table-cell office:value-type="float" office:value="4487">
            <text:p>4487</text:p>
          </table:table-cell>
          <table:table-cell office:value-type="float" office:value="1">
            <text:p>1</text:p>
          </table:table-cell>
          <table:table-cell office:value-type="float" office:value="2">
            <text:p>2</text:p>
          </table:table-cell>
          <table:table-cell office:value-type="string">
            <text:p>2019-054 artney, adid</text:p>
          </table:table-cell>
          <table:table-cell office:value-type="string">
            <text:p>2019-054-artney-adid</text:p>
          </table:table-cell>
          <table:table-cell office:value-type="float" office:value="2019">
            <text:p>2019</text:p>
          </table:table-cell>
          <table:table-cell office:value-type="string">
            <text:p>IQDemy Premium UV ink on IKEA LINNMON table tops</text:p>
          </table:table-cell>
          <table:table-cell table:number-columns-repeated="2"/>
          <table:table-cell office:value-type="string">
            <text:p>118 x 118 </text:p>
          </table:table-cell>
          <table:table-cell table:number-columns-repeated="4"/>
          <table:table-cell office:value-type="string">
            <text:p>artney, adid</text:p>
          </table:table-cell>
          <table:table-cell/>
          <table:table-cell office:value-type="string">
            <text:p>artney_-adid-2019-054-db---cTgi.jpg</text:p>
          </table:table-cell>
          <table:table-cell/>
          <table:table-cell office:value-type="float" office:value="2019">
            <text:p>2019</text:p>
          </table:table-cell>
          <table:table-cell table:number-columns-repeated="4"/>
        </table:table-row>
        <table:table-row table:style-name="ro1">
          <table:table-cell office:value-type="float" office:value="4488">
            <text:p>4488</text:p>
          </table:table-cell>
          <table:table-cell office:value-type="float" office:value="1">
            <text:p>1</text:p>
          </table:table-cell>
          <table:table-cell office:value-type="float" office:value="2">
            <text:p>2</text:p>
          </table:table-cell>
          <table:table-cell office:value-type="string">
            <text:p>2019-056 ULCYCLE</text:p>
          </table:table-cell>
          <table:table-cell office:value-type="string">
            <text:p>2019-056-ulcycle</text:p>
          </table:table-cell>
          <table:table-cell office:value-type="float" office:value="2019">
            <text:p>2019</text:p>
          </table:table-cell>
          <table:table-cell office:value-type="string">
            <text:p>IQDemy Premium UV ink on IKEA LINNMON table tops</text:p>
          </table:table-cell>
          <table:table-cell table:number-columns-repeated="2"/>
          <table:table-cell office:value-type="string">
            <text:p>118 x 59</text:p>
          </table:table-cell>
          <table:table-cell table:number-columns-repeated="4"/>
          <table:table-cell office:value-type="string">
            <text:p>ULCYCLE</text:p>
          </table:table-cell>
          <table:table-cell/>
          <table:table-cell office:value-type="string">
            <text:p>ulcycle-2019-056-db---K5pB.jpg</text:p>
          </table:table-cell>
          <table:table-cell/>
          <table:table-cell office:value-type="float" office:value="2019">
            <text:p>2019</text:p>
          </table:table-cell>
          <table:table-cell table:number-columns-repeated="4"/>
        </table:table-row>
        <table:table-row table:style-name="ro1">
          <table:table-cell office:value-type="float" office:value="4489">
            <text:p>4489</text:p>
          </table:table-cell>
          <table:table-cell office:value-type="float" office:value="1">
            <text:p>1</text:p>
          </table:table-cell>
          <table:table-cell office:value-type="float" office:value="2">
            <text:p>2</text:p>
          </table:table-cell>
          <table:table-cell office:value-type="string">
            <text:p>2019-063 satin to slip</text:p>
          </table:table-cell>
          <table:table-cell office:value-type="string">
            <text:p>2019-063-satin-to-slip</text:p>
          </table:table-cell>
          <table:table-cell office:value-type="float" office:value="2019">
            <text:p>2019</text:p>
          </table:table-cell>
          <table:table-cell office:value-type="string">
            <text:p>Dual-channel screen recording of a live bot performance on Instagram, September, 17th, 2019.</text:p>
          </table:table-cell>
          <table:table-cell table:number-columns-repeated="2"/>
          <table:table-cell office:value-type="string">
            <text:p>Variable</text:p>
          </table:table-cell>
          <table:table-cell table:number-columns-repeated="4"/>
          <table:table-cell office:value-type="string">
            <text:p>SATIN TO SLIP / THE KING CHECKED BY THE QUEEN</text:p>
          </table:table-cell>
          <table:table-cell/>
          <table:table-cell office:value-type="string">
            <text:p>satin-to-sip-2019-063-db-ih--ULmB.jpg</text:p>
          </table:table-cell>
          <table:table-cell/>
          <table:table-cell office:value-type="float" office:value="2019">
            <text:p>2019</text:p>
          </table:table-cell>
          <table:table-cell table:number-columns-repeated="4"/>
        </table:table-row>
        <table:table-row table:style-name="ro1">
          <table:table-cell office:value-type="float" office:value="4490">
            <text:p>4490</text:p>
          </table:table-cell>
          <table:table-cell office:value-type="float" office:value="1">
            <text:p>1</text:p>
          </table:table-cell>
          <table:table-cell office:value-type="float" office:value="2">
            <text:p>2</text:p>
          </table:table-cell>
          <table:table-cell office:value-type="string">
            <text:p>2020-003 NKE</text:p>
          </table:table-cell>
          <table:table-cell office:value-type="string">
            <text:p>2020-003-nke</text:p>
          </table:table-cell>
          <table:table-cell office:value-type="float" office:value="2020">
            <text:p>2020</text:p>
          </table:table-cell>
          <table:table-cell office:value-type="string">
            <text:p>IQDemy Premium UV ink on IKEA MELLTORP table tops</text:p>
          </table:table-cell>
          <table:table-cell table:number-columns-repeated="2"/>
          <table:table-cell office:value-type="string">
            <text:p>95 x 59</text:p>
          </table:table-cell>
          <table:table-cell table:number-columns-repeated="4"/>
          <table:table-cell office:value-type="string">
            <text:p>NKE</text:p>
          </table:table-cell>
          <table:table-cell/>
          <table:table-cell office:value-type="string">
            <text:p>nke-2020-003-db-ih--ARas.jpg</text:p>
          </table:table-cell>
          <table:table-cell/>
          <table:table-cell office:value-type="float" office:value="2020">
            <text:p>2020</text:p>
          </table:table-cell>
          <table:table-cell table:number-columns-repeated="4"/>
        </table:table-row>
        <table:table-row table:style-name="ro1">
          <table:table-cell office:value-type="float" office:value="4491">
            <text:p>4491</text:p>
          </table:table-cell>
          <table:table-cell office:value-type="float" office:value="1">
            <text:p>1</text:p>
          </table:table-cell>
          <table:table-cell office:value-type="float" office:value="2">
            <text:p>2</text:p>
          </table:table-cell>
          <table:table-cell office:value-type="string">
            <text:p>2020-004 WORKUTWORUTWOROUT</text:p>
          </table:table-cell>
          <table:table-cell office:value-type="string">
            <text:p>2020-004-workutworutworout</text:p>
          </table:table-cell>
          <table:table-cell office:value-type="float" office:value="2020">
            <text:p>2020</text:p>
          </table:table-cell>
          <table:table-cell office:value-type="string">
            <text:p>IQDemy Premium UV ink on IKEA LINNMON table tops</text:p>
          </table:table-cell>
          <table:table-cell table:number-columns-repeated="2"/>
          <table:table-cell office:value-type="string">
            <text:p>78.75 x 94.5</text:p>
          </table:table-cell>
          <table:table-cell table:number-columns-repeated="4"/>
          <table:table-cell office:value-type="string">
            <text:p>WORKUTWORUTWOROUT</text:p>
          </table:table-cell>
          <table:table-cell/>
          <table:table-cell office:value-type="string">
            <text:p>workutworutworout-2020-004-db-ih--D6cD.jpg</text:p>
          </table:table-cell>
          <table:table-cell/>
          <table:table-cell office:value-type="float" office:value="2020">
            <text:p>2020</text:p>
          </table:table-cell>
          <table:table-cell table:number-columns-repeated="4"/>
        </table:table-row>
        <table:table-row table:style-name="ro1">
          <table:table-cell office:value-type="float" office:value="4492">
            <text:p>4492</text:p>
          </table:table-cell>
          <table:table-cell office:value-type="float" office:value="1">
            <text:p>1</text:p>
          </table:table-cell>
          <table:table-cell office:value-type="float" office:value="2">
            <text:p>2</text:p>
          </table:table-cell>
          <table:table-cell office:value-type="string">
            <text:p>2020-006 Workout 2018</text:p>
          </table:table-cell>
          <table:table-cell office:value-type="string">
            <text:p>2020-006-workout-2018</text:p>
          </table:table-cell>
          <table:table-cell office:value-type="float" office:value="2020">
            <text:p>2020</text:p>
          </table:table-cell>
          <table:table-cell office:value-type="string">
            <text:p>Nearly complete Web ARChive of https://soundcloud.com/ partyplaylists69/ sets/ workout-2018 captured on Jan 2, 2020, (optional) variable home computer playback apparatus. </text:p>
          </table:table-cell>
          <table:table-cell table:number-columns-repeated="3"/>
          <table:table-cell office:value-type="string">
            <text:p>Web ARChive capture of the Soundcloud “Workout 2018” playlist: https://soundcloud.com/ partyplaylists69/ sets/ workout-2018 captured in early Jan, 2020. Soundcloud pushed this mix into my feed the entire 2019.</text:p>
          </table:table-cell>
          <table:table-cell/>
          <table:table-cell office:value-type="string">
            <text:p>https://conifer.rhizome.org/cory_arcangel/workout-2018</text:p>
          </table:table-cell>
          <table:table-cell/>
          <table:table-cell office:value-type="string">
            <text:p>Workout 2018</text:p>
          </table:table-cell>
          <table:table-cell/>
          <table:table-cell office:value-type="string">
            <text:p>workout-2018-2020-006-db-ih--XmQj.jpg</text:p>
          </table:table-cell>
          <table:table-cell/>
          <table:table-cell office:value-type="float" office:value="2020">
            <text:p>2020</text:p>
          </table:table-cell>
          <table:table-cell table:number-columns-repeated="4"/>
        </table:table-row>
        <table:table-row table:style-name="ro1">
          <table:table-cell office:value-type="float" office:value="4493">
            <text:p>4493</text:p>
          </table:table-cell>
          <table:table-cell office:value-type="float" office:value="1">
            <text:p>1</text:p>
          </table:table-cell>
          <table:table-cell office:value-type="float" office:value="2">
            <text:p>2</text:p>
          </table:table-cell>
          <table:table-cell office:value-type="string">
            <text:p>2020-007 Server Cabinet Cooling - Everything you need to know</text:p>
          </table:table-cell>
          <table:table-cell office:value-type="string">
            <text:p>2020-007-server-cabinet-cooling-everything-you-need-to-know</text:p>
          </table:table-cell>
          <table:table-cell office:value-type="float" office:value="2020">
            <text:p>2020</text:p>
          </table:table-cell>
          <table:table-cell office:value-type="string">
            <text:p>Two post server rack, 15 rack enclosure cabinet fan panels.</text:p>
          </table:table-cell>
          <table:table-cell table:number-columns-repeated="2"/>
          <table:table-cell office:value-type="string">
            <text:p>Variable</text:p>
          </table:table-cell>
          <table:table-cell table:number-columns-repeated="4"/>
          <table:table-cell office:value-type="string">
            <text:p>Server Cabinet Cooling - Everything you need to know</text:p>
          </table:table-cell>
          <table:table-cell/>
          <table:table-cell office:value-type="string">
            <text:p>server-cabinet-cooling---everything-you-need-to-know-2020-007-db-ih--bYZo.jpg</text:p>
          </table:table-cell>
          <table:table-cell/>
          <table:table-cell office:value-type="float" office:value="2020">
            <text:p>2020</text:p>
          </table:table-cell>
          <table:table-cell table:number-columns-repeated="4"/>
        </table:table-row>
        <table:table-row table:style-name="ro1">
          <table:table-cell office:value-type="float" office:value="4494">
            <text:p>4494</text:p>
          </table:table-cell>
          <table:table-cell office:value-type="float" office:value="1">
            <text:p>1</text:p>
          </table:table-cell>
          <table:table-cell office:value-type="float" office:value="2">
            <text:p>2</text:p>
          </table:table-cell>
          <table:table-cell office:value-type="string">
            <text:p>2020-008 Grin</text:p>
          </table:table-cell>
          <table:table-cell office:value-type="string">
            <text:p>2020-008</text:p>
          </table:table-cell>
          <table:table-cell office:value-type="float" office:value="2020">
            <text:p>2020</text:p>
          </table:table-cell>
          <table:table-cell office:value-type="string">
            <text:p>Single-channel screen recording of a live bot performance on Instagram, December 8, 2019.</text:p>
          </table:table-cell>
          <table:table-cell table:number-columns-repeated="3"/>
          <table:table-cell office:value-type="string">
            <text:p>Screen recording of an instagram bot liking every post on a single profile - amazon.</text:p>
          </table:table-cell>
          <table:table-cell/>
          <table:table-cell office:value-type="string">
            <text:p>https://www.youtube.com/watch?v=dVokXACCojw</text:p>
          </table:table-cell>
          <table:table-cell/>
          <table:table-cell office:value-type="string">
            <text:p>Grin</text:p>
          </table:table-cell>
          <table:table-cell/>
          <table:table-cell office:value-type="string">
            <text:p>2020-008-db-ih--Xugx.jpg</text:p>
          </table:table-cell>
          <table:table-cell/>
          <table:table-cell office:value-type="float" office:value="2020">
            <text:p>2020</text:p>
          </table:table-cell>
          <table:table-cell table:number-columns-repeated="4"/>
        </table:table-row>
        <table:table-row table:style-name="ro1">
          <table:table-cell office:value-type="float" office:value="4495">
            <text:p>4495</text:p>
          </table:table-cell>
          <table:table-cell office:value-type="float" office:value="1">
            <text:p>1</text:p>
          </table:table-cell>
          <table:table-cell office:value-type="float" office:value="2">
            <text:p>2</text:p>
          </table:table-cell>
          <table:table-cell office:value-type="string">
            <text:p>2020-022 when the squad</text:p>
          </table:table-cell>
          <table:table-cell office:value-type="string">
            <text:p>2020-022-when-the-squad</text:p>
          </table:table-cell>
          <table:table-cell office:value-type="float" office:value="2020">
            <text:p>2020</text:p>
          </table:table-cell>
          <table:table-cell office:value-type="string">
            <text:p>Dual-channel screen recording of a live bot performance on Instagram, Febuary 5th, 2020.</text:p>
          </table:table-cell>
          <table:table-cell table:number-columns-repeated="7"/>
          <table:table-cell office:value-type="string">
            <text:p>when the squad meets up / the king checked by the queen</text:p>
          </table:table-cell>
          <table:table-cell/>
          <table:table-cell office:value-type="string">
            <text:p>squad-2020-022-db-ih--LMgO.jpg</text:p>
          </table:table-cell>
          <table:table-cell/>
          <table:table-cell office:value-type="float" office:value="2020">
            <text:p>2020</text:p>
          </table:table-cell>
          <table:table-cell table:number-columns-repeated="4"/>
        </table:table-row>
        <table:table-row table:style-name="ro1">
          <table:table-cell office:value-type="float" office:value="4496">
            <text:p>4496</text:p>
          </table:table-cell>
          <table:table-cell office:value-type="float" office:value="1">
            <text:p>1</text:p>
          </table:table-cell>
          <table:table-cell office:value-type="float" office:value="2">
            <text:p>2</text:p>
          </table:table-cell>
          <table:table-cell office:value-type="string">
            <text:p>2020-035 NYARTIST</text:p>
          </table:table-cell>
          <table:table-cell office:value-type="string">
            <text:p>2020-035-nyartist</text:p>
          </table:table-cell>
          <table:table-cell office:value-type="float" office:value="2020">
            <text:p>2020</text:p>
          </table:table-cell>
          <table:table-cell office:value-type="string">
            <text:p>Cassette tape.</text:p>
          </table:table-cell>
          <table:table-cell table:number-columns-repeated="3"/>
          <table:table-cell office:value-type="string">
            <text:p>Benefit limited edition cassette tape done for Issue Project Room.</text:p>
          </table:table-cell>
          <table:table-cell office:value-type="string">
            <text:p>NYARTIST is documentation of a project by Cory Arcangel which was exhibited and commissioned by Sharjah Art Foundation, for the Sharjah Biennial 14, 2019 curated by Omar Kholeif. For the project Arcangel composed an algorithmic score for pipe organ - located at nyartist.coryarcangel.com - and an iteration of this score was recorded by organist Hampus Lindwall. This resulting track was then dropped into the mix at the Radisson Blu Resort Sharjah gym for the duration of the Sharjah Biennial 14.</text:p>
          </table:table-cell>
          <table:table-cell/>
          <table:table-cell office:value-type="string">
            <text:p>[4476] [2018-134] 2018-134 NYARTIST</text:p>
          </table:table-cell>
          <table:table-cell office:value-type="string">
            <text:p>NYARTIST</text:p>
          </table:table-cell>
          <table:table-cell/>
          <table:table-cell office:value-type="string">
            <text:p>nyartist-2020-035-db-ih--UHyo.jpg</text:p>
          </table:table-cell>
          <table:table-cell/>
          <table:table-cell office:value-type="float" office:value="2020">
            <text:p>2020</text:p>
          </table:table-cell>
          <table:table-cell table:number-columns-repeated="4"/>
        </table:table-row>
        <table:table-row table:style-name="ro1">
          <table:table-cell office:value-type="float" office:value="4497">
            <text:p>4497</text:p>
          </table:table-cell>
          <table:table-cell office:value-type="float" office:value="1">
            <text:p>1</text:p>
          </table:table-cell>
          <table:table-cell office:value-type="float" office:value="2">
            <text:p>2</text:p>
          </table:table-cell>
          <table:table-cell office:value-type="string">
            <text:p>2020-031 The light of a new dawn</text:p>
          </table:table-cell>
          <table:table-cell office:value-type="string">
            <text:p>2020-031-the-light-of-a-new-dawn</text:p>
          </table:table-cell>
          <table:table-cell office:value-type="float" office:value="2020">
            <text:p>2020</text:p>
          </table:table-cell>
          <table:table-cell office:value-type="string">
            <text:p>New York Times "Fireplace" spread &amp; related Louis Vuitton window installation(s). </text:p>
          </table:table-cell>
          <table:table-cell table:number-columns-repeated="3"/>
          <table:table-cell office:value-type="string">
            <text:p>Did an ad &amp;amp; window campaign 4 LV.&amp;nbsp;</text:p>
          </table:table-cell>
          <table:table-cell table:number-columns-repeated="3"/>
          <table:table-cell office:value-type="string">
            <text:p>The Light of a New Dawn</text:p>
          </table:table-cell>
          <table:table-cell/>
          <table:table-cell office:value-type="string">
            <text:p>light-of-a-new-dawn-2020-031-db-ih--MUIA.jpg</text:p>
          </table:table-cell>
          <table:table-cell/>
          <table:table-cell office:value-type="float" office:value="2020">
            <text:p>2020</text:p>
          </table:table-cell>
          <table:table-cell table:number-columns-repeated="4"/>
        </table:table-row>
        <table:table-row table:style-name="ro1">
          <table:table-cell office:value-type="float" office:value="4498">
            <text:p>4498</text:p>
          </table:table-cell>
          <table:table-cell office:value-type="float" office:value="1">
            <text:p>1</text:p>
          </table:table-cell>
          <table:table-cell office:value-type="float" office:value="2">
            <text:p>2</text:p>
          </table:table-cell>
          <table:table-cell office:value-type="string">
            <text:p>2020-036 QPY</text:p>
          </table:table-cell>
          <table:table-cell office:value-type="string">
            <text:p>2020-036-qpy</text:p>
          </table:table-cell>
          <table:table-cell office:value-type="float" office:value="2020">
            <text:p>2020</text:p>
          </table:table-cell>
          <table:table-cell office:value-type="string">
            <text:p>Laserjet on Post-it note on A4 B &amp; W office paper. </text:p>
          </table:table-cell>
          <table:table-cell table:number-columns-repeated="2"/>
          <table:table-cell office:value-type="string">
            <text:p>A4</text:p>
          </table:table-cell>
          <table:table-cell office:value-type="string">
            <text:p>Mechanical duplicate of a Post-it note I found.&amp;nbsp;</text:p>
          </table:table-cell>
          <table:table-cell table:number-columns-repeated="3"/>
          <table:table-cell office:value-type="string">
            <text:p>QPY</text:p>
          </table:table-cell>
          <table:table-cell/>
          <table:table-cell office:value-type="string">
            <text:p>qpy-2020-036-db-ih--XkUy.jpg</text:p>
          </table:table-cell>
          <table:table-cell/>
          <table:table-cell office:value-type="float" office:value="2020">
            <text:p>2020</text:p>
          </table:table-cell>
          <table:table-cell table:number-columns-repeated="4"/>
        </table:table-row>
        <table:table-row table:style-name="ro1">
          <table:table-cell office:value-type="float" office:value="4511">
            <text:p>4511</text:p>
          </table:table-cell>
          <table:table-cell office:value-type="float" office:value="1">
            <text:p>1</text:p>
          </table:table-cell>
          <table:table-cell office:value-type="float" office:value="2">
            <text:p>2</text:p>
          </table:table-cell>
          <table:table-cell office:value-type="string">
            <text:p>Totally Fucked (Code)</text:p>
          </table:table-cell>
          <table:table-cell office:value-type="string">
            <text:p>totally-fucked</text:p>
          </table:table-cell>
          <table:table-cell office:value-type="float" office:value="2003">
            <text:p>2003</text:p>
          </table:table-cell>
          <table:table-cell office:value-type="string">
            <text:p>ROMs</text:p>
          </table:table-cell>
          <table:table-cell table:number-columns-repeated="6"/>
          <table:table-cell office:value-type="string">
            <text:p>[220] [2003-001-totally-fucked] 2003-001 Totally Fucked</text:p>
          </table:table-cell>
          <table:table-cell office:value-type="string">
            <text:p>Totally Fucked (Code)</text:p>
          </table:table-cell>
          <table:table-cell/>
          <table:table-cell office:value-type="string">
            <text:p>6502.gif</text:p>
          </table:table-cell>
          <table:table-cell/>
          <table:table-cell office:value-type="float" office:value="2003">
            <text:p>2003</text:p>
          </table:table-cell>
          <table:table-cell table:number-columns-repeated="4"/>
        </table:table-row>
        <table:table-row table:style-name="ro1" table:number-rows-repeated="1048129">
          <table:table-cell table:number-columns-repeated="23"/>
        </table:table-row>
        <table:table-row table:style-name="ro1">
          <table:table-cell table:number-columns-repeated="23"/>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none"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17P0" style:volatile="true">
      <number:currency-symbol>$</number:currency-symbol>
      <number:number number:decimal-places="2" number:min-integer-digits="1" number:grouping="true"/>
    </number:currency-style>
    <number:currency-style style:name="N117">
      <style:text-properties fo:color="#ff0000"/>
      <number:text>-</number:text>
      <number:currency-symbol>$</number:currency-symbol>
      <number:number number:decimal-places="2" number:min-integer-digits="1" number:grouping="true"/>
      <style:map style:condition="value()&gt;=0" style:apply-style-name="N117P0"/>
    </number:currency-style>
    <style:style style:name="Default" style:family="table-cell">
      <style:text-properties style:font-name-complex="Arial Unicode M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1-12-22">12/22/2021</text:date>, <text:time>08:53:41</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1-12-22T08:53:41</dc:date>
    <dc:creator>Cory Arcangel</dc:creator>
    <meta:generator>OpenOffice/4.1.7$Unix OpenOffice.org_project/417m1$Build-9800</meta:generator>
    <meta:editing-duration>PT22S</meta:editing-duration>
    <meta:editing-cycles>1</meta:editing-cycles>
    <meta:document-statistic meta:table-count="1" meta:cell-count="5360" meta:object-count="0"/>
  </office:meta>
</office:document-meta>
</file>